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957in"/>
    </style:style>
    <style:style style:name="co4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6" table:style-name="ta1">
        <table:shapes>
          <draw:frame draw:z-index="0" draw:style-name="gr1" draw:text-style-name="P1" svg:width="12.3193in" svg:height="6.7547in" svg:x="7.6815in" svg:y="0.6256in">
            <draw:object draw:notify-on-update-of-ranges="q6.A2:q6.A2 q6.A3:q6.A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1709in" svg:height="7.4138in" svg:x="7.6957in" svg:y="7.8004in">
            <draw:object draw:notify-on-update-of-ranges="q6.B2:q6.B2 q6.B3:q6.B1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6394in" svg:height="6.7992in" svg:x="25.2843in" svg:y="0.4654in">
            <draw:object draw:notify-on-update-of-ranges="q6.C2:q6.C2 q6.C3:q6.C10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3102in" svg:height="8.7937in" svg:x="24.0984in" svg:y="7.7531in">
            <draw:object draw:notify-on-update-of-ranges="q6.D2:q6.D2 q6.D3:q6.D10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.5622in" svg:height="10.3189in" svg:x="7.3035in" svg:y="16.9563in">
            <draw:object draw:notify-on-update-of-ranges="q6.E2:q6.E2 q6.E3:q6.E10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table:number-columns-repeated="5"/>
        </table:table-row>
        <table:table-row table:style-name="ro2">
          <table:table-cell table:style-name="ce4" office:value-type="string" calcext:value-type="string">
            <text:p>VN</text:p>
          </table:table-cell>
          <table:table-cell table:style-name="ce4" office:value-type="string" calcext:value-type="string">
            <text:p>STM</text:p>
          </table:table-cell>
          <table:table-cell table:style-name="ce4" office:value-type="string" calcext:value-type="string">
            <text:p>RANDU</text:p>
          </table:table-cell>
          <table:table-cell table:style-name="ce4" office:value-type="string" calcext:value-type="string">
            <text:p>RAND</text:p>
          </table:table-cell>
          <table:table-cell table:style-name="ce4" office:value-type="string" calcext:value-type="string">
            <text:p>VN order</text:p>
          </table:table-cell>
        </table:table-row>
        <table:table-row table:style-name="ro1"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1965970982" calcext:value-type="float">
            <text:p>1965970982</text:p>
          </table:table-cell>
          <table:table-cell table:style-name="ce5" office:value-type="float" office:value="272676587" calcext:value-type="float">
            <text:p>272676587</text:p>
          </table:table-cell>
          <table:table-cell table:style-name="ce5" office:value-type="float" office:value="3385219448" calcext:value-type="float">
            <text:p>3385219448</text:p>
          </table:table-cell>
          <table:table-cell table:style-name="ce5" office:value-type="float" office:value="3970" calcext:value-type="float">
            <text:p>3970</text:p>
          </table:table-cell>
        </table:table-row>
        <table:table-row table:style-name="ro1">
          <table:table-cell table:style-name="ce5" office:value-type="float" office:value="992" calcext:value-type="float">
            <text:p>992</text:p>
          </table:table-cell>
          <table:table-cell table:style-name="ce5" office:value-type="float" office:value="976432495" calcext:value-type="float">
            <text:p>976432495</text:p>
          </table:table-cell>
          <table:table-cell table:style-name="ce5" office:value-type="float" office:value="1199214301" calcext:value-type="float">
            <text:p>1199214301</text:p>
          </table:table-cell>
          <table:table-cell table:style-name="ce5" office:value-type="float" office:value="2924510529" calcext:value-type="float">
            <text:p>2924510529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6504" calcext:value-type="float">
            <text:p>6504</text:p>
          </table:table-cell>
          <table:table-cell table:style-name="ce5" office:value-type="float" office:value="2146741362" calcext:value-type="float">
            <text:p>2146741362</text:p>
          </table:table-cell>
          <table:table-cell table:style-name="ce5" office:value-type="float" office:value="328013877" calcext:value-type="float">
            <text:p>328013877</text:p>
          </table:table-cell>
          <table:table-cell table:style-name="ce5" office:value-type="float" office:value="1416126807" calcext:value-type="float">
            <text:p>1416126807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9785" calcext:value-type="float">
            <text:p>9785</text:p>
          </table:table-cell>
          <table:table-cell table:style-name="ce5" office:value-type="float" office:value="1319028526" calcext:value-type="float">
            <text:p>1319028526</text:p>
          </table:table-cell>
          <table:table-cell table:style-name="ce5" office:value-type="float" office:value="282200423" calcext:value-type="float">
            <text:p>282200423</text:p>
          </table:table-cell>
          <table:table-cell table:style-name="ce5" office:value-type="float" office:value="273378967" calcext:value-type="float">
            <text:p>273378967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554865443" calcext:value-type="float">
            <text:p>554865443</text:p>
          </table:table-cell>
          <table:table-cell table:style-name="ce5" office:value-type="float" office:value="1380536285" calcext:value-type="float">
            <text:p>1380536285</text:p>
          </table:table-cell>
          <table:table-cell table:style-name="ce5" office:value-type="float" office:value="929125654" calcext:value-type="float">
            <text:p>929125654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table:style-name="ce5" office:value-type="float" office:value="6806" calcext:value-type="float">
            <text:p>6806</text:p>
          </table:table-cell>
          <table:table-cell table:style-name="ce5" office:value-type="float" office:value="1204232654" calcext:value-type="float">
            <text:p>1204232654</text:p>
          </table:table-cell>
          <table:table-cell table:style-name="ce5" office:value-type="float" office:value="211115640" calcext:value-type="float">
            <text:p>211115640</text:p>
          </table:table-cell>
          <table:table-cell table:style-name="ce5" office:value-type="float" office:value="1377990393" calcext:value-type="float">
            <text:p>1377990393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float" office:value="4126" calcext:value-type="float">
            <text:p>4126</text:p>
          </table:table-cell>
          <table:table-cell table:style-name="ce5" office:value-type="float" office:value="1407348311" calcext:value-type="float">
            <text:p>1407348311</text:p>
          </table:table-cell>
          <table:table-cell table:style-name="ce5" office:value-type="float" office:value="1657088844" calcext:value-type="float">
            <text:p>1657088844</text:p>
          </table:table-cell>
          <table:table-cell table:style-name="ce5" office:value-type="float" office:value="1289916233" calcext:value-type="float">
            <text:p>1289916233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float" office:value="3136" calcext:value-type="float">
            <text:p>3136</text:p>
          </table:table-cell>
          <table:table-cell table:style-name="ce5" office:value-type="float" office:value="598119509" calcext:value-type="float">
            <text:p>598119509</text:p>
          </table:table-cell>
          <table:table-cell table:style-name="ce5" office:value-type="float" office:value="1908153272" calcext:value-type="float">
            <text:p>1908153272</text:p>
          </table:table-cell>
          <table:table-cell table:style-name="ce5" office:value-type="float" office:value="1777272133" calcext:value-type="float">
            <text:p>1777272133</text:p>
          </table:table-cell>
          <table:table-cell table:style-name="ce5" office:value-type="float" office:value="36" calcext:value-type="float">
            <text:p>36</text:p>
          </table:table-cell>
        </table:table-row>
        <table:table-row table:style-name="ro1">
          <table:table-cell table:style-name="ce5" office:value-type="float" office:value="6499" calcext:value-type="float">
            <text:p>6499</text:p>
          </table:table-cell>
          <table:table-cell table:style-name="ce5" office:value-type="float" office:value="1688006009" calcext:value-type="float">
            <text:p>1688006009</text:p>
          </table:table-cell>
          <table:table-cell table:style-name="ce5" office:value-type="float" office:value="1171512412" calcext:value-type="float">
            <text:p>1171512412</text:p>
          </table:table-cell>
          <table:table-cell table:style-name="ce5" office:value-type="float" office:value="1847374144" calcext:value-type="float">
            <text:p>1847374144</text:p>
          </table:table-cell>
          <table:table-cell table:style-name="ce5" office:value-type="float" office:value="49" calcext:value-type="float">
            <text:p>49</text:p>
          </table:table-cell>
        </table:table-row>
        <table:table-row table:style-name="ro1">
          <table:table-cell table:style-name="ce5" office:value-type="float" office:value="1444" calcext:value-type="float">
            <text:p>1444</text:p>
          </table:table-cell>
          <table:table-cell table:style-name="ce5" office:value-type="float" office:value="467367927" calcext:value-type="float">
            <text:p>467367927</text:p>
          </table:table-cell>
          <table:table-cell table:style-name="ce5" office:value-type="float" office:value="1615959809" calcext:value-type="float">
            <text:p>1615959809</text:p>
          </table:table-cell>
          <table:table-cell table:style-name="ce5" office:value-type="float" office:value="3235505679" calcext:value-type="float">
            <text:p>3235505679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style-name="ce5" office:value-type="float" office:value="4017" calcext:value-type="float">
            <text:p>4017</text:p>
          </table:table-cell>
          <table:table-cell table:style-name="ce5" office:value-type="float" office:value="1093101716" calcext:value-type="float">
            <text:p>1093101716</text:p>
          </table:table-cell>
          <table:table-cell table:style-name="ce5" office:value-type="float" office:value="340752347" calcext:value-type="float">
            <text:p>340752347</text:p>
          </table:table-cell>
          <table:table-cell table:style-name="ce5" office:value-type="float" office:value="2291067532" calcext:value-type="float">
            <text:p>2291067532</text:p>
          </table:table-cell>
          <table:table-cell table:style-name="ce5" office:value-type="float" office:value="81" calcext:value-type="float">
            <text:p>81</text:p>
          </table:table-cell>
        </table:table-row>
        <table:table-row table:style-name="ro1">
          <table:table-cell table:style-name="ce5" office:value-type="float" office:value="8516" calcext:value-type="float">
            <text:p>8516</text:p>
          </table:table-cell>
          <table:table-cell table:style-name="ce5" office:value-type="float" office:value="1144438151" calcext:value-type="float">
            <text:p>1144438151</text:p>
          </table:table-cell>
          <table:table-cell table:style-name="ce5" office:value-type="float" office:value="275938541" calcext:value-type="float">
            <text:p>275938541</text:p>
          </table:table-cell>
          <table:table-cell table:style-name="ce5" office:value-type="float" office:value="2867511492" calcext:value-type="float">
            <text:p>2867511492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6341" calcext:value-type="float">
            <text:p>6341</text:p>
          </table:table-cell>
          <table:table-cell table:style-name="ce5" office:value-type="float" office:value="1725754269" calcext:value-type="float">
            <text:p>1725754269</text:p>
          </table:table-cell>
          <table:table-cell table:style-name="ce5" office:value-type="float" office:value="1878587047" calcext:value-type="float">
            <text:p>1878587047</text:p>
          </table:table-cell>
          <table:table-cell table:style-name="ce5" office:value-type="float" office:value="444904642" calcext:value-type="float">
            <text:p>444904642</text:p>
          </table:table-cell>
          <table:table-cell table:style-name="ce5" office:value-type="float" office:value="121" calcext:value-type="float">
            <text:p>121</text:p>
          </table:table-cell>
        </table:table-row>
        <table:table-row table:style-name="ro1">
          <table:table-cell table:style-name="ce5" office:value-type="float" office:value="4615" calcext:value-type="float">
            <text:p>4615</text:p>
          </table:table-cell>
          <table:table-cell table:style-name="ce5" office:value-type="float" office:value="1480342716" calcext:value-type="float">
            <text:p>1480342716</text:p>
          </table:table-cell>
          <table:table-cell table:style-name="ce5" office:value-type="float" office:value="1059539663" calcext:value-type="float">
            <text:p>1059539663</text:p>
          </table:table-cell>
          <table:table-cell table:style-name="ce5" office:value-type="float" office:value="2574238482" calcext:value-type="float">
            <text:p>2574238482</text:p>
          </table:table-cell>
          <table:table-cell table:style-name="ce5" office:value-type="float" office:value="144" calcext:value-type="float">
            <text:p>144</text:p>
          </table:table-cell>
        </table:table-row>
        <table:table-row table:style-name="ro1">
          <table:table-cell table:style-name="ce5" office:value-type="float" office:value="9814" calcext:value-type="float">
            <text:p>9814</text:p>
          </table:table-cell>
          <table:table-cell table:style-name="ce5" office:value-type="float" office:value="413664630" calcext:value-type="float">
            <text:p>413664630</text:p>
          </table:table-cell>
          <table:table-cell table:style-name="ce5" office:value-type="float" office:value="764263297" calcext:value-type="float">
            <text:p>764263297</text:p>
          </table:table-cell>
          <table:table-cell table:style-name="ce5" office:value-type="float" office:value="2177697662" calcext:value-type="float">
            <text:p>2177697662</text:p>
          </table:table-cell>
          <table:table-cell table:style-name="ce5" office:value-type="float" office:value="169" calcext:value-type="float">
            <text:p>169</text:p>
          </table:table-cell>
        </table:table-row>
        <table:table-row table:style-name="ro1">
          <table:table-cell table:style-name="ce5" office:value-type="float" office:value="521" calcext:value-type="float">
            <text:p>521</text:p>
          </table:table-cell>
          <table:table-cell table:style-name="ce5" office:value-type="float" office:value="314313289" calcext:value-type="float">
            <text:p>314313289</text:p>
          </table:table-cell>
          <table:table-cell table:style-name="ce5" office:value-type="float" office:value="1393572091" calcext:value-type="float">
            <text:p>1393572091</text:p>
          </table:table-cell>
          <table:table-cell table:style-name="ce5" office:value-type="float" office:value="3718913671" calcext:value-type="float">
            <text:p>3718913671</text:p>
          </table:table-cell>
          <table:table-cell table:style-name="ce5" office:value-type="float" office:value="196" calcext:value-type="float">
            <text:p>196</text:p>
          </table:table-cell>
        </table:table-row>
        <table:table-row table:style-name="ro1">
          <table:table-cell table:style-name="ce5" office:value-type="float" office:value="7936" calcext:value-type="float">
            <text:p>7936</text:p>
          </table:table-cell>
          <table:table-cell table:style-name="ce5" office:value-type="float" office:value="1725609054" calcext:value-type="float">
            <text:p>1725609054</text:p>
          </table:table-cell>
          <table:table-cell table:style-name="ce5" office:value-type="float" office:value="349865119" calcext:value-type="float">
            <text:p>349865119</text:p>
          </table:table-cell>
          <table:table-cell table:style-name="ce5" office:value-type="float" office:value="4276242602" calcext:value-type="float">
            <text:p>4276242602</text:p>
          </table:table-cell>
          <table:table-cell table:style-name="ce5" office:value-type="float" office:value="225" calcext:value-type="float">
            <text:p>225</text:p>
          </table:table-cell>
        </table:table-row>
        <table:table-row table:style-name="ro1">
          <table:table-cell table:style-name="ce5" office:value-type="float" office:value="3598" calcext:value-type="float">
            <text:p>3598</text:p>
          </table:table-cell>
          <table:table-cell table:style-name="ce5" office:value-type="float" office:value="229982599" calcext:value-type="float">
            <text:p>229982599</text:p>
          </table:table-cell>
          <table:table-cell table:style-name="ce5" office:value-type="float" office:value="2031454631" calcext:value-type="float">
            <text:p>2031454631</text:p>
          </table:table-cell>
          <table:table-cell table:style-name="ce5" office:value-type="float" office:value="1829911672" calcext:value-type="float">
            <text:p>1829911672</text:p>
          </table:table-cell>
          <table:table-cell table:style-name="ce5" office:value-type="float" office:value="256" calcext:value-type="float">
            <text:p>256</text:p>
          </table:table-cell>
        </table:table-row>
        <table:table-row table:style-name="ro1">
          <table:table-cell table:style-name="ce5" office:value-type="float" office:value="3062" calcext:value-type="float">
            <text:p>3062</text:p>
          </table:table-cell>
          <table:table-cell table:style-name="ce5" office:value-type="float" office:value="686866509" calcext:value-type="float">
            <text:p>686866509</text:p>
          </table:table-cell>
          <table:table-cell table:style-name="ce5" office:value-type="float" office:value="670083299" calcext:value-type="float">
            <text:p>670083299</text:p>
          </table:table-cell>
          <table:table-cell table:style-name="ce5" office:value-type="float" office:value="2758442240" calcext:value-type="float">
            <text:p>2758442240</text:p>
          </table:table-cell>
          <table:table-cell table:style-name="ce5" office:value-type="float" office:value="289" calcext:value-type="float">
            <text:p>289</text:p>
          </table:table-cell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office:value-type="float" office:value="508964284" calcext:value-type="float">
            <text:p>508964284</text:p>
          </table:table-cell>
          <table:table-cell table:style-name="ce5" office:value-type="float" office:value="1783173452" calcext:value-type="float">
            <text:p>1783173452</text:p>
          </table:table-cell>
          <table:table-cell table:style-name="ce5" office:value-type="float" office:value="542166052" calcext:value-type="float">
            <text:p>542166052</text:p>
          </table:table-cell>
          <table:table-cell table:style-name="ce5" office:value-type="float" office:value="324" calcext:value-type="float">
            <text:p>324</text:p>
          </table:table-cell>
        </table:table-row>
        <table:table-row table:style-name="ro1">
          <table:table-cell table:style-name="ce5" office:value-type="float" office:value="8258" calcext:value-type="float">
            <text:p>8258</text:p>
          </table:table-cell>
          <table:table-cell table:style-name="ce5" office:value-type="float" office:value="441649511" calcext:value-type="float">
            <text:p>441649511</text:p>
          </table:table-cell>
          <table:table-cell table:style-name="ce5" office:value-type="float" office:value="374901939" calcext:value-type="float">
            <text:p>374901939</text:p>
          </table:table-cell>
          <table:table-cell table:style-name="ce5" office:value-type="float" office:value="2204859596" calcext:value-type="float">
            <text:p>2204859596</text:p>
          </table:table-cell>
          <table:table-cell table:style-name="ce5" office:value-type="float" office:value="361" calcext:value-type="float">
            <text:p>361</text:p>
          </table:table-cell>
        </table:table-row>
        <table:table-row table:style-name="ro1">
          <table:table-cell table:style-name="ce5" office:value-type="float" office:value="716" calcext:value-type="float">
            <text:p>716</text:p>
          </table:table-cell>
          <table:table-cell table:style-name="ce5" office:value-type="float" office:value="1994706960" calcext:value-type="float">
            <text:p>1994706960</text:p>
          </table:table-cell>
          <table:table-cell table:style-name="ce5" office:value-type="float" office:value="1288910871" calcext:value-type="float">
            <text:p>1288910871</text:p>
          </table:table-cell>
          <table:table-cell table:style-name="ce5" office:value-type="float" office:value="2016939800" calcext:value-type="float">
            <text:p>2016939800</text:p>
          </table:table-cell>
          <table:table-cell table:style-name="ce5" office:value-type="float" office:value="400" calcext:value-type="float">
            <text:p>400</text:p>
          </table:table-cell>
        </table:table-row>
        <table:table-row table:style-name="ro1">
          <table:table-cell table:style-name="ce5" office:value-type="float" office:value="4822" calcext:value-type="float">
            <text:p>4822</text:p>
          </table:table-cell>
          <table:table-cell table:style-name="ce5" office:value-type="float" office:value="2042731808" calcext:value-type="float">
            <text:p>2042731808</text:p>
          </table:table-cell>
          <table:table-cell table:style-name="ce5" office:value-type="float" office:value="1749576431" calcext:value-type="float">
            <text:p>1749576431</text:p>
          </table:table-cell>
          <table:table-cell table:style-name="ce5" office:value-type="float" office:value="671559926" calcext:value-type="float">
            <text:p>671559926</text:p>
          </table:table-cell>
          <table:table-cell table:style-name="ce5" office:value-type="float" office:value="441" calcext:value-type="float">
            <text:p>441</text:p>
          </table:table-cell>
        </table:table-row>
        <table:table-row table:style-name="ro1"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947891132" calcext:value-type="float">
            <text:p>947891132</text:p>
          </table:table-cell>
          <table:table-cell table:style-name="ce5" office:value-type="float" office:value="1668729661" calcext:value-type="float">
            <text:p>1668729661</text:p>
          </table:table-cell>
          <table:table-cell table:style-name="ce5" office:value-type="float" office:value="3537569748" calcext:value-type="float">
            <text:p>3537569748</text:p>
          </table:table-cell>
          <table:table-cell table:style-name="ce5" office:value-type="float" office:value="484" calcext:value-type="float">
            <text:p>484</text:p>
          </table:table-cell>
        </table:table-row>
        <table:table-row table:style-name="ro1">
          <table:table-cell table:style-name="ce5" office:value-type="float" office:value="3737" calcext:value-type="float">
            <text:p>3737</text:p>
          </table:table-cell>
          <table:table-cell table:style-name="ce5" office:value-type="float" office:value="1997815409" calcext:value-type="float">
            <text:p>1997815409</text:p>
          </table:table-cell>
          <table:table-cell table:style-name="ce5" office:value-type="float" office:value="96416504" calcext:value-type="float">
            <text:p>96416504</text:p>
          </table:table-cell>
          <table:table-cell table:style-name="ce5" office:value-type="float" office:value="357571647" calcext:value-type="float">
            <text:p>357571647</text:p>
          </table:table-cell>
          <table:table-cell table:style-name="ce5" office:value-type="float" office:value="529" calcext:value-type="float">
            <text:p>529</text:p>
          </table:table-cell>
        </table:table-row>
        <table:table-row table:style-name="ro1">
          <table:table-cell table:style-name="ce5" office:value-type="float" office:value="4761" calcext:value-type="float">
            <text:p>4761</text:p>
          </table:table-cell>
          <table:table-cell table:style-name="ce5" office:value-type="float" office:value="243914868" calcext:value-type="float">
            <text:p>243914868</text:p>
          </table:table-cell>
          <table:table-cell table:style-name="ce5" office:value-type="float" office:value="2106154422" calcext:value-type="float">
            <text:p>2106154422</text:p>
          </table:table-cell>
          <table:table-cell table:style-name="ce5" office:value-type="float" office:value="3432410798" calcext:value-type="float">
            <text:p>3432410798</text:p>
          </table:table-cell>
          <table:table-cell table:style-name="ce5" office:value-type="float" office:value="576" calcext:value-type="float">
            <text:p>576</text:p>
          </table:table-cell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079612945" calcext:value-type="float">
            <text:p>1079612945</text:p>
          </table:table-cell>
          <table:table-cell table:style-name="ce5" office:value-type="float" office:value="838432141" calcext:value-type="float">
            <text:p>838432141</text:p>
          </table:table-cell>
          <table:table-cell table:style-name="ce5" office:value-type="float" office:value="285652170" calcext:value-type="float">
            <text:p>285652170</text:p>
          </table:table-cell>
          <table:table-cell table:style-name="ce5" office:value-type="float" office:value="625" calcext:value-type="float">
            <text:p>625</text:p>
          </table:table-cell>
        </table:table-row>
        <table:table-row table:style-name="ro1">
          <table:table-cell table:style-name="ce5" office:value-type="float" office:value="1878" calcext:value-type="float">
            <text:p>1878</text:p>
          </table:table-cell>
          <table:table-cell table:style-name="ce5" office:value-type="float" office:value="256220423" calcext:value-type="float">
            <text:p>256220423</text:p>
          </table:table-cell>
          <table:table-cell table:style-name="ce5" office:value-type="float" office:value="1580557935" calcext:value-type="float">
            <text:p>1580557935</text:p>
          </table:table-cell>
          <table:table-cell table:style-name="ce5" office:value-type="float" office:value="398037238" calcext:value-type="float">
            <text:p>398037238</text:p>
          </table:table-cell>
          <table:table-cell table:style-name="ce5" office:value-type="float" office:value="676" calcext:value-type="float">
            <text:p>676</text:p>
          </table:table-cell>
        </table:table-row>
        <table:table-row table:style-name="ro1">
          <table:table-cell table:style-name="ce5" office:value-type="float" office:value="7409" calcext:value-type="float">
            <text:p>7409</text:p>
          </table:table-cell>
          <table:table-cell table:style-name="ce5" office:value-type="float" office:value="1972578883" calcext:value-type="float">
            <text:p>1972578883</text:p>
          </table:table-cell>
          <table:table-cell table:style-name="ce5" office:value-type="float" office:value="2061797807" calcext:value-type="float">
            <text:p>2061797807</text:p>
          </table:table-cell>
          <table:table-cell table:style-name="ce5" office:value-type="float" office:value="773083614" calcext:value-type="float">
            <text:p>773083614</text:p>
          </table:table-cell>
          <table:table-cell table:style-name="ce5" office:value-type="float" office:value="729" calcext:value-type="float">
            <text:p>729</text:p>
          </table:table-cell>
        </table:table-row>
        <table:table-row table:style-name="ro1">
          <table:table-cell table:style-name="ce5" office:value-type="float" office:value="6744" calcext:value-type="float">
            <text:p>6744</text:p>
          </table:table-cell>
          <table:table-cell table:style-name="ce5" office:value-type="float" office:value="1843747949" calcext:value-type="float">
            <text:p>1843747949</text:p>
          </table:table-cell>
          <table:table-cell table:style-name="ce5" office:value-type="float" office:value="1900409873" calcext:value-type="float">
            <text:p>1900409873</text:p>
          </table:table-cell>
          <table:table-cell table:style-name="ce5" office:value-type="float" office:value="2411429466" calcext:value-type="float">
            <text:p>2411429466</text:p>
          </table:table-cell>
          <table:table-cell table:style-name="ce5" office:value-type="float" office:value="784" calcext:value-type="float">
            <text:p>784</text:p>
          </table:table-cell>
        </table:table-row>
        <table:table-row table:style-name="ro1">
          <table:table-cell table:style-name="ce5" office:value-type="float" office:value="2692" calcext:value-type="float">
            <text:p>2692</text:p>
          </table:table-cell>
          <table:table-cell table:style-name="ce5" office:value-type="float" office:value="1163855494" calcext:value-type="float">
            <text:p>1163855494</text:p>
          </table:table-cell>
          <table:table-cell table:style-name="ce5" office:value-type="float" office:value="957179269" calcext:value-type="float">
            <text:p>957179269</text:p>
          </table:table-cell>
          <table:table-cell table:style-name="ce5" office:value-type="float" office:value="379630058" calcext:value-type="float">
            <text:p>379630058</text:p>
          </table:table-cell>
          <table:table-cell table:style-name="ce5" office:value-type="float" office:value="841" calcext:value-type="float">
            <text:p>841</text:p>
          </table:table-cell>
        </table:table-row>
        <table:table-row table:style-name="ro1">
          <table:table-cell table:style-name="ce5" office:value-type="float" office:value="1619" calcext:value-type="float">
            <text:p>1619</text:p>
          </table:table-cell>
          <table:table-cell table:style-name="ce5" office:value-type="float" office:value="613368470" calcext:value-type="float">
            <text:p>613368470</text:p>
          </table:table-cell>
          <table:table-cell table:style-name="ce5" office:value-type="float" office:value="2128737823" calcext:value-type="float">
            <text:p>2128737823</text:p>
          </table:table-cell>
          <table:table-cell table:style-name="ce5" office:value-type="float" office:value="2227906700" calcext:value-type="float">
            <text:p>2227906700</text:p>
          </table:table-cell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4062" calcext:value-type="float">
            <text:p>4062</text:p>
          </table:table-cell>
          <table:table-cell table:style-name="ce5" office:value-type="float" office:value="73376326" calcext:value-type="float">
            <text:p>73376326</text:p>
          </table:table-cell>
          <table:table-cell table:style-name="ce5" office:value-type="float" office:value="1043436498" calcext:value-type="float">
            <text:p>1043436498</text:p>
          </table:table-cell>
          <table:table-cell table:style-name="ce5" office:value-type="float" office:value="3639303368" calcext:value-type="float">
            <text:p>3639303368</text:p>
          </table:table-cell>
          <table:table-cell table:style-name="ce5" office:value-type="float" office:value="961" calcext:value-type="float">
            <text:p>961</text:p>
          </table:table-cell>
        </table:table-row>
        <table:table-row table:style-name="ro1">
          <table:table-cell table:style-name="ce5" office:value-type="float" office:value="4552" calcext:value-type="float">
            <text:p>4552</text:p>
          </table:table-cell>
          <table:table-cell table:style-name="ce5" office:value-type="float" office:value="361943544" calcext:value-type="float">
            <text:p>361943544</text:p>
          </table:table-cell>
          <table:table-cell table:style-name="ce5" office:value-type="float" office:value="1389463440" calcext:value-type="float">
            <text:p>1389463440</text:p>
          </table:table-cell>
          <table:table-cell table:style-name="ce5" office:value-type="float" office:value="3897514273" calcext:value-type="float">
            <text:p>3897514273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table:style-name="ce5" office:value-type="float" office:value="896" calcext:value-type="float">
            <text:p>896</text:p>
          </table:table-cell>
          <table:table-cell table:style-name="ce5" office:value-type="float" office:value="14547606" calcext:value-type="float">
            <text:p>14547606</text:p>
          </table:table-cell>
          <table:table-cell table:style-name="ce5" office:value-type="float" office:value="282226167" calcext:value-type="float">
            <text:p>282226167</text:p>
          </table:table-cell>
          <table:table-cell table:style-name="ce5" office:value-type="float" office:value="2900518470" calcext:value-type="float">
            <text:p>2900518470</text:p>
          </table:table-cell>
          <table:table-cell table:style-name="ce5" office:value-type="float" office:value="1089" calcext:value-type="float">
            <text:p>1089</text:p>
          </table:table-cell>
        </table:table-row>
        <table:table-row table:style-name="ro1">
          <table:table-cell table:style-name="ce5" office:value-type="float" office:value="8234" calcext:value-type="float">
            <text:p>8234</text:p>
          </table:table-cell>
          <table:table-cell table:style-name="ce5" office:value-type="float" office:value="1286325965" calcext:value-type="float">
            <text:p>1286325965</text:p>
          </table:table-cell>
          <table:table-cell table:style-name="ce5" office:value-type="float" office:value="812788332" calcext:value-type="float">
            <text:p>812788332</text:p>
          </table:table-cell>
          <table:table-cell table:style-name="ce5" office:value-type="float" office:value="4241859004" calcext:value-type="float">
            <text:p>4241859004</text:p>
          </table:table-cell>
          <table:table-cell table:style-name="ce5" office:value-type="float" office:value="1156" calcext:value-type="float">
            <text:p>1156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1810760859" calcext:value-type="float">
            <text:p>1810760859</text:p>
          </table:table-cell>
          <table:table-cell table:style-name="ce5" office:value-type="float" office:value="1505483858" calcext:value-type="float">
            <text:p>1505483858</text:p>
          </table:table-cell>
          <table:table-cell table:style-name="ce5" office:value-type="float" office:value="3489944801" calcext:value-type="float">
            <text:p>3489944801</text:p>
          </table:table-cell>
          <table:table-cell table:style-name="ce5" office:value-type="float" office:value="1225" calcext:value-type="float">
            <text:p>1225</text:p>
          </table:table-cell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1894960974" calcext:value-type="float">
            <text:p>1894960974</text:p>
          </table:table-cell>
          <table:table-cell table:style-name="ce5" office:value-type="float" office:value="1991824760" calcext:value-type="float">
            <text:p>1991824760</text:p>
          </table:table-cell>
          <table:table-cell table:style-name="ce5" office:value-type="float" office:value="2990385771" calcext:value-type="float">
            <text:p>2990385771</text:p>
          </table:table-cell>
          <table:table-cell table:style-name="ce5" office:value-type="float" office:value="1296" calcext:value-type="float">
            <text:p>1296</text:p>
          </table:table-cell>
        </table:table-row>
        <table:table-row table:style-name="ro1">
          <table:table-cell table:style-name="ce5" office:value-type="float" office:value="9278" calcext:value-type="float">
            <text:p>9278</text:p>
          </table:table-cell>
          <table:table-cell table:style-name="ce5" office:value-type="float" office:value="1958918387" calcext:value-type="float">
            <text:p>1958918387</text:p>
          </table:table-cell>
          <table:table-cell table:style-name="ce5" office:value-type="float" office:value="1740938997" calcext:value-type="float">
            <text:p>1740938997</text:p>
          </table:table-cell>
          <table:table-cell table:style-name="ce5" office:value-type="float" office:value="3115528403" calcext:value-type="float">
            <text:p>3115528403</text:p>
          </table:table-cell>
          <table:table-cell table:style-name="ce5" office:value-type="float" office:value="1369" calcext:value-type="float">
            <text:p>1369</text:p>
          </table:table-cell>
        </table:table-row>
        <table:table-row table:style-name="ro1">
          <table:table-cell table:style-name="ce5" office:value-type="float" office:value="4320" calcext:value-type="float">
            <text:p>4320</text:p>
          </table:table-cell>
          <table:table-cell table:style-name="ce5" office:value-type="float" office:value="674274437" calcext:value-type="float">
            <text:p>674274437</text:p>
          </table:table-cell>
          <table:table-cell table:style-name="ce5" office:value-type="float" office:value="407270700" calcext:value-type="float">
            <text:p>407270700</text:p>
          </table:table-cell>
          <table:table-cell table:style-name="ce5" office:value-type="float" office:value="3420488272" calcext:value-type="float">
            <text:p>3420488272</text:p>
          </table:table-cell>
          <table:table-cell table:style-name="ce5" office:value-type="float" office:value="1444" calcext:value-type="float">
            <text:p>1444</text:p>
          </table:table-cell>
        </table:table-row>
        <table:table-row table:style-name="ro1">
          <table:table-cell table:style-name="ce5" office:value-type="float" office:value="824" calcext:value-type="float">
            <text:p>824</text:p>
          </table:table-cell>
          <table:table-cell table:style-name="ce5" office:value-type="float" office:value="567952319" calcext:value-type="float">
            <text:p>567952319</text:p>
          </table:table-cell>
          <table:table-cell table:style-name="ce5" office:value-type="float" office:value="1145313587" calcext:value-type="float">
            <text:p>1145313587</text:p>
          </table:table-cell>
          <table:table-cell table:style-name="ce5" office:value-type="float" office:value="3623550799" calcext:value-type="float">
            <text:p>3623550799</text:p>
          </table:table-cell>
          <table:table-cell table:style-name="ce5" office:value-type="float" office:value="1521" calcext:value-type="float">
            <text:p>1521</text:p>
          </table:table-cell>
        </table:table-row>
        <table:table-row table:style-name="ro1">
          <table:table-cell table:style-name="ce5" office:value-type="float" office:value="498" calcext:value-type="float">
            <text:p>498</text:p>
          </table:table-cell>
          <table:table-cell table:style-name="ce5" office:value-type="float" office:value="168087076" calcext:value-type="float">
            <text:p>168087076</text:p>
          </table:table-cell>
          <table:table-cell table:style-name="ce5" office:value-type="float" office:value="1604581684" calcext:value-type="float">
            <text:p>1604581684</text:p>
          </table:table-cell>
          <table:table-cell table:style-name="ce5" office:value-type="float" office:value="407492227" calcext:value-type="float">
            <text:p>407492227</text:p>
          </table:table-cell>
          <table:table-cell table:style-name="ce5" office:value-type="float" office:value="1600" calcext:value-type="float">
            <text:p>1600</text:p>
          </table:table-cell>
        </table:table-row>
        <table:table-row table:style-name="ro1">
          <table:table-cell table:style-name="ce5" office:value-type="float" office:value="3351" calcext:value-type="float">
            <text:p>3351</text:p>
          </table:table-cell>
          <table:table-cell table:style-name="ce5" office:value-type="float" office:value="1237894097" calcext:value-type="float">
            <text:p>1237894097</text:p>
          </table:table-cell>
          <table:table-cell table:style-name="ce5" office:value-type="float" office:value="1271016456" calcext:value-type="float">
            <text:p>1271016456</text:p>
          </table:table-cell>
          <table:table-cell table:style-name="ce5" office:value-type="float" office:value="2351836682" calcext:value-type="float">
            <text:p>2351836682</text:p>
          </table:table-cell>
          <table:table-cell table:style-name="ce5" office:value-type="float" office:value="1681" calcext:value-type="float">
            <text:p>1681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322775121" calcext:value-type="float">
            <text:p>1322775121</text:p>
          </table:table-cell>
          <table:table-cell table:style-name="ce5" office:value-type="float" office:value="1207707759" calcext:value-type="float">
            <text:p>1207707759</text:p>
          </table:table-cell>
          <table:table-cell table:style-name="ce5" office:value-type="float" office:value="1259549495" calcext:value-type="float">
            <text:p>1259549495</text:p>
          </table:table-cell>
          <table:table-cell table:style-name="ce5" office:value-type="float" office:value="1764" calcext:value-type="float">
            <text:p>1764</text:p>
          </table:table-cell>
        </table:table-row>
        <table:table-row table:style-name="ro1">
          <table:table-cell table:style-name="ce5" office:value-type="float" office:value="958" calcext:value-type="float">
            <text:p>958</text:p>
          </table:table-cell>
          <table:table-cell table:style-name="ce5" office:value-type="float" office:value="43879636" calcext:value-type="float">
            <text:p>43879636</text:p>
          </table:table-cell>
          <table:table-cell table:style-name="ce5" office:value-type="float" office:value="266172039" calcext:value-type="float">
            <text:p>266172039</text:p>
          </table:table-cell>
          <table:table-cell table:style-name="ce5" office:value-type="float" office:value="3554587389" calcext:value-type="float">
            <text:p>3554587389</text:p>
          </table:table-cell>
          <table:table-cell table:style-name="ce5" office:value-type="float" office:value="1849" calcext:value-type="float">
            <text:p>1849</text:p>
          </table:table-cell>
        </table:table-row>
        <table:table-row table:style-name="ro1"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21952434" calcext:value-type="float">
            <text:p>21952434</text:p>
          </table:table-cell>
          <table:table-cell table:style-name="ce5" office:value-type="float" office:value="860206305" calcext:value-type="float">
            <text:p>860206305</text:p>
          </table:table-cell>
          <table:table-cell table:style-name="ce5" office:value-type="float" office:value="3218060059" calcext:value-type="float">
            <text:p>3218060059</text:p>
          </table:table-cell>
          <table:table-cell table:style-name="ce5" office:value-type="float" office:value="1936" calcext:value-type="float">
            <text:p>1936</text:p>
          </table:table-cell>
        </table:table-row>
        <table:table-row table:style-name="ro1">
          <table:table-cell table:style-name="ce5" office:value-type="float" office:value="5970" calcext:value-type="float">
            <text:p>5970</text:p>
          </table:table-cell>
          <table:table-cell table:style-name="ce5" office:value-type="float" office:value="1723517356" calcext:value-type="float">
            <text:p>1723517356</text:p>
          </table:table-cell>
          <table:table-cell table:style-name="ce5" office:value-type="float" office:value="348768058" calcext:value-type="float">
            <text:p>348768058</text:p>
          </table:table-cell>
          <table:table-cell table:style-name="ce5" office:value-type="float" office:value="2246239337" calcext:value-type="float">
            <text:p>2246239337</text:p>
          </table:table-cell>
          <table:table-cell table:style-name="ce5" office:value-type="float" office:value="2025" calcext:value-type="float">
            <text:p>2025</text:p>
          </table:table-cell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451541066" calcext:value-type="float">
            <text:p>451541066</text:p>
          </table:table-cell>
          <table:table-cell table:style-name="ce5" office:value-type="float" office:value="965274563" calcext:value-type="float">
            <text:p>965274563</text:p>
          </table:table-cell>
          <table:table-cell table:style-name="ce5" office:value-type="float" office:value="2197340418" calcext:value-type="float">
            <text:p>2197340418</text:p>
          </table:table-cell>
          <table:table-cell table:style-name="ce5" office:value-type="float" office:value="2116" calcext:value-type="float">
            <text:p>2116</text:p>
          </table:table-cell>
        </table:table-row>
        <table:table-row table:style-name="ro1">
          <table:table-cell table:style-name="ce5" office:value-type="float" office:value="1676" calcext:value-type="float">
            <text:p>1676</text:p>
          </table:table-cell>
          <table:table-cell table:style-name="ce5" office:value-type="float" office:value="408533473" calcext:value-type="float">
            <text:p>408533473</text:p>
          </table:table-cell>
          <table:table-cell table:style-name="ce5" office:value-type="float" office:value="1418287438" calcext:value-type="float">
            <text:p>1418287438</text:p>
          </table:table-cell>
          <table:table-cell table:style-name="ce5" office:value-type="float" office:value="679562523" calcext:value-type="float">
            <text:p>679562523</text:p>
          </table:table-cell>
          <table:table-cell table:style-name="ce5" office:value-type="float" office:value="2209" calcext:value-type="float">
            <text:p>2209</text:p>
          </table:table-cell>
        </table:table-row>
        <table:table-row table:style-name="ro1"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932950643" calcext:value-type="float">
            <text:p>1932950643</text:p>
          </table:table-cell>
          <table:table-cell table:style-name="ce5" office:value-type="float" office:value="1032382586" calcext:value-type="float">
            <text:p>1032382586</text:p>
          </table:table-cell>
          <table:table-cell table:style-name="ce5" office:value-type="float" office:value="1236455365" calcext:value-type="float">
            <text:p>1236455365</text:p>
          </table:table-cell>
          <table:table-cell table:style-name="ce5" office:value-type="float" office:value="2304" calcext:value-type="float">
            <text:p>2304</text:p>
          </table:table-cell>
        </table:table-row>
        <table:table-row table:style-name="ro1">
          <table:table-cell table:style-name="ce5" office:value-type="float" office:value="2562" calcext:value-type="float">
            <text:p>2562</text:p>
          </table:table-cell>
          <table:table-cell table:style-name="ce5" office:value-type="float" office:value="629971252" calcext:value-type="float">
            <text:p>629971252</text:p>
          </table:table-cell>
          <table:table-cell table:style-name="ce5" office:value-type="float" office:value="249962708" calcext:value-type="float">
            <text:p>249962708</text:p>
          </table:table-cell>
          <table:table-cell table:style-name="ce5" office:value-type="float" office:value="2244935921" calcext:value-type="float">
            <text:p>2244935921</text:p>
          </table:table-cell>
          <table:table-cell table:style-name="ce5" office:value-type="float" office:value="2401" calcext:value-type="float">
            <text:p>2401</text:p>
          </table:table-cell>
        </table:table-row>
        <table:table-row table:style-name="ro1">
          <table:table-cell table:style-name="ce5" office:value-type="float" office:value="4700" calcext:value-type="float">
            <text:p>4700</text:p>
          </table:table-cell>
          <table:table-cell table:style-name="ce5" office:value-type="float" office:value="912748563" calcext:value-type="float">
            <text:p>912748563</text:p>
          </table:table-cell>
          <table:table-cell table:style-name="ce5" office:value-type="float" office:value="2060285509" calcext:value-type="float">
            <text:p>2060285509</text:p>
          </table:table-cell>
          <table:table-cell table:style-name="ce5" office:value-type="float" office:value="2102078567" calcext:value-type="float">
            <text:p>2102078567</text:p>
          </table:table-cell>
          <table:table-cell table:style-name="ce5" office:value-type="float" office:value="2500" calcext:value-type="float">
            <text:p>2500</text:p>
          </table:table-cell>
        </table:table-row>
        <table:table-row table:style-name="ro1">
          <table:table-cell table:style-name="ce5" office:value-type="float" office:value="3543" calcext:value-type="float">
            <text:p>3543</text:p>
          </table:table-cell>
          <table:table-cell table:style-name="ce5" office:value-type="float" office:value="2100457342" calcext:value-type="float">
            <text:p>2100457342</text:p>
          </table:table-cell>
          <table:table-cell table:style-name="ce5" office:value-type="float" office:value="1979756343" calcext:value-type="float">
            <text:p>1979756343</text:p>
          </table:table-cell>
          <table:table-cell table:style-name="ce5" office:value-type="float" office:value="1778398620" calcext:value-type="float">
            <text:p>1778398620</text:p>
          </table:table-cell>
          <table:table-cell table:style-name="ce5" office:value-type="float" office:value="2601" calcext:value-type="float">
            <text:p>2601</text:p>
          </table:table-cell>
        </table:table-row>
        <table:table-row table:style-name="ro1"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31159403" calcext:value-type="float">
            <text:p>31159403</text:p>
          </table:table-cell>
          <table:table-cell table:style-name="ce5" office:value-type="float" office:value="1153721499" calcext:value-type="float">
            <text:p>1153721499</text:p>
          </table:table-cell>
          <table:table-cell table:style-name="ce5" office:value-type="float" office:value="2310950522" calcext:value-type="float">
            <text:p>2310950522</text:p>
          </table:table-cell>
          <table:table-cell table:style-name="ce5" office:value-type="float" office:value="2704" calcext:value-type="float">
            <text:p>2704</text:p>
          </table:table-cell>
        </table:table-row>
        <table:table-row table:style-name="ro1">
          <table:table-cell table:style-name="ce5" office:value-type="float" office:value="8462" calcext:value-type="float">
            <text:p>8462</text:p>
          </table:table-cell>
          <table:table-cell table:style-name="ce5" office:value-type="float" office:value="1838696249" calcext:value-type="float">
            <text:p>1838696249</text:p>
          </table:table-cell>
          <table:table-cell table:style-name="ce5" office:value-type="float" office:value="249932053" calcext:value-type="float">
            <text:p>249932053</text:p>
          </table:table-cell>
          <table:table-cell table:style-name="ce5" office:value-type="float" office:value="2367890342" calcext:value-type="float">
            <text:p>2367890342</text:p>
          </table:table-cell>
          <table:table-cell table:style-name="ce5" office:value-type="float" office:value="2809" calcext:value-type="float">
            <text:p>2809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888461324" calcext:value-type="float">
            <text:p>888461324</text:p>
          </table:table-cell>
          <table:table-cell table:style-name="ce5" office:value-type="float" office:value="516136121" calcext:value-type="float">
            <text:p>516136121</text:p>
          </table:table-cell>
          <table:table-cell table:style-name="ce5" office:value-type="float" office:value="967330498" calcext:value-type="float">
            <text:p>967330498</text:p>
          </table:table-cell>
          <table:table-cell table:style-name="ce5" office:value-type="float" office:value="2916" calcext:value-type="float">
            <text:p>2916</text:p>
          </table:table-cell>
        </table:table-row>
        <table:table-row table:style-name="ro1">
          <table:table-cell table:style-name="ce5" office:value-type="float" office:value="3249" calcext:value-type="float">
            <text:p>3249</text:p>
          </table:table-cell>
          <table:table-cell table:style-name="ce5" office:value-type="float" office:value="123254756" calcext:value-type="float">
            <text:p>123254756</text:p>
          </table:table-cell>
          <table:table-cell table:style-name="ce5" office:value-type="float" office:value="1652175928" calcext:value-type="float">
            <text:p>1652175928</text:p>
          </table:table-cell>
          <table:table-cell table:style-name="ce5" office:value-type="float" office:value="4206457782" calcext:value-type="float">
            <text:p>4206457782</text:p>
          </table:table-cell>
          <table:table-cell table:style-name="ce5" office:value-type="float" office:value="3025" calcext:value-type="float">
            <text:p>3025</text:p>
          </table:table-cell>
        </table:table-row>
        <table:table-row table:style-name="ro1">
          <table:table-cell table:style-name="ce5" office:value-type="float" office:value="5236" calcext:value-type="float">
            <text:p>5236</text:p>
          </table:table-cell>
          <table:table-cell table:style-name="ce5" office:value-type="float" office:value="1080271868" calcext:value-type="float">
            <text:p>1080271868</text:p>
          </table:table-cell>
          <table:table-cell table:style-name="ce5" office:value-type="float" office:value="1846996255" calcext:value-type="float">
            <text:p>1846996255</text:p>
          </table:table-cell>
          <table:table-cell table:style-name="ce5" office:value-type="float" office:value="4227288087" calcext:value-type="float">
            <text:p>4227288087</text:p>
          </table:table-cell>
          <table:table-cell table:style-name="ce5" office:value-type="float" office:value="3136" calcext:value-type="float">
            <text:p>3136</text:p>
          </table:table-cell>
        </table:table-row>
        <table:table-row table:style-name="ro1">
          <table:table-cell table:style-name="ce5" office:value-type="float" office:value="2549" calcext:value-type="float">
            <text:p>2549</text:p>
          </table:table-cell>
          <table:table-cell table:style-name="ce5" office:value-type="float" office:value="1444412849" calcext:value-type="float">
            <text:p>1444412849</text:p>
          </table:table-cell>
          <table:table-cell table:style-name="ce5" office:value-type="float" office:value="1208798494" calcext:value-type="float">
            <text:p>1208798494</text:p>
          </table:table-cell>
          <table:table-cell table:style-name="ce5" office:value-type="float" office:value="1176812563" calcext:value-type="float">
            <text:p>1176812563</text:p>
          </table:table-cell>
          <table:table-cell table:style-name="ce5" office:value-type="float" office:value="3249" calcext:value-type="float">
            <text:p>3249</text:p>
          </table:table-cell>
        </table:table-row>
        <table:table-row table:style-name="ro1">
          <table:table-cell table:style-name="ce5" office:value-type="float" office:value="723" calcext:value-type="float">
            <text:p>723</text:p>
          </table:table-cell>
          <table:table-cell table:style-name="ce5" office:value-type="float" office:value="659002361" calcext:value-type="float">
            <text:p>659002361</text:p>
          </table:table-cell>
          <table:table-cell table:style-name="ce5" office:value-type="float" office:value="315650609" calcext:value-type="float">
            <text:p>315650609</text:p>
          </table:table-cell>
          <table:table-cell table:style-name="ce5" office:value-type="float" office:value="2194814607" calcext:value-type="float">
            <text:p>2194814607</text:p>
          </table:table-cell>
          <table:table-cell table:style-name="ce5" office:value-type="float" office:value="3364" calcext:value-type="float">
            <text:p>3364</text:p>
          </table:table-cell>
        </table:table-row>
        <table:table-row table:style-name="ro1">
          <table:table-cell table:style-name="ce5" office:value-type="float" office:value="7246" calcext:value-type="float">
            <text:p>7246</text:p>
          </table:table-cell>
          <table:table-cell table:style-name="ce5" office:value-type="float" office:value="1153388119" calcext:value-type="float">
            <text:p>1153388119</text:p>
          </table:table-cell>
          <table:table-cell table:style-name="ce5" office:value-type="float" office:value="2133949477" calcext:value-type="float">
            <text:p>2133949477</text:p>
          </table:table-cell>
          <table:table-cell table:style-name="ce5" office:value-type="float" office:value="924766822" calcext:value-type="float">
            <text:p>924766822</text:p>
          </table:table-cell>
          <table:table-cell table:style-name="ce5" office:value-type="float" office:value="3481" calcext:value-type="float">
            <text:p>3481</text:p>
          </table:table-cell>
        </table:table-row>
        <table:table-row table:style-name="ro1">
          <table:table-cell table:style-name="ce5" office:value-type="float" office:value="1137" calcext:value-type="float">
            <text:p>1137</text:p>
          </table:table-cell>
          <table:table-cell table:style-name="ce5" office:value-type="float" office:value="977902198" calcext:value-type="float">
            <text:p>977902198</text:p>
          </table:table-cell>
          <table:table-cell table:style-name="ce5" office:value-type="float" office:value="1177909664" calcext:value-type="float">
            <text:p>1177909664</text:p>
          </table:table-cell>
          <table:table-cell table:style-name="ce5" office:value-type="float" office:value="2913196251" calcext:value-type="float">
            <text:p>2913196251</text:p>
          </table:table-cell>
          <table:table-cell table:style-name="ce5" office:value-type="float" office:value="3600" calcext:value-type="float">
            <text:p>3600</text:p>
          </table:table-cell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27876023" calcext:value-type="float">
            <text:p>127876023</text:p>
          </table:table-cell>
          <table:table-cell table:style-name="ce5" office:value-type="float" office:value="2077496639" calcext:value-type="float">
            <text:p>2077496639</text:p>
          </table:table-cell>
          <table:table-cell table:style-name="ce5" office:value-type="float" office:value="230618563" calcext:value-type="float">
            <text:p>230618563</text:p>
          </table:table-cell>
          <table:table-cell table:style-name="ce5" office:value-type="float" office:value="3721" calcext:value-type="float">
            <text:p>3721</text:p>
          </table:table-cell>
        </table:table-row>
        <table:table-row table:style-name="ro1"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781051515" calcext:value-type="float">
            <text:p>781051515</text:p>
          </table:table-cell>
          <table:table-cell table:style-name="ce5" office:value-type="float" office:value="1472297778" calcext:value-type="float">
            <text:p>1472297778</text:p>
          </table:table-cell>
          <table:table-cell table:style-name="ce5" office:value-type="float" office:value="878530545" calcext:value-type="float">
            <text:p>878530545</text:p>
          </table:table-cell>
          <table:table-cell table:style-name="ce5" office:value-type="float" office:value="3844" calcext:value-type="float">
            <text:p>3844</text:p>
          </table:table-cell>
        </table:table-row>
        <table:table-row table:style-name="ro1"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1545628920" calcext:value-type="float">
            <text:p>1545628920</text:p>
          </table:table-cell>
          <table:table-cell table:style-name="ce5" office:value-type="float" office:value="636944944" calcext:value-type="float">
            <text:p>636944944</text:p>
          </table:table-cell>
          <table:table-cell table:style-name="ce5" office:value-type="float" office:value="102307049" calcext:value-type="float">
            <text:p>102307049</text:p>
          </table:table-cell>
          <table:table-cell table:style-name="ce5" office:value-type="float" office:value="3969" calcext:value-type="float">
            <text:p>3969</text:p>
          </table:table-cell>
        </table:table-row>
        <table:table-row table:style-name="ro1">
          <table:table-cell table:style-name="ce5" office:value-type="float" office:value="2640" calcext:value-type="float">
            <text:p>2640</text:p>
          </table:table-cell>
          <table:table-cell table:style-name="ce5" office:value-type="float" office:value="1192024049" calcext:value-type="float">
            <text:p>1192024049</text:p>
          </table:table-cell>
          <table:table-cell table:style-name="ce5" office:value-type="float" office:value="793807137" calcext:value-type="float">
            <text:p>793807137</text:p>
          </table:table-cell>
          <table:table-cell table:style-name="ce5" office:value-type="float" office:value="101220587" calcext:value-type="float">
            <text:p>101220587</text:p>
          </table:table-cell>
          <table:table-cell table:style-name="ce5" office:value-type="float" office:value="4096" calcext:value-type="float">
            <text:p>4096</text:p>
          </table:table-cell>
        </table:table-row>
        <table:table-row table:style-name="ro1">
          <table:table-cell table:style-name="ce5" office:value-type="float" office:value="2932" calcext:value-type="float">
            <text:p>2932</text:p>
          </table:table-cell>
          <table:table-cell table:style-name="ce5" office:value-type="float" office:value="1596383345" calcext:value-type="float">
            <text:p>1596383345</text:p>
          </table:table-cell>
          <table:table-cell table:style-name="ce5" office:value-type="float" office:value="2005124934" calcext:value-type="float">
            <text:p>2005124934</text:p>
          </table:table-cell>
          <table:table-cell table:style-name="ce5" office:value-type="float" office:value="3767841993" calcext:value-type="float">
            <text:p>3767841993</text:p>
          </table:table-cell>
          <table:table-cell table:style-name="ce5" office:value-type="float" office:value="4225" calcext:value-type="float">
            <text:p>4225</text:p>
          </table:table-cell>
        </table:table-row>
        <table:table-row table:style-name="ro1"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672422371" calcext:value-type="float">
            <text:p>672422371</text:p>
          </table:table-cell>
          <table:table-cell table:style-name="ce5" office:value-type="float" office:value="1454949266" calcext:value-type="float">
            <text:p>1454949266</text:p>
          </table:table-cell>
          <table:table-cell table:style-name="ce5" office:value-type="float" office:value="3673017647" calcext:value-type="float">
            <text:p>3673017647</text:p>
          </table:table-cell>
          <table:table-cell table:style-name="ce5" office:value-type="float" office:value="4356" calcext:value-type="float">
            <text:p>4356</text:p>
          </table:table-cell>
        </table:table-row>
        <table:table-row table:style-name="ro1">
          <table:table-cell table:style-name="ce5" office:value-type="float" office:value="8929" calcext:value-type="float">
            <text:p>8929</text:p>
          </table:table-cell>
          <table:table-cell table:style-name="ce5" office:value-type="float" office:value="818054526" calcext:value-type="float">
            <text:p>818054526</text:p>
          </table:table-cell>
          <table:table-cell table:style-name="ce5" office:value-type="float" office:value="1577715035" calcext:value-type="float">
            <text:p>1577715035</text:p>
          </table:table-cell>
          <table:table-cell table:style-name="ce5" office:value-type="float" office:value="703413060" calcext:value-type="float">
            <text:p>703413060</text:p>
          </table:table-cell>
          <table:table-cell table:style-name="ce5" office:value-type="float" office:value="4489" calcext:value-type="float">
            <text:p>4489</text:p>
          </table:table-cell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214896134" calcext:value-type="float">
            <text:p>1214896134</text:p>
          </table:table-cell>
          <table:table-cell table:style-name="ce5" office:value-type="float" office:value="2043000749" calcext:value-type="float">
            <text:p>2043000749</text:p>
          </table:table-cell>
          <table:table-cell table:style-name="ce5" office:value-type="float" office:value="2568905935" calcext:value-type="float">
            <text:p>2568905935</text:p>
          </table:table-cell>
          <table:table-cell table:style-name="ce5" office:value-type="float" office:value="4624" calcext:value-type="float">
            <text:p>4624</text:p>
          </table:table-cell>
        </table:table-row>
        <table:table-row table:style-name="ro1">
          <table:table-cell table:style-name="ce5" office:value-type="float" office:value="2262" calcext:value-type="float">
            <text:p>2262</text:p>
          </table:table-cell>
          <table:table-cell table:style-name="ce5" office:value-type="float" office:value="1492721060" calcext:value-type="float">
            <text:p>1492721060</text:p>
          </table:table-cell>
          <table:table-cell table:style-name="ce5" office:value-type="float" office:value="1175714682" calcext:value-type="float">
            <text:p>1175714682</text:p>
          </table:table-cell>
          <table:table-cell table:style-name="ce5" office:value-type="float" office:value="346399289" calcext:value-type="float">
            <text:p>346399289</text:p>
          </table:table-cell>
          <table:table-cell table:style-name="ce5" office:value-type="float" office:value="4761" calcext:value-type="float">
            <text:p>4761</text:p>
          </table:table-cell>
        </table:table-row>
        <table:table-row table:style-name="ro1">
          <table:table-cell table:style-name="ce5" office:value-type="float" office:value="8961" calcext:value-type="float">
            <text:p>8961</text:p>
          </table:table-cell>
          <table:table-cell table:style-name="ce5" office:value-type="float" office:value="321006796" calcext:value-type="float">
            <text:p>321006796</text:p>
          </table:table-cell>
          <table:table-cell table:style-name="ce5" office:value-type="float" office:value="450758488" calcext:value-type="float">
            <text:p>450758488</text:p>
          </table:table-cell>
          <table:table-cell table:style-name="ce5" office:value-type="float" office:value="4217822001" calcext:value-type="float">
            <text:p>4217822001</text:p>
          </table:table-cell>
          <table:table-cell table:style-name="ce5" office:value-type="float" office:value="4900" calcext:value-type="float">
            <text:p>4900</text:p>
          </table:table-cell>
        </table:table-row>
        <table:table-row table:style-name="ro1">
          <table:table-cell table:style-name="ce5" office:value-type="float" office:value="3337" calcext:value-type="float">
            <text:p>3337</text:p>
          </table:table-cell>
          <table:table-cell table:style-name="ce5" office:value-type="float" office:value="640593231" calcext:value-type="float">
            <text:p>640593231</text:p>
          </table:table-cell>
          <table:table-cell table:style-name="ce5" office:value-type="float" office:value="1493339350" calcext:value-type="float">
            <text:p>1493339350</text:p>
          </table:table-cell>
          <table:table-cell table:style-name="ce5" office:value-type="float" office:value="2044057278" calcext:value-type="float">
            <text:p>2044057278</text:p>
          </table:table-cell>
          <table:table-cell table:style-name="ce5" office:value-type="float" office:value="5041" calcext:value-type="float">
            <text:p>5041</text:p>
          </table:table-cell>
        </table:table-row>
        <table:table-row table:style-name="ro1">
          <table:table-cell table:style-name="ce5" office:value-type="float" office:value="8649" calcext:value-type="float">
            <text:p>8649</text:p>
          </table:table-cell>
          <table:table-cell table:style-name="ce5" office:value-type="float" office:value="1458553521" calcext:value-type="float">
            <text:p>1458553521</text:p>
          </table:table-cell>
          <table:table-cell table:style-name="ce5" office:value-type="float" office:value="1240902868" calcext:value-type="float">
            <text:p>1240902868</text:p>
          </table:table-cell>
          <table:table-cell table:style-name="ce5" office:value-type="float" office:value="1958994418" calcext:value-type="float">
            <text:p>1958994418</text:p>
          </table:table-cell>
          <table:table-cell table:style-name="ce5" office:value-type="float" office:value="5184" calcext:value-type="float">
            <text:p>5184</text:p>
          </table:table-cell>
        </table:table-row>
        <table:table-row table:style-name="ro1">
          <table:table-cell table:style-name="ce5" office:value-type="float" office:value="4382" calcext:value-type="float">
            <text:p>4382</text:p>
          </table:table-cell>
          <table:table-cell table:style-name="ce5" office:value-type="float" office:value="93138829" calcext:value-type="float">
            <text:p>93138829</text:p>
          </table:table-cell>
          <table:table-cell table:style-name="ce5" office:value-type="float" office:value="130445396" calcext:value-type="float">
            <text:p>130445396</text:p>
          </table:table-cell>
          <table:table-cell table:style-name="ce5" office:value-type="float" office:value="416827564" calcext:value-type="float">
            <text:p>416827564</text:p>
          </table:table-cell>
          <table:table-cell table:style-name="ce5" office:value-type="float" office:value="5329" calcext:value-type="float">
            <text:p>5329</text:p>
          </table:table-cell>
        </table:table-row>
        <table:table-row table:style-name="ro1">
          <table:table-cell table:style-name="ce5" office:value-type="float" office:value="592" calcext:value-type="float">
            <text:p>592</text:p>
          </table:table-cell>
          <table:table-cell table:style-name="ce5" office:value-type="float" office:value="1422978896" calcext:value-type="float">
            <text:p>1422978896</text:p>
          </table:table-cell>
          <table:table-cell table:style-name="ce5" office:value-type="float" office:value="564465685" calcext:value-type="float">
            <text:p>564465685</text:p>
          </table:table-cell>
          <table:table-cell table:style-name="ce5" office:value-type="float" office:value="3081588231" calcext:value-type="float">
            <text:p>3081588231</text:p>
          </table:table-cell>
          <table:table-cell table:style-name="ce5" office:value-type="float" office:value="5476" calcext:value-type="float">
            <text:p>5476</text:p>
          </table:table-cell>
        </table:table-row>
        <table:table-row table:style-name="ro1">
          <table:table-cell table:style-name="ce5" office:value-type="float" office:value="2675" calcext:value-type="float">
            <text:p>2675</text:p>
          </table:table-cell>
          <table:table-cell table:style-name="ce5" office:value-type="float" office:value="415604860" calcext:value-type="float">
            <text:p>415604860</text:p>
          </table:table-cell>
          <table:table-cell table:style-name="ce5" office:value-type="float" office:value="865637481" calcext:value-type="float">
            <text:p>865637481</text:p>
          </table:table-cell>
          <table:table-cell table:style-name="ce5" office:value-type="float" office:value="1086484065" calcext:value-type="float">
            <text:p>1086484065</text:p>
          </table:table-cell>
          <table:table-cell table:style-name="ce5" office:value-type="float" office:value="5625" calcext:value-type="float">
            <text:p>5625</text:p>
          </table:table-cell>
        </table:table-row>
        <table:table-row table:style-name="ro1">
          <table:table-cell table:style-name="ce5" office:value-type="float" office:value="2278" calcext:value-type="float">
            <text:p>2278</text:p>
          </table:table-cell>
          <table:table-cell table:style-name="ce5" office:value-type="float" office:value="1049869492" calcext:value-type="float">
            <text:p>1049869492</text:p>
          </table:table-cell>
          <table:table-cell table:style-name="ce5" office:value-type="float" office:value="574747158" calcext:value-type="float">
            <text:p>574747158</text:p>
          </table:table-cell>
          <table:table-cell table:style-name="ce5" office:value-type="float" office:value="657050405" calcext:value-type="float">
            <text:p>657050405</text:p>
          </table:table-cell>
          <table:table-cell table:style-name="ce5" office:value-type="float" office:value="5776" calcext:value-type="float">
            <text:p>5776</text:p>
          </table:table-cell>
        </table:table-row>
        <table:table-row table:style-name="ro1">
          <table:table-cell table:style-name="ce5" office:value-type="float" office:value="7702" calcext:value-type="float">
            <text:p>7702</text:p>
          </table:table-cell>
          <table:table-cell table:style-name="ce5" office:value-type="float" office:value="1042039091" calcext:value-type="float">
            <text:p>1042039091</text:p>
          </table:table-cell>
          <table:table-cell table:style-name="ce5" office:value-type="float" office:value="54645822" calcext:value-type="float">
            <text:p>54645822</text:p>
          </table:table-cell>
          <table:table-cell table:style-name="ce5" office:value-type="float" office:value="2348499136" calcext:value-type="float">
            <text:p>2348499136</text:p>
          </table:table-cell>
          <table:table-cell table:style-name="ce5" office:value-type="float" office:value="5929" calcext:value-type="float">
            <text:p>5929</text:p>
          </table:table-cell>
        </table:table-row>
        <table:table-row table:style-name="ro1">
          <table:table-cell table:style-name="ce5" office:value-type="float" office:value="8306" calcext:value-type="float">
            <text:p>8306</text:p>
          </table:table-cell>
          <table:table-cell table:style-name="ce5" office:value-type="float" office:value="2002082488" calcext:value-type="float">
            <text:p>2002082488</text:p>
          </table:table-cell>
          <table:table-cell table:style-name="ce5" office:value-type="float" office:value="874244175" calcext:value-type="float">
            <text:p>874244175</text:p>
          </table:table-cell>
          <table:table-cell table:style-name="ce5" office:value-type="float" office:value="4192199010" calcext:value-type="float">
            <text:p>4192199010</text:p>
          </table:table-cell>
          <table:table-cell table:style-name="ce5" office:value-type="float" office:value="6084" calcext:value-type="float">
            <text:p>6084</text:p>
          </table:table-cell>
        </table:table-row>
        <table:table-row table:style-name="ro1"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265817989" calcext:value-type="float">
            <text:p>265817989</text:p>
          </table:table-cell>
          <table:table-cell table:style-name="ce5" office:value-type="float" office:value="143856880" calcext:value-type="float">
            <text:p>143856880</text:p>
          </table:table-cell>
          <table:table-cell table:style-name="ce5" office:value-type="float" office:value="1508832124" calcext:value-type="float">
            <text:p>1508832124</text:p>
          </table:table-cell>
          <table:table-cell table:style-name="ce5" office:value-type="float" office:value="6241" calcext:value-type="float">
            <text:p>6241</text:p>
          </table:table-cell>
        </table:table-row>
        <table:table-row table:style-name="ro1">
          <table:table-cell table:style-name="ce5" office:value-type="float" office:value="6068" calcext:value-type="float">
            <text:p>6068</text:p>
          </table:table-cell>
          <table:table-cell table:style-name="ce5" office:value-type="float" office:value="44149229" calcext:value-type="float">
            <text:p>44149229</text:p>
          </table:table-cell>
          <table:table-cell table:style-name="ce5" office:value-type="float" office:value="1963149662" calcext:value-type="float">
            <text:p>1963149662</text:p>
          </table:table-cell>
          <table:table-cell table:style-name="ce5" office:value-type="float" office:value="327102748" calcext:value-type="float">
            <text:p>327102748</text:p>
          </table:table-cell>
          <table:table-cell table:style-name="ce5" office:value-type="float" office:value="6400" calcext:value-type="float">
            <text:p>6400</text:p>
          </table:table-cell>
        </table:table-row>
        <table:table-row table:style-name="ro1">
          <table:table-cell table:style-name="ce5" office:value-type="float" office:value="1064" calcext:value-type="float">
            <text:p>1064</text:p>
          </table:table-cell>
          <table:table-cell table:style-name="ce5" office:value-type="float" office:value="2055312229" calcext:value-type="float">
            <text:p>2055312229</text:p>
          </table:table-cell>
          <table:table-cell table:style-name="ce5" office:value-type="float" office:value="1059961481" calcext:value-type="float">
            <text:p>1059961481</text:p>
          </table:table-cell>
          <table:table-cell table:style-name="ce5" office:value-type="float" office:value="3708775830" calcext:value-type="float">
            <text:p>3708775830</text:p>
          </table:table-cell>
          <table:table-cell table:style-name="ce5" office:value-type="float" office:value="6561" calcext:value-type="float">
            <text:p>6561</text:p>
          </table:table-cell>
        </table:table-row>
        <table:table-row table:style-name="ro1">
          <table:table-cell table:style-name="ce5" office:value-type="float" office:value="436" calcext:value-type="float">
            <text:p>436</text:p>
          </table:table-cell>
          <table:table-cell table:style-name="ce5" office:value-type="float" office:value="1946086778" calcext:value-type="float">
            <text:p>1946086778</text:p>
          </table:table-cell>
          <table:table-cell table:style-name="ce5" office:value-type="float" office:value="1416402685" calcext:value-type="float">
            <text:p>1416402685</text:p>
          </table:table-cell>
          <table:table-cell table:style-name="ce5" office:value-type="float" office:value="3374778649" calcext:value-type="float">
            <text:p>3374778649</text:p>
          </table:table-cell>
          <table:table-cell table:style-name="ce5" office:value-type="float" office:value="6724" calcext:value-type="float">
            <text:p>6724</text:p>
          </table:table-cell>
        </table:table-row>
        <table:table-row table:style-name="ro1">
          <table:table-cell table:style-name="ce5" office:value-type="float" office:value="7507" calcext:value-type="float">
            <text:p>7507</text:p>
          </table:table-cell>
          <table:table-cell table:style-name="ce5" office:value-type="float" office:value="1438719418" calcext:value-type="float">
            <text:p>1438719418</text:p>
          </table:table-cell>
          <table:table-cell table:style-name="ce5" office:value-type="float" office:value="184508819" calcext:value-type="float">
            <text:p>184508819</text:p>
          </table:table-cell>
          <table:table-cell table:style-name="ce5" office:value-type="float" office:value="1212499491" calcext:value-type="float">
            <text:p>1212499491</text:p>
          </table:table-cell>
          <table:table-cell table:style-name="ce5" office:value-type="float" office:value="6889" calcext:value-type="float">
            <text:p>6889</text:p>
          </table:table-cell>
        </table:table-row>
        <table:table-row table:style-name="ro1">
          <table:table-cell table:style-name="ce5" office:value-type="float" office:value="9593" calcext:value-type="float">
            <text:p>9593</text:p>
          </table:table-cell>
          <table:table-cell table:style-name="ce5" office:value-type="float" office:value="1848225501" calcext:value-type="float">
            <text:p>1848225501</text:p>
          </table:table-cell>
          <table:table-cell table:style-name="ce5" office:value-type="float" office:value="121222146" calcext:value-type="float">
            <text:p>121222146</text:p>
          </table:table-cell>
          <table:table-cell table:style-name="ce5" office:value-type="float" office:value="2283649775" calcext:value-type="float">
            <text:p>2283649775</text:p>
          </table:table-cell>
          <table:table-cell table:style-name="ce5" office:value-type="float" office:value="7056" calcext:value-type="float">
            <text:p>7056</text:p>
          </table:table-cell>
        </table:table-row>
        <table:table-row table:style-name="ro1">
          <table:table-cell table:style-name="ce5" office:value-type="float" office:value="8611" calcext:value-type="float">
            <text:p>8611</text:p>
          </table:table-cell>
          <table:table-cell table:style-name="ce5" office:value-type="float" office:value="229807324" calcext:value-type="float">
            <text:p>229807324</text:p>
          </table:table-cell>
          <table:table-cell table:style-name="ce5" office:value-type="float" office:value="1170209885" calcext:value-type="float">
            <text:p>1170209885</text:p>
          </table:table-cell>
          <table:table-cell table:style-name="ce5" office:value-type="float" office:value="1324173650" calcext:value-type="float">
            <text:p>1324173650</text:p>
          </table:table-cell>
          <table:table-cell table:style-name="ce5" office:value-type="float" office:value="7225" calcext:value-type="float">
            <text:p>7225</text:p>
          </table:table-cell>
        </table:table-row>
        <table:table-row table:style-name="ro1"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15156371" calcext:value-type="float">
            <text:p>15156371</text:p>
          </table:table-cell>
          <table:table-cell table:style-name="ce5" office:value-type="float" office:value="999470558" calcext:value-type="float">
            <text:p>999470558</text:p>
          </table:table-cell>
          <table:table-cell table:style-name="ce5" office:value-type="float" office:value="3984478630" calcext:value-type="float">
            <text:p>3984478630</text:p>
          </table:table-cell>
          <table:table-cell table:style-name="ce5" office:value-type="float" office:value="7396" calcext:value-type="float">
            <text:p>7396</text:p>
          </table:table-cell>
        </table:table-row>
        <table:table-row table:style-name="ro1">
          <table:table-cell table:style-name="ce5" office:value-type="float" office:value="5104" calcext:value-type="float">
            <text:p>5104</text:p>
          </table:table-cell>
          <table:table-cell table:style-name="ce5" office:value-type="float" office:value="35796638" calcext:value-type="float">
            <text:p>35796638</text:p>
          </table:table-cell>
          <table:table-cell table:style-name="ce5" office:value-type="float" office:value="464660307" calcext:value-type="float">
            <text:p>464660307</text:p>
          </table:table-cell>
          <table:table-cell table:style-name="ce5" office:value-type="float" office:value="1908066733" calcext:value-type="float">
            <text:p>1908066733</text:p>
          </table:table-cell>
          <table:table-cell table:style-name="ce5" office:value-type="float" office:value="7569" calcext:value-type="float">
            <text:p>7569</text:p>
          </table:table-cell>
        </table:table-row>
        <table:table-row table:style-name="ro1">
          <table:table-cell table:style-name="ce5" office:value-type="float" office:value="9140" calcext:value-type="float">
            <text:p>9140</text:p>
          </table:table-cell>
          <table:table-cell table:style-name="ce5" office:value-type="float" office:value="2076206209" calcext:value-type="float">
            <text:p>2076206209</text:p>
          </table:table-cell>
          <table:table-cell table:style-name="ce5" office:value-type="float" office:value="689079004" calcext:value-type="float">
            <text:p>689079004</text:p>
          </table:table-cell>
          <table:table-cell table:style-name="ce5" office:value-type="float" office:value="1874366107" calcext:value-type="float">
            <text:p>1874366107</text:p>
          </table:table-cell>
          <table:table-cell table:style-name="ce5" office:value-type="float" office:value="7744" calcext:value-type="float">
            <text:p>7744</text:p>
          </table:table-cell>
        </table:table-row>
        <table:table-row table:style-name="ro1">
          <table:table-cell table:style-name="ce5" office:value-type="float" office:value="6647" calcext:value-type="float">
            <text:p>6647</text:p>
          </table:table-cell>
          <table:table-cell table:style-name="ce5" office:value-type="float" office:value="702459127" calcext:value-type="float">
            <text:p>702459127</text:p>
          </table:table-cell>
          <table:table-cell table:style-name="ce5" office:value-type="float" office:value="510452455" calcext:value-type="float">
            <text:p>510452455</text:p>
          </table:table-cell>
          <table:table-cell table:style-name="ce5" office:value-type="float" office:value="2845262239" calcext:value-type="float">
            <text:p>2845262239</text:p>
          </table:table-cell>
          <table:table-cell table:style-name="ce5" office:value-type="float" office:value="7921" calcext:value-type="float">
            <text:p>7921</text:p>
          </table:table-cell>
        </table:table-row>
        <table:table-row table:style-name="ro1">
          <table:table-cell table:style-name="ce5" office:value-type="float" office:value="8913" calcext:value-type="float">
            <text:p>8913</text:p>
          </table:table-cell>
          <table:table-cell table:style-name="ce5" office:value-type="float" office:value="1024472649" calcext:value-type="float">
            <text:p>1024472649</text:p>
          </table:table-cell>
          <table:table-cell table:style-name="ce5" office:value-type="float" office:value="736781720" calcext:value-type="float">
            <text:p>736781720</text:p>
          </table:table-cell>
          <table:table-cell table:style-name="ce5" office:value-type="float" office:value="2451132583" calcext:value-type="float">
            <text:p>2451132583</text:p>
          </table:table-cell>
          <table:table-cell table:style-name="ce5" office:value-type="float" office:value="8100" calcext:value-type="float">
            <text:p>8100</text:p>
          </table:table-cell>
        </table:table-row>
        <table:table-row table:style-name="ro1">
          <table:table-cell table:style-name="ce5" office:value-type="float" office:value="5756" calcext:value-type="float">
            <text:p>5756</text:p>
          </table:table-cell>
          <table:table-cell table:style-name="ce5" office:value-type="float" office:value="439646642" calcext:value-type="float">
            <text:p>439646642</text:p>
          </table:table-cell>
          <table:table-cell table:style-name="ce5" office:value-type="float" office:value="614940795" calcext:value-type="float">
            <text:p>614940795</text:p>
          </table:table-cell>
          <table:table-cell table:style-name="ce5" office:value-type="float" office:value="3692824886" calcext:value-type="float">
            <text:p>3692824886</text:p>
          </table:table-cell>
          <table:table-cell table:style-name="ce5" office:value-type="float" office:value="8281" calcext:value-type="float">
            <text:p>8281</text:p>
          </table:table-cell>
        </table:table-row>
        <table:table-row table:style-name="ro1">
          <table:table-cell table:style-name="ce5" office:value-type="float" office:value="6250" calcext:value-type="float">
            <text:p>6250</text:p>
          </table:table-cell>
          <table:table-cell table:style-name="ce5" office:value-type="float" office:value="490469976" calcext:value-type="float">
            <text:p>490469976</text:p>
          </table:table-cell>
          <table:table-cell table:style-name="ce5" office:value-type="float" office:value="1586331991" calcext:value-type="float">
            <text:p>1586331991</text:p>
          </table:table-cell>
          <table:table-cell table:style-name="ce5" office:value-type="float" office:value="1699727743" calcext:value-type="float">
            <text:p>1699727743</text:p>
          </table:table-cell>
          <table:table-cell table:style-name="ce5" office:value-type="float" office:value="8464" calcext:value-type="float">
            <text:p>8464</text:p>
          </table:table-cell>
        </table:table-row>
        <table:table-row table:style-name="ro1">
          <table:table-cell table:style-name="ce5" office:value-type="float" office:value="4449" calcext:value-type="float">
            <text:p>4449</text:p>
          </table:table-cell>
          <table:table-cell table:style-name="ce5" office:value-type="float" office:value="1627277539" calcext:value-type="float">
            <text:p>1627277539</text:p>
          </table:table-cell>
          <table:table-cell table:style-name="ce5" office:value-type="float" office:value="216737103" calcext:value-type="float">
            <text:p>216737103</text:p>
          </table:table-cell>
          <table:table-cell table:style-name="ce5" office:value-type="float" office:value="466297896" calcext:value-type="float">
            <text:p>466297896</text:p>
          </table:table-cell>
          <table:table-cell table:style-name="ce5" office:value-type="float" office:value="8649" calcext:value-type="float">
            <text:p>8649</text:p>
          </table:table-cell>
        </table:table-row>
        <table:table-row table:style-name="ro1">
          <table:table-cell table:style-name="ce5" office:value-type="float" office:value="9744" calcext:value-type="float">
            <text:p>9744</text:p>
          </table:table-cell>
          <table:table-cell table:style-name="ce5" office:value-type="float" office:value="1869778171" calcext:value-type="float">
            <text:p>1869778171</text:p>
          </table:table-cell>
          <table:table-cell table:style-name="ce5" office:value-type="float" office:value="2116608919" calcext:value-type="float">
            <text:p>2116608919</text:p>
          </table:table-cell>
          <table:table-cell table:style-name="ce5" office:value-type="float" office:value="675685725" calcext:value-type="float">
            <text:p>675685725</text:p>
          </table:table-cell>
          <table:table-cell table:style-name="ce5" office:value-type="float" office:value="8836" calcext:value-type="float">
            <text:p>8836</text:p>
          </table:table-cell>
        </table:table-row>
        <table:table-row table:style-name="ro1">
          <table:table-cell table:style-name="ce5" office:value-type="float" office:value="2405" calcext:value-type="float">
            <text:p>2405</text:p>
          </table:table-cell>
          <table:table-cell table:style-name="ce5" office:value-type="float" office:value="987773203" calcext:value-type="float">
            <text:p>987773203</text:p>
          </table:table-cell>
          <table:table-cell table:style-name="ce5" office:value-type="float" office:value="1939898921" calcext:value-type="float">
            <text:p>1939898921</text:p>
          </table:table-cell>
          <table:table-cell table:style-name="ce5" office:value-type="float" office:value="1157131291" calcext:value-type="float">
            <text:p>1157131291</text:p>
          </table:table-cell>
          <table:table-cell table:style-name="ce5" office:value-type="float" office:value="9025" calcext:value-type="float">
            <text:p>9025</text:p>
          </table:table-cell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566251728" calcext:value-type="float">
            <text:p>566251728</text:p>
          </table:table-cell>
          <table:table-cell table:style-name="ce5" office:value-type="float" office:value="2129237186" calcext:value-type="float">
            <text:p>2129237186</text:p>
          </table:table-cell>
          <table:table-cell table:style-name="ce5" office:value-type="float" office:value="1760200928" calcext:value-type="float">
            <text:p>1760200928</text:p>
          </table:table-cell>
          <table:table-cell table:style-name="ce5" office:value-type="float" office:value="9216" calcext:value-type="float">
            <text:p>9216</text:p>
          </table:table-cell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650975659" calcext:value-type="float">
            <text:p>1650975659</text:p>
          </table:table-cell>
          <table:table-cell table:style-name="ce5" office:value-type="float" office:value="1058766933" calcext:value-type="float">
            <text:p>1058766933</text:p>
          </table:table-cell>
          <table:table-cell table:style-name="ce5" office:value-type="float" office:value="3483671328" calcext:value-type="float">
            <text:p>3483671328</text:p>
          </table:table-cell>
          <table:table-cell table:style-name="ce5" office:value-type="float" office:value="9409" calcext:value-type="float">
            <text:p>9409</text:p>
          </table:table-cell>
        </table:table-row>
        <table:table-row table:style-name="ro1">
          <table:table-cell table:style-name="ce5" office:value-type="float" office:value="8302" calcext:value-type="float">
            <text:p>8302</text:p>
          </table:table-cell>
          <table:table-cell table:style-name="ce5" office:value-type="float" office:value="1597269688" calcext:value-type="float">
            <text:p>1597269688</text:p>
          </table:table-cell>
          <table:table-cell table:style-name="ce5" office:value-type="float" office:value="1189565863" calcext:value-type="float">
            <text:p>1189565863</text:p>
          </table:table-cell>
          <table:table-cell table:style-name="ce5" office:value-type="float" office:value="1726974256" calcext:value-type="float">
            <text:p>1726974256</text:p>
          </table:table-cell>
          <table:table-cell table:style-name="ce5" office:value-type="float" office:value="9604" calcext:value-type="float">
            <text:p>9604</text:p>
          </table:table-cell>
        </table:table-row>
        <table:table-row table:style-name="ro1">
          <table:table-cell table:style-name="ce5" office:value-type="float" office:value="4813" calcext:value-type="float">
            <text:p>4813</text:p>
          </table:table-cell>
          <table:table-cell table:style-name="ce5" office:value-type="float" office:value="1207982985" calcext:value-type="float">
            <text:p>1207982985</text:p>
          </table:table-cell>
          <table:table-cell table:style-name="ce5" office:value-type="float" office:value="1412738776" calcext:value-type="float">
            <text:p>1412738776</text:p>
          </table:table-cell>
          <table:table-cell table:style-name="ce5" office:value-type="float" office:value="849345152" calcext:value-type="float">
            <text:p>849345152</text:p>
          </table:table-cell>
          <table:table-cell table:style-name="ce5" office:value-type="float" office:value="9801" calcext:value-type="float">
            <text:p>9801</text:p>
          </table:table-cell>
        </table:table-row>
        <table:table-row table:style-name="ro1">
          <table:table-cell table:style-name="ce5" office:value-type="float" office:value="9281" calcext:value-type="float">
            <text:p>9281</text:p>
          </table:table-cell>
          <table:table-cell table:style-name="ce5" office:value-type="float" office:value="641939829" calcext:value-type="float">
            <text:p>641939829</text:p>
          </table:table-cell>
          <table:table-cell table:style-name="ce5" office:value-type="float" office:value="379454186" calcext:value-type="float">
            <text:p>379454186</text:p>
          </table:table-cell>
          <table:table-cell table:style-name="ce5" office:value-type="float" office:value="1901691493" calcext:value-type="float">
            <text:p>190169149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948" calcext:value-type="float">
            <text:p>948</text:p>
          </table:table-cell>
          <table:table-cell table:style-name="ce5" office:value-type="float" office:value="2041870156" calcext:value-type="float">
            <text:p>2041870156</text:p>
          </table:table-cell>
          <table:table-cell table:style-name="ce5" office:value-type="float" office:value="1184791399" calcext:value-type="float">
            <text:p>1184791399</text:p>
          </table:table-cell>
          <table:table-cell table:style-name="ce5" office:value-type="float" office:value="2103622075" calcext:value-type="float">
            <text:p>2103622075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8012" calcext:value-type="float">
            <text:p>8012</text:p>
          </table:table-cell>
          <table:table-cell table:style-name="ce5" office:value-type="float" office:value="353017430" calcext:value-type="float">
            <text:p>353017430</text:p>
          </table:table-cell>
          <table:table-cell table:style-name="ce5" office:value-type="float" office:value="1134313366" calcext:value-type="float">
            <text:p>1134313366</text:p>
          </table:table-cell>
          <table:table-cell table:style-name="ce5" office:value-type="float" office:value="3844108328" calcext:value-type="float">
            <text:p>3844108328</text:p>
          </table:table-cell>
          <table:table-cell table:style-name="ce5"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float" office:value="3243" calcext:value-type="float">
            <text:p>3243</text:p>
          </table:table-cell>
          <table:table-cell table:style-name="ce5" office:value-type="float" office:value="1544093958" calcext:value-type="float">
            <text:p>1544093958</text:p>
          </table:table-cell>
          <table:table-cell table:style-name="ce5" office:value-type="float" office:value="1212075331" calcext:value-type="float">
            <text:p>1212075331</text:p>
          </table:table-cell>
          <table:table-cell table:style-name="ce5" office:value-type="float" office:value="2825204173" calcext:value-type="float">
            <text:p>2825204173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576349172" calcext:value-type="float">
            <text:p>576349172</text:p>
          </table:table-cell>
          <table:table-cell table:style-name="ce5" office:value-type="float" office:value="1946548803" calcext:value-type="float">
            <text:p>1946548803</text:p>
          </table:table-cell>
          <table:table-cell table:style-name="ce5" office:value-type="float" office:value="2642685083" calcext:value-type="float">
            <text:p>2642685083</text:p>
          </table:table-cell>
          <table:table-cell table:style-name="ce5" office:value-type="float" office:value="81" calcext:value-type="float">
            <text:p>81</text:p>
          </table:table-cell>
        </table:table-row>
        <table:table-row table:style-name="ro1">
          <table:table-cell table:style-name="ce5" office:value-type="float" office:value="8200" calcext:value-type="float">
            <text:p>8200</text:p>
          </table:table-cell>
          <table:table-cell table:style-name="ce5" office:value-type="float" office:value="1325444394" calcext:value-type="float">
            <text:p>1325444394</text:p>
          </table:table-cell>
          <table:table-cell table:style-name="ce5" office:value-type="float" office:value="85117390" calcext:value-type="float">
            <text:p>85117390</text:p>
          </table:table-cell>
          <table:table-cell table:style-name="ce5" office:value-type="float" office:value="3617757363" calcext:value-type="float">
            <text:p>3617757363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table:style-name="ce5" office:value-type="float" office:value="7917" calcext:value-type="float">
            <text:p>7917</text:p>
          </table:table-cell>
          <table:table-cell table:style-name="ce5" office:value-type="float" office:value="394407214" calcext:value-type="float">
            <text:p>394407214</text:p>
          </table:table-cell>
          <table:table-cell table:style-name="ce5" office:value-type="float" office:value="1727105213" calcext:value-type="float">
            <text:p>1727105213</text:p>
          </table:table-cell>
          <table:table-cell table:style-name="ce5" office:value-type="float" office:value="2016098678" calcext:value-type="float">
            <text:p>2016098678</text:p>
          </table:table-cell>
          <table:table-cell table:style-name="ce5" office:value-type="float" office:value="123" calcext:value-type="float">
            <text:p>123</text:p>
          </table:table-cell>
        </table:table-row>
        <table:table-row table:style-name="ro1">
          <table:table-cell table:style-name="ce5" office:value-type="float" office:value="491" calcext:value-type="float">
            <text:p>491</text:p>
          </table:table-cell>
          <table:table-cell table:style-name="ce5" office:value-type="float" office:value="720878538" calcext:value-type="float">
            <text:p>720878538</text:p>
          </table:table-cell>
          <table:table-cell table:style-name="ce5" office:value-type="float" office:value="1948731118" calcext:value-type="float">
            <text:p>1948731118</text:p>
          </table:table-cell>
          <table:table-cell table:style-name="ce5" office:value-type="float" office:value="2090133804" calcext:value-type="float">
            <text:p>2090133804</text:p>
          </table:table-cell>
          <table:table-cell table:style-name="ce5" office:value-type="float" office:value="144" calcext:value-type="float">
            <text:p>144</text:p>
          </table:table-cell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090285431" calcext:value-type="float">
            <text:p>1090285431</text:p>
          </table:table-cell>
          <table:table-cell table:style-name="ce5" office:value-type="float" office:value="1006759839" calcext:value-type="float">
            <text:p>1006759839</text:p>
          </table:table-cell>
          <table:table-cell table:style-name="ce5" office:value-type="float" office:value="3590485874" calcext:value-type="float">
            <text:p>3590485874</text:p>
          </table:table-cell>
          <table:table-cell table:style-name="ce5" office:value-type="float" office:value="166" calcext:value-type="float">
            <text:p>166</text:p>
          </table:table-cell>
        </table:table-row>
        <table:table-row table:style-name="ro1">
          <table:table-cell table:style-name="ce5" office:value-type="float" office:value="5056" calcext:value-type="float">
            <text:p>5056</text:p>
          </table:table-cell>
          <table:table-cell table:style-name="ce5" office:value-type="float" office:value="475728389" calcext:value-type="float">
            <text:p>475728389</text:p>
          </table:table-cell>
          <table:table-cell table:style-name="ce5" office:value-type="float" office:value="356099232" calcext:value-type="float">
            <text:p>356099232</text:p>
          </table:table-cell>
          <table:table-cell table:style-name="ce5" office:value-type="float" office:value="77660868" calcext:value-type="float">
            <text:p>77660868</text:p>
          </table:table-cell>
          <table:table-cell table:style-name="ce5" office:value-type="float" office:value="188" calcext:value-type="float">
            <text:p>188</text:p>
          </table:table-cell>
        </table:table-row>
        <table:table-row table:style-name="ro1">
          <table:table-cell table:style-name="ce5" office:value-type="float" office:value="7738" calcext:value-type="float">
            <text:p>7738</text:p>
          </table:table-cell>
          <table:table-cell table:style-name="ce5" office:value-type="float" office:value="1840189625" calcext:value-type="float">
            <text:p>1840189625</text:p>
          </table:table-cell>
          <table:table-cell table:style-name="ce5" office:value-type="float" office:value="1556084348" calcext:value-type="float">
            <text:p>1556084348</text:p>
          </table:table-cell>
          <table:table-cell table:style-name="ce5" office:value-type="float" office:value="810971113" calcext:value-type="float">
            <text:p>810971113</text:p>
          </table:table-cell>
          <table:table-cell table:style-name="ce5" office:value-type="float" office:value="210" calcext:value-type="float">
            <text:p>210</text:p>
          </table:table-cell>
        </table:table-row>
        <table:table-row table:style-name="ro1">
          <table:table-cell table:style-name="ce5" office:value-type="float" office:value="3944" calcext:value-type="float">
            <text:p>3944</text:p>
          </table:table-cell>
          <table:table-cell table:style-name="ce5" office:value-type="float" office:value="994278207" calcext:value-type="float">
            <text:p>994278207</text:p>
          </table:table-cell>
          <table:table-cell table:style-name="ce5" office:value-type="float" office:value="598107964" calcext:value-type="float">
            <text:p>598107964</text:p>
          </table:table-cell>
          <table:table-cell table:style-name="ce5" office:value-type="float" office:value="3939911181" calcext:value-type="float">
            <text:p>3939911181</text:p>
          </table:table-cell>
          <table:table-cell table:style-name="ce5" office:value-type="float" office:value="232" calcext:value-type="float">
            <text:p>232</text:p>
          </table:table-cell>
        </table:table-row>
        <table:table-row table:style-name="ro1">
          <table:table-cell table:style-name="ce5" office:value-type="float" office:value="7747" calcext:value-type="float">
            <text:p>7747</text:p>
          </table:table-cell>
          <table:table-cell table:style-name="ce5" office:value-type="float" office:value="1250880768" calcext:value-type="float">
            <text:p>1250880768</text:p>
          </table:table-cell>
          <table:table-cell table:style-name="ce5" office:value-type="float" office:value="809168058" calcext:value-type="float">
            <text:p>809168058</text:p>
          </table:table-cell>
          <table:table-cell table:style-name="ce5" office:value-type="float" office:value="1174738110" calcext:value-type="float">
            <text:p>1174738110</text:p>
          </table:table-cell>
          <table:table-cell table:style-name="ce5" office:value-type="float" office:value="254" calcext:value-type="float">
            <text:p>254</text:p>
          </table:table-cell>
        </table:table-row>
        <table:table-row table:style-name="ro1">
          <table:table-cell table:style-name="ce5" office:value-type="float" office:value="1364" calcext:value-type="float">
            <text:p>1364</text:p>
          </table:table-cell>
          <table:table-cell table:style-name="ce5" office:value-type="float" office:value="2011842634" calcext:value-type="float">
            <text:p>2011842634</text:p>
          </table:table-cell>
          <table:table-cell table:style-name="ce5" office:value-type="float" office:value="901674468" calcext:value-type="float">
            <text:p>901674468</text:p>
          </table:table-cell>
          <table:table-cell table:style-name="ce5" office:value-type="float" office:value="2018849071" calcext:value-type="float">
            <text:p>2018849071</text:p>
          </table:table-cell>
          <table:table-cell table:style-name="ce5" office:value-type="float" office:value="276" calcext:value-type="float">
            <text:p>276</text:p>
          </table:table-cell>
        </table:table-row>
        <table:table-row table:style-name="ro1">
          <table:table-cell table:style-name="ce5" office:value-type="float" office:value="1612" calcext:value-type="float">
            <text:p>1612</text:p>
          </table:table-cell>
          <table:table-cell table:style-name="ce5" office:value-type="float" office:value="1702771529" calcext:value-type="float">
            <text:p>1702771529</text:p>
          </table:table-cell>
          <table:table-cell table:style-name="ce5" office:value-type="float" office:value="921342432" calcext:value-type="float">
            <text:p>921342432</text:p>
          </table:table-cell>
          <table:table-cell table:style-name="ce5" office:value-type="float" office:value="2301696634" calcext:value-type="float">
            <text:p>2301696634</text:p>
          </table:table-cell>
          <table:table-cell table:style-name="ce5" office:value-type="float" office:value="299" calcext:value-type="float">
            <text:p>299</text:p>
          </table:table-cell>
        </table:table-row>
        <table:table-row table:style-name="ro1">
          <table:table-cell table:style-name="ce5" office:value-type="float" office:value="5546" calcext:value-type="float">
            <text:p>5546</text:p>
          </table:table-cell>
          <table:table-cell table:style-name="ce5" office:value-type="float" office:value="1060091711" calcext:value-type="float">
            <text:p>1060091711</text:p>
          </table:table-cell>
          <table:table-cell table:style-name="ce5" office:value-type="float" office:value="839718791" calcext:value-type="float">
            <text:p>839718791</text:p>
          </table:table-cell>
          <table:table-cell table:style-name="ce5" office:value-type="float" office:value="3789865123" calcext:value-type="float">
            <text:p>3789865123</text:p>
          </table:table-cell>
          <table:table-cell table:style-name="ce5" office:value-type="float" office:value="322" calcext:value-type="float">
            <text:p>322</text:p>
          </table:table-cell>
        </table:table-row>
        <table:table-row table:style-name="ro1">
          <table:table-cell table:style-name="ce5" office:value-type="float" office:value="3716" calcext:value-type="float">
            <text:p>3716</text:p>
          </table:table-cell>
          <table:table-cell table:style-name="ce5" office:value-type="float" office:value="1935342760" calcext:value-type="float">
            <text:p>1935342760</text:p>
          </table:table-cell>
          <table:table-cell table:style-name="ce5" office:value-type="float" office:value="1975846038" calcext:value-type="float">
            <text:p>1975846038</text:p>
          </table:table-cell>
          <table:table-cell table:style-name="ce5" office:value-type="float" office:value="818827447" calcext:value-type="float">
            <text:p>818827447</text:p>
          </table:table-cell>
          <table:table-cell table:style-name="ce5" office:value-type="float" office:value="345" calcext:value-type="float">
            <text:p>345</text:p>
          </table:table-cell>
        </table:table-row>
        <table:table-row table:style-name="ro1">
          <table:table-cell table:style-name="ce5" office:value-type="float" office:value="6570" calcext:value-type="float">
            <text:p>6570</text:p>
          </table:table-cell>
          <table:table-cell table:style-name="ce5" office:value-type="float" office:value="1981701548" calcext:value-type="float">
            <text:p>1981701548</text:p>
          </table:table-cell>
          <table:table-cell table:style-name="ce5" office:value-type="float" office:value="1291794793" calcext:value-type="float">
            <text:p>1291794793</text:p>
          </table:table-cell>
          <table:table-cell table:style-name="ce5" office:value-type="float" office:value="1802934331" calcext:value-type="float">
            <text:p>1802934331</text:p>
          </table:table-cell>
          <table:table-cell table:style-name="ce5" office:value-type="float" office:value="368" calcext:value-type="float">
            <text:p>368</text:p>
          </table:table-cell>
        </table:table-row>
        <table:table-row table:style-name="ro1">
          <table:table-cell table:style-name="ce5" office:value-type="float" office:value="762" calcext:value-type="float">
            <text:p>762</text:p>
          </table:table-cell>
          <table:table-cell table:style-name="ce5" office:value-type="float" office:value="1151774245" calcext:value-type="float">
            <text:p>1151774245</text:p>
          </table:table-cell>
          <table:table-cell table:style-name="ce5" office:value-type="float" office:value="623742834" calcext:value-type="float">
            <text:p>623742834</text:p>
          </table:table-cell>
          <table:table-cell table:style-name="ce5" office:value-type="float" office:value="619748544" calcext:value-type="float">
            <text:p>619748544</text:p>
          </table:table-cell>
          <table:table-cell table:style-name="ce5" office:value-type="float" office:value="392" calcext:value-type="float">
            <text:p>392</text:p>
          </table:table-cell>
        </table:table-row>
        <table:table-row table:style-name="ro1">
          <table:table-cell table:style-name="ce5" office:value-type="float" office:value="6300" calcext:value-type="float">
            <text:p>6300</text:p>
          </table:table-cell>
          <table:table-cell table:style-name="ce5" office:value-type="float" office:value="2025494925" calcext:value-type="float">
            <text:p>2025494925</text:p>
          </table:table-cell>
          <table:table-cell table:style-name="ce5" office:value-type="float" office:value="534317356" calcext:value-type="float">
            <text:p>534317356</text:p>
          </table:table-cell>
          <table:table-cell table:style-name="ce5" office:value-type="float" office:value="3084269669" calcext:value-type="float">
            <text:p>3084269669</text:p>
          </table:table-cell>
          <table:table-cell table:style-name="ce5" office:value-type="float" office:value="416" calcext:value-type="float">
            <text:p>416</text:p>
          </table:table-cell>
        </table:table-row>
        <table:table-row table:style-name="ro1">
          <table:table-cell table:style-name="ce5" office:value-type="float" office:value="6001" calcext:value-type="float">
            <text:p>6001</text:p>
          </table:table-cell>
          <table:table-cell table:style-name="ce5" office:value-type="float" office:value="1733097285" calcext:value-type="float">
            <text:p>1733097285</text:p>
          </table:table-cell>
          <table:table-cell table:style-name="ce5" office:value-type="float" office:value="659868177" calcext:value-type="float">
            <text:p>659868177</text:p>
          </table:table-cell>
          <table:table-cell table:style-name="ce5" office:value-type="float" office:value="1329429113" calcext:value-type="float">
            <text:p>1329429113</text:p>
          </table:table-cell>
          <table:table-cell table:style-name="ce5" office:value-type="float" office:value="440" calcext:value-type="float">
            <text:p>440</text:p>
          </table:table-cell>
        </table:table-row>
        <table:table-row table:style-name="ro1">
          <table:table-cell table:style-name="ce5" office:value-type="float" office:value="3374" calcext:value-type="float">
            <text:p>3374</text:p>
          </table:table-cell>
          <table:table-cell table:style-name="ce5" office:value-type="float" office:value="1123287916" calcext:value-type="float">
            <text:p>1123287916</text:p>
          </table:table-cell>
          <table:table-cell table:style-name="ce5" office:value-type="float" office:value="1214387631" calcext:value-type="float">
            <text:p>1214387631</text:p>
          </table:table-cell>
          <table:table-cell table:style-name="ce5" office:value-type="float" office:value="3686777775" calcext:value-type="float">
            <text:p>3686777775</text:p>
          </table:table-cell>
          <table:table-cell table:style-name="ce5" office:value-type="float" office:value="464" calcext:value-type="float">
            <text:p>464</text:p>
          </table:table-cell>
        </table:table-row>
        <table:table-row table:style-name="ro1"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754832079" calcext:value-type="float">
            <text:p>754832079</text:p>
          </table:table-cell>
          <table:table-cell table:style-name="ce5" office:value-type="float" office:value="577634263" calcext:value-type="float">
            <text:p>577634263</text:p>
          </table:table-cell>
          <table:table-cell table:style-name="ce5" office:value-type="float" office:value="880420732" calcext:value-type="float">
            <text:p>880420732</text:p>
          </table:table-cell>
          <table:table-cell table:style-name="ce5" office:value-type="float" office:value="488" calcext:value-type="float">
            <text:p>488</text:p>
          </table:table-cell>
        </table:table-row>
        <table:table-row table:style-name="ro1">
          <table:table-cell table:style-name="ce5" office:value-type="float" office:value="8464" calcext:value-type="float">
            <text:p>8464</text:p>
          </table:table-cell>
          <table:table-cell table:style-name="ce5" office:value-type="float" office:value="1779264095" calcext:value-type="float">
            <text:p>1779264095</text:p>
          </table:table-cell>
          <table:table-cell table:style-name="ce5" office:value-type="float" office:value="914613271" calcext:value-type="float">
            <text:p>914613271</text:p>
          </table:table-cell>
          <table:table-cell table:style-name="ce5" office:value-type="float" office:value="1683953806" calcext:value-type="float">
            <text:p>1683953806</text:p>
          </table:table-cell>
          <table:table-cell table:style-name="ce5" office:value-type="float" office:value="512" calcext:value-type="float">
            <text:p>512</text:p>
          </table:table-cell>
        </table:table-row>
        <table:table-row table:style-name="ro1">
          <table:table-cell table:style-name="ce5" office:value-type="float" office:value="4516" calcext:value-type="float">
            <text:p>4516</text:p>
          </table:table-cell>
          <table:table-cell table:style-name="ce5" office:value-type="float" office:value="1771767002" calcext:value-type="float">
            <text:p>1771767002</text:p>
          </table:table-cell>
          <table:table-cell table:style-name="ce5" office:value-type="float" office:value="1395908185" calcext:value-type="float">
            <text:p>1395908185</text:p>
          </table:table-cell>
          <table:table-cell table:style-name="ce5" office:value-type="float" office:value="254729349" calcext:value-type="float">
            <text:p>254729349</text:p>
          </table:table-cell>
          <table:table-cell table:style-name="ce5" office:value-type="float" office:value="537" calcext:value-type="float">
            <text:p>537</text:p>
          </table:table-cell>
        </table:table-row>
        <table:table-row table:style-name="ro1">
          <table:table-cell table:style-name="ce5" office:value-type="float" office:value="4456" calcext:value-type="float">
            <text:p>4456</text:p>
          </table:table-cell>
          <table:table-cell table:style-name="ce5" office:value-type="float" office:value="1696668003" calcext:value-type="float">
            <text:p>1696668003</text:p>
          </table:table-cell>
          <table:table-cell table:style-name="ce5" office:value-type="float" office:value="1542380021" calcext:value-type="float">
            <text:p>1542380021</text:p>
          </table:table-cell>
          <table:table-cell table:style-name="ce5" office:value-type="float" office:value="2046837594" calcext:value-type="float">
            <text:p>2046837594</text:p>
          </table:table-cell>
          <table:table-cell table:style-name="ce5" office:value-type="float" office:value="562" calcext:value-type="float">
            <text:p>562</text:p>
          </table:table-cell>
        </table:table-row>
        <table:table-row table:style-name="ro1">
          <table:table-cell table:style-name="ce5" office:value-type="float" office:value="9040" calcext:value-type="float">
            <text:p>9040</text:p>
          </table:table-cell>
          <table:table-cell table:style-name="ce5" office:value-type="float" office:value="380111263" calcext:value-type="float">
            <text:p>380111263</text:p>
          </table:table-cell>
          <table:table-cell table:style-name="ce5" office:value-type="float" office:value="1663160648" calcext:value-type="float">
            <text:p>1663160648</text:p>
          </table:table-cell>
          <table:table-cell table:style-name="ce5" office:value-type="float" office:value="2147072271" calcext:value-type="float">
            <text:p>2147072271</text:p>
          </table:table-cell>
          <table:table-cell table:style-name="ce5" office:value-type="float" office:value="587" calcext:value-type="float">
            <text:p>587</text:p>
          </table:table-cell>
        </table:table-row>
        <table:table-row table:style-name="ro1"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606209012" calcext:value-type="float">
            <text:p>606209012</text:p>
          </table:table-cell>
          <table:table-cell table:style-name="ce5" office:value-type="float" office:value="1235911497" calcext:value-type="float">
            <text:p>1235911497</text:p>
          </table:table-cell>
          <table:table-cell table:style-name="ce5" office:value-type="float" office:value="482774172" calcext:value-type="float">
            <text:p>482774172</text:p>
          </table:table-cell>
          <table:table-cell table:style-name="ce5" office:value-type="float" office:value="612" calcext:value-type="float">
            <text:p>612</text:p>
          </table:table-cell>
        </table:table-row>
        <table:table-row table:style-name="ro1">
          <table:table-cell table:style-name="ce5" office:value-type="float" office:value="8425" calcext:value-type="float">
            <text:p>8425</text:p>
          </table:table-cell>
          <table:table-cell table:style-name="ce5" office:value-type="float" office:value="1420657675" calcext:value-type="float">
            <text:p>1420657675</text:p>
          </table:table-cell>
          <table:table-cell table:style-name="ce5" office:value-type="float" office:value="835024167" calcext:value-type="float">
            <text:p>835024167</text:p>
          </table:table-cell>
          <table:table-cell table:style-name="ce5" office:value-type="float" office:value="3300017470" calcext:value-type="float">
            <text:p>3300017470</text:p>
          </table:table-cell>
          <table:table-cell table:style-name="ce5" office:value-type="float" office:value="638" calcext:value-type="float">
            <text:p>638</text:p>
          </table:table-cell>
        </table:table-row>
        <table:table-row table:style-name="ro1">
          <table:table-cell table:style-name="ce5" office:value-type="float" office:value="984" calcext:value-type="float">
            <text:p>984</text:p>
          </table:table-cell>
          <table:table-cell table:style-name="ce5" office:value-type="float" office:value="699230633" calcext:value-type="float">
            <text:p>699230633</text:p>
          </table:table-cell>
          <table:table-cell table:style-name="ce5" office:value-type="float" office:value="37768413" calcext:value-type="float">
            <text:p>37768413</text:p>
          </table:table-cell>
          <table:table-cell table:style-name="ce5" office:value-type="float" office:value="718251916" calcext:value-type="float">
            <text:p>718251916</text:p>
          </table:table-cell>
          <table:table-cell table:style-name="ce5" office:value-type="float" office:value="664" calcext:value-type="float">
            <text:p>664</text:p>
          </table:table-cell>
        </table:table-row>
        <table:table-row table:style-name="ro1"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1415727392" calcext:value-type="float">
            <text:p>1415727392</text:p>
          </table:table-cell>
          <table:table-cell table:style-name="ce5" office:value-type="float" office:value="150305241" calcext:value-type="float">
            <text:p>150305241</text:p>
          </table:table-cell>
          <table:table-cell table:style-name="ce5" office:value-type="float" office:value="3727207935" calcext:value-type="float">
            <text:p>3727207935</text:p>
          </table:table-cell>
          <table:table-cell table:style-name="ce5" office:value-type="float" office:value="690" calcext:value-type="float">
            <text:p>690</text:p>
          </table:table-cell>
        </table:table-row>
        <table:table-row table:style-name="ro1">
          <table:table-cell table:style-name="ce5" office:value-type="float" office:value="5686" calcext:value-type="float">
            <text:p>5686</text:p>
          </table:table-cell>
          <table:table-cell table:style-name="ce5" office:value-type="float" office:value="1292443033" calcext:value-type="float">
            <text:p>1292443033</text:p>
          </table:table-cell>
          <table:table-cell table:style-name="ce5" office:value-type="float" office:value="1809305218" calcext:value-type="float">
            <text:p>1809305218</text:p>
          </table:table-cell>
          <table:table-cell table:style-name="ce5" office:value-type="float" office:value="830260436" calcext:value-type="float">
            <text:p>830260436</text:p>
          </table:table-cell>
          <table:table-cell table:style-name="ce5" office:value-type="float" office:value="716" calcext:value-type="float">
            <text:p>716</text:p>
          </table:table-cell>
        </table:table-row>
        <table:table-row table:style-name="ro1">
          <table:table-cell table:style-name="ce5" office:value-type="float" office:value="7176" calcext:value-type="float">
            <text:p>7176</text:p>
          </table:table-cell>
          <table:table-cell table:style-name="ce5" office:value-type="float" office:value="879612723" calcext:value-type="float">
            <text:p>879612723</text:p>
          </table:table-cell>
          <table:table-cell table:style-name="ce5" office:value-type="float" office:value="1714554125" calcext:value-type="float">
            <text:p>1714554125</text:p>
          </table:table-cell>
          <table:table-cell table:style-name="ce5" office:value-type="float" office:value="458891117" calcext:value-type="float">
            <text:p>458891117</text:p>
          </table:table-cell>
          <table:table-cell table:style-name="ce5" office:value-type="float" office:value="742" calcext:value-type="float">
            <text:p>742</text:p>
          </table:table-cell>
        </table:table-row>
        <table:table-row table:style-name="ro1">
          <table:table-cell table:style-name="ce5" office:value-type="float" office:value="1375" calcext:value-type="float">
            <text:p>1375</text:p>
          </table:table-cell>
          <table:table-cell table:style-name="ce5" office:value-type="float" office:value="978238169" calcext:value-type="float">
            <text:p>978238169</text:p>
          </table:table-cell>
          <table:table-cell table:style-name="ce5" office:value-type="float" office:value="252084667" calcext:value-type="float">
            <text:p>252084667</text:p>
          </table:table-cell>
          <table:table-cell table:style-name="ce5" office:value-type="float" office:value="3337850266" calcext:value-type="float">
            <text:p>3337850266</text:p>
          </table:table-cell>
          <table:table-cell table:style-name="ce5" office:value-type="float" office:value="768" calcext:value-type="float">
            <text:p>768</text:p>
          </table:table-cell>
        </table:table-row>
        <table:table-row table:style-name="ro1">
          <table:table-cell table:style-name="ce5" office:value-type="float" office:value="6539" calcext:value-type="float">
            <text:p>6539</text:p>
          </table:table-cell>
          <table:table-cell table:style-name="ce5" office:value-type="float" office:value="535416375" calcext:value-type="float">
            <text:p>535416375</text:p>
          </table:table-cell>
          <table:table-cell table:style-name="ce5" office:value-type="float" office:value="816579387" calcext:value-type="float">
            <text:p>816579387</text:p>
          </table:table-cell>
          <table:table-cell table:style-name="ce5" office:value-type="float" office:value="3399868790" calcext:value-type="float">
            <text:p>3399868790</text:p>
          </table:table-cell>
          <table:table-cell table:style-name="ce5" office:value-type="float" office:value="795" calcext:value-type="float">
            <text:p>795</text:p>
          </table:table-cell>
        </table:table-row>
        <table:table-row table:style-name="ro1">
          <table:table-cell table:style-name="ce5" office:value-type="float" office:value="1456" calcext:value-type="float">
            <text:p>1456</text:p>
          </table:table-cell>
          <table:table-cell table:style-name="ce5" office:value-type="float" office:value="1996340948" calcext:value-type="float">
            <text:p>1996340948</text:p>
          </table:table-cell>
          <table:table-cell table:style-name="ce5" office:value-type="float" office:value="1272534106" calcext:value-type="float">
            <text:p>1272534106</text:p>
          </table:table-cell>
          <table:table-cell table:style-name="ce5" office:value-type="float" office:value="1501907645" calcext:value-type="float">
            <text:p>1501907645</text:p>
          </table:table-cell>
          <table:table-cell table:style-name="ce5" office:value-type="float" office:value="822" calcext:value-type="float">
            <text:p>822</text:p>
          </table:table-cell>
        </table:table-row>
        <table:table-row table:style-name="ro1">
          <table:table-cell table:style-name="ce5" office:value-type="float" office:value="828" calcext:value-type="float">
            <text:p>828</text:p>
          </table:table-cell>
          <table:table-cell table:style-name="ce5" office:value-type="float" office:value="449887034" calcext:value-type="float">
            <text:p>449887034</text:p>
          </table:table-cell>
          <table:table-cell table:style-name="ce5" office:value-type="float" office:value="2004238983" calcext:value-type="float">
            <text:p>2004238983</text:p>
          </table:table-cell>
          <table:table-cell table:style-name="ce5" office:value-type="float" office:value="3693419198" calcext:value-type="float">
            <text:p>3693419198</text:p>
          </table:table-cell>
          <table:table-cell table:style-name="ce5" office:value-type="float" office:value="849" calcext:value-type="float">
            <text:p>849</text:p>
          </table:table-cell>
        </table:table-row>
        <table:table-row table:style-name="ro1">
          <table:table-cell table:style-name="ce5" office:value-type="float" office:value="8129" calcext:value-type="float">
            <text:p>8129</text:p>
          </table:table-cell>
          <table:table-cell table:style-name="ce5" office:value-type="float" office:value="479379055" calcext:value-type="float">
            <text:p>479379055</text:p>
          </table:table-cell>
          <table:table-cell table:style-name="ce5" office:value-type="float" office:value="833341701" calcext:value-type="float">
            <text:p>833341701</text:p>
          </table:table-cell>
          <table:table-cell table:style-name="ce5" office:value-type="float" office:value="2563423325" calcext:value-type="float">
            <text:p>2563423325</text:p>
          </table:table-cell>
          <table:table-cell table:style-name="ce5" office:value-type="float" office:value="876" calcext:value-type="float">
            <text:p>876</text:p>
          </table:table-cell>
        </table:table-row>
        <table:table-row table:style-name="ro1">
          <table:table-cell table:style-name="ce5" office:value-type="float" office:value="616" calcext:value-type="float">
            <text:p>616</text:p>
          </table:table-cell>
          <table:table-cell table:style-name="ce5" office:value-type="float" office:value="775308873" calcext:value-type="float">
            <text:p>775308873</text:p>
          </table:table-cell>
          <table:table-cell table:style-name="ce5" office:value-type="float" office:value="1474371848" calcext:value-type="float">
            <text:p>1474371848</text:p>
          </table:table-cell>
          <table:table-cell table:style-name="ce5" office:value-type="float" office:value="3053542851" calcext:value-type="float">
            <text:p>3053542851</text:p>
          </table:table-cell>
          <table:table-cell table:style-name="ce5" office:value-type="float" office:value="904" calcext:value-type="float">
            <text:p>904</text:p>
          </table:table-cell>
        </table:table-row>
        <table:table-row table:style-name="ro1">
          <table:table-cell table:style-name="ce5" office:value-type="float" office:value="2900" calcext:value-type="float">
            <text:p>2900</text:p>
          </table:table-cell>
          <table:table-cell table:style-name="ce5" office:value-type="float" office:value="423004321" calcext:value-type="float">
            <text:p>423004321</text:p>
          </table:table-cell>
          <table:table-cell table:style-name="ce5" office:value-type="float" office:value="1715039336" calcext:value-type="float">
            <text:p>1715039336</text:p>
          </table:table-cell>
          <table:table-cell table:style-name="ce5" office:value-type="float" office:value="740779425" calcext:value-type="float">
            <text:p>740779425</text:p>
          </table:table-cell>
          <table:table-cell table:style-name="ce5" office:value-type="float" office:value="932" calcext:value-type="float">
            <text:p>932</text:p>
          </table:table-cell>
        </table:table-row>
        <table:table-row table:style-name="ro1"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42647666" calcext:value-type="float">
            <text:p>742647666</text:p>
          </table:table-cell>
          <table:table-cell table:style-name="ce5" office:value-type="float" office:value="1697054162" calcext:value-type="float">
            <text:p>1697054162</text:p>
          </table:table-cell>
          <table:table-cell table:style-name="ce5" office:value-type="float" office:value="1791255617" calcext:value-type="float">
            <text:p>1791255617</text:p>
          </table:table-cell>
          <table:table-cell table:style-name="ce5" office:value-type="float" office:value="960" calcext:value-type="float">
            <text:p>960</text:p>
          </table:table-cell>
        </table:table-row>
        <table:table-row table:style-name="ro1">
          <table:table-cell table:style-name="ce5" office:value-type="float" office:value="738" calcext:value-type="float">
            <text:p>738</text:p>
          </table:table-cell>
          <table:table-cell table:style-name="ce5" office:value-type="float" office:value="1269000346" calcext:value-type="float">
            <text:p>1269000346</text:p>
          </table:table-cell>
          <table:table-cell table:style-name="ce5" office:value-type="float" office:value="1743141667" calcext:value-type="float">
            <text:p>1743141667</text:p>
          </table:table-cell>
          <table:table-cell table:style-name="ce5" office:value-type="float" office:value="2890879155" calcext:value-type="float">
            <text:p>2890879155</text:p>
          </table:table-cell>
          <table:table-cell table:style-name="ce5" office:value-type="float" office:value="988" calcext:value-type="float">
            <text:p>988</text:p>
          </table:table-cell>
        </table:table-row>
        <table:table-row table:style-name="ro1">
          <table:table-cell table:style-name="ce5" office:value-type="float" office:value="9432" calcext:value-type="float">
            <text:p>9432</text:p>
          </table:table-cell>
          <table:table-cell table:style-name="ce5" office:value-type="float" office:value="1158381574" calcext:value-type="float">
            <text:p>1158381574</text:p>
          </table:table-cell>
          <table:table-cell table:style-name="ce5" office:value-type="float" office:value="1496939367" calcext:value-type="float">
            <text:p>1496939367</text:p>
          </table:table-cell>
          <table:table-cell table:style-name="ce5" office:value-type="float" office:value="2623380694" calcext:value-type="float">
            <text:p>2623380694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float" office:value="8724" calcext:value-type="float">
            <text:p>8724</text:p>
          </table:table-cell>
          <table:table-cell table:style-name="ce5" office:value-type="float" office:value="1797420071" calcext:value-type="float">
            <text:p>1797420071</text:p>
          </table:table-cell>
          <table:table-cell table:style-name="ce5" office:value-type="float" office:value="1162239433" calcext:value-type="float">
            <text:p>1162239433</text:p>
          </table:table-cell>
          <table:table-cell table:style-name="ce5" office:value-type="float" office:value="1704365839" calcext:value-type="float">
            <text:p>1704365839</text:p>
          </table:table-cell>
          <table:table-cell table:style-name="ce5" office:value-type="float" office:value="44" calcext:value-type="float">
            <text:p>44</text:p>
          </table:table-cell>
        </table:table-row>
        <table:table-row table:style-name="ro1">
          <table:table-cell table:style-name="ce5" office:value-type="float" office:value="5150" calcext:value-type="float">
            <text:p>5150</text:p>
          </table:table-cell>
          <table:table-cell table:style-name="ce5" office:value-type="float" office:value="928251112" calcext:value-type="float">
            <text:p>928251112</text:p>
          </table:table-cell>
          <table:table-cell table:style-name="ce5" office:value-type="float" office:value="1199342255" calcext:value-type="float">
            <text:p>1199342255</text:p>
          </table:table-cell>
          <table:table-cell table:style-name="ce5" office:value-type="float" office:value="859860713" calcext:value-type="float">
            <text:p>859860713</text:p>
          </table:table-cell>
          <table:table-cell table:style-name="ce5" office:value-type="float" office:value="73" calcext:value-type="float">
            <text:p>73</text:p>
          </table:table-cell>
        </table:table-row>
        <table:table-row table:style-name="ro1">
          <table:table-cell table:style-name="ce5" office:value-type="float" office:value="1044" calcext:value-type="float">
            <text:p>1044</text:p>
          </table:table-cell>
          <table:table-cell table:style-name="ce5" office:value-type="float" office:value="1245056687" calcext:value-type="float">
            <text:p>1245056687</text:p>
          </table:table-cell>
          <table:table-cell table:style-name="ce5" office:value-type="float" office:value="454253174" calcext:value-type="float">
            <text:p>454253174</text:p>
          </table:table-cell>
          <table:table-cell table:style-name="ce5" office:value-type="float" office:value="1736571389" calcext:value-type="float">
            <text:p>1736571389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table:style-name="ce5" office:value-type="float" office:value="4520" calcext:value-type="float">
            <text:p>4520</text:p>
          </table:table-cell>
          <table:table-cell table:style-name="ce5" office:value-type="float" office:value="1025530955" calcext:value-type="float">
            <text:p>1025530955</text:p>
          </table:table-cell>
          <table:table-cell table:style-name="ce5" office:value-type="float" office:value="1445881889" calcext:value-type="float">
            <text:p>1445881889</text:p>
          </table:table-cell>
          <table:table-cell table:style-name="ce5" office:value-type="float" office:value="1774737608" calcext:value-type="float">
            <text:p>1774737608</text:p>
          </table:table-cell>
          <table:table-cell table:style-name="ce5" office:value-type="float" office:value="131" calcext:value-type="float">
            <text:p>131</text:p>
          </table:table-cell>
        </table:table-row>
        <table:table-row table:style-name="ro1">
          <table:table-cell table:style-name="ce5" office:value-type="float" office:value="6920" calcext:value-type="float">
            <text:p>6920</text:p>
          </table:table-cell>
          <table:table-cell table:style-name="ce5" office:value-type="float" office:value="176125095" calcext:value-type="float">
            <text:p>176125095</text:p>
          </table:table-cell>
          <table:table-cell table:style-name="ce5" office:value-type="float" office:value="818465459" calcext:value-type="float">
            <text:p>818465459</text:p>
          </table:table-cell>
          <table:table-cell table:style-name="ce5" office:value-type="float" office:value="3078944603" calcext:value-type="float">
            <text:p>3078944603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5" office:value-type="float" office:value="8436" calcext:value-type="float">
            <text:p>8436</text:p>
          </table:table-cell>
          <table:table-cell table:style-name="ce5" office:value-type="float" office:value="2024817865" calcext:value-type="float">
            <text:p>2024817865</text:p>
          </table:table-cell>
          <table:table-cell table:style-name="ce5" office:value-type="float" office:value="1332130547" calcext:value-type="float">
            <text:p>1332130547</text:p>
          </table:table-cell>
          <table:table-cell table:style-name="ce5" office:value-type="float" office:value="2671660048" calcext:value-type="float">
            <text:p>2671660048</text:p>
          </table:table-cell>
          <table:table-cell table:style-name="ce5" office:value-type="float" office:value="190" calcext:value-type="float">
            <text:p>190</text:p>
          </table:table-cell>
        </table:table-row>
        <table:table-row table:style-name="ro1">
          <table:table-cell table:style-name="ce5" office:value-type="float" office:value="859" calcext:value-type="float">
            <text:p>859</text:p>
          </table:table-cell>
          <table:table-cell table:style-name="ce5" office:value-type="float" office:value="1844596430" calcext:value-type="float">
            <text:p>1844596430</text:p>
          </table:table-cell>
          <table:table-cell table:style-name="ce5" office:value-type="float" office:value="1978783161" calcext:value-type="float">
            <text:p>1978783161</text:p>
          </table:table-cell>
          <table:table-cell table:style-name="ce5" office:value-type="float" office:value="156255904" calcext:value-type="float">
            <text:p>156255904</text:p>
          </table:table-cell>
          <table:table-cell table:style-name="ce5" office:value-type="float" office:value="220" calcext:value-type="float">
            <text:p>220</text:p>
          </table:table-cell>
        </table:table-row>
        <table:table-row table:style-name="ro1">
          <table:table-cell table:style-name="ce5" office:value-type="float" office:value="3161" calcext:value-type="float">
            <text:p>3161</text:p>
          </table:table-cell>
          <table:table-cell table:style-name="ce5" office:value-type="float" office:value="1171545264" calcext:value-type="float">
            <text:p>1171545264</text:p>
          </table:table-cell>
          <table:table-cell table:style-name="ce5" office:value-type="float" office:value="1448799383" calcext:value-type="float">
            <text:p>1448799383</text:p>
          </table:table-cell>
          <table:table-cell table:style-name="ce5" office:value-type="float" office:value="3048008785" calcext:value-type="float">
            <text:p>3048008785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9942" calcext:value-type="float">
            <text:p>9942</text:p>
          </table:table-cell>
          <table:table-cell table:style-name="ce5" office:value-type="float" office:value="880039588" calcext:value-type="float">
            <text:p>880039588</text:p>
          </table:table-cell>
          <table:table-cell table:style-name="ce5" office:value-type="float" office:value="1835300515" calcext:value-type="float">
            <text:p>1835300515</text:p>
          </table:table-cell>
          <table:table-cell table:style-name="ce5" office:value-type="float" office:value="1389500957" calcext:value-type="float">
            <text:p>1389500957</text:p>
          </table:table-cell>
          <table:table-cell table:style-name="ce5" office:value-type="float" office:value="280" calcext:value-type="float">
            <text:p>280</text:p>
          </table:table-cell>
        </table:table-row>
        <table:table-row table:style-name="ro1">
          <table:table-cell table:style-name="ce5" office:value-type="float" office:value="4277" calcext:value-type="float">
            <text:p>4277</text:p>
          </table:table-cell>
          <table:table-cell table:style-name="ce5" office:value-type="float" office:value="1919201590" calcext:value-type="float">
            <text:p>1919201590</text:p>
          </table:table-cell>
          <table:table-cell table:style-name="ce5" office:value-type="float" office:value="939146425" calcext:value-type="float">
            <text:p>939146425</text:p>
          </table:table-cell>
          <table:table-cell table:style-name="ce5" office:value-type="float" office:value="275223537" calcext:value-type="float">
            <text:p>275223537</text:p>
          </table:table-cell>
          <table:table-cell table:style-name="ce5" office:value-type="float" office:value="310" calcext:value-type="float">
            <text:p>310</text:p>
          </table:table-cell>
        </table:table-row>
        <table:table-row table:style-name="ro1">
          <table:table-cell table:style-name="ce5" office:value-type="float" office:value="1558" calcext:value-type="float">
            <text:p>1558</text:p>
          </table:table-cell>
          <table:table-cell table:style-name="ce5" office:value-type="float" office:value="1096865366" calcext:value-type="float">
            <text:p>1096865366</text:p>
          </table:table-cell>
          <table:table-cell table:style-name="ce5" office:value-type="float" office:value="1793331201" calcext:value-type="float">
            <text:p>1793331201</text:p>
          </table:table-cell>
          <table:table-cell table:style-name="ce5" office:value-type="float" office:value="2638741636" calcext:value-type="float">
            <text:p>2638741636</text:p>
          </table:table-cell>
          <table:table-cell table:style-name="ce5" office:value-type="float" office:value="340" calcext:value-type="float">
            <text:p>340</text:p>
          </table:table-cell>
        </table:table-row>
        <table:table-row table:style-name="ro1"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557273807" calcext:value-type="float">
            <text:p>557273807</text:p>
          </table:table-cell>
          <table:table-cell table:style-name="ce5" office:value-type="float" office:value="756487169" calcext:value-type="float">
            <text:p>756487169</text:p>
          </table:table-cell>
          <table:table-cell table:style-name="ce5" office:value-type="float" office:value="1761755984" calcext:value-type="float">
            <text:p>1761755984</text:p>
          </table:table-cell>
          <table:table-cell table:style-name="ce5" office:value-type="float" office:value="371" calcext:value-type="float">
            <text:p>371</text:p>
          </table:table-cell>
        </table:table-row>
        <table:table-row table:style-name="ro1">
          <table:table-cell table:style-name="ce5" office:value-type="float" office:value="8460" calcext:value-type="float">
            <text:p>8460</text:p>
          </table:table-cell>
          <table:table-cell table:style-name="ce5" office:value-type="float" office:value="1906546538" calcext:value-type="float">
            <text:p>1906546538</text:p>
          </table:table-cell>
          <table:table-cell table:style-name="ce5" office:value-type="float" office:value="36135040" calcext:value-type="float">
            <text:p>36135040</text:p>
          </table:table-cell>
          <table:table-cell table:style-name="ce5" office:value-type="float" office:value="197616302" calcext:value-type="float">
            <text:p>197616302</text:p>
          </table:table-cell>
          <table:table-cell table:style-name="ce5" office:value-type="float" office:value="402" calcext:value-type="float">
            <text:p>402</text:p>
          </table:table-cell>
        </table:table-row>
        <table:table-row table:style-name="ro1">
          <table:table-cell table:style-name="ce5" office:value-type="float" office:value="5843" calcext:value-type="float">
            <text:p>5843</text:p>
          </table:table-cell>
          <table:table-cell table:style-name="ce5" office:value-type="float" office:value="2062220628" calcext:value-type="float">
            <text:p>2062220628</text:p>
          </table:table-cell>
          <table:table-cell table:style-name="ce5" office:value-type="float" office:value="1328743752" calcext:value-type="float">
            <text:p>1328743752</text:p>
          </table:table-cell>
          <table:table-cell table:style-name="ce5" office:value-type="float" office:value="3417759277" calcext:value-type="float">
            <text:p>3417759277</text:p>
          </table:table-cell>
          <table:table-cell table:style-name="ce5" office:value-type="float" office:value="433" calcext:value-type="float">
            <text:p>433</text:p>
          </table:table-cell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757705047" calcext:value-type="float">
            <text:p>757705047</text:p>
          </table:table-cell>
          <table:table-cell table:style-name="ce5" office:value-type="float" office:value="1708376187" calcext:value-type="float">
            <text:p>1708376187</text:p>
          </table:table-cell>
          <table:table-cell table:style-name="ce5" office:value-type="float" office:value="2863241624" calcext:value-type="float">
            <text:p>2863241624</text:p>
          </table:table-cell>
          <table:table-cell table:style-name="ce5" office:value-type="float" office:value="464" calcext:value-type="float">
            <text:p>464</text:p>
          </table:table-cell>
        </table:table-row>
        <table:table-row table:style-name="ro1">
          <table:table-cell table:style-name="ce5" office:value-type="float" office:value="3598" calcext:value-type="float">
            <text:p>3598</text:p>
          </table:table-cell>
          <table:table-cell table:style-name="ce5" office:value-type="float" office:value="1759061005" calcext:value-type="float">
            <text:p>1759061005</text:p>
          </table:table-cell>
          <table:table-cell table:style-name="ce5" office:value-type="float" office:value="1456956824" calcext:value-type="float">
            <text:p>1456956824</text:p>
          </table:table-cell>
          <table:table-cell table:style-name="ce5" office:value-type="float" office:value="4111883079" calcext:value-type="float">
            <text:p>4111883079</text:p>
          </table:table-cell>
          <table:table-cell table:style-name="ce5" office:value-type="float" office:value="496" calcext:value-type="float">
            <text:p>496</text:p>
          </table:table-cell>
        </table:table-row>
        <table:table-row table:style-name="ro1">
          <table:table-cell table:style-name="ce5" office:value-type="float" office:value="3741" calcext:value-type="float">
            <text:p>3741</text:p>
          </table:table-cell>
          <table:table-cell table:style-name="ce5" office:value-type="float" office:value="1692330655" calcext:value-type="float">
            <text:p>1692330655</text:p>
          </table:table-cell>
          <table:table-cell table:style-name="ce5" office:value-type="float" office:value="1775247189" calcext:value-type="float">
            <text:p>1775247189</text:p>
          </table:table-cell>
          <table:table-cell table:style-name="ce5" office:value-type="float" office:value="4136951982" calcext:value-type="float">
            <text:p>4136951982</text:p>
          </table:table-cell>
          <table:table-cell table:style-name="ce5" office:value-type="float" office:value="528" calcext:value-type="float">
            <text:p>528</text:p>
          </table:table-cell>
        </table:table-row>
        <table:table-row table:style-name="ro1">
          <table:table-cell table:style-name="ce5" office:value-type="float" office:value="1886" calcext:value-type="float">
            <text:p>1886</text:p>
          </table:table-cell>
          <table:table-cell table:style-name="ce5" office:value-type="float" office:value="1584397287" calcext:value-type="float">
            <text:p>1584397287</text:p>
          </table:table-cell>
          <table:table-cell table:style-name="ce5" office:value-type="float" office:value="688204547" calcext:value-type="float">
            <text:p>688204547</text:p>
          </table:table-cell>
          <table:table-cell table:style-name="ce5" office:value-type="float" office:value="3081423431" calcext:value-type="float">
            <text:p>3081423431</text:p>
          </table:table-cell>
          <table:table-cell table:style-name="ce5" office:value-type="float" office:value="560" calcext:value-type="float">
            <text:p>560</text:p>
          </table:table-cell>
        </table:table-row>
        <table:table-row table:style-name="ro1">
          <table:table-cell table:style-name="ce5" office:value-type="float" office:value="1529" calcext:value-type="float">
            <text:p>1529</text:p>
          </table:table-cell>
          <table:table-cell table:style-name="ce5" office:value-type="float" office:value="624440009" calcext:value-type="float">
            <text:p>624440009</text:p>
          </table:table-cell>
          <table:table-cell table:style-name="ce5" office:value-type="float" office:value="1064548460" calcext:value-type="float">
            <text:p>1064548460</text:p>
          </table:table-cell>
          <table:table-cell table:style-name="ce5" office:value-type="float" office:value="1705748556" calcext:value-type="float">
            <text:p>1705748556</text:p>
          </table:table-cell>
          <table:table-cell table:style-name="ce5" office:value-type="float" office:value="592" calcext:value-type="float">
            <text:p>592</text:p>
          </table:table-cell>
        </table:table-row>
        <table:table-row table:style-name="ro1">
          <table:table-cell table:style-name="ce5" office:value-type="float" office:value="637" calcext:value-type="float">
            <text:p>637</text:p>
          </table:table-cell>
          <table:table-cell table:style-name="ce5" office:value-type="float" office:value="1034851858" calcext:value-type="float">
            <text:p>1034851858</text:p>
          </table:table-cell>
          <table:table-cell table:style-name="ce5" office:value-type="float" office:value="2019792493" calcext:value-type="float">
            <text:p>2019792493</text:p>
          </table:table-cell>
          <table:table-cell table:style-name="ce5" office:value-type="float" office:value="3675870173" calcext:value-type="float">
            <text:p>3675870173</text:p>
          </table:table-cell>
          <table:table-cell table:style-name="ce5" office:value-type="float" office:value="624" calcext:value-type="float">
            <text:p>624</text:p>
          </table:table-cell>
        </table:table-row>
        <table:table-row table:style-name="ro1"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1944894112" calcext:value-type="float">
            <text:p>1944894112</text:p>
          </table:table-cell>
          <table:table-cell table:style-name="ce5" office:value-type="float" office:value="466711586" calcext:value-type="float">
            <text:p>466711586</text:p>
          </table:table-cell>
          <table:table-cell table:style-name="ce5" office:value-type="float" office:value="2650803329" calcext:value-type="float">
            <text:p>2650803329</text:p>
          </table:table-cell>
          <table:table-cell table:style-name="ce5" office:value-type="float" office:value="656" calcext:value-type="float">
            <text:p>656</text:p>
          </table:table-cell>
        </table:table-row>
        <table:table-row table:style-name="ro1"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43302759" calcext:value-type="float">
            <text:p>443302759</text:p>
          </table:table-cell>
          <table:table-cell table:style-name="ce5" office:value-type="float" office:value="1413535879" calcext:value-type="float">
            <text:p>1413535879</text:p>
          </table:table-cell>
          <table:table-cell table:style-name="ce5" office:value-type="float" office:value="1302435880" calcext:value-type="float">
            <text:p>1302435880</text:p>
          </table:table-cell>
          <table:table-cell table:style-name="ce5" office:value-type="float" office:value="689" calcext:value-type="float">
            <text:p>689</text:p>
          </table:table-cell>
        </table:table-row>
        <table:table-row table:style-name="ro1">
          <table:table-cell table:style-name="ce5" office:value-type="float" office:value="491" calcext:value-type="float">
            <text:p>491</text:p>
          </table:table-cell>
          <table:table-cell table:style-name="ce5" office:value-type="float" office:value="1510941010" calcext:value-type="float">
            <text:p>1510941010</text:p>
          </table:table-cell>
          <table:table-cell table:style-name="ce5" office:value-type="float" office:value="979937902" calcext:value-type="float">
            <text:p>979937902</text:p>
          </table:table-cell>
          <table:table-cell table:style-name="ce5" office:value-type="float" office:value="1912697877" calcext:value-type="float">
            <text:p>1912697877</text:p>
          </table:table-cell>
          <table:table-cell table:style-name="ce5" office:value-type="float" office:value="722" calcext:value-type="float">
            <text:p>722</text:p>
          </table:table-cell>
        </table:table-row>
        <table:table-row table:style-name="ro1"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250871696" calcext:value-type="float">
            <text:p>250871696</text:p>
          </table:table-cell>
          <table:table-cell table:style-name="ce5" office:value-type="float" office:value="2065200193" calcext:value-type="float">
            <text:p>2065200193</text:p>
          </table:table-cell>
          <table:table-cell table:style-name="ce5" office:value-type="float" office:value="1724518234" calcext:value-type="float">
            <text:p>1724518234</text:p>
          </table:table-cell>
          <table:table-cell table:style-name="ce5" office:value-type="float" office:value="755" calcext:value-type="float">
            <text:p>755</text:p>
          </table:table-cell>
        </table:table-row>
        <table:table-row table:style-name="ro1"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1099706075" calcext:value-type="float">
            <text:p>1099706075</text:p>
          </table:table-cell>
          <table:table-cell table:style-name="ce5" office:value-type="float" office:value="2014386215" calcext:value-type="float">
            <text:p>2014386215</text:p>
          </table:table-cell>
          <table:table-cell table:style-name="ce5" office:value-type="float" office:value="2188811213" calcext:value-type="float">
            <text:p>2188811213</text:p>
          </table:table-cell>
          <table:table-cell table:style-name="ce5" office:value-type="float" office:value="788" calcext:value-type="float">
            <text:p>788</text:p>
          </table:table-cell>
        </table:table-row>
        <table:table-row table:style-name="ro1">
          <table:table-cell table:style-name="ce5" office:value-type="float" office:value="1225" calcext:value-type="float">
            <text:p>1225</text:p>
          </table:table-cell>
          <table:table-cell table:style-name="ce5" office:value-type="float" office:value="1634502180" calcext:value-type="float">
            <text:p>1634502180</text:p>
          </table:table-cell>
          <table:table-cell table:style-name="ce5" office:value-type="float" office:value="93227960" calcext:value-type="float">
            <text:p>93227960</text:p>
          </table:table-cell>
          <table:table-cell table:style-name="ce5" office:value-type="float" office:value="618614939" calcext:value-type="float">
            <text:p>618614939</text:p>
          </table:table-cell>
          <table:table-cell table:style-name="ce5" office:value-type="float" office:value="822" calcext:value-type="float">
            <text:p>822</text:p>
          </table:table-cell>
        </table:table-row>
        <table:table-row table:style-name="ro1">
          <table:table-cell table:style-name="ce5" office:value-type="float" office:value="4048" calcext:value-type="float">
            <text:p>4048</text:p>
          </table:table-cell>
          <table:table-cell table:style-name="ce5" office:value-type="float" office:value="1784080623" calcext:value-type="float">
            <text:p>1784080623</text:p>
          </table:table-cell>
          <table:table-cell table:style-name="ce5" office:value-type="float" office:value="498117293" calcext:value-type="float">
            <text:p>498117293</text:p>
          </table:table-cell>
          <table:table-cell table:style-name="ce5" office:value-type="float" office:value="1442222572" calcext:value-type="float">
            <text:p>1442222572</text:p>
          </table:table-cell>
          <table:table-cell table:style-name="ce5" office:value-type="float" office:value="856" calcext:value-type="float">
            <text:p>856</text:p>
          </table:table-cell>
        </table:table-row>
        <table:table-row table:style-name="ro1">
          <table:table-cell table:style-name="ce5" office:value-type="float" office:value="7064" calcext:value-type="float">
            <text:p>7064</text:p>
          </table:table-cell>
          <table:table-cell table:style-name="ce5" office:value-type="float" office:value="1709327828" calcext:value-type="float">
            <text:p>1709327828</text:p>
          </table:table-cell>
          <table:table-cell table:style-name="ce5" office:value-type="float" office:value="1771992484" calcext:value-type="float">
            <text:p>1771992484</text:p>
          </table:table-cell>
          <table:table-cell table:style-name="ce5" office:value-type="float" office:value="2833670958" calcext:value-type="float">
            <text:p>2833670958</text:p>
          </table:table-cell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1738810270" calcext:value-type="float">
            <text:p>1738810270</text:p>
          </table:table-cell>
          <table:table-cell table:style-name="ce5" office:value-type="float" office:value="1460138907" calcext:value-type="float">
            <text:p>1460138907</text:p>
          </table:table-cell>
          <table:table-cell table:style-name="ce5" office:value-type="float" office:value="1677157885" calcext:value-type="float">
            <text:p>1677157885</text:p>
          </table:table-cell>
          <table:table-cell table:style-name="ce5" office:value-type="float" office:value="924" calcext:value-type="float">
            <text:p>924</text:p>
          </table:table-cell>
        </table:table-row>
        <table:table-row table:style-name="ro1"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849856338" calcext:value-type="float">
            <text:p>849856338</text:p>
          </table:table-cell>
          <table:table-cell table:style-name="ce5" office:value-type="float" office:value="567241903" calcext:value-type="float">
            <text:p>567241903</text:p>
          </table:table-cell>
          <table:table-cell table:style-name="ce5" office:value-type="float" office:value="201358802" calcext:value-type="float">
            <text:p>201358802</text:p>
          </table:table-cell>
          <table:table-cell table:style-name="ce5" office:value-type="float" office:value="958" calcext:value-type="float">
            <text:p>958</text:p>
          </table:table-cell>
        </table:table-row>
        <table:table-row table:style-name="ro1">
          <table:table-cell table:style-name="ce5" office:value-type="float" office:value="541" calcext:value-type="float">
            <text:p>541</text:p>
          </table:table-cell>
          <table:table-cell table:style-name="ce5" office:value-type="float" office:value="1148999972" calcext:value-type="float">
            <text:p>1148999972</text:p>
          </table:table-cell>
          <table:table-cell table:style-name="ce5" office:value-type="float" office:value="1646136204" calcext:value-type="float">
            <text:p>1646136204</text:p>
          </table:table-cell>
          <table:table-cell table:style-name="ce5" office:value-type="float" office:value="2511442127" calcext:value-type="float">
            <text:p>2511442127</text:p>
          </table:table-cell>
          <table:table-cell table:style-name="ce5" office:value-type="float" office:value="992" calcext:value-type="float">
            <text:p>992</text:p>
          </table:table-cell>
        </table:table-row>
        <table:table-row table:style-name="ro1">
          <table:table-cell table:style-name="ce5" office:value-type="float" office:value="7657" calcext:value-type="float">
            <text:p>7657</text:p>
          </table:table-cell>
          <table:table-cell table:style-name="ce5" office:value-type="float" office:value="1570688437" calcext:value-type="float">
            <text:p>1570688437</text:p>
          </table:table-cell>
          <table:table-cell table:style-name="ce5" office:value-type="float" office:value="836066780" calcext:value-type="float">
            <text:p>836066780</text:p>
          </table:table-cell>
          <table:table-cell table:style-name="ce5" office:value-type="float" office:value="4030781546" calcext:value-type="float">
            <text:p>4030781546</text:p>
          </table:table-cell>
          <table:table-cell table:style-name="ce5" office:value-type="float" office:value="27" calcext:value-type="float">
            <text:p>27</text:p>
          </table:table-cell>
        </table:table-row>
        <table:table-row table:style-name="ro1">
          <table:table-cell table:style-name="ce5" office:value-type="float" office:value="827" calcext:value-type="float">
            <text:p>827</text:p>
          </table:table-cell>
          <table:table-cell table:style-name="ce5" office:value-type="float" office:value="273900492" calcext:value-type="float">
            <text:p>273900492</text:p>
          </table:table-cell>
          <table:table-cell table:style-name="ce5" office:value-type="float" office:value="1317608583" calcext:value-type="float">
            <text:p>1317608583</text:p>
          </table:table-cell>
          <table:table-cell table:style-name="ce5" office:value-type="float" office:value="4119025857" calcext:value-type="float">
            <text:p>4119025857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1724064162" calcext:value-type="float">
            <text:p>1724064162</text:p>
          </table:table-cell>
          <table:table-cell table:style-name="ce5" office:value-type="float" office:value="1566693250" calcext:value-type="float">
            <text:p>1566693250</text:p>
          </table:table-cell>
          <table:table-cell table:style-name="ce5" office:value-type="float" office:value="3151721439" calcext:value-type="float">
            <text:p>3151721439</text:p>
          </table:table-cell>
          <table:table-cell table:style-name="ce5" office:value-type="float" office:value="97" calcext:value-type="float">
            <text:p>97</text:p>
          </table:table-cell>
        </table:table-row>
        <table:table-row table:style-name="ro1">
          <table:table-cell table:style-name="ce5" office:value-type="float" office:value="3009" calcext:value-type="float">
            <text:p>3009</text:p>
          </table:table-cell>
          <table:table-cell table:style-name="ce5" office:value-type="float" office:value="1407594732" calcext:value-type="float">
            <text:p>1407594732</text:p>
          </table:table-cell>
          <table:table-cell table:style-name="ce5" office:value-type="float" office:value="1676359679" calcext:value-type="float">
            <text:p>1676359679</text:p>
          </table:table-cell>
          <table:table-cell table:style-name="ce5" office:value-type="float" office:value="242202175" calcext:value-type="float">
            <text:p>242202175</text:p>
          </table:table-cell>
          <table:table-cell table:style-name="ce5" office:value-type="float" office:value="132" calcext:value-type="float">
            <text:p>132</text:p>
          </table:table-cell>
        </table:table-row>
        <table:table-row table:style-name="ro1"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549033156" calcext:value-type="float">
            <text:p>549033156</text:p>
          </table:table-cell>
          <table:table-cell table:style-name="ce5" office:value-type="float" office:value="1224536620" calcext:value-type="float">
            <text:p>1224536620</text:p>
          </table:table-cell>
          <table:table-cell table:style-name="ce5" office:value-type="float" office:value="983432261" calcext:value-type="float">
            <text:p>983432261</text:p>
          </table:table-cell>
          <table:table-cell table:style-name="ce5" office:value-type="float" office:value="168" calcext:value-type="float">
            <text:p>168</text:p>
          </table:table-cell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950385060" calcext:value-type="float">
            <text:p>1950385060</text:p>
          </table:table-cell>
          <table:table-cell table:style-name="ce5" office:value-type="float" office:value="579289919" calcext:value-type="float">
            <text:p>579289919</text:p>
          </table:table-cell>
          <table:table-cell table:style-name="ce5" office:value-type="float" office:value="4245191820" calcext:value-type="float">
            <text:p>4245191820</text:p>
          </table:table-cell>
          <table:table-cell table:style-name="ce5" office:value-type="float" office:value="204" calcext:value-type="float">
            <text:p>204</text:p>
          </table:table-cell>
        </table:table-row>
        <table:table-row table:style-name="ro1">
          <table:table-cell table:style-name="ce5" office:value-type="float" office:value="3956" calcext:value-type="float">
            <text:p>3956</text:p>
          </table:table-cell>
          <table:table-cell table:style-name="ce5" office:value-type="float" office:value="551508990" calcext:value-type="float">
            <text:p>551508990</text:p>
          </table:table-cell>
          <table:table-cell table:style-name="ce5" office:value-type="float" office:value="1263097458" calcext:value-type="float">
            <text:p>1263097458</text:p>
          </table:table-cell>
          <table:table-cell table:style-name="ce5" office:value-type="float" office:value="3440519484" calcext:value-type="float">
            <text:p>3440519484</text:p>
          </table:table-cell>
          <table:table-cell table:style-name="ce5" office:value-type="float" office:value="240" calcext:value-type="float">
            <text:p>240</text:p>
          </table:table-cell>
        </table:table-row>
        <table:table-row table:style-name="ro1">
          <table:table-cell table:style-name="ce5" office:value-type="float" office:value="464" calcext:value-type="float">
            <text:p>464</text:p>
          </table:table-cell>
          <table:table-cell table:style-name="ce5" office:value-type="float" office:value="957628365" calcext:value-type="float">
            <text:p>957628365</text:p>
          </table:table-cell>
          <table:table-cell table:style-name="ce5" office:value-type="float" office:value="465057777" calcext:value-type="float">
            <text:p>465057777</text:p>
          </table:table-cell>
          <table:table-cell table:style-name="ce5" office:value-type="float" office:value="2446052033" calcext:value-type="float">
            <text:p>2446052033</text:p>
          </table:table-cell>
          <table:table-cell table:style-name="ce5" office:value-type="float" office:value="276" calcext:value-type="float">
            <text:p>276</text:p>
          </table:table-cell>
        </table:table-row>
        <table:table-row table:style-name="ro1">
          <table:table-cell table:style-name="ce5" office:value-type="float" office:value="7529" calcext:value-type="float">
            <text:p>7529</text:p>
          </table:table-cell>
          <table:table-cell table:style-name="ce5" office:value-type="float" office:value="1864697998" calcext:value-type="float">
            <text:p>1864697998</text:p>
          </table:table-cell>
          <table:table-cell table:style-name="ce5" office:value-type="float" office:value="1611783976" calcext:value-type="float">
            <text:p>1611783976</text:p>
          </table:table-cell>
          <table:table-cell table:style-name="ce5" office:value-type="float" office:value="1488666776" calcext:value-type="float">
            <text:p>1488666776</text:p>
          </table:table-cell>
          <table:table-cell table:style-name="ce5" office:value-type="float" office:value="312" calcext:value-type="float">
            <text:p>312</text:p>
          </table:table-cell>
        </table:table-row>
        <table:table-row table:style-name="ro1"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1684636341" calcext:value-type="float">
            <text:p>1684636341</text:p>
          </table:table-cell>
          <table:table-cell table:style-name="ce5" office:value-type="float" office:value="1469154592" calcext:value-type="float">
            <text:p>1469154592</text:p>
          </table:table-cell>
          <table:table-cell table:style-name="ce5" office:value-type="float" office:value="2398685461" calcext:value-type="float">
            <text:p>2398685461</text:p>
          </table:table-cell>
          <table:table-cell table:style-name="ce5" office:value-type="float" office:value="348" calcext:value-type="float">
            <text:p>348</text:p>
          </table:table-cell>
        </table:table-row>
        <table:table-row table:style-name="ro1">
          <table:table-cell table:style-name="ce5" office:value-type="float" office:value="732" calcext:value-type="float">
            <text:p>732</text:p>
          </table:table-cell>
          <table:table-cell table:style-name="ce5" office:value-type="float" office:value="416259786" calcext:value-type="float">
            <text:p>416259786</text:p>
          </table:table-cell>
          <table:table-cell table:style-name="ce5" office:value-type="float" office:value="858124333" calcext:value-type="float">
            <text:p>858124333</text:p>
          </table:table-cell>
          <table:table-cell table:style-name="ce5" office:value-type="float" office:value="3218513732" calcext:value-type="float">
            <text:p>3218513732</text:p>
          </table:table-cell>
          <table:table-cell table:style-name="ce5" office:value-type="float" office:value="385" calcext:value-type="float">
            <text:p>385</text:p>
          </table:table-cell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666013304" calcext:value-type="float">
            <text:p>666013304</text:p>
          </table:table-cell>
          <table:table-cell table:style-name="ce5" office:value-type="float" office:value="224635080" calcext:value-type="float">
            <text:p>224635080</text:p>
          </table:table-cell>
          <table:table-cell table:style-name="ce5" office:value-type="float" office:value="4049729117" calcext:value-type="float">
            <text:p>4049729117</text:p>
          </table:table-cell>
          <table:table-cell table:style-name="ce5" office:value-type="float" office:value="422" calcext:value-type="float">
            <text:p>422</text:p>
          </table:table-cell>
        </table:table-row>
        <table:table-row table:style-name="ro1">
          <table:table-cell table:style-name="ce5" office:value-type="float" office:value="793" calcext:value-type="float">
            <text:p>793</text:p>
          </table:table-cell>
          <table:table-cell table:style-name="ce5" office:value-type="float" office:value="1366155716" calcext:value-type="float">
            <text:p>1366155716</text:p>
          </table:table-cell>
          <table:table-cell table:style-name="ce5" office:value-type="float" office:value="1597218190" calcext:value-type="float">
            <text:p>1597218190</text:p>
          </table:table-cell>
          <table:table-cell table:style-name="ce5" office:value-type="float" office:value="3407965283" calcext:value-type="float">
            <text:p>3407965283</text:p>
          </table:table-cell>
          <table:table-cell table:style-name="ce5" office:value-type="float" office:value="459" calcext:value-type="float">
            <text:p>459</text:p>
          </table:table-cell>
        </table:table-row>
        <table:table-row table:style-name="ro1">
          <table:table-cell table:style-name="ce5" office:value-type="float" office:value="6447" calcext:value-type="float">
            <text:p>6447</text:p>
          </table:table-cell>
          <table:table-cell table:style-name="ce5" office:value-type="float" office:value="1565702594" calcext:value-type="float">
            <text:p>1565702594</text:p>
          </table:table-cell>
          <table:table-cell table:style-name="ce5" office:value-type="float" office:value="1942815684" calcext:value-type="float">
            <text:p>1942815684</text:p>
          </table:table-cell>
          <table:table-cell table:style-name="ce5" office:value-type="float" office:value="151030230" calcext:value-type="float">
            <text:p>151030230</text:p>
          </table:table-cell>
          <table:table-cell table:style-name="ce5" office:value-type="float" office:value="496" calcext:value-type="float">
            <text:p>496</text:p>
          </table:table-cell>
        </table:table-row>
        <table:table-row table:style-name="ro1"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823454356" calcext:value-type="float">
            <text:p>823454356</text:p>
          </table:table-cell>
          <table:table-cell table:style-name="ce5" office:value-type="float" office:value="1517217957" calcext:value-type="float">
            <text:p>1517217957</text:p>
          </table:table-cell>
          <table:table-cell table:style-name="ce5" office:value-type="float" office:value="2476989111" calcext:value-type="float">
            <text:p>2476989111</text:p>
          </table:table-cell>
          <table:table-cell table:style-name="ce5" office:value-type="float" office:value="534" calcext:value-type="float">
            <text:p>534</text:p>
          </table:table-cell>
        </table:table-row>
        <table:table-row table:style-name="ro1"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27059443" calcext:value-type="float">
            <text:p>427059443</text:p>
          </table:table-cell>
          <table:table-cell table:style-name="ce5" office:value-type="float" office:value="1569660775" calcext:value-type="float">
            <text:p>1569660775</text:p>
          </table:table-cell>
          <table:table-cell table:style-name="ce5" office:value-type="float" office:value="2741153058" calcext:value-type="float">
            <text:p>2741153058</text:p>
          </table:table-cell>
          <table:table-cell table:style-name="ce5" office:value-type="float" office:value="572" calcext:value-type="float">
            <text:p>572</text:p>
          </table:table-cell>
        </table:table-row>
        <table:table-row table:style-name="ro1">
          <table:table-cell table:style-name="ce5" office:value-type="float" office:value="722" calcext:value-type="float">
            <text:p>722</text:p>
          </table:table-cell>
          <table:table-cell table:style-name="ce5" office:value-type="float" office:value="934614563" calcext:value-type="float">
            <text:p>934614563</text:p>
          </table:table-cell>
          <table:table-cell table:style-name="ce5" office:value-type="float" office:value="1063347671" calcext:value-type="float">
            <text:p>1063347671</text:p>
          </table:table-cell>
          <table:table-cell table:style-name="ce5" office:value-type="float" office:value="2946800710" calcext:value-type="float">
            <text:p>2946800710</text:p>
          </table:table-cell>
          <table:table-cell table:style-name="ce5" office:value-type="float" office:value="610" calcext:value-type="float">
            <text:p>610</text:p>
          </table:table-cell>
        </table:table-row>
        <table:table-row table:style-name="ro1"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826922901" calcext:value-type="float">
            <text:p>826922901</text:p>
          </table:table-cell>
          <table:table-cell table:style-name="ce5" office:value-type="float" office:value="700256935" calcext:value-type="float">
            <text:p>700256935</text:p>
          </table:table-cell>
          <table:table-cell table:style-name="ce5" office:value-type="float" office:value="2877887120" calcext:value-type="float">
            <text:p>2877887120</text:p>
          </table:table-cell>
          <table:table-cell table:style-name="ce5" office:value-type="float" office:value="648" calcext:value-type="float">
            <text:p>648</text:p>
          </table:table-cell>
        </table:table-row>
        <table:table-row table:style-name="ro1">
          <table:table-cell table:style-name="ce5" office:value-type="float" office:value="3977" calcext:value-type="float">
            <text:p>3977</text:p>
          </table:table-cell>
          <table:table-cell table:style-name="ce5" office:value-type="float" office:value="1090578418" calcext:value-type="float">
            <text:p>1090578418</text:p>
          </table:table-cell>
          <table:table-cell table:style-name="ce5" office:value-type="float" office:value="427153770" calcext:value-type="float">
            <text:p>427153770</text:p>
          </table:table-cell>
          <table:table-cell table:style-name="ce5" office:value-type="float" office:value="2733468730" calcext:value-type="float">
            <text:p>2733468730</text:p>
          </table:table-cell>
          <table:table-cell table:style-name="ce5" office:value-type="float" office:value="686" calcext:value-type="float">
            <text:p>686</text:p>
          </table:table-cell>
        </table:table-row>
        <table:table-row table:style-name="ro1">
          <table:table-cell table:style-name="ce5" office:value-type="float" office:value="6259" calcext:value-type="float">
            <text:p>6259</text:p>
          </table:table-cell>
          <table:table-cell table:style-name="ce5" office:value-type="float" office:value="1346137223" calcext:value-type="float">
            <text:p>1346137223</text:p>
          </table:table-cell>
          <table:table-cell table:style-name="ce5" office:value-type="float" office:value="1507534594" calcext:value-type="float">
            <text:p>1507534594</text:p>
          </table:table-cell>
          <table:table-cell table:style-name="ce5" office:value-type="float" office:value="3907431328" calcext:value-type="float">
            <text:p>3907431328</text:p>
          </table:table-cell>
          <table:table-cell table:style-name="ce5" office:value-type="float" office:value="724" calcext:value-type="float">
            <text:p>724</text:p>
          </table:table-cell>
        </table:table-row>
        <table:table-row table:style-name="ro1">
          <table:table-cell table:style-name="ce5" office:value-type="float" office:value="9273" calcext:value-type="float">
            <text:p>9273</text:p>
          </table:table-cell>
          <table:table-cell table:style-name="ce5" office:value-type="float" office:value="1419916423" calcext:value-type="float">
            <text:p>1419916423</text:p>
          </table:table-cell>
          <table:table-cell table:style-name="ce5" office:value-type="float" office:value="317723429" calcext:value-type="float">
            <text:p>317723429</text:p>
          </table:table-cell>
          <table:table-cell table:style-name="ce5" office:value-type="float" office:value="1907610376" calcext:value-type="float">
            <text:p>1907610376</text:p>
          </table:table-cell>
          <table:table-cell table:style-name="ce5" office:value-type="float" office:value="763" calcext:value-type="float">
            <text:p>763</text:p>
          </table:table-cell>
        </table:table-row>
        <table:table-row table:style-name="ro1">
          <table:table-cell table:style-name="ce5" office:value-type="float" office:value="7300" calcext:value-type="float">
            <text:p>7300</text:p>
          </table:table-cell>
          <table:table-cell table:style-name="ce5" office:value-type="float" office:value="522995150" calcext:value-type="float">
            <text:p>522995150</text:p>
          </table:table-cell>
          <table:table-cell table:style-name="ce5" office:value-type="float" office:value="1863537217" calcext:value-type="float">
            <text:p>1863537217</text:p>
          </table:table-cell>
          <table:table-cell table:style-name="ce5" office:value-type="float" office:value="906134469" calcext:value-type="float">
            <text:p>906134469</text:p>
          </table:table-cell>
          <table:table-cell table:style-name="ce5" office:value-type="float" office:value="802" calcext:value-type="float">
            <text:p>802</text:p>
          </table:table-cell>
        </table:table-row>
        <table:table-row table:style-name="ro1">
          <table:table-cell table:style-name="ce5" office:value-type="float" office:value="3675" calcext:value-type="float">
            <text:p>3675</text:p>
          </table:table-cell>
          <table:table-cell table:style-name="ce5" office:value-type="float" office:value="1763185233" calcext:value-type="float">
            <text:p>1763185233</text:p>
          </table:table-cell>
          <table:table-cell table:style-name="ce5" office:value-type="float" office:value="437280957" calcext:value-type="float">
            <text:p>437280957</text:p>
          </table:table-cell>
          <table:table-cell table:style-name="ce5" office:value-type="float" office:value="889686229" calcext:value-type="float">
            <text:p>889686229</text:p>
          </table:table-cell>
          <table:table-cell table:style-name="ce5" office:value-type="float" office:value="841" calcext:value-type="float">
            <text:p>841</text:p>
          </table:table-cell>
        </table:table-row>
        <table:table-row table:style-name="ro1">
          <table:table-cell table:style-name="ce5" office:value-type="float" office:value="9488" calcext:value-type="float">
            <text:p>9488</text:p>
          </table:table-cell>
          <table:table-cell table:style-name="ce5" office:value-type="float" office:value="635883112" calcext:value-type="float">
            <text:p>635883112</text:p>
          </table:table-cell>
          <table:table-cell table:style-name="ce5" office:value-type="float" office:value="840981251" calcext:value-type="float">
            <text:p>840981251</text:p>
          </table:table-cell>
          <table:table-cell table:style-name="ce5" office:value-type="float" office:value="3876979564" calcext:value-type="float">
            <text:p>3876979564</text:p>
          </table:table-cell>
          <table:table-cell table:style-name="ce5" office:value-type="float" office:value="880" calcext:value-type="float">
            <text:p>880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239953920" calcext:value-type="float">
            <text:p>239953920</text:p>
          </table:table-cell>
          <table:table-cell table:style-name="ce5" office:value-type="float" office:value="494810528" calcext:value-type="float">
            <text:p>494810528</text:p>
          </table:table-cell>
          <table:table-cell table:style-name="ce5" office:value-type="float" office:value="1373248020" calcext:value-type="float">
            <text:p>1373248020</text:p>
          </table:table-cell>
          <table:table-cell table:style-name="ce5" office:value-type="float" office:value="920" calcext:value-type="float">
            <text:p>92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718871970" calcext:value-type="float">
            <text:p>718871970</text:p>
          </table:table-cell>
          <table:table-cell table:style-name="ce5" office:value-type="float" office:value="1616028560" calcext:value-type="float">
            <text:p>1616028560</text:p>
          </table:table-cell>
          <table:table-cell table:style-name="ce5" office:value-type="float" office:value="3055411005" calcext:value-type="float">
            <text:p>3055411005</text:p>
          </table:table-cell>
          <table:table-cell table:style-name="ce5" office:value-type="float" office:value="960" calcext:value-type="float">
            <text:p>960</text:p>
          </table:table-cell>
        </table:table-row>
        <table:table-row table:style-name="ro1">
          <table:table-cell table:style-name="ce5" office:value-type="float" office:value="524" calcext:value-type="float">
            <text:p>524</text:p>
          </table:table-cell>
          <table:table-cell table:style-name="ce5" office:value-type="float" office:value="764743892" calcext:value-type="float">
            <text:p>764743892</text:p>
          </table:table-cell>
          <table:table-cell table:style-name="ce5" office:value-type="float" office:value="2046659980" calcext:value-type="float">
            <text:p>2046659980</text:p>
          </table:table-cell>
          <table:table-cell table:style-name="ce5" office:value-type="float" office:value="2127147635" calcext:value-type="float">
            <text:p>212714763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204" calcext:value-type="float">
            <text:p>5204</text:p>
          </table:table-cell>
          <table:table-cell table:style-name="ce5" office:value-type="float" office:value="1673777257" calcext:value-type="float">
            <text:p>1673777257</text:p>
          </table:table-cell>
          <table:table-cell table:style-name="ce5" office:value-type="float" office:value="739014640" calcext:value-type="float">
            <text:p>739014640</text:p>
          </table:table-cell>
          <table:table-cell table:style-name="ce5" office:value-type="float" office:value="1953773472" calcext:value-type="float">
            <text:p>1953773472</text:p>
          </table:table-cell>
          <table:table-cell table:style-name="ce5"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float" office:value="9542" calcext:value-type="float">
            <text:p>9542</text:p>
          </table:table-cell>
          <table:table-cell table:style-name="ce5" office:value-type="float" office:value="1625524033" calcext:value-type="float">
            <text:p>1625524033</text:p>
          </table:table-cell>
          <table:table-cell table:style-name="ce5" office:value-type="float" office:value="1162053085" calcext:value-type="float">
            <text:p>1162053085</text:p>
          </table:table-cell>
          <table:table-cell table:style-name="ce5" office:value-type="float" office:value="1125331447" calcext:value-type="float">
            <text:p>1125331447</text:p>
          </table:table-cell>
          <table:table-cell table:style-name="ce5" office:value-type="float" office:value="80" calcext:value-type="float">
            <text:p>80</text:p>
          </table:table-cell>
        </table:table-row>
        <table:table-row table:style-name="ro1">
          <table:table-cell table:style-name="ce5" office:value-type="float" office:value="1776" calcext:value-type="float">
            <text:p>1776</text:p>
          </table:table-cell>
          <table:table-cell table:style-name="ce5" office:value-type="float" office:value="1145251046" calcext:value-type="float">
            <text:p>1145251046</text:p>
          </table:table-cell>
          <table:table-cell table:style-name="ce5" office:value-type="float" office:value="1225098257" calcext:value-type="float">
            <text:p>1225098257</text:p>
          </table:table-cell>
          <table:table-cell table:style-name="ce5" office:value-type="float" office:value="3463359618" calcext:value-type="float">
            <text:p>3463359618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table:style-name="ce5" office:value-type="float" office:value="8356" calcext:value-type="float">
            <text:p>8356</text:p>
          </table:table-cell>
          <table:table-cell table:style-name="ce5" office:value-type="float" office:value="1890384127" calcext:value-type="float">
            <text:p>1890384127</text:p>
          </table:table-cell>
          <table:table-cell table:style-name="ce5" office:value-type="float" office:value="1079289943" calcext:value-type="float">
            <text:p>1079289943</text:p>
          </table:table-cell>
          <table:table-cell table:style-name="ce5" office:value-type="float" office:value="2561536101" calcext:value-type="float">
            <text:p>2561536101</text:p>
          </table:table-cell>
          <table:table-cell table:style-name="ce5" office:value-type="float" office:value="161" calcext:value-type="float">
            <text:p>161</text:p>
          </table:table-cell>
        </table:table-row>
        <table:table-row table:style-name="ro1">
          <table:table-cell table:style-name="ce5" office:value-type="float" office:value="4423" calcext:value-type="float">
            <text:p>4423</text:p>
          </table:table-cell>
          <table:table-cell table:style-name="ce5" office:value-type="float" office:value="1334386097" calcext:value-type="float">
            <text:p>1334386097</text:p>
          </table:table-cell>
          <table:table-cell table:style-name="ce5" office:value-type="float" office:value="1026141009" calcext:value-type="float">
            <text:p>1026141009</text:p>
          </table:table-cell>
          <table:table-cell table:style-name="ce5" office:value-type="float" office:value="1944283480" calcext:value-type="float">
            <text:p>1944283480</text:p>
          </table:table-cell>
          <table:table-cell table:style-name="ce5" office:value-type="float" office:value="202" calcext:value-type="float">
            <text:p>202</text:p>
          </table:table-cell>
        </table:table-row>
        <table:table-row table:style-name="ro1">
          <table:table-cell table:style-name="ce5" office:value-type="float" office:value="7953" calcext:value-type="float">
            <text:p>7953</text:p>
          </table:table-cell>
          <table:table-cell table:style-name="ce5" office:value-type="float" office:value="142632475" calcext:value-type="float">
            <text:p>142632475</text:p>
          </table:table-cell>
          <table:table-cell table:style-name="ce5" office:value-type="float" office:value="1747348174" calcext:value-type="float">
            <text:p>1747348174</text:p>
          </table:table-cell>
          <table:table-cell table:style-name="ce5" office:value-type="float" office:value="248894180" calcext:value-type="float">
            <text:p>248894180</text:p>
          </table:table-cell>
          <table:table-cell table:style-name="ce5" office:value-type="float" office:value="243" calcext:value-type="float">
            <text:p>243</text:p>
          </table:table-cell>
        </table:table-row>
        <table:table-row table:style-name="ro1">
          <table:table-cell table:style-name="ce5" office:value-type="float" office:value="2830" calcext:value-type="float">
            <text:p>2830</text:p>
          </table:table-cell>
          <table:table-cell table:style-name="ce5" office:value-type="float" office:value="969605563" calcext:value-type="float">
            <text:p>969605563</text:p>
          </table:table-cell>
          <table:table-cell table:style-name="ce5" office:value-type="float" office:value="920983143" calcext:value-type="float">
            <text:p>920983143</text:p>
          </table:table-cell>
          <table:table-cell table:style-name="ce5" office:value-type="float" office:value="354708835" calcext:value-type="float">
            <text:p>354708835</text:p>
          </table:table-cell>
          <table:table-cell table:style-name="ce5" office:value-type="float" office:value="284" calcext:value-type="float">
            <text:p>284</text:p>
          </table:table-cell>
        </table:table-row>
        <table:table-row table:style-name="ro1"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1005413682" calcext:value-type="float">
            <text:p>1005413682</text:p>
          </table:table-cell>
          <table:table-cell table:style-name="ce5" office:value-type="float" office:value="564396112" calcext:value-type="float">
            <text:p>564396112</text:p>
          </table:table-cell>
          <table:table-cell table:style-name="ce5" office:value-type="float" office:value="1198430175" calcext:value-type="float">
            <text:p>1198430175</text:p>
          </table:table-cell>
          <table:table-cell table:style-name="ce5" office:value-type="float" office:value="326" calcext:value-type="float">
            <text:p>326</text:p>
          </table:table-cell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196518283" calcext:value-type="float">
            <text:p>1196518283</text:p>
          </table:table-cell>
          <table:table-cell table:style-name="ce5" office:value-type="float" office:value="839182054" calcext:value-type="float">
            <text:p>839182054</text:p>
          </table:table-cell>
          <table:table-cell table:style-name="ce5" office:value-type="float" office:value="1999672374" calcext:value-type="float">
            <text:p>1999672374</text:p>
          </table:table-cell>
          <table:table-cell table:style-name="ce5" office:value-type="float" office:value="368" calcext:value-type="float">
            <text:p>368</text:p>
          </table:table-cell>
        </table:table-row>
        <table:table-row table:style-name="ro1"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964258945" calcext:value-type="float">
            <text:p>964258945</text:p>
          </table:table-cell>
          <table:table-cell table:style-name="ce5" office:value-type="float" office:value="935089198" calcext:value-type="float">
            <text:p>935089198</text:p>
          </table:table-cell>
          <table:table-cell table:style-name="ce5" office:value-type="float" office:value="720731440" calcext:value-type="float">
            <text:p>720731440</text:p>
          </table:table-cell>
          <table:table-cell table:style-name="ce5" office:value-type="float" office:value="410" calcext:value-type="float">
            <text:p>410</text:p>
          </table:table-cell>
        </table:table-row>
        <table:table-row table:style-name="ro1">
          <table:table-cell table:style-name="ce5" office:value-type="float" office:value="8473" calcext:value-type="float">
            <text:p>8473</text:p>
          </table:table-cell>
          <table:table-cell table:style-name="ce5" office:value-type="float" office:value="441619639" calcext:value-type="float">
            <text:p>441619639</text:p>
          </table:table-cell>
          <table:table-cell table:style-name="ce5" office:value-type="float" office:value="621469764" calcext:value-type="float">
            <text:p>621469764</text:p>
          </table:table-cell>
          <table:table-cell table:style-name="ce5" office:value-type="float" office:value="3486392949" calcext:value-type="float">
            <text:p>3486392949</text:p>
          </table:table-cell>
          <table:table-cell table:style-name="ce5" office:value-type="float" office:value="452" calcext:value-type="float">
            <text:p>452</text:p>
          </table:table-cell>
        </table:table-row>
        <table:table-row table:style-name="ro1">
          <table:table-cell table:style-name="ce5" office:value-type="float" office:value="544" calcext:value-type="float">
            <text:p>544</text:p>
          </table:table-cell>
          <table:table-cell table:style-name="ce5" office:value-type="float" office:value="366228353" calcext:value-type="float">
            <text:p>366228353</text:p>
          </table:table-cell>
          <table:table-cell table:style-name="ce5" office:value-type="float" office:value="1938030005" calcext:value-type="float">
            <text:p>1938030005</text:p>
          </table:table-cell>
          <table:table-cell table:style-name="ce5" office:value-type="float" office:value="1382327418" calcext:value-type="float">
            <text:p>1382327418</text:p>
          </table:table-cell>
          <table:table-cell table:style-name="ce5" office:value-type="float" office:value="494" calcext:value-type="float">
            <text:p>49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703780286" calcext:value-type="float">
            <text:p>703780286</text:p>
          </table:table-cell>
          <table:table-cell table:style-name="ce5" office:value-type="float" office:value="1544849539" calcext:value-type="float">
            <text:p>1544849539</text:p>
          </table:table-cell>
          <table:table-cell table:style-name="ce5" office:value-type="float" office:value="188406494" calcext:value-type="float">
            <text:p>188406494</text:p>
          </table:table-cell>
          <table:table-cell table:style-name="ce5" office:value-type="float" office:value="536" calcext:value-type="float">
            <text:p>536</text:p>
          </table:table-cell>
        </table:table-row>
        <table:table-row table:style-name="ro1">
          <table:table-cell table:style-name="ce5" office:value-type="float" office:value="4451" calcext:value-type="float">
            <text:p>4451</text:p>
          </table:table-cell>
          <table:table-cell table:style-name="ce5" office:value-type="float" office:value="404535564" calcext:value-type="float">
            <text:p>404535564</text:p>
          </table:table-cell>
          <table:table-cell table:style-name="ce5" office:value-type="float" office:value="810110053" calcext:value-type="float">
            <text:p>810110053</text:p>
          </table:table-cell>
          <table:table-cell table:style-name="ce5" office:value-type="float" office:value="784194005" calcext:value-type="float">
            <text:p>784194005</text:p>
          </table:table-cell>
          <table:table-cell table:style-name="ce5" office:value-type="float" office:value="579" calcext:value-type="float">
            <text:p>579</text:p>
          </table:table-cell>
        </table:table-row>
        <table:table-row table:style-name="ro1">
          <table:table-cell table:style-name="ce5" office:value-type="float" office:value="926" calcext:value-type="float">
            <text:p>926</text:p>
          </table:table-cell>
          <table:table-cell table:style-name="ce5" office:value-type="float" office:value="188431318" calcext:value-type="float">
            <text:p>188431318</text:p>
          </table:table-cell>
          <table:table-cell table:style-name="ce5" office:value-type="float" office:value="187112215" calcext:value-type="float">
            <text:p>187112215</text:p>
          </table:table-cell>
          <table:table-cell table:style-name="ce5" office:value-type="float" office:value="1029300109" calcext:value-type="float">
            <text:p>1029300109</text:p>
          </table:table-cell>
          <table:table-cell table:style-name="ce5" office:value-type="float" office:value="622" calcext:value-type="float">
            <text:p>622</text:p>
          </table:table-cell>
        </table:table-row>
        <table:table-row table:style-name="ro1"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1719908051" calcext:value-type="float">
            <text:p>1719908051</text:p>
          </table:table-cell>
          <table:table-cell table:style-name="ce5" office:value-type="float" office:value="1824580001" calcext:value-type="float">
            <text:p>1824580001</text:p>
          </table:table-cell>
          <table:table-cell table:style-name="ce5" office:value-type="float" office:value="2301141168" calcext:value-type="float">
            <text:p>2301141168</text:p>
          </table:table-cell>
          <table:table-cell table:style-name="ce5" office:value-type="float" office:value="665" calcext:value-type="float">
            <text:p>665</text:p>
          </table:table-cell>
        </table:table-row>
        <table:table-row table:style-name="ro1">
          <table:table-cell table:style-name="ce5" office:value-type="float" office:value="1155" calcext:value-type="float">
            <text:p>1155</text:p>
          </table:table-cell>
          <table:table-cell table:style-name="ce5" office:value-type="float" office:value="1689932500" calcext:value-type="float">
            <text:p>1689932500</text:p>
          </table:table-cell>
          <table:table-cell table:style-name="ce5" office:value-type="float" office:value="712721309" calcext:value-type="float">
            <text:p>712721309</text:p>
          </table:table-cell>
          <table:table-cell table:style-name="ce5" office:value-type="float" office:value="2148000635" calcext:value-type="float">
            <text:p>2148000635</text:p>
          </table:table-cell>
          <table:table-cell table:style-name="ce5" office:value-type="float" office:value="708" calcext:value-type="float">
            <text:p>708</text:p>
          </table:table-cell>
        </table:table-row>
        <table:table-row table:style-name="ro1">
          <table:table-cell table:style-name="ce5" office:value-type="float" office:value="710" calcext:value-type="float">
            <text:p>710</text:p>
          </table:table-cell>
          <table:table-cell table:style-name="ce5" office:value-type="float" office:value="43804449" calcext:value-type="float">
            <text:p>43804449</text:p>
          </table:table-cell>
          <table:table-cell table:style-name="ce5" office:value-type="float" office:value="123425987" calcext:value-type="float">
            <text:p>123425987</text:p>
          </table:table-cell>
          <table:table-cell table:style-name="ce5" office:value-type="float" office:value="1592371955" calcext:value-type="float">
            <text:p>1592371955</text:p>
          </table:table-cell>
          <table:table-cell table:style-name="ce5" office:value-type="float" office:value="752" calcext:value-type="float">
            <text:p>752</text:p>
          </table:table-cell>
        </table:table-row>
        <table:table-row table:style-name="ro1">
          <table:table-cell table:style-name="ce5" office:value-type="float" office:value="3225" calcext:value-type="float">
            <text:p>3225</text:p>
          </table:table-cell>
          <table:table-cell table:style-name="ce5" office:value-type="float" office:value="775142855" calcext:value-type="float">
            <text:p>775142855</text:p>
          </table:table-cell>
          <table:table-cell table:style-name="ce5" office:value-type="float" office:value="1934448901" calcext:value-type="float">
            <text:p>1934448901</text:p>
          </table:table-cell>
          <table:table-cell table:style-name="ce5" office:value-type="float" office:value="3552735303" calcext:value-type="float">
            <text:p>3552735303</text:p>
          </table:table-cell>
          <table:table-cell table:style-name="ce5" office:value-type="float" office:value="796" calcext:value-type="float">
            <text:p>796</text:p>
          </table:table-cell>
        </table:table-row>
        <table:table-row table:style-name="ro1">
          <table:table-cell table:style-name="ce5" office:value-type="float" office:value="6977" calcext:value-type="float">
            <text:p>6977</text:p>
          </table:table-cell>
          <table:table-cell table:style-name="ce5" office:value-type="float" office:value="740873325" calcext:value-type="float">
            <text:p>740873325</text:p>
          </table:table-cell>
          <table:table-cell table:style-name="ce5" office:value-type="float" office:value="1684559194" calcext:value-type="float">
            <text:p>1684559194</text:p>
          </table:table-cell>
          <table:table-cell table:style-name="ce5" office:value-type="float" office:value="2285379172" calcext:value-type="float">
            <text:p>2285379172</text:p>
          </table:table-cell>
          <table:table-cell table:style-name="ce5" office:value-type="float" office:value="840" calcext:value-type="float">
            <text:p>840</text:p>
          </table:table-cell>
        </table:table-row>
        <table:table-row table:style-name="ro1">
          <table:table-cell table:style-name="ce5" office:value-type="float" office:value="9568" calcext:value-type="float">
            <text:p>9568</text:p>
          </table:table-cell>
          <table:table-cell table:style-name="ce5" office:value-type="float" office:value="1398498553" calcext:value-type="float">
            <text:p>1398498553</text:p>
          </table:table-cell>
          <table:table-cell table:style-name="ce5" office:value-type="float" office:value="350480165" calcext:value-type="float">
            <text:p>350480165</text:p>
          </table:table-cell>
          <table:table-cell table:style-name="ce5" office:value-type="float" office:value="928465976" calcext:value-type="float">
            <text:p>928465976</text:p>
          </table:table-cell>
          <table:table-cell table:style-name="ce5" office:value-type="float" office:value="884" calcext:value-type="float">
            <text:p>884</text:p>
          </table:table-cell>
        </table:table-row>
        <table:table-row table:style-name="ro1">
          <table:table-cell table:style-name="ce5" office:value-type="float" office:value="5761" calcext:value-type="float">
            <text:p>5761</text:p>
          </table:table-cell>
          <table:table-cell table:style-name="ce5" office:value-type="float" office:value="430683213" calcext:value-type="float">
            <text:p>430683213</text:p>
          </table:table-cell>
          <table:table-cell table:style-name="ce5" office:value-type="float" office:value="260300752" calcext:value-type="float">
            <text:p>260300752</text:p>
          </table:table-cell>
          <table:table-cell table:style-name="ce5" office:value-type="float" office:value="1515670603" calcext:value-type="float">
            <text:p>1515670603</text:p>
          </table:table-cell>
          <table:table-cell table:style-name="ce5" office:value-type="float" office:value="928" calcext:value-type="float">
            <text:p>928</text:p>
          </table:table-cell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42671255" calcext:value-type="float">
            <text:p>42671255</text:p>
          </table:table-cell>
          <table:table-cell table:style-name="ce5" office:value-type="float" office:value="668284095" calcext:value-type="float">
            <text:p>668284095</text:p>
          </table:table-cell>
          <table:table-cell table:style-name="ce5" office:value-type="float" office:value="1394412674" calcext:value-type="float">
            <text:p>1394412674</text:p>
          </table:table-cell>
          <table:table-cell table:style-name="ce5" office:value-type="float" office:value="972" calcext:value-type="float">
            <text:p>972</text:p>
          </table:table-cell>
        </table:table-row>
        <table:table-row table:style-name="ro1"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1970871558" calcext:value-type="float">
            <text:p>1970871558</text:p>
          </table:table-cell>
          <table:table-cell table:style-name="ce5" office:value-type="float" office:value="778056316" calcext:value-type="float">
            <text:p>778056316</text:p>
          </table:table-cell>
          <table:table-cell table:style-name="ce5" office:value-type="float" office:value="3265380183" calcext:value-type="float">
            <text:p>3265380183</text:p>
          </table:table-cell>
          <table:table-cell table:style-name="ce5"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float" office:value="8365" calcext:value-type="float">
            <text:p>8365</text:p>
          </table:table-cell>
          <table:table-cell table:style-name="ce5" office:value-type="float" office:value="715271351" calcext:value-type="float">
            <text:p>715271351</text:p>
          </table:table-cell>
          <table:table-cell table:style-name="ce5" office:value-type="float" office:value="1510364577" calcext:value-type="float">
            <text:p>1510364577</text:p>
          </table:table-cell>
          <table:table-cell table:style-name="ce5" office:value-type="float" office:value="2223439816" calcext:value-type="float">
            <text:p>2223439816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1174484202" calcext:value-type="float">
            <text:p>1174484202</text:p>
          </table:table-cell>
          <table:table-cell table:style-name="ce5" office:value-type="float" office:value="123211192" calcext:value-type="float">
            <text:p>123211192</text:p>
          </table:table-cell>
          <table:table-cell table:style-name="ce5" office:value-type="float" office:value="2342306754" calcext:value-type="float">
            <text:p>2342306754</text:p>
          </table:table-cell>
          <table:table-cell table:style-name="ce5" office:value-type="float" office:value="107" calcext:value-type="float">
            <text:p>107</text:p>
          </table:table-cell>
        </table:table-row>
        <table:table-row table:style-name="ro1">
          <table:table-cell table:style-name="ce5" office:value-type="float" office:value="4088" calcext:value-type="float">
            <text:p>4088</text:p>
          </table:table-cell>
          <table:table-cell table:style-name="ce5" office:value-type="float" office:value="896940176" calcext:value-type="float">
            <text:p>896940176</text:p>
          </table:table-cell>
          <table:table-cell table:style-name="ce5" office:value-type="float" office:value="291554986" calcext:value-type="float">
            <text:p>291554986</text:p>
          </table:table-cell>
          <table:table-cell table:style-name="ce5" office:value-type="float" office:value="1408834786" calcext:value-type="float">
            <text:p>1408834786</text:p>
          </table:table-cell>
          <table:table-cell table:style-name="ce5" office:value-type="float" office:value="152" calcext:value-type="float">
            <text:p>152</text:p>
          </table:table-cell>
        </table:table-row>
        <table:table-row table:style-name="ro1"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1180654165" calcext:value-type="float">
            <text:p>1180654165</text:p>
          </table:table-cell>
          <table:table-cell table:style-name="ce5" office:value-type="float" office:value="2033960629" calcext:value-type="float">
            <text:p>2033960629</text:p>
          </table:table-cell>
          <table:table-cell table:style-name="ce5" office:value-type="float" office:value="1425657268" calcext:value-type="float">
            <text:p>1425657268</text:p>
          </table:table-cell>
          <table:table-cell table:style-name="ce5" office:value-type="float" office:value="198" calcext:value-type="float">
            <text:p>198</text:p>
          </table:table-cell>
        </table:table-row>
        <table:table-row table:style-name="ro1">
          <table:table-cell table:style-name="ce5" office:value-type="float" office:value="3079" calcext:value-type="float">
            <text:p>3079</text:p>
          </table:table-cell>
          <table:table-cell table:style-name="ce5" office:value-type="float" office:value="1781809861" calcext:value-type="float">
            <text:p>1781809861</text:p>
          </table:table-cell>
          <table:table-cell table:style-name="ce5" office:value-type="float" office:value="1183044344" calcext:value-type="float">
            <text:p>1183044344</text:p>
          </table:table-cell>
          <table:table-cell table:style-name="ce5" office:value-type="float" office:value="4040888799" calcext:value-type="float">
            <text:p>4040888799</text:p>
          </table:table-cell>
          <table:table-cell table:style-name="ce5" office:value-type="float" office:value="244" calcext:value-type="float">
            <text:p>244</text:p>
          </table:table-cell>
        </table:table-row>
        <table:table-row table:style-name="ro1">
          <table:table-cell table:style-name="ce5" office:value-type="float" office:value="4132" calcext:value-type="float">
            <text:p>4132</text:p>
          </table:table-cell>
          <table:table-cell table:style-name="ce5" office:value-type="float" office:value="1120599542" calcext:value-type="float">
            <text:p>1120599542</text:p>
          </table:table-cell>
          <table:table-cell table:style-name="ce5" office:value-type="float" office:value="450310122" calcext:value-type="float">
            <text:p>450310122</text:p>
          </table:table-cell>
          <table:table-cell table:style-name="ce5" office:value-type="float" office:value="2782749156" calcext:value-type="float">
            <text:p>2782749156</text:p>
          </table:table-cell>
          <table:table-cell table:style-name="ce5" office:value-type="float" office:value="290" calcext:value-type="float">
            <text:p>290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343094850" calcext:value-type="float">
            <text:p>343094850</text:p>
          </table:table-cell>
          <table:table-cell table:style-name="ce5" office:value-type="float" office:value="2079043245" calcext:value-type="float">
            <text:p>2079043245</text:p>
          </table:table-cell>
          <table:table-cell table:style-name="ce5" office:value-type="float" office:value="54792013" calcext:value-type="float">
            <text:p>54792013</text:p>
          </table:table-cell>
          <table:table-cell table:style-name="ce5" office:value-type="float" office:value="336" calcext:value-type="float">
            <text:p>336</text:p>
          </table:table-cell>
        </table:table-row>
        <table:table-row table:style-name="ro1">
          <table:table-cell table:style-name="ce5" office:value-type="float" office:value="6784" calcext:value-type="float">
            <text:p>6784</text:p>
          </table:table-cell>
          <table:table-cell table:style-name="ce5" office:value-type="float" office:value="817836264" calcext:value-type="float">
            <text:p>817836264</text:p>
          </table:table-cell>
          <table:table-cell table:style-name="ce5" office:value-type="float" office:value="764689872" calcext:value-type="float">
            <text:p>764689872</text:p>
          </table:table-cell>
          <table:table-cell table:style-name="ce5" office:value-type="float" office:value="2887345285" calcext:value-type="float">
            <text:p>2887345285</text:p>
          </table:table-cell>
          <table:table-cell table:style-name="ce5" office:value-type="float" office:value="382" calcext:value-type="float">
            <text:p>382</text:p>
          </table:table-cell>
        </table:table-row>
        <table:table-row table:style-name="ro1">
          <table:table-cell table:style-name="ce5" office:value-type="float" office:value="6640" calcext:value-type="float">
            <text:p>6640</text:p>
          </table:table-cell>
          <table:table-cell table:style-name="ce5" office:value-type="float" office:value="1299480358" calcext:value-type="float">
            <text:p>1299480358</text:p>
          </table:table-cell>
          <table:table-cell table:style-name="ce5" office:value-type="float" office:value="54765338" calcext:value-type="float">
            <text:p>54765338</text:p>
          </table:table-cell>
          <table:table-cell table:style-name="ce5" office:value-type="float" office:value="1199180727" calcext:value-type="float">
            <text:p>1199180727</text:p>
          </table:table-cell>
          <table:table-cell table:style-name="ce5" office:value-type="float" office:value="428" calcext:value-type="float">
            <text:p>428</text:p>
          </table:table-cell>
        </table:table-row>
        <table:table-row table:style-name="ro1">
          <table:table-cell table:style-name="ce5" office:value-type="float" office:value="2305" calcext:value-type="float">
            <text:p>2305</text:p>
          </table:table-cell>
          <table:table-cell table:style-name="ce5" office:value-type="float" office:value="1992447036" calcext:value-type="float">
            <text:p>1992447036</text:p>
          </table:table-cell>
          <table:table-cell table:style-name="ce5" office:value-type="float" office:value="111249458" calcext:value-type="float">
            <text:p>111249458</text:p>
          </table:table-cell>
          <table:table-cell table:style-name="ce5" office:value-type="float" office:value="495120991" calcext:value-type="float">
            <text:p>495120991</text:p>
          </table:table-cell>
          <table:table-cell table:style-name="ce5" office:value-type="float" office:value="475" calcext:value-type="float">
            <text:p>475</text:p>
          </table:table-cell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286995501" calcext:value-type="float">
            <text:p>1286995501</text:p>
          </table:table-cell>
          <table:table-cell table:style-name="ce5" office:value-type="float" office:value="816162479" calcext:value-type="float">
            <text:p>816162479</text:p>
          </table:table-cell>
          <table:table-cell table:style-name="ce5" office:value-type="float" office:value="304298862" calcext:value-type="float">
            <text:p>304298862</text:p>
          </table:table-cell>
          <table:table-cell table:style-name="ce5" office:value-type="float" office:value="522" calcext:value-type="float">
            <text:p>522</text:p>
          </table:table-cell>
        </table:table-row>
        <table:table-row table:style-name="ro1">
          <table:table-cell table:style-name="ce5" office:value-type="float" office:value="755" calcext:value-type="float">
            <text:p>755</text:p>
          </table:table-cell>
          <table:table-cell table:style-name="ce5" office:value-type="float" office:value="148758823" calcext:value-type="float">
            <text:p>148758823</text:p>
          </table:table-cell>
          <table:table-cell table:style-name="ce5" office:value-type="float" office:value="1141888415" calcext:value-type="float">
            <text:p>1141888415</text:p>
          </table:table-cell>
          <table:table-cell table:style-name="ce5" office:value-type="float" office:value="409610299" calcext:value-type="float">
            <text:p>409610299</text:p>
          </table:table-cell>
          <table:table-cell table:style-name="ce5" office:value-type="float" office:value="569" calcext:value-type="float">
            <text:p>569</text:p>
          </table:table-cell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1732761938" calcext:value-type="float">
            <text:p>1732761938</text:p>
          </table:table-cell>
          <table:table-cell table:style-name="ce5" office:value-type="float" office:value="1299775994" calcext:value-type="float">
            <text:p>1299775994</text:p>
          </table:table-cell>
          <table:table-cell table:style-name="ce5" office:value-type="float" office:value="615563404" calcext:value-type="float">
            <text:p>615563404</text:p>
          </table:table-cell>
          <table:table-cell table:style-name="ce5" office:value-type="float" office:value="616" calcext:value-type="float">
            <text:p>616</text:p>
          </table:table-cell>
        </table:table-row>
        <table:table-row table:style-name="ro1">
          <table:table-cell table:style-name="ce5" office:value-type="float" office:value="5561" calcext:value-type="float">
            <text:p>5561</text:p>
          </table:table-cell>
          <table:table-cell table:style-name="ce5" office:value-type="float" office:value="526941650" calcext:value-type="float">
            <text:p>526941650</text:p>
          </table:table-cell>
          <table:table-cell table:style-name="ce5" office:value-type="float" office:value="1304967651" calcext:value-type="float">
            <text:p>1304967651</text:p>
          </table:table-cell>
          <table:table-cell table:style-name="ce5" office:value-type="float" office:value="1069317251" calcext:value-type="float">
            <text:p>1069317251</text:p>
          </table:table-cell>
          <table:table-cell table:style-name="ce5" office:value-type="float" office:value="664" calcext:value-type="float">
            <text:p>66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381427796" calcext:value-type="float">
            <text:p>1381427796</text:p>
          </table:table-cell>
          <table:table-cell table:style-name="ce5" office:value-type="float" office:value="551601578" calcext:value-type="float">
            <text:p>551601578</text:p>
          </table:table-cell>
          <table:table-cell table:style-name="ce5" office:value-type="float" office:value="2088097590" calcext:value-type="float">
            <text:p>2088097590</text:p>
          </table:table-cell>
          <table:table-cell table:style-name="ce5" office:value-type="float" office:value="712" calcext:value-type="float">
            <text:p>712</text:p>
          </table:table-cell>
        </table:table-row>
        <table:table-row table:style-name="ro1">
          <table:table-cell table:style-name="ce5" office:value-type="float" office:value="6648" calcext:value-type="float">
            <text:p>6648</text:p>
          </table:table-cell>
          <table:table-cell table:style-name="ce5" office:value-type="float" office:value="853643319" calcext:value-type="float">
            <text:p>853643319</text:p>
          </table:table-cell>
          <table:table-cell table:style-name="ce5" office:value-type="float" office:value="1405749080" calcext:value-type="float">
            <text:p>1405749080</text:p>
          </table:table-cell>
          <table:table-cell table:style-name="ce5" office:value-type="float" office:value="4240477994" calcext:value-type="float">
            <text:p>4240477994</text:p>
          </table:table-cell>
          <table:table-cell table:style-name="ce5" office:value-type="float" office:value="760" calcext:value-type="float">
            <text:p>760</text:p>
          </table:table-cell>
        </table:table-row>
        <table:table-row table:style-name="ro1">
          <table:table-cell table:style-name="ce5" office:value-type="float" office:value="9744" calcext:value-type="float">
            <text:p>9744</text:p>
          </table:table-cell>
          <table:table-cell table:style-name="ce5" office:value-type="float" office:value="6332449" calcext:value-type="float">
            <text:p>6332449</text:p>
          </table:table-cell>
          <table:table-cell table:style-name="ce5" office:value-type="float" office:value="1961363661" calcext:value-type="float">
            <text:p>1961363661</text:p>
          </table:table-cell>
          <table:table-cell table:style-name="ce5" office:value-type="float" office:value="3830383136" calcext:value-type="float">
            <text:p>3830383136</text:p>
          </table:table-cell>
          <table:table-cell table:style-name="ce5" office:value-type="float" office:value="808" calcext:value-type="float">
            <text:p>808</text:p>
          </table:table-cell>
        </table:table-row>
        <table:table-row table:style-name="ro1">
          <table:table-cell table:style-name="ce5" office:value-type="float" office:value="3513" calcext:value-type="float">
            <text:p>3513</text:p>
          </table:table-cell>
          <table:table-cell table:style-name="ce5" office:value-type="float" office:value="61321393" calcext:value-type="float">
            <text:p>61321393</text:p>
          </table:table-cell>
          <table:table-cell table:style-name="ce5" office:value-type="float" office:value="1261761177" calcext:value-type="float">
            <text:p>1261761177</text:p>
          </table:table-cell>
          <table:table-cell table:style-name="ce5" office:value-type="float" office:value="1172607945" calcext:value-type="float">
            <text:p>1172607945</text:p>
          </table:table-cell>
          <table:table-cell table:style-name="ce5" office:value-type="float" office:value="856" calcext:value-type="float">
            <text:p>856</text:p>
          </table:table-cell>
        </table:table-row>
        <table:table-row table:style-name="ro1">
          <table:table-cell table:style-name="ce5" office:value-type="float" office:value="7156" calcext:value-type="float">
            <text:p>7156</text:p>
          </table:table-cell>
          <table:table-cell table:style-name="ce5" office:value-type="float" office:value="832982688" calcext:value-type="float">
            <text:p>832982688</text:p>
          </table:table-cell>
          <table:table-cell table:style-name="ce5" office:value-type="float" office:value="1162076237" calcext:value-type="float">
            <text:p>1162076237</text:p>
          </table:table-cell>
          <table:table-cell table:style-name="ce5" office:value-type="float" office:value="2901474133" calcext:value-type="float">
            <text:p>2901474133</text:p>
          </table:table-cell>
          <table:table-cell table:style-name="ce5" office:value-type="float" office:value="904" calcext:value-type="float">
            <text:p>904</text:p>
          </table:table-cell>
        </table:table-row>
        <table:table-row table:style-name="ro1">
          <table:table-cell table:style-name="ce5" office:value-type="float" office:value="1360" calcext:value-type="float">
            <text:p>1360</text:p>
          </table:table-cell>
          <table:table-cell table:style-name="ce5" office:value-type="float" office:value="342958594" calcext:value-type="float">
            <text:p>342958594</text:p>
          </table:table-cell>
          <table:table-cell table:style-name="ce5" office:value-type="float" office:value="1071311657" calcext:value-type="float">
            <text:p>1071311657</text:p>
          </table:table-cell>
          <table:table-cell table:style-name="ce5" office:value-type="float" office:value="1711716874" calcext:value-type="float">
            <text:p>1711716874</text:p>
          </table:table-cell>
          <table:table-cell table:style-name="ce5" office:value-type="float" office:value="953" calcext:value-type="float">
            <text:p>953</text:p>
          </table:table-cell>
        </table:table-row>
        <table:table-row table:style-name="ro1">
          <table:table-cell table:style-name="ce5" office:value-type="float" office:value="6150" calcext:value-type="float">
            <text:p>6150</text:p>
          </table:table-cell>
          <table:table-cell table:style-name="ce5" office:value-type="float" office:value="1934249538" calcext:value-type="float">
            <text:p>1934249538</text:p>
          </table:table-cell>
          <table:table-cell table:style-name="ce5" office:value-type="float" office:value="270336526" calcext:value-type="float">
            <text:p>270336526</text:p>
          </table:table-cell>
          <table:table-cell table:style-name="ce5" office:value-type="float" office:value="3006229816" calcext:value-type="float">
            <text:p>3006229816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9831" calcext:value-type="float">
            <text:p>9831</text:p>
          </table:table-cell>
          <table:table-cell table:style-name="ce5" office:value-type="float" office:value="215186409" calcext:value-type="float">
            <text:p>215186409</text:p>
          </table:table-cell>
          <table:table-cell table:style-name="ce5" office:value-type="float" office:value="414118232" calcext:value-type="float">
            <text:p>414118232</text:p>
          </table:table-cell>
          <table:table-cell table:style-name="ce5" office:value-type="float" office:value="2217818185" calcext:value-type="float">
            <text:p>2217818185</text:p>
          </table:table-cell>
          <table:table-cell table:style-name="ce5" office:value-type="float" office:value="51" calcext:value-type="float">
            <text:p>51</text:p>
          </table:table-cell>
        </table:table-row>
        <table:table-row table:style-name="ro1">
          <table:table-cell table:style-name="ce5" office:value-type="float" office:value="2466" calcext:value-type="float">
            <text:p>2466</text:p>
          </table:table-cell>
          <table:table-cell table:style-name="ce5" office:value-type="float" office:value="752059239" calcext:value-type="float">
            <text:p>752059239</text:p>
          </table:table-cell>
          <table:table-cell table:style-name="ce5" office:value-type="float" office:value="1395574899" calcext:value-type="float">
            <text:p>1395574899</text:p>
          </table:table-cell>
          <table:table-cell table:style-name="ce5" office:value-type="float" office:value="2986850245" calcext:value-type="float">
            <text:p>2986850245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3396" calcext:value-type="float">
            <text:p>3396</text:p>
          </table:table-cell>
          <table:table-cell table:style-name="ce5" office:value-type="float" office:value="996501822" calcext:value-type="float">
            <text:p>996501822</text:p>
          </table:table-cell>
          <table:table-cell table:style-name="ce5" office:value-type="float" office:value="1731445396" calcext:value-type="float">
            <text:p>1731445396</text:p>
          </table:table-cell>
          <table:table-cell table:style-name="ce5" office:value-type="float" office:value="2134498423" calcext:value-type="float">
            <text:p>2134498423</text:p>
          </table:table-cell>
          <table:table-cell table:style-name="ce5" office:value-type="float" office:value="150" calcext:value-type="float">
            <text:p>150</text:p>
          </table:table-cell>
        </table:table-row>
        <table:table-row table:style-name="ro1">
          <table:table-cell table:style-name="ce5" office:value-type="float" office:value="5604" calcext:value-type="float">
            <text:p>5604</text:p>
          </table:table-cell>
          <table:table-cell table:style-name="ce5" office:value-type="float" office:value="491541572" calcext:value-type="float">
            <text:p>491541572</text:p>
          </table:table-cell>
          <table:table-cell table:style-name="ce5" office:value-type="float" office:value="12759433" calcext:value-type="float">
            <text:p>12759433</text:p>
          </table:table-cell>
          <table:table-cell table:style-name="ce5" office:value-type="float" office:value="943474204" calcext:value-type="float">
            <text:p>943474204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1187556040" calcext:value-type="float">
            <text:p>1187556040</text:p>
          </table:table-cell>
          <table:table-cell table:style-name="ce5" office:value-type="float" office:value="1312998246" calcext:value-type="float">
            <text:p>1312998246</text:p>
          </table:table-cell>
          <table:table-cell table:style-name="ce5" office:value-type="float" office:value="2639218498" calcext:value-type="float">
            <text:p>2639218498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3040" calcext:value-type="float">
            <text:p>3040</text:p>
          </table:table-cell>
          <table:table-cell table:style-name="ce5" office:value-type="float" office:value="1608551894" calcext:value-type="float">
            <text:p>1608551894</text:p>
          </table:table-cell>
          <table:table-cell table:style-name="ce5" office:value-type="float" office:value="14913795" calcext:value-type="float">
            <text:p>14913795</text:p>
          </table:table-cell>
          <table:table-cell table:style-name="ce5" office:value-type="float" office:value="2870032448" calcext:value-type="float">
            <text:p>2870032448</text:p>
          </table:table-cell>
          <table:table-cell table:style-name="ce5" office:value-type="float" office:value="300" calcext:value-type="float">
            <text:p>300</text:p>
          </table:table-cell>
        </table:table-row>
        <table:table-row table:style-name="ro1">
          <table:table-cell table:style-name="ce5" office:value-type="float" office:value="5649" calcext:value-type="float">
            <text:p>5649</text:p>
          </table:table-cell>
          <table:table-cell table:style-name="ce5" office:value-type="float" office:value="1209830139" calcext:value-type="float">
            <text:p>1209830139</text:p>
          </table:table-cell>
          <table:table-cell table:style-name="ce5" office:value-type="float" office:value="251514685" calcext:value-type="float">
            <text:p>251514685</text:p>
          </table:table-cell>
          <table:table-cell table:style-name="ce5" office:value-type="float" office:value="2205955442" calcext:value-type="float">
            <text:p>2205955442</text:p>
          </table:table-cell>
          <table:table-cell table:style-name="ce5" office:value-type="float" office:value="350" calcext:value-type="float">
            <text:p>350</text:p>
          </table:table-cell>
        </table:table-row>
        <table:table-row table:style-name="ro1">
          <table:table-cell table:style-name="ce5" office:value-type="float" office:value="4732" calcext:value-type="float">
            <text:p>4732</text:p>
          </table:table-cell>
          <table:table-cell table:style-name="ce5" office:value-type="float" office:value="250732149" calcext:value-type="float">
            <text:p>250732149</text:p>
          </table:table-cell>
          <table:table-cell table:style-name="ce5" office:value-type="float" office:value="622994051" calcext:value-type="float">
            <text:p>622994051</text:p>
          </table:table-cell>
          <table:table-cell table:style-name="ce5" office:value-type="float" office:value="3246613787" calcext:value-type="float">
            <text:p>3246613787</text:p>
          </table:table-cell>
          <table:table-cell table:style-name="ce5" office:value-type="float" office:value="400" calcext:value-type="float">
            <text:p>400</text:p>
          </table:table-cell>
        </table:table-row>
        <table:table-row table:style-name="ro1">
          <table:table-cell table:style-name="ce5" office:value-type="float" office:value="9121" calcext:value-type="float">
            <text:p>9121</text:p>
          </table:table-cell>
          <table:table-cell table:style-name="ce5" office:value-type="float" office:value="1638747613" calcext:value-type="float">
            <text:p>1638747613</text:p>
          </table:table-cell>
          <table:table-cell table:style-name="ce5" office:value-type="float" office:value="2103725607" calcext:value-type="float">
            <text:p>2103725607</text:p>
          </table:table-cell>
          <table:table-cell table:style-name="ce5" office:value-type="float" office:value="1993046934" calcext:value-type="float">
            <text:p>1993046934</text:p>
          </table:table-cell>
          <table:table-cell table:style-name="ce5" office:value-type="float" office:value="451" calcext:value-type="float">
            <text:p>451</text:p>
          </table:table-cell>
        </table:table-row>
        <table:table-row table:style-name="ro1">
          <table:table-cell table:style-name="ce5" office:value-type="float" office:value="6030" calcext:value-type="float">
            <text:p>6030</text:p>
          </table:table-cell>
          <table:table-cell table:style-name="ce5" office:value-type="float" office:value="881091108" calcext:value-type="float">
            <text:p>881091108</text:p>
          </table:table-cell>
          <table:table-cell table:style-name="ce5" office:value-type="float" office:value="1073115341" calcext:value-type="float">
            <text:p>1073115341</text:p>
          </table:table-cell>
          <table:table-cell table:style-name="ce5" office:value-type="float" office:value="1365178565" calcext:value-type="float">
            <text:p>1365178565</text:p>
          </table:table-cell>
          <table:table-cell table:style-name="ce5" office:value-type="float" office:value="502" calcext:value-type="float">
            <text:p>502</text:p>
          </table:table-cell>
        </table:table-row>
        <table:table-row table:style-name="ro1">
          <table:table-cell table:style-name="ce5" office:value-type="float" office:value="353" calcext:value-type="float">
            <text:p>353</text:p>
          </table:table-cell>
          <table:table-cell table:style-name="ce5" office:value-type="float" office:value="533565897" calcext:value-type="float">
            <text:p>533565897</text:p>
          </table:table-cell>
          <table:table-cell table:style-name="ce5" office:value-type="float" office:value="1816093643" calcext:value-type="float">
            <text:p>1816093643</text:p>
          </table:table-cell>
          <table:table-cell table:style-name="ce5" office:value-type="float" office:value="2252183519" calcext:value-type="float">
            <text:p>2252183519</text:p>
          </table:table-cell>
          <table:table-cell table:style-name="ce5" office:value-type="float" office:value="553" calcext:value-type="float">
            <text:p>553</text:p>
          </table:table-cell>
        </table:table-row>
        <table:table-row table:style-name="ro1">
          <table:table-cell table:style-name="ce5" office:value-type="float" office:value="5519" calcext:value-type="float">
            <text:p>5519</text:p>
          </table:table-cell>
          <table:table-cell table:style-name="ce5" office:value-type="float" office:value="1925464574" calcext:value-type="float">
            <text:p>1925464574</text:p>
          </table:table-cell>
          <table:table-cell table:style-name="ce5" office:value-type="float" office:value="1856002721" calcext:value-type="float">
            <text:p>1856002721</text:p>
          </table:table-cell>
          <table:table-cell table:style-name="ce5" office:value-type="float" office:value="573256453" calcext:value-type="float">
            <text:p>573256453</text:p>
          </table:table-cell>
          <table:table-cell table:style-name="ce5" office:value-type="float" office:value="604" calcext:value-type="float">
            <text:p>604</text:p>
          </table:table-cell>
        </table:table-row>
        <table:table-row table:style-name="ro1"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1636312318" calcext:value-type="float">
            <text:p>1636312318</text:p>
          </table:table-cell>
          <table:table-cell table:style-name="ce5" office:value-type="float" office:value="69111408" calcext:value-type="float">
            <text:p>69111408</text:p>
          </table:table-cell>
          <table:table-cell table:style-name="ce5" office:value-type="float" office:value="2221604427" calcext:value-type="float">
            <text:p>2221604427</text:p>
          </table:table-cell>
          <table:table-cell table:style-name="ce5" office:value-type="float" office:value="656" calcext:value-type="float">
            <text:p>656</text:p>
          </table:table-cell>
        </table:table-row>
        <table:table-row table:style-name="ro1"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929795483" calcext:value-type="float">
            <text:p>929795483</text:p>
          </table:table-cell>
          <table:table-cell table:style-name="ce5" office:value-type="float" office:value="470311629" calcext:value-type="float">
            <text:p>470311629</text:p>
          </table:table-cell>
          <table:table-cell table:style-name="ce5" office:value-type="float" office:value="2234845719" calcext:value-type="float">
            <text:p>2234845719</text:p>
          </table:table-cell>
          <table:table-cell table:style-name="ce5" office:value-type="float" office:value="708" calcext:value-type="float">
            <text:p>708</text:p>
          </table:table-cell>
        </table:table-row>
        <table:table-row table:style-name="ro1">
          <table:table-cell table:style-name="ce5" office:value-type="float" office:value="8404" calcext:value-type="float">
            <text:p>8404</text:p>
          </table:table-cell>
          <table:table-cell table:style-name="ce5" office:value-type="float" office:value="1493710121" calcext:value-type="float">
            <text:p>1493710121</text:p>
          </table:table-cell>
          <table:table-cell table:style-name="ce5" office:value-type="float" office:value="912356709" calcext:value-type="float">
            <text:p>912356709</text:p>
          </table:table-cell>
          <table:table-cell table:style-name="ce5" office:value-type="float" office:value="2814149381" calcext:value-type="float">
            <text:p>2814149381</text:p>
          </table:table-cell>
          <table:table-cell table:style-name="ce5" office:value-type="float" office:value="760" calcext:value-type="float">
            <text:p>760</text:p>
          </table:table-cell>
        </table:table-row>
        <table:table-row table:style-name="ro1">
          <table:table-cell table:style-name="ce5" office:value-type="float" office:value="8292" calcext:value-type="float">
            <text:p>8292</text:p>
          </table:table-cell>
          <table:table-cell table:style-name="ce5" office:value-type="float" office:value="612453089" calcext:value-type="float">
            <text:p>612453089</text:p>
          </table:table-cell>
          <table:table-cell table:style-name="ce5" office:value-type="float" office:value="127712307" calcext:value-type="float">
            <text:p>127712307</text:p>
          </table:table-cell>
          <table:table-cell table:style-name="ce5" office:value-type="float" office:value="1985656239" calcext:value-type="float">
            <text:p>1985656239</text:p>
          </table:table-cell>
          <table:table-cell table:style-name="ce5" office:value-type="float" office:value="812" calcext:value-type="float">
            <text:p>812</text:p>
          </table:table-cell>
        </table:table-row>
        <table:table-row table:style-name="ro1">
          <table:table-cell table:style-name="ce5" office:value-type="float" office:value="4334" calcext:value-type="float">
            <text:p>4334</text:p>
          </table:table-cell>
          <table:table-cell table:style-name="ce5" office:value-type="float" office:value="833975567" calcext:value-type="float">
            <text:p>833975567</text:p>
          </table:table-cell>
          <table:table-cell table:style-name="ce5" office:value-type="float" office:value="1697961408" calcext:value-type="float">
            <text:p>1697961408</text:p>
          </table:table-cell>
          <table:table-cell table:style-name="ce5" office:value-type="float" office:value="3805644555" calcext:value-type="float">
            <text:p>3805644555</text:p>
          </table:table-cell>
          <table:table-cell table:style-name="ce5" office:value-type="float" office:value="864" calcext:value-type="float">
            <text:p>864</text:p>
          </table:table-cell>
        </table:table-row>
        <table:table-row table:style-name="ro1">
          <table:table-cell table:style-name="ce5" office:value-type="float" office:value="976" calcext:value-type="float">
            <text:p>976</text:p>
          </table:table-cell>
          <table:table-cell table:style-name="ce5" office:value-type="float" office:value="1611530303" calcext:value-type="float">
            <text:p>1611530303</text:p>
          </table:table-cell>
          <table:table-cell table:style-name="ce5" office:value-type="float" office:value="1255356260" calcext:value-type="float">
            <text:p>1255356260</text:p>
          </table:table-cell>
          <table:table-cell table:style-name="ce5" office:value-type="float" office:value="316040766" calcext:value-type="float">
            <text:p>316040766</text:p>
          </table:table-cell>
          <table:table-cell table:style-name="ce5" office:value-type="float" office:value="916" calcext:value-type="float">
            <text:p>916</text:p>
          </table:table-cell>
        </table:table-row>
        <table:table-row table:style-name="ro1">
          <table:table-cell table:style-name="ce5" office:value-type="float" office:value="5889" calcext:value-type="float">
            <text:p>5889</text:p>
          </table:table-cell>
          <table:table-cell table:style-name="ce5" office:value-type="float" office:value="976119790" calcext:value-type="float">
            <text:p>976119790</text:p>
          </table:table-cell>
          <table:table-cell table:style-name="ce5" office:value-type="float" office:value="151510243" calcext:value-type="float">
            <text:p>151510243</text:p>
          </table:table-cell>
          <table:table-cell table:style-name="ce5" office:value-type="float" office:value="308398865" calcext:value-type="float">
            <text:p>308398865</text:p>
          </table:table-cell>
          <table:table-cell table:style-name="ce5" office:value-type="float" office:value="969" calcext:value-type="float">
            <text:p>969</text:p>
          </table:table-cell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786923604" calcext:value-type="float">
            <text:p>786923604</text:p>
          </table:table-cell>
          <table:table-cell table:style-name="ce5" office:value-type="float" office:value="1042758639" calcext:value-type="float">
            <text:p>1042758639</text:p>
          </table:table-cell>
          <table:table-cell table:style-name="ce5" office:value-type="float" office:value="3529944179" calcext:value-type="float">
            <text:p>3529944179</text:p>
          </table:table-cell>
          <table:table-cell table:style-name="ce5"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float" office:value="582" calcext:value-type="float">
            <text:p>582</text:p>
          </table:table-cell>
          <table:table-cell table:style-name="ce5" office:value-type="float" office:value="1408222233" calcext:value-type="float">
            <text:p>1408222233</text:p>
          </table:table-cell>
          <table:table-cell table:style-name="ce5" office:value-type="float" office:value="989150898" calcext:value-type="float">
            <text:p>989150898</text:p>
          </table:table-cell>
          <table:table-cell table:style-name="ce5" office:value-type="float" office:value="2754808997" calcext:value-type="float">
            <text:p>2754808997</text:p>
          </table:table-cell>
          <table:table-cell table:style-name="ce5" office:value-type="float" office:value="75" calcext:value-type="float">
            <text:p>75</text:p>
          </table:table-cell>
        </table:table-row>
        <table:table-row table:style-name="ro1">
          <table:table-cell table:style-name="ce5" office:value-type="float" office:value="5848" calcext:value-type="float">
            <text:p>5848</text:p>
          </table:table-cell>
          <table:table-cell table:style-name="ce5" office:value-type="float" office:value="335343537" calcext:value-type="float">
            <text:p>335343537</text:p>
          </table:table-cell>
          <table:table-cell table:style-name="ce5" office:value-type="float" office:value="1897426471" calcext:value-type="float">
            <text:p>1897426471</text:p>
          </table:table-cell>
          <table:table-cell table:style-name="ce5" office:value-type="float" office:value="2014795012" calcext:value-type="float">
            <text:p>2014795012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table:style-name="ce5" office:value-type="float" office:value="955" calcext:value-type="float">
            <text:p>955</text:p>
          </table:table-cell>
          <table:table-cell table:style-name="ce5" office:value-type="float" office:value="2139833370" calcext:value-type="float">
            <text:p>2139833370</text:p>
          </table:table-cell>
          <table:table-cell table:style-name="ce5" office:value-type="float" office:value="269741691" calcext:value-type="float">
            <text:p>269741691</text:p>
          </table:table-cell>
          <table:table-cell table:style-name="ce5" office:value-type="float" office:value="1807274387" calcext:value-type="float">
            <text:p>1807274387</text:p>
          </table:table-cell>
          <table:table-cell table:style-name="ce5" office:value-type="float" office:value="182" calcext:value-type="float">
            <text:p>182</text:p>
          </table:table-cell>
        </table:table-row>
        <table:table-row table:style-name="ro1">
          <table:table-cell table:style-name="ce5" office:value-type="float" office:value="4641" calcext:value-type="float">
            <text:p>4641</text:p>
          </table:table-cell>
          <table:table-cell table:style-name="ce5" office:value-type="float" office:value="1507024871" calcext:value-type="float">
            <text:p>1507024871</text:p>
          </table:table-cell>
          <table:table-cell table:style-name="ce5" office:value-type="float" office:value="191429044" calcext:value-type="float">
            <text:p>191429044</text:p>
          </table:table-cell>
          <table:table-cell table:style-name="ce5" office:value-type="float" office:value="2060827821" calcext:value-type="float">
            <text:p>2060827821</text:p>
          </table:table-cell>
          <table:table-cell table:style-name="ce5" office:value-type="float" office:value="236" calcext:value-type="float">
            <text:p>236</text:p>
          </table:table-cell>
        </table:table-row>
        <table:table-row table:style-name="ro1">
          <table:table-cell table:style-name="ce5" office:value-type="float" office:value="4537" calcext:value-type="float">
            <text:p>4537</text:p>
          </table:table-cell>
          <table:table-cell table:style-name="ce5" office:value-type="float" office:value="1550962189" calcext:value-type="float">
            <text:p>1550962189</text:p>
          </table:table-cell>
          <table:table-cell table:style-name="ce5" office:value-type="float" office:value="455119348" calcext:value-type="float">
            <text:p>455119348</text:p>
          </table:table-cell>
          <table:table-cell table:style-name="ce5" office:value-type="float" office:value="2745107850" calcext:value-type="float">
            <text:p>2745107850</text:p>
          </table:table-cell>
          <table:table-cell table:style-name="ce5" office:value-type="float" office:value="290" calcext:value-type="float">
            <text:p>290</text:p>
          </table:table-cell>
        </table:table-row>
        <table:table-row table:style-name="ro1"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509411565" calcext:value-type="float">
            <text:p>509411565</text:p>
          </table:table-cell>
          <table:table-cell table:style-name="ce5" office:value-type="float" office:value="785900657" calcext:value-type="float">
            <text:p>785900657</text:p>
          </table:table-cell>
          <table:table-cell table:style-name="ce5" office:value-type="float" office:value="1328013432" calcext:value-type="float">
            <text:p>1328013432</text:p>
          </table:table-cell>
          <table:table-cell table:style-name="ce5" office:value-type="float" office:value="344" calcext:value-type="float">
            <text:p>344</text:p>
          </table:table-cell>
        </table:table-row>
        <table:table-row table:style-name="ro1">
          <table:table-cell table:style-name="ce5" office:value-type="float" office:value="6536" calcext:value-type="float">
            <text:p>6536</text:p>
          </table:table-cell>
          <table:table-cell table:style-name="ce5" office:value-type="float" office:value="1953204481" calcext:value-type="float">
            <text:p>1953204481</text:p>
          </table:table-cell>
          <table:table-cell table:style-name="ce5" office:value-type="float" office:value="99621014" calcext:value-type="float">
            <text:p>99621014</text:p>
          </table:table-cell>
          <table:table-cell table:style-name="ce5" office:value-type="float" office:value="973491710" calcext:value-type="float">
            <text:p>973491710</text:p>
          </table:table-cell>
          <table:table-cell table:style-name="ce5" office:value-type="float" office:value="398" calcext:value-type="float">
            <text:p>398</text:p>
          </table:table-cell>
        </table:table-row>
        <table:table-row table:style-name="ro1">
          <table:table-cell table:style-name="ce5" office:value-type="float" office:value="7368" calcext:value-type="float">
            <text:p>7368</text:p>
          </table:table-cell>
          <table:table-cell table:style-name="ce5" office:value-type="float" office:value="508695114" calcext:value-type="float">
            <text:p>508695114</text:p>
          </table:table-cell>
          <table:table-cell table:style-name="ce5" office:value-type="float" office:value="1251428591" calcext:value-type="float">
            <text:p>1251428591</text:p>
          </table:table-cell>
          <table:table-cell table:style-name="ce5" office:value-type="float" office:value="2735582783" calcext:value-type="float">
            <text:p>2735582783</text:p>
          </table:table-cell>
          <table:table-cell table:style-name="ce5" office:value-type="float" office:value="452" calcext:value-type="float">
            <text:p>452</text:p>
          </table:table-cell>
        </table:table-row>
        <table:table-row table:style-name="ro1">
          <table:table-cell table:style-name="ce5" office:value-type="float" office:value="7162" calcext:value-type="float">
            <text:p>7162</text:p>
          </table:table-cell>
          <table:table-cell table:style-name="ce5" office:value-type="float" office:value="1583789976" calcext:value-type="float">
            <text:p>1583789976</text:p>
          </table:table-cell>
          <table:table-cell table:style-name="ce5" office:value-type="float" office:value="1531766423" calcext:value-type="float">
            <text:p>1531766423</text:p>
          </table:table-cell>
          <table:table-cell table:style-name="ce5" office:value-type="float" office:value="781400144" calcext:value-type="float">
            <text:p>781400144</text:p>
          </table:table-cell>
          <table:table-cell table:style-name="ce5" office:value-type="float" office:value="507" calcext:value-type="float">
            <text:p>507</text:p>
          </table:table-cell>
        </table:table-row>
        <table:table-row table:style-name="ro1">
          <table:table-cell table:style-name="ce5" office:value-type="float" office:value="9670" calcext:value-type="float">
            <text:p>9670</text:p>
          </table:table-cell>
          <table:table-cell table:style-name="ce5" office:value-type="float" office:value="2079982414" calcext:value-type="float">
            <text:p>2079982414</text:p>
          </table:table-cell>
          <table:table-cell table:style-name="ce5" office:value-type="float" office:value="739191252" calcext:value-type="float">
            <text:p>739191252</text:p>
          </table:table-cell>
          <table:table-cell table:style-name="ce5" office:value-type="float" office:value="663247215" calcext:value-type="float">
            <text:p>663247215</text:p>
          </table:table-cell>
          <table:table-cell table:style-name="ce5" office:value-type="float" office:value="562" calcext:value-type="float">
            <text:p>562</text:p>
          </table:table-cell>
        </table:table-row>
        <table:table-row table:style-name="ro1">
          <table:table-cell table:style-name="ce5" office:value-type="float" office:value="847" calcext:value-type="float">
            <text:p>847</text:p>
          </table:table-cell>
          <table:table-cell table:style-name="ce5" office:value-type="float" office:value="944569999" calcext:value-type="float">
            <text:p>944569999</text:p>
          </table:table-cell>
          <table:table-cell table:style-name="ce5" office:value-type="float" office:value="1887621516" calcext:value-type="float">
            <text:p>1887621516</text:p>
          </table:table-cell>
          <table:table-cell table:style-name="ce5" office:value-type="float" office:value="499099180" calcext:value-type="float">
            <text:p>499099180</text:p>
          </table:table-cell>
          <table:table-cell table:style-name="ce5" office:value-type="float" office:value="617" calcext:value-type="float">
            <text:p>617</text:p>
          </table:table-cell>
        </table:table-row>
        <table:table-row table:style-name="ro1">
          <table:table-cell table:style-name="ce5" office:value-type="float" office:value="6560" calcext:value-type="float">
            <text:p>6560</text:p>
          </table:table-cell>
          <table:table-cell table:style-name="ce5" office:value-type="float" office:value="971144896" calcext:value-type="float">
            <text:p>971144896</text:p>
          </table:table-cell>
          <table:table-cell table:style-name="ce5" office:value-type="float" office:value="84328950" calcext:value-type="float">
            <text:p>84328950</text:p>
          </table:table-cell>
          <table:table-cell table:style-name="ce5" office:value-type="float" office:value="3636181006" calcext:value-type="float">
            <text:p>3636181006</text:p>
          </table:table-cell>
          <table:table-cell table:style-name="ce5" office:value-type="float" office:value="672" calcext:value-type="float">
            <text:p>672</text:p>
          </table:table-cell>
        </table:table-row>
        <table:table-row table:style-name="ro1">
          <table:table-cell table:style-name="ce5" office:value-type="float" office:value="2150" calcext:value-type="float">
            <text:p>2150</text:p>
          </table:table-cell>
          <table:table-cell table:style-name="ce5" office:value-type="float" office:value="1437697412" calcext:value-type="float">
            <text:p>1437697412</text:p>
          </table:table-cell>
          <table:table-cell table:style-name="ce5" office:value-type="float" office:value="358999890" calcext:value-type="float">
            <text:p>358999890</text:p>
          </table:table-cell>
          <table:table-cell table:style-name="ce5" office:value-type="float" office:value="3584826419" calcext:value-type="float">
            <text:p>3584826419</text:p>
          </table:table-cell>
          <table:table-cell table:style-name="ce5" office:value-type="float" office:value="728" calcext:value-type="float">
            <text:p>728</text:p>
          </table:table-cell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1008867311" calcext:value-type="float">
            <text:p>1008867311</text:p>
          </table:table-cell>
          <table:table-cell table:style-name="ce5" office:value-type="float" office:value="498868017" calcext:value-type="float">
            <text:p>498868017</text:p>
          </table:table-cell>
          <table:table-cell table:style-name="ce5" office:value-type="float" office:value="39447550" calcext:value-type="float">
            <text:p>39447550</text:p>
          </table:table-cell>
          <table:table-cell table:style-name="ce5" office:value-type="float" office:value="784" calcext:value-type="float">
            <text:p>784</text:p>
          </table:table-cell>
        </table:table-row>
        <table:table-row table:style-name="ro1">
          <table:table-cell table:style-name="ce5" office:value-type="float" office:value="716" calcext:value-type="float">
            <text:p>716</text:p>
          </table:table-cell>
          <table:table-cell table:style-name="ce5" office:value-type="float" office:value="1325860435" calcext:value-type="float">
            <text:p>1325860435</text:p>
          </table:table-cell>
          <table:table-cell table:style-name="ce5" office:value-type="float" office:value="1177765234" calcext:value-type="float">
            <text:p>1177765234</text:p>
          </table:table-cell>
          <table:table-cell table:style-name="ce5" office:value-type="float" office:value="2758072025" calcext:value-type="float">
            <text:p>2758072025</text:p>
          </table:table-cell>
          <table:table-cell table:style-name="ce5" office:value-type="float" office:value="840" calcext:value-type="float">
            <text:p>840</text:p>
          </table:table-cell>
        </table:table-row>
        <table:table-row table:style-name="ro1">
          <table:table-cell table:style-name="ce5" office:value-type="float" office:value="4410" calcext:value-type="float">
            <text:p>4410</text:p>
          </table:table-cell>
          <table:table-cell table:style-name="ce5" office:value-type="float" office:value="906087011" calcext:value-type="float">
            <text:p>906087011</text:p>
          </table:table-cell>
          <table:table-cell table:style-name="ce5" office:value-type="float" office:value="595235137" calcext:value-type="float">
            <text:p>595235137</text:p>
          </table:table-cell>
          <table:table-cell table:style-name="ce5" office:value-type="float" office:value="843701378" calcext:value-type="float">
            <text:p>843701378</text:p>
          </table:table-cell>
          <table:table-cell table:style-name="ce5" office:value-type="float" office:value="896" calcext:value-type="float">
            <text:p>896</text:p>
          </table:table-cell>
        </table:table-row>
        <table:table-row table:style-name="ro1">
          <table:table-cell table:style-name="ce5" office:value-type="float" office:value="1886" calcext:value-type="float">
            <text:p>1886</text:p>
          </table:table-cell>
          <table:table-cell table:style-name="ce5" office:value-type="float" office:value="2092990449" calcext:value-type="float">
            <text:p>2092990449</text:p>
          </table:table-cell>
          <table:table-cell table:style-name="ce5" office:value-type="float" office:value="358865152" calcext:value-type="float">
            <text:p>358865152</text:p>
          </table:table-cell>
          <table:table-cell table:style-name="ce5" office:value-type="float" office:value="3228092815" calcext:value-type="float">
            <text:p>3228092815</text:p>
          </table:table-cell>
          <table:table-cell table:style-name="ce5" office:value-type="float" office:value="952" calcext:value-type="float">
            <text:p>952</text:p>
          </table:table-cell>
        </table:table-row>
        <table:table-row table:style-name="ro1">
          <table:table-cell table:style-name="ce5" office:value-type="float" office:value="8699" calcext:value-type="float">
            <text:p>8699</text:p>
          </table:table-cell>
          <table:table-cell table:style-name="ce5" office:value-type="float" office:value="1311989743" calcext:value-type="float">
            <text:p>1311989743</text:p>
          </table:table-cell>
          <table:table-cell table:style-name="ce5" office:value-type="float" office:value="300509840" calcext:value-type="float">
            <text:p>300509840</text:p>
          </table:table-cell>
          <table:table-cell table:style-name="ce5" office:value-type="float" office:value="1534936065" calcext:value-type="float">
            <text:p>1534936065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float" office:value="7136" calcext:value-type="float">
            <text:p>7136</text:p>
          </table:table-cell>
          <table:table-cell table:style-name="ce5" office:value-type="float" office:value="1485408282" calcext:value-type="float">
            <text:p>1485408282</text:p>
          </table:table-cell>
          <table:table-cell table:style-name="ce5" office:value-type="float" office:value="959245713" calcext:value-type="float">
            <text:p>959245713</text:p>
          </table:table-cell>
          <table:table-cell table:style-name="ce5" office:value-type="float" office:value="3900632099" calcext:value-type="float">
            <text:p>3900632099</text:p>
          </table:table-cell>
          <table:table-cell table:style-name="ce5" office:value-type="float" office:value="65" calcext:value-type="float">
            <text:p>65</text:p>
          </table:table-cell>
        </table:table-row>
        <table:table-row table:style-name="ro1">
          <table:table-cell table:style-name="ce5" office:value-type="float" office:value="4154" calcext:value-type="float">
            <text:p>4154</text:p>
          </table:table-cell>
          <table:table-cell table:style-name="ce5" office:value-type="float" office:value="214515394" calcext:value-type="float">
            <text:p>214515394</text:p>
          </table:table-cell>
          <table:table-cell table:style-name="ce5" office:value-type="float" office:value="1474357026" calcext:value-type="float">
            <text:p>1474357026</text:p>
          </table:table-cell>
          <table:table-cell table:style-name="ce5" office:value-type="float" office:value="250828298" calcext:value-type="float">
            <text:p>250828298</text:p>
          </table:table-cell>
          <table:table-cell table:style-name="ce5" office:value-type="float" office:value="122" calcext:value-type="float">
            <text:p>122</text:p>
          </table:table-cell>
        </table:table-row>
        <table:table-row table:style-name="ro1">
          <table:table-cell table:style-name="ce5" office:value-type="float" office:value="1305" calcext:value-type="float">
            <text:p>1305</text:p>
          </table:table-cell>
          <table:table-cell table:style-name="ce5" office:value-type="float" office:value="1458439087" calcext:value-type="float">
            <text:p>1458439087</text:p>
          </table:table-cell>
          <table:table-cell table:style-name="ce5" office:value-type="float" office:value="2035694852" calcext:value-type="float">
            <text:p>2035694852</text:p>
          </table:table-cell>
          <table:table-cell table:style-name="ce5" office:value-type="float" office:value="4056447591" calcext:value-type="float">
            <text:p>4056447591</text:p>
          </table:table-cell>
          <table:table-cell table:style-name="ce5" office:value-type="float" office:value="179" calcext:value-type="float">
            <text:p>179</text:p>
          </table:table-cell>
        </table:table-row>
        <table:table-row table:style-name="ro1">
          <table:table-cell table:style-name="ce5" office:value-type="float" office:value="6229" calcext:value-type="float">
            <text:p>6229</text:p>
          </table:table-cell>
          <table:table-cell table:style-name="ce5" office:value-type="float" office:value="1670321007" calcext:value-type="float">
            <text:p>1670321007</text:p>
          </table:table-cell>
          <table:table-cell table:style-name="ce5" office:value-type="float" office:value="1076968985" calcext:value-type="float">
            <text:p>1076968985</text:p>
          </table:table-cell>
          <table:table-cell table:style-name="ce5" office:value-type="float" office:value="2771468696" calcext:value-type="float">
            <text:p>2771468696</text:p>
          </table:table-cell>
          <table:table-cell table:style-name="ce5" office:value-type="float" office:value="236" calcext:value-type="float">
            <text:p>236</text:p>
          </table:table-cell>
        </table:table-row>
        <table:table-row table:style-name="ro1">
          <table:table-cell table:style-name="ce5" office:value-type="float" office:value="6844" calcext:value-type="float">
            <text:p>6844</text:p>
          </table:table-cell>
          <table:table-cell table:style-name="ce5" office:value-type="float" office:value="43064579" calcext:value-type="float">
            <text:p>43064579</text:p>
          </table:table-cell>
          <table:table-cell table:style-name="ce5" office:value-type="float" office:value="1400931034" calcext:value-type="float">
            <text:p>1400931034</text:p>
          </table:table-cell>
          <table:table-cell table:style-name="ce5" office:value-type="float" office:value="684001809" calcext:value-type="float">
            <text:p>684001809</text:p>
          </table:table-cell>
          <table:table-cell table:style-name="ce5" office:value-type="float" office:value="294" calcext:value-type="float">
            <text:p>294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523385084" calcext:value-type="float">
            <text:p>523385084</text:p>
          </table:table-cell>
          <table:table-cell table:style-name="ce5" office:value-type="float" office:value="758589000" calcext:value-type="float">
            <text:p>758589000</text:p>
          </table:table-cell>
          <table:table-cell table:style-name="ce5" office:value-type="float" office:value="3075085206" calcext:value-type="float">
            <text:p>3075085206</text:p>
          </table:table-cell>
          <table:table-cell table:style-name="ce5" office:value-type="float" office:value="352" calcext:value-type="float">
            <text:p>352</text:p>
          </table:table-cell>
        </table:table-row>
        <table:table-row table:style-name="ro1"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162423810" calcext:value-type="float">
            <text:p>162423810</text:p>
          </table:table-cell>
          <table:table-cell table:style-name="ce5" office:value-type="float" office:value="1178811530" calcext:value-type="float">
            <text:p>1178811530</text:p>
          </table:table-cell>
          <table:table-cell table:style-name="ce5" office:value-type="float" office:value="99064545" calcext:value-type="float">
            <text:p>99064545</text:p>
          </table:table-cell>
          <table:table-cell table:style-name="ce5" office:value-type="float" office:value="410" calcext:value-type="float">
            <text:p>410</text:p>
          </table:table-cell>
        </table:table-row>
        <table:table-row table:style-name="ro1">
          <table:table-cell table:style-name="ce5" office:value-type="float" office:value="7703" calcext:value-type="float">
            <text:p>7703</text:p>
          </table:table-cell>
          <table:table-cell table:style-name="ce5" office:value-type="float" office:value="358301175" calcext:value-type="float">
            <text:p>358301175</text:p>
          </table:table-cell>
          <table:table-cell table:style-name="ce5" office:value-type="float" office:value="581497942" calcext:value-type="float">
            <text:p>581497942</text:p>
          </table:table-cell>
          <table:table-cell table:style-name="ce5" office:value-type="float" office:value="1612955044" calcext:value-type="float">
            <text:p>1612955044</text:p>
          </table:table-cell>
          <table:table-cell table:style-name="ce5" office:value-type="float" office:value="468" calcext:value-type="float">
            <text:p>468</text:p>
          </table:table-cell>
        </table:table-row>
        <table:table-row table:style-name="ro1">
          <table:table-cell table:style-name="ce5" office:value-type="float" office:value="1554" calcext:value-type="float">
            <text:p>1554</text:p>
          </table:table-cell>
          <table:table-cell table:style-name="ce5" office:value-type="float" office:value="1953273935" calcext:value-type="float">
            <text:p>1953273935</text:p>
          </table:table-cell>
          <table:table-cell table:style-name="ce5" office:value-type="float" office:value="1408669285" calcext:value-type="float">
            <text:p>1408669285</text:p>
          </table:table-cell>
          <table:table-cell table:style-name="ce5" office:value-type="float" office:value="4272555273" calcext:value-type="float">
            <text:p>4272555273</text:p>
          </table:table-cell>
          <table:table-cell table:style-name="ce5" office:value-type="float" office:value="526" calcext:value-type="float">
            <text:p>526</text:p>
          </table:table-cell>
        </table:table-row>
        <table:table-row table:style-name="ro1"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1967298694" calcext:value-type="float">
            <text:p>1967298694</text:p>
          </table:table-cell>
          <table:table-cell table:style-name="ce5" office:value-type="float" office:value="1576483755" calcext:value-type="float">
            <text:p>1576483755</text:p>
          </table:table-cell>
          <table:table-cell table:style-name="ce5" office:value-type="float" office:value="1967080731" calcext:value-type="float">
            <text:p>1967080731</text:p>
          </table:table-cell>
          <table:table-cell table:style-name="ce5" office:value-type="float" office:value="584" calcext:value-type="float">
            <text:p>584</text:p>
          </table:table-cell>
        </table:table-row>
        <table:table-row table:style-name="ro1">
          <table:table-cell table:style-name="ce5" office:value-type="float" office:value="4631" calcext:value-type="float">
            <text:p>4631</text:p>
          </table:table-cell>
          <table:table-cell table:style-name="ce5" office:value-type="float" office:value="1753642306" calcext:value-type="float">
            <text:p>1753642306</text:p>
          </table:table-cell>
          <table:table-cell table:style-name="ce5" office:value-type="float" office:value="75688026" calcext:value-type="float">
            <text:p>75688026</text:p>
          </table:table-cell>
          <table:table-cell table:style-name="ce5" office:value-type="float" office:value="318663112" calcext:value-type="float">
            <text:p>318663112</text:p>
          </table:table-cell>
          <table:table-cell table:style-name="ce5" office:value-type="float" office:value="643" calcext:value-type="float">
            <text:p>643</text:p>
          </table:table-cell>
        </table:table-row>
        <table:table-row table:style-name="ro1">
          <table:table-cell table:style-name="ce5" office:value-type="float" office:value="6542" calcext:value-type="float">
            <text:p>6542</text:p>
          </table:table-cell>
          <table:table-cell table:style-name="ce5" office:value-type="float" office:value="1028146926" calcext:value-type="float">
            <text:p>1028146926</text:p>
          </table:table-cell>
          <table:table-cell table:style-name="ce5" office:value-type="float" office:value="979966436" calcext:value-type="float">
            <text:p>979966436</text:p>
          </table:table-cell>
          <table:table-cell table:style-name="ce5" office:value-type="float" office:value="2250661454" calcext:value-type="float">
            <text:p>2250661454</text:p>
          </table:table-cell>
          <table:table-cell table:style-name="ce5" office:value-type="float" office:value="702" calcext:value-type="float">
            <text:p>702</text:p>
          </table:table-cell>
        </table:table-row>
        <table:table-row table:style-name="ro1">
          <table:table-cell table:style-name="ce5" office:value-type="float" office:value="1009" calcext:value-type="float">
            <text:p>1009</text:p>
          </table:table-cell>
          <table:table-cell table:style-name="ce5" office:value-type="float" office:value="447926570" calcext:value-type="float">
            <text:p>447926570</text:p>
          </table:table-cell>
          <table:table-cell table:style-name="ce5" office:value-type="float" office:value="1471447620" calcext:value-type="float">
            <text:p>1471447620</text:p>
          </table:table-cell>
          <table:table-cell table:style-name="ce5" office:value-type="float" office:value="3805579863" calcext:value-type="float">
            <text:p>3805579863</text:p>
          </table:table-cell>
          <table:table-cell table:style-name="ce5" office:value-type="float" office:value="761" calcext:value-type="float">
            <text:p>761</text:p>
          </table:table-cell>
        </table:table-row>
        <table:table-row table:style-name="ro1">
          <table:table-cell table:style-name="ce5" office:value-type="float" office:value="5530" calcext:value-type="float">
            <text:p>5530</text:p>
          </table:table-cell>
          <table:table-cell table:style-name="ce5" office:value-type="float" office:value="1010753574" calcext:value-type="float">
            <text:p>1010753574</text:p>
          </table:table-cell>
          <table:table-cell table:style-name="ce5" office:value-type="float" office:value="1553819721" calcext:value-type="float">
            <text:p>1553819721</text:p>
          </table:table-cell>
          <table:table-cell table:style-name="ce5" office:value-type="float" office:value="3405838355" calcext:value-type="float">
            <text:p>3405838355</text:p>
          </table:table-cell>
          <table:table-cell table:style-name="ce5" office:value-type="float" office:value="820" calcext:value-type="float">
            <text:p>820</text:p>
          </table:table-cell>
        </table:table-row>
        <table:table-row table:style-name="ro1">
          <table:table-cell table:style-name="ce5" office:value-type="float" office:value="4102" calcext:value-type="float">
            <text:p>4102</text:p>
          </table:table-cell>
          <table:table-cell table:style-name="ce5" office:value-type="float" office:value="1502124917" calcext:value-type="float">
            <text:p>1502124917</text:p>
          </table:table-cell>
          <table:table-cell table:style-name="ce5" office:value-type="float" office:value="531352462" calcext:value-type="float">
            <text:p>531352462</text:p>
          </table:table-cell>
          <table:table-cell table:style-name="ce5" office:value-type="float" office:value="2187536649" calcext:value-type="float">
            <text:p>2187536649</text:p>
          </table:table-cell>
          <table:table-cell table:style-name="ce5" office:value-type="float" office:value="880" calcext:value-type="float">
            <text:p>880</text:p>
          </table:table-cell>
        </table:table-row>
        <table:table-row table:style-name="ro1">
          <table:table-cell table:style-name="ce5" office:value-type="float" office:value="9051" calcext:value-type="float">
            <text:p>9051</text:p>
          </table:table-cell>
          <table:table-cell table:style-name="ce5" office:value-type="float" office:value="1748666190" calcext:value-type="float">
            <text:p>1748666190</text:p>
          </table:table-cell>
          <table:table-cell table:style-name="ce5" office:value-type="float" office:value="420257666" calcext:value-type="float">
            <text:p>420257666</text:p>
          </table:table-cell>
          <table:table-cell table:style-name="ce5" office:value-type="float" office:value="3522788225" calcext:value-type="float">
            <text:p>3522788225</text:p>
          </table:table-cell>
          <table:table-cell table:style-name="ce5" office:value-type="float" office:value="940" calcext:value-type="float">
            <text:p>940</text:p>
          </table:table-cell>
        </table:table-row>
        <table:table-row table:style-name="ro1">
          <table:table-cell table:style-name="ce5" office:value-type="float" office:value="7388" calcext:value-type="float">
            <text:p>7388</text:p>
          </table:table-cell>
          <table:table-cell table:style-name="ce5" office:value-type="float" office:value="1451898807" calcext:value-type="float">
            <text:p>1451898807</text:p>
          </table:table-cell>
          <table:table-cell table:style-name="ce5" office:value-type="float" office:value="1375035028" calcext:value-type="float">
            <text:p>1375035028</text:p>
          </table:table-cell>
          <table:table-cell table:style-name="ce5" office:value-type="float" office:value="1011079341" calcext:value-type="float">
            <text:p>101107934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732" calcext:value-type="float">
            <text:p>5732</text:p>
          </table:table-cell>
          <table:table-cell table:style-name="ce5" office:value-type="float" office:value="715281553" calcext:value-type="float">
            <text:p>715281553</text:p>
          </table:table-cell>
          <table:table-cell table:style-name="ce5" office:value-type="float" office:value="1543286712" calcext:value-type="float">
            <text:p>1543286712</text:p>
          </table:table-cell>
          <table:table-cell table:style-name="ce5" office:value-type="float" office:value="1212072954" calcext:value-type="float">
            <text:p>1212072954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float" office:value="1910005220" calcext:value-type="float">
            <text:p>1910005220</text:p>
          </table:table-cell>
          <table:table-cell table:style-name="ce5" office:value-type="float" office:value="1176522129" calcext:value-type="float">
            <text:p>1176522129</text:p>
          </table:table-cell>
          <table:table-cell table:style-name="ce5" office:value-type="float" office:value="3899776566" calcext:value-type="float">
            <text:p>3899776566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office:value-type="float" office:value="2040113800" calcext:value-type="float">
            <text:p>2040113800</text:p>
          </table:table-cell>
          <table:table-cell table:style-name="ce5" office:value-type="float" office:value="398665045" calcext:value-type="float">
            <text:p>398665045</text:p>
          </table:table-cell>
          <table:table-cell table:style-name="ce5" office:value-type="float" office:value="2329875307" calcext:value-type="float">
            <text:p>2329875307</text:p>
          </table:table-cell>
          <table:table-cell table:style-name="ce5" office:value-type="float" office:value="180" calcext:value-type="float">
            <text:p>180</text:p>
          </table:table-cell>
        </table:table-row>
        <table:table-row table:style-name="ro1">
          <table:table-cell table:style-name="ce5" office:value-type="float" office:value="3161" calcext:value-type="float">
            <text:p>3161</text:p>
          </table:table-cell>
          <table:table-cell table:style-name="ce5" office:value-type="float" office:value="701916159" calcext:value-type="float">
            <text:p>701916159</text:p>
          </table:table-cell>
          <table:table-cell table:style-name="ce5" office:value-type="float" office:value="529346125" calcext:value-type="float">
            <text:p>529346125</text:p>
          </table:table-cell>
          <table:table-cell table:style-name="ce5" office:value-type="float" office:value="1294141597" calcext:value-type="float">
            <text:p>1294141597</text:p>
          </table:table-cell>
          <table:table-cell table:style-name="ce5" office:value-type="float" office:value="241" calcext:value-type="float">
            <text:p>241</text:p>
          </table:table-cell>
        </table:table-row>
        <table:table-row table:style-name="ro1">
          <table:table-cell table:style-name="ce5" office:value-type="float" office:value="8494" calcext:value-type="float">
            <text:p>8494</text:p>
          </table:table-cell>
          <table:table-cell table:style-name="ce5" office:value-type="float" office:value="1568105162" calcext:value-type="float">
            <text:p>1568105162</text:p>
          </table:table-cell>
          <table:table-cell table:style-name="ce5" office:value-type="float" office:value="543104198" calcext:value-type="float">
            <text:p>543104198</text:p>
          </table:table-cell>
          <table:table-cell table:style-name="ce5" office:value-type="float" office:value="497518290" calcext:value-type="float">
            <text:p>497518290</text:p>
          </table:table-cell>
          <table:table-cell table:style-name="ce5" office:value-type="float" office:value="302" calcext:value-type="float">
            <text:p>302</text:p>
          </table:table-cell>
        </table:table-row>
        <table:table-row table:style-name="ro1"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1534175920" calcext:value-type="float">
            <text:p>1534175920</text:p>
          </table:table-cell>
          <table:table-cell table:style-name="ce5" office:value-type="float" office:value="1573843614" calcext:value-type="float">
            <text:p>1573843614</text:p>
          </table:table-cell>
          <table:table-cell table:style-name="ce5" office:value-type="float" office:value="477864710" calcext:value-type="float">
            <text:p>477864710</text:p>
          </table:table-cell>
          <table:table-cell table:style-name="ce5" office:value-type="float" office:value="363" calcext:value-type="float">
            <text:p>363</text:p>
          </table:table-cell>
        </table:table-row>
        <table:table-row table:style-name="ro1">
          <table:table-cell table:style-name="ce5" office:value-type="float" office:value="3273" calcext:value-type="float">
            <text:p>3273</text:p>
          </table:table-cell>
          <table:table-cell table:style-name="ce5" office:value-type="float" office:value="2107520810" calcext:value-type="float">
            <text:p>2107520810</text:p>
          </table:table-cell>
          <table:table-cell table:style-name="ce5" office:value-type="float" office:value="184259536" calcext:value-type="float">
            <text:p>184259536</text:p>
          </table:table-cell>
          <table:table-cell table:style-name="ce5" office:value-type="float" office:value="3739733760" calcext:value-type="float">
            <text:p>3739733760</text:p>
          </table:table-cell>
          <table:table-cell table:style-name="ce5" office:value-type="float" office:value="424" calcext:value-type="float">
            <text:p>424</text:p>
          </table:table-cell>
        </table:table-row>
        <table:table-row table:style-name="ro1">
          <table:table-cell table:style-name="ce5" office:value-type="float" office:value="689" calcext:value-type="float">
            <text:p>689</text:p>
          </table:table-cell>
          <table:table-cell table:style-name="ce5" office:value-type="float" office:value="125155435" calcext:value-type="float">
            <text:p>125155435</text:p>
          </table:table-cell>
          <table:table-cell table:style-name="ce5" office:value-type="float" office:value="685215831" calcext:value-type="float">
            <text:p>685215831</text:p>
          </table:table-cell>
          <table:table-cell table:style-name="ce5" office:value-type="float" office:value="4002211105" calcext:value-type="float">
            <text:p>4002211105</text:p>
          </table:table-cell>
          <table:table-cell table:style-name="ce5" office:value-type="float" office:value="486" calcext:value-type="float">
            <text:p>486</text:p>
          </table:table-cell>
        </table:table-row>
        <table:table-row table:style-name="ro1"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1716386567" calcext:value-type="float">
            <text:p>1716386567</text:p>
          </table:table-cell>
          <table:table-cell table:style-name="ce5" office:value-type="float" office:value="1960909019" calcext:value-type="float">
            <text:p>1960909019</text:p>
          </table:table-cell>
          <table:table-cell table:style-name="ce5" office:value-type="float" office:value="4138873248" calcext:value-type="float">
            <text:p>4138873248</text:p>
          </table:table-cell>
          <table:table-cell table:style-name="ce5" office:value-type="float" office:value="548" calcext:value-type="float">
            <text:p>548</text:p>
          </table:table-cell>
        </table:table-row>
        <table:table-row table:style-name="ro1">
          <table:table-cell table:style-name="ce5" office:value-type="float" office:value="5530" calcext:value-type="float">
            <text:p>5530</text:p>
          </table:table-cell>
          <table:table-cell table:style-name="ce5" office:value-type="float" office:value="1060215169" calcext:value-type="float">
            <text:p>1060215169</text:p>
          </table:table-cell>
          <table:table-cell table:style-name="ce5" office:value-type="float" office:value="1406118021" calcext:value-type="float">
            <text:p>1406118021</text:p>
          </table:table-cell>
          <table:table-cell table:style-name="ce5" office:value-type="float" office:value="337610195" calcext:value-type="float">
            <text:p>337610195</text:p>
          </table:table-cell>
          <table:table-cell table:style-name="ce5" office:value-type="float" office:value="610" calcext:value-type="float">
            <text:p>610</text:p>
          </table:table-cell>
        </table:table-row>
        <table:table-row table:style-name="ro1">
          <table:table-cell table:style-name="ce5" office:value-type="float" office:value="2256" calcext:value-type="float">
            <text:p>2256</text:p>
          </table:table-cell>
          <table:table-cell table:style-name="ce5" office:value-type="float" office:value="1222713683" calcext:value-type="float">
            <text:p>1222713683</text:p>
          </table:table-cell>
          <table:table-cell table:style-name="ce5" office:value-type="float" office:value="1084656582" calcext:value-type="float">
            <text:p>1084656582</text:p>
          </table:table-cell>
          <table:table-cell table:style-name="ce5" office:value-type="float" office:value="2200704631" calcext:value-type="float">
            <text:p>2200704631</text:p>
          </table:table-cell>
          <table:table-cell table:style-name="ce5" office:value-type="float" office:value="672" calcext:value-type="float">
            <text:p>672</text:p>
          </table:table-cell>
        </table:table-row>
        <table:table-row table:style-name="ro1">
          <table:table-cell table:style-name="ce5" office:value-type="float" office:value="804" calcext:value-type="float">
            <text:p>804</text:p>
          </table:table-cell>
          <table:table-cell table:style-name="ce5" office:value-type="float" office:value="1952923706" calcext:value-type="float">
            <text:p>1952923706</text:p>
          </table:table-cell>
          <table:table-cell table:style-name="ce5" office:value-type="float" office:value="24308206" calcext:value-type="float">
            <text:p>24308206</text:p>
          </table:table-cell>
          <table:table-cell table:style-name="ce5" office:value-type="float" office:value="851596308" calcext:value-type="float">
            <text:p>851596308</text:p>
          </table:table-cell>
          <table:table-cell table:style-name="ce5" office:value-type="float" office:value="734" calcext:value-type="float">
            <text:p>734</text:p>
          </table:table-cell>
        </table:table-row>
        <table:table-row table:style-name="ro1"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485879882" calcext:value-type="float">
            <text:p>485879882</text:p>
          </table:table-cell>
          <table:table-cell table:style-name="ce5" office:value-type="float" office:value="1264332762" calcext:value-type="float">
            <text:p>1264332762</text:p>
          </table:table-cell>
          <table:table-cell table:style-name="ce5" office:value-type="float" office:value="3523454188" calcext:value-type="float">
            <text:p>3523454188</text:p>
          </table:table-cell>
          <table:table-cell table:style-name="ce5" office:value-type="float" office:value="796" calcext:value-type="float">
            <text:p>796</text:p>
          </table:table-cell>
        </table:table-row>
        <table:table-row table:style-name="ro1">
          <table:table-cell table:style-name="ce5" office:value-type="float" office:value="2780" calcext:value-type="float">
            <text:p>2780</text:p>
          </table:table-cell>
          <table:table-cell table:style-name="ce5" office:value-type="float" office:value="266055320" calcext:value-type="float">
            <text:p>266055320</text:p>
          </table:table-cell>
          <table:table-cell table:style-name="ce5" office:value-type="float" office:value="365887368" calcext:value-type="float">
            <text:p>365887368</text:p>
          </table:table-cell>
          <table:table-cell table:style-name="ce5" office:value-type="float" office:value="1336867354" calcext:value-type="float">
            <text:p>1336867354</text:p>
          </table:table-cell>
          <table:table-cell table:style-name="ce5" office:value-type="float" office:value="859" calcext:value-type="float">
            <text:p>859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float" office:value="1527061899" calcext:value-type="float">
            <text:p>1527061899</text:p>
          </table:table-cell>
          <table:table-cell table:style-name="ce5" office:value-type="float" office:value="764779280" calcext:value-type="float">
            <text:p>764779280</text:p>
          </table:table-cell>
          <table:table-cell table:style-name="ce5" office:value-type="float" office:value="1164129739" calcext:value-type="float">
            <text:p>1164129739</text:p>
          </table:table-cell>
          <table:table-cell table:style-name="ce5" office:value-type="float" office:value="922" calcext:value-type="float">
            <text:p>922</text:p>
          </table:table-cell>
        </table:table-row>
        <table:table-row table:style-name="ro1">
          <table:table-cell table:style-name="ce5" office:value-type="float" office:value="5276" calcext:value-type="float">
            <text:p>5276</text:p>
          </table:table-cell>
          <table:table-cell table:style-name="ce5" office:value-type="float" office:value="611459062" calcext:value-type="float">
            <text:p>611459062</text:p>
          </table:table-cell>
          <table:table-cell table:style-name="ce5" office:value-type="float" office:value="1237858157" calcext:value-type="float">
            <text:p>1237858157</text:p>
          </table:table-cell>
          <table:table-cell table:style-name="ce5" office:value-type="float" office:value="3012906679" calcext:value-type="float">
            <text:p>3012906679</text:p>
          </table:table-cell>
          <table:table-cell table:style-name="ce5" office:value-type="float" office:value="985" calcext:value-type="float">
            <text:p>985</text:p>
          </table:table-cell>
        </table:table-row>
        <table:table-row table:style-name="ro1">
          <table:table-cell table:style-name="ce5" office:value-type="float" office:value="1893" calcext:value-type="float">
            <text:p>1893</text:p>
          </table:table-cell>
          <table:table-cell table:style-name="ce5" office:value-type="float" office:value="1538094142" calcext:value-type="float">
            <text:p>1538094142</text:p>
          </table:table-cell>
          <table:table-cell table:style-name="ce5" office:value-type="float" office:value="1338295816" calcext:value-type="float">
            <text:p>1338295816</text:p>
          </table:table-cell>
          <table:table-cell table:style-name="ce5" office:value-type="float" office:value="2298715461" calcext:value-type="float">
            <text:p>2298715461</text:p>
          </table:table-cell>
          <table:table-cell table:style-name="ce5" office:value-type="float" office:value="48" calcext:value-type="float">
            <text:p>48</text:p>
          </table:table-cell>
        </table:table-row>
        <table:table-row table:style-name="ro1">
          <table:table-cell table:style-name="ce5" office:value-type="float" office:value="3343" calcext:value-type="float">
            <text:p>3343</text:p>
          </table:table-cell>
          <table:table-cell table:style-name="ce5" office:value-type="float" office:value="748869196" calcext:value-type="float">
            <text:p>748869196</text:p>
          </table:table-cell>
          <table:table-cell table:style-name="ce5" office:value-type="float" office:value="1687580286" calcext:value-type="float">
            <text:p>1687580286</text:p>
          </table:table-cell>
          <table:table-cell table:style-name="ce5" office:value-type="float" office:value="4152350975" calcext:value-type="float">
            <text:p>4152350975</text:p>
          </table:table-cell>
          <table:table-cell table:style-name="ce5" office:value-type="float" office:value="112" calcext:value-type="float">
            <text:p>112</text:p>
          </table:table-cell>
        </table:table-row>
        <table:table-row table:style-name="ro1">
          <table:table-cell table:style-name="ce5" office:value-type="float" office:value="788" calcext:value-type="float">
            <text:p>788</text:p>
          </table:table-cell>
          <table:table-cell table:style-name="ce5" office:value-type="float" office:value="171667060" calcext:value-type="float">
            <text:p>171667060</text:p>
          </table:table-cell>
          <table:table-cell table:style-name="ce5" office:value-type="float" office:value="1569495182" calcext:value-type="float">
            <text:p>1569495182</text:p>
          </table:table-cell>
          <table:table-cell table:style-name="ce5" office:value-type="float" office:value="1988792635" calcext:value-type="float">
            <text:p>1988792635</text:p>
          </table:table-cell>
          <table:table-cell table:style-name="ce5" office:value-type="float" office:value="176" calcext:value-type="float">
            <text:p>176</text:p>
          </table:table-cell>
        </table:table-row>
        <table:table-row table:style-name="ro1">
          <table:table-cell table:style-name="ce5" office:value-type="float" office:value="596" calcext:value-type="float">
            <text:p>596</text:p>
          </table:table-cell>
          <table:table-cell table:style-name="ce5" office:value-type="float" office:value="850742838" calcext:value-type="float">
            <text:p>850742838</text:p>
          </table:table-cell>
          <table:table-cell table:style-name="ce5" office:value-type="float" office:value="1129019829" calcext:value-type="float">
            <text:p>1129019829</text:p>
          </table:table-cell>
          <table:table-cell table:style-name="ce5" office:value-type="float" office:value="2299161133" calcext:value-type="float">
            <text:p>2299161133</text:p>
          </table:table-cell>
          <table:table-cell table:style-name="ce5" office:value-type="float" office:value="240" calcext:value-type="float">
            <text:p>240</text:p>
          </table:table-cell>
        </table:table-row>
        <table:table-row table:style-name="ro1">
          <table:table-cell table:style-name="ce5" office:value-type="float" office:value="7594" calcext:value-type="float">
            <text:p>7594</text:p>
          </table:table-cell>
          <table:table-cell table:style-name="ce5" office:value-type="float" office:value="409972751" calcext:value-type="float">
            <text:p>409972751</text:p>
          </table:table-cell>
          <table:table-cell table:style-name="ce5" office:value-type="float" office:value="318538570" calcext:value-type="float">
            <text:p>318538570</text:p>
          </table:table-cell>
          <table:table-cell table:style-name="ce5" office:value-type="float" office:value="2004004795" calcext:value-type="float">
            <text:p>2004004795</text:p>
          </table:table-cell>
          <table:table-cell table:style-name="ce5" office:value-type="float" office:value="304" calcext:value-type="float">
            <text:p>304</text:p>
          </table:table-cell>
        </table:table-row>
        <table:table-row table:style-name="ro1">
          <table:table-cell table:style-name="ce5" office:value-type="float" office:value="9488" calcext:value-type="float">
            <text:p>9488</text:p>
          </table:table-cell>
          <table:table-cell table:style-name="ce5" office:value-type="float" office:value="1667580453" calcext:value-type="float">
            <text:p>1667580453</text:p>
          </table:table-cell>
          <table:table-cell table:style-name="ce5" office:value-type="float" office:value="1745064636" calcext:value-type="float">
            <text:p>1745064636</text:p>
          </table:table-cell>
          <table:table-cell table:style-name="ce5" office:value-type="float" office:value="609087942" calcext:value-type="float">
            <text:p>609087942</text:p>
          </table:table-cell>
          <table:table-cell table:style-name="ce5" office:value-type="float" office:value="368" calcext:value-type="float">
            <text:p>368</text:p>
          </table:table-cell>
        </table:table-row>
        <table:table-row table:style-name="ro1"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1157958949" calcext:value-type="float">
            <text:p>1157958949</text:p>
          </table:table-cell>
          <table:table-cell table:style-name="ce5" office:value-type="float" office:value="2146241947" calcext:value-type="float">
            <text:p>2146241947</text:p>
          </table:table-cell>
          <table:table-cell table:style-name="ce5" office:value-type="float" office:value="2593057226" calcext:value-type="float">
            <text:p>2593057226</text:p>
          </table:table-cell>
          <table:table-cell table:style-name="ce5" office:value-type="float" office:value="432" calcext:value-type="float">
            <text:p>432</text:p>
          </table:table-cell>
        </table:table-row>
        <table:table-row table:style-name="ro1">
          <table:table-cell table:style-name="ce5" office:value-type="float" office:value="2492" calcext:value-type="float">
            <text:p>2492</text:p>
          </table:table-cell>
          <table:table-cell table:style-name="ce5" office:value-type="float" office:value="71038647" calcext:value-type="float">
            <text:p>71038647</text:p>
          </table:table-cell>
          <table:table-cell table:style-name="ce5" office:value-type="float" office:value="217255483" calcext:value-type="float">
            <text:p>217255483</text:p>
          </table:table-cell>
          <table:table-cell table:style-name="ce5" office:value-type="float" office:value="2725441534" calcext:value-type="float">
            <text:p>2725441534</text:p>
          </table:table-cell>
          <table:table-cell table:style-name="ce5" office:value-type="float" office:value="497" calcext:value-type="float">
            <text:p>497</text:p>
          </table:table-cell>
        </table:table-row>
        <table:table-row table:style-name="ro1">
          <table:table-cell table:style-name="ce5" office:value-type="float" office:value="2544" calcext:value-type="float">
            <text:p>2544</text:p>
          </table:table-cell>
          <table:table-cell table:style-name="ce5" office:value-type="float" office:value="1369016944" calcext:value-type="float">
            <text:p>1369016944</text:p>
          </table:table-cell>
          <table:table-cell table:style-name="ce5" office:value-type="float" office:value="1666744786" calcext:value-type="float">
            <text:p>1666744786</text:p>
          </table:table-cell>
          <table:table-cell table:style-name="ce5" office:value-type="float" office:value="1007900259" calcext:value-type="float">
            <text:p>1007900259</text:p>
          </table:table-cell>
          <table:table-cell table:style-name="ce5" office:value-type="float" office:value="562" calcext:value-type="float">
            <text:p>562</text:p>
          </table:table-cell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table:style-name="ce5" office:value-type="float" office:value="1688815714" calcext:value-type="float">
            <text:p>1688815714</text:p>
          </table:table-cell>
          <table:table-cell table:style-name="ce5" office:value-type="float" office:value="2101525490" calcext:value-type="float">
            <text:p>2101525490</text:p>
          </table:table-cell>
          <table:table-cell table:style-name="ce5" office:value-type="float" office:value="789457499" calcext:value-type="float">
            <text:p>789457499</text:p>
          </table:table-cell>
          <table:table-cell table:style-name="ce5" office:value-type="float" office:value="627" calcext:value-type="float">
            <text:p>627</text:p>
          </table:table-cell>
        </table:table-row>
        <table:table-row table:style-name="ro1">
          <table:table-cell table:style-name="ce5" office:value-type="float" office:value="3341" calcext:value-type="float">
            <text:p>3341</text:p>
          </table:table-cell>
          <table:table-cell table:style-name="ce5" office:value-type="float" office:value="929385402" calcext:value-type="float">
            <text:p>929385402</text:p>
          </table:table-cell>
          <table:table-cell table:style-name="ce5" office:value-type="float" office:value="1244473613" calcext:value-type="float">
            <text:p>1244473613</text:p>
          </table:table-cell>
          <table:table-cell table:style-name="ce5" office:value-type="float" office:value="2502537663" calcext:value-type="float">
            <text:p>2502537663</text:p>
          </table:table-cell>
          <table:table-cell table:style-name="ce5" office:value-type="float" office:value="692" calcext:value-type="float">
            <text:p>692</text:p>
          </table:table-cell>
        </table:table-row>
        <table:table-row table:style-name="ro1"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1214991008" calcext:value-type="float">
            <text:p>1214991008</text:p>
          </table:table-cell>
          <table:table-cell table:style-name="ce5" office:value-type="float" office:value="1515792647" calcext:value-type="float">
            <text:p>1515792647</text:p>
          </table:table-cell>
          <table:table-cell table:style-name="ce5" office:value-type="float" office:value="2189526680" calcext:value-type="float">
            <text:p>2189526680</text:p>
          </table:table-cell>
          <table:table-cell table:style-name="ce5" office:value-type="float" office:value="758" calcext:value-type="float">
            <text:p>758</text:p>
          </table:table-cell>
        </table:table-row>
        <table:table-row table:style-name="ro1">
          <table:table-cell table:style-name="ce5" office:value-type="float" office:value="696" calcext:value-type="float">
            <text:p>696</text:p>
          </table:table-cell>
          <table:table-cell table:style-name="ce5" office:value-type="float" office:value="53272" calcext:value-type="float">
            <text:p>53272</text:p>
          </table:table-cell>
          <table:table-cell table:style-name="ce5" office:value-type="float" office:value="1952558229" calcext:value-type="float">
            <text:p>1952558229</text:p>
          </table:table-cell>
          <table:table-cell table:style-name="ce5" office:value-type="float" office:value="3686272215" calcext:value-type="float">
            <text:p>3686272215</text:p>
          </table:table-cell>
          <table:table-cell table:style-name="ce5" office:value-type="float" office:value="824" calcext:value-type="float">
            <text:p>824</text:p>
          </table:table-cell>
        </table:table-row>
        <table:table-row table:style-name="ro1">
          <table:table-cell table:style-name="ce5" office:value-type="float" office:value="449" calcext:value-type="float">
            <text:p>449</text:p>
          </table:table-cell>
          <table:table-cell table:style-name="ce5" office:value-type="float" office:value="1024515269" calcext:value-type="float">
            <text:p>1024515269</text:p>
          </table:table-cell>
          <table:table-cell table:style-name="ce5" office:value-type="float" office:value="556139934" calcext:value-type="float">
            <text:p>556139934</text:p>
          </table:table-cell>
          <table:table-cell table:style-name="ce5" office:value-type="float" office:value="1322594251" calcext:value-type="float">
            <text:p>1322594251</text:p>
          </table:table-cell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929" calcext:value-type="float">
            <text:p>929</text:p>
          </table:table-cell>
          <table:table-cell table:style-name="ce5" office:value-type="float" office:value="1483721193" calcext:value-type="float">
            <text:p>1483721193</text:p>
          </table:table-cell>
          <table:table-cell table:style-name="ce5" office:value-type="float" office:value="1601264286" calcext:value-type="float">
            <text:p>1601264286</text:p>
          </table:table-cell>
          <table:table-cell table:style-name="ce5" office:value-type="float" office:value="2690937127" calcext:value-type="float">
            <text:p>2690937127</text:p>
          </table:table-cell>
          <table:table-cell table:style-name="ce5" office:value-type="float" office:value="956" calcext:value-type="float">
            <text:p>956</text:p>
          </table:table-cell>
        </table:table-row>
        <table:table-row table:style-name="ro1">
          <table:table-cell table:style-name="ce5" office:value-type="float" office:value="7558" calcext:value-type="float">
            <text:p>7558</text:p>
          </table:table-cell>
          <table:table-cell table:style-name="ce5" office:value-type="float" office:value="1760972935" calcext:value-type="float">
            <text:p>1760972935</text:p>
          </table:table-cell>
          <table:table-cell table:style-name="ce5" office:value-type="float" office:value="746594223" calcext:value-type="float">
            <text:p>746594223</text:p>
          </table:table-cell>
          <table:table-cell table:style-name="ce5" office:value-type="float" office:value="756771273" calcext:value-type="float">
            <text:p>756771273</text:p>
          </table:table-cell>
          <table:table-cell table:style-name="ce5" office:value-type="float" office:value="1022" calcext:value-type="float">
            <text:p>1022</text:p>
          </table:table-cell>
        </table:table-row>
        <table:table-row table:style-name="ro1">
          <table:table-cell table:style-name="ce5" office:value-type="float" office:value="5421" calcext:value-type="float">
            <text:p>5421</text:p>
          </table:table-cell>
          <table:table-cell table:style-name="ce5" office:value-type="float" office:value="877046431" calcext:value-type="float">
            <text:p>877046431</text:p>
          </table:table-cell>
          <table:table-cell table:style-name="ce5" office:value-type="float" office:value="430449906" calcext:value-type="float">
            <text:p>430449906</text:p>
          </table:table-cell>
          <table:table-cell table:style-name="ce5" office:value-type="float" office:value="2823322803" calcext:value-type="float">
            <text:p>2823322803</text:p>
          </table:table-cell>
          <table:table-cell table:style-name="ce5" office:value-type="float" office:value="1088" calcext:value-type="float">
            <text:p>1088</text:p>
          </table:table-cell>
        </table:table-row>
        <table:table-row table:style-name="ro1">
          <table:table-cell table:style-name="ce5" office:value-type="float" office:value="4813" calcext:value-type="float">
            <text:p>4813</text:p>
          </table:table-cell>
          <table:table-cell table:style-name="ce5" office:value-type="float" office:value="1639543569" calcext:value-type="float">
            <text:p>1639543569</text:p>
          </table:table-cell>
          <table:table-cell table:style-name="ce5" office:value-type="float" office:value="419348342" calcext:value-type="float">
            <text:p>419348342</text:p>
          </table:table-cell>
          <table:table-cell table:style-name="ce5" office:value-type="float" office:value="1035187913" calcext:value-type="float">
            <text:p>1035187913</text:p>
          </table:table-cell>
          <table:table-cell table:style-name="ce5" office:value-type="float" office:value="1155" calcext:value-type="float">
            <text:p>1155</text:p>
          </table:table-cell>
        </table:table-row>
        <table:table-row table:style-name="ro1">
          <table:table-cell table:style-name="ce5" office:value-type="float" office:value="1732" calcext:value-type="float">
            <text:p>1732</text:p>
          </table:table-cell>
          <table:table-cell table:style-name="ce5" office:value-type="float" office:value="1424013802" calcext:value-type="float">
            <text:p>1424013802</text:p>
          </table:table-cell>
          <table:table-cell table:style-name="ce5" office:value-type="float" office:value="2079026110" calcext:value-type="float">
            <text:p>2079026110</text:p>
          </table:table-cell>
          <table:table-cell table:style-name="ce5" office:value-type="float" office:value="3044293198" calcext:value-type="float">
            <text:p>3044293198</text:p>
          </table:table-cell>
          <table:table-cell table:style-name="ce5" office:value-type="float" office:value="1222" calcext:value-type="float">
            <text:p>1222</text:p>
          </table:table-cell>
        </table:table-row>
        <table:table-row table:style-name="ro1">
          <table:table-cell table:style-name="ce5" office:value-type="float" office:value="4722" calcext:value-type="float">
            <text:p>4722</text:p>
          </table:table-cell>
          <table:table-cell table:style-name="ce5" office:value-type="float" office:value="279507104" calcext:value-type="float">
            <text:p>279507104</text:p>
          </table:table-cell>
          <table:table-cell table:style-name="ce5" office:value-type="float" office:value="539114843" calcext:value-type="float">
            <text:p>539114843</text:p>
          </table:table-cell>
          <table:table-cell table:style-name="ce5" office:value-type="float" office:value="1810379591" calcext:value-type="float">
            <text:p>1810379591</text:p>
          </table:table-cell>
          <table:table-cell table:style-name="ce5" office:value-type="float" office:value="1289" calcext:value-type="float">
            <text:p>1289</text:p>
          </table:table-cell>
        </table:table-row>
        <table:table-row table:style-name="ro1">
          <table:table-cell table:style-name="ce5" office:value-type="float" office:value="6603" calcext:value-type="float">
            <text:p>6603</text:p>
          </table:table-cell>
          <table:table-cell table:style-name="ce5" office:value-type="float" office:value="821309131" calcext:value-type="float">
            <text:p>821309131</text:p>
          </table:table-cell>
          <table:table-cell table:style-name="ce5" office:value-type="float" office:value="327681125" calcext:value-type="float">
            <text:p>327681125</text:p>
          </table:table-cell>
          <table:table-cell table:style-name="ce5" office:value-type="float" office:value="764394009" calcext:value-type="float">
            <text:p>764394009</text:p>
          </table:table-cell>
          <table:table-cell table:style-name="ce5" office:value-type="float" office:value="1356" calcext:value-type="float">
            <text:p>1356</text:p>
          </table:table-cell>
        </table:table-row>
        <table:table-row table:style-name="ro1">
          <table:table-cell table:style-name="ce5" office:value-type="float" office:value="4590" calcext:value-type="float">
            <text:p>4590</text:p>
          </table:table-cell>
          <table:table-cell table:style-name="ce5" office:value-type="float" office:value="1323240449" calcext:value-type="float">
            <text:p>1323240449</text:p>
          </table:table-cell>
          <table:table-cell table:style-name="ce5" office:value-type="float" office:value="354809571" calcext:value-type="float">
            <text:p>354809571</text:p>
          </table:table-cell>
          <table:table-cell table:style-name="ce5" office:value-type="float" office:value="397036586" calcext:value-type="float">
            <text:p>397036586</text:p>
          </table:table-cell>
          <table:table-cell table:style-name="ce5" office:value-type="float" office:value="1424" calcext:value-type="float">
            <text:p>1424</text:p>
          </table:table-cell>
        </table:table-row>
        <table:table-row table:style-name="ro1">
          <table:table-cell table:style-name="ce5" office:value-type="float" office:value="588" calcext:value-type="float">
            <text:p>588</text:p>
          </table:table-cell>
          <table:table-cell table:style-name="ce5" office:value-type="float" office:value="1932645039" calcext:value-type="float">
            <text:p>1932645039</text:p>
          </table:table-cell>
          <table:table-cell table:style-name="ce5" office:value-type="float" office:value="1225109033" calcext:value-type="float">
            <text:p>1225109033</text:p>
          </table:table-cell>
          <table:table-cell table:style-name="ce5" office:value-type="float" office:value="3034525258" calcext:value-type="float">
            <text:p>3034525258</text:p>
          </table:table-cell>
          <table:table-cell table:style-name="ce5" office:value-type="float" office:value="1492" calcext:value-type="float">
            <text:p>1492</text:p>
          </table:table-cell>
        </table:table-row>
        <table:table-row table:style-name="ro1">
          <table:table-cell table:style-name="ce5" office:value-type="float" office:value="511" calcext:value-type="float">
            <text:p>511</text:p>
          </table:table-cell>
          <table:table-cell table:style-name="ce5" office:value-type="float" office:value="1043248028" calcext:value-type="float">
            <text:p>1043248028</text:p>
          </table:table-cell>
          <table:table-cell table:style-name="ce5" office:value-type="float" office:value="1243902032" calcext:value-type="float">
            <text:p>1243902032</text:p>
          </table:table-cell>
          <table:table-cell table:style-name="ce5" office:value-type="float" office:value="1826763560" calcext:value-type="float">
            <text:p>1826763560</text:p>
          </table:table-cell>
          <table:table-cell table:style-name="ce5" office:value-type="float" office:value="1560" calcext:value-type="float">
            <text:p>1560</text:p>
          </table:table-cell>
        </table:table-row>
        <table:table-row table:style-name="ro1"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917287499" calcext:value-type="float">
            <text:p>917287499</text:p>
          </table:table-cell>
          <table:table-cell table:style-name="ce5" office:value-type="float" office:value="1062689568" calcext:value-type="float">
            <text:p>1062689568</text:p>
          </table:table-cell>
          <table:table-cell table:style-name="ce5" office:value-type="float" office:value="233148462" calcext:value-type="float">
            <text:p>233148462</text:p>
          </table:table-cell>
          <table:table-cell table:style-name="ce5" office:value-type="float" office:value="1628" calcext:value-type="float">
            <text:p>1628</text:p>
          </table:table-cell>
        </table:table-row>
        <table:table-row table:style-name="ro1">
          <table:table-cell table:style-name="ce5" office:value-type="float" office:value="1748" calcext:value-type="float">
            <text:p>1748</text:p>
          </table:table-cell>
          <table:table-cell table:style-name="ce5" office:value-type="float" office:value="564116341" calcext:value-type="float">
            <text:p>564116341</text:p>
          </table:table-cell>
          <table:table-cell table:style-name="ce5" office:value-type="float" office:value="2034340966" calcext:value-type="float">
            <text:p>2034340966</text:p>
          </table:table-cell>
          <table:table-cell table:style-name="ce5" office:value-type="float" office:value="689354089" calcext:value-type="float">
            <text:p>689354089</text:p>
          </table:table-cell>
          <table:table-cell table:style-name="ce5" office:value-type="float" office:value="1696" calcext:value-type="float">
            <text:p>1696</text:p>
          </table:table-cell>
        </table:table-row>
        <table:table-row table:style-name="ro1">
          <table:table-cell table:style-name="ce5" office:value-type="float" office:value="2352" calcext:value-type="float">
            <text:p>2352</text:p>
          </table:table-cell>
          <table:table-cell table:style-name="ce5" office:value-type="float" office:value="1833992387" calcext:value-type="float">
            <text:p>1833992387</text:p>
          </table:table-cell>
          <table:table-cell table:style-name="ce5" office:value-type="float" office:value="2119151032" calcext:value-type="float">
            <text:p>2119151032</text:p>
          </table:table-cell>
          <table:table-cell table:style-name="ce5" office:value-type="float" office:value="2266894704" calcext:value-type="float">
            <text:p>2266894704</text:p>
          </table:table-cell>
          <table:table-cell table:style-name="ce5" office:value-type="float" office:value="1764" calcext:value-type="float">
            <text:p>1764</text:p>
          </table:table-cell>
        </table:table-row>
        <table:table-row table:style-name="ro1">
          <table:table-cell table:style-name="ce5" office:value-type="float" office:value="3098" calcext:value-type="float">
            <text:p>3098</text:p>
          </table:table-cell>
          <table:table-cell table:style-name="ce5" office:value-type="float" office:value="498329533" calcext:value-type="float">
            <text:p>498329533</text:p>
          </table:table-cell>
          <table:table-cell table:style-name="ce5" office:value-type="float" office:value="1466714518" calcext:value-type="float">
            <text:p>1466714518</text:p>
          </table:table-cell>
          <table:table-cell table:style-name="ce5" office:value-type="float" office:value="610883690" calcext:value-type="float">
            <text:p>610883690</text:p>
          </table:table-cell>
          <table:table-cell table:style-name="ce5" office:value-type="float" office:value="1833" calcext:value-type="float">
            <text:p>1833</text:p>
          </table:table-cell>
        </table:table-row>
        <table:table-row table:style-name="ro1">
          <table:table-cell table:style-name="ce5" office:value-type="float" office:value="8539" calcext:value-type="float">
            <text:p>8539</text:p>
          </table:table-cell>
          <table:table-cell table:style-name="ce5" office:value-type="float" office:value="1401506237" calcext:value-type="float">
            <text:p>1401506237</text:p>
          </table:table-cell>
          <table:table-cell table:style-name="ce5" office:value-type="float" office:value="1733355821" calcext:value-type="float">
            <text:p>1733355821</text:p>
          </table:table-cell>
          <table:table-cell table:style-name="ce5" office:value-type="float" office:value="688184731" calcext:value-type="float">
            <text:p>688184731</text:p>
          </table:table-cell>
          <table:table-cell table:style-name="ce5" office:value-type="float" office:value="1902" calcext:value-type="float">
            <text:p>1902</text:p>
          </table:table-cell>
        </table:table-row>
        <table:table-row table:style-name="ro1">
          <table:table-cell table:style-name="ce5" office:value-type="float" office:value="8413" calcext:value-type="float">
            <text:p>8413</text:p>
          </table:table-cell>
          <table:table-cell table:style-name="ce5" office:value-type="float" office:value="2008889545" calcext:value-type="float">
            <text:p>2008889545</text:p>
          </table:table-cell>
          <table:table-cell table:style-name="ce5" office:value-type="float" office:value="1055043535" calcext:value-type="float">
            <text:p>1055043535</text:p>
          </table:table-cell>
          <table:table-cell table:style-name="ce5" office:value-type="float" office:value="3963412772" calcext:value-type="float">
            <text:p>3963412772</text:p>
          </table:table-cell>
          <table:table-cell table:style-name="ce5" office:value-type="float" office:value="1971" calcext:value-type="float">
            <text:p>1971</text:p>
          </table:table-cell>
        </table:table-row>
        <table:table-row table:style-name="ro1">
          <table:table-cell table:style-name="ce5" office:value-type="float" office:value="6127" calcext:value-type="float">
            <text:p>6127</text:p>
          </table:table-cell>
          <table:table-cell table:style-name="ce5" office:value-type="float" office:value="1408138451" calcext:value-type="float">
            <text:p>1408138451</text:p>
          </table:table-cell>
          <table:table-cell table:style-name="ce5" office:value-type="float" office:value="1237300993" calcext:value-type="float">
            <text:p>1237300993</text:p>
          </table:table-cell>
          <table:table-cell table:style-name="ce5" office:value-type="float" office:value="2737565660" calcext:value-type="float">
            <text:p>2737565660</text:p>
          </table:table-cell>
          <table:table-cell table:style-name="ce5" office:value-type="float" office:value="2040" calcext:value-type="float">
            <text:p>2040</text:p>
          </table:table-cell>
        </table:table-row>
        <table:table-row table:style-name="ro1">
          <table:table-cell table:style-name="ce5" office:value-type="float" office:value="8564" calcext:value-type="float">
            <text:p>8564</text:p>
          </table:table-cell>
          <table:table-cell table:style-name="ce5" office:value-type="float" office:value="570132921" calcext:value-type="float">
            <text:p>570132921</text:p>
          </table:table-cell>
          <table:table-cell table:style-name="ce5" office:value-type="float" office:value="977895535" calcext:value-type="float">
            <text:p>977895535</text:p>
          </table:table-cell>
          <table:table-cell table:style-name="ce5" office:value-type="float" office:value="3399133548" calcext:value-type="float">
            <text:p>3399133548</text:p>
          </table:table-cell>
          <table:table-cell table:style-name="ce5" office:value-type="float" office:value="2110" calcext:value-type="float">
            <text:p>2110</text:p>
          </table:table-cell>
        </table:table-row>
        <table:table-row table:style-name="ro1"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1516671193" calcext:value-type="float">
            <text:p>1516671193</text:p>
          </table:table-cell>
          <table:table-cell table:style-name="ce5" office:value-type="float" office:value="1899805717" calcext:value-type="float">
            <text:p>1899805717</text:p>
          </table:table-cell>
          <table:table-cell table:style-name="ce5" office:value-type="float" office:value="2678128908" calcext:value-type="float">
            <text:p>2678128908</text:p>
          </table:table-cell>
          <table:table-cell table:style-name="ce5" office:value-type="float" office:value="2180" calcext:value-type="float">
            <text:p>2180</text:p>
          </table:table-cell>
        </table:table-row>
        <table:table-row table:style-name="ro1">
          <table:table-cell table:style-name="ce5" office:value-type="float" office:value="710" calcext:value-type="float">
            <text:p>710</text:p>
          </table:table-cell>
          <table:table-cell table:style-name="ce5" office:value-type="float" office:value="969009338" calcext:value-type="float">
            <text:p>969009338</text:p>
          </table:table-cell>
          <table:table-cell table:style-name="ce5" office:value-type="float" office:value="134577935" calcext:value-type="float">
            <text:p>134577935</text:p>
          </table:table-cell>
          <table:table-cell table:style-name="ce5" office:value-type="float" office:value="130901916" calcext:value-type="float">
            <text:p>130901916</text:p>
          </table:table-cell>
          <table:table-cell table:style-name="ce5" office:value-type="float" office:value="2250" calcext:value-type="float">
            <text:p>2250</text:p>
          </table:table-cell>
        </table:table-row>
        <table:table-row table:style-name="ro1">
          <table:table-cell table:style-name="ce5" office:value-type="float" office:value="7860" calcext:value-type="float">
            <text:p>7860</text:p>
          </table:table-cell>
          <table:table-cell table:style-name="ce5" office:value-type="float" office:value="1594999318" calcext:value-type="float">
            <text:p>1594999318</text:p>
          </table:table-cell>
          <table:table-cell table:style-name="ce5" office:value-type="float" office:value="1757968707" calcext:value-type="float">
            <text:p>1757968707</text:p>
          </table:table-cell>
          <table:table-cell table:style-name="ce5" office:value-type="float" office:value="3837121006" calcext:value-type="float">
            <text:p>3837121006</text:p>
          </table:table-cell>
          <table:table-cell table:style-name="ce5" office:value-type="float" office:value="2320" calcext:value-type="float">
            <text:p>2320</text:p>
          </table:table-cell>
        </table:table-row>
        <table:table-row table:style-name="ro1">
          <table:table-cell table:style-name="ce5" office:value-type="float" office:value="9931" calcext:value-type="float">
            <text:p>9931</text:p>
          </table:table-cell>
          <table:table-cell table:style-name="ce5" office:value-type="float" office:value="189322879" calcext:value-type="float">
            <text:p>189322879</text:p>
          </table:table-cell>
          <table:table-cell table:style-name="ce5" office:value-type="float" office:value="473461588" calcext:value-type="float">
            <text:p>473461588</text:p>
          </table:table-cell>
          <table:table-cell table:style-name="ce5" office:value-type="float" office:value="1106136179" calcext:value-type="float">
            <text:p>1106136179</text:p>
          </table:table-cell>
          <table:table-cell table:style-name="ce5" office:value-type="float" office:value="2390" calcext:value-type="float">
            <text:p>2390</text:p>
          </table:table-cell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850610345" calcext:value-type="float">
            <text:p>850610345</text:p>
          </table:table-cell>
          <table:table-cell table:style-name="ce5" office:value-type="float" office:value="1166579539" calcext:value-type="float">
            <text:p>1166579539</text:p>
          </table:table-cell>
          <table:table-cell table:style-name="ce5" office:value-type="float" office:value="1183602100" calcext:value-type="float">
            <text:p>1183602100</text:p>
          </table:table-cell>
          <table:table-cell table:style-name="ce5" office:value-type="float" office:value="2460" calcext:value-type="float">
            <text:p>2460</text:p>
          </table:table-cell>
        </table:table-row>
        <table:table-row table:style-name="ro1">
          <table:table-cell table:style-name="ce5" office:value-type="float" office:value="5468" calcext:value-type="float">
            <text:p>5468</text:p>
          </table:table-cell>
          <table:table-cell table:style-name="ce5" office:value-type="float" office:value="1171633905" calcext:value-type="float">
            <text:p>1171633905</text:p>
          </table:table-cell>
          <table:table-cell table:style-name="ce5" office:value-type="float" office:value="1873187798" calcext:value-type="float">
            <text:p>1873187798</text:p>
          </table:table-cell>
          <table:table-cell table:style-name="ce5" office:value-type="float" office:value="3129711417" calcext:value-type="float">
            <text:p>3129711417</text:p>
          </table:table-cell>
          <table:table-cell table:style-name="ce5" office:value-type="float" office:value="2531" calcext:value-type="float">
            <text:p>2531</text:p>
          </table:table-cell>
        </table:table-row>
        <table:table-row table:style-name="ro1">
          <table:table-cell table:style-name="ce5" office:value-type="float" office:value="7924" calcext:value-type="float">
            <text:p>7924</text:p>
          </table:table-cell>
          <table:table-cell table:style-name="ce5" office:value-type="float" office:value="391599376" calcext:value-type="float">
            <text:p>391599376</text:p>
          </table:table-cell>
          <table:table-cell table:style-name="ce5" office:value-type="float" office:value="1649741374" calcext:value-type="float">
            <text:p>1649741374</text:p>
          </table:table-cell>
          <table:table-cell table:style-name="ce5" office:value-type="float" office:value="1608286408" calcext:value-type="float">
            <text:p>1608286408</text:p>
          </table:table-cell>
          <table:table-cell table:style-name="ce5" office:value-type="float" office:value="2602" calcext:value-type="float">
            <text:p>2602</text:p>
          </table:table-cell>
        </table:table-row>
        <table:table-row table:style-name="ro1">
          <table:table-cell table:style-name="ce5" office:value-type="float" office:value="7065" calcext:value-type="float">
            <text:p>7065</text:p>
          </table:table-cell>
          <table:table-cell table:style-name="ce5" office:value-type="float" office:value="943488995" calcext:value-type="float">
            <text:p>943488995</text:p>
          </table:table-cell>
          <table:table-cell table:style-name="ce5" office:value-type="float" office:value="262404364" calcext:value-type="float">
            <text:p>262404364</text:p>
          </table:table-cell>
          <table:table-cell table:style-name="ce5" office:value-type="float" office:value="861806630" calcext:value-type="float">
            <text:p>861806630</text:p>
          </table:table-cell>
          <table:table-cell table:style-name="ce5" office:value-type="float" office:value="2673" calcext:value-type="float">
            <text:p>2673</text:p>
          </table:table-cell>
        </table:table-row>
        <table:table-row table:style-name="ro1">
          <table:table-cell table:style-name="ce5" office:value-type="float" office:value="7796" calcext:value-type="float">
            <text:p>7796</text:p>
          </table:table-cell>
          <table:table-cell table:style-name="ce5" office:value-type="float" office:value="1964162869" calcext:value-type="float">
            <text:p>1964162869</text:p>
          </table:table-cell>
          <table:table-cell table:style-name="ce5" office:value-type="float" office:value="2071911183" calcext:value-type="float">
            <text:p>2071911183</text:p>
          </table:table-cell>
          <table:table-cell table:style-name="ce5" office:value-type="float" office:value="3833708488" calcext:value-type="float">
            <text:p>3833708488</text:p>
          </table:table-cell>
          <table:table-cell table:style-name="ce5" office:value-type="float" office:value="2744" calcext:value-type="float">
            <text:p>2744</text:p>
          </table:table-cell>
        </table:table-row>
        <table:table-row table:style-name="ro1">
          <table:table-cell table:style-name="ce5" office:value-type="float" office:value="7879" calcext:value-type="float">
            <text:p>7879</text:p>
          </table:table-cell>
          <table:table-cell table:style-name="ce5" office:value-type="float" office:value="993765484" calcext:value-type="float">
            <text:p>993765484</text:p>
          </table:table-cell>
          <table:table-cell table:style-name="ce5" office:value-type="float" office:value="2001796192" calcext:value-type="float">
            <text:p>2001796192</text:p>
          </table:table-cell>
          <table:table-cell table:style-name="ce5" office:value-type="float" office:value="3262458116" calcext:value-type="float">
            <text:p>3262458116</text:p>
          </table:table-cell>
          <table:table-cell table:style-name="ce5" office:value-type="float" office:value="2816" calcext:value-type="float">
            <text:p>2816</text:p>
          </table:table-cell>
        </table:table-row>
        <table:table-row table:style-name="ro1">
          <table:table-cell table:style-name="ce5" office:value-type="float" office:value="7875" calcext:value-type="float">
            <text:p>7875</text:p>
          </table:table-cell>
          <table:table-cell table:style-name="ce5" office:value-type="float" office:value="51504456" calcext:value-type="float">
            <text:p>51504456</text:p>
          </table:table-cell>
          <table:table-cell table:style-name="ce5" office:value-type="float" office:value="1888536356" calcext:value-type="float">
            <text:p>1888536356</text:p>
          </table:table-cell>
          <table:table-cell table:style-name="ce5" office:value-type="float" office:value="3971635921" calcext:value-type="float">
            <text:p>3971635921</text:p>
          </table:table-cell>
          <table:table-cell table:style-name="ce5" office:value-type="float" office:value="2888" calcext:value-type="float">
            <text:p>2888</text:p>
          </table:table-cell>
        </table:table-row>
        <table:table-row table:style-name="ro1">
          <table:table-cell table:style-name="ce5" office:value-type="float" office:value="6390" calcext:value-type="float">
            <text:p>6390</text:p>
          </table:table-cell>
          <table:table-cell table:style-name="ce5" office:value-type="float" office:value="1115940397" calcext:value-type="float">
            <text:p>1115940397</text:p>
          </table:table-cell>
          <table:table-cell table:style-name="ce5" office:value-type="float" office:value="433798236" calcext:value-type="float">
            <text:p>433798236</text:p>
          </table:table-cell>
          <table:table-cell table:style-name="ce5" office:value-type="float" office:value="848749587" calcext:value-type="float">
            <text:p>848749587</text:p>
          </table:table-cell>
          <table:table-cell table:style-name="ce5" office:value-type="float" office:value="2960" calcext:value-type="float">
            <text:p>2960</text:p>
          </table:table-cell>
        </table:table-row>
        <table:table-row table:style-name="ro1">
          <table:table-cell table:style-name="ce5" office:value-type="float" office:value="3044" calcext:value-type="float">
            <text:p>3044</text:p>
          </table:table-cell>
          <table:table-cell table:style-name="ce5" office:value-type="float" office:value="1154966885" calcext:value-type="float">
            <text:p>1154966885</text:p>
          </table:table-cell>
          <table:table-cell table:style-name="ce5" office:value-type="float" office:value="566196293" calcext:value-type="float">
            <text:p>566196293</text:p>
          </table:table-cell>
          <table:table-cell table:style-name="ce5" office:value-type="float" office:value="635652351" calcext:value-type="float">
            <text:p>635652351</text:p>
          </table:table-cell>
          <table:table-cell table:style-name="ce5" office:value-type="float" office:value="3032" calcext:value-type="float">
            <text:p>3032</text:p>
          </table:table-cell>
        </table:table-row>
        <table:table-row table:style-name="ro1">
          <table:table-cell table:style-name="ce5" office:value-type="float" office:value="1866" calcext:value-type="float">
            <text:p>1866</text:p>
          </table:table-cell>
          <table:table-cell table:style-name="ce5" office:value-type="float" office:value="1748446021" calcext:value-type="float">
            <text:p>1748446021</text:p>
          </table:table-cell>
          <table:table-cell table:style-name="ce5" office:value-type="float" office:value="427052248" calcext:value-type="float">
            <text:p>427052248</text:p>
          </table:table-cell>
          <table:table-cell table:style-name="ce5" office:value-type="float" office:value="2014136620" calcext:value-type="float">
            <text:p>2014136620</text:p>
          </table:table-cell>
          <table:table-cell table:style-name="ce5" office:value-type="float" office:value="3104" calcext:value-type="float">
            <text:p>3104</text:p>
          </table:table-cell>
        </table:table-row>
        <table:table-row table:style-name="ro1">
          <table:table-cell table:style-name="ce5" office:value-type="float" office:value="5718" calcext:value-type="float">
            <text:p>5718</text:p>
          </table:table-cell>
          <table:table-cell table:style-name="ce5" office:value-type="float" office:value="2050825056" calcext:value-type="float">
            <text:p>2050825056</text:p>
          </table:table-cell>
          <table:table-cell table:style-name="ce5" office:value-type="float" office:value="1614234298" calcext:value-type="float">
            <text:p>1614234298</text:p>
          </table:table-cell>
          <table:table-cell table:style-name="ce5" office:value-type="float" office:value="2032089140" calcext:value-type="float">
            <text:p>2032089140</text:p>
          </table:table-cell>
          <table:table-cell table:style-name="ce5" office:value-type="float" office:value="3176" calcext:value-type="float">
            <text:p>3176</text:p>
          </table:table-cell>
        </table:table-row>
        <table:table-row table:style-name="ro1">
          <table:table-cell table:style-name="ce5" office:value-type="float" office:value="5203" calcext:value-type="float">
            <text:p>5203</text:p>
          </table:table-cell>
          <table:table-cell table:style-name="ce5" office:value-type="float" office:value="116498655" calcext:value-type="float">
            <text:p>116498655</text:p>
          </table:table-cell>
          <table:table-cell table:style-name="ce5" office:value-type="float" office:value="578704955" calcext:value-type="float">
            <text:p>578704955</text:p>
          </table:table-cell>
          <table:table-cell table:style-name="ce5" office:value-type="float" office:value="1257632040" calcext:value-type="float">
            <text:p>1257632040</text:p>
          </table:table-cell>
          <table:table-cell table:style-name="ce5" office:value-type="float" office:value="3249" calcext:value-type="float">
            <text:p>3249</text:p>
          </table:table-cell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170773151" calcext:value-type="float">
            <text:p>170773151</text:p>
          </table:table-cell>
          <table:table-cell table:style-name="ce5" office:value-type="float" office:value="1560702555" calcext:value-type="float">
            <text:p>1560702555</text:p>
          </table:table-cell>
          <table:table-cell table:style-name="ce5" office:value-type="float" office:value="2315242777" calcext:value-type="float">
            <text:p>2315242777</text:p>
          </table:table-cell>
          <table:table-cell table:style-name="ce5" office:value-type="float" office:value="3322" calcext:value-type="float">
            <text:p>3322</text:p>
          </table:table-cell>
        </table:table-row>
        <table:table-row table:style-name="ro1"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366325946" calcext:value-type="float">
            <text:p>366325946</text:p>
          </table:table-cell>
          <table:table-cell table:style-name="ce5" office:value-type="float" office:value="150443776" calcext:value-type="float">
            <text:p>150443776</text:p>
          </table:table-cell>
          <table:table-cell table:style-name="ce5" office:value-type="float" office:value="2293071746" calcext:value-type="float">
            <text:p>2293071746</text:p>
          </table:table-cell>
          <table:table-cell table:style-name="ce5" office:value-type="float" office:value="3395" calcext:value-type="float">
            <text:p>3395</text:p>
          </table:table-cell>
        </table:table-row>
        <table:table-row table:style-name="ro1">
          <table:table-cell table:style-name="ce5" office:value-type="float" office:value="837" calcext:value-type="float">
            <text:p>837</text:p>
          </table:table-cell>
          <table:table-cell table:style-name="ce5" office:value-type="float" office:value="1944061538" calcext:value-type="float">
            <text:p>1944061538</text:p>
          </table:table-cell>
          <table:table-cell table:style-name="ce5" office:value-type="float" office:value="2042070161" calcext:value-type="float">
            <text:p>2042070161</text:p>
          </table:table-cell>
          <table:table-cell table:style-name="ce5" office:value-type="float" office:value="3409207138" calcext:value-type="float">
            <text:p>3409207138</text:p>
          </table:table-cell>
          <table:table-cell table:style-name="ce5" office:value-type="float" office:value="3468" calcext:value-type="float">
            <text:p>3468</text:p>
          </table:table-cell>
        </table:table-row>
        <table:table-row table:style-name="ro1">
          <table:table-cell table:style-name="ce5" office:value-type="float" office:value="5130" calcext:value-type="float">
            <text:p>5130</text:p>
          </table:table-cell>
          <table:table-cell table:style-name="ce5" office:value-type="float" office:value="1315491936" calcext:value-type="float">
            <text:p>1315491936</text:p>
          </table:table-cell>
          <table:table-cell table:style-name="ce5" office:value-type="float" office:value="571466230" calcext:value-type="float">
            <text:p>571466230</text:p>
          </table:table-cell>
          <table:table-cell table:style-name="ce5" office:value-type="float" office:value="3965026874" calcext:value-type="float">
            <text:p>3965026874</text:p>
          </table:table-cell>
          <table:table-cell table:style-name="ce5" office:value-type="float" office:value="3542" calcext:value-type="float">
            <text:p>3542</text:p>
          </table:table-cell>
        </table:table-row>
        <table:table-row table:style-name="ro1">
          <table:table-cell table:style-name="ce5" office:value-type="float" office:value="596" calcext:value-type="float">
            <text:p>596</text:p>
          </table:table-cell>
          <table:table-cell table:style-name="ce5" office:value-type="float" office:value="478277881" calcext:value-type="float">
            <text:p>478277881</text:p>
          </table:table-cell>
          <table:table-cell table:style-name="ce5" office:value-type="float" office:value="304171800" calcext:value-type="float">
            <text:p>304171800</text:p>
          </table:table-cell>
          <table:table-cell table:style-name="ce5" office:value-type="float" office:value="2914104917" calcext:value-type="float">
            <text:p>2914104917</text:p>
          </table:table-cell>
          <table:table-cell table:style-name="ce5" office:value-type="float" office:value="3616" calcext:value-type="float">
            <text:p>3616</text:p>
          </table:table-cell>
        </table:table-row>
        <table:table-row table:style-name="ro1"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517813422" calcext:value-type="float">
            <text:p>517813422</text:p>
          </table:table-cell>
          <table:table-cell table:style-name="ce5" office:value-type="float" office:value="2132469201" calcext:value-type="float">
            <text:p>2132469201</text:p>
          </table:table-cell>
          <table:table-cell table:style-name="ce5" office:value-type="float" office:value="1962798076" calcext:value-type="float">
            <text:p>1962798076</text:p>
          </table:table-cell>
          <table:table-cell table:style-name="ce5" office:value-type="float" office:value="3690" calcext:value-type="float">
            <text:p>3690</text:p>
          </table:table-cell>
        </table:table-row>
        <table:table-row table:style-name="ro1">
          <table:table-cell table:style-name="ce5" office:value-type="float" office:value="806" calcext:value-type="float">
            <text:p>806</text:p>
          </table:table-cell>
          <table:table-cell table:style-name="ce5" office:value-type="float" office:value="123966950" calcext:value-type="float">
            <text:p>123966950</text:p>
          </table:table-cell>
          <table:table-cell table:style-name="ce5" office:value-type="float" office:value="1868040763" calcext:value-type="float">
            <text:p>1868040763</text:p>
          </table:table-cell>
          <table:table-cell table:style-name="ce5" office:value-type="float" office:value="1140492684" calcext:value-type="float">
            <text:p>1140492684</text:p>
          </table:table-cell>
          <table:table-cell table:style-name="ce5" office:value-type="float" office:value="3764" calcext:value-type="float">
            <text:p>376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521469859" calcext:value-type="float">
            <text:p>1521469859</text:p>
          </table:table-cell>
          <table:table-cell table:style-name="ce5" office:value-type="float" office:value="241426448" calcext:value-type="float">
            <text:p>241426448</text:p>
          </table:table-cell>
          <table:table-cell table:style-name="ce5" office:value-type="float" office:value="1290374273" calcext:value-type="float">
            <text:p>1290374273</text:p>
          </table:table-cell>
          <table:table-cell table:style-name="ce5" office:value-type="float" office:value="3838" calcext:value-type="float">
            <text:p>3838</text:p>
          </table:table-cell>
        </table:table-row>
        <table:table-row table:style-name="ro1">
          <table:table-cell table:style-name="ce5" office:value-type="float" office:value="3206" calcext:value-type="float">
            <text:p>3206</text:p>
          </table:table-cell>
          <table:table-cell table:style-name="ce5" office:value-type="float" office:value="275234892" calcext:value-type="float">
            <text:p>275234892</text:p>
          </table:table-cell>
          <table:table-cell table:style-name="ce5" office:value-type="float" office:value="1651061069" calcext:value-type="float">
            <text:p>1651061069</text:p>
          </table:table-cell>
          <table:table-cell table:style-name="ce5" office:value-type="float" office:value="1063832057" calcext:value-type="float">
            <text:p>1063832057</text:p>
          </table:table-cell>
          <table:table-cell table:style-name="ce5" office:value-type="float" office:value="3912" calcext:value-type="float">
            <text:p>3912</text:p>
          </table:table-cell>
        </table:table-row>
        <table:table-row table:style-name="ro1">
          <table:table-cell table:style-name="ce5" office:value-type="float" office:value="4761" calcext:value-type="float">
            <text:p>4761</text:p>
          </table:table-cell>
          <table:table-cell table:style-name="ce5" office:value-type="float" office:value="1759120803" calcext:value-type="float">
            <text:p>1759120803</text:p>
          </table:table-cell>
          <table:table-cell table:style-name="ce5" office:value-type="float" office:value="701232193" calcext:value-type="float">
            <text:p>701232193</text:p>
          </table:table-cell>
          <table:table-cell table:style-name="ce5" office:value-type="float" office:value="3136760629" calcext:value-type="float">
            <text:p>3136760629</text:p>
          </table:table-cell>
          <table:table-cell table:style-name="ce5" office:value-type="float" office:value="3987" calcext:value-type="float">
            <text:p>3987</text:p>
          </table:table-cell>
        </table:table-row>
        <table:table-row table:style-name="ro1"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2079912716" calcext:value-type="float">
            <text:p>2079912716</text:p>
          </table:table-cell>
          <table:table-cell table:style-name="ce5" office:value-type="float" office:value="1247555591" calcext:value-type="float">
            <text:p>1247555591</text:p>
          </table:table-cell>
          <table:table-cell table:style-name="ce5" office:value-type="float" office:value="1557395242" calcext:value-type="float">
            <text:p>1557395242</text:p>
          </table:table-cell>
          <table:table-cell table:style-name="ce5" office:value-type="float" office:value="4062" calcext:value-type="float">
            <text:p>4062</text:p>
          </table:table-cell>
        </table:table-row>
        <table:table-row table:style-name="ro1">
          <table:table-cell table:style-name="ce5" office:value-type="float" office:value="5657" calcext:value-type="float">
            <text:p>5657</text:p>
          </table:table-cell>
          <table:table-cell table:style-name="ce5" office:value-type="float" office:value="537389686" calcext:value-type="float">
            <text:p>537389686</text:p>
          </table:table-cell>
          <table:table-cell table:style-name="ce5" office:value-type="float" office:value="2024536" calcext:value-type="float">
            <text:p>2024536</text:p>
          </table:table-cell>
          <table:table-cell table:style-name="ce5" office:value-type="float" office:value="4222560282" calcext:value-type="float">
            <text:p>4222560282</text:p>
          </table:table-cell>
          <table:table-cell table:style-name="ce5" office:value-type="float" office:value="4137" calcext:value-type="float">
            <text:p>4137</text:p>
          </table:table-cell>
        </table:table-row>
        <table:table-row table:style-name="ro1">
          <table:table-cell table:style-name="ce5" office:value-type="float" office:value="1147" calcext:value-type="float">
            <text:p>1147</text:p>
          </table:table-cell>
          <table:table-cell table:style-name="ce5" office:value-type="float" office:value="941581531" calcext:value-type="float">
            <text:p>941581531</text:p>
          </table:table-cell>
          <table:table-cell table:style-name="ce5" office:value-type="float" office:value="1832519791" calcext:value-type="float">
            <text:p>1832519791</text:p>
          </table:table-cell>
          <table:table-cell table:style-name="ce5" office:value-type="float" office:value="2565932237" calcext:value-type="float">
            <text:p>2565932237</text:p>
          </table:table-cell>
          <table:table-cell table:style-name="ce5" office:value-type="float" office:value="4212" calcext:value-type="float">
            <text:p>4212</text:p>
          </table:table-cell>
        </table:table-row>
        <table:table-row table:style-name="ro1"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2014323471" calcext:value-type="float">
            <text:p>2014323471</text:p>
          </table:table-cell>
          <table:table-cell table:style-name="ce5" office:value-type="float" office:value="1427146254" calcext:value-type="float">
            <text:p>1427146254</text:p>
          </table:table-cell>
          <table:table-cell table:style-name="ce5" office:value-type="float" office:value="1561315051" calcext:value-type="float">
            <text:p>1561315051</text:p>
          </table:table-cell>
          <table:table-cell table:style-name="ce5" office:value-type="float" office:value="4288" calcext:value-type="float">
            <text:p>4288</text:p>
          </table:table-cell>
        </table:table-row>
        <table:table-row table:style-name="ro1">
          <table:table-cell table:style-name="ce5" office:value-type="float" office:value="4110" calcext:value-type="float">
            <text:p>4110</text:p>
          </table:table-cell>
          <table:table-cell table:style-name="ce5" office:value-type="float" office:value="403258022" calcext:value-type="float">
            <text:p>403258022</text:p>
          </table:table-cell>
          <table:table-cell table:style-name="ce5" office:value-type="float" office:value="1738054245" calcext:value-type="float">
            <text:p>1738054245</text:p>
          </table:table-cell>
          <table:table-cell table:style-name="ce5" office:value-type="float" office:value="260871286" calcext:value-type="float">
            <text:p>260871286</text:p>
          </table:table-cell>
          <table:table-cell table:style-name="ce5" office:value-type="float" office:value="4364" calcext:value-type="float">
            <text:p>4364</text:p>
          </table:table-cell>
        </table:table-row>
        <table:table-row table:style-name="ro1">
          <table:table-cell table:style-name="ce5" office:value-type="float" office:value="9448" calcext:value-type="float">
            <text:p>9448</text:p>
          </table:table-cell>
          <table:table-cell table:style-name="ce5" office:value-type="float" office:value="1915932278" calcext:value-type="float">
            <text:p>1915932278</text:p>
          </table:table-cell>
          <table:table-cell table:style-name="ce5" office:value-type="float" office:value="1635566845" calcext:value-type="float">
            <text:p>1635566845</text:p>
          </table:table-cell>
          <table:table-cell table:style-name="ce5" office:value-type="float" office:value="2368768132" calcext:value-type="float">
            <text:p>2368768132</text:p>
          </table:table-cell>
          <table:table-cell table:style-name="ce5" office:value-type="float" office:value="4440" calcext:value-type="float">
            <text:p>4440</text:p>
          </table:table-cell>
        </table:table-row>
        <table:table-row table:style-name="ro1">
          <table:table-cell table:style-name="ce5" office:value-type="float" office:value="8722" calcext:value-type="float">
            <text:p>8722</text:p>
          </table:table-cell>
          <table:table-cell table:style-name="ce5" office:value-type="float" office:value="2037872032" calcext:value-type="float">
            <text:p>2037872032</text:p>
          </table:table-cell>
          <table:table-cell table:style-name="ce5" office:value-type="float" office:value="188785282" calcext:value-type="float">
            <text:p>188785282</text:p>
          </table:table-cell>
          <table:table-cell table:style-name="ce5" office:value-type="float" office:value="1938327456" calcext:value-type="float">
            <text:p>1938327456</text:p>
          </table:table-cell>
          <table:table-cell table:style-name="ce5" office:value-type="float" office:value="4516" calcext:value-type="float">
            <text:p>4516</text:p>
          </table:table-cell>
        </table:table-row>
        <table:table-row table:style-name="ro1">
          <table:table-cell table:style-name="ce5" office:value-type="float" office:value="743" calcext:value-type="float">
            <text:p>743</text:p>
          </table:table-cell>
          <table:table-cell table:style-name="ce5" office:value-type="float" office:value="1891921417" calcext:value-type="float">
            <text:p>1891921417</text:p>
          </table:table-cell>
          <table:table-cell table:style-name="ce5" office:value-type="float" office:value="1257376303" calcext:value-type="float">
            <text:p>1257376303</text:p>
          </table:table-cell>
          <table:table-cell table:style-name="ce5" office:value-type="float" office:value="1249326720" calcext:value-type="float">
            <text:p>1249326720</text:p>
          </table:table-cell>
          <table:table-cell table:style-name="ce5" office:value-type="float" office:value="4592" calcext:value-type="float">
            <text:p>4592</text:p>
          </table:table-cell>
        </table:table-row>
        <table:table-row table:style-name="ro1">
          <table:table-cell table:style-name="ce5" office:value-type="float" office:value="7484" calcext:value-type="float">
            <text:p>7484</text:p>
          </table:table-cell>
          <table:table-cell table:style-name="ce5" office:value-type="float" office:value="1918061006" calcext:value-type="float">
            <text:p>1918061006</text:p>
          </table:table-cell>
          <table:table-cell table:style-name="ce5" office:value-type="float" office:value="1125961463" calcext:value-type="float">
            <text:p>1125961463</text:p>
          </table:table-cell>
          <table:table-cell table:style-name="ce5" office:value-type="float" office:value="345124337" calcext:value-type="float">
            <text:p>345124337</text:p>
          </table:table-cell>
          <table:table-cell table:style-name="ce5" office:value-type="float" office:value="4668" calcext:value-type="float">
            <text:p>4668</text:p>
          </table:table-cell>
        </table:table-row>
        <table:table-row table:style-name="ro1">
          <table:table-cell table:style-name="ce5" office:value-type="float" office:value="912" calcext:value-type="float">
            <text:p>912</text:p>
          </table:table-cell>
          <table:table-cell table:style-name="ce5" office:value-type="float" office:value="1631068030" calcext:value-type="float">
            <text:p>1631068030</text:p>
          </table:table-cell>
          <table:table-cell table:style-name="ce5" office:value-type="float" office:value="588761137" calcext:value-type="float">
            <text:p>588761137</text:p>
          </table:table-cell>
          <table:table-cell table:style-name="ce5" office:value-type="float" office:value="44008740" calcext:value-type="float">
            <text:p>44008740</text:p>
          </table:table-cell>
          <table:table-cell table:style-name="ce5" office:value-type="float" office:value="4745" calcext:value-type="float">
            <text:p>4745</text:p>
          </table:table-cell>
        </table:table-row>
        <table:table-row table:style-name="ro1"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1739048617" calcext:value-type="float">
            <text:p>1739048617</text:p>
          </table:table-cell>
          <table:table-cell table:style-name="ce5" office:value-type="float" office:value="328393587" calcext:value-type="float">
            <text:p>328393587</text:p>
          </table:table-cell>
          <table:table-cell table:style-name="ce5" office:value-type="float" office:value="1796641730" calcext:value-type="float">
            <text:p>1796641730</text:p>
          </table:table-cell>
          <table:table-cell table:style-name="ce5" office:value-type="float" office:value="4822" calcext:value-type="float">
            <text:p>4822</text:p>
          </table:table-cell>
        </table:table-row>
        <table:table-row table:style-name="ro1">
          <table:table-cell table:style-name="ce5" office:value-type="float" office:value="7059" calcext:value-type="float">
            <text:p>7059</text:p>
          </table:table-cell>
          <table:table-cell table:style-name="ce5" office:value-type="float" office:value="1780802415" calcext:value-type="float">
            <text:p>1780802415</text:p>
          </table:table-cell>
          <table:table-cell table:style-name="ce5" office:value-type="float" office:value="506265364" calcext:value-type="float">
            <text:p>506265364</text:p>
          </table:table-cell>
          <table:table-cell table:style-name="ce5" office:value-type="float" office:value="109080443" calcext:value-type="float">
            <text:p>109080443</text:p>
          </table:table-cell>
          <table:table-cell table:style-name="ce5" office:value-type="float" office:value="4899" calcext:value-type="float">
            <text:p>4899</text:p>
          </table:table-cell>
        </table:table-row>
        <table:table-row table:style-name="ro1">
          <table:table-cell table:style-name="ce5" office:value-type="float" office:value="864" calcext:value-type="float">
            <text:p>864</text:p>
          </table:table-cell>
          <table:table-cell table:style-name="ce5" office:value-type="float" office:value="1311803883" calcext:value-type="float">
            <text:p>1311803883</text:p>
          </table:table-cell>
          <table:table-cell table:style-name="ce5" office:value-type="float" office:value="417770359" calcext:value-type="float">
            <text:p>417770359</text:p>
          </table:table-cell>
          <table:table-cell table:style-name="ce5" office:value-type="float" office:value="3880695006" calcext:value-type="float">
            <text:p>3880695006</text:p>
          </table:table-cell>
          <table:table-cell table:style-name="ce5" office:value-type="float" office:value="4976" calcext:value-type="float">
            <text:p>4976</text:p>
          </table:table-cell>
        </table:table-row>
        <table:table-row table:style-name="ro1">
          <table:table-cell table:style-name="ce5" office:value-type="float" office:value="3516" calcext:value-type="float">
            <text:p>3516</text:p>
          </table:table-cell>
          <table:table-cell table:style-name="ce5" office:value-type="float" office:value="1879732914" calcext:value-type="float">
            <text:p>1879732914</text:p>
          </table:table-cell>
          <table:table-cell table:style-name="ce5" office:value-type="float" office:value="2019534588" calcext:value-type="float">
            <text:p>2019534588</text:p>
          </table:table-cell>
          <table:table-cell table:style-name="ce5" office:value-type="float" office:value="3381178817" calcext:value-type="float">
            <text:p>3381178817</text:p>
          </table:table-cell>
          <table:table-cell table:style-name="ce5" office:value-type="float" office:value="5054" calcext:value-type="float">
            <text:p>5054</text:p>
          </table:table-cell>
        </table:table-row>
        <table:table-row table:style-name="ro1">
          <table:table-cell table:style-name="ce5" office:value-type="float" office:value="3222" calcext:value-type="float">
            <text:p>3222</text:p>
          </table:table-cell>
          <table:table-cell table:style-name="ce5" office:value-type="float" office:value="325506631" calcext:value-type="float">
            <text:p>325506631</text:p>
          </table:table-cell>
          <table:table-cell table:style-name="ce5" office:value-type="float" office:value="753156170" calcext:value-type="float">
            <text:p>753156170</text:p>
          </table:table-cell>
          <table:table-cell table:style-name="ce5" office:value-type="float" office:value="227907464" calcext:value-type="float">
            <text:p>227907464</text:p>
          </table:table-cell>
          <table:table-cell table:style-name="ce5" office:value-type="float" office:value="5132" calcext:value-type="float">
            <text:p>5132</text:p>
          </table:table-cell>
        </table:table-row>
        <table:table-row table:style-name="ro1"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13360256" calcext:value-type="float">
            <text:p>13360256</text:p>
          </table:table-cell>
          <table:table-cell table:style-name="ce5" office:value-type="float" office:value="614461824" calcext:value-type="float">
            <text:p>614461824</text:p>
          </table:table-cell>
          <table:table-cell table:style-name="ce5" office:value-type="float" office:value="3483239940" calcext:value-type="float">
            <text:p>3483239940</text:p>
          </table:table-cell>
          <table:table-cell table:style-name="ce5" office:value-type="float" office:value="5210" calcext:value-type="float">
            <text:p>5210</text:p>
          </table:table-cell>
        </table:table-row>
        <table:table-row table:style-name="ro1">
          <table:table-cell table:style-name="ce5" office:value-type="float" office:value="9728" calcext:value-type="float">
            <text:p>9728</text:p>
          </table:table-cell>
          <table:table-cell table:style-name="ce5" office:value-type="float" office:value="203608778" calcext:value-type="float">
            <text:p>203608778</text:p>
          </table:table-cell>
          <table:table-cell table:style-name="ce5" office:value-type="float" office:value="1067515410" calcext:value-type="float">
            <text:p>1067515410</text:p>
          </table:table-cell>
          <table:table-cell table:style-name="ce5" office:value-type="float" office:value="3436614594" calcext:value-type="float">
            <text:p>3436614594</text:p>
          </table:table-cell>
          <table:table-cell table:style-name="ce5" office:value-type="float" office:value="5288" calcext:value-type="float">
            <text:p>5288</text:p>
          </table:table-cell>
        </table:table-row>
        <table:table-row table:style-name="ro1"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888538455" calcext:value-type="float">
            <text:p>888538455</text:p>
          </table:table-cell>
          <table:table-cell table:style-name="ce5" office:value-type="float" office:value="2047124489" calcext:value-type="float">
            <text:p>2047124489</text:p>
          </table:table-cell>
          <table:table-cell table:style-name="ce5" office:value-type="float" office:value="4171302664" calcext:value-type="float">
            <text:p>4171302664</text:p>
          </table:table-cell>
          <table:table-cell table:style-name="ce5" office:value-type="float" office:value="5366" calcext:value-type="float">
            <text:p>5366</text:p>
          </table:table-cell>
        </table:table-row>
        <table:table-row table:style-name="ro1">
          <table:table-cell table:style-name="ce5" office:value-type="float" office:value="6541" calcext:value-type="float">
            <text:p>6541</text:p>
          </table:table-cell>
          <table:table-cell table:style-name="ce5" office:value-type="float" office:value="1062187877" calcext:value-type="float">
            <text:p>1062187877</text:p>
          </table:table-cell>
          <table:table-cell table:style-name="ce5" office:value-type="float" office:value="944982608" calcext:value-type="float">
            <text:p>944982608</text:p>
          </table:table-cell>
          <table:table-cell table:style-name="ce5" office:value-type="float" office:value="67259084" calcext:value-type="float">
            <text:p>67259084</text:p>
          </table:table-cell>
          <table:table-cell table:style-name="ce5" office:value-type="float" office:value="5444" calcext:value-type="float">
            <text:p>5444</text:p>
          </table:table-cell>
        </table:table-row>
        <table:table-row table:style-name="ro1">
          <table:table-cell table:style-name="ce5" office:value-type="float" office:value="9312" calcext:value-type="float">
            <text:p>9312</text:p>
          </table:table-cell>
          <table:table-cell table:style-name="ce5" office:value-type="float" office:value="412433133" calcext:value-type="float">
            <text:p>412433133</text:p>
          </table:table-cell>
          <table:table-cell table:style-name="ce5" office:value-type="float" office:value="1327029973" calcext:value-type="float">
            <text:p>1327029973</text:p>
          </table:table-cell>
          <table:table-cell table:style-name="ce5" office:value-type="float" office:value="1888607595" calcext:value-type="float">
            <text:p>1888607595</text:p>
          </table:table-cell>
          <table:table-cell table:style-name="ce5" office:value-type="float" office:value="5523" calcext:value-type="float">
            <text:p>5523</text:p>
          </table:table-cell>
        </table:table-row>
        <table:table-row table:style-name="ro1">
          <table:table-cell table:style-name="ce5" office:value-type="float" office:value="3041" calcext:value-type="float">
            <text:p>3041</text:p>
          </table:table-cell>
          <table:table-cell table:style-name="ce5" office:value-type="float" office:value="1872971609" calcext:value-type="float">
            <text:p>1872971609</text:p>
          </table:table-cell>
          <table:table-cell table:style-name="ce5" office:value-type="float" office:value="419964631" calcext:value-type="float">
            <text:p>419964631</text:p>
          </table:table-cell>
          <table:table-cell table:style-name="ce5" office:value-type="float" office:value="2908558059" calcext:value-type="float">
            <text:p>2908558059</text:p>
          </table:table-cell>
          <table:table-cell table:style-name="ce5" office:value-type="float" office:value="5602" calcext:value-type="float">
            <text:p>5602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1365395521" calcext:value-type="float">
            <text:p>1365395521</text:p>
          </table:table-cell>
          <table:table-cell table:style-name="ce5" office:value-type="float" office:value="1098411477" calcext:value-type="float">
            <text:p>1098411477</text:p>
          </table:table-cell>
          <table:table-cell table:style-name="ce5" office:value-type="float" office:value="3161463561" calcext:value-type="float">
            <text:p>3161463561</text:p>
          </table:table-cell>
          <table:table-cell table:style-name="ce5" office:value-type="float" office:value="5681" calcext:value-type="float">
            <text:p>5681</text:p>
          </table:table-cell>
        </table:table-row>
        <table:table-row table:style-name="ro1">
          <table:table-cell table:style-name="ce5" office:value-type="float" office:value="453" calcext:value-type="float">
            <text:p>453</text:p>
          </table:table-cell>
          <table:table-cell table:style-name="ce5" office:value-type="float" office:value="442588043" calcext:value-type="float">
            <text:p>442588043</text:p>
          </table:table-cell>
          <table:table-cell table:style-name="ce5" office:value-type="float" office:value="94266768" calcext:value-type="float">
            <text:p>94266768</text:p>
          </table:table-cell>
          <table:table-cell table:style-name="ce5" office:value-type="float" office:value="2053233515" calcext:value-type="float">
            <text:p>2053233515</text:p>
          </table:table-cell>
          <table:table-cell table:style-name="ce5" office:value-type="float" office:value="5760" calcext:value-type="float">
            <text:p>5760</text:p>
          </table:table-cell>
        </table:table-row>
        <table:table-row table:style-name="ro1">
          <table:table-cell table:style-name="ce5" office:value-type="float" office:value="2729" calcext:value-type="float">
            <text:p>2729</text:p>
          </table:table-cell>
          <table:table-cell table:style-name="ce5" office:value-type="float" office:value="927872512" calcext:value-type="float">
            <text:p>927872512</text:p>
          </table:table-cell>
          <table:table-cell table:style-name="ce5" office:value-type="float" office:value="1293370581" calcext:value-type="float">
            <text:p>1293370581</text:p>
          </table:table-cell>
          <table:table-cell table:style-name="ce5" office:value-type="float" office:value="3635570849" calcext:value-type="float">
            <text:p>3635570849</text:p>
          </table:table-cell>
          <table:table-cell table:style-name="ce5" office:value-type="float" office:value="5840" calcext:value-type="float">
            <text:p>5840</text:p>
          </table:table-cell>
        </table:table-row>
        <table:table-row table:style-name="ro1"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1792717702" calcext:value-type="float">
            <text:p>1792717702</text:p>
          </table:table-cell>
          <table:table-cell table:style-name="ce5" office:value-type="float" office:value="39607932" calcext:value-type="float">
            <text:p>39607932</text:p>
          </table:table-cell>
          <table:table-cell table:style-name="ce5" office:value-type="float" office:value="1830866149" calcext:value-type="float">
            <text:p>1830866149</text:p>
          </table:table-cell>
          <table:table-cell table:style-name="ce5" office:value-type="float" office:value="5920" calcext:value-type="float">
            <text:p>5920</text:p>
          </table:table-cell>
        </table:table-row>
        <table:table-row table:style-name="ro1">
          <table:table-cell table:style-name="ce5" office:value-type="float" office:value="2312" calcext:value-type="float">
            <text:p>2312</text:p>
          </table:table-cell>
          <table:table-cell table:style-name="ce5" office:value-type="float" office:value="73029930" calcext:value-type="float">
            <text:p>73029930</text:p>
          </table:table-cell>
          <table:table-cell table:style-name="ce5" office:value-type="float" office:value="491031544" calcext:value-type="float">
            <text:p>491031544</text:p>
          </table:table-cell>
          <table:table-cell table:style-name="ce5" office:value-type="float" office:value="3168332216" calcext:value-type="float">
            <text:p>3168332216</text:p>
          </table:table-cell>
          <table:table-cell table:style-name="ce5" office:value-type="float" office:value="6000" calcext:value-type="float">
            <text:p>6000</text:p>
          </table:table-cell>
        </table:table-row>
        <table:table-row table:style-name="ro1">
          <table:table-cell table:style-name="ce5" office:value-type="float" office:value="1315" calcext:value-type="float">
            <text:p>1315</text:p>
          </table:table-cell>
          <table:table-cell table:style-name="ce5" office:value-type="float" office:value="1311611432" calcext:value-type="float">
            <text:p>1311611432</text:p>
          </table:table-cell>
          <table:table-cell table:style-name="ce5" office:value-type="float" office:value="1002325979" calcext:value-type="float">
            <text:p>1002325979</text:p>
          </table:table-cell>
          <table:table-cell table:style-name="ce5" office:value-type="float" office:value="1286678981" calcext:value-type="float">
            <text:p>1286678981</text:p>
          </table:table-cell>
          <table:table-cell table:style-name="ce5" office:value-type="float" office:value="6080" calcext:value-type="float">
            <text:p>6080</text:p>
          </table:table-cell>
        </table:table-row>
        <table:table-row table:style-name="ro1">
          <table:table-cell table:style-name="ce5" office:value-type="float" office:value="1625" calcext:value-type="float">
            <text:p>1625</text:p>
          </table:table-cell>
          <table:table-cell table:style-name="ce5" office:value-type="float" office:value="1400251028" calcext:value-type="float">
            <text:p>1400251028</text:p>
          </table:table-cell>
          <table:table-cell table:style-name="ce5" office:value-type="float" office:value="60307611" calcext:value-type="float">
            <text:p>60307611</text:p>
          </table:table-cell>
          <table:table-cell table:style-name="ce5" office:value-type="float" office:value="2456255165" calcext:value-type="float">
            <text:p>2456255165</text:p>
          </table:table-cell>
          <table:table-cell table:style-name="ce5" office:value-type="float" office:value="6160" calcext:value-type="float">
            <text:p>6160</text:p>
          </table:table-cell>
        </table:table-row>
        <table:table-row table:style-name="ro1"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219600247" calcext:value-type="float">
            <text:p>1219600247</text:p>
          </table:table-cell>
          <table:table-cell table:style-name="ce5" office:value-type="float" office:value="1443758940" calcext:value-type="float">
            <text:p>1443758940</text:p>
          </table:table-cell>
          <table:table-cell table:style-name="ce5" office:value-type="float" office:value="2512532230" calcext:value-type="float">
            <text:p>2512532230</text:p>
          </table:table-cell>
          <table:table-cell table:style-name="ce5" office:value-type="float" office:value="6240" calcext:value-type="float">
            <text:p>6240</text:p>
          </table:table-cell>
        </table:table-row>
        <table:table-row table:style-name="ro1">
          <table:table-cell table:style-name="ce5" office:value-type="float" office:value="1721" calcext:value-type="float">
            <text:p>1721</text:p>
          </table:table-cell>
          <table:table-cell table:style-name="ce5" office:value-type="float" office:value="1760035361" calcext:value-type="float">
            <text:p>1760035361</text:p>
          </table:table-cell>
          <table:table-cell table:style-name="ce5" office:value-type="float" office:value="1660399717" calcext:value-type="float">
            <text:p>1660399717</text:p>
          </table:table-cell>
          <table:table-cell table:style-name="ce5" office:value-type="float" office:value="2730700141" calcext:value-type="float">
            <text:p>2730700141</text:p>
          </table:table-cell>
          <table:table-cell table:style-name="ce5" office:value-type="float" office:value="6321" calcext:value-type="float">
            <text:p>6321</text:p>
          </table:table-cell>
        </table:table-row>
        <table:table-row table:style-name="ro1"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301407779" calcext:value-type="float">
            <text:p>301407779</text:p>
          </table:table-cell>
          <table:table-cell table:style-name="ce5" office:value-type="float" office:value="859531465" calcext:value-type="float">
            <text:p>859531465</text:p>
          </table:table-cell>
          <table:table-cell table:style-name="ce5" office:value-type="float" office:value="2798589247" calcext:value-type="float">
            <text:p>2798589247</text:p>
          </table:table-cell>
          <table:table-cell table:style-name="ce5" office:value-type="float" office:value="6402" calcext:value-type="float">
            <text:p>6402</text:p>
          </table:table-cell>
        </table:table-row>
        <table:table-row table:style-name="ro1">
          <table:table-cell table:style-name="ce5" office:value-type="float" office:value="2209" calcext:value-type="float">
            <text:p>2209</text:p>
          </table:table-cell>
          <table:table-cell table:style-name="ce5" office:value-type="float" office:value="1544620952" calcext:value-type="float">
            <text:p>1544620952</text:p>
          </table:table-cell>
          <table:table-cell table:style-name="ce5" office:value-type="float" office:value="1324908466" calcext:value-type="float">
            <text:p>1324908466</text:p>
          </table:table-cell>
          <table:table-cell table:style-name="ce5" office:value-type="float" office:value="826320760" calcext:value-type="float">
            <text:p>826320760</text:p>
          </table:table-cell>
          <table:table-cell table:style-name="ce5" office:value-type="float" office:value="6483" calcext:value-type="float">
            <text:p>6483</text:p>
          </table:table-cell>
        </table:table-row>
        <table:table-row table:style-name="ro1"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1835676336" calcext:value-type="float">
            <text:p>1835676336</text:p>
          </table:table-cell>
          <table:table-cell table:style-name="ce5" office:value-type="float" office:value="1316692416" calcext:value-type="float">
            <text:p>1316692416</text:p>
          </table:table-cell>
          <table:table-cell table:style-name="ce5" office:value-type="float" office:value="2369135075" calcext:value-type="float">
            <text:p>2369135075</text:p>
          </table:table-cell>
          <table:table-cell table:style-name="ce5" office:value-type="float" office:value="6564" calcext:value-type="float">
            <text:p>6564</text:p>
          </table:table-cell>
        </table:table-row>
        <table:table-row table:style-name="ro1">
          <table:table-cell table:style-name="ce5" office:value-type="float" office:value="7904" calcext:value-type="float">
            <text:p>7904</text:p>
          </table:table-cell>
          <table:table-cell table:style-name="ce5" office:value-type="float" office:value="925597457" calcext:value-type="float">
            <text:p>925597457</text:p>
          </table:table-cell>
          <table:table-cell table:style-name="ce5" office:value-type="float" office:value="533753082" calcext:value-type="float">
            <text:p>533753082</text:p>
          </table:table-cell>
          <table:table-cell table:style-name="ce5" office:value-type="float" office:value="3412543332" calcext:value-type="float">
            <text:p>3412543332</text:p>
          </table:table-cell>
          <table:table-cell table:style-name="ce5" office:value-type="float" office:value="6646" calcext:value-type="float">
            <text:p>6646</text:p>
          </table:table-cell>
        </table:table-row>
        <table:table-row table:style-name="ro1">
          <table:table-cell table:style-name="ce5" office:value-type="float" office:value="4496" calcext:value-type="float">
            <text:p>4496</text:p>
          </table:table-cell>
          <table:table-cell table:style-name="ce5" office:value-type="float" office:value="266292511" calcext:value-type="float">
            <text:p>266292511</text:p>
          </table:table-cell>
          <table:table-cell table:style-name="ce5" office:value-type="float" office:value="1789077640" calcext:value-type="float">
            <text:p>1789077640</text:p>
          </table:table-cell>
          <table:table-cell table:style-name="ce5" office:value-type="float" office:value="3048462532" calcext:value-type="float">
            <text:p>3048462532</text:p>
          </table:table-cell>
          <table:table-cell table:style-name="ce5" office:value-type="float" office:value="6728" calcext:value-type="float">
            <text:p>6728</text:p>
          </table:table-cell>
        </table:table-row>
        <table:table-row table:style-name="ro1">
          <table:table-cell table:style-name="ce5" office:value-type="float" office:value="449" calcext:value-type="float">
            <text:p>449</text:p>
          </table:table-cell>
          <table:table-cell table:style-name="ce5" office:value-type="float" office:value="541737894" calcext:value-type="float">
            <text:p>541737894</text:p>
          </table:table-cell>
          <table:table-cell table:style-name="ce5" office:value-type="float" office:value="1352390241" calcext:value-type="float">
            <text:p>1352390241</text:p>
          </table:table-cell>
          <table:table-cell table:style-name="ce5" office:value-type="float" office:value="3678876593" calcext:value-type="float">
            <text:p>3678876593</text:p>
          </table:table-cell>
          <table:table-cell table:style-name="ce5" office:value-type="float" office:value="6810" calcext:value-type="float">
            <text:p>6810</text:p>
          </table:table-cell>
        </table:table-row>
        <table:table-row table:style-name="ro1"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2108479412" calcext:value-type="float">
            <text:p>2108479412</text:p>
          </table:table-cell>
          <table:table-cell table:style-name="ce5" office:value-type="float" office:value="1886867817" calcext:value-type="float">
            <text:p>1886867817</text:p>
          </table:table-cell>
          <table:table-cell table:style-name="ce5" office:value-type="float" office:value="1271301593" calcext:value-type="float">
            <text:p>1271301593</text:p>
          </table:table-cell>
          <table:table-cell table:style-name="ce5" office:value-type="float" office:value="6892" calcext:value-type="float">
            <text:p>6892</text:p>
          </table:table-cell>
        </table:table-row>
        <table:table-row table:style-name="ro1"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482993582" calcext:value-type="float">
            <text:p>482993582</text:p>
          </table:table-cell>
          <table:table-cell table:style-name="ce5" office:value-type="float" office:value="2119403265" calcext:value-type="float">
            <text:p>2119403265</text:p>
          </table:table-cell>
          <table:table-cell table:style-name="ce5" office:value-type="float" office:value="2768156734" calcext:value-type="float">
            <text:p>2768156734</text:p>
          </table:table-cell>
          <table:table-cell table:style-name="ce5" office:value-type="float" office:value="6974" calcext:value-type="float">
            <text:p>6974</text:p>
          </table:table-cell>
        </table:table-row>
        <table:table-row table:style-name="ro1">
          <table:table-cell table:style-name="ce5" office:value-type="float" office:value="2670" calcext:value-type="float">
            <text:p>2670</text:p>
          </table:table-cell>
          <table:table-cell table:style-name="ce5" office:value-type="float" office:value="1021326917" calcext:value-type="float">
            <text:p>1021326917</text:p>
          </table:table-cell>
          <table:table-cell table:style-name="ce5" office:value-type="float" office:value="1075060580" calcext:value-type="float">
            <text:p>1075060580</text:p>
          </table:table-cell>
          <table:table-cell table:style-name="ce5" office:value-type="float" office:value="3230103360" calcext:value-type="float">
            <text:p>3230103360</text:p>
          </table:table-cell>
          <table:table-cell table:style-name="ce5" office:value-type="float" office:value="7056" calcext:value-type="float">
            <text:p>7056</text:p>
          </table:table-cell>
        </table:table-row>
        <table:table-row table:style-name="ro1">
          <table:table-cell table:style-name="ce5" office:value-type="float" office:value="5567" calcext:value-type="float">
            <text:p>5567</text:p>
          </table:table-cell>
          <table:table-cell table:style-name="ce5" office:value-type="float" office:value="392419406" calcext:value-type="float">
            <text:p>392419406</text:p>
          </table:table-cell>
          <table:table-cell table:style-name="ce5" office:value-type="float" office:value="701451966" calcext:value-type="float">
            <text:p>701451966</text:p>
          </table:table-cell>
          <table:table-cell table:style-name="ce5" office:value-type="float" office:value="594384363" calcext:value-type="float">
            <text:p>594384363</text:p>
          </table:table-cell>
          <table:table-cell table:style-name="ce5" office:value-type="float" office:value="7139" calcext:value-type="float">
            <text:p>7139</text:p>
          </table:table-cell>
        </table:table-row>
        <table:table-row table:style-name="ro1">
          <table:table-cell table:style-name="ce5" office:value-type="float" office:value="1379" calcext:value-type="float">
            <text:p>1379</text:p>
          </table:table-cell>
          <table:table-cell table:style-name="ce5" office:value-type="float" office:value="196546480" calcext:value-type="float">
            <text:p>196546480</text:p>
          </table:table-cell>
          <table:table-cell table:style-name="ce5" office:value-type="float" office:value="318043779" calcext:value-type="float">
            <text:p>318043779</text:p>
          </table:table-cell>
          <table:table-cell table:style-name="ce5" office:value-type="float" office:value="2127761285" calcext:value-type="float">
            <text:p>2127761285</text:p>
          </table:table-cell>
          <table:table-cell table:style-name="ce5" office:value-type="float" office:value="7222" calcext:value-type="float">
            <text:p>7222</text:p>
          </table:table-cell>
        </table:table-row>
        <table:table-row table:style-name="ro1">
          <table:table-cell table:style-name="ce5" office:value-type="float" office:value="4740" calcext:value-type="float">
            <text:p>4740</text:p>
          </table:table-cell>
          <table:table-cell table:style-name="ce5" office:value-type="float" office:value="1997339776" calcext:value-type="float">
            <text:p>1997339776</text:p>
          </table:table-cell>
          <table:table-cell table:style-name="ce5" office:value-type="float" office:value="598239917" calcext:value-type="float">
            <text:p>598239917</text:p>
          </table:table-cell>
          <table:table-cell table:style-name="ce5" office:value-type="float" office:value="651896958" calcext:value-type="float">
            <text:p>651896958</text:p>
          </table:table-cell>
          <table:table-cell table:style-name="ce5" office:value-type="float" office:value="7305" calcext:value-type="float">
            <text:p>7305</text:p>
          </table:table-cell>
        </table:table-row>
        <table:table-row table:style-name="ro1">
          <table:table-cell table:style-name="ce5" office:value-type="float" office:value="1889" calcext:value-type="float">
            <text:p>1889</text:p>
          </table:table-cell>
          <table:table-cell table:style-name="ce5" office:value-type="float" office:value="1345012563" calcext:value-type="float">
            <text:p>1345012563</text:p>
          </table:table-cell>
          <table:table-cell table:style-name="ce5" office:value-type="float" office:value="900908187" calcext:value-type="float">
            <text:p>900908187</text:p>
          </table:table-cell>
          <table:table-cell table:style-name="ce5" office:value-type="float" office:value="2154379300" calcext:value-type="float">
            <text:p>2154379300</text:p>
          </table:table-cell>
          <table:table-cell table:style-name="ce5" office:value-type="float" office:value="7388" calcext:value-type="float">
            <text:p>7388</text:p>
          </table:table-cell>
        </table:table-row>
        <table:table-row table:style-name="ro1"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1529922036" calcext:value-type="float">
            <text:p>1529922036</text:p>
          </table:table-cell>
          <table:table-cell table:style-name="ce5" office:value-type="float" office:value="2115699896" calcext:value-type="float">
            <text:p>2115699896</text:p>
          </table:table-cell>
          <table:table-cell table:style-name="ce5" office:value-type="float" office:value="2235467466" calcext:value-type="float">
            <text:p>2235467466</text:p>
          </table:table-cell>
          <table:table-cell table:style-name="ce5" office:value-type="float" office:value="7472" calcext:value-type="float">
            <text:p>7472</text:p>
          </table:table-cell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914706424" calcext:value-type="float">
            <text:p>1914706424</text:p>
          </table:table-cell>
          <table:table-cell table:style-name="ce5" office:value-type="float" office:value="536672454" calcext:value-type="float">
            <text:p>536672454</text:p>
          </table:table-cell>
          <table:table-cell table:style-name="ce5" office:value-type="float" office:value="1245968460" calcext:value-type="float">
            <text:p>1245968460</text:p>
          </table:table-cell>
          <table:table-cell table:style-name="ce5" office:value-type="float" office:value="7556" calcext:value-type="float">
            <text:p>7556</text:p>
          </table:table-cell>
        </table:table-row>
        <table:table-row table:style-name="ro1">
          <table:table-cell table:style-name="ce5" office:value-type="float" office:value="2209" calcext:value-type="float">
            <text:p>2209</text:p>
          </table:table-cell>
          <table:table-cell table:style-name="ce5" office:value-type="float" office:value="1725369765" calcext:value-type="float">
            <text:p>1725369765</text:p>
          </table:table-cell>
          <table:table-cell table:style-name="ce5" office:value-type="float" office:value="205920433" calcext:value-type="float">
            <text:p>205920433</text:p>
          </table:table-cell>
          <table:table-cell table:style-name="ce5" office:value-type="float" office:value="1428553997" calcext:value-type="float">
            <text:p>1428553997</text:p>
          </table:table-cell>
          <table:table-cell table:style-name="ce5" office:value-type="float" office:value="7640" calcext:value-type="float">
            <text:p>7640</text:p>
          </table:table-cell>
        </table:table-row>
        <table:table-row table:style-name="ro1">
          <table:table-cell table:style-name="ce5" office:value-type="float" office:value="1276" calcext:value-type="float">
            <text:p>1276</text:p>
          </table:table-cell>
          <table:table-cell table:style-name="ce5" office:value-type="float" office:value="1245351111" calcext:value-type="float">
            <text:p>1245351111</text:p>
          </table:table-cell>
          <table:table-cell table:style-name="ce5" office:value-type="float" office:value="964388703" calcext:value-type="float">
            <text:p>964388703</text:p>
          </table:table-cell>
          <table:table-cell table:style-name="ce5" office:value-type="float" office:value="3589944293" calcext:value-type="float">
            <text:p>3589944293</text:p>
          </table:table-cell>
          <table:table-cell table:style-name="ce5" office:value-type="float" office:value="7724" calcext:value-type="float">
            <text:p>7724</text:p>
          </table:table-cell>
        </table:table-row>
        <table:table-row table:style-name="ro1">
          <table:table-cell table:style-name="ce5" office:value-type="float" office:value="471" calcext:value-type="float">
            <text:p>471</text:p>
          </table:table-cell>
          <table:table-cell table:style-name="ce5" office:value-type="float" office:value="1897565645" calcext:value-type="float">
            <text:p>1897565645</text:p>
          </table:table-cell>
          <table:table-cell table:style-name="ce5" office:value-type="float" office:value="1744716744" calcext:value-type="float">
            <text:p>1744716744</text:p>
          </table:table-cell>
          <table:table-cell table:style-name="ce5" office:value-type="float" office:value="4096631194" calcext:value-type="float">
            <text:p>4096631194</text:p>
          </table:table-cell>
          <table:table-cell table:style-name="ce5" office:value-type="float" office:value="7808" calcext:value-type="float">
            <text:p>7808</text:p>
          </table:table-cell>
        </table:table-row>
        <table:table-row table:style-name="ro1">
          <table:table-cell table:style-name="ce5" office:value-type="float" office:value="5810" calcext:value-type="float">
            <text:p>5810</text:p>
          </table:table-cell>
          <table:table-cell table:style-name="ce5" office:value-type="float" office:value="1129525291" calcext:value-type="float">
            <text:p>1129525291</text:p>
          </table:table-cell>
          <table:table-cell table:style-name="ce5" office:value-type="float" office:value="1238767632" calcext:value-type="float">
            <text:p>1238767632</text:p>
          </table:table-cell>
          <table:table-cell table:style-name="ce5" office:value-type="float" office:value="1726011092" calcext:value-type="float">
            <text:p>1726011092</text:p>
          </table:table-cell>
          <table:table-cell table:style-name="ce5" office:value-type="float" office:value="7892" calcext:value-type="float">
            <text:p>7892</text:p>
          </table:table-cell>
        </table:table-row>
        <table:table-row table:style-name="ro1"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1548361695" calcext:value-type="float">
            <text:p>1548361695</text:p>
          </table:table-cell>
          <table:table-cell table:style-name="ce5" office:value-type="float" office:value="205803762" calcext:value-type="float">
            <text:p>205803762</text:p>
          </table:table-cell>
          <table:table-cell table:style-name="ce5" office:value-type="float" office:value="3335164855" calcext:value-type="float">
            <text:p>3335164855</text:p>
          </table:table-cell>
          <table:table-cell table:style-name="ce5" office:value-type="float" office:value="7977" calcext:value-type="float">
            <text:p>7977</text:p>
          </table:table-cell>
        </table:table-row>
        <table:table-row table:style-name="ro1">
          <table:table-cell table:style-name="ce5" office:value-type="float" office:value="972" calcext:value-type="float">
            <text:p>972</text:p>
          </table:table-cell>
          <table:table-cell table:style-name="ce5" office:value-type="float" office:value="2006668690" calcext:value-type="float">
            <text:p>2006668690</text:p>
          </table:table-cell>
          <table:table-cell table:style-name="ce5" office:value-type="float" office:value="869224901" calcext:value-type="float">
            <text:p>869224901</text:p>
          </table:table-cell>
          <table:table-cell table:style-name="ce5" office:value-type="float" office:value="201126013" calcext:value-type="float">
            <text:p>201126013</text:p>
          </table:table-cell>
          <table:table-cell table:style-name="ce5" office:value-type="float" office:value="8062" calcext:value-type="float">
            <text:p>8062</text:p>
          </table:table-cell>
        </table:table-row>
        <table:table-row table:style-name="ro1"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1064077415" calcext:value-type="float">
            <text:p>1064077415</text:p>
          </table:table-cell>
          <table:table-cell table:style-name="ce5" office:value-type="float" office:value="868526922" calcext:value-type="float">
            <text:p>868526922</text:p>
          </table:table-cell>
          <table:table-cell table:style-name="ce5" office:value-type="float" office:value="455840968" calcext:value-type="float">
            <text:p>455840968</text:p>
          </table:table-cell>
          <table:table-cell table:style-name="ce5" office:value-type="float" office:value="8147" calcext:value-type="float">
            <text:p>8147</text:p>
          </table:table-cell>
        </table:table-row>
        <table:table-row table:style-name="ro1">
          <table:table-cell table:style-name="ce5" office:value-type="float" office:value="5267" calcext:value-type="float">
            <text:p>5267</text:p>
          </table:table-cell>
          <table:table-cell table:style-name="ce5" office:value-type="float" office:value="751002266" calcext:value-type="float">
            <text:p>751002266</text:p>
          </table:table-cell>
          <table:table-cell table:style-name="ce5" office:value-type="float" office:value="638462542" calcext:value-type="float">
            <text:p>638462542</text:p>
          </table:table-cell>
          <table:table-cell table:style-name="ce5" office:value-type="float" office:value="805143433" calcext:value-type="float">
            <text:p>805143433</text:p>
          </table:table-cell>
          <table:table-cell table:style-name="ce5" office:value-type="float" office:value="8232" calcext:value-type="float">
            <text:p>8232</text:p>
          </table:table-cell>
        </table:table-row>
        <table:table-row table:style-name="ro1">
          <table:table-cell table:style-name="ce5" office:value-type="float" office:value="5556" calcext:value-type="float">
            <text:p>5556</text:p>
          </table:table-cell>
          <table:table-cell table:style-name="ce5" office:value-type="float" office:value="1438026990" calcext:value-type="float">
            <text:p>1438026990</text:p>
          </table:table-cell>
          <table:table-cell table:style-name="ce5" office:value-type="float" office:value="208844225" calcext:value-type="float">
            <text:p>208844225</text:p>
          </table:table-cell>
          <table:table-cell table:style-name="ce5" office:value-type="float" office:value="2991379372" calcext:value-type="float">
            <text:p>2991379372</text:p>
          </table:table-cell>
          <table:table-cell table:style-name="ce5" office:value-type="float" office:value="8318" calcext:value-type="float">
            <text:p>8318</text:p>
          </table:table-cell>
        </table:table-row>
        <table:table-row table:style-name="ro1">
          <table:table-cell table:style-name="ce5" office:value-type="float" office:value="9028" calcext:value-type="float">
            <text:p>9028</text:p>
          </table:table-cell>
          <table:table-cell table:style-name="ce5" office:value-type="float" office:value="256337883" calcext:value-type="float">
            <text:p>256337883</text:p>
          </table:table-cell>
          <table:table-cell table:style-name="ce5" office:value-type="float" office:value="43899195" calcext:value-type="float">
            <text:p>43899195</text:p>
          </table:table-cell>
          <table:table-cell table:style-name="ce5" office:value-type="float" office:value="2929462761" calcext:value-type="float">
            <text:p>2929462761</text:p>
          </table:table-cell>
          <table:table-cell table:style-name="ce5" office:value-type="float" office:value="8404" calcext:value-type="float">
            <text:p>8404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81054089" calcext:value-type="float">
            <text:p>1181054089</text:p>
          </table:table-cell>
          <table:table-cell table:style-name="ce5" office:value-type="float" office:value="888004414" calcext:value-type="float">
            <text:p>888004414</text:p>
          </table:table-cell>
          <table:table-cell table:style-name="ce5" office:value-type="float" office:value="459268710" calcext:value-type="float">
            <text:p>459268710</text:p>
          </table:table-cell>
          <table:table-cell table:style-name="ce5" office:value-type="float" office:value="8490" calcext:value-type="float">
            <text:p>8490</text:p>
          </table:table-cell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550617843" calcext:value-type="float">
            <text:p>1550617843</text:p>
          </table:table-cell>
          <table:table-cell table:style-name="ce5" office:value-type="float" office:value="1856881319" calcext:value-type="float">
            <text:p>1856881319</text:p>
          </table:table-cell>
          <table:table-cell table:style-name="ce5" office:value-type="float" office:value="1328483609" calcext:value-type="float">
            <text:p>1328483609</text:p>
          </table:table-cell>
          <table:table-cell table:style-name="ce5" office:value-type="float" office:value="8576" calcext:value-type="float">
            <text:p>8576</text:p>
          </table:table-cell>
        </table:table-row>
        <table:table-row table:style-name="ro1">
          <table:table-cell table:style-name="ce5" office:value-type="float" office:value="3619" calcext:value-type="float">
            <text:p>3619</text:p>
          </table:table-cell>
          <table:table-cell table:style-name="ce5" office:value-type="float" office:value="591267841" calcext:value-type="float">
            <text:p>591267841</text:p>
          </table:table-cell>
          <table:table-cell table:style-name="ce5" office:value-type="float" office:value="1778789243" calcext:value-type="float">
            <text:p>1778789243</text:p>
          </table:table-cell>
          <table:table-cell table:style-name="ce5" office:value-type="float" office:value="479108608" calcext:value-type="float">
            <text:p>479108608</text:p>
          </table:table-cell>
          <table:table-cell table:style-name="ce5" office:value-type="float" office:value="8662" calcext:value-type="float">
            <text:p>8662</text:p>
          </table:table-cell>
        </table:table-row>
        <table:table-row table:style-name="ro1">
          <table:table-cell table:style-name="ce5" office:value-type="float" office:value="4833" calcext:value-type="float">
            <text:p>4833</text:p>
          </table:table-cell>
          <table:table-cell table:style-name="ce5" office:value-type="float" office:value="2014745358" calcext:value-type="float">
            <text:p>2014745358</text:p>
          </table:table-cell>
          <table:table-cell table:style-name="ce5" office:value-type="float" office:value="36707785" calcext:value-type="float">
            <text:p>36707785</text:p>
          </table:table-cell>
          <table:table-cell table:style-name="ce5" office:value-type="float" office:value="2670330537" calcext:value-type="float">
            <text:p>2670330537</text:p>
          </table:table-cell>
          <table:table-cell table:style-name="ce5" office:value-type="float" office:value="8748" calcext:value-type="float">
            <text:p>8748</text:p>
          </table:table-cell>
        </table:table-row>
        <table:table-row table:style-name="ro1">
          <table:table-cell table:style-name="ce5" office:value-type="float" office:value="856" calcext:value-type="float">
            <text:p>856</text:p>
          </table:table-cell>
          <table:table-cell table:style-name="ce5" office:value-type="float" office:value="1716237616" calcext:value-type="float">
            <text:p>1716237616</text:p>
          </table:table-cell>
          <table:table-cell table:style-name="ce5" office:value-type="float" office:value="1668015030" calcext:value-type="float">
            <text:p>1668015030</text:p>
          </table:table-cell>
          <table:table-cell table:style-name="ce5" office:value-type="float" office:value="3542757547" calcext:value-type="float">
            <text:p>3542757547</text:p>
          </table:table-cell>
          <table:table-cell table:style-name="ce5" office:value-type="float" office:value="8835" calcext:value-type="float">
            <text:p>8835</text:p>
          </table:table-cell>
        </table:table-row>
        <table:table-row table:style-name="ro1">
          <table:table-cell table:style-name="ce5" office:value-type="float" office:value="8740" calcext:value-type="float">
            <text:p>8740</text:p>
          </table:table-cell>
          <table:table-cell table:style-name="ce5" office:value-type="float" office:value="1596628610" calcext:value-type="float">
            <text:p>1596628610</text:p>
          </table:table-cell>
          <table:table-cell table:style-name="ce5" office:value-type="float" office:value="283969352" calcext:value-type="float">
            <text:p>283969352</text:p>
          </table:table-cell>
          <table:table-cell table:style-name="ce5" office:value-type="float" office:value="419085560" calcext:value-type="float">
            <text:p>419085560</text:p>
          </table:table-cell>
          <table:table-cell table:style-name="ce5" office:value-type="float" office:value="8922" calcext:value-type="float">
            <text:p>8922</text:p>
          </table:table-cell>
        </table:table-row>
        <table:table-row table:style-name="ro1">
          <table:table-cell table:style-name="ce5" office:value-type="float" office:value="1668" calcext:value-type="float">
            <text:p>1668</text:p>
          </table:table-cell>
          <table:table-cell table:style-name="ce5" office:value-type="float" office:value="238783728" calcext:value-type="float">
            <text:p>238783728</text:p>
          </table:table-cell>
          <table:table-cell table:style-name="ce5" office:value-type="float" office:value="57921786" calcext:value-type="float">
            <text:p>57921786</text:p>
          </table:table-cell>
          <table:table-cell table:style-name="ce5" office:value-type="float" office:value="1657115179" calcext:value-type="float">
            <text:p>1657115179</text:p>
          </table:table-cell>
          <table:table-cell table:style-name="ce5" office:value-type="float" office:value="9009" calcext:value-type="float">
            <text:p>9009</text:p>
          </table:table-cell>
        </table:table-row>
        <table:table-row table:style-name="ro1"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687989881" calcext:value-type="float">
            <text:p>1687989881</text:p>
          </table:table-cell>
          <table:table-cell table:style-name="ce5" office:value-type="float" office:value="1455637526" calcext:value-type="float">
            <text:p>1455637526</text:p>
          </table:table-cell>
          <table:table-cell table:style-name="ce5" office:value-type="float" office:value="1953228866" calcext:value-type="float">
            <text:p>1953228866</text:p>
          </table:table-cell>
          <table:table-cell table:style-name="ce5" office:value-type="float" office:value="9096" calcext:value-type="float">
            <text:p>9096</text:p>
          </table:table-cell>
        </table:table-row>
        <table:table-row table:style-name="ro1">
          <table:table-cell table:style-name="ce5" office:value-type="float" office:value="2286" calcext:value-type="float">
            <text:p>2286</text:p>
          </table:table-cell>
          <table:table-cell table:style-name="ce5" office:value-type="float" office:value="629495054" calcext:value-type="float">
            <text:p>629495054</text:p>
          </table:table-cell>
          <table:table-cell table:style-name="ce5" office:value-type="float" office:value="512319784" calcext:value-type="float">
            <text:p>512319784</text:p>
          </table:table-cell>
          <table:table-cell table:style-name="ce5" office:value-type="float" office:value="4174195313" calcext:value-type="float">
            <text:p>4174195313</text:p>
          </table:table-cell>
          <table:table-cell table:style-name="ce5" office:value-type="float" office:value="9184" calcext:value-type="float">
            <text:p>9184</text:p>
          </table:table-cell>
        </table:table-row>
        <table:table-row table:style-name="ro1">
          <table:table-cell table:style-name="ce5" office:value-type="float" office:value="977" calcext:value-type="float">
            <text:p>977</text:p>
          </table:table-cell>
          <table:table-cell table:style-name="ce5" office:value-type="float" office:value="234639015" calcext:value-type="float">
            <text:p>234639015</text:p>
          </table:table-cell>
          <table:table-cell table:style-name="ce5" office:value-type="float" office:value="790482537" calcext:value-type="float">
            <text:p>790482537</text:p>
          </table:table-cell>
          <table:table-cell table:style-name="ce5" office:value-type="float" office:value="1504783325" calcext:value-type="float">
            <text:p>1504783325</text:p>
          </table:table-cell>
          <table:table-cell table:style-name="ce5" office:value-type="float" office:value="9272" calcext:value-type="float">
            <text:p>9272</text:p>
          </table:table-cell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1230371908" calcext:value-type="float">
            <text:p>1230371908</text:p>
          </table:table-cell>
          <table:table-cell table:style-name="ce5" office:value-type="float" office:value="2043123090" calcext:value-type="float">
            <text:p>2043123090</text:p>
          </table:table-cell>
          <table:table-cell table:style-name="ce5" office:value-type="float" office:value="2133031561" calcext:value-type="float">
            <text:p>2133031561</text:p>
          </table:table-cell>
          <table:table-cell table:style-name="ce5" office:value-type="float" office:value="9360" calcext:value-type="float">
            <text:p>9360</text:p>
          </table:table-cell>
        </table:table-row>
        <table:table-row table:style-name="ro1">
          <table:table-cell table:style-name="ce5" office:value-type="float" office:value="4529" calcext:value-type="float">
            <text:p>4529</text:p>
          </table:table-cell>
          <table:table-cell table:style-name="ce5" office:value-type="float" office:value="1349854678" calcext:value-type="float">
            <text:p>1349854678</text:p>
          </table:table-cell>
          <table:table-cell table:style-name="ce5" office:value-type="float" office:value="1435440314" calcext:value-type="float">
            <text:p>1435440314</text:p>
          </table:table-cell>
          <table:table-cell table:style-name="ce5" office:value-type="float" office:value="1740724159" calcext:value-type="float">
            <text:p>1740724159</text:p>
          </table:table-cell>
          <table:table-cell table:style-name="ce5" office:value-type="float" office:value="9448" calcext:value-type="float">
            <text:p>9448</text:p>
          </table:table-cell>
        </table:table-row>
        <table:table-row table:style-name="ro1"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91567898" calcext:value-type="float">
            <text:p>191567898</text:p>
          </table:table-cell>
          <table:table-cell table:style-name="ce5" office:value-type="float" office:value="2085929272" calcext:value-type="float">
            <text:p>2085929272</text:p>
          </table:table-cell>
          <table:table-cell table:style-name="ce5" office:value-type="float" office:value="2657415094" calcext:value-type="float">
            <text:p>2657415094</text:p>
          </table:table-cell>
          <table:table-cell table:style-name="ce5" office:value-type="float" office:value="9536" calcext:value-type="float">
            <text:p>9536</text:p>
          </table:table-cell>
        </table:table-row>
        <table:table-row table:style-name="ro1">
          <table:table-cell table:style-name="ce5" office:value-type="float" office:value="2998" calcext:value-type="float">
            <text:p>2998</text:p>
          </table:table-cell>
          <table:table-cell table:style-name="ce5" office:value-type="float" office:value="2016551274" calcext:value-type="float">
            <text:p>2016551274</text:p>
          </table:table-cell>
          <table:table-cell table:style-name="ce5" office:value-type="float" office:value="1384939711" calcext:value-type="float">
            <text:p>1384939711</text:p>
          </table:table-cell>
          <table:table-cell table:style-name="ce5" office:value-type="float" office:value="1172792899" calcext:value-type="float">
            <text:p>1172792899</text:p>
          </table:table-cell>
          <table:table-cell table:style-name="ce5" office:value-type="float" office:value="9624" calcext:value-type="float">
            <text:p>9624</text:p>
          </table:table-cell>
        </table:table-row>
        <table:table-row table:style-name="ro1">
          <table:table-cell table:style-name="ce5" office:value-type="float" office:value="5528" calcext:value-type="float">
            <text:p>5528</text:p>
          </table:table-cell>
          <table:table-cell table:style-name="ce5" office:value-type="float" office:value="198740419" calcext:value-type="float">
            <text:p>198740419</text:p>
          </table:table-cell>
          <table:table-cell table:style-name="ce5" office:value-type="float" office:value="43428414" calcext:value-type="float">
            <text:p>43428414</text:p>
          </table:table-cell>
          <table:table-cell table:style-name="ce5" office:value-type="float" office:value="368264410" calcext:value-type="float">
            <text:p>368264410</text:p>
          </table:table-cell>
          <table:table-cell table:style-name="ce5" office:value-type="float" office:value="9713" calcext:value-type="float">
            <text:p>9713</text:p>
          </table:table-cell>
        </table:table-row>
        <table:table-row table:style-name="ro1">
          <table:table-cell table:style-name="ce5" office:value-type="float" office:value="7448" calcext:value-type="float">
            <text:p>7448</text:p>
          </table:table-cell>
          <table:table-cell table:style-name="ce5" office:value-type="float" office:value="2111536230" calcext:value-type="float">
            <text:p>2111536230</text:p>
          </table:table-cell>
          <table:table-cell table:style-name="ce5" office:value-type="float" office:value="772216373" calcext:value-type="float">
            <text:p>772216373</text:p>
          </table:table-cell>
          <table:table-cell table:style-name="ce5" office:value-type="float" office:value="129717804" calcext:value-type="float">
            <text:p>129717804</text:p>
          </table:table-cell>
          <table:table-cell table:style-name="ce5" office:value-type="float" office:value="9802" calcext:value-type="float">
            <text:p>9802</text:p>
          </table:table-cell>
        </table:table-row>
        <table:table-row table:style-name="ro1">
          <table:table-cell table:style-name="ce5" office:value-type="float" office:value="8181" calcext:value-type="float">
            <text:p>8181</text:p>
          </table:table-cell>
          <table:table-cell table:style-name="ce5" office:value-type="float" office:value="1046285933" calcext:value-type="float">
            <text:p>1046285933</text:p>
          </table:table-cell>
          <table:table-cell table:style-name="ce5" office:value-type="float" office:value="1828344716" calcext:value-type="float">
            <text:p>1828344716</text:p>
          </table:table-cell>
          <table:table-cell table:style-name="ce5" office:value-type="float" office:value="118167067" calcext:value-type="float">
            <text:p>118167067</text:p>
          </table:table-cell>
          <table:table-cell table:style-name="ce5" office:value-type="float" office:value="9891" calcext:value-type="float">
            <text:p>9891</text:p>
          </table:table-cell>
        </table:table-row>
        <table:table-row table:style-name="ro1"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1210948158" calcext:value-type="float">
            <text:p>1210948158</text:p>
          </table:table-cell>
          <table:table-cell table:style-name="ce5" office:value-type="float" office:value="951497583" calcext:value-type="float">
            <text:p>951497583</text:p>
          </table:table-cell>
          <table:table-cell table:style-name="ce5" office:value-type="float" office:value="2118131945" calcext:value-type="float">
            <text:p>2118131945</text:p>
          </table:table-cell>
          <table:table-cell table:style-name="ce5" office:value-type="float" office:value="9980" calcext:value-type="float">
            <text:p>9980</text:p>
          </table:table-cell>
        </table:table-row>
        <table:table-row table:style-name="ro1">
          <table:table-cell table:style-name="ce5" office:value-type="float" office:value="8815" calcext:value-type="float">
            <text:p>8815</text:p>
          </table:table-cell>
          <table:table-cell table:style-name="ce5" office:value-type="float" office:value="816791911" calcext:value-type="float">
            <text:p>816791911</text:p>
          </table:table-cell>
          <table:table-cell table:style-name="ce5" office:value-type="float" office:value="1399182264" calcext:value-type="float">
            <text:p>1399182264</text:p>
          </table:table-cell>
          <table:table-cell table:style-name="ce5" office:value-type="float" office:value="2402060995" calcext:value-type="float">
            <text:p>2402060995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1578109698" calcext:value-type="float">
            <text:p>1578109698</text:p>
          </table:table-cell>
          <table:table-cell table:style-name="ce5" office:value-type="float" office:value="1328116800" calcext:value-type="float">
            <text:p>1328116800</text:p>
          </table:table-cell>
          <table:table-cell table:style-name="ce5" office:value-type="float" office:value="2834583834" calcext:value-type="float">
            <text:p>2834583834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5" office:value-type="float" office:value="7448" calcext:value-type="float">
            <text:p>7448</text:p>
          </table:table-cell>
          <table:table-cell table:style-name="ce5" office:value-type="float" office:value="626052993" calcext:value-type="float">
            <text:p>626052993</text:p>
          </table:table-cell>
          <table:table-cell table:style-name="ce5" office:value-type="float" office:value="842300038" calcext:value-type="float">
            <text:p>842300038</text:p>
          </table:table-cell>
          <table:table-cell table:style-name="ce5" office:value-type="float" office:value="256522600" calcext:value-type="float">
            <text:p>256522600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747145642" calcext:value-type="float">
            <text:p>1747145642</text:p>
          </table:table-cell>
          <table:table-cell table:style-name="ce5" office:value-type="float" office:value="1845489755" calcext:value-type="float">
            <text:p>1845489755</text:p>
          </table:table-cell>
          <table:table-cell table:style-name="ce5" office:value-type="float" office:value="2591489363" calcext:value-type="float">
            <text:p>2591489363</text:p>
          </table:table-cell>
          <table:table-cell table:style-name="ce5" office:value-type="float" office:value="340" calcext:value-type="float">
            <text:p>340</text:p>
          </table:table-cell>
        </table:table-row>
        <table:table-row table:style-name="ro1">
          <table:table-cell table:style-name="ce5" office:value-type="float" office:value="8616" calcext:value-type="float">
            <text:p>8616</text:p>
          </table:table-cell>
          <table:table-cell table:style-name="ce5" office:value-type="float" office:value="522791398" calcext:value-type="float">
            <text:p>522791398</text:p>
          </table:table-cell>
          <table:table-cell table:style-name="ce5" office:value-type="float" office:value="873135081" calcext:value-type="float">
            <text:p>873135081</text:p>
          </table:table-cell>
          <table:table-cell table:style-name="ce5" office:value-type="float" office:value="1052748364" calcext:value-type="float">
            <text:p>1052748364</text:p>
          </table:table-cell>
          <table:table-cell table:style-name="ce5" office:value-type="float" office:value="430" calcext:value-type="float">
            <text:p>430</text:p>
          </table:table-cell>
        </table:table-row>
        <table:table-row table:style-name="ro1"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1390294597" calcext:value-type="float">
            <text:p>1390294597</text:p>
          </table:table-cell>
          <table:table-cell table:style-name="ce5" office:value-type="float" office:value="2004374460" calcext:value-type="float">
            <text:p>2004374460</text:p>
          </table:table-cell>
          <table:table-cell table:style-name="ce5" office:value-type="float" office:value="372976415" calcext:value-type="float">
            <text:p>372976415</text:p>
          </table:table-cell>
          <table:table-cell table:style-name="ce5" office:value-type="float" office:value="520" calcext:value-type="float">
            <text:p>520</text:p>
          </table:table-cell>
        </table:table-row>
        <table:table-row table:style-name="ro1">
          <table:table-cell table:style-name="ce5" office:value-type="float" office:value="8688" calcext:value-type="float">
            <text:p>8688</text:p>
          </table:table-cell>
          <table:table-cell table:style-name="ce5" office:value-type="float" office:value="1457138897" calcext:value-type="float">
            <text:p>1457138897</text:p>
          </table:table-cell>
          <table:table-cell table:style-name="ce5" office:value-type="float" office:value="1003634879" calcext:value-type="float">
            <text:p>1003634879</text:p>
          </table:table-cell>
          <table:table-cell table:style-name="ce5" office:value-type="float" office:value="3443727366" calcext:value-type="float">
            <text:p>3443727366</text:p>
          </table:table-cell>
          <table:table-cell table:style-name="ce5" office:value-type="float" office:value="611" calcext:value-type="float">
            <text:p>611</text:p>
          </table:table-cell>
        </table:table-row>
        <table:table-row table:style-name="ro1">
          <table:table-cell table:style-name="ce5" office:value-type="float" office:value="7917" calcext:value-type="float">
            <text:p>7917</text:p>
          </table:table-cell>
          <table:table-cell table:style-name="ce5" office:value-type="float" office:value="738682659" calcext:value-type="float">
            <text:p>738682659</text:p>
          </table:table-cell>
          <table:table-cell table:style-name="ce5" office:value-type="float" office:value="1188345902" calcext:value-type="float">
            <text:p>1188345902</text:p>
          </table:table-cell>
          <table:table-cell table:style-name="ce5" office:value-type="float" office:value="2078268998" calcext:value-type="float">
            <text:p>2078268998</text:p>
          </table:table-cell>
          <table:table-cell table:style-name="ce5" office:value-type="float" office:value="702" calcext:value-type="float">
            <text:p>702</text:p>
          </table:table-cell>
        </table:table-row>
        <table:table-row table:style-name="ro1"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93406235" calcext:value-type="float">
            <text:p>693406235</text:p>
          </table:table-cell>
          <table:table-cell table:style-name="ce5" office:value-type="float" office:value="577390979" calcext:value-type="float">
            <text:p>577390979</text:p>
          </table:table-cell>
          <table:table-cell table:style-name="ce5" office:value-type="float" office:value="3827068513" calcext:value-type="float">
            <text:p>3827068513</text:p>
          </table:table-cell>
          <table:table-cell table:style-name="ce5" office:value-type="float" office:value="793" calcext:value-type="float">
            <text:p>793</text:p>
          </table:table-cell>
        </table:table-row>
        <table:table-row table:style-name="ro1"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1934592485" calcext:value-type="float">
            <text:p>1934592485</text:p>
          </table:table-cell>
          <table:table-cell table:style-name="ce5" office:value-type="float" office:value="1756859963" calcext:value-type="float">
            <text:p>1756859963</text:p>
          </table:table-cell>
          <table:table-cell table:style-name="ce5" office:value-type="float" office:value="1365465170" calcext:value-type="float">
            <text:p>1365465170</text:p>
          </table:table-cell>
          <table:table-cell table:style-name="ce5" office:value-type="float" office:value="884" calcext:value-type="float">
            <text:p>884</text:p>
          </table:table-cell>
        </table:table-row>
        <table:table-row table:style-name="ro1">
          <table:table-cell table:style-name="ce5" office:value-type="float" office:value="9094" calcext:value-type="float">
            <text:p>9094</text:p>
          </table:table-cell>
          <table:table-cell table:style-name="ce5" office:value-type="float" office:value="560585947" calcext:value-type="float">
            <text:p>560585947</text:p>
          </table:table-cell>
          <table:table-cell table:style-name="ce5" office:value-type="float" office:value="1662560392" calcext:value-type="float">
            <text:p>1662560392</text:p>
          </table:table-cell>
          <table:table-cell table:style-name="ce5" office:value-type="float" office:value="1998935939" calcext:value-type="float">
            <text:p>1998935939</text:p>
          </table:table-cell>
          <table:table-cell table:style-name="ce5" office:value-type="float" office:value="976" calcext:value-type="float">
            <text:p>976</text:p>
          </table:table-cell>
        </table:table-row>
        <table:table-row table:style-name="ro1">
          <table:table-cell table:style-name="ce5" office:value-type="float" office:value="8092" calcext:value-type="float">
            <text:p>8092</text:p>
          </table:table-cell>
          <table:table-cell table:style-name="ce5" office:value-type="float" office:value="2107407959" calcext:value-type="float">
            <text:p>2107407959</text:p>
          </table:table-cell>
          <table:table-cell table:style-name="ce5" office:value-type="float" office:value="1051880783" calcext:value-type="float">
            <text:p>1051880783</text:p>
          </table:table-cell>
          <table:table-cell table:style-name="ce5" office:value-type="float" office:value="3150728272" calcext:value-type="float">
            <text:p>3150728272</text:p>
          </table:table-cell>
          <table:table-cell table:style-name="ce5" office:value-type="float" office:value="1068" calcext:value-type="float">
            <text:p>1068</text:p>
          </table:table-cell>
        </table:table-row>
        <table:table-row table:style-name="ro1">
          <table:table-cell table:style-name="ce5" office:value-type="float" office:value="4464" calcext:value-type="float">
            <text:p>4464</text:p>
          </table:table-cell>
          <table:table-cell table:style-name="ce5" office:value-type="float" office:value="1772067098" calcext:value-type="float">
            <text:p>1772067098</text:p>
          </table:table-cell>
          <table:table-cell table:style-name="ce5" office:value-type="float" office:value="648904039" calcext:value-type="float">
            <text:p>648904039</text:p>
          </table:table-cell>
          <table:table-cell table:style-name="ce5" office:value-type="float" office:value="2545239889" calcext:value-type="float">
            <text:p>2545239889</text:p>
          </table:table-cell>
          <table:table-cell table:style-name="ce5" office:value-type="float" office:value="1160" calcext:value-type="float">
            <text:p>1160</text:p>
          </table:table-cell>
        </table:table-row>
        <table:table-row table:style-name="ro1">
          <table:table-cell table:style-name="ce5" office:value-type="float" office:value="9635" calcext:value-type="float">
            <text:p>9635</text:p>
          </table:table-cell>
          <table:table-cell table:style-name="ce5" office:value-type="float" office:value="1902104887" calcext:value-type="float">
            <text:p>1902104887</text:p>
          </table:table-cell>
          <table:table-cell table:style-name="ce5" office:value-type="float" office:value="1537621439" calcext:value-type="float">
            <text:p>1537621439</text:p>
          </table:table-cell>
          <table:table-cell table:style-name="ce5" office:value-type="float" office:value="1313606355" calcext:value-type="float">
            <text:p>1313606355</text:p>
          </table:table-cell>
          <table:table-cell table:style-name="ce5" office:value-type="float" office:value="1252" calcext:value-type="float">
            <text:p>1252</text:p>
          </table:table-cell>
        </table:table-row>
        <table:table-row table:style-name="ro1">
          <table:table-cell table:style-name="ce5" office:value-type="float" office:value="4648" calcext:value-type="float">
            <text:p>4648</text:p>
          </table:table-cell>
          <table:table-cell table:style-name="ce5" office:value-type="float" office:value="1916840740" calcext:value-type="float">
            <text:p>1916840740</text:p>
          </table:table-cell>
          <table:table-cell table:style-name="ce5" office:value-type="float" office:value="1062700732" calcext:value-type="float">
            <text:p>1062700732</text:p>
          </table:table-cell>
          <table:table-cell table:style-name="ce5" office:value-type="float" office:value="282959122" calcext:value-type="float">
            <text:p>282959122</text:p>
          </table:table-cell>
          <table:table-cell table:style-name="ce5" office:value-type="float" office:value="1344" calcext:value-type="float">
            <text:p>1344</text:p>
          </table:table-cell>
        </table:table-row>
        <table:table-row table:style-name="ro1">
          <table:table-cell table:style-name="ce5" office:value-type="float" office:value="8499" calcext:value-type="float">
            <text:p>8499</text:p>
          </table:table-cell>
          <table:table-cell table:style-name="ce5" office:value-type="float" office:value="2001366801" calcext:value-type="float">
            <text:p>2001366801</text:p>
          </table:table-cell>
          <table:table-cell table:style-name="ce5" office:value-type="float" office:value="1406242070" calcext:value-type="float">
            <text:p>1406242070</text:p>
          </table:table-cell>
          <table:table-cell table:style-name="ce5" office:value-type="float" office:value="3867732541" calcext:value-type="float">
            <text:p>3867732541</text:p>
          </table:table-cell>
          <table:table-cell table:style-name="ce5" office:value-type="float" office:value="1436" calcext:value-type="float">
            <text:p>1436</text:p>
          </table:table-cell>
        </table:table-row>
        <table:table-row table:style-name="ro1">
          <table:table-cell table:style-name="ce5" office:value-type="float" office:value="6016" calcext:value-type="float">
            <text:p>6016</text:p>
          </table:table-cell>
          <table:table-cell table:style-name="ce5" office:value-type="float" office:value="2131931718" calcext:value-type="float">
            <text:p>2131931718</text:p>
          </table:table-cell>
          <table:table-cell table:style-name="ce5" office:value-type="float" office:value="61758801" calcext:value-type="float">
            <text:p>61758801</text:p>
          </table:table-cell>
          <table:table-cell table:style-name="ce5" office:value-type="float" office:value="2474709842" calcext:value-type="float">
            <text:p>2474709842</text:p>
          </table:table-cell>
          <table:table-cell table:style-name="ce5" office:value-type="float" office:value="1529" calcext:value-type="float">
            <text:p>1529</text:p>
          </table:table-cell>
        </table:table-row>
        <table:table-row table:style-name="ro1">
          <table:table-cell table:style-name="ce5" office:value-type="float" office:value="8009" calcext:value-type="float">
            <text:p>8009</text:p>
          </table:table-cell>
          <table:table-cell table:style-name="ce5" office:value-type="float" office:value="1781626353" calcext:value-type="float">
            <text:p>1781626353</text:p>
          </table:table-cell>
          <table:table-cell table:style-name="ce5" office:value-type="float" office:value="173014199" calcext:value-type="float">
            <text:p>173014199</text:p>
          </table:table-cell>
          <table:table-cell table:style-name="ce5" office:value-type="float" office:value="1911582529" calcext:value-type="float">
            <text:p>1911582529</text:p>
          </table:table-cell>
          <table:table-cell table:style-name="ce5" office:value-type="float" office:value="1622" calcext:value-type="float">
            <text:p>1622</text:p>
          </table:table-cell>
        </table:table-row>
        <table:table-row table:style-name="ro1">
          <table:table-cell table:style-name="ce5" office:value-type="float" office:value="912" calcext:value-type="float">
            <text:p>912</text:p>
          </table:table-cell>
          <table:table-cell table:style-name="ce5" office:value-type="float" office:value="1381743844" calcext:value-type="float">
            <text:p>1381743844</text:p>
          </table:table-cell>
          <table:table-cell table:style-name="ce5" office:value-type="float" office:value="1728301915" calcext:value-type="float">
            <text:p>1728301915</text:p>
          </table:table-cell>
          <table:table-cell table:style-name="ce5" office:value-type="float" office:value="3692791304" calcext:value-type="float">
            <text:p>3692791304</text:p>
          </table:table-cell>
          <table:table-cell table:style-name="ce5" office:value-type="float" office:value="1715" calcext:value-type="float">
            <text:p>1715</text:p>
          </table:table-cell>
        </table:table-row>
        <table:table-row table:style-name="ro1">
          <table:table-cell table:style-name="ce5" office:value-type="float" office:value="4574" calcext:value-type="float">
            <text:p>4574</text:p>
          </table:table-cell>
          <table:table-cell table:style-name="ce5" office:value-type="float" office:value="36492897" calcext:value-type="float">
            <text:p>36492897</text:p>
          </table:table-cell>
          <table:table-cell table:style-name="ce5" office:value-type="float" office:value="472932036" calcext:value-type="float">
            <text:p>472932036</text:p>
          </table:table-cell>
          <table:table-cell table:style-name="ce5" office:value-type="float" office:value="3622107555" calcext:value-type="float">
            <text:p>3622107555</text:p>
          </table:table-cell>
          <table:table-cell table:style-name="ce5" office:value-type="float" office:value="1808" calcext:value-type="float">
            <text:p>1808</text:p>
          </table:table-cell>
        </table:table-row>
        <table:table-row table:style-name="ro1">
          <table:table-cell table:style-name="ce5" office:value-type="float" office:value="9854" calcext:value-type="float">
            <text:p>9854</text:p>
          </table:table-cell>
          <table:table-cell table:style-name="ce5" office:value-type="float" office:value="1430564663" calcext:value-type="float">
            <text:p>1430564663</text:p>
          </table:table-cell>
          <table:table-cell table:style-name="ce5" office:value-type="float" office:value="1414827184" calcext:value-type="float">
            <text:p>1414827184</text:p>
          </table:table-cell>
          <table:table-cell table:style-name="ce5" office:value-type="float" office:value="566064891" calcext:value-type="float">
            <text:p>566064891</text:p>
          </table:table-cell>
          <table:table-cell table:style-name="ce5" office:value-type="float" office:value="1902" calcext:value-type="float">
            <text:p>1902</text:p>
          </table:table-cell>
        </table:table-row>
        <table:table-row table:style-name="ro1">
          <table:table-cell table:style-name="ce5" office:value-type="float" office:value="8629" calcext:value-type="float">
            <text:p>8629</text:p>
          </table:table-cell>
          <table:table-cell table:style-name="ce5" office:value-type="float" office:value="1311068309" calcext:value-type="float">
            <text:p>1311068309</text:p>
          </table:table-cell>
          <table:table-cell table:style-name="ce5" office:value-type="float" office:value="2056801163" calcext:value-type="float">
            <text:p>2056801163</text:p>
          </table:table-cell>
          <table:table-cell table:style-name="ce5" office:value-type="float" office:value="1200814402" calcext:value-type="float">
            <text:p>1200814402</text:p>
          </table:table-cell>
          <table:table-cell table:style-name="ce5" office:value-type="float" office:value="1996" calcext:value-type="float">
            <text:p>1996</text:p>
          </table:table-cell>
        </table:table-row>
        <table:table-row table:style-name="ro1">
          <table:table-cell table:style-name="ce5" office:value-type="float" office:value="3410" calcext:value-type="float">
            <text:p>3410</text:p>
          </table:table-cell>
          <table:table-cell table:style-name="ce5" office:value-type="float" office:value="441105076" calcext:value-type="float">
            <text:p>441105076</text:p>
          </table:table-cell>
          <table:table-cell table:style-name="ce5" office:value-type="float" office:value="1630976599" calcext:value-type="float">
            <text:p>1630976599</text:p>
          </table:table-cell>
          <table:table-cell table:style-name="ce5" office:value-type="float" office:value="135328864" calcext:value-type="float">
            <text:p>135328864</text:p>
          </table:table-cell>
          <table:table-cell table:style-name="ce5" office:value-type="float" office:value="2090" calcext:value-type="float">
            <text:p>2090</text:p>
          </table:table-cell>
        </table:table-row>
        <table:table-row table:style-name="ro1">
          <table:table-cell table:style-name="ce5" office:value-type="float" office:value="8456" calcext:value-type="float">
            <text:p>8456</text:p>
          </table:table-cell>
          <table:table-cell table:style-name="ce5" office:value-type="float" office:value="1804471836" calcext:value-type="float">
            <text:p>1804471836</text:p>
          </table:table-cell>
          <table:table-cell table:style-name="ce5" office:value-type="float" office:value="272766621" calcext:value-type="float">
            <text:p>272766621</text:p>
          </table:table-cell>
          <table:table-cell table:style-name="ce5" office:value-type="float" office:value="2054549335" calcext:value-type="float">
            <text:p>2054549335</text:p>
          </table:table-cell>
          <table:table-cell table:style-name="ce5" office:value-type="float" office:value="2184" calcext:value-type="float">
            <text:p>2184</text:p>
          </table:table-cell>
        </table:table-row>
        <table:table-row table:style-name="ro1">
          <table:table-cell table:style-name="ce5" office:value-type="float" office:value="745" calcext:value-type="float">
            <text:p>745</text:p>
          </table:table-cell>
          <table:table-cell table:style-name="ce5" office:value-type="float" office:value="1793798879" calcext:value-type="float">
            <text:p>1793798879</text:p>
          </table:table-cell>
          <table:table-cell table:style-name="ce5" office:value-type="float" office:value="1661950990" calcext:value-type="float">
            <text:p>1661950990</text:p>
          </table:table-cell>
          <table:table-cell table:style-name="ce5" office:value-type="float" office:value="1668531656" calcext:value-type="float">
            <text:p>1668531656</text:p>
          </table:table-cell>
          <table:table-cell table:style-name="ce5" office:value-type="float" office:value="2278" calcext:value-type="float">
            <text:p>2278</text:p>
          </table:table-cell>
        </table:table-row>
        <table:table-row table:style-name="ro1">
          <table:table-cell table:style-name="ce5" office:value-type="float" office:value="839" calcext:value-type="float">
            <text:p>839</text:p>
          </table:table-cell>
          <table:table-cell table:style-name="ce5" office:value-type="float" office:value="701416542" calcext:value-type="float">
            <text:p>701416542</text:p>
          </table:table-cell>
          <table:table-cell table:style-name="ce5" office:value-type="float" office:value="490154271" calcext:value-type="float">
            <text:p>490154271</text:p>
          </table:table-cell>
          <table:table-cell table:style-name="ce5" office:value-type="float" office:value="1314242559" calcext:value-type="float">
            <text:p>1314242559</text:p>
          </table:table-cell>
          <table:table-cell table:style-name="ce5" office:value-type="float" office:value="2372" calcext:value-type="float">
            <text:p>2372</text:p>
          </table:table-cell>
        </table:table-row>
        <table:table-row table:style-name="ro1">
          <table:table-cell table:style-name="ce5" office:value-type="float" office:value="3971" calcext:value-type="float">
            <text:p>3971</text:p>
          </table:table-cell>
          <table:table-cell table:style-name="ce5" office:value-type="float" office:value="1606106888" calcext:value-type="float">
            <text:p>1606106888</text:p>
          </table:table-cell>
          <table:table-cell table:style-name="ce5" office:value-type="float" office:value="1415432170" calcext:value-type="float">
            <text:p>1415432170</text:p>
          </table:table-cell>
          <table:table-cell table:style-name="ce5" office:value-type="float" office:value="2827813688" calcext:value-type="float">
            <text:p>2827813688</text:p>
          </table:table-cell>
          <table:table-cell table:style-name="ce5" office:value-type="float" office:value="2467" calcext:value-type="float">
            <text:p>2467</text:p>
          </table:table-cell>
        </table:table-row>
        <table:table-row table:style-name="ro1">
          <table:table-cell table:style-name="ce5" office:value-type="float" office:value="3852" calcext:value-type="float">
            <text:p>3852</text:p>
          </table:table-cell>
          <table:table-cell table:style-name="ce5" office:value-type="float" office:value="2108732413" calcext:value-type="float">
            <text:p>2108732413</text:p>
          </table:table-cell>
          <table:table-cell table:style-name="ce5" office:value-type="float" office:value="1571376690" calcext:value-type="float">
            <text:p>1571376690</text:p>
          </table:table-cell>
          <table:table-cell table:style-name="ce5" office:value-type="float" office:value="1594431478" calcext:value-type="float">
            <text:p>1594431478</text:p>
          </table:table-cell>
          <table:table-cell table:style-name="ce5" office:value-type="float" office:value="2562" calcext:value-type="float">
            <text:p>2562</text:p>
          </table:table-cell>
        </table:table-row>
        <table:table-row table:style-name="ro1">
          <table:table-cell table:style-name="ce5" office:value-type="float" office:value="1356" calcext:value-type="float">
            <text:p>1356</text:p>
          </table:table-cell>
          <table:table-cell table:style-name="ce5" office:value-type="float" office:value="1201365433" calcext:value-type="float">
            <text:p>1201365433</text:p>
          </table:table-cell>
          <table:table-cell table:style-name="ce5" office:value-type="float" office:value="497864927" calcext:value-type="float">
            <text:p>497864927</text:p>
          </table:table-cell>
          <table:table-cell table:style-name="ce5" office:value-type="float" office:value="2390915737" calcext:value-type="float">
            <text:p>2390915737</text:p>
          </table:table-cell>
          <table:table-cell table:style-name="ce5" office:value-type="float" office:value="2657" calcext:value-type="float">
            <text:p>2657</text:p>
          </table:table-cell>
        </table:table-row>
        <table:table-row table:style-name="ro1">
          <table:table-cell table:style-name="ce5" office:value-type="float" office:value="5367" calcext:value-type="float">
            <text:p>5367</text:p>
          </table:table-cell>
          <table:table-cell table:style-name="ce5" office:value-type="float" office:value="1822468464" calcext:value-type="float">
            <text:p>1822468464</text:p>
          </table:table-cell>
          <table:table-cell table:style-name="ce5" office:value-type="float" office:value="1479645249" calcext:value-type="float">
            <text:p>1479645249</text:p>
          </table:table-cell>
          <table:table-cell table:style-name="ce5" office:value-type="float" office:value="4191283876" calcext:value-type="float">
            <text:p>4191283876</text:p>
          </table:table-cell>
          <table:table-cell table:style-name="ce5" office:value-type="float" office:value="2752" calcext:value-type="float">
            <text:p>2752</text:p>
          </table:table-cell>
        </table:table-row>
        <table:table-row table:style-name="ro1">
          <table:table-cell table:style-name="ce5" office:value-type="float" office:value="4185" calcext:value-type="float">
            <text:p>4185</text:p>
          </table:table-cell>
          <table:table-cell table:style-name="ce5" office:value-type="float" office:value="2032981541" calcext:value-type="float">
            <text:p>2032981541</text:p>
          </table:table-cell>
          <table:table-cell table:style-name="ce5" office:value-type="float" office:value="528255976" calcext:value-type="float">
            <text:p>528255976</text:p>
          </table:table-cell>
          <table:table-cell table:style-name="ce5" office:value-type="float" office:value="2387904338" calcext:value-type="float">
            <text:p>2387904338</text:p>
          </table:table-cell>
          <table:table-cell table:style-name="ce5" office:value-type="float" office:value="2848" calcext:value-type="float">
            <text:p>2848</text:p>
          </table:table-cell>
        </table:table-row>
        <table:table-row table:style-name="ro1">
          <table:table-cell table:style-name="ce5" office:value-type="float" office:value="542" calcext:value-type="float">
            <text:p>542</text:p>
          </table:table-cell>
          <table:table-cell table:style-name="ce5" office:value-type="float" office:value="2006847520" calcext:value-type="float">
            <text:p>2006847520</text:p>
          </table:table-cell>
          <table:table-cell table:style-name="ce5" office:value-type="float" office:value="58239064" calcext:value-type="float">
            <text:p>58239064</text:p>
          </table:table-cell>
          <table:table-cell table:style-name="ce5" office:value-type="float" office:value="502615134" calcext:value-type="float">
            <text:p>502615134</text:p>
          </table:table-cell>
          <table:table-cell table:style-name="ce5" office:value-type="float" office:value="2944" calcext:value-type="float">
            <text:p>2944</text:p>
          </table:table-cell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5" office:value-type="float" office:value="119896682" calcext:value-type="float">
            <text:p>119896682</text:p>
          </table:table-cell>
          <table:table-cell table:style-name="ce5" office:value-type="float" office:value="1949986602" calcext:value-type="float">
            <text:p>1949986602</text:p>
          </table:table-cell>
          <table:table-cell table:style-name="ce5" office:value-type="float" office:value="3106750515" calcext:value-type="float">
            <text:p>3106750515</text:p>
          </table:table-cell>
          <table:table-cell table:style-name="ce5" office:value-type="float" office:value="3040" calcext:value-type="float">
            <text:p>3040</text:p>
          </table:table-cell>
        </table:table-row>
        <table:table-row table:style-name="ro1">
          <table:table-cell table:style-name="ce5" office:value-type="float" office:value="938" calcext:value-type="float">
            <text:p>938</text:p>
          </table:table-cell>
          <table:table-cell table:style-name="ce5" office:value-type="float" office:value="1440485833" calcext:value-type="float">
            <text:p>1440485833</text:p>
          </table:table-cell>
          <table:table-cell table:style-name="ce5" office:value-type="float" office:value="781617334" calcext:value-type="float">
            <text:p>781617334</text:p>
          </table:table-cell>
          <table:table-cell table:style-name="ce5" office:value-type="float" office:value="8400101" calcext:value-type="float">
            <text:p>8400101</text:p>
          </table:table-cell>
          <table:table-cell table:style-name="ce5" office:value-type="float" office:value="3136" calcext:value-type="float">
            <text:p>3136</text:p>
          </table:table-cell>
        </table:table-row>
        <table:table-row table:style-name="ro1">
          <table:table-cell table:style-name="ce5" office:value-type="float" office:value="3410" calcext:value-type="float">
            <text:p>3410</text:p>
          </table:table-cell>
          <table:table-cell table:style-name="ce5" office:value-type="float" office:value="1175901690" calcext:value-type="float">
            <text:p>1175901690</text:p>
          </table:table-cell>
          <table:table-cell table:style-name="ce5" office:value-type="float" office:value="71340102" calcext:value-type="float">
            <text:p>71340102</text:p>
          </table:table-cell>
          <table:table-cell table:style-name="ce5" office:value-type="float" office:value="886710164" calcext:value-type="float">
            <text:p>886710164</text:p>
          </table:table-cell>
          <table:table-cell table:style-name="ce5" office:value-type="float" office:value="3232" calcext:value-type="float">
            <text:p>3232</text:p>
          </table:table-cell>
        </table:table-row>
        <table:table-row table:style-name="ro1">
          <table:table-cell table:style-name="ce5" office:value-type="float" office:value="6850" calcext:value-type="float">
            <text:p>6850</text:p>
          </table:table-cell>
          <table:table-cell table:style-name="ce5" office:value-type="float" office:value="1198052845" calcext:value-type="float">
            <text:p>1198052845</text:p>
          </table:table-cell>
          <table:table-cell table:style-name="ce5" office:value-type="float" office:value="2718630" calcext:value-type="float">
            <text:p>2718630</text:p>
          </table:table-cell>
          <table:table-cell table:style-name="ce5" office:value-type="float" office:value="943633969" calcext:value-type="float">
            <text:p>943633969</text:p>
          </table:table-cell>
          <table:table-cell table:style-name="ce5" office:value-type="float" office:value="3328" calcext:value-type="float">
            <text:p>3328</text:p>
          </table:table-cell>
        </table:table-row>
        <table:table-row table:style-name="ro1">
          <table:table-cell table:style-name="ce5" office:value-type="float" office:value="8292" calcext:value-type="float">
            <text:p>8292</text:p>
          </table:table-cell>
          <table:table-cell table:style-name="ce5" office:value-type="float" office:value="245233442" calcext:value-type="float">
            <text:p>245233442</text:p>
          </table:table-cell>
          <table:table-cell table:style-name="ce5" office:value-type="float" office:value="916858837" calcext:value-type="float">
            <text:p>916858837</text:p>
          </table:table-cell>
          <table:table-cell table:style-name="ce5" office:value-type="float" office:value="1198885309" calcext:value-type="float">
            <text:p>1198885309</text:p>
          </table:table-cell>
          <table:table-cell table:style-name="ce5" office:value-type="float" office:value="3425" calcext:value-type="float">
            <text:p>3425</text:p>
          </table:table-cell>
        </table:table-row>
        <table:table-row table:style-name="ro1">
          <table:table-cell table:style-name="ce5" office:value-type="float" office:value="6177" calcext:value-type="float">
            <text:p>6177</text:p>
          </table:table-cell>
          <table:table-cell table:style-name="ce5" office:value-type="float" office:value="1946963882" calcext:value-type="float">
            <text:p>1946963882</text:p>
          </table:table-cell>
          <table:table-cell table:style-name="ce5" office:value-type="float" office:value="1778411184" calcext:value-type="float">
            <text:p>1778411184</text:p>
          </table:table-cell>
          <table:table-cell table:style-name="ce5" office:value-type="float" office:value="3674493812" calcext:value-type="float">
            <text:p>3674493812</text:p>
          </table:table-cell>
          <table:table-cell table:style-name="ce5" office:value-type="float" office:value="3522" calcext:value-type="float">
            <text:p>3522</text:p>
          </table:table-cell>
        </table:table-row>
        <table:table-row table:style-name="ro1">
          <table:table-cell table:style-name="ce5" office:value-type="float" office:value="7896" calcext:value-type="float">
            <text:p>7896</text:p>
          </table:table-cell>
          <table:table-cell table:style-name="ce5" office:value-type="float" office:value="862927957" calcext:value-type="float">
            <text:p>862927957</text:p>
          </table:table-cell>
          <table:table-cell table:style-name="ce5" office:value-type="float" office:value="1490722680" calcext:value-type="float">
            <text:p>1490722680</text:p>
          </table:table-cell>
          <table:table-cell table:style-name="ce5" office:value-type="float" office:value="2612516232" calcext:value-type="float">
            <text:p>2612516232</text:p>
          </table:table-cell>
          <table:table-cell table:style-name="ce5" office:value-type="float" office:value="3619" calcext:value-type="float">
            <text:p>3619</text:p>
          </table:table-cell>
        </table:table-row>
        <table:table-row table:style-name="ro1">
          <table:table-cell table:style-name="ce5" office:value-type="float" office:value="937" calcext:value-type="float">
            <text:p>937</text:p>
          </table:table-cell>
          <table:table-cell table:style-name="ce5" office:value-type="float" office:value="705338562" calcext:value-type="float">
            <text:p>705338562</text:p>
          </table:table-cell>
          <table:table-cell table:style-name="ce5" office:value-type="float" office:value="2015195807" calcext:value-type="float">
            <text:p>2015195807</text:p>
          </table:table-cell>
          <table:table-cell table:style-name="ce5" office:value-type="float" office:value="985572441" calcext:value-type="float">
            <text:p>985572441</text:p>
          </table:table-cell>
          <table:table-cell table:style-name="ce5" office:value-type="float" office:value="3716" calcext:value-type="float">
            <text:p>3716</text:p>
          </table:table-cell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620333666" calcext:value-type="float">
            <text:p>620333666</text:p>
          </table:table-cell>
          <table:table-cell table:style-name="ce5" office:value-type="float" office:value="561067606" calcext:value-type="float">
            <text:p>561067606</text:p>
          </table:table-cell>
          <table:table-cell table:style-name="ce5" office:value-type="float" office:value="2495462213" calcext:value-type="float">
            <text:p>2495462213</text:p>
          </table:table-cell>
          <table:table-cell table:style-name="ce5" office:value-type="float" office:value="3814" calcext:value-type="float">
            <text:p>3814</text:p>
          </table:table-cell>
        </table:table-row>
        <table:table-row table:style-name="ro1">
          <table:table-cell table:style-name="ce5" office:value-type="float" office:value="3579" calcext:value-type="float">
            <text:p>3579</text:p>
          </table:table-cell>
          <table:table-cell table:style-name="ce5" office:value-type="float" office:value="522514253" calcext:value-type="float">
            <text:p>522514253</text:p>
          </table:table-cell>
          <table:table-cell table:style-name="ce5" office:value-type="float" office:value="1965322332" calcext:value-type="float">
            <text:p>1965322332</text:p>
          </table:table-cell>
          <table:table-cell table:style-name="ce5" office:value-type="float" office:value="3886932108" calcext:value-type="float">
            <text:p>3886932108</text:p>
          </table:table-cell>
          <table:table-cell table:style-name="ce5" office:value-type="float" office:value="3912" calcext:value-type="float">
            <text:p>3912</text:p>
          </table:table-cell>
        </table:table-row>
        <table:table-row table:style-name="ro1">
          <table:table-cell table:style-name="ce5" office:value-type="float" office:value="426" calcext:value-type="float">
            <text:p>426</text:p>
          </table:table-cell>
          <table:table-cell table:style-name="ce5" office:value-type="float" office:value="912410508" calcext:value-type="float">
            <text:p>912410508</text:p>
          </table:table-cell>
          <table:table-cell table:style-name="ce5" office:value-type="float" office:value="1634314252" calcext:value-type="float">
            <text:p>1634314252</text:p>
          </table:table-cell>
          <table:table-cell table:style-name="ce5" office:value-type="float" office:value="2358005213" calcext:value-type="float">
            <text:p>2358005213</text:p>
          </table:table-cell>
          <table:table-cell table:style-name="ce5" office:value-type="float" office:value="4010" calcext:value-type="float">
            <text:p>4010</text:p>
          </table:table-cell>
        </table:table-row>
        <table:table-row table:style-name="ro1">
          <table:table-cell table:style-name="ce5" office:value-type="float" office:value="8379" calcext:value-type="float">
            <text:p>8379</text:p>
          </table:table-cell>
          <table:table-cell table:style-name="ce5" office:value-type="float" office:value="1271899138" calcext:value-type="float">
            <text:p>1271899138</text:p>
          </table:table-cell>
          <table:table-cell table:style-name="ce5" office:value-type="float" office:value="1919038830" calcext:value-type="float">
            <text:p>1919038830</text:p>
          </table:table-cell>
          <table:table-cell table:style-name="ce5" office:value-type="float" office:value="968978302" calcext:value-type="float">
            <text:p>968978302</text:p>
          </table:table-cell>
          <table:table-cell table:style-name="ce5" office:value-type="float" office:value="4108" calcext:value-type="float">
            <text:p>4108</text:p>
          </table:table-cell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1188469526" calcext:value-type="float">
            <text:p>1188469526</text:p>
          </table:table-cell>
          <table:table-cell table:style-name="ce5" office:value-type="float" office:value="1046851801" calcext:value-type="float">
            <text:p>1046851801</text:p>
          </table:table-cell>
          <table:table-cell table:style-name="ce5" office:value-type="float" office:value="2188960313" calcext:value-type="float">
            <text:p>2188960313</text:p>
          </table:table-cell>
          <table:table-cell table:style-name="ce5" office:value-type="float" office:value="4206" calcext:value-type="float">
            <text:p>4206</text:p>
          </table:table-cell>
        </table:table-row>
        <table:table-row table:style-name="ro1">
          <table:table-cell table:style-name="ce5" office:value-type="float" office:value="2521" calcext:value-type="float">
            <text:p>2521</text:p>
          </table:table-cell>
          <table:table-cell table:style-name="ce5" office:value-type="float" office:value="151488863" calcext:value-type="float">
            <text:p>151488863</text:p>
          </table:table-cell>
          <table:table-cell table:style-name="ce5" office:value-type="float" office:value="2037964156" calcext:value-type="float">
            <text:p>2037964156</text:p>
          </table:table-cell>
          <table:table-cell table:style-name="ce5" office:value-type="float" office:value="4257200233" calcext:value-type="float">
            <text:p>4257200233</text:p>
          </table:table-cell>
          <table:table-cell table:style-name="ce5" office:value-type="float" office:value="4304" calcext:value-type="float">
            <text:p>4304</text:p>
          </table:table-cell>
        </table:table-row>
        <table:table-row table:style-name="ro1">
          <table:table-cell table:style-name="ce5" office:value-type="float" office:value="2243" calcext:value-type="float">
            <text:p>2243</text:p>
          </table:table-cell>
          <table:table-cell table:style-name="ce5" office:value-type="float" office:value="816213363" calcext:value-type="float">
            <text:p>816213363</text:p>
          </table:table-cell>
          <table:table-cell table:style-name="ce5" office:value-type="float" office:value="1899186800" calcext:value-type="float">
            <text:p>1899186800</text:p>
          </table:table-cell>
          <table:table-cell table:style-name="ce5" office:value-type="float" office:value="2149419236" calcext:value-type="float">
            <text:p>2149419236</text:p>
          </table:table-cell>
          <table:table-cell table:style-name="ce5" office:value-type="float" office:value="4403" calcext:value-type="float">
            <text:p>4403</text:p>
          </table:table-cell>
        </table:table-row>
        <table:table-row table:style-name="ro1">
          <table:table-cell table:style-name="ce5" office:value-type="float" office:value="3237" calcext:value-type="float">
            <text:p>3237</text:p>
          </table:table-cell>
          <table:table-cell table:style-name="ce5" office:value-type="float" office:value="872314004" calcext:value-type="float">
            <text:p>872314004</text:p>
          </table:table-cell>
          <table:table-cell table:style-name="ce5" office:value-type="float" office:value="403006769" calcext:value-type="float">
            <text:p>403006769</text:p>
          </table:table-cell>
          <table:table-cell table:style-name="ce5" office:value-type="float" office:value="1473015442" calcext:value-type="float">
            <text:p>1473015442</text:p>
          </table:table-cell>
          <table:table-cell table:style-name="ce5" office:value-type="float" office:value="4502" calcext:value-type="float">
            <text:p>4502</text:p>
          </table:table-cell>
        </table:table-row>
        <table:table-row table:style-name="ro1">
          <table:table-cell table:style-name="ce5" office:value-type="float" office:value="5530" calcext:value-type="float">
            <text:p>5530</text:p>
          </table:table-cell>
          <table:table-cell table:style-name="ce5" office:value-type="float" office:value="584352336" calcext:value-type="float">
            <text:p>584352336</text:p>
          </table:table-cell>
          <table:table-cell table:style-name="ce5" office:value-type="float" office:value="191633282" calcext:value-type="float">
            <text:p>191633282</text:p>
          </table:table-cell>
          <table:table-cell table:style-name="ce5" office:value-type="float" office:value="719912430" calcext:value-type="float">
            <text:p>719912430</text:p>
          </table:table-cell>
          <table:table-cell table:style-name="ce5" office:value-type="float" office:value="4601" calcext:value-type="float">
            <text:p>4601</text:p>
          </table:table-cell>
        </table:table-row>
        <table:table-row table:style-name="ro1">
          <table:table-cell table:style-name="ce5" office:value-type="float" office:value="9650" calcext:value-type="float">
            <text:p>9650</text:p>
          </table:table-cell>
          <table:table-cell table:style-name="ce5" office:value-type="float" office:value="1812335044" calcext:value-type="float">
            <text:p>1812335044</text:p>
          </table:table-cell>
          <table:table-cell table:style-name="ce5" office:value-type="float" office:value="1286988188" calcext:value-type="float">
            <text:p>1286988188</text:p>
          </table:table-cell>
          <table:table-cell table:style-name="ce5" office:value-type="float" office:value="1548803533" calcext:value-type="float">
            <text:p>1548803533</text:p>
          </table:table-cell>
          <table:table-cell table:style-name="ce5" office:value-type="float" office:value="4700" calcext:value-type="float">
            <text:p>4700</text:p>
          </table:table-cell>
        </table:table-row>
        <table:table-row table:style-name="ro1">
          <table:table-cell table:style-name="ce5" office:value-type="float" office:value="734" calcext:value-type="float">
            <text:p>734</text:p>
          </table:table-cell>
          <table:table-cell table:style-name="ce5" office:value-type="float" office:value="1673229029" calcext:value-type="float">
            <text:p>1673229029</text:p>
          </table:table-cell>
          <table:table-cell table:style-name="ce5" office:value-type="float" office:value="1294514159" calcext:value-type="float">
            <text:p>1294514159</text:p>
          </table:table-cell>
          <table:table-cell table:style-name="ce5" office:value-type="float" office:value="266547987" calcext:value-type="float">
            <text:p>266547987</text:p>
          </table:table-cell>
          <table:table-cell table:style-name="ce5" office:value-type="float" office:value="4800" calcext:value-type="float">
            <text:p>4800</text:p>
          </table:table-cell>
        </table:table-row>
        <table:table-row table:style-name="ro1">
          <table:table-cell table:style-name="ce5" office:value-type="float" office:value="9422" calcext:value-type="float">
            <text:p>9422</text:p>
          </table:table-cell>
          <table:table-cell table:style-name="ce5" office:value-type="float" office:value="774244406" calcext:value-type="float">
            <text:p>774244406</text:p>
          </table:table-cell>
          <table:table-cell table:style-name="ce5" office:value-type="float" office:value="1228633591" calcext:value-type="float">
            <text:p>1228633591</text:p>
          </table:table-cell>
          <table:table-cell table:style-name="ce5" office:value-type="float" office:value="4001233734" calcext:value-type="float">
            <text:p>4001233734</text:p>
          </table:table-cell>
          <table:table-cell table:style-name="ce5" office:value-type="float" office:value="4900" calcext:value-type="float">
            <text:p>4900</text:p>
          </table:table-cell>
        </table:table-row>
        <table:table-row table:style-name="ro1">
          <table:table-cell table:style-name="ce5" office:value-type="float" office:value="9374" calcext:value-type="float">
            <text:p>9374</text:p>
          </table:table-cell>
          <table:table-cell table:style-name="ce5" office:value-type="float" office:value="965953394" calcext:value-type="float">
            <text:p>965953394</text:p>
          </table:table-cell>
          <table:table-cell table:style-name="ce5" office:value-type="float" office:value="2110080572" calcext:value-type="float">
            <text:p>2110080572</text:p>
          </table:table-cell>
          <table:table-cell table:style-name="ce5" office:value-type="float" office:value="355325981" calcext:value-type="float">
            <text:p>355325981</text:p>
          </table:table-cell>
          <table:table-cell table:style-name="ce5" office:value-type="float" office:value="5000" calcext:value-type="float">
            <text:p>5000</text:p>
          </table:table-cell>
        </table:table-row>
        <table:table-row table:style-name="ro1">
          <table:table-cell table:style-name="ce5" office:value-type="float" office:value="785" calcext:value-type="float">
            <text:p>785</text:p>
          </table:table-cell>
          <table:table-cell table:style-name="ce5" office:value-type="float" office:value="44835184" calcext:value-type="float">
            <text:p>44835184</text:p>
          </table:table-cell>
          <table:table-cell table:style-name="ce5" office:value-type="float" office:value="1302896047" calcext:value-type="float">
            <text:p>1302896047</text:p>
          </table:table-cell>
          <table:table-cell table:style-name="ce5" office:value-type="float" office:value="3369614973" calcext:value-type="float">
            <text:p>3369614973</text:p>
          </table:table-cell>
          <table:table-cell table:style-name="ce5" office:value-type="float" office:value="5100" calcext:value-type="float">
            <text:p>5100</text:p>
          </table:table-cell>
        </table:table-row>
        <table:table-row table:style-name="ro1">
          <table:table-cell table:style-name="ce5" office:value-type="float" office:value="1370" calcext:value-type="float">
            <text:p>1370</text:p>
          </table:table-cell>
          <table:table-cell table:style-name="ce5" office:value-type="float" office:value="1107708605" calcext:value-type="float">
            <text:p>1107708605</text:p>
          </table:table-cell>
          <table:table-cell table:style-name="ce5" office:value-type="float" office:value="2037754067" calcext:value-type="float">
            <text:p>2037754067</text:p>
          </table:table-cell>
          <table:table-cell table:style-name="ce5" office:value-type="float" office:value="2740618630" calcext:value-type="float">
            <text:p>2740618630</text:p>
          </table:table-cell>
          <table:table-cell table:style-name="ce5" office:value-type="float" office:value="5200" calcext:value-type="float">
            <text:p>5200</text:p>
          </table:table-cell>
        </table:table-row>
        <table:table-row table:style-name="ro1">
          <table:table-cell table:style-name="ce5" office:value-type="float" office:value="694" calcext:value-type="float">
            <text:p>694</text:p>
          </table:table-cell>
          <table:table-cell table:style-name="ce5" office:value-type="float" office:value="55038239" calcext:value-type="float">
            <text:p>55038239</text:p>
          </table:table-cell>
          <table:table-cell table:style-name="ce5" office:value-type="float" office:value="1512654961" calcext:value-type="float">
            <text:p>1512654961</text:p>
          </table:table-cell>
          <table:table-cell table:style-name="ce5" office:value-type="float" office:value="481920658" calcext:value-type="float">
            <text:p>481920658</text:p>
          </table:table-cell>
          <table:table-cell table:style-name="ce5" office:value-type="float" office:value="5300" calcext:value-type="float">
            <text:p>5300</text:p>
          </table:table-cell>
        </table:table-row>
        <table:table-row table:style-name="ro1">
          <table:table-cell table:style-name="ce5" office:value-type="float" office:value="5520" calcext:value-type="float">
            <text:p>5520</text:p>
          </table:table-cell>
          <table:table-cell table:style-name="ce5" office:value-type="float" office:value="574423841" calcext:value-type="float">
            <text:p>574423841</text:p>
          </table:table-cell>
          <table:table-cell table:style-name="ce5" office:value-type="float" office:value="1967052488" calcext:value-type="float">
            <text:p>1967052488</text:p>
          </table:table-cell>
          <table:table-cell table:style-name="ce5" office:value-type="float" office:value="3995495777" calcext:value-type="float">
            <text:p>3995495777</text:p>
          </table:table-cell>
          <table:table-cell table:style-name="ce5" office:value-type="float" office:value="5401" calcext:value-type="float">
            <text:p>5401</text:p>
          </table:table-cell>
        </table:table-row>
        <table:table-row table:style-name="ro1">
          <table:table-cell table:style-name="ce5" office:value-type="float" office:value="453" calcext:value-type="float">
            <text:p>453</text:p>
          </table:table-cell>
          <table:table-cell table:style-name="ce5" office:value-type="float" office:value="1340053876" calcext:value-type="float">
            <text:p>1340053876</text:p>
          </table:table-cell>
          <table:table-cell table:style-name="ce5" office:value-type="float" office:value="2059481865" calcext:value-type="float">
            <text:p>2059481865</text:p>
          </table:table-cell>
          <table:table-cell table:style-name="ce5" office:value-type="float" office:value="1639288770" calcext:value-type="float">
            <text:p>1639288770</text:p>
          </table:table-cell>
          <table:table-cell table:style-name="ce5" office:value-type="float" office:value="5502" calcext:value-type="float">
            <text:p>5502</text:p>
          </table:table-cell>
        </table:table-row>
        <table:table-row table:style-name="ro1">
          <table:table-cell table:style-name="ce5" office:value-type="float" office:value="6017" calcext:value-type="float">
            <text:p>6017</text:p>
          </table:table-cell>
          <table:table-cell table:style-name="ce5" office:value-type="float" office:value="244144885" calcext:value-type="float">
            <text:p>244144885</text:p>
          </table:table-cell>
          <table:table-cell table:style-name="ce5" office:value-type="float" office:value="619503925" calcext:value-type="float">
            <text:p>619503925</text:p>
          </table:table-cell>
          <table:table-cell table:style-name="ce5" office:value-type="float" office:value="3536172665" calcext:value-type="float">
            <text:p>3536172665</text:p>
          </table:table-cell>
          <table:table-cell table:style-name="ce5" office:value-type="float" office:value="5603" calcext:value-type="float">
            <text:p>5603</text:p>
          </table:table-cell>
        </table:table-row>
        <table:table-row table:style-name="ro1">
          <table:table-cell table:style-name="ce5" office:value-type="float" office:value="9451" calcext:value-type="float">
            <text:p>9451</text:p>
          </table:table-cell>
          <table:table-cell table:style-name="ce5" office:value-type="float" office:value="750827460" calcext:value-type="float">
            <text:p>750827460</text:p>
          </table:table-cell>
          <table:table-cell table:style-name="ce5" office:value-type="float" office:value="1610598697" calcext:value-type="float">
            <text:p>1610598697</text:p>
          </table:table-cell>
          <table:table-cell table:style-name="ce5" office:value-type="float" office:value="4052860209" calcext:value-type="float">
            <text:p>4052860209</text:p>
          </table:table-cell>
          <table:table-cell table:style-name="ce5" office:value-type="float" office:value="5704" calcext:value-type="float">
            <text:p>5704</text:p>
          </table:table-cell>
        </table:table-row>
        <table:table-row table:style-name="ro1">
          <table:table-cell table:style-name="ce5" office:value-type="float" office:value="2483" calcext:value-type="float">
            <text:p>2483</text:p>
          </table:table-cell>
          <table:table-cell table:style-name="ce5" office:value-type="float" office:value="1916182847" calcext:value-type="float">
            <text:p>1916182847</text:p>
          </table:table-cell>
          <table:table-cell table:style-name="ce5" office:value-type="float" office:value="123549703" calcext:value-type="float">
            <text:p>123549703</text:p>
          </table:table-cell>
          <table:table-cell table:style-name="ce5" office:value-type="float" office:value="4159104442" calcext:value-type="float">
            <text:p>4159104442</text:p>
          </table:table-cell>
          <table:table-cell table:style-name="ce5" office:value-type="float" office:value="5806" calcext:value-type="float">
            <text:p>5806</text:p>
          </table:table-cell>
        </table:table-row>
        <table:table-row table:style-name="ro1">
          <table:table-cell table:style-name="ce5" office:value-type="float" office:value="9946" calcext:value-type="float">
            <text:p>9946</text:p>
          </table:table-cell>
          <table:table-cell table:style-name="ce5" office:value-type="float" office:value="1377993256" calcext:value-type="float">
            <text:p>1377993256</text:p>
          </table:table-cell>
          <table:table-cell table:style-name="ce5" office:value-type="float" office:value="1329091896" calcext:value-type="float">
            <text:p>1329091896</text:p>
          </table:table-cell>
          <table:table-cell table:style-name="ce5" office:value-type="float" office:value="558447337" calcext:value-type="float">
            <text:p>558447337</text:p>
          </table:table-cell>
          <table:table-cell table:style-name="ce5" office:value-type="float" office:value="5908" calcext:value-type="float">
            <text:p>5908</text:p>
          </table:table-cell>
        </table:table-row>
        <table:table-row table:style-name="ro1"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1439927594" calcext:value-type="float">
            <text:p>1439927594</text:p>
          </table:table-cell>
          <table:table-cell table:style-name="ce5" office:value-type="float" office:value="1170537476" calcext:value-type="float">
            <text:p>1170537476</text:p>
          </table:table-cell>
          <table:table-cell table:style-name="ce5" office:value-type="float" office:value="3409508815" calcext:value-type="float">
            <text:p>3409508815</text:p>
          </table:table-cell>
          <table:table-cell table:style-name="ce5" office:value-type="float" office:value="6010" calcext:value-type="float">
            <text:p>6010</text:p>
          </table:table-cell>
        </table:table-row>
        <table:table-row table:style-name="ro1">
          <table:table-cell table:style-name="ce5" office:value-type="float" office:value="2760" calcext:value-type="float">
            <text:p>2760</text:p>
          </table:table-cell>
          <table:table-cell table:style-name="ce5" office:value-type="float" office:value="984061717" calcext:value-type="float">
            <text:p>984061717</text:p>
          </table:table-cell>
          <table:table-cell table:style-name="ce5" office:value-type="float" office:value="634343314" calcext:value-type="float">
            <text:p>634343314</text:p>
          </table:table-cell>
          <table:table-cell table:style-name="ce5" office:value-type="float" office:value="664976418" calcext:value-type="float">
            <text:p>664976418</text:p>
          </table:table-cell>
          <table:table-cell table:style-name="ce5" office:value-type="float" office:value="6112" calcext:value-type="float">
            <text:p>6112</text:p>
          </table:table-cell>
        </table:table-row>
        <table:table-row table:style-name="ro1">
          <table:table-cell table:style-name="ce5" office:value-type="float" office:value="8046" calcext:value-type="float">
            <text:p>8046</text:p>
          </table:table-cell>
          <table:table-cell table:style-name="ce5" office:value-type="float" office:value="1012085796" calcext:value-type="float">
            <text:p>1012085796</text:p>
          </table:table-cell>
          <table:table-cell table:style-name="ce5" office:value-type="float" office:value="927434842" calcext:value-type="float">
            <text:p>927434842</text:p>
          </table:table-cell>
          <table:table-cell table:style-name="ce5" office:value-type="float" office:value="398793996" calcext:value-type="float">
            <text:p>398793996</text:p>
          </table:table-cell>
          <table:table-cell table:style-name="ce5" office:value-type="float" office:value="6214" calcext:value-type="float">
            <text:p>6214</text:p>
          </table:table-cell>
        </table:table-row>
        <table:table-row table:style-name="ro1">
          <table:table-cell table:style-name="ce5" office:value-type="float" office:value="8953" calcext:value-type="float">
            <text:p>8953</text:p>
          </table:table-cell>
          <table:table-cell table:style-name="ce5" office:value-type="float" office:value="143165667" calcext:value-type="float">
            <text:p>143165667</text:p>
          </table:table-cell>
          <table:table-cell table:style-name="ce5" office:value-type="float" office:value="1320875448" calcext:value-type="float">
            <text:p>1320875448</text:p>
          </table:table-cell>
          <table:table-cell table:style-name="ce5" office:value-type="float" office:value="1315789251" calcext:value-type="float">
            <text:p>1315789251</text:p>
          </table:table-cell>
          <table:table-cell table:style-name="ce5" office:value-type="float" office:value="6316" calcext:value-type="float">
            <text:p>6316</text:p>
          </table:table-cell>
        </table:table-row>
        <table:table-row table:style-name="ro1">
          <table:table-cell table:style-name="ce5" office:value-type="float" office:value="6411" calcext:value-type="float">
            <text:p>6411</text:p>
          </table:table-cell>
          <table:table-cell table:style-name="ce5" office:value-type="float" office:value="1544407547" calcext:value-type="float">
            <text:p>1544407547</text:p>
          </table:table-cell>
          <table:table-cell table:style-name="ce5" office:value-type="float" office:value="868287535" calcext:value-type="float">
            <text:p>868287535</text:p>
          </table:table-cell>
          <table:table-cell table:style-name="ce5" office:value-type="float" office:value="3658944910" calcext:value-type="float">
            <text:p>3658944910</text:p>
          </table:table-cell>
          <table:table-cell table:style-name="ce5" office:value-type="float" office:value="6419" calcext:value-type="float">
            <text:p>6419</text:p>
          </table:table-cell>
        </table:table-row>
        <table:table-row table:style-name="ro1">
          <table:table-cell table:style-name="ce5" office:value-type="float" office:value="1188" calcext:value-type="float">
            <text:p>1188</text:p>
          </table:table-cell>
          <table:table-cell table:style-name="ce5" office:value-type="float" office:value="1863186841" calcext:value-type="float">
            <text:p>1863186841</text:p>
          </table:table-cell>
          <table:table-cell table:style-name="ce5" office:value-type="float" office:value="658045867" calcext:value-type="float">
            <text:p>658045867</text:p>
          </table:table-cell>
          <table:table-cell table:style-name="ce5" office:value-type="float" office:value="1758352680" calcext:value-type="float">
            <text:p>1758352680</text:p>
          </table:table-cell>
          <table:table-cell table:style-name="ce5" office:value-type="float" office:value="6522" calcext:value-type="float">
            <text:p>6522</text:p>
          </table:table-cell>
        </table:table-row>
        <table:table-row table:style-name="ro1">
          <table:table-cell table:style-name="ce5" office:value-type="float" office:value="4966" calcext:value-type="float">
            <text:p>4966</text:p>
          </table:table-cell>
          <table:table-cell table:style-name="ce5" office:value-type="float" office:value="162058653" calcext:value-type="float">
            <text:p>162058653</text:p>
          </table:table-cell>
          <table:table-cell table:style-name="ce5" office:value-type="float" office:value="874944972" calcext:value-type="float">
            <text:p>874944972</text:p>
          </table:table-cell>
          <table:table-cell table:style-name="ce5" office:value-type="float" office:value="2839395233" calcext:value-type="float">
            <text:p>2839395233</text:p>
          </table:table-cell>
          <table:table-cell table:style-name="ce5" office:value-type="float" office:value="6625" calcext:value-type="float">
            <text:p>6625</text:p>
          </table:table-cell>
        </table:table-row>
        <table:table-row table:style-name="ro1">
          <table:table-cell table:style-name="ce5" office:value-type="float" office:value="788" calcext:value-type="float">
            <text:p>788</text:p>
          </table:table-cell>
          <table:table-cell table:style-name="ce5" office:value-type="float" office:value="867030873" calcext:value-type="float">
            <text:p>867030873</text:p>
          </table:table-cell>
          <table:table-cell table:style-name="ce5" office:value-type="float" office:value="435744789" calcext:value-type="float">
            <text:p>435744789</text:p>
          </table:table-cell>
          <table:table-cell table:style-name="ce5" office:value-type="float" office:value="526500646" calcext:value-type="float">
            <text:p>526500646</text:p>
          </table:table-cell>
          <table:table-cell table:style-name="ce5" office:value-type="float" office:value="6728" calcext:value-type="float">
            <text:p>6728</text:p>
          </table:table-cell>
        </table:table-row>
        <table:table-row table:style-name="ro1"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649066579" calcext:value-type="float">
            <text:p>649066579</text:p>
          </table:table-cell>
          <table:table-cell table:style-name="ce5" office:value-type="float" office:value="485475612" calcext:value-type="float">
            <text:p>485475612</text:p>
          </table:table-cell>
          <table:table-cell table:style-name="ce5" office:value-type="float" office:value="677342817" calcext:value-type="float">
            <text:p>677342817</text:p>
          </table:table-cell>
          <table:table-cell table:style-name="ce5" office:value-type="float" office:value="6832" calcext:value-type="float">
            <text:p>6832</text:p>
          </table:table-cell>
        </table:table-row>
        <table:table-row table:style-name="ro1">
          <table:table-cell table:style-name="ce5" office:value-type="float" office:value="6758" calcext:value-type="float">
            <text:p>6758</text:p>
          </table:table-cell>
          <table:table-cell table:style-name="ce5" office:value-type="float" office:value="256890614" calcext:value-type="float">
            <text:p>256890614</text:p>
          </table:table-cell>
          <table:table-cell table:style-name="ce5" office:value-type="float" office:value="1306453362" calcext:value-type="float">
            <text:p>1306453362</text:p>
          </table:table-cell>
          <table:table-cell table:style-name="ce5" office:value-type="float" office:value="1586258763" calcext:value-type="float">
            <text:p>1586258763</text:p>
          </table:table-cell>
          <table:table-cell table:style-name="ce5" office:value-type="float" office:value="6936" calcext:value-type="float">
            <text:p>6936</text:p>
          </table:table-cell>
        </table:table-row>
        <table:table-row table:style-name="ro1">
          <table:table-cell table:style-name="ce5" office:value-type="float" office:value="4684" calcext:value-type="float">
            <text:p>4684</text:p>
          </table:table-cell>
          <table:table-cell table:style-name="ce5" office:value-type="float" office:value="334110568" calcext:value-type="float">
            <text:p>334110568</text:p>
          </table:table-cell>
          <table:table-cell table:style-name="ce5" office:value-type="float" office:value="338849418" calcext:value-type="float">
            <text:p>338849418</text:p>
          </table:table-cell>
          <table:table-cell table:style-name="ce5" office:value-type="float" office:value="36953763" calcext:value-type="float">
            <text:p>36953763</text:p>
          </table:table-cell>
          <table:table-cell table:style-name="ce5" office:value-type="float" office:value="7040" calcext:value-type="float">
            <text:p>7040</text:p>
          </table:table-cell>
        </table:table-row>
        <table:table-row table:style-name="ro1">
          <table:table-cell table:style-name="ce5" office:value-type="float" office:value="8034" calcext:value-type="float">
            <text:p>8034</text:p>
          </table:table-cell>
          <table:table-cell table:style-name="ce5" office:value-type="float" office:value="2025335280" calcext:value-type="float">
            <text:p>2025335280</text:p>
          </table:table-cell>
          <table:table-cell table:style-name="ce5" office:value-type="float" office:value="1904147031" calcext:value-type="float">
            <text:p>1904147031</text:p>
          </table:table-cell>
          <table:table-cell table:style-name="ce5" office:value-type="float" office:value="2759665514" calcext:value-type="float">
            <text:p>2759665514</text:p>
          </table:table-cell>
          <table:table-cell table:style-name="ce5" office:value-type="float" office:value="7144" calcext:value-type="float">
            <text:p>7144</text:p>
          </table:table-cell>
        </table:table-row>
        <table:table-row table:style-name="ro1">
          <table:table-cell table:style-name="ce5" office:value-type="float" office:value="8473" calcext:value-type="float">
            <text:p>8473</text:p>
          </table:table-cell>
          <table:table-cell table:style-name="ce5" office:value-type="float" office:value="1226203130" calcext:value-type="float">
            <text:p>1226203130</text:p>
          </table:table-cell>
          <table:table-cell table:style-name="ce5" office:value-type="float" office:value="444377841" calcext:value-type="float">
            <text:p>444377841</text:p>
          </table:table-cell>
          <table:table-cell table:style-name="ce5" office:value-type="float" office:value="2557468693" calcext:value-type="float">
            <text:p>2557468693</text:p>
          </table:table-cell>
          <table:table-cell table:style-name="ce5" office:value-type="float" office:value="7248" calcext:value-type="float">
            <text:p>7248</text:p>
          </table:table-cell>
        </table:table-row>
        <table:table-row table:style-name="ro1"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609991938" calcext:value-type="float">
            <text:p>609991938</text:p>
          </table:table-cell>
          <table:table-cell table:style-name="ce5" office:value-type="float" office:value="624858612" calcext:value-type="float">
            <text:p>624858612</text:p>
          </table:table-cell>
          <table:table-cell table:style-name="ce5" office:value-type="float" office:value="1732325206" calcext:value-type="float">
            <text:p>1732325206</text:p>
          </table:table-cell>
          <table:table-cell table:style-name="ce5" office:value-type="float" office:value="7352" calcext:value-type="float">
            <text:p>7352</text:p>
          </table:table-cell>
        </table:table-row>
        <table:table-row table:style-name="ro1"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725550951" calcext:value-type="float">
            <text:p>1725550951</text:p>
          </table:table-cell>
          <table:table-cell table:style-name="ce5" office:value-type="float" office:value="932836704" calcext:value-type="float">
            <text:p>932836704</text:p>
          </table:table-cell>
          <table:table-cell table:style-name="ce5" office:value-type="float" office:value="3813494947" calcext:value-type="float">
            <text:p>3813494947</text:p>
          </table:table-cell>
          <table:table-cell table:style-name="ce5" office:value-type="float" office:value="7457" calcext:value-type="float">
            <text:p>7457</text:p>
          </table:table-cell>
        </table:table-row>
        <table:table-row table:style-name="ro1"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3624475" calcext:value-type="float">
            <text:p>3624475</text:p>
          </table:table-cell>
          <table:table-cell table:style-name="ce5" office:value-type="float" office:value="785222033" calcext:value-type="float">
            <text:p>785222033</text:p>
          </table:table-cell>
          <table:table-cell table:style-name="ce5" office:value-type="float" office:value="2822061292" calcext:value-type="float">
            <text:p>2822061292</text:p>
          </table:table-cell>
          <table:table-cell table:style-name="ce5" office:value-type="float" office:value="7562" calcext:value-type="float">
            <text:p>7562</text:p>
          </table:table-cell>
        </table:table-row>
        <table:table-row table:style-name="ro1">
          <table:table-cell table:style-name="ce5" office:value-type="float" office:value="519" calcext:value-type="float">
            <text:p>519</text:p>
          </table:table-cell>
          <table:table-cell table:style-name="ce5" office:value-type="float" office:value="364861850" calcext:value-type="float">
            <text:p>364861850</text:p>
          </table:table-cell>
          <table:table-cell table:style-name="ce5" office:value-type="float" office:value="1815121091" calcext:value-type="float">
            <text:p>1815121091</text:p>
          </table:table-cell>
          <table:table-cell table:style-name="ce5" office:value-type="float" office:value="2870728220" calcext:value-type="float">
            <text:p>2870728220</text:p>
          </table:table-cell>
          <table:table-cell table:style-name="ce5" office:value-type="float" office:value="7667" calcext:value-type="float">
            <text:p>7667</text:p>
          </table:table-cell>
        </table:table-row>
        <table:table-row table:style-name="ro1">
          <table:table-cell table:style-name="ce5" office:value-type="float" office:value="3488" calcext:value-type="float">
            <text:p>3488</text:p>
          </table:table-cell>
          <table:table-cell table:style-name="ce5" office:value-type="float" office:value="1387001437" calcext:value-type="float">
            <text:p>1387001437</text:p>
          </table:table-cell>
          <table:table-cell table:style-name="ce5" office:value-type="float" office:value="1197274690" calcext:value-type="float">
            <text:p>1197274690</text:p>
          </table:table-cell>
          <table:table-cell table:style-name="ce5" office:value-type="float" office:value="2773214294" calcext:value-type="float">
            <text:p>2773214294</text:p>
          </table:table-cell>
          <table:table-cell table:style-name="ce5" office:value-type="float" office:value="7772" calcext:value-type="float">
            <text:p>7772</text:p>
          </table:table-cell>
        </table:table-row>
        <table:table-row table:style-name="ro1">
          <table:table-cell table:style-name="ce5" office:value-type="float" office:value="559" calcext:value-type="float">
            <text:p>559</text:p>
          </table:table-cell>
          <table:table-cell table:style-name="ce5" office:value-type="float" office:value="1681810353" calcext:value-type="float">
            <text:p>1681810353</text:p>
          </table:table-cell>
          <table:table-cell table:style-name="ce5" office:value-type="float" office:value="184800724" calcext:value-type="float">
            <text:p>184800724</text:p>
          </table:table-cell>
          <table:table-cell table:style-name="ce5" office:value-type="float" office:value="3849146901" calcext:value-type="float">
            <text:p>3849146901</text:p>
          </table:table-cell>
          <table:table-cell table:style-name="ce5" office:value-type="float" office:value="7878" calcext:value-type="float">
            <text:p>7878</text:p>
          </table:table-cell>
        </table:table-row>
        <table:table-row table:style-name="ro1">
          <table:table-cell table:style-name="ce5" office:value-type="float" office:value="2173" calcext:value-type="float">
            <text:p>2173</text:p>
          </table:table-cell>
          <table:table-cell table:style-name="ce5" office:value-type="float" office:value="1450108932" calcext:value-type="float">
            <text:p>1450108932</text:p>
          </table:table-cell>
          <table:table-cell table:style-name="ce5" office:value-type="float" office:value="1988089638" calcext:value-type="float">
            <text:p>1988089638</text:p>
          </table:table-cell>
          <table:table-cell table:style-name="ce5" office:value-type="float" office:value="2454715534" calcext:value-type="float">
            <text:p>2454715534</text:p>
          </table:table-cell>
          <table:table-cell table:style-name="ce5" office:value-type="float" office:value="7984" calcext:value-type="float">
            <text:p>7984</text:p>
          </table:table-cell>
        </table:table-row>
        <table:table-row table:style-name="ro1"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1197164254" calcext:value-type="float">
            <text:p>1197164254</text:p>
          </table:table-cell>
          <table:table-cell table:style-name="ce5" office:value-type="float" office:value="2043464369" calcext:value-type="float">
            <text:p>2043464369</text:p>
          </table:table-cell>
          <table:table-cell table:style-name="ce5" office:value-type="float" office:value="1262170125" calcext:value-type="float">
            <text:p>1262170125</text:p>
          </table:table-cell>
          <table:table-cell table:style-name="ce5" office:value-type="float" office:value="8090" calcext:value-type="float">
            <text:p>8090</text:p>
          </table:table-cell>
        </table:table-row>
        <table:table-row table:style-name="ro1">
          <table:table-cell table:style-name="ce5" office:value-type="float" office:value="7372" calcext:value-type="float">
            <text:p>7372</text:p>
          </table:table-cell>
          <table:table-cell table:style-name="ce5" office:value-type="float" office:value="441729609" calcext:value-type="float">
            <text:p>441729609</text:p>
          </table:table-cell>
          <table:table-cell table:style-name="ce5" office:value-type="float" office:value="1801626883" calcext:value-type="float">
            <text:p>1801626883</text:p>
          </table:table-cell>
          <table:table-cell table:style-name="ce5" office:value-type="float" office:value="1086264353" calcext:value-type="float">
            <text:p>1086264353</text:p>
          </table:table-cell>
          <table:table-cell table:style-name="ce5" office:value-type="float" office:value="8196" calcext:value-type="float">
            <text:p>8196</text:p>
          </table:table-cell>
        </table:table-row>
        <table:table-row table:style-name="ro1">
          <table:table-cell table:style-name="ce5" office:value-type="float" office:value="7692" calcext:value-type="float">
            <text:p>7692</text:p>
          </table:table-cell>
          <table:table-cell table:style-name="ce5" office:value-type="float" office:value="1936470168" calcext:value-type="float">
            <text:p>1936470168</text:p>
          </table:table-cell>
          <table:table-cell table:style-name="ce5" office:value-type="float" office:value="1180415123" calcext:value-type="float">
            <text:p>1180415123</text:p>
          </table:table-cell>
          <table:table-cell table:style-name="ce5" office:value-type="float" office:value="1401942481" calcext:value-type="float">
            <text:p>1401942481</text:p>
          </table:table-cell>
          <table:table-cell table:style-name="ce5" office:value-type="float" office:value="8302" calcext:value-type="float">
            <text:p>8302</text:p>
          </table:table-cell>
        </table:table-row>
        <table:table-row table:style-name="ro1">
          <table:table-cell table:style-name="ce5" office:value-type="float" office:value="6304" calcext:value-type="float">
            <text:p>6304</text:p>
          </table:table-cell>
          <table:table-cell table:style-name="ce5" office:value-type="float" office:value="911600232" calcext:value-type="float">
            <text:p>911600232</text:p>
          </table:table-cell>
          <table:table-cell table:style-name="ce5" office:value-type="float" office:value="956284876" calcext:value-type="float">
            <text:p>956284876</text:p>
          </table:table-cell>
          <table:table-cell table:style-name="ce5" office:value-type="float" office:value="2219830837" calcext:value-type="float">
            <text:p>2219830837</text:p>
          </table:table-cell>
          <table:table-cell table:style-name="ce5" office:value-type="float" office:value="8408" calcext:value-type="float">
            <text:p>8408</text:p>
          </table:table-cell>
        </table:table-row>
        <table:table-row table:style-name="ro1">
          <table:table-cell table:style-name="ce5" office:value-type="float" office:value="662" calcext:value-type="float">
            <text:p>662</text:p>
          </table:table-cell>
          <table:table-cell table:style-name="ce5" office:value-type="float" office:value="514755450" calcext:value-type="float">
            <text:p>514755450</text:p>
          </table:table-cell>
          <table:table-cell table:style-name="ce5" office:value-type="float" office:value="707775091" calcext:value-type="float">
            <text:p>707775091</text:p>
          </table:table-cell>
          <table:table-cell table:style-name="ce5" office:value-type="float" office:value="1628610082" calcext:value-type="float">
            <text:p>1628610082</text:p>
          </table:table-cell>
          <table:table-cell table:style-name="ce5" office:value-type="float" office:value="8515" calcext:value-type="float">
            <text:p>8515</text:p>
          </table:table-cell>
        </table:table-row>
        <table:table-row table:style-name="ro1">
          <table:table-cell table:style-name="ce5" office:value-type="float" office:value="2723" calcext:value-type="float">
            <text:p>2723</text:p>
          </table:table-cell>
          <table:table-cell table:style-name="ce5" office:value-type="float" office:value="794323568" calcext:value-type="float">
            <text:p>794323568</text:p>
          </table:table-cell>
          <table:table-cell table:style-name="ce5" office:value-type="float" office:value="1041725429" calcext:value-type="float">
            <text:p>1041725429</text:p>
          </table:table-cell>
          <table:table-cell table:style-name="ce5" office:value-type="float" office:value="552946637" calcext:value-type="float">
            <text:p>552946637</text:p>
          </table:table-cell>
          <table:table-cell table:style-name="ce5" office:value-type="float" office:value="8622" calcext:value-type="float">
            <text:p>8622</text:p>
          </table:table-cell>
        </table:table-row>
        <table:table-row table:style-name="ro1">
          <table:table-cell table:style-name="ce5" office:value-type="float" office:value="7571" calcext:value-type="float">
            <text:p>7571</text:p>
          </table:table-cell>
          <table:table-cell table:style-name="ce5" office:value-type="float" office:value="1800129176" calcext:value-type="float">
            <text:p>1800129176</text:p>
          </table:table-cell>
          <table:table-cell table:style-name="ce5" office:value-type="float" office:value="19497180" calcext:value-type="float">
            <text:p>19497180</text:p>
          </table:table-cell>
          <table:table-cell table:style-name="ce5" office:value-type="float" office:value="3330798996" calcext:value-type="float">
            <text:p>3330798996</text:p>
          </table:table-cell>
          <table:table-cell table:style-name="ce5" office:value-type="float" office:value="8729" calcext:value-type="float">
            <text:p>8729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73273451" calcext:value-type="float">
            <text:p>73273451</text:p>
          </table:table-cell>
          <table:table-cell table:style-name="ce5" office:value-type="float" office:value="34066849" calcext:value-type="float">
            <text:p>34066849</text:p>
          </table:table-cell>
          <table:table-cell table:style-name="ce5" office:value-type="float" office:value="3580724554" calcext:value-type="float">
            <text:p>3580724554</text:p>
          </table:table-cell>
          <table:table-cell table:style-name="ce5" office:value-type="float" office:value="8836" calcext:value-type="float">
            <text:p>8836</text:p>
          </table:table-cell>
        </table:table-row>
        <table:table-row table:style-name="ro1">
          <table:table-cell table:style-name="ce5" office:value-type="float" office:value="859" calcext:value-type="float">
            <text:p>859</text:p>
          </table:table-cell>
          <table:table-cell table:style-name="ce5" office:value-type="float" office:value="1409158996" calcext:value-type="float">
            <text:p>1409158996</text:p>
          </table:table-cell>
          <table:table-cell table:style-name="ce5" office:value-type="float" office:value="1762004399" calcext:value-type="float">
            <text:p>1762004399</text:p>
          </table:table-cell>
          <table:table-cell table:style-name="ce5" office:value-type="float" office:value="423072184" calcext:value-type="float">
            <text:p>423072184</text:p>
          </table:table-cell>
          <table:table-cell table:style-name="ce5" office:value-type="float" office:value="8944" calcext:value-type="float">
            <text:p>8944</text:p>
          </table:table-cell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842640265" calcext:value-type="float">
            <text:p>842640265</text:p>
          </table:table-cell>
          <table:table-cell table:style-name="ce5" office:value-type="float" office:value="47829771" calcext:value-type="float">
            <text:p>47829771</text:p>
          </table:table-cell>
          <table:table-cell table:style-name="ce5" office:value-type="float" office:value="393459764" calcext:value-type="float">
            <text:p>393459764</text:p>
          </table:table-cell>
          <table:table-cell table:style-name="ce5" office:value-type="float" office:value="9052" calcext:value-type="float">
            <text:p>9052</text:p>
          </table:table-cell>
        </table:table-row>
        <table:table-row table:style-name="ro1">
          <table:table-cell table:style-name="ce5" office:value-type="float" office:value="614" calcext:value-type="float">
            <text:p>614</text:p>
          </table:table-cell>
          <table:table-cell table:style-name="ce5" office:value-type="float" office:value="57877810" calcext:value-type="float">
            <text:p>57877810</text:p>
          </table:table-cell>
          <table:table-cell table:style-name="ce5" office:value-type="float" office:value="176493611" calcext:value-type="float">
            <text:p>176493611</text:p>
          </table:table-cell>
          <table:table-cell table:style-name="ce5" office:value-type="float" office:value="1180783229" calcext:value-type="float">
            <text:p>1180783229</text:p>
          </table:table-cell>
          <table:table-cell table:style-name="ce5" office:value-type="float" office:value="9160" calcext:value-type="float">
            <text:p>9160</text:p>
          </table:table-cell>
        </table:table-row>
        <table:table-row table:style-name="ro1">
          <table:table-cell table:style-name="ce5" office:value-type="float" office:value="4958" calcext:value-type="float">
            <text:p>4958</text:p>
          </table:table-cell>
          <table:table-cell table:style-name="ce5" office:value-type="float" office:value="298745438" calcext:value-type="float">
            <text:p>298745438</text:p>
          </table:table-cell>
          <table:table-cell table:style-name="ce5" office:value-type="float" office:value="436964264" calcext:value-type="float">
            <text:p>436964264</text:p>
          </table:table-cell>
          <table:table-cell table:style-name="ce5" office:value-type="float" office:value="3434057018" calcext:value-type="float">
            <text:p>3434057018</text:p>
          </table:table-cell>
          <table:table-cell table:style-name="ce5" office:value-type="float" office:value="9268" calcext:value-type="float">
            <text:p>9268</text:p>
          </table:table-cell>
        </table:table-row>
        <table:table-row table:style-name="ro1">
          <table:table-cell table:style-name="ce5" office:value-type="float" office:value="1456" calcext:value-type="float">
            <text:p>1456</text:p>
          </table:table-cell>
          <table:table-cell table:style-name="ce5" office:value-type="float" office:value="345135134" calcext:value-type="float">
            <text:p>345135134</text:p>
          </table:table-cell>
          <table:table-cell table:style-name="ce5" office:value-type="float" office:value="1416158590" calcext:value-type="float">
            <text:p>1416158590</text:p>
          </table:table-cell>
          <table:table-cell table:style-name="ce5" office:value-type="float" office:value="3704733138" calcext:value-type="float">
            <text:p>3704733138</text:p>
          </table:table-cell>
          <table:table-cell table:style-name="ce5" office:value-type="float" office:value="9376" calcext:value-type="float">
            <text:p>9376</text:p>
          </table:table-cell>
        </table:table-row>
        <table:table-row table:style-name="ro1">
          <table:table-cell table:style-name="ce5" office:value-type="float" office:value="3040" calcext:value-type="float">
            <text:p>3040</text:p>
          </table:table-cell>
          <table:table-cell table:style-name="ce5" office:value-type="float" office:value="1616955010" calcext:value-type="float">
            <text:p>1616955010</text:p>
          </table:table-cell>
          <table:table-cell table:style-name="ce5" office:value-type="float" office:value="1786868618" calcext:value-type="float">
            <text:p>1786868618</text:p>
          </table:table-cell>
          <table:table-cell table:style-name="ce5" office:value-type="float" office:value="1909250679" calcext:value-type="float">
            <text:p>1909250679</text:p>
          </table:table-cell>
          <table:table-cell table:style-name="ce5" office:value-type="float" office:value="9484" calcext:value-type="float">
            <text:p>9484</text:p>
          </table:table-cell>
        </table:table-row>
        <table:table-row table:style-name="ro1"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1320742496" calcext:value-type="float">
            <text:p>1320742496</text:p>
          </table:table-cell>
          <table:table-cell table:style-name="ce5" office:value-type="float" office:value="1604564631" calcext:value-type="float">
            <text:p>1604564631</text:p>
          </table:table-cell>
          <table:table-cell table:style-name="ce5" office:value-type="float" office:value="2875864464" calcext:value-type="float">
            <text:p>2875864464</text:p>
          </table:table-cell>
          <table:table-cell table:style-name="ce5" office:value-type="float" office:value="9593" calcext:value-type="float">
            <text:p>9593</text:p>
          </table:table-cell>
        </table:table-row>
        <table:table-row table:style-name="ro1"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1296244448" calcext:value-type="float">
            <text:p>1296244448</text:p>
          </table:table-cell>
          <table:table-cell table:style-name="ce5" office:value-type="float" office:value="390040831" calcext:value-type="float">
            <text:p>390040831</text:p>
          </table:table-cell>
          <table:table-cell table:style-name="ce5" office:value-type="float" office:value="4160005622" calcext:value-type="float">
            <text:p>4160005622</text:p>
          </table:table-cell>
          <table:table-cell table:style-name="ce5" office:value-type="float" office:value="9702" calcext:value-type="float">
            <text:p>9702</text:p>
          </table:table-cell>
        </table:table-row>
        <table:table-row table:style-name="ro1"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377098687" calcext:value-type="float">
            <text:p>377098687</text:p>
          </table:table-cell>
          <table:table-cell table:style-name="ce5" office:value-type="float" office:value="79681425" calcext:value-type="float">
            <text:p>79681425</text:p>
          </table:table-cell>
          <table:table-cell table:style-name="ce5" office:value-type="float" office:value="324806551" calcext:value-type="float">
            <text:p>324806551</text:p>
          </table:table-cell>
          <table:table-cell table:style-name="ce5" office:value-type="float" office:value="9811" calcext:value-type="float">
            <text:p>9811</text:p>
          </table:table-cell>
        </table:table-row>
        <table:table-row table:style-name="ro1">
          <table:table-cell table:style-name="ce5" office:value-type="float" office:value="3868" calcext:value-type="float">
            <text:p>3868</text:p>
          </table:table-cell>
          <table:table-cell table:style-name="ce5" office:value-type="float" office:value="1541470585" calcext:value-type="float">
            <text:p>1541470585</text:p>
          </table:table-cell>
          <table:table-cell table:style-name="ce5" office:value-type="float" office:value="340218311" calcext:value-type="float">
            <text:p>340218311</text:p>
          </table:table-cell>
          <table:table-cell table:style-name="ce5" office:value-type="float" office:value="745884792" calcext:value-type="float">
            <text:p>745884792</text:p>
          </table:table-cell>
          <table:table-cell table:style-name="ce5" office:value-type="float" office:value="9920" calcext:value-type="float">
            <text:p>9920</text:p>
          </table:table-cell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867557007" calcext:value-type="float">
            <text:p>1867557007</text:p>
          </table:table-cell>
          <table:table-cell table:style-name="ce5" office:value-type="float" office:value="1616834962" calcext:value-type="float">
            <text:p>1616834962</text:p>
          </table:table-cell>
          <table:table-cell table:style-name="ce5" office:value-type="float" office:value="1998887990" calcext:value-type="float">
            <text:p>1998887990</text:p>
          </table:table-cell>
          <table:table-cell table:style-name="ce5"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float" office:value="3792" calcext:value-type="float">
            <text:p>3792</text:p>
          </table:table-cell>
          <table:table-cell table:style-name="ce5" office:value-type="float" office:value="1217743097" calcext:value-type="float">
            <text:p>1217743097</text:p>
          </table:table-cell>
          <table:table-cell table:style-name="ce5" office:value-type="float" office:value="784481985" calcext:value-type="float">
            <text:p>784481985</text:p>
          </table:table-cell>
          <table:table-cell table:style-name="ce5" office:value-type="float" office:value="3338653812" calcext:value-type="float">
            <text:p>3338653812</text:p>
          </table:table-cell>
          <table:table-cell table:style-name="ce5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379787023" calcext:value-type="float">
            <text:p>379787023</text:p>
          </table:table-cell>
          <table:table-cell table:style-name="ce5" office:value-type="float" office:value="834701659" calcext:value-type="float">
            <text:p>834701659</text:p>
          </table:table-cell>
          <table:table-cell table:style-name="ce5" office:value-type="float" office:value="3897018064" calcext:value-type="float">
            <text:p>3897018064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7736" calcext:value-type="float">
            <text:p>7736</text:p>
          </table:table-cell>
          <table:table-cell table:style-name="ce5" office:value-type="float" office:value="1773305322" calcext:value-type="float">
            <text:p>1773305322</text:p>
          </table:table-cell>
          <table:table-cell table:style-name="ce5" office:value-type="float" office:value="1269649653" calcext:value-type="float">
            <text:p>1269649653</text:p>
          </table:table-cell>
          <table:table-cell table:style-name="ce5" office:value-type="float" office:value="2361169246" calcext:value-type="float">
            <text:p>2361169246</text:p>
          </table:table-cell>
          <table:table-cell table:style-name="ce5" office:value-type="float" office:value="360" calcext:value-type="float">
            <text:p>360</text:p>
          </table:table-cell>
        </table:table-row>
        <table:table-row table:style-name="ro1">
          <table:table-cell table:style-name="ce5" office:value-type="float" office:value="3592" calcext:value-type="float">
            <text:p>3592</text:p>
          </table:table-cell>
          <table:table-cell table:style-name="ce5" office:value-type="float" office:value="1516468205" calcext:value-type="float">
            <text:p>1516468205</text:p>
          </table:table-cell>
          <table:table-cell table:style-name="ce5" office:value-type="float" office:value="2117239913" calcext:value-type="float">
            <text:p>2117239913</text:p>
          </table:table-cell>
          <table:table-cell table:style-name="ce5" office:value-type="float" office:value="1671593147" calcext:value-type="float">
            <text:p>1671593147</text:p>
          </table:table-cell>
          <table:table-cell table:style-name="ce5" office:value-type="float" office:value="470" calcext:value-type="float">
            <text:p>470</text:p>
          </table:table-cell>
        </table:table-row>
        <table:table-row table:style-name="ro1">
          <table:table-cell table:style-name="ce5" office:value-type="float" office:value="9749" calcext:value-type="float">
            <text:p>9749</text:p>
          </table:table-cell>
          <table:table-cell table:style-name="ce5" office:value-type="float" office:value="2018024207" calcext:value-type="float">
            <text:p>2018024207</text:p>
          </table:table-cell>
          <table:table-cell table:style-name="ce5" office:value-type="float" office:value="1631674467" calcext:value-type="float">
            <text:p>1631674467</text:p>
          </table:table-cell>
          <table:table-cell table:style-name="ce5" office:value-type="float" office:value="567937836" calcext:value-type="float">
            <text:p>567937836</text:p>
          </table:table-cell>
          <table:table-cell table:style-name="ce5" office:value-type="float" office:value="580" calcext:value-type="float">
            <text:p>580</text:p>
          </table:table-cell>
        </table:table-row>
        <table:table-row table:style-name="ro1">
          <table:table-cell table:style-name="ce5" office:value-type="float" office:value="8234" calcext:value-type="float">
            <text:p>8234</text:p>
          </table:table-cell>
          <table:table-cell table:style-name="ce5" office:value-type="float" office:value="1458503132" calcext:value-type="float">
            <text:p>1458503132</text:p>
          </table:table-cell>
          <table:table-cell table:style-name="ce5" office:value-type="float" office:value="541439596" calcext:value-type="float">
            <text:p>541439596</text:p>
          </table:table-cell>
          <table:table-cell table:style-name="ce5" office:value-type="float" office:value="2032252523" calcext:value-type="float">
            <text:p>2032252523</text:p>
          </table:table-cell>
          <table:table-cell table:style-name="ce5" office:value-type="float" office:value="691" calcext:value-type="float">
            <text:p>691</text:p>
          </table:table-cell>
        </table:table-row>
        <table:table-row table:style-name="ro1">
          <table:table-cell table:style-name="ce5" office:value-type="float" office:value="2379" calcext:value-type="float">
            <text:p>2379</text:p>
          </table:table-cell>
          <table:table-cell table:style-name="ce5" office:value-type="float" office:value="2103478245" calcext:value-type="float">
            <text:p>2103478245</text:p>
          </table:table-cell>
          <table:table-cell table:style-name="ce5" office:value-type="float" office:value="1290901658" calcext:value-type="float">
            <text:p>1290901658</text:p>
          </table:table-cell>
          <table:table-cell table:style-name="ce5" office:value-type="float" office:value="3160149525" calcext:value-type="float">
            <text:p>3160149525</text:p>
          </table:table-cell>
          <table:table-cell table:style-name="ce5" office:value-type="float" office:value="802" calcext:value-type="float">
            <text:p>802</text:p>
          </table:table-cell>
        </table:table-row>
        <table:table-row table:style-name="ro1"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514623972" calcext:value-type="float">
            <text:p>514623972</text:p>
          </table:table-cell>
          <table:table-cell table:style-name="ce5" office:value-type="float" office:value="381502932" calcext:value-type="float">
            <text:p>381502932</text:p>
          </table:table-cell>
          <table:table-cell table:style-name="ce5" office:value-type="float" office:value="1980661455" calcext:value-type="float">
            <text:p>1980661455</text:p>
          </table:table-cell>
          <table:table-cell table:style-name="ce5" office:value-type="float" office:value="913" calcext:value-type="float">
            <text:p>913</text:p>
          </table:table-cell>
        </table:table-row>
        <table:table-row table:style-name="ro1">
          <table:table-cell table:style-name="ce5" office:value-type="float" office:value="6928" calcext:value-type="float">
            <text:p>6928</text:p>
          </table:table-cell>
          <table:table-cell table:style-name="ce5" office:value-type="float" office:value="1145294417" calcext:value-type="float">
            <text:p>1145294417</text:p>
          </table:table-cell>
          <table:table-cell table:style-name="ce5" office:value-type="float" office:value="16435732" calcext:value-type="float">
            <text:p>16435732</text:p>
          </table:table-cell>
          <table:table-cell table:style-name="ce5" office:value-type="float" office:value="2317024923" calcext:value-type="float">
            <text:p>2317024923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table:style-name="ce5" office:value-type="float" office:value="2521" calcext:value-type="float">
            <text:p>2521</text:p>
          </table:table-cell>
          <table:table-cell table:style-name="ce5" office:value-type="float" office:value="1809113488" calcext:value-type="float">
            <text:p>1809113488</text:p>
          </table:table-cell>
          <table:table-cell table:style-name="ce5" office:value-type="float" office:value="1166141373" calcext:value-type="float">
            <text:p>1166141373</text:p>
          </table:table-cell>
          <table:table-cell table:style-name="ce5" office:value-type="float" office:value="52360442" calcext:value-type="float">
            <text:p>52360442</text:p>
          </table:table-cell>
          <table:table-cell table:style-name="ce5" office:value-type="float" office:value="1136" calcext:value-type="float">
            <text:p>1136</text:p>
          </table:table-cell>
        </table:table-row>
        <table:table-row table:style-name="ro1">
          <table:table-cell table:style-name="ce5" office:value-type="float" office:value="3396" calcext:value-type="float">
            <text:p>3396</text:p>
          </table:table-cell>
          <table:table-cell table:style-name="ce5" office:value-type="float" office:value="416155614" calcext:value-type="float">
            <text:p>416155614</text:p>
          </table:table-cell>
          <table:table-cell table:style-name="ce5" office:value-type="float" office:value="679782400" calcext:value-type="float">
            <text:p>679782400</text:p>
          </table:table-cell>
          <table:table-cell table:style-name="ce5" office:value-type="float" office:value="491640267" calcext:value-type="float">
            <text:p>491640267</text:p>
          </table:table-cell>
          <table:table-cell table:style-name="ce5" office:value-type="float" office:value="1248" calcext:value-type="float">
            <text:p>1248</text:p>
          </table:table-cell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table:style-name="ce5" office:value-type="float" office:value="931691658" calcext:value-type="float">
            <text:p>931691658</text:p>
          </table:table-cell>
          <table:table-cell table:style-name="ce5" office:value-type="float" office:value="2005681724" calcext:value-type="float">
            <text:p>2005681724</text:p>
          </table:table-cell>
          <table:table-cell table:style-name="ce5" office:value-type="float" office:value="2002994182" calcext:value-type="float">
            <text:p>2002994182</text:p>
          </table:table-cell>
          <table:table-cell table:style-name="ce5" office:value-type="float" office:value="1360" calcext:value-type="float">
            <text:p>1360</text:p>
          </table:table-cell>
        </table:table-row>
        <table:table-row table:style-name="ro1">
          <table:table-cell table:style-name="ce5" office:value-type="float" office:value="3520" calcext:value-type="float">
            <text:p>3520</text:p>
          </table:table-cell>
          <table:table-cell table:style-name="ce5" office:value-type="float" office:value="1834768185" calcext:value-type="float">
            <text:p>1834768185</text:p>
          </table:table-cell>
          <table:table-cell table:style-name="ce5" office:value-type="float" office:value="168539687" calcext:value-type="float">
            <text:p>168539687</text:p>
          </table:table-cell>
          <table:table-cell table:style-name="ce5" office:value-type="float" office:value="4142578115" calcext:value-type="float">
            <text:p>4142578115</text:p>
          </table:table-cell>
          <table:table-cell table:style-name="ce5" office:value-type="float" office:value="1472" calcext:value-type="float">
            <text:p>1472</text:p>
          </table:table-cell>
        </table:table-row>
        <table:table-row table:style-name="ro1">
          <table:table-cell table:style-name="ce5" office:value-type="float" office:value="9184" calcext:value-type="float">
            <text:p>9184</text:p>
          </table:table-cell>
          <table:table-cell table:style-name="ce5" office:value-type="float" office:value="1522870536" calcext:value-type="float">
            <text:p>1522870536</text:p>
          </table:table-cell>
          <table:table-cell table:style-name="ce5" office:value-type="float" office:value="1690137106" calcext:value-type="float">
            <text:p>1690137106</text:p>
          </table:table-cell>
          <table:table-cell table:style-name="ce5" office:value-type="float" office:value="3778000181" calcext:value-type="float">
            <text:p>3778000181</text:p>
          </table:table-cell>
          <table:table-cell table:style-name="ce5" office:value-type="float" office:value="1584" calcext:value-type="float">
            <text:p>1584</text:p>
          </table:table-cell>
        </table:table-row>
        <table:table-row table:style-name="ro1">
          <table:table-cell table:style-name="ce5" office:value-type="float" office:value="672" calcext:value-type="float">
            <text:p>672</text:p>
          </table:table-cell>
          <table:table-cell table:style-name="ce5" office:value-type="float" office:value="1854127193" calcext:value-type="float">
            <text:p>1854127193</text:p>
          </table:table-cell>
          <table:table-cell table:style-name="ce5" office:value-type="float" office:value="1152153737" calcext:value-type="float">
            <text:p>1152153737</text:p>
          </table:table-cell>
          <table:table-cell table:style-name="ce5" office:value-type="float" office:value="1893586549" calcext:value-type="float">
            <text:p>1893586549</text:p>
          </table:table-cell>
          <table:table-cell table:style-name="ce5" office:value-type="float" office:value="1696" calcext:value-type="float">
            <text:p>1696</text:p>
          </table:table-cell>
        </table:table-row>
        <table:table-row table:style-name="ro1">
          <table:table-cell table:style-name="ce5" office:value-type="float" office:value="9600" calcext:value-type="float">
            <text:p>9600</text:p>
          </table:table-cell>
          <table:table-cell table:style-name="ce5" office:value-type="float" office:value="59496951" calcext:value-type="float">
            <text:p>59496951</text:p>
          </table:table-cell>
          <table:table-cell table:style-name="ce5" office:value-type="float" office:value="769761159" calcext:value-type="float">
            <text:p>769761159</text:p>
          </table:table-cell>
          <table:table-cell table:style-name="ce5" office:value-type="float" office:value="1418936408" calcext:value-type="float">
            <text:p>1418936408</text:p>
          </table:table-cell>
          <table:table-cell table:style-name="ce5" office:value-type="float" office:value="1809" calcext:value-type="float">
            <text:p>1809</text:p>
          </table:table-cell>
        </table:table-row>
        <table:table-row table:style-name="ro1">
          <table:table-cell table:style-name="ce5" office:value-type="float" office:value="2214" calcext:value-type="float">
            <text:p>2214</text:p>
          </table:table-cell>
          <table:table-cell table:style-name="ce5" office:value-type="float" office:value="1863573261" calcext:value-type="float">
            <text:p>1863573261</text:p>
          </table:table-cell>
          <table:table-cell table:style-name="ce5" office:value-type="float" office:value="1484779101" calcext:value-type="float">
            <text:p>1484779101</text:p>
          </table:table-cell>
          <table:table-cell table:style-name="ce5" office:value-type="float" office:value="63864489" calcext:value-type="float">
            <text:p>63864489</text:p>
          </table:table-cell>
          <table:table-cell table:style-name="ce5" office:value-type="float" office:value="1922" calcext:value-type="float">
            <text:p>1922</text:p>
          </table:table-cell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877385412" calcext:value-type="float">
            <text:p>877385412</text:p>
          </table:table-cell>
          <table:table-cell table:style-name="ce5" office:value-type="float" office:value="495731179" calcext:value-type="float">
            <text:p>495731179</text:p>
          </table:table-cell>
          <table:table-cell table:style-name="ce5" office:value-type="float" office:value="1845247604" calcext:value-type="float">
            <text:p>1845247604</text:p>
          </table:table-cell>
          <table:table-cell table:style-name="ce5" office:value-type="float" office:value="2035" calcext:value-type="float">
            <text:p>2035</text:p>
          </table:table-cell>
        </table:table-row>
        <table:table-row table:style-name="ro1">
          <table:table-cell table:style-name="ce5" office:value-type="float" office:value="8665" calcext:value-type="float">
            <text:p>8665</text:p>
          </table:table-cell>
          <table:table-cell table:style-name="ce5" office:value-type="float" office:value="1421243977" calcext:value-type="float">
            <text:p>1421243977</text:p>
          </table:table-cell>
          <table:table-cell table:style-name="ce5" office:value-type="float" office:value="2065782744" calcext:value-type="float">
            <text:p>2065782744</text:p>
          </table:table-cell>
          <table:table-cell table:style-name="ce5" office:value-type="float" office:value="2569460040" calcext:value-type="float">
            <text:p>2569460040</text:p>
          </table:table-cell>
          <table:table-cell table:style-name="ce5" office:value-type="float" office:value="2148" calcext:value-type="float">
            <text:p>2148</text:p>
          </table:table-cell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072273497" calcext:value-type="float">
            <text:p>2072273497</text:p>
          </table:table-cell>
          <table:table-cell table:style-name="ce5" office:value-type="float" office:value="1101792968" calcext:value-type="float">
            <text:p>1101792968</text:p>
          </table:table-cell>
          <table:table-cell table:style-name="ce5" office:value-type="float" office:value="228795041" calcext:value-type="float">
            <text:p>228795041</text:p>
          </table:table-cell>
          <table:table-cell table:style-name="ce5" office:value-type="float" office:value="2262" calcext:value-type="float">
            <text:p>2262</text:p>
          </table:table-cell>
        </table:table-row>
        <table:table-row table:style-name="ro1">
          <table:table-cell table:style-name="ce5" office:value-type="float" office:value="8321" calcext:value-type="float">
            <text:p>8321</text:p>
          </table:table-cell>
          <table:table-cell table:style-name="ce5" office:value-type="float" office:value="1619238832" calcext:value-type="float">
            <text:p>1619238832</text:p>
          </table:table-cell>
          <table:table-cell table:style-name="ce5" office:value-type="float" office:value="1918326355" calcext:value-type="float">
            <text:p>1918326355</text:p>
          </table:table-cell>
          <table:table-cell table:style-name="ce5" office:value-type="float" office:value="982687446" calcext:value-type="float">
            <text:p>982687446</text:p>
          </table:table-cell>
          <table:table-cell table:style-name="ce5" office:value-type="float" office:value="2376" calcext:value-type="float">
            <text:p>2376</text:p>
          </table:table-cell>
        </table:table-row>
        <table:table-row table:style-name="ro1">
          <table:table-cell table:style-name="ce5" office:value-type="float" office:value="7939" calcext:value-type="float">
            <text:p>7939</text:p>
          </table:table-cell>
          <table:table-cell table:style-name="ce5" office:value-type="float" office:value="1991549373" calcext:value-type="float">
            <text:p>1991549373</text:p>
          </table:table-cell>
          <table:table-cell table:style-name="ce5" office:value-type="float" office:value="1765567564" calcext:value-type="float">
            <text:p>1765567564</text:p>
          </table:table-cell>
          <table:table-cell table:style-name="ce5" office:value-type="float" office:value="661478709" calcext:value-type="float">
            <text:p>661478709</text:p>
          </table:table-cell>
          <table:table-cell table:style-name="ce5" office:value-type="float" office:value="2490" calcext:value-type="float">
            <text:p>2490</text:p>
          </table:table-cell>
        </table:table-row>
        <table:table-row table:style-name="ro1">
          <table:table-cell table:style-name="ce5" office:value-type="float" office:value="9579" calcext:value-type="float">
            <text:p>9579</text:p>
          </table:table-cell>
          <table:table-cell table:style-name="ce5" office:value-type="float" office:value="1861409183" calcext:value-type="float">
            <text:p>1861409183</text:p>
          </table:table-cell>
          <table:table-cell table:style-name="ce5" office:value-type="float" office:value="1734969325" calcext:value-type="float">
            <text:p>1734969325</text:p>
          </table:table-cell>
          <table:table-cell table:style-name="ce5" office:value-type="float" office:value="2959977280" calcext:value-type="float">
            <text:p>2959977280</text:p>
          </table:table-cell>
          <table:table-cell table:style-name="ce5" office:value-type="float" office:value="2604" calcext:value-type="float">
            <text:p>2604</text:p>
          </table:table-cell>
        </table:table-row>
        <table:table-row table:style-name="ro1">
          <table:table-cell table:style-name="ce5" office:value-type="float" office:value="5172" calcext:value-type="float">
            <text:p>5172</text:p>
          </table:table-cell>
          <table:table-cell table:style-name="ce5" office:value-type="float" office:value="1149225824" calcext:value-type="float">
            <text:p>1149225824</text:p>
          </table:table-cell>
          <table:table-cell table:style-name="ce5" office:value-type="float" office:value="1340435902" calcext:value-type="float">
            <text:p>1340435902</text:p>
          </table:table-cell>
          <table:table-cell table:style-name="ce5" office:value-type="float" office:value="2306395426" calcext:value-type="float">
            <text:p>2306395426</text:p>
          </table:table-cell>
          <table:table-cell table:style-name="ce5" office:value-type="float" office:value="2718" calcext:value-type="float">
            <text:p>2718</text:p>
          </table:table-cell>
        </table:table-row>
        <table:table-row table:style-name="ro1">
          <table:table-cell table:style-name="ce5" office:value-type="float" office:value="2277" calcext:value-type="float">
            <text:p>2277</text:p>
          </table:table-cell>
          <table:table-cell table:style-name="ce5" office:value-type="float" office:value="1800426462" calcext:value-type="float">
            <text:p>1800426462</text:p>
          </table:table-cell>
          <table:table-cell table:style-name="ce5" office:value-type="float" office:value="1587640684" calcext:value-type="float">
            <text:p>1587640684</text:p>
          </table:table-cell>
          <table:table-cell table:style-name="ce5" office:value-type="float" office:value="954427351" calcext:value-type="float">
            <text:p>954427351</text:p>
          </table:table-cell>
          <table:table-cell table:style-name="ce5" office:value-type="float" office:value="2832" calcext:value-type="float">
            <text:p>2832</text:p>
          </table:table-cell>
        </table:table-row>
        <table:table-row table:style-name="ro1">
          <table:table-cell table:style-name="ce5" office:value-type="float" office:value="9552" calcext:value-type="float">
            <text:p>9552</text:p>
          </table:table-cell>
          <table:table-cell table:style-name="ce5" office:value-type="float" office:value="531334708" calcext:value-type="float">
            <text:p>531334708</text:p>
          </table:table-cell>
          <table:table-cell table:style-name="ce5" office:value-type="float" office:value="1726661617" calcext:value-type="float">
            <text:p>1726661617</text:p>
          </table:table-cell>
          <table:table-cell table:style-name="ce5" office:value-type="float" office:value="3282199452" calcext:value-type="float">
            <text:p>3282199452</text:p>
          </table:table-cell>
          <table:table-cell table:style-name="ce5" office:value-type="float" office:value="2947" calcext:value-type="float">
            <text:p>2947</text:p>
          </table:table-cell>
        </table:table-row>
        <table:table-row table:style-name="ro1">
          <table:table-cell table:style-name="ce5" office:value-type="float" office:value="4596" calcext:value-type="float">
            <text:p>4596</text:p>
          </table:table-cell>
          <table:table-cell table:style-name="ce5" office:value-type="float" office:value="68799330" calcext:value-type="float">
            <text:p>68799330</text:p>
          </table:table-cell>
          <table:table-cell table:style-name="ce5" office:value-type="float" office:value="692922196" calcext:value-type="float">
            <text:p>692922196</text:p>
          </table:table-cell>
          <table:table-cell table:style-name="ce5" office:value-type="float" office:value="1846301084" calcext:value-type="float">
            <text:p>1846301084</text:p>
          </table:table-cell>
          <table:table-cell table:style-name="ce5" office:value-type="float" office:value="3062" calcext:value-type="float">
            <text:p>3062</text:p>
          </table:table-cell>
        </table:table-row>
        <table:table-row table:style-name="ro1">
          <table:table-cell table:style-name="ce5" office:value-type="float" office:value="526" calcext:value-type="float">
            <text:p>526</text:p>
          </table:table-cell>
          <table:table-cell table:style-name="ce5" office:value-type="float" office:value="758478840" calcext:value-type="float">
            <text:p>758478840</text:p>
          </table:table-cell>
          <table:table-cell table:style-name="ce5" office:value-type="float" office:value="622447018" calcext:value-type="float">
            <text:p>622447018</text:p>
          </table:table-cell>
          <table:table-cell table:style-name="ce5" office:value-type="float" office:value="3663781374" calcext:value-type="float">
            <text:p>3663781374</text:p>
          </table:table-cell>
          <table:table-cell table:style-name="ce5" office:value-type="float" office:value="3177" calcext:value-type="float">
            <text:p>3177</text:p>
          </table:table-cell>
        </table:table-row>
        <table:table-row table:style-name="ro1">
          <table:table-cell table:style-name="ce5" office:value-type="float" office:value="9140" calcext:value-type="float">
            <text:p>9140</text:p>
          </table:table-cell>
          <table:table-cell table:style-name="ce5" office:value-type="float" office:value="992792615" calcext:value-type="float">
            <text:p>992792615</text:p>
          </table:table-cell>
          <table:table-cell table:style-name="ce5" office:value-type="float" office:value="1567096470" calcext:value-type="float">
            <text:p>1567096470</text:p>
          </table:table-cell>
          <table:table-cell table:style-name="ce5" office:value-type="float" office:value="845619133" calcext:value-type="float">
            <text:p>845619133</text:p>
          </table:table-cell>
          <table:table-cell table:style-name="ce5" office:value-type="float" office:value="3292" calcext:value-type="float">
            <text:p>3292</text:p>
          </table:table-cell>
        </table:table-row>
        <table:table-row table:style-name="ro1">
          <table:table-cell table:style-name="ce5" office:value-type="float" office:value="4304" calcext:value-type="float">
            <text:p>4304</text:p>
          </table:table-cell>
          <table:table-cell table:style-name="ce5" office:value-type="float" office:value="1696315499" calcext:value-type="float">
            <text:p>1696315499</text:p>
          </table:table-cell>
          <table:table-cell table:style-name="ce5" office:value-type="float" office:value="243499821" calcext:value-type="float">
            <text:p>243499821</text:p>
          </table:table-cell>
          <table:table-cell table:style-name="ce5" office:value-type="float" office:value="1098299886" calcext:value-type="float">
            <text:p>1098299886</text:p>
          </table:table-cell>
          <table:table-cell table:style-name="ce5" office:value-type="float" office:value="3408" calcext:value-type="float">
            <text:p>3408</text:p>
          </table:table-cell>
        </table:table-row>
        <table:table-row table:style-name="ro1">
          <table:table-cell table:style-name="ce5" office:value-type="float" office:value="7204" calcext:value-type="float">
            <text:p>7204</text:p>
          </table:table-cell>
          <table:table-cell table:style-name="ce5" office:value-type="float" office:value="1042126534" calcext:value-type="float">
            <text:p>1042126534</text:p>
          </table:table-cell>
          <table:table-cell table:style-name="ce5" office:value-type="float" office:value="628516856" calcext:value-type="float">
            <text:p>628516856</text:p>
          </table:table-cell>
          <table:table-cell table:style-name="ce5" office:value-type="float" office:value="1423920735" calcext:value-type="float">
            <text:p>1423920735</text:p>
          </table:table-cell>
          <table:table-cell table:style-name="ce5" office:value-type="float" office:value="3524" calcext:value-type="float">
            <text:p>3524</text:p>
          </table:table-cell>
        </table:table-row>
        <table:table-row table:style-name="ro1">
          <table:table-cell table:style-name="ce5" office:value-type="float" office:value="656" calcext:value-type="float">
            <text:p>656</text:p>
          </table:table-cell>
          <table:table-cell table:style-name="ce5" office:value-type="float" office:value="351581087" calcext:value-type="float">
            <text:p>351581087</text:p>
          </table:table-cell>
          <table:table-cell table:style-name="ce5" office:value-type="float" office:value="2108780029" calcext:value-type="float">
            <text:p>2108780029</text:p>
          </table:table-cell>
          <table:table-cell table:style-name="ce5" office:value-type="float" office:value="1032636350" calcext:value-type="float">
            <text:p>1032636350</text:p>
          </table:table-cell>
          <table:table-cell table:style-name="ce5" office:value-type="float" office:value="3640" calcext:value-type="float">
            <text:p>3640</text:p>
          </table:table-cell>
        </table:table-row>
        <table:table-row table:style-name="ro1">
          <table:table-cell table:style-name="ce5" office:value-type="float" office:value="9547" calcext:value-type="float">
            <text:p>9547</text:p>
          </table:table-cell>
          <table:table-cell table:style-name="ce5" office:value-type="float" office:value="1279372628" calcext:value-type="float">
            <text:p>1279372628</text:p>
          </table:table-cell>
          <table:table-cell table:style-name="ce5" office:value-type="float" office:value="1190670603" calcext:value-type="float">
            <text:p>1190670603</text:p>
          </table:table-cell>
          <table:table-cell table:style-name="ce5" office:value-type="float" office:value="3630895518" calcext:value-type="float">
            <text:p>3630895518</text:p>
          </table:table-cell>
          <table:table-cell table:style-name="ce5" office:value-type="float" office:value="3756" calcext:value-type="float">
            <text:p>3756</text:p>
          </table:table-cell>
        </table:table-row>
        <table:table-row table:style-name="ro1"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390235084" calcext:value-type="float">
            <text:p>390235084</text:p>
          </table:table-cell>
          <table:table-cell table:style-name="ce5" office:value-type="float" office:value="1939176186" calcext:value-type="float">
            <text:p>1939176186</text:p>
          </table:table-cell>
          <table:table-cell table:style-name="ce5" office:value-type="float" office:value="1626930965" calcext:value-type="float">
            <text:p>1626930965</text:p>
          </table:table-cell>
          <table:table-cell table:style-name="ce5" office:value-type="float" office:value="3872" calcext:value-type="float">
            <text:p>3872</text:p>
          </table:table-cell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280276833" calcext:value-type="float">
            <text:p>280276833</text:p>
          </table:table-cell>
          <table:table-cell table:style-name="ce5" office:value-type="float" office:value="759279670" calcext:value-type="float">
            <text:p>759279670</text:p>
          </table:table-cell>
          <table:table-cell table:style-name="ce5" office:value-type="float" office:value="4083610833" calcext:value-type="float">
            <text:p>4083610833</text:p>
          </table:table-cell>
          <table:table-cell table:style-name="ce5" office:value-type="float" office:value="3988" calcext:value-type="float">
            <text:p>3988</text:p>
          </table:table-cell>
        </table:table-row>
        <table:table-row table:style-name="ro1">
          <table:table-cell table:style-name="ce5" office:value-type="float" office:value="5289" calcext:value-type="float">
            <text:p>5289</text:p>
          </table:table-cell>
          <table:table-cell table:style-name="ce5" office:value-type="float" office:value="536029444" calcext:value-type="float">
            <text:p>536029444</text:p>
          </table:table-cell>
          <table:table-cell table:style-name="ce5" office:value-type="float" office:value="1850954178" calcext:value-type="float">
            <text:p>1850954178</text:p>
          </table:table-cell>
          <table:table-cell table:style-name="ce5" office:value-type="float" office:value="1712028110" calcext:value-type="float">
            <text:p>1712028110</text:p>
          </table:table-cell>
          <table:table-cell table:style-name="ce5" office:value-type="float" office:value="4105" calcext:value-type="float">
            <text:p>4105</text:p>
          </table:table-cell>
        </table:table-row>
        <table:table-row table:style-name="ro1">
          <table:table-cell table:style-name="ce5" office:value-type="float" office:value="8752" calcext:value-type="float">
            <text:p>8752</text:p>
          </table:table-cell>
          <table:table-cell table:style-name="ce5" office:value-type="float" office:value="981177800" calcext:value-type="float">
            <text:p>981177800</text:p>
          </table:table-cell>
          <table:table-cell table:style-name="ce5" office:value-type="float" office:value="1673406804" calcext:value-type="float">
            <text:p>1673406804</text:p>
          </table:table-cell>
          <table:table-cell table:style-name="ce5" office:value-type="float" office:value="7711250" calcext:value-type="float">
            <text:p>7711250</text:p>
          </table:table-cell>
          <table:table-cell table:style-name="ce5" office:value-type="float" office:value="4222" calcext:value-type="float">
            <text:p>4222</text:p>
          </table:table-cell>
        </table:table-row>
        <table:table-row table:style-name="ro1">
          <table:table-cell table:style-name="ce5" office:value-type="float" office:value="964" calcext:value-type="float">
            <text:p>964</text:p>
          </table:table-cell>
          <table:table-cell table:style-name="ce5" office:value-type="float" office:value="801042773" calcext:value-type="float">
            <text:p>801042773</text:p>
          </table:table-cell>
          <table:table-cell table:style-name="ce5" office:value-type="float" office:value="698820685" calcext:value-type="float">
            <text:p>698820685</text:p>
          </table:table-cell>
          <table:table-cell table:style-name="ce5" office:value-type="float" office:value="1517664543" calcext:value-type="float">
            <text:p>1517664543</text:p>
          </table:table-cell>
          <table:table-cell table:style-name="ce5" office:value-type="float" office:value="4339" calcext:value-type="float">
            <text:p>4339</text:p>
          </table:table-cell>
        </table:table-row>
        <table:table-row table:style-name="ro1"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1004360270" calcext:value-type="float">
            <text:p>1004360270</text:p>
          </table:table-cell>
          <table:table-cell table:style-name="ce5" office:value-type="float" office:value="1834870238" calcext:value-type="float">
            <text:p>1834870238</text:p>
          </table:table-cell>
          <table:table-cell table:style-name="ce5" office:value-type="float" office:value="2450443773" calcext:value-type="float">
            <text:p>2450443773</text:p>
          </table:table-cell>
          <table:table-cell table:style-name="ce5" office:value-type="float" office:value="4456" calcext:value-type="float">
            <text:p>4456</text:p>
          </table:table-cell>
        </table:table-row>
        <table:table-row table:style-name="ro1">
          <table:table-cell table:style-name="ce5" office:value-type="float" office:value="6144" calcext:value-type="float">
            <text:p>6144</text:p>
          </table:table-cell>
          <table:table-cell table:style-name="ce5" office:value-type="float" office:value="2056817121" calcext:value-type="float">
            <text:p>2056817121</text:p>
          </table:table-cell>
          <table:table-cell table:style-name="ce5" office:value-type="float" office:value="730009408" calcext:value-type="float">
            <text:p>730009408</text:p>
          </table:table-cell>
          <table:table-cell table:style-name="ce5" office:value-type="float" office:value="1912510717" calcext:value-type="float">
            <text:p>1912510717</text:p>
          </table:table-cell>
          <table:table-cell table:style-name="ce5" office:value-type="float" office:value="4574" calcext:value-type="float">
            <text:p>4574</text:p>
          </table:table-cell>
        </table:table-row>
        <table:table-row table:style-name="ro1">
          <table:table-cell table:style-name="ce5" office:value-type="float" office:value="4920" calcext:value-type="float">
            <text:p>4920</text:p>
          </table:table-cell>
          <table:table-cell table:style-name="ce5" office:value-type="float" office:value="664544341" calcext:value-type="float">
            <text:p>664544341</text:p>
          </table:table-cell>
          <table:table-cell table:style-name="ce5" office:value-type="float" office:value="818450124" calcext:value-type="float">
            <text:p>818450124</text:p>
          </table:table-cell>
          <table:table-cell table:style-name="ce5" office:value-type="float" office:value="2068816822" calcext:value-type="float">
            <text:p>2068816822</text:p>
          </table:table-cell>
          <table:table-cell table:style-name="ce5" office:value-type="float" office:value="4692" calcext:value-type="float">
            <text:p>4692</text:p>
          </table:table-cell>
        </table:table-row>
        <table:table-row table:style-name="ro1">
          <table:table-cell table:style-name="ce5" office:value-type="float" office:value="7787" calcext:value-type="float">
            <text:p>7787</text:p>
          </table:table-cell>
          <table:table-cell table:style-name="ce5" office:value-type="float" office:value="185846885" calcext:value-type="float">
            <text:p>185846885</text:p>
          </table:table-cell>
          <table:table-cell table:style-name="ce5" office:value-type="float" office:value="480481689" calcext:value-type="float">
            <text:p>480481689</text:p>
          </table:table-cell>
          <table:table-cell table:style-name="ce5" office:value-type="float" office:value="485987775" calcext:value-type="float">
            <text:p>485987775</text:p>
          </table:table-cell>
          <table:table-cell table:style-name="ce5" office:value-type="float" office:value="4810" calcext:value-type="float">
            <text:p>4810</text:p>
          </table:table-cell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1324833929" calcext:value-type="float">
            <text:p>1324833929</text:p>
          </table:table-cell>
          <table:table-cell table:style-name="ce5" office:value-type="float" office:value="293590789" calcext:value-type="float">
            <text:p>293590789</text:p>
          </table:table-cell>
          <table:table-cell table:style-name="ce5" office:value-type="float" office:value="139267376" calcext:value-type="float">
            <text:p>139267376</text:p>
          </table:table-cell>
          <table:table-cell table:style-name="ce5" office:value-type="float" office:value="4928" calcext:value-type="float">
            <text:p>4928</text:p>
          </table:table-cell>
        </table:table-row>
        <table:table-row table:style-name="ro1">
          <table:table-cell table:style-name="ce5" office:value-type="float" office:value="5600" calcext:value-type="float">
            <text:p>5600</text:p>
          </table:table-cell>
          <table:table-cell table:style-name="ce5" office:value-type="float" office:value="1126682173" calcext:value-type="float">
            <text:p>1126682173</text:p>
          </table:table-cell>
          <table:table-cell table:style-name="ce5" office:value-type="float" office:value="1949660536" calcext:value-type="float">
            <text:p>1949660536</text:p>
          </table:table-cell>
          <table:table-cell table:style-name="ce5" office:value-type="float" office:value="1057900545" calcext:value-type="float">
            <text:p>1057900545</text:p>
          </table:table-cell>
          <table:table-cell table:style-name="ce5" office:value-type="float" office:value="5046" calcext:value-type="float">
            <text:p>5046</text:p>
          </table:table-cell>
        </table:table-row>
        <table:table-row table:style-name="ro1">
          <table:table-cell table:style-name="ce5" office:value-type="float" office:value="5625" calcext:value-type="float">
            <text:p>5625</text:p>
          </table:table-cell>
          <table:table-cell table:style-name="ce5" office:value-type="float" office:value="2039536895" calcext:value-type="float">
            <text:p>2039536895</text:p>
          </table:table-cell>
          <table:table-cell table:style-name="ce5" office:value-type="float" office:value="1069377060" calcext:value-type="float">
            <text:p>1069377060</text:p>
          </table:table-cell>
          <table:table-cell table:style-name="ce5" office:value-type="float" office:value="1851147181" calcext:value-type="float">
            <text:p>1851147181</text:p>
          </table:table-cell>
          <table:table-cell table:style-name="ce5" office:value-type="float" office:value="5164" calcext:value-type="float">
            <text:p>5164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04339795" calcext:value-type="float">
            <text:p>1004339795</text:p>
          </table:table-cell>
          <table:table-cell table:style-name="ce5" office:value-type="float" office:value="1215028811" calcext:value-type="float">
            <text:p>1215028811</text:p>
          </table:table-cell>
          <table:table-cell table:style-name="ce5" office:value-type="float" office:value="3613342411" calcext:value-type="float">
            <text:p>3613342411</text:p>
          </table:table-cell>
          <table:table-cell table:style-name="ce5" office:value-type="float" office:value="5283" calcext:value-type="float">
            <text:p>5283</text:p>
          </table:table-cell>
        </table:table-row>
        <table:table-row table:style-name="ro1">
          <table:table-cell table:style-name="ce5" office:value-type="float" office:value="7081" calcext:value-type="float">
            <text:p>7081</text:p>
          </table:table-cell>
          <table:table-cell table:style-name="ce5" office:value-type="float" office:value="953317671" calcext:value-type="float">
            <text:p>953317671</text:p>
          </table:table-cell>
          <table:table-cell table:style-name="ce5" office:value-type="float" office:value="847870479" calcext:value-type="float">
            <text:p>847870479</text:p>
          </table:table-cell>
          <table:table-cell table:style-name="ce5" office:value-type="float" office:value="361501824" calcext:value-type="float">
            <text:p>361501824</text:p>
          </table:table-cell>
          <table:table-cell table:style-name="ce5" office:value-type="float" office:value="5402" calcext:value-type="float">
            <text:p>5402</text:p>
          </table:table-cell>
        </table:table-row>
        <table:table-row table:style-name="ro1">
          <table:table-cell table:style-name="ce5" office:value-type="float" office:value="7369" calcext:value-type="float">
            <text:p>7369</text:p>
          </table:table-cell>
          <table:table-cell table:style-name="ce5" office:value-type="float" office:value="2128762078" calcext:value-type="float">
            <text:p>2128762078</text:p>
          </table:table-cell>
          <table:table-cell table:style-name="ce5" office:value-type="float" office:value="1208163348" calcext:value-type="float">
            <text:p>1208163348</text:p>
          </table:table-cell>
          <table:table-cell table:style-name="ce5" office:value-type="float" office:value="2975694833" calcext:value-type="float">
            <text:p>2975694833</text:p>
          </table:table-cell>
          <table:table-cell table:style-name="ce5" office:value-type="float" office:value="5521" calcext:value-type="float">
            <text:p>5521</text:p>
          </table:table-cell>
        </table:table-row>
        <table:table-row table:style-name="ro1">
          <table:table-cell table:style-name="ce5" office:value-type="float" office:value="6485" calcext:value-type="float">
            <text:p>6485</text:p>
          </table:table-cell>
          <table:table-cell table:style-name="ce5" office:value-type="float" office:value="375579802" calcext:value-type="float">
            <text:p>375579802</text:p>
          </table:table-cell>
          <table:table-cell table:style-name="ce5" office:value-type="float" office:value="867036594" calcext:value-type="float">
            <text:p>867036594</text:p>
          </table:table-cell>
          <table:table-cell table:style-name="ce5" office:value-type="float" office:value="690529818" calcext:value-type="float">
            <text:p>690529818</text:p>
          </table:table-cell>
          <table:table-cell table:style-name="ce5" office:value-type="float" office:value="5640" calcext:value-type="float">
            <text:p>5640</text:p>
          </table:table-cell>
        </table:table-row>
        <table:table-row table:style-name="ro1">
          <table:table-cell table:style-name="ce5" office:value-type="float" office:value="5562" calcext:value-type="float">
            <text:p>5562</text:p>
          </table:table-cell>
          <table:table-cell table:style-name="ce5" office:value-type="float" office:value="1354324366" calcext:value-type="float">
            <text:p>1354324366</text:p>
          </table:table-cell>
          <table:table-cell table:style-name="ce5" office:value-type="float" office:value="732445497" calcext:value-type="float">
            <text:p>732445497</text:p>
          </table:table-cell>
          <table:table-cell table:style-name="ce5" office:value-type="float" office:value="292857532" calcext:value-type="float">
            <text:p>292857532</text:p>
          </table:table-cell>
          <table:table-cell table:style-name="ce5" office:value-type="float" office:value="5760" calcext:value-type="float">
            <text:p>5760</text:p>
          </table:table-cell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356909393" calcext:value-type="float">
            <text:p>1356909393</text:p>
          </table:table-cell>
          <table:table-cell table:style-name="ce5" office:value-type="float" office:value="1658229165" calcext:value-type="float">
            <text:p>1658229165</text:p>
          </table:table-cell>
          <table:table-cell table:style-name="ce5" office:value-type="float" office:value="2265975107" calcext:value-type="float">
            <text:p>2265975107</text:p>
          </table:table-cell>
          <table:table-cell table:style-name="ce5" office:value-type="float" office:value="5880" calcext:value-type="float">
            <text:p>5880</text:p>
          </table:table-cell>
        </table:table-row>
        <table:table-row table:style-name="ro1">
          <table:table-cell table:style-name="ce5" office:value-type="float" office:value="5864" calcext:value-type="float">
            <text:p>5864</text:p>
          </table:table-cell>
          <table:table-cell table:style-name="ce5" office:value-type="float" office:value="1166220645" calcext:value-type="float">
            <text:p>1166220645</text:p>
          </table:table-cell>
          <table:table-cell table:style-name="ce5" office:value-type="float" office:value="1315279584" calcext:value-type="float">
            <text:p>1315279584</text:p>
          </table:table-cell>
          <table:table-cell table:style-name="ce5" office:value-type="float" office:value="3867211977" calcext:value-type="float">
            <text:p>3867211977</text:p>
          </table:table-cell>
          <table:table-cell table:style-name="ce5" office:value-type="float" office:value="6000" calcext:value-type="float">
            <text:p>6000</text:p>
          </table:table-cell>
        </table:table-row>
        <table:table-row table:style-name="ro1">
          <table:table-cell table:style-name="ce5" office:value-type="float" office:value="6487" calcext:value-type="float">
            <text:p>6487</text:p>
          </table:table-cell>
          <table:table-cell table:style-name="ce5" office:value-type="float" office:value="1590626152" calcext:value-type="float">
            <text:p>1590626152</text:p>
          </table:table-cell>
          <table:table-cell table:style-name="ce5" office:value-type="float" office:value="1194665329" calcext:value-type="float">
            <text:p>1194665329</text:p>
          </table:table-cell>
          <table:table-cell table:style-name="ce5" office:value-type="float" office:value="3791788711" calcext:value-type="float">
            <text:p>3791788711</text:p>
          </table:table-cell>
          <table:table-cell table:style-name="ce5" office:value-type="float" office:value="6120" calcext:value-type="float">
            <text:p>6120</text:p>
          </table:table-cell>
        </table:table-row>
        <table:table-row table:style-name="ro1">
          <table:table-cell table:style-name="ce5" office:value-type="float" office:value="6406" calcext:value-type="float">
            <text:p>6406</text:p>
          </table:table-cell>
          <table:table-cell table:style-name="ce5" office:value-type="float" office:value="1201610284" calcext:value-type="float">
            <text:p>1201610284</text:p>
          </table:table-cell>
          <table:table-cell table:style-name="ce5" office:value-type="float" office:value="443928293" calcext:value-type="float">
            <text:p>443928293</text:p>
          </table:table-cell>
          <table:table-cell table:style-name="ce5" office:value-type="float" office:value="613687601" calcext:value-type="float">
            <text:p>613687601</text:p>
          </table:table-cell>
          <table:table-cell table:style-name="ce5" office:value-type="float" office:value="6240" calcext:value-type="float">
            <text:p>6240</text:p>
          </table:table-cell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568893561" calcext:value-type="float">
            <text:p>1568893561</text:p>
          </table:table-cell>
          <table:table-cell table:style-name="ce5" office:value-type="float" office:value="58337005" calcext:value-type="float">
            <text:p>58337005</text:p>
          </table:table-cell>
          <table:table-cell table:style-name="ce5" office:value-type="float" office:value="2823452819" calcext:value-type="float">
            <text:p>2823452819</text:p>
          </table:table-cell>
          <table:table-cell table:style-name="ce5" office:value-type="float" office:value="6360" calcext:value-type="float">
            <text:p>6360</text:p>
          </table:table-cell>
        </table:table-row>
        <table:table-row table:style-name="ro1">
          <table:table-cell table:style-name="ce5" office:value-type="float" office:value="8366" calcext:value-type="float">
            <text:p>8366</text:p>
          </table:table-cell>
          <table:table-cell table:style-name="ce5" office:value-type="float" office:value="196140531" calcext:value-type="float">
            <text:p>196140531</text:p>
          </table:table-cell>
          <table:table-cell table:style-name="ce5" office:value-type="float" office:value="1758821769" calcext:value-type="float">
            <text:p>1758821769</text:p>
          </table:table-cell>
          <table:table-cell table:style-name="ce5" office:value-type="float" office:value="1010475498" calcext:value-type="float">
            <text:p>1010475498</text:p>
          </table:table-cell>
          <table:table-cell table:style-name="ce5" office:value-type="float" office:value="6481" calcext:value-type="float">
            <text:p>6481</text:p>
          </table:table-cell>
        </table:table-row>
        <table:table-row table:style-name="ro1">
          <table:table-cell table:style-name="ce5" office:value-type="float" office:value="403" calcext:value-type="float">
            <text:p>403</text:p>
          </table:table-cell>
          <table:table-cell table:style-name="ce5" office:value-type="float" office:value="2085381824" calcext:value-type="float">
            <text:p>2085381824</text:p>
          </table:table-cell>
          <table:table-cell table:style-name="ce5" office:value-type="float" office:value="1254247508" calcext:value-type="float">
            <text:p>1254247508</text:p>
          </table:table-cell>
          <table:table-cell table:style-name="ce5" office:value-type="float" office:value="4216557825" calcext:value-type="float">
            <text:p>4216557825</text:p>
          </table:table-cell>
          <table:table-cell table:style-name="ce5" office:value-type="float" office:value="6602" calcext:value-type="float">
            <text:p>6602</text:p>
          </table:table-cell>
        </table:table-row>
        <table:table-row table:style-name="ro1">
          <table:table-cell table:style-name="ce5" office:value-type="float" office:value="7917" calcext:value-type="float">
            <text:p>7917</text:p>
          </table:table-cell>
          <table:table-cell table:style-name="ce5" office:value-type="float" office:value="1126456810" calcext:value-type="float">
            <text:p>1126456810</text:p>
          </table:table-cell>
          <table:table-cell table:style-name="ce5" office:value-type="float" office:value="913588580" calcext:value-type="float">
            <text:p>913588580</text:p>
          </table:table-cell>
          <table:table-cell table:style-name="ce5" office:value-type="float" office:value="1977138028" calcext:value-type="float">
            <text:p>1977138028</text:p>
          </table:table-cell>
          <table:table-cell table:style-name="ce5" office:value-type="float" office:value="6723" calcext:value-type="float">
            <text:p>6723</text:p>
          </table:table-cell>
        </table:table-row>
        <table:table-row table:style-name="ro1">
          <table:table-cell table:style-name="ce5" office:value-type="float" office:value="8404" calcext:value-type="float">
            <text:p>8404</text:p>
          </table:table-cell>
          <table:table-cell table:style-name="ce5" office:value-type="float" office:value="1796701880" calcext:value-type="float">
            <text:p>1796701880</text:p>
          </table:table-cell>
          <table:table-cell table:style-name="ce5" office:value-type="float" office:value="2074689323" calcext:value-type="float">
            <text:p>2074689323</text:p>
          </table:table-cell>
          <table:table-cell table:style-name="ce5" office:value-type="float" office:value="4149087185" calcext:value-type="float">
            <text:p>4149087185</text:p>
          </table:table-cell>
          <table:table-cell table:style-name="ce5" office:value-type="float" office:value="6844" calcext:value-type="float">
            <text:p>6844</text:p>
          </table:table-cell>
        </table:table-row>
        <table:table-row table:style-name="ro1">
          <table:table-cell table:style-name="ce5" office:value-type="float" office:value="697" calcext:value-type="float">
            <text:p>697</text:p>
          </table:table-cell>
          <table:table-cell table:style-name="ce5" office:value-type="float" office:value="717611424" calcext:value-type="float">
            <text:p>717611424</text:p>
          </table:table-cell>
          <table:table-cell table:style-name="ce5" office:value-type="float" office:value="1458058830" calcext:value-type="float">
            <text:p>1458058830</text:p>
          </table:table-cell>
          <table:table-cell table:style-name="ce5" office:value-type="float" office:value="2298194583" calcext:value-type="float">
            <text:p>2298194583</text:p>
          </table:table-cell>
          <table:table-cell table:style-name="ce5" office:value-type="float" office:value="6966" calcext:value-type="float">
            <text:p>6966</text:p>
          </table:table-cell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table:style-name="ce5" office:value-type="float" office:value="588965240" calcext:value-type="float">
            <text:p>588965240</text:p>
          </table:table-cell>
          <table:table-cell table:style-name="ce5" office:value-type="float" office:value="618879378" calcext:value-type="float">
            <text:p>618879378</text:p>
          </table:table-cell>
          <table:table-cell table:style-name="ce5" office:value-type="float" office:value="1970148697" calcext:value-type="float">
            <text:p>1970148697</text:p>
          </table:table-cell>
          <table:table-cell table:style-name="ce5" office:value-type="float" office:value="7088" calcext:value-type="float">
            <text:p>7088</text:p>
          </table:table-cell>
        </table:table-row>
        <table:table-row table:style-name="ro1">
          <table:table-cell table:style-name="ce5" office:value-type="float" office:value="730" calcext:value-type="float">
            <text:p>730</text:p>
          </table:table-cell>
          <table:table-cell table:style-name="ce5" office:value-type="float" office:value="1743361009" calcext:value-type="float">
            <text:p>1743361009</text:p>
          </table:table-cell>
          <table:table-cell table:style-name="ce5" office:value-type="float" office:value="1247128525" calcext:value-type="float">
            <text:p>1247128525</text:p>
          </table:table-cell>
          <table:table-cell table:style-name="ce5" office:value-type="float" office:value="1843814611" calcext:value-type="float">
            <text:p>1843814611</text:p>
          </table:table-cell>
          <table:table-cell table:style-name="ce5" office:value-type="float" office:value="7210" calcext:value-type="float">
            <text:p>7210</text:p>
          </table:table-cell>
        </table:table-row>
        <table:table-row table:style-name="ro1">
          <table:table-cell table:style-name="ce5" office:value-type="float" office:value="738" calcext:value-type="float">
            <text:p>738</text:p>
          </table:table-cell>
          <table:table-cell table:style-name="ce5" office:value-type="float" office:value="1328715432" calcext:value-type="float">
            <text:p>1328715432</text:p>
          </table:table-cell>
          <table:table-cell table:style-name="ce5" office:value-type="float" office:value="1924544879" calcext:value-type="float">
            <text:p>1924544879</text:p>
          </table:table-cell>
          <table:table-cell table:style-name="ce5" office:value-type="float" office:value="3679735071" calcext:value-type="float">
            <text:p>3679735071</text:p>
          </table:table-cell>
          <table:table-cell table:style-name="ce5" office:value-type="float" office:value="7332" calcext:value-type="float">
            <text:p>7332</text:p>
          </table:table-cell>
        </table:table-row>
        <table:table-row table:style-name="ro1">
          <table:table-cell table:style-name="ce5" office:value-type="float" office:value="4421" calcext:value-type="float">
            <text:p>4421</text:p>
          </table:table-cell>
          <table:table-cell table:style-name="ce5" office:value-type="float" office:value="1913180830" calcext:value-type="float">
            <text:p>1913180830</text:p>
          </table:table-cell>
          <table:table-cell table:style-name="ce5" office:value-type="float" office:value="399403376" calcext:value-type="float">
            <text:p>399403376</text:p>
          </table:table-cell>
          <table:table-cell table:style-name="ce5" office:value-type="float" office:value="3798932088" calcext:value-type="float">
            <text:p>3798932088</text:p>
          </table:table-cell>
          <table:table-cell table:style-name="ce5" office:value-type="float" office:value="7454" calcext:value-type="float">
            <text:p>7454</text:p>
          </table:table-cell>
        </table:table-row>
        <table:table-row table:style-name="ro1">
          <table:table-cell table:style-name="ce5" office:value-type="float" office:value="9646" calcext:value-type="float">
            <text:p>9646</text:p>
          </table:table-cell>
          <table:table-cell table:style-name="ce5" office:value-type="float" office:value="748582279" calcext:value-type="float">
            <text:p>748582279</text:p>
          </table:table-cell>
          <table:table-cell table:style-name="ce5" office:value-type="float" office:value="288245053" calcext:value-type="float">
            <text:p>288245053</text:p>
          </table:table-cell>
          <table:table-cell table:style-name="ce5" office:value-type="float" office:value="4149239012" calcext:value-type="float">
            <text:p>4149239012</text:p>
          </table:table-cell>
          <table:table-cell table:style-name="ce5" office:value-type="float" office:value="7576" calcext:value-type="float">
            <text:p>7576</text:p>
          </table:table-cell>
        </table:table-row>
        <table:table-row table:style-name="ro1">
          <table:table-cell table:style-name="ce5" office:value-type="float" office:value="2916" calcext:value-type="float">
            <text:p>2916</text:p>
          </table:table-cell>
          <table:table-cell table:style-name="ce5" office:value-type="float" office:value="305748721" calcext:value-type="float">
            <text:p>305748721</text:p>
          </table:table-cell>
          <table:table-cell table:style-name="ce5" office:value-type="float" office:value="403743826" calcext:value-type="float">
            <text:p>403743826</text:p>
          </table:table-cell>
          <table:table-cell table:style-name="ce5" office:value-type="float" office:value="3434444656" calcext:value-type="float">
            <text:p>3434444656</text:p>
          </table:table-cell>
          <table:table-cell table:style-name="ce5" office:value-type="float" office:value="7699" calcext:value-type="float">
            <text:p>7699</text:p>
          </table:table-cell>
        </table:table-row>
        <table:table-row table:style-name="ro1"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1933658617" calcext:value-type="float">
            <text:p>1933658617</text:p>
          </table:table-cell>
          <table:table-cell table:style-name="ce5" office:value-type="float" office:value="1262440849" calcext:value-type="float">
            <text:p>1262440849</text:p>
          </table:table-cell>
          <table:table-cell table:style-name="ce5" office:value-type="float" office:value="663190501" calcext:value-type="float">
            <text:p>663190501</text:p>
          </table:table-cell>
          <table:table-cell table:style-name="ce5" office:value-type="float" office:value="7822" calcext:value-type="float">
            <text:p>7822</text:p>
          </table:table-cell>
        </table:table-row>
        <table:table-row table:style-name="ro1"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859017707" calcext:value-type="float">
            <text:p>859017707</text:p>
          </table:table-cell>
          <table:table-cell table:style-name="ce5" office:value-type="float" office:value="1369670802" calcext:value-type="float">
            <text:p>1369670802</text:p>
          </table:table-cell>
          <table:table-cell table:style-name="ce5" office:value-type="float" office:value="3566139931" calcext:value-type="float">
            <text:p>3566139931</text:p>
          </table:table-cell>
          <table:table-cell table:style-name="ce5" office:value-type="float" office:value="7945" calcext:value-type="float">
            <text:p>7945</text:p>
          </table:table-cell>
        </table:table-row>
        <table:table-row table:style-name="ro1">
          <table:table-cell table:style-name="ce5" office:value-type="float" office:value="5571" calcext:value-type="float">
            <text:p>5571</text:p>
          </table:table-cell>
          <table:table-cell table:style-name="ce5" office:value-type="float" office:value="1780008982" calcext:value-type="float">
            <text:p>1780008982</text:p>
          </table:table-cell>
          <table:table-cell table:style-name="ce5" office:value-type="float" office:value="617926394" calcext:value-type="float">
            <text:p>617926394</text:p>
          </table:table-cell>
          <table:table-cell table:style-name="ce5" office:value-type="float" office:value="1776902748" calcext:value-type="float">
            <text:p>1776902748</text:p>
          </table:table-cell>
          <table:table-cell table:style-name="ce5" office:value-type="float" office:value="8068" calcext:value-type="float">
            <text:p>8068</text:p>
          </table:table-cell>
        </table:table-row>
        <table:table-row table:style-name="ro1"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1434736812" calcext:value-type="float">
            <text:p>1434736812</text:p>
          </table:table-cell>
          <table:table-cell table:style-name="ce5" office:value-type="float" office:value="1362987936" calcext:value-type="float">
            <text:p>1362987936</text:p>
          </table:table-cell>
          <table:table-cell table:style-name="ce5" office:value-type="float" office:value="2718044274" calcext:value-type="float">
            <text:p>2718044274</text:p>
          </table:table-cell>
          <table:table-cell table:style-name="ce5" office:value-type="float" office:value="8192" calcext:value-type="float">
            <text:p>8192</text:p>
          </table:table-cell>
        </table:table-row>
        <table:table-row table:style-name="ro1"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2037405434" calcext:value-type="float">
            <text:p>2037405434</text:p>
          </table:table-cell>
          <table:table-cell table:style-name="ce5" office:value-type="float" office:value="1432874395" calcext:value-type="float">
            <text:p>1432874395</text:p>
          </table:table-cell>
          <table:table-cell table:style-name="ce5" office:value-type="float" office:value="2290250060" calcext:value-type="float">
            <text:p>2290250060</text:p>
          </table:table-cell>
          <table:table-cell table:style-name="ce5" office:value-type="float" office:value="8316" calcext:value-type="float">
            <text:p>8316</text:p>
          </table:table-cell>
        </table:table-row>
        <table:table-row table:style-name="ro1">
          <table:table-cell table:style-name="ce5" office:value-type="float" office:value="2889" calcext:value-type="float">
            <text:p>2889</text:p>
          </table:table-cell>
          <table:table-cell table:style-name="ce5" office:value-type="float" office:value="1508756394" calcext:value-type="float">
            <text:p>1508756394</text:p>
          </table:table-cell>
          <table:table-cell table:style-name="ce5" office:value-type="float" office:value="2074135912" calcext:value-type="float">
            <text:p>2074135912</text:p>
          </table:table-cell>
          <table:table-cell table:style-name="ce5" office:value-type="float" office:value="4194700142" calcext:value-type="float">
            <text:p>4194700142</text:p>
          </table:table-cell>
          <table:table-cell table:style-name="ce5" office:value-type="float" office:value="8440" calcext:value-type="float">
            <text:p>8440</text:p>
          </table:table-cell>
        </table:table-row>
        <table:table-row table:style-name="ro1">
          <table:table-cell table:style-name="ce5" office:value-type="float" office:value="9590" calcext:value-type="float">
            <text:p>9590</text:p>
          </table:table-cell>
          <table:table-cell table:style-name="ce5" office:value-type="float" office:value="1133317832" calcext:value-type="float">
            <text:p>1133317832</text:p>
          </table:table-cell>
          <table:table-cell table:style-name="ce5" office:value-type="float" office:value="53174180" calcext:value-type="float">
            <text:p>53174180</text:p>
          </table:table-cell>
          <table:table-cell table:style-name="ce5" office:value-type="float" office:value="2036470398" calcext:value-type="float">
            <text:p>2036470398</text:p>
          </table:table-cell>
          <table:table-cell table:style-name="ce5" office:value-type="float" office:value="8564" calcext:value-type="float">
            <text:p>8564</text:p>
          </table:table-cell>
        </table:table-row>
        <table:table-row table:style-name="ro1"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1900622839" calcext:value-type="float">
            <text:p>1900622839</text:p>
          </table:table-cell>
          <table:table-cell table:style-name="ce5" office:value-type="float" office:value="1914519882" calcext:value-type="float">
            <text:p>1914519882</text:p>
          </table:table-cell>
          <table:table-cell table:style-name="ce5" office:value-type="float" office:value="3846219946" calcext:value-type="float">
            <text:p>3846219946</text:p>
          </table:table-cell>
          <table:table-cell table:style-name="ce5" office:value-type="float" office:value="8688" calcext:value-type="float">
            <text:p>8688</text:p>
          </table:table-cell>
        </table:table-row>
        <table:table-row table:style-name="ro1">
          <table:table-cell table:style-name="ce5" office:value-type="float" office:value="8419" calcext:value-type="float">
            <text:p>8419</text:p>
          </table:table-cell>
          <table:table-cell table:style-name="ce5" office:value-type="float" office:value="2123534277" calcext:value-type="float">
            <text:p>2123534277</text:p>
          </table:table-cell>
          <table:table-cell table:style-name="ce5" office:value-type="float" office:value="2086964547" calcext:value-type="float">
            <text:p>2086964547</text:p>
          </table:table-cell>
          <table:table-cell table:style-name="ce5" office:value-type="float" office:value="2537067718" calcext:value-type="float">
            <text:p>2537067718</text:p>
          </table:table-cell>
          <table:table-cell table:style-name="ce5" office:value-type="float" office:value="8812" calcext:value-type="float">
            <text:p>8812</text:p>
          </table:table-cell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5" office:value-type="float" office:value="865160315" calcext:value-type="float">
            <text:p>865160315</text:p>
          </table:table-cell>
          <table:table-cell table:style-name="ce5" office:value-type="float" office:value="1425767266" calcext:value-type="float">
            <text:p>1425767266</text:p>
          </table:table-cell>
          <table:table-cell table:style-name="ce5" office:value-type="float" office:value="2095059527" calcext:value-type="float">
            <text:p>2095059527</text:p>
          </table:table-cell>
          <table:table-cell table:style-name="ce5" office:value-type="float" office:value="8937" calcext:value-type="float">
            <text:p>8937</text:p>
          </table:table-cell>
        </table:table-row>
        <table:table-row table:style-name="ro1">
          <table:table-cell table:style-name="ce5" office:value-type="float" office:value="3349" calcext:value-type="float">
            <text:p>3349</text:p>
          </table:table-cell>
          <table:table-cell table:style-name="ce5" office:value-type="float" office:value="576934803" calcext:value-type="float">
            <text:p>576934803</text:p>
          </table:table-cell>
          <table:table-cell table:style-name="ce5" office:value-type="float" office:value="649436609" calcext:value-type="float">
            <text:p>649436609</text:p>
          </table:table-cell>
          <table:table-cell table:style-name="ce5" office:value-type="float" office:value="1883244682" calcext:value-type="float">
            <text:p>1883244682</text:p>
          </table:table-cell>
          <table:table-cell table:style-name="ce5" office:value-type="float" office:value="9062" calcext:value-type="float">
            <text:p>9062</text:p>
          </table:table-cell>
        </table:table-row>
        <table:table-row table:style-name="ro1">
          <table:table-cell table:style-name="ce5" office:value-type="float" office:value="2860" calcext:value-type="float">
            <text:p>2860</text:p>
          </table:table-cell>
          <table:table-cell table:style-name="ce5" office:value-type="float" office:value="413106636" calcext:value-type="float">
            <text:p>413106636</text:p>
          </table:table-cell>
          <table:table-cell table:style-name="ce5" office:value-type="float" office:value="279246279" calcext:value-type="float">
            <text:p>279246279</text:p>
          </table:table-cell>
          <table:table-cell table:style-name="ce5" office:value-type="float" office:value="1647999247" calcext:value-type="float">
            <text:p>1647999247</text:p>
          </table:table-cell>
          <table:table-cell table:style-name="ce5" office:value-type="float" office:value="9187" calcext:value-type="float">
            <text:p>9187</text:p>
          </table:table-cell>
        </table:table-row>
        <table:table-row table:style-name="ro1">
          <table:table-cell table:style-name="ce5" office:value-type="float" office:value="4784" calcext:value-type="float">
            <text:p>4784</text:p>
          </table:table-cell>
          <table:table-cell table:style-name="ce5" office:value-type="float" office:value="594319581" calcext:value-type="float">
            <text:p>594319581</text:p>
          </table:table-cell>
          <table:table-cell table:style-name="ce5" office:value-type="float" office:value="446331029" calcext:value-type="float">
            <text:p>446331029</text:p>
          </table:table-cell>
          <table:table-cell table:style-name="ce5" office:value-type="float" office:value="808968324" calcext:value-type="float">
            <text:p>808968324</text:p>
          </table:table-cell>
          <table:table-cell table:style-name="ce5" office:value-type="float" office:value="9312" calcext:value-type="float">
            <text:p>9312</text:p>
          </table:table-cell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441905946" calcext:value-type="float">
            <text:p>441905946</text:p>
          </table:table-cell>
          <table:table-cell table:style-name="ce5" office:value-type="float" office:value="1461733653" calcext:value-type="float">
            <text:p>1461733653</text:p>
          </table:table-cell>
          <table:table-cell table:style-name="ce5" office:value-type="float" office:value="617262300" calcext:value-type="float">
            <text:p>617262300</text:p>
          </table:table-cell>
          <table:table-cell table:style-name="ce5" office:value-type="float" office:value="9438" calcext:value-type="float">
            <text:p>9438</text:p>
          </table:table-cell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1259111466" calcext:value-type="float">
            <text:p>1259111466</text:p>
          </table:table-cell>
          <table:table-cell table:style-name="ce5" office:value-type="float" office:value="912218680" calcext:value-type="float">
            <text:p>912218680</text:p>
          </table:table-cell>
          <table:table-cell table:style-name="ce5" office:value-type="float" office:value="3363003078" calcext:value-type="float">
            <text:p>3363003078</text:p>
          </table:table-cell>
          <table:table-cell table:style-name="ce5" office:value-type="float" office:value="9564" calcext:value-type="float">
            <text:p>9564</text:p>
          </table:table-cell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325213053" calcext:value-type="float">
            <text:p>325213053</text:p>
          </table:table-cell>
          <table:table-cell table:style-name="ce5" office:value-type="float" office:value="1633153062" calcext:value-type="float">
            <text:p>1633153062</text:p>
          </table:table-cell>
          <table:table-cell table:style-name="ce5" office:value-type="float" office:value="1907578682" calcext:value-type="float">
            <text:p>1907578682</text:p>
          </table:table-cell>
          <table:table-cell table:style-name="ce5" office:value-type="float" office:value="9690" calcext:value-type="float">
            <text:p>9690</text:p>
          </table:table-cell>
        </table:table-row>
        <table:table-row table:style-name="ro1">
          <table:table-cell table:style-name="ce5" office:value-type="float" office:value="5747" calcext:value-type="float">
            <text:p>5747</text:p>
          </table:table-cell>
          <table:table-cell table:style-name="ce5" office:value-type="float" office:value="664600368" calcext:value-type="float">
            <text:p>664600368</text:p>
          </table:table-cell>
          <table:table-cell table:style-name="ce5" office:value-type="float" office:value="505061041" calcext:value-type="float">
            <text:p>505061041</text:p>
          </table:table-cell>
          <table:table-cell table:style-name="ce5" office:value-type="float" office:value="3665229310" calcext:value-type="float">
            <text:p>3665229310</text:p>
          </table:table-cell>
          <table:table-cell table:style-name="ce5" office:value-type="float" office:value="9816" calcext:value-type="float">
            <text:p>9816</text:p>
          </table:table-cell>
        </table:table-row>
        <table:table-row table:style-name="ro1">
          <table:table-cell table:style-name="ce5" office:value-type="float" office:value="7683" calcext:value-type="float">
            <text:p>7683</text:p>
          </table:table-cell>
          <table:table-cell table:style-name="ce5" office:value-type="float" office:value="1020246435" calcext:value-type="float">
            <text:p>1020246435</text:p>
          </table:table-cell>
          <table:table-cell table:style-name="ce5" office:value-type="float" office:value="1316723155" calcext:value-type="float">
            <text:p>1316723155</text:p>
          </table:table-cell>
          <table:table-cell table:style-name="ce5" office:value-type="float" office:value="1047051339" calcext:value-type="float">
            <text:p>1047051339</text:p>
          </table:table-cell>
          <table:table-cell table:style-name="ce5" office:value-type="float" office:value="9942" calcext:value-type="float">
            <text:p>9942</text:p>
          </table:table-cell>
        </table:table-row>
        <table:table-row table:style-name="ro1">
          <table:table-cell table:style-name="ce5" office:value-type="float" office:value="4900" calcext:value-type="float">
            <text:p>4900</text:p>
          </table:table-cell>
          <table:table-cell table:style-name="ce5" office:value-type="float" office:value="616665031" calcext:value-type="float">
            <text:p>616665031</text:p>
          </table:table-cell>
          <table:table-cell table:style-name="ce5" office:value-type="float" office:value="152147582" calcext:value-type="float">
            <text:p>152147582</text:p>
          </table:table-cell>
          <table:table-cell table:style-name="ce5" office:value-type="float" office:value="2124510971" calcext:value-type="float">
            <text:p>2124510971</text:p>
          </table:table-cell>
          <table:table-cell table:style-name="ce5" office:value-type="float" office:value="68" calcext:value-type="float">
            <text:p>68</text:p>
          </table:table-cell>
        </table:table-row>
        <table:table-row table:style-name="ro1">
          <table:table-cell table:style-name="ce5" office:value-type="float" office:value="8558" calcext:value-type="float">
            <text:p>8558</text:p>
          </table:table-cell>
          <table:table-cell table:style-name="ce5" office:value-type="float" office:value="1639522263" calcext:value-type="float">
            <text:p>1639522263</text:p>
          </table:table-cell>
          <table:table-cell table:style-name="ce5" office:value-type="float" office:value="1017892539" calcext:value-type="float">
            <text:p>1017892539</text:p>
          </table:table-cell>
          <table:table-cell table:style-name="ce5" office:value-type="float" office:value="3216713195" calcext:value-type="float">
            <text:p>3216713195</text:p>
          </table:table-cell>
          <table:table-cell table:style-name="ce5" office:value-type="float" office:value="195" calcext:value-type="float">
            <text:p>195</text:p>
          </table:table-cell>
        </table:table-row>
        <table:table-row table:style-name="ro1">
          <table:table-cell table:style-name="ce5" office:value-type="float" office:value="9290" calcext:value-type="float">
            <text:p>9290</text:p>
          </table:table-cell>
          <table:table-cell table:style-name="ce5" office:value-type="float" office:value="939660485" calcext:value-type="float">
            <text:p>939660485</text:p>
          </table:table-cell>
          <table:table-cell table:style-name="ce5" office:value-type="float" office:value="1043561137" calcext:value-type="float">
            <text:p>1043561137</text:p>
          </table:table-cell>
          <table:table-cell table:style-name="ce5" office:value-type="float" office:value="2099331695" calcext:value-type="float">
            <text:p>2099331695</text:p>
          </table:table-cell>
          <table:table-cell table:style-name="ce5" office:value-type="float" office:value="322" calcext:value-type="float">
            <text:p>322</text:p>
          </table:table-cell>
        </table:table-row>
        <table:table-row table:style-name="ro1"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943710533" calcext:value-type="float">
            <text:p>943710533</text:p>
          </table:table-cell>
          <table:table-cell table:style-name="ce5" office:value-type="float" office:value="437094730" calcext:value-type="float">
            <text:p>437094730</text:p>
          </table:table-cell>
          <table:table-cell table:style-name="ce5" office:value-type="float" office:value="3581566227" calcext:value-type="float">
            <text:p>3581566227</text:p>
          </table:table-cell>
          <table:table-cell table:style-name="ce5" office:value-type="float" office:value="449" calcext:value-type="float">
            <text:p>449</text:p>
          </table:table-cell>
        </table:table-row>
        <table:table-row table:style-name="ro1"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35953818" calcext:value-type="float">
            <text:p>35953818</text:p>
          </table:table-cell>
          <table:table-cell table:style-name="ce5" office:value-type="float" office:value="1018794612" calcext:value-type="float">
            <text:p>1018794612</text:p>
          </table:table-cell>
          <table:table-cell table:style-name="ce5" office:value-type="float" office:value="2889813750" calcext:value-type="float">
            <text:p>2889813750</text:p>
          </table:table-cell>
          <table:table-cell table:style-name="ce5" office:value-type="float" office:value="576" calcext:value-type="float">
            <text:p>576</text:p>
          </table:table-cell>
        </table:table-row>
        <table:table-row table:style-name="ro1"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612544125" calcext:value-type="float">
            <text:p>612544125</text:p>
          </table:table-cell>
          <table:table-cell table:style-name="ce5" office:value-type="float" office:value="1351944901" calcext:value-type="float">
            <text:p>1351944901</text:p>
          </table:table-cell>
          <table:table-cell table:style-name="ce5" office:value-type="float" office:value="864867714" calcext:value-type="float">
            <text:p>864867714</text:p>
          </table:table-cell>
          <table:table-cell table:style-name="ce5" office:value-type="float" office:value="704" calcext:value-type="float">
            <text:p>704</text:p>
          </table:table-cell>
        </table:table-row>
        <table:table-row table:style-name="ro1">
          <table:table-cell table:style-name="ce5" office:value-type="float" office:value="1295" calcext:value-type="float">
            <text:p>1295</text:p>
          </table:table-cell>
          <table:table-cell table:style-name="ce5" office:value-type="float" office:value="576249598" calcext:value-type="float">
            <text:p>576249598</text:p>
          </table:table-cell>
          <table:table-cell table:style-name="ce5" office:value-type="float" office:value="830425319" calcext:value-type="float">
            <text:p>830425319</text:p>
          </table:table-cell>
          <table:table-cell table:style-name="ce5" office:value-type="float" office:value="1611871063" calcext:value-type="float">
            <text:p>1611871063</text:p>
          </table:table-cell>
          <table:table-cell table:style-name="ce5" office:value-type="float" office:value="832" calcext:value-type="float">
            <text:p>832</text:p>
          </table:table-cell>
        </table:table-row>
        <table:table-row table:style-name="ro1">
          <table:table-cell table:style-name="ce5" office:value-type="float" office:value="849" calcext:value-type="float">
            <text:p>849</text:p>
          </table:table-cell>
          <table:table-cell table:style-name="ce5" office:value-type="float" office:value="843386424" calcext:value-type="float">
            <text:p>843386424</text:p>
          </table:table-cell>
          <table:table-cell table:style-name="ce5" office:value-type="float" office:value="1048904386" calcext:value-type="float">
            <text:p>1048904386</text:p>
          </table:table-cell>
          <table:table-cell table:style-name="ce5" office:value-type="float" office:value="1910206361" calcext:value-type="float">
            <text:p>1910206361</text:p>
          </table:table-cell>
          <table:table-cell table:style-name="ce5" office:value-type="float" office:value="960" calcext:value-type="float">
            <text:p>960</text:p>
          </table:table-cell>
        </table:table-row>
        <table:table-row table:style-name="ro1">
          <table:table-cell table:style-name="ce5" office:value-type="float" office:value="3713" calcext:value-type="float">
            <text:p>3713</text:p>
          </table:table-cell>
          <table:table-cell table:style-name="ce5" office:value-type="float" office:value="1230340804" calcext:value-type="float">
            <text:p>1230340804</text:p>
          </table:table-cell>
          <table:table-cell table:style-name="ce5" office:value-type="float" office:value="545262695" calcext:value-type="float">
            <text:p>545262695</text:p>
          </table:table-cell>
          <table:table-cell table:style-name="ce5" office:value-type="float" office:value="759895304" calcext:value-type="float">
            <text:p>759895304</text:p>
          </table:table-cell>
          <table:table-cell table:style-name="ce5" office:value-type="float" office:value="1088" calcext:value-type="float">
            <text:p>1088</text:p>
          </table:table-cell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5" office:value-type="float" office:value="517427489" calcext:value-type="float">
            <text:p>517427489</text:p>
          </table:table-cell>
          <table:table-cell table:style-name="ce5" office:value-type="float" office:value="1648055980" calcext:value-type="float">
            <text:p>1648055980</text:p>
          </table:table-cell>
          <table:table-cell table:style-name="ce5" office:value-type="float" office:value="3877434502" calcext:value-type="float">
            <text:p>3877434502</text:p>
          </table:table-cell>
          <table:table-cell table:style-name="ce5" office:value-type="float" office:value="1216" calcext:value-type="float">
            <text:p>1216</text:p>
          </table:table-cell>
        </table:table-row>
        <table:table-row table:style-name="ro1">
          <table:table-cell table:style-name="ce5" office:value-type="float" office:value="8530" calcext:value-type="float">
            <text:p>8530</text:p>
          </table:table-cell>
          <table:table-cell table:style-name="ce5" office:value-type="float" office:value="1736118586" calcext:value-type="float">
            <text:p>1736118586</text:p>
          </table:table-cell>
          <table:table-cell table:style-name="ce5" office:value-type="float" office:value="445274914" calcext:value-type="float">
            <text:p>445274914</text:p>
          </table:table-cell>
          <table:table-cell table:style-name="ce5" office:value-type="float" office:value="1995995895" calcext:value-type="float">
            <text:p>1995995895</text:p>
          </table:table-cell>
          <table:table-cell table:style-name="ce5" office:value-type="float" office:value="1344" calcext:value-type="float">
            <text:p>1344</text:p>
          </table:table-cell>
        </table:table-row>
        <table:table-row table:style-name="ro1">
          <table:table-cell table:style-name="ce5" office:value-type="float" office:value="1931" calcext:value-type="float">
            <text:p>1931</text:p>
          </table:table-cell>
          <table:table-cell table:style-name="ce5" office:value-type="float" office:value="198584473" calcext:value-type="float">
            <text:p>198584473</text:p>
          </table:table-cell>
          <table:table-cell table:style-name="ce5" office:value-type="float" office:value="2121422417" calcext:value-type="float">
            <text:p>2121422417</text:p>
          </table:table-cell>
          <table:table-cell table:style-name="ce5" office:value-type="float" office:value="3315249317" calcext:value-type="float">
            <text:p>3315249317</text:p>
          </table:table-cell>
          <table:table-cell table:style-name="ce5" office:value-type="float" office:value="1473" calcext:value-type="float">
            <text:p>1473</text:p>
          </table:table-cell>
        </table:table-row>
        <table:table-row table:style-name="ro1">
          <table:table-cell table:style-name="ce5" office:value-type="float" office:value="6589" calcext:value-type="float">
            <text:p>6589</text:p>
          </table:table-cell>
          <table:table-cell table:style-name="ce5" office:value-type="float" office:value="1573023852" calcext:value-type="float">
            <text:p>1573023852</text:p>
          </table:table-cell>
          <table:table-cell table:style-name="ce5" office:value-type="float" office:value="615787040" calcext:value-type="float">
            <text:p>615787040</text:p>
          </table:table-cell>
          <table:table-cell table:style-name="ce5" office:value-type="float" office:value="515688583" calcext:value-type="float">
            <text:p>515688583</text:p>
          </table:table-cell>
          <table:table-cell table:style-name="ce5" office:value-type="float" office:value="1602" calcext:value-type="float">
            <text:p>1602</text:p>
          </table:table-cell>
        </table:table-row>
        <table:table-row table:style-name="ro1">
          <table:table-cell table:style-name="ce5" office:value-type="float" office:value="6496" calcext:value-type="float">
            <text:p>6496</text:p>
          </table:table-cell>
          <table:table-cell table:style-name="ce5" office:value-type="float" office:value="782538630" calcext:value-type="float">
            <text:p>782538630</text:p>
          </table:table-cell>
          <table:table-cell table:style-name="ce5" office:value-type="float" office:value="351129548" calcext:value-type="float">
            <text:p>351129548</text:p>
          </table:table-cell>
          <table:table-cell table:style-name="ce5" office:value-type="float" office:value="4273590306" calcext:value-type="float">
            <text:p>4273590306</text:p>
          </table:table-cell>
          <table:table-cell table:style-name="ce5" office:value-type="float" office:value="1731" calcext:value-type="float">
            <text:p>1731</text:p>
          </table:table-cell>
        </table:table-row>
        <table:table-row table:style-name="ro1">
          <table:table-cell table:style-name="ce5" office:value-type="float" office:value="9700" calcext:value-type="float">
            <text:p>9700</text:p>
          </table:table-cell>
          <table:table-cell table:style-name="ce5" office:value-type="float" office:value="627686718" calcext:value-type="float">
            <text:p>627686718</text:p>
          </table:table-cell>
          <table:table-cell table:style-name="ce5" office:value-type="float" office:value="1072492318" calcext:value-type="float">
            <text:p>1072492318</text:p>
          </table:table-cell>
          <table:table-cell table:style-name="ce5" office:value-type="float" office:value="1128162520" calcext:value-type="float">
            <text:p>1128162520</text:p>
          </table:table-cell>
          <table:table-cell table:style-name="ce5" office:value-type="float" office:value="1860" calcext:value-type="float">
            <text:p>1860</text:p>
          </table:table-cell>
        </table:table-row>
        <table:table-row table:style-name="ro1">
          <table:table-cell table:style-name="ce5" office:value-type="float" office:value="753" calcext:value-type="float">
            <text:p>753</text:p>
          </table:table-cell>
          <table:table-cell table:style-name="ce5" office:value-type="float" office:value="764130877" calcext:value-type="float">
            <text:p>764130877</text:p>
          </table:table-cell>
          <table:table-cell table:style-name="ce5" office:value-type="float" office:value="101755742" calcext:value-type="float">
            <text:p>101755742</text:p>
          </table:table-cell>
          <table:table-cell table:style-name="ce5" office:value-type="float" office:value="2158715362" calcext:value-type="float">
            <text:p>2158715362</text:p>
          </table:table-cell>
          <table:table-cell table:style-name="ce5" office:value-type="float" office:value="1990" calcext:value-type="float">
            <text:p>1990</text:p>
          </table:table-cell>
        </table:table-row>
        <table:table-row table:style-name="ro1">
          <table:table-cell table:style-name="ce5" office:value-type="float" office:value="5087" calcext:value-type="float">
            <text:p>5087</text:p>
          </table:table-cell>
          <table:table-cell table:style-name="ce5" office:value-type="float" office:value="1774903063" calcext:value-type="float">
            <text:p>1774903063</text:p>
          </table:table-cell>
          <table:table-cell table:style-name="ce5" office:value-type="float" office:value="230416061" calcext:value-type="float">
            <text:p>230416061</text:p>
          </table:table-cell>
          <table:table-cell table:style-name="ce5" office:value-type="float" office:value="3539391051" calcext:value-type="float">
            <text:p>3539391051</text:p>
          </table:table-cell>
          <table:table-cell table:style-name="ce5" office:value-type="float" office:value="2120" calcext:value-type="float">
            <text:p>2120</text:p>
          </table:table-cell>
        </table:table-row>
        <table:table-row table:style-name="ro1">
          <table:table-cell table:style-name="ce5" office:value-type="float" office:value="3145" calcext:value-type="float">
            <text:p>3145</text:p>
          </table:table-cell>
          <table:table-cell table:style-name="ce5" office:value-type="float" office:value="472133852" calcext:value-type="float">
            <text:p>472133852</text:p>
          </table:table-cell>
          <table:table-cell table:style-name="ce5" office:value-type="float" office:value="336194798" calcext:value-type="float">
            <text:p>336194798</text:p>
          </table:table-cell>
          <table:table-cell table:style-name="ce5" office:value-type="float" office:value="459220131" calcext:value-type="float">
            <text:p>459220131</text:p>
          </table:table-cell>
          <table:table-cell table:style-name="ce5" office:value-type="float" office:value="2250" calcext:value-type="float">
            <text:p>2250</text:p>
          </table:table-cell>
        </table:table-row>
        <table:table-row table:style-name="ro1">
          <table:table-cell table:style-name="ce5" office:value-type="float" office:value="848" calcext:value-type="float">
            <text:p>848</text:p>
          </table:table-cell>
          <table:table-cell table:style-name="ce5" office:value-type="float" office:value="169397551" calcext:value-type="float">
            <text:p>169397551</text:p>
          </table:table-cell>
          <table:table-cell table:style-name="ce5" office:value-type="float" office:value="464621436" calcext:value-type="float">
            <text:p>464621436</text:p>
          </table:table-cell>
          <table:table-cell table:style-name="ce5" office:value-type="float" office:value="759970372" calcext:value-type="float">
            <text:p>759970372</text:p>
          </table:table-cell>
          <table:table-cell table:style-name="ce5" office:value-type="float" office:value="2380" calcext:value-type="float">
            <text:p>2380</text:p>
          </table:table-cell>
        </table:table-row>
        <table:table-row table:style-name="ro1"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1254150872" calcext:value-type="float">
            <text:p>1254150872</text:p>
          </table:table-cell>
          <table:table-cell table:style-name="ce5" office:value-type="float" office:value="1837115168" calcext:value-type="float">
            <text:p>1837115168</text:p>
          </table:table-cell>
          <table:table-cell table:style-name="ce5" office:value-type="float" office:value="3438510689" calcext:value-type="float">
            <text:p>3438510689</text:p>
          </table:table-cell>
          <table:table-cell table:style-name="ce5" office:value-type="float" office:value="2510" calcext:value-type="float">
            <text:p>2510</text:p>
          </table:table-cell>
        </table:table-row>
        <table:table-row table:style-name="ro1"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436051805" calcext:value-type="float">
            <text:p>436051805</text:p>
          </table:table-cell>
          <table:table-cell table:style-name="ce5" office:value-type="float" office:value="1241255181" calcext:value-type="float">
            <text:p>1241255181</text:p>
          </table:table-cell>
          <table:table-cell table:style-name="ce5" office:value-type="float" office:value="1909551410" calcext:value-type="float">
            <text:p>1909551410</text:p>
          </table:table-cell>
          <table:table-cell table:style-name="ce5" office:value-type="float" office:value="2640" calcext:value-type="float">
            <text:p>2640</text:p>
          </table:table-cell>
        </table:table-row>
        <table:table-row table:style-name="ro1">
          <table:table-cell table:style-name="ce5" office:value-type="float" office:value="4159" calcext:value-type="float">
            <text:p>4159</text:p>
          </table:table-cell>
          <table:table-cell table:style-name="ce5" office:value-type="float" office:value="430195020" calcext:value-type="float">
            <text:p>430195020</text:p>
          </table:table-cell>
          <table:table-cell table:style-name="ce5" office:value-type="float" office:value="1044157166" calcext:value-type="float">
            <text:p>1044157166</text:p>
          </table:table-cell>
          <table:table-cell table:style-name="ce5" office:value-type="float" office:value="345988603" calcext:value-type="float">
            <text:p>345988603</text:p>
          </table:table-cell>
          <table:table-cell table:style-name="ce5" office:value-type="float" office:value="2771" calcext:value-type="float">
            <text:p>2771</text:p>
          </table:table-cell>
        </table:table-row>
        <table:table-row table:style-name="ro1"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872823236" calcext:value-type="float">
            <text:p>1872823236</text:p>
          </table:table-cell>
          <table:table-cell table:style-name="ce5" office:value-type="float" office:value="1545910947" calcext:value-type="float">
            <text:p>1545910947</text:p>
          </table:table-cell>
          <table:table-cell table:style-name="ce5" office:value-type="float" office:value="296990412" calcext:value-type="float">
            <text:p>296990412</text:p>
          </table:table-cell>
          <table:table-cell table:style-name="ce5" office:value-type="float" office:value="2902" calcext:value-type="float">
            <text:p>2902</text:p>
          </table:table-cell>
        </table:table-row>
        <table:table-row table:style-name="ro1">
          <table:table-cell table:style-name="ce5" office:value-type="float" office:value="6205" calcext:value-type="float">
            <text:p>6205</text:p>
          </table:table-cell>
          <table:table-cell table:style-name="ce5" office:value-type="float" office:value="1324687844" calcext:value-type="float">
            <text:p>1324687844</text:p>
          </table:table-cell>
          <table:table-cell table:style-name="ce5" office:value-type="float" office:value="1635428271" calcext:value-type="float">
            <text:p>1635428271</text:p>
          </table:table-cell>
          <table:table-cell table:style-name="ce5" office:value-type="float" office:value="3417872150" calcext:value-type="float">
            <text:p>3417872150</text:p>
          </table:table-cell>
          <table:table-cell table:style-name="ce5" office:value-type="float" office:value="3033" calcext:value-type="float">
            <text:p>3033</text:p>
          </table:table-cell>
        </table:table-row>
        <table:table-row table:style-name="ro1">
          <table:table-cell table:style-name="ce5" office:value-type="float" office:value="6955" calcext:value-type="float">
            <text:p>6955</text:p>
          </table:table-cell>
          <table:table-cell table:style-name="ce5" office:value-type="float" office:value="125701214" calcext:value-type="float">
            <text:p>125701214</text:p>
          </table:table-cell>
          <table:table-cell table:style-name="ce5" office:value-type="float" office:value="94184284" calcext:value-type="float">
            <text:p>94184284</text:p>
          </table:table-cell>
          <table:table-cell table:style-name="ce5" office:value-type="float" office:value="3658331804" calcext:value-type="float">
            <text:p>3658331804</text:p>
          </table:table-cell>
          <table:table-cell table:style-name="ce5" office:value-type="float" office:value="3164" calcext:value-type="float">
            <text:p>3164</text:p>
          </table:table-cell>
        </table:table-row>
        <table:table-row table:style-name="ro1">
          <table:table-cell table:style-name="ce5" office:value-type="float" office:value="8844" calcext:value-type="float">
            <text:p>8844</text:p>
          </table:table-cell>
          <table:table-cell table:style-name="ce5" office:value-type="float" office:value="1055103840" calcext:value-type="float">
            <text:p>1055103840</text:p>
          </table:table-cell>
          <table:table-cell table:style-name="ce5" office:value-type="float" office:value="157272525" calcext:value-type="float">
            <text:p>157272525</text:p>
          </table:table-cell>
          <table:table-cell table:style-name="ce5" office:value-type="float" office:value="2705614913" calcext:value-type="float">
            <text:p>2705614913</text:p>
          </table:table-cell>
          <table:table-cell table:style-name="ce5" office:value-type="float" office:value="3296" calcext:value-type="float">
            <text:p>3296</text:p>
          </table:table-cell>
        </table:table-row>
        <table:table-row table:style-name="ro1">
          <table:table-cell table:style-name="ce5" office:value-type="float" office:value="6791" calcext:value-type="float">
            <text:p>6791</text:p>
          </table:table-cell>
          <table:table-cell table:style-name="ce5" office:value-type="float" office:value="1783609584" calcext:value-type="float">
            <text:p>1783609584</text:p>
          </table:table-cell>
          <table:table-cell table:style-name="ce5" office:value-type="float" office:value="393171216" calcext:value-type="float">
            <text:p>393171216</text:p>
          </table:table-cell>
          <table:table-cell table:style-name="ce5" office:value-type="float" office:value="3813379264" calcext:value-type="float">
            <text:p>3813379264</text:p>
          </table:table-cell>
          <table:table-cell table:style-name="ce5" office:value-type="float" office:value="3428" calcext:value-type="float">
            <text:p>3428</text:p>
          </table:table-cell>
        </table:table-row>
        <table:table-row table:style-name="ro1">
          <table:table-cell table:style-name="ce5" office:value-type="float" office:value="1253" calcext:value-type="float">
            <text:p>1253</text:p>
          </table:table-cell>
          <table:table-cell table:style-name="ce5" office:value-type="float" office:value="1988501548" calcext:value-type="float">
            <text:p>1988501548</text:p>
          </table:table-cell>
          <table:table-cell table:style-name="ce5" office:value-type="float" office:value="654543782" calcext:value-type="float">
            <text:p>654543782</text:p>
          </table:table-cell>
          <table:table-cell table:style-name="ce5" office:value-type="float" office:value="3417113434" calcext:value-type="float">
            <text:p>3417113434</text:p>
          </table:table-cell>
          <table:table-cell table:style-name="ce5" office:value-type="float" office:value="3560" calcext:value-type="float">
            <text:p>3560</text:p>
          </table:table-cell>
        </table:table-row>
        <table:table-row table:style-name="ro1">
          <table:table-cell table:style-name="ce5" office:value-type="float" office:value="907" calcext:value-type="float">
            <text:p>907</text:p>
          </table:table-cell>
          <table:table-cell table:style-name="ce5" office:value-type="float" office:value="1927537499" calcext:value-type="float">
            <text:p>1927537499</text:p>
          </table:table-cell>
          <table:table-cell table:style-name="ce5" office:value-type="float" office:value="1770617128" calcext:value-type="float">
            <text:p>1770617128</text:p>
          </table:table-cell>
          <table:table-cell table:style-name="ce5" office:value-type="float" office:value="2185482991" calcext:value-type="float">
            <text:p>2185482991</text:p>
          </table:table-cell>
          <table:table-cell table:style-name="ce5" office:value-type="float" office:value="3692" calcext:value-type="float">
            <text:p>3692</text:p>
          </table:table-cell>
        </table:table-row>
        <table:table-row table:style-name="ro1">
          <table:table-cell table:style-name="ce5" office:value-type="float" office:value="6625" calcext:value-type="float">
            <text:p>6625</text:p>
          </table:table-cell>
          <table:table-cell table:style-name="ce5" office:value-type="float" office:value="889472272" calcext:value-type="float">
            <text:p>889472272</text:p>
          </table:table-cell>
          <table:table-cell table:style-name="ce5" office:value-type="float" office:value="1189883096" calcext:value-type="float">
            <text:p>1189883096</text:p>
          </table:table-cell>
          <table:table-cell table:style-name="ce5" office:value-type="float" office:value="2550796335" calcext:value-type="float">
            <text:p>2550796335</text:p>
          </table:table-cell>
          <table:table-cell table:style-name="ce5" office:value-type="float" office:value="3824" calcext:value-type="float">
            <text:p>3824</text:p>
          </table:table-cell>
        </table:table-row>
        <table:table-row table:style-name="ro1">
          <table:table-cell table:style-name="ce5" office:value-type="float" office:value="8961" calcext:value-type="float">
            <text:p>8961</text:p>
          </table:table-cell>
          <table:table-cell table:style-name="ce5" office:value-type="float" office:value="1891247717" calcext:value-type="float">
            <text:p>1891247717</text:p>
          </table:table-cell>
          <table:table-cell table:style-name="ce5" office:value-type="float" office:value="835330044" calcext:value-type="float">
            <text:p>835330044</text:p>
          </table:table-cell>
          <table:table-cell table:style-name="ce5" office:value-type="float" office:value="2942695866" calcext:value-type="float">
            <text:p>2942695866</text:p>
          </table:table-cell>
          <table:table-cell table:style-name="ce5" office:value-type="float" office:value="3956" calcext:value-type="float">
            <text:p>3956</text:p>
          </table:table-cell>
        </table:table-row>
        <table:table-row table:style-name="ro1">
          <table:table-cell table:style-name="ce5" office:value-type="float" office:value="2724" calcext:value-type="float">
            <text:p>2724</text:p>
          </table:table-cell>
          <table:table-cell table:style-name="ce5" office:value-type="float" office:value="1503766159" calcext:value-type="float">
            <text:p>1503766159</text:p>
          </table:table-cell>
          <table:table-cell table:style-name="ce5" office:value-type="float" office:value="1800939304" calcext:value-type="float">
            <text:p>1800939304</text:p>
          </table:table-cell>
          <table:table-cell table:style-name="ce5" office:value-type="float" office:value="3575640423" calcext:value-type="float">
            <text:p>3575640423</text:p>
          </table:table-cell>
          <table:table-cell table:style-name="ce5" office:value-type="float" office:value="4089" calcext:value-type="float">
            <text:p>4089</text:p>
          </table:table-cell>
        </table:table-row>
        <table:table-row table:style-name="ro1">
          <table:table-cell table:style-name="ce5" office:value-type="float" office:value="7570" calcext:value-type="float">
            <text:p>7570</text:p>
          </table:table-cell>
          <table:table-cell table:style-name="ce5" office:value-type="float" office:value="211845811" calcext:value-type="float">
            <text:p>211845811</text:p>
          </table:table-cell>
          <table:table-cell table:style-name="ce5" office:value-type="float" office:value="1578128587" calcext:value-type="float">
            <text:p>1578128587</text:p>
          </table:table-cell>
          <table:table-cell table:style-name="ce5" office:value-type="float" office:value="127824404" calcext:value-type="float">
            <text:p>127824404</text:p>
          </table:table-cell>
          <table:table-cell table:style-name="ce5" office:value-type="float" office:value="4222" calcext:value-type="float">
            <text:p>4222</text:p>
          </table:table-cell>
        </table:table-row>
        <table:table-row table:style-name="ro1"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700785481" calcext:value-type="float">
            <text:p>700785481</text:p>
          </table:table-cell>
          <table:table-cell table:style-name="ce5" office:value-type="float" office:value="967074021" calcext:value-type="float">
            <text:p>967074021</text:p>
          </table:table-cell>
          <table:table-cell table:style-name="ce5" office:value-type="float" office:value="2081682339" calcext:value-type="float">
            <text:p>2081682339</text:p>
          </table:table-cell>
          <table:table-cell table:style-name="ce5" office:value-type="float" office:value="4355" calcext:value-type="float">
            <text:p>4355</text:p>
          </table:table-cell>
        </table:table-row>
        <table:table-row table:style-name="ro1">
          <table:table-cell table:style-name="ce5" office:value-type="float" office:value="1857" calcext:value-type="float">
            <text:p>1857</text:p>
          </table:table-cell>
          <table:table-cell table:style-name="ce5" office:value-type="float" office:value="1573203973" calcext:value-type="float">
            <text:p>1573203973</text:p>
          </table:table-cell>
          <table:table-cell table:style-name="ce5" office:value-type="float" office:value="1289863689" calcext:value-type="float">
            <text:p>1289863689</text:p>
          </table:table-cell>
          <table:table-cell table:style-name="ce5" office:value-type="float" office:value="93678356" calcext:value-type="float">
            <text:p>93678356</text:p>
          </table:table-cell>
          <table:table-cell table:style-name="ce5" office:value-type="float" office:value="4488" calcext:value-type="float">
            <text:p>4488</text:p>
          </table:table-cell>
        </table:table-row>
        <table:table-row table:style-name="ro1"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1846416157" calcext:value-type="float">
            <text:p>1846416157</text:p>
          </table:table-cell>
          <table:table-cell table:style-name="ce5" office:value-type="float" office:value="1717846058" calcext:value-type="float">
            <text:p>1717846058</text:p>
          </table:table-cell>
          <table:table-cell table:style-name="ce5" office:value-type="float" office:value="2551302879" calcext:value-type="float">
            <text:p>2551302879</text:p>
          </table:table-cell>
          <table:table-cell table:style-name="ce5" office:value-type="float" office:value="4622" calcext:value-type="float">
            <text:p>4622</text:p>
          </table:table-cell>
        </table:table-row>
        <table:table-row table:style-name="ro1">
          <table:table-cell table:style-name="ce5" office:value-type="float" office:value="488" calcext:value-type="float">
            <text:p>488</text:p>
          </table:table-cell>
          <table:table-cell table:style-name="ce5" office:value-type="float" office:value="1538730208" calcext:value-type="float">
            <text:p>1538730208</text:p>
          </table:table-cell>
          <table:table-cell table:style-name="ce5" office:value-type="float" office:value="740567761" calcext:value-type="float">
            <text:p>740567761</text:p>
          </table:table-cell>
          <table:table-cell table:style-name="ce5" office:value-type="float" office:value="3505727480" calcext:value-type="float">
            <text:p>3505727480</text:p>
          </table:table-cell>
          <table:table-cell table:style-name="ce5" office:value-type="float" office:value="4756" calcext:value-type="float">
            <text:p>4756</text:p>
          </table:table-cell>
        </table:table-row>
        <table:table-row table:style-name="ro1">
          <table:table-cell table:style-name="ce5" office:value-type="float" office:value="5600" calcext:value-type="float">
            <text:p>5600</text:p>
          </table:table-cell>
          <table:table-cell table:style-name="ce5" office:value-type="float" office:value="2056233787" calcext:value-type="float">
            <text:p>2056233787</text:p>
          </table:table-cell>
          <table:table-cell table:style-name="ce5" office:value-type="float" office:value="235773069" calcext:value-type="float">
            <text:p>235773069</text:p>
          </table:table-cell>
          <table:table-cell table:style-name="ce5" office:value-type="float" office:value="453050910" calcext:value-type="float">
            <text:p>453050910</text:p>
          </table:table-cell>
          <table:table-cell table:style-name="ce5" office:value-type="float" office:value="4890" calcext:value-type="float">
            <text:p>4890</text:p>
          </table:table-cell>
        </table:table-row>
        <table:table-row table:style-name="ro1">
          <table:table-cell table:style-name="ce5" office:value-type="float" office:value="6624" calcext:value-type="float">
            <text:p>6624</text:p>
          </table:table-cell>
          <table:table-cell table:style-name="ce5" office:value-type="float" office:value="1549005349" calcext:value-type="float">
            <text:p>1549005349</text:p>
          </table:table-cell>
          <table:table-cell table:style-name="ce5" office:value-type="float" office:value="100074647" calcext:value-type="float">
            <text:p>100074647</text:p>
          </table:table-cell>
          <table:table-cell table:style-name="ce5" office:value-type="float" office:value="3232838252" calcext:value-type="float">
            <text:p>3232838252</text:p>
          </table:table-cell>
          <table:table-cell table:style-name="ce5" office:value-type="float" office:value="5024" calcext:value-type="float">
            <text:p>5024</text:p>
          </table:table-cell>
        </table:table-row>
        <table:table-row table:style-name="ro1">
          <table:table-cell table:style-name="ce5" office:value-type="float" office:value="8165" calcext:value-type="float">
            <text:p>8165</text:p>
          </table:table-cell>
          <table:table-cell table:style-name="ce5" office:value-type="float" office:value="975888545" calcext:value-type="float">
            <text:p>975888545</text:p>
          </table:table-cell>
          <table:table-cell table:style-name="ce5" office:value-type="float" office:value="1113010992" calcext:value-type="float">
            <text:p>1113010992</text:p>
          </table:table-cell>
          <table:table-cell table:style-name="ce5" office:value-type="float" office:value="3190767942" calcext:value-type="float">
            <text:p>3190767942</text:p>
          </table:table-cell>
          <table:table-cell table:style-name="ce5" office:value-type="float" office:value="5158" calcext:value-type="float">
            <text:p>5158</text:p>
          </table:table-cell>
        </table:table-row>
        <table:table-row table:style-name="ro1">
          <table:table-cell table:style-name="ce5" office:value-type="float" office:value="3977" calcext:value-type="float">
            <text:p>3977</text:p>
          </table:table-cell>
          <table:table-cell table:style-name="ce5" office:value-type="float" office:value="1599661917" calcext:value-type="float">
            <text:p>1599661917</text:p>
          </table:table-cell>
          <table:table-cell table:style-name="ce5" office:value-type="float" office:value="1928095086" calcext:value-type="float">
            <text:p>1928095086</text:p>
          </table:table-cell>
          <table:table-cell table:style-name="ce5" office:value-type="float" office:value="2904026380" calcext:value-type="float">
            <text:p>2904026380</text:p>
          </table:table-cell>
          <table:table-cell table:style-name="ce5" office:value-type="float" office:value="5292" calcext:value-type="float">
            <text:p>5292</text:p>
          </table:table-cell>
        </table:table-row>
        <table:table-row table:style-name="ro1">
          <table:table-cell table:style-name="ce5" office:value-type="float" office:value="787" calcext:value-type="float">
            <text:p>787</text:p>
          </table:table-cell>
          <table:table-cell table:style-name="ce5" office:value-type="float" office:value="1502615096" calcext:value-type="float">
            <text:p>1502615096</text:p>
          </table:table-cell>
          <table:table-cell table:style-name="ce5" office:value-type="float" office:value="1069653531" calcext:value-type="float">
            <text:p>1069653531</text:p>
          </table:table-cell>
          <table:table-cell table:style-name="ce5" office:value-type="float" office:value="482250056" calcext:value-type="float">
            <text:p>482250056</text:p>
          </table:table-cell>
          <table:table-cell table:style-name="ce5" office:value-type="float" office:value="5427" calcext:value-type="float">
            <text:p>5427</text:p>
          </table:table-cell>
        </table:table-row>
        <table:table-row table:style-name="ro1"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1409594366" calcext:value-type="float">
            <text:p>1409594366</text:p>
          </table:table-cell>
          <table:table-cell table:style-name="ce5" office:value-type="float" office:value="1321075746" calcext:value-type="float">
            <text:p>1321075746</text:p>
          </table:table-cell>
          <table:table-cell table:style-name="ce5" office:value-type="float" office:value="1930185255" calcext:value-type="float">
            <text:p>1930185255</text:p>
          </table:table-cell>
          <table:table-cell table:style-name="ce5" office:value-type="float" office:value="5562" calcext:value-type="float">
            <text:p>5562</text:p>
          </table:table-cell>
        </table:table-row>
        <table:table-row table:style-name="ro1">
          <table:table-cell table:style-name="ce5" office:value-type="float" office:value="9486" calcext:value-type="float">
            <text:p>9486</text:p>
          </table:table-cell>
          <table:table-cell table:style-name="ce5" office:value-type="float" office:value="557620381" calcext:value-type="float">
            <text:p>557620381</text:p>
          </table:table-cell>
          <table:table-cell table:style-name="ce5" office:value-type="float" office:value="2571159" calcext:value-type="float">
            <text:p>2571159</text:p>
          </table:table-cell>
          <table:table-cell table:style-name="ce5" office:value-type="float" office:value="552920707" calcext:value-type="float">
            <text:p>552920707</text:p>
          </table:table-cell>
          <table:table-cell table:style-name="ce5" office:value-type="float" office:value="5697" calcext:value-type="float">
            <text:p>5697</text:p>
          </table:table-cell>
        </table:table-row>
        <table:table-row table:style-name="ro1">
          <table:table-cell table:style-name="ce5" office:value-type="float" office:value="461" calcext:value-type="float">
            <text:p>461</text:p>
          </table:table-cell>
          <table:table-cell table:style-name="ce5" office:value-type="float" office:value="1269752027" calcext:value-type="float">
            <text:p>1269752027</text:p>
          </table:table-cell>
          <table:table-cell table:style-name="ce5" office:value-type="float" office:value="441765757" calcext:value-type="float">
            <text:p>441765757</text:p>
          </table:table-cell>
          <table:table-cell table:style-name="ce5" office:value-type="float" office:value="2606607046" calcext:value-type="float">
            <text:p>2606607046</text:p>
          </table:table-cell>
          <table:table-cell table:style-name="ce5" office:value-type="float" office:value="5832" calcext:value-type="float">
            <text:p>5832</text:p>
          </table:table-cell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2027084522" calcext:value-type="float">
            <text:p>2027084522</text:p>
          </table:table-cell>
          <table:table-cell table:style-name="ce5" office:value-type="float" office:value="1186942045" calcext:value-type="float">
            <text:p>1186942045</text:p>
          </table:table-cell>
          <table:table-cell table:style-name="ce5" office:value-type="float" office:value="2273110378" calcext:value-type="float">
            <text:p>2273110378</text:p>
          </table:table-cell>
          <table:table-cell table:style-name="ce5" office:value-type="float" office:value="5968" calcext:value-type="float">
            <text:p>5968</text:p>
          </table:table-cell>
        </table:table-row>
        <table:table-row table:style-name="ro1"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74462766" calcext:value-type="float">
            <text:p>774462766</text:p>
          </table:table-cell>
          <table:table-cell table:style-name="ce5" office:value-type="float" office:value="1274562361" calcext:value-type="float">
            <text:p>1274562361</text:p>
          </table:table-cell>
          <table:table-cell table:style-name="ce5" office:value-type="float" office:value="1141909996" calcext:value-type="float">
            <text:p>1141909996</text:p>
          </table:table-cell>
          <table:table-cell table:style-name="ce5" office:value-type="float" office:value="6104" calcext:value-type="float">
            <text:p>6104</text:p>
          </table:table-cell>
        </table:table-row>
        <table:table-row table:style-name="ro1">
          <table:table-cell table:style-name="ce5" office:value-type="float" office:value="1696" calcext:value-type="float">
            <text:p>1696</text:p>
          </table:table-cell>
          <table:table-cell table:style-name="ce5" office:value-type="float" office:value="1458669517" calcext:value-type="float">
            <text:p>1458669517</text:p>
          </table:table-cell>
          <table:table-cell table:style-name="ce5" office:value-type="float" office:value="757973444" calcext:value-type="float">
            <text:p>757973444</text:p>
          </table:table-cell>
          <table:table-cell table:style-name="ce5" office:value-type="float" office:value="1786598755" calcext:value-type="float">
            <text:p>1786598755</text:p>
          </table:table-cell>
          <table:table-cell table:style-name="ce5" office:value-type="float" office:value="6240" calcext:value-type="float">
            <text:p>6240</text:p>
          </table:table-cell>
        </table:table-row>
        <table:table-row table:style-name="ro1">
          <table:table-cell table:style-name="ce5" office:value-type="float" office:value="1681" calcext:value-type="float">
            <text:p>1681</text:p>
          </table:table-cell>
          <table:table-cell table:style-name="ce5" office:value-type="float" office:value="1038244182" calcext:value-type="float">
            <text:p>1038244182</text:p>
          </table:table-cell>
          <table:table-cell table:style-name="ce5" office:value-type="float" office:value="901356041" calcext:value-type="float">
            <text:p>901356041</text:p>
          </table:table-cell>
          <table:table-cell table:style-name="ce5" office:value-type="float" office:value="4257732638" calcext:value-type="float">
            <text:p>4257732638</text:p>
          </table:table-cell>
          <table:table-cell table:style-name="ce5" office:value-type="float" office:value="6376" calcext:value-type="float">
            <text:p>6376</text:p>
          </table:table-cell>
        </table:table-row>
        <table:table-row table:style-name="ro1"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154159367" calcext:value-type="float">
            <text:p>154159367</text:p>
          </table:table-cell>
          <table:table-cell table:style-name="ce5" office:value-type="float" office:value="273198846" calcext:value-type="float">
            <text:p>273198846</text:p>
          </table:table-cell>
          <table:table-cell table:style-name="ce5" office:value-type="float" office:value="1684512242" calcext:value-type="float">
            <text:p>1684512242</text:p>
          </table:table-cell>
          <table:table-cell table:style-name="ce5" office:value-type="float" office:value="6512" calcext:value-type="float">
            <text:p>6512</text:p>
          </table:table-cell>
        </table:table-row>
        <table:table-row table:style-name="ro1">
          <table:table-cell table:style-name="ce5" office:value-type="float" office:value="478" calcext:value-type="float">
            <text:p>478</text:p>
          </table:table-cell>
          <table:table-cell table:style-name="ce5" office:value-type="float" office:value="1106591779" calcext:value-type="float">
            <text:p>1106591779</text:p>
          </table:table-cell>
          <table:table-cell table:style-name="ce5" office:value-type="float" office:value="1532642172" calcext:value-type="float">
            <text:p>1532642172</text:p>
          </table:table-cell>
          <table:table-cell table:style-name="ce5" office:value-type="float" office:value="3786255141" calcext:value-type="float">
            <text:p>3786255141</text:p>
          </table:table-cell>
          <table:table-cell table:style-name="ce5" office:value-type="float" office:value="6648" calcext:value-type="float">
            <text:p>6648</text:p>
          </table:table-cell>
        </table:table-row>
        <table:table-row table:style-name="ro1">
          <table:table-cell table:style-name="ce5" office:value-type="float" office:value="1560" calcext:value-type="float">
            <text:p>1560</text:p>
          </table:table-cell>
          <table:table-cell table:style-name="ce5" office:value-type="float" office:value="632042842" calcext:value-type="float">
            <text:p>632042842</text:p>
          </table:table-cell>
          <table:table-cell table:style-name="ce5" office:value-type="float" office:value="856394479" calcext:value-type="float">
            <text:p>856394479</text:p>
          </table:table-cell>
          <table:table-cell table:style-name="ce5" office:value-type="float" office:value="901507606" calcext:value-type="float">
            <text:p>901507606</text:p>
          </table:table-cell>
          <table:table-cell table:style-name="ce5" office:value-type="float" office:value="6785" calcext:value-type="float">
            <text:p>6785</text:p>
          </table:table-cell>
        </table:table-row>
        <table:table-row table:style-name="ro1">
          <table:table-cell table:style-name="ce5" office:value-type="float" office:value="5392" calcext:value-type="float">
            <text:p>5392</text:p>
          </table:table-cell>
          <table:table-cell table:style-name="ce5" office:value-type="float" office:value="1999727899" calcext:value-type="float">
            <text:p>1999727899</text:p>
          </table:table-cell>
          <table:table-cell table:style-name="ce5" office:value-type="float" office:value="751165615" calcext:value-type="float">
            <text:p>751165615</text:p>
          </table:table-cell>
          <table:table-cell table:style-name="ce5" office:value-type="float" office:value="1280124434" calcext:value-type="float">
            <text:p>1280124434</text:p>
          </table:table-cell>
          <table:table-cell table:style-name="ce5" office:value-type="float" office:value="6922" calcext:value-type="float">
            <text:p>6922</text:p>
          </table:table-cell>
        </table:table-row>
        <table:table-row table:style-name="ro1"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343310271" calcext:value-type="float">
            <text:p>343310271</text:p>
          </table:table-cell>
          <table:table-cell table:style-name="ce5" office:value-type="float" office:value="1205464150" calcext:value-type="float">
            <text:p>1205464150</text:p>
          </table:table-cell>
          <table:table-cell table:style-name="ce5" office:value-type="float" office:value="3825411571" calcext:value-type="float">
            <text:p>3825411571</text:p>
          </table:table-cell>
          <table:table-cell table:style-name="ce5" office:value-type="float" office:value="7059" calcext:value-type="float">
            <text:p>7059</text:p>
          </table:table-cell>
        </table:table-row>
        <table:table-row table:style-name="ro1">
          <table:table-cell table:style-name="ce5" office:value-type="float" office:value="7753" calcext:value-type="float">
            <text:p>7753</text:p>
          </table:table-cell>
          <table:table-cell table:style-name="ce5" office:value-type="float" office:value="1719498833" calcext:value-type="float">
            <text:p>1719498833</text:p>
          </table:table-cell>
          <table:table-cell table:style-name="ce5" office:value-type="float" office:value="826535264" calcext:value-type="float">
            <text:p>826535264</text:p>
          </table:table-cell>
          <table:table-cell table:style-name="ce5" office:value-type="float" office:value="1146486145" calcext:value-type="float">
            <text:p>1146486145</text:p>
          </table:table-cell>
          <table:table-cell table:style-name="ce5" office:value-type="float" office:value="7196" calcext:value-type="float">
            <text:p>7196</text:p>
          </table:table-cell>
        </table:table-row>
        <table:table-row table:style-name="ro1">
          <table:table-cell table:style-name="ce5" office:value-type="float" office:value="484" calcext:value-type="float">
            <text:p>484</text:p>
          </table:table-cell>
          <table:table-cell table:style-name="ce5" office:value-type="float" office:value="1224954108" calcext:value-type="float">
            <text:p>1224954108</text:p>
          </table:table-cell>
          <table:table-cell table:style-name="ce5" office:value-type="float" office:value="1469918777" calcext:value-type="float">
            <text:p>1469918777</text:p>
          </table:table-cell>
          <table:table-cell table:style-name="ce5" office:value-type="float" office:value="3643148976" calcext:value-type="float">
            <text:p>3643148976</text:p>
          </table:table-cell>
          <table:table-cell table:style-name="ce5" office:value-type="float" office:value="7334" calcext:value-type="float">
            <text:p>7334</text:p>
          </table:table-cell>
        </table:table-row>
        <table:table-row table:style-name="ro1">
          <table:table-cell table:style-name="ce5" office:value-type="float" office:value="8384" calcext:value-type="float">
            <text:p>8384</text:p>
          </table:table-cell>
          <table:table-cell table:style-name="ce5" office:value-type="float" office:value="446684906" calcext:value-type="float">
            <text:p>446684906</text:p>
          </table:table-cell>
          <table:table-cell table:style-name="ce5" office:value-type="float" office:value="2069925250" calcext:value-type="float">
            <text:p>2069925250</text:p>
          </table:table-cell>
          <table:table-cell table:style-name="ce5" office:value-type="float" office:value="18693154" calcext:value-type="float">
            <text:p>18693154</text:p>
          </table:table-cell>
          <table:table-cell table:style-name="ce5" office:value-type="float" office:value="7472" calcext:value-type="float">
            <text:p>7472</text:p>
          </table:table-cell>
        </table:table-row>
        <table:table-row table:style-name="ro1">
          <table:table-cell table:style-name="ce5" office:value-type="float" office:value="1422" calcext:value-type="float">
            <text:p>1422</text:p>
          </table:table-cell>
          <table:table-cell table:style-name="ce5" office:value-type="float" office:value="1813717207" calcext:value-type="float">
            <text:p>1813717207</text:p>
          </table:table-cell>
          <table:table-cell table:style-name="ce5" office:value-type="float" office:value="1298827976" calcext:value-type="float">
            <text:p>1298827976</text:p>
          </table:table-cell>
          <table:table-cell table:style-name="ce5" office:value-type="float" office:value="2605858978" calcext:value-type="float">
            <text:p>2605858978</text:p>
          </table:table-cell>
          <table:table-cell table:style-name="ce5" office:value-type="float" office:value="7610" calcext:value-type="float">
            <text:p>7610</text:p>
          </table:table-cell>
        </table:table-row>
        <table:table-row table:style-name="ro1">
          <table:table-cell table:style-name="ce5" office:value-type="float" office:value="6676" calcext:value-type="float">
            <text:p>6676</text:p>
          </table:table-cell>
          <table:table-cell table:style-name="ce5" office:value-type="float" office:value="285723101" calcext:value-type="float">
            <text:p>285723101</text:p>
          </table:table-cell>
          <table:table-cell table:style-name="ce5" office:value-type="float" office:value="1699231470" calcext:value-type="float">
            <text:p>1699231470</text:p>
          </table:table-cell>
          <table:table-cell table:style-name="ce5" office:value-type="float" office:value="1752017781" calcext:value-type="float">
            <text:p>1752017781</text:p>
          </table:table-cell>
          <table:table-cell table:style-name="ce5" office:value-type="float" office:value="7748" calcext:value-type="float">
            <text:p>7748</text:p>
          </table:table-cell>
        </table:table-row>
        <table:table-row table:style-name="ro1"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729968449" calcext:value-type="float">
            <text:p>729968449</text:p>
          </table:table-cell>
          <table:table-cell table:style-name="ce5" office:value-type="float" office:value="665144238" calcext:value-type="float">
            <text:p>665144238</text:p>
          </table:table-cell>
          <table:table-cell table:style-name="ce5" office:value-type="float" office:value="2769092521" calcext:value-type="float">
            <text:p>2769092521</text:p>
          </table:table-cell>
          <table:table-cell table:style-name="ce5" office:value-type="float" office:value="7886" calcext:value-type="float">
            <text:p>7886</text:p>
          </table:table-cell>
        </table:table-row>
        <table:table-row table:style-name="ro1">
          <table:table-cell table:style-name="ce5" office:value-type="float" office:value="2556" calcext:value-type="float">
            <text:p>2556</text:p>
          </table:table-cell>
          <table:table-cell table:style-name="ce5" office:value-type="float" office:value="210373630" calcext:value-type="float">
            <text:p>210373630</text:p>
          </table:table-cell>
          <table:table-cell table:style-name="ce5" office:value-type="float" office:value="1811843327" calcext:value-type="float">
            <text:p>1811843327</text:p>
          </table:table-cell>
          <table:table-cell table:style-name="ce5" office:value-type="float" office:value="3723461844" calcext:value-type="float">
            <text:p>3723461844</text:p>
          </table:table-cell>
          <table:table-cell table:style-name="ce5" office:value-type="float" office:value="8024" calcext:value-type="float">
            <text:p>8024</text:p>
          </table:table-cell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258981895" calcext:value-type="float">
            <text:p>258981895</text:p>
          </table:table-cell>
          <table:table-cell table:style-name="ce5" office:value-type="float" office:value="1726698554" calcext:value-type="float">
            <text:p>1726698554</text:p>
          </table:table-cell>
          <table:table-cell table:style-name="ce5" office:value-type="float" office:value="3039089114" calcext:value-type="float">
            <text:p>3039089114</text:p>
          </table:table-cell>
          <table:table-cell table:style-name="ce5" office:value-type="float" office:value="8163" calcext:value-type="float">
            <text:p>8163</text:p>
          </table:table-cell>
        </table:table-row>
        <table:table-row table:style-name="ro1">
          <table:table-cell table:style-name="ce5" office:value-type="float" office:value="6183" calcext:value-type="float">
            <text:p>6183</text:p>
          </table:table-cell>
          <table:table-cell table:style-name="ce5" office:value-type="float" office:value="97323519" calcext:value-type="float">
            <text:p>97323519</text:p>
          </table:table-cell>
          <table:table-cell table:style-name="ce5" office:value-type="float" office:value="1133688651" calcext:value-type="float">
            <text:p>1133688651</text:p>
          </table:table-cell>
          <table:table-cell table:style-name="ce5" office:value-type="float" office:value="3429609142" calcext:value-type="float">
            <text:p>3429609142</text:p>
          </table:table-cell>
          <table:table-cell table:style-name="ce5" office:value-type="float" office:value="8302" calcext:value-type="float">
            <text:p>8302</text:p>
          </table:table-cell>
        </table:table-row>
        <table:table-row table:style-name="ro1">
          <table:table-cell table:style-name="ce5" office:value-type="float" office:value="5046" calcext:value-type="float">
            <text:p>5046</text:p>
          </table:table-cell>
          <table:table-cell table:style-name="ce5" office:value-type="float" office:value="1553842628" calcext:value-type="float">
            <text:p>1553842628</text:p>
          </table:table-cell>
          <table:table-cell table:style-name="ce5" office:value-type="float" office:value="57321922" calcext:value-type="float">
            <text:p>57321922</text:p>
          </table:table-cell>
          <table:table-cell table:style-name="ce5" office:value-type="float" office:value="2234145886" calcext:value-type="float">
            <text:p>2234145886</text:p>
          </table:table-cell>
          <table:table-cell table:style-name="ce5" office:value-type="float" office:value="8441" calcext:value-type="float">
            <text:p>8441</text:p>
          </table:table-cell>
        </table:table-row>
        <table:table-row table:style-name="ro1">
          <table:table-cell table:style-name="ce5" office:value-type="float" office:value="1716" calcext:value-type="float">
            <text:p>1716</text:p>
          </table:table-cell>
          <table:table-cell table:style-name="ce5" office:value-type="float" office:value="1865743016" calcext:value-type="float">
            <text:p>1865743016</text:p>
          </table:table-cell>
          <table:table-cell table:style-name="ce5" office:value-type="float" office:value="1523531791" calcext:value-type="float">
            <text:p>1523531791</text:p>
          </table:table-cell>
          <table:table-cell table:style-name="ce5" office:value-type="float" office:value="3668904497" calcext:value-type="float">
            <text:p>3668904497</text:p>
          </table:table-cell>
          <table:table-cell table:style-name="ce5" office:value-type="float" office:value="8580" calcext:value-type="float">
            <text:p>8580</text:p>
          </table:table-cell>
        </table:table-row>
        <table:table-row table:style-name="ro1">
          <table:table-cell table:style-name="ce5" office:value-type="float" office:value="7199" calcext:value-type="float">
            <text:p>7199</text:p>
          </table:table-cell>
          <table:table-cell table:style-name="ce5" office:value-type="float" office:value="235978414" calcext:value-type="float">
            <text:p>235978414</text:p>
          </table:table-cell>
          <table:table-cell table:style-name="ce5" office:value-type="float" office:value="1136192225" calcext:value-type="float">
            <text:p>1136192225</text:p>
          </table:table-cell>
          <table:table-cell table:style-name="ce5" office:value-type="float" office:value="1026708121" calcext:value-type="float">
            <text:p>1026708121</text:p>
          </table:table-cell>
          <table:table-cell table:style-name="ce5" office:value-type="float" office:value="8720" calcext:value-type="float">
            <text:p>8720</text:p>
          </table:table-cell>
        </table:table-row>
        <table:table-row table:style-name="ro1"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2032364362" calcext:value-type="float">
            <text:p>2032364362</text:p>
          </table:table-cell>
          <table:table-cell table:style-name="ce5" office:value-type="float" office:value="1336678476" calcext:value-type="float">
            <text:p>1336678476</text:p>
          </table:table-cell>
          <table:table-cell table:style-name="ce5" office:value-type="float" office:value="1997968576" calcext:value-type="float">
            <text:p>1997968576</text:p>
          </table:table-cell>
          <table:table-cell table:style-name="ce5" office:value-type="float" office:value="8860" calcext:value-type="float">
            <text:p>8860</text:p>
          </table:table-cell>
        </table:table-row>
        <table:table-row table:style-name="ro1">
          <table:table-cell table:style-name="ce5" office:value-type="float" office:value="9689" calcext:value-type="float">
            <text:p>9689</text:p>
          </table:table-cell>
          <table:table-cell table:style-name="ce5" office:value-type="float" office:value="291562255" calcext:value-type="float">
            <text:p>291562255</text:p>
          </table:table-cell>
          <table:table-cell table:style-name="ce5" office:value-type="float" office:value="1501992747" calcext:value-type="float">
            <text:p>1501992747</text:p>
          </table:table-cell>
          <table:table-cell table:style-name="ce5" office:value-type="float" office:value="2736846734" calcext:value-type="float">
            <text:p>2736846734</text:p>
          </table:table-cell>
          <table:table-cell table:style-name="ce5" office:value-type="float" office:value="9000" calcext:value-type="float">
            <text:p>9000</text:p>
          </table:table-cell>
        </table:table-row>
        <table:table-row table:style-name="ro1">
          <table:table-cell table:style-name="ce5" office:value-type="float" office:value="5092" calcext:value-type="float">
            <text:p>5092</text:p>
          </table:table-cell>
          <table:table-cell table:style-name="ce5" office:value-type="float" office:value="1260155782" calcext:value-type="float">
            <text:p>1260155782</text:p>
          </table:table-cell>
          <table:table-cell table:style-name="ce5" office:value-type="float" office:value="1386526141" calcext:value-type="float">
            <text:p>1386526141</text:p>
          </table:table-cell>
          <table:table-cell table:style-name="ce5" office:value-type="float" office:value="102064710" calcext:value-type="float">
            <text:p>102064710</text:p>
          </table:table-cell>
          <table:table-cell table:style-name="ce5" office:value-type="float" office:value="9140" calcext:value-type="float">
            <text:p>9140</text:p>
          </table:table-cell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5267287" calcext:value-type="float">
            <text:p>85267287</text:p>
          </table:table-cell>
          <table:table-cell table:style-name="ce5" office:value-type="float" office:value="1233018632" calcext:value-type="float">
            <text:p>1233018632</text:p>
          </table:table-cell>
          <table:table-cell table:style-name="ce5" office:value-type="float" office:value="4242657665" calcext:value-type="float">
            <text:p>4242657665</text:p>
          </table:table-cell>
          <table:table-cell table:style-name="ce5" office:value-type="float" office:value="9280" calcext:value-type="float">
            <text:p>9280</text:p>
          </table:table-cell>
        </table:table-row>
        <table:table-row table:style-name="ro1">
          <table:table-cell table:style-name="ce5" office:value-type="float" office:value="1779" calcext:value-type="float">
            <text:p>1779</text:p>
          </table:table-cell>
          <table:table-cell table:style-name="ce5" office:value-type="float" office:value="246866669" calcext:value-type="float">
            <text:p>246866669</text:p>
          </table:table-cell>
          <table:table-cell table:style-name="ce5" office:value-type="float" office:value="337927376" calcext:value-type="float">
            <text:p>337927376</text:p>
          </table:table-cell>
          <table:table-cell table:style-name="ce5" office:value-type="float" office:value="2240918354" calcext:value-type="float">
            <text:p>2240918354</text:p>
          </table:table-cell>
          <table:table-cell table:style-name="ce5" office:value-type="float" office:value="9420" calcext:value-type="float">
            <text:p>9420</text:p>
          </table:table-cell>
        </table:table-row>
        <table:table-row table:style-name="ro1">
          <table:table-cell table:style-name="ce5" office:value-type="float" office:value="8227" calcext:value-type="float">
            <text:p>8227</text:p>
          </table:table-cell>
          <table:table-cell table:style-name="ce5" office:value-type="float" office:value="2018317392" calcext:value-type="float">
            <text:p>2018317392</text:p>
          </table:table-cell>
          <table:table-cell table:style-name="ce5" office:value-type="float" office:value="1216132674" calcext:value-type="float">
            <text:p>1216132674</text:p>
          </table:table-cell>
          <table:table-cell table:style-name="ce5" office:value-type="float" office:value="3723785181" calcext:value-type="float">
            <text:p>3723785181</text:p>
          </table:table-cell>
          <table:table-cell table:style-name="ce5" office:value-type="float" office:value="9561" calcext:value-type="float">
            <text:p>9561</text:p>
          </table:table-cell>
        </table:table-row>
        <table:table-row table:style-name="ro1">
          <table:table-cell table:style-name="ce5" office:value-type="float" office:value="6039" calcext:value-type="float">
            <text:p>6039</text:p>
          </table:table-cell>
          <table:table-cell table:style-name="ce5" office:value-type="float" office:value="1033226331" calcext:value-type="float">
            <text:p>1033226331</text:p>
          </table:table-cell>
          <table:table-cell table:style-name="ce5" office:value-type="float" office:value="796758907" calcext:value-type="float">
            <text:p>796758907</text:p>
          </table:table-cell>
          <table:table-cell table:style-name="ce5" office:value-type="float" office:value="1627827108" calcext:value-type="float">
            <text:p>1627827108</text:p>
          </table:table-cell>
          <table:table-cell table:style-name="ce5" office:value-type="float" office:value="9702" calcext:value-type="float">
            <text:p>9702</text:p>
          </table:table-cell>
        </table:table-row>
        <table:table-row table:style-name="ro1"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1731803520" calcext:value-type="float">
            <text:p>1731803520</text:p>
          </table:table-cell>
          <table:table-cell table:style-name="ce5" office:value-type="float" office:value="1521673696" calcext:value-type="float">
            <text:p>1521673696</text:p>
          </table:table-cell>
          <table:table-cell table:style-name="ce5" office:value-type="float" office:value="3152118616" calcext:value-type="float">
            <text:p>3152118616</text:p>
          </table:table-cell>
          <table:table-cell table:style-name="ce5" office:value-type="float" office:value="9843" calcext:value-type="float">
            <text:p>9843</text:p>
          </table:table-cell>
        </table:table-row>
        <table:table-row table:style-name="ro1"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1816862231" calcext:value-type="float">
            <text:p>1816862231</text:p>
          </table:table-cell>
          <table:table-cell table:style-name="ce5" office:value-type="float" office:value="557028946" calcext:value-type="float">
            <text:p>557028946</text:p>
          </table:table-cell>
          <table:table-cell table:style-name="ce5" office:value-type="float" office:value="3308023024" calcext:value-type="float">
            <text:p>3308023024</text:p>
          </table:table-cell>
          <table:table-cell table:style-name="ce5" office:value-type="float" office:value="9984" calcext:value-type="float">
            <text:p>9984</text:p>
          </table:table-cell>
        </table:table-row>
        <table:table-row table:style-name="ro1">
          <table:table-cell table:style-name="ce5" office:value-type="float" office:value="1223" calcext:value-type="float">
            <text:p>1223</text:p>
          </table:table-cell>
          <table:table-cell table:style-name="ce5" office:value-type="float" office:value="376530831" calcext:value-type="float">
            <text:p>376530831</text:p>
          </table:table-cell>
          <table:table-cell table:style-name="ce5" office:value-type="float" office:value="1694675255" calcext:value-type="float">
            <text:p>1694675255</text:p>
          </table:table-cell>
          <table:table-cell table:style-name="ce5" office:value-type="float" office:value="2830719060" calcext:value-type="float">
            <text:p>2830719060</text:p>
          </table:table-cell>
          <table:table-cell table:style-name="ce5" office:value-type="float" office:value="126" calcext:value-type="float">
            <text:p>126</text:p>
          </table:table-cell>
        </table:table-row>
        <table:table-row table:style-name="ro1">
          <table:table-cell table:style-name="ce5" office:value-type="float" office:value="9564" calcext:value-type="float">
            <text:p>9564</text:p>
          </table:table-cell>
          <table:table-cell table:style-name="ce5" office:value-type="float" office:value="202559272" calcext:value-type="float">
            <text:p>202559272</text:p>
          </table:table-cell>
          <table:table-cell table:style-name="ce5" office:value-type="float" office:value="1696003739" calcext:value-type="float">
            <text:p>1696003739</text:p>
          </table:table-cell>
          <table:table-cell table:style-name="ce5" office:value-type="float" office:value="1170250209" calcext:value-type="float">
            <text:p>1170250209</text:p>
          </table:table-cell>
          <table:table-cell table:style-name="ce5" office:value-type="float" office:value="268" calcext:value-type="float">
            <text:p>268</text:p>
          </table:table-cell>
        </table:table-row>
        <table:table-row table:style-name="ro1"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1241814788" calcext:value-type="float">
            <text:p>1241814788</text:p>
          </table:table-cell>
          <table:table-cell table:style-name="ce5" office:value-type="float" office:value="1471230478" calcext:value-type="float">
            <text:p>1471230478</text:p>
          </table:table-cell>
          <table:table-cell table:style-name="ce5" office:value-type="float" office:value="418374536" calcext:value-type="float">
            <text:p>418374536</text:p>
          </table:table-cell>
          <table:table-cell table:style-name="ce5" office:value-type="float" office:value="410" calcext:value-type="float">
            <text:p>410</text:p>
          </table:table-cell>
        </table:table-row>
        <table:table-row table:style-name="ro1">
          <table:table-cell table:style-name="ce5" office:value-type="float" office:value="4899" calcext:value-type="float">
            <text:p>4899</text:p>
          </table:table-cell>
          <table:table-cell table:style-name="ce5" office:value-type="float" office:value="354460099" calcext:value-type="float">
            <text:p>354460099</text:p>
          </table:table-cell>
          <table:table-cell table:style-name="ce5" office:value-type="float" office:value="2067150084" calcext:value-type="float">
            <text:p>2067150084</text:p>
          </table:table-cell>
          <table:table-cell table:style-name="ce5" office:value-type="float" office:value="2837808480" calcext:value-type="float">
            <text:p>2837808480</text:p>
          </table:table-cell>
          <table:table-cell table:style-name="ce5" office:value-type="float" office:value="552" calcext:value-type="float">
            <text:p>552</text:p>
          </table:table-cell>
        </table:table-row>
        <table:table-row table:style-name="ro1"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1235794489" calcext:value-type="float">
            <text:p>1235794489</text:p>
          </table:table-cell>
          <table:table-cell table:style-name="ce5" office:value-type="float" office:value="1056390411" calcext:value-type="float">
            <text:p>1056390411</text:p>
          </table:table-cell>
          <table:table-cell table:style-name="ce5" office:value-type="float" office:value="687847647" calcext:value-type="float">
            <text:p>687847647</text:p>
          </table:table-cell>
          <table:table-cell table:style-name="ce5" office:value-type="float" office:value="694" calcext:value-type="float">
            <text:p>694</text:p>
          </table:table-cell>
        </table:table-row>
        <table:table-row table:style-name="ro1">
          <table:table-cell table:style-name="ce5" office:value-type="float" office:value="580" calcext:value-type="float">
            <text:p>580</text:p>
          </table:table-cell>
          <table:table-cell table:style-name="ce5" office:value-type="float" office:value="907086338" calcext:value-type="float">
            <text:p>907086338</text:p>
          </table:table-cell>
          <table:table-cell table:style-name="ce5" office:value-type="float" office:value="317200091" calcext:value-type="float">
            <text:p>317200091</text:p>
          </table:table-cell>
          <table:table-cell table:style-name="ce5" office:value-type="float" office:value="1009685013" calcext:value-type="float">
            <text:p>1009685013</text:p>
          </table:table-cell>
          <table:table-cell table:style-name="ce5" office:value-type="float" office:value="836" calcext:value-type="float">
            <text:p>836</text:p>
          </table:table-cell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1940000272" calcext:value-type="float">
            <text:p>1940000272</text:p>
          </table:table-cell>
          <table:table-cell table:style-name="ce5" office:value-type="float" office:value="69263143" calcext:value-type="float">
            <text:p>69263143</text:p>
          </table:table-cell>
          <table:table-cell table:style-name="ce5" office:value-type="float" office:value="2574804127" calcext:value-type="float">
            <text:p>2574804127</text:p>
          </table:table-cell>
          <table:table-cell table:style-name="ce5" office:value-type="float" office:value="979" calcext:value-type="float">
            <text:p>979</text:p>
          </table:table-cell>
        </table:table-row>
        <table:table-row table:style-name="ro1"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2063814540" calcext:value-type="float">
            <text:p>2063814540</text:p>
          </table:table-cell>
          <table:table-cell table:style-name="ce5" office:value-type="float" office:value="818201211" calcext:value-type="float">
            <text:p>818201211</text:p>
          </table:table-cell>
          <table:table-cell table:style-name="ce5" office:value-type="float" office:value="13927981" calcext:value-type="float">
            <text:p>13927981</text:p>
          </table:table-cell>
          <table:table-cell table:style-name="ce5" office:value-type="float" office:value="1122" calcext:value-type="float">
            <text:p>1122</text:p>
          </table:table-cell>
        </table:table-row>
        <table:table-row table:style-name="ro1">
          <table:table-cell table:style-name="ce5" office:value-type="float" office:value="7746" calcext:value-type="float">
            <text:p>7746</text:p>
          </table:table-cell>
          <table:table-cell table:style-name="ce5" office:value-type="float" office:value="1771126446" calcext:value-type="float">
            <text:p>1771126446</text:p>
          </table:table-cell>
          <table:table-cell table:style-name="ce5" office:value-type="float" office:value="1953254282" calcext:value-type="float">
            <text:p>1953254282</text:p>
          </table:table-cell>
          <table:table-cell table:style-name="ce5" office:value-type="float" office:value="1002073806" calcext:value-type="float">
            <text:p>1002073806</text:p>
          </table:table-cell>
          <table:table-cell table:style-name="ce5" office:value-type="float" office:value="1265" calcext:value-type="float">
            <text:p>1265</text:p>
          </table:table-cell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327618229" calcext:value-type="float">
            <text:p>327618229</text:p>
          </table:table-cell>
          <table:table-cell table:style-name="ce5" office:value-type="float" office:value="829902261" calcext:value-type="float">
            <text:p>829902261</text:p>
          </table:table-cell>
          <table:table-cell table:style-name="ce5" office:value-type="float" office:value="888461150" calcext:value-type="float">
            <text:p>888461150</text:p>
          </table:table-cell>
          <table:table-cell table:style-name="ce5" office:value-type="float" office:value="1408" calcext:value-type="float">
            <text:p>1408</text:p>
          </table:table-cell>
        </table:table-row>
        <table:table-row table:style-name="ro1">
          <table:table-cell table:style-name="ce5" office:value-type="float" office:value="4102" calcext:value-type="float">
            <text:p>4102</text:p>
          </table:table-cell>
          <table:table-cell table:style-name="ce5" office:value-type="float" office:value="1592935387" calcext:value-type="float">
            <text:p>1592935387</text:p>
          </table:table-cell>
          <table:table-cell table:style-name="ce5" office:value-type="float" office:value="991289732" calcext:value-type="float">
            <text:p>991289732</text:p>
          </table:table-cell>
          <table:table-cell table:style-name="ce5" office:value-type="float" office:value="15053008" calcext:value-type="float">
            <text:p>15053008</text:p>
          </table:table-cell>
          <table:table-cell table:style-name="ce5" office:value-type="float" office:value="1552" calcext:value-type="float">
            <text:p>1552</text:p>
          </table:table-cell>
        </table:table-row>
        <table:table-row table:style-name="ro1">
          <table:table-cell table:style-name="ce5" office:value-type="float" office:value="7334" calcext:value-type="float">
            <text:p>7334</text:p>
          </table:table-cell>
          <table:table-cell table:style-name="ce5" office:value-type="float" office:value="563666035" calcext:value-type="float">
            <text:p>563666035</text:p>
          </table:table-cell>
          <table:table-cell table:style-name="ce5" office:value-type="float" office:value="1587645097" calcext:value-type="float">
            <text:p>1587645097</text:p>
          </table:table-cell>
          <table:table-cell table:style-name="ce5" office:value-type="float" office:value="787165992" calcext:value-type="float">
            <text:p>787165992</text:p>
          </table:table-cell>
          <table:table-cell table:style-name="ce5" office:value-type="float" office:value="1696" calcext:value-type="float">
            <text:p>1696</text:p>
          </table:table-cell>
        </table:table-row>
        <table:table-row table:style-name="ro1"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1453833665" calcext:value-type="float">
            <text:p>1453833665</text:p>
          </table:table-cell>
          <table:table-cell table:style-name="ce5" office:value-type="float" office:value="778130320" calcext:value-type="float">
            <text:p>778130320</text:p>
          </table:table-cell>
          <table:table-cell table:style-name="ce5" office:value-type="float" office:value="1571086676" calcext:value-type="float">
            <text:p>1571086676</text:p>
          </table:table-cell>
          <table:table-cell table:style-name="ce5" office:value-type="float" office:value="1840" calcext:value-type="float">
            <text:p>1840</text:p>
          </table:table-cell>
        </table:table-row>
        <table:table-row table:style-name="ro1">
          <table:table-cell table:style-name="ce5" office:value-type="float" office:value="7846" calcext:value-type="float">
            <text:p>7846</text:p>
          </table:table-cell>
          <table:table-cell table:style-name="ce5" office:value-type="float" office:value="962166749" calcext:value-type="float">
            <text:p>962166749</text:p>
          </table:table-cell>
          <table:table-cell table:style-name="ce5" office:value-type="float" office:value="1609139039" calcext:value-type="float">
            <text:p>1609139039</text:p>
          </table:table-cell>
          <table:table-cell table:style-name="ce5" office:value-type="float" office:value="84199260" calcext:value-type="float">
            <text:p>84199260</text:p>
          </table:table-cell>
          <table:table-cell table:style-name="ce5" office:value-type="float" office:value="1984" calcext:value-type="float">
            <text:p>1984</text:p>
          </table:table-cell>
        </table:table-row>
        <table:table-row table:style-name="ro1">
          <table:table-cell table:style-name="ce5" office:value-type="float" office:value="1048" calcext:value-type="float">
            <text:p>1048</text:p>
          </table:table-cell>
          <table:table-cell table:style-name="ce5" office:value-type="float" office:value="1561322622" calcext:value-type="float">
            <text:p>1561322622</text:p>
          </table:table-cell>
          <table:table-cell table:style-name="ce5" office:value-type="float" office:value="1966603504" calcext:value-type="float">
            <text:p>1966603504</text:p>
          </table:table-cell>
          <table:table-cell table:style-name="ce5" office:value-type="float" office:value="2060155505" calcext:value-type="float">
            <text:p>2060155505</text:p>
          </table:table-cell>
          <table:table-cell table:style-name="ce5" office:value-type="float" office:value="2128" calcext:value-type="float">
            <text:p>2128</text:p>
          </table:table-cell>
        </table:table-row>
        <table:table-row table:style-name="ro1">
          <table:table-cell table:style-name="ce5" office:value-type="float" office:value="4440" calcext:value-type="float">
            <text:p>4440</text:p>
          </table:table-cell>
          <table:table-cell table:style-name="ce5" office:value-type="float" office:value="1483760072" calcext:value-type="float">
            <text:p>1483760072</text:p>
          </table:table-cell>
          <table:table-cell table:style-name="ce5" office:value-type="float" office:value="248609932" calcext:value-type="float">
            <text:p>248609932</text:p>
          </table:table-cell>
          <table:table-cell table:style-name="ce5" office:value-type="float" office:value="1187057377" calcext:value-type="float">
            <text:p>1187057377</text:p>
          </table:table-cell>
          <table:table-cell table:style-name="ce5" office:value-type="float" office:value="2272" calcext:value-type="float">
            <text:p>2272</text:p>
          </table:table-cell>
        </table:table-row>
        <table:table-row table:style-name="ro1">
          <table:table-cell table:style-name="ce5" office:value-type="float" office:value="2390" calcext:value-type="float">
            <text:p>2390</text:p>
          </table:table-cell>
          <table:table-cell table:style-name="ce5" office:value-type="float" office:value="345226414" calcext:value-type="float">
            <text:p>345226414</text:p>
          </table:table-cell>
          <table:table-cell table:style-name="ce5" office:value-type="float" office:value="1206267984" calcext:value-type="float">
            <text:p>1206267984</text:p>
          </table:table-cell>
          <table:table-cell table:style-name="ce5" office:value-type="float" office:value="1382637067" calcext:value-type="float">
            <text:p>1382637067</text:p>
          </table:table-cell>
          <table:table-cell table:style-name="ce5" office:value-type="float" office:value="2417" calcext:value-type="float">
            <text:p>2417</text:p>
          </table:table-cell>
        </table:table-row>
        <table:table-row table:style-name="ro1">
          <table:table-cell table:style-name="ce5" office:value-type="float" office:value="5220" calcext:value-type="float">
            <text:p>5220</text:p>
          </table:table-cell>
          <table:table-cell table:style-name="ce5" office:value-type="float" office:value="1093313289" calcext:value-type="float">
            <text:p>1093313289</text:p>
          </table:table-cell>
          <table:table-cell table:style-name="ce5" office:value-type="float" office:value="724013546" calcext:value-type="float">
            <text:p>724013546</text:p>
          </table:table-cell>
          <table:table-cell table:style-name="ce5" office:value-type="float" office:value="2748065461" calcext:value-type="float">
            <text:p>2748065461</text:p>
          </table:table-cell>
          <table:table-cell table:style-name="ce5" office:value-type="float" office:value="2562" calcext:value-type="float">
            <text:p>2562</text:p>
          </table:table-cell>
        </table:table-row>
        <table:table-row table:style-name="ro1">
          <table:table-cell table:style-name="ce5" office:value-type="float" office:value="4280" calcext:value-type="float">
            <text:p>4280</text:p>
          </table:table-cell>
          <table:table-cell table:style-name="ce5" office:value-type="float" office:value="1699044053" calcext:value-type="float">
            <text:p>1699044053</text:p>
          </table:table-cell>
          <table:table-cell table:style-name="ce5" office:value-type="float" office:value="349561998" calcext:value-type="float">
            <text:p>349561998</text:p>
          </table:table-cell>
          <table:table-cell table:style-name="ce5" office:value-type="float" office:value="2773081211" calcext:value-type="float">
            <text:p>2773081211</text:p>
          </table:table-cell>
          <table:table-cell table:style-name="ce5" office:value-type="float" office:value="2707" calcext:value-type="float">
            <text:p>2707</text:p>
          </table:table-cell>
        </table:table-row>
        <table:table-row table:style-name="ro1">
          <table:table-cell table:style-name="ce5" office:value-type="float" office:value="9630" calcext:value-type="float">
            <text:p>9630</text:p>
          </table:table-cell>
          <table:table-cell table:style-name="ce5" office:value-type="float" office:value="1878273966" calcext:value-type="float">
            <text:p>1878273966</text:p>
          </table:table-cell>
          <table:table-cell table:style-name="ce5" office:value-type="float" office:value="514023247" calcext:value-type="float">
            <text:p>514023247</text:p>
          </table:table-cell>
          <table:table-cell table:style-name="ce5" office:value-type="float" office:value="1624960818" calcext:value-type="float">
            <text:p>1624960818</text:p>
          </table:table-cell>
          <table:table-cell table:style-name="ce5" office:value-type="float" office:value="2852" calcext:value-type="float">
            <text:p>2852</text:p>
          </table:table-cell>
        </table:table-row>
        <table:table-row table:style-name="ro1"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1385494862" calcext:value-type="float">
            <text:p>1385494862</text:p>
          </table:table-cell>
          <table:table-cell table:style-name="ce5" office:value-type="float" office:value="484786259" calcext:value-type="float">
            <text:p>484786259</text:p>
          </table:table-cell>
          <table:table-cell table:style-name="ce5" office:value-type="float" office:value="3423207791" calcext:value-type="float">
            <text:p>3423207791</text:p>
          </table:table-cell>
          <table:table-cell table:style-name="ce5" office:value-type="float" office:value="2998" calcext:value-type="float">
            <text:p>2998</text:p>
          </table:table-cell>
        </table:table-row>
        <table:table-row table:style-name="ro1">
          <table:table-cell table:style-name="ce5" office:value-type="float" office:value="9801" calcext:value-type="float">
            <text:p>9801</text:p>
          </table:table-cell>
          <table:table-cell table:style-name="ce5" office:value-type="float" office:value="764205326" calcext:value-type="float">
            <text:p>764205326</text:p>
          </table:table-cell>
          <table:table-cell table:style-name="ce5" office:value-type="float" office:value="320261299" calcext:value-type="float">
            <text:p>320261299</text:p>
          </table:table-cell>
          <table:table-cell table:style-name="ce5" office:value-type="float" office:value="508657042" calcext:value-type="float">
            <text:p>508657042</text:p>
          </table:table-cell>
          <table:table-cell table:style-name="ce5" office:value-type="float" office:value="3144" calcext:value-type="float">
            <text:p>3144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float" office:value="103977387" calcext:value-type="float">
            <text:p>103977387</text:p>
          </table:table-cell>
          <table:table-cell table:style-name="ce5" office:value-type="float" office:value="881710845" calcext:value-type="float">
            <text:p>881710845</text:p>
          </table:table-cell>
          <table:table-cell table:style-name="ce5" office:value-type="float" office:value="323767053" calcext:value-type="float">
            <text:p>323767053</text:p>
          </table:table-cell>
          <table:table-cell table:style-name="ce5" office:value-type="float" office:value="3290" calcext:value-type="float">
            <text:p>3290</text:p>
          </table:table-cell>
        </table:table-row>
        <table:table-row table:style-name="ro1">
          <table:table-cell table:style-name="ce5" office:value-type="float" office:value="6195" calcext:value-type="float">
            <text:p>6195</text:p>
          </table:table-cell>
          <table:table-cell table:style-name="ce5" office:value-type="float" office:value="1697763986" calcext:value-type="float">
            <text:p>1697763986</text:p>
          </table:table-cell>
          <table:table-cell table:style-name="ce5" office:value-type="float" office:value="777608681" calcext:value-type="float">
            <text:p>777608681</text:p>
          </table:table-cell>
          <table:table-cell table:style-name="ce5" office:value-type="float" office:value="2887819701" calcext:value-type="float">
            <text:p>2887819701</text:p>
          </table:table-cell>
          <table:table-cell table:style-name="ce5" office:value-type="float" office:value="3436" calcext:value-type="float">
            <text:p>3436</text:p>
          </table:table-cell>
        </table:table-row>
        <table:table-row table:style-name="ro1">
          <table:table-cell table:style-name="ce5" office:value-type="float" office:value="9437" calcext:value-type="float">
            <text:p>9437</text:p>
          </table:table-cell>
          <table:table-cell table:style-name="ce5" office:value-type="float" office:value="44247404" calcext:value-type="float">
            <text:p>44247404</text:p>
          </table:table-cell>
          <table:table-cell table:style-name="ce5" office:value-type="float" office:value="314713537" calcext:value-type="float">
            <text:p>314713537</text:p>
          </table:table-cell>
          <table:table-cell table:style-name="ce5" office:value-type="float" office:value="1112420190" calcext:value-type="float">
            <text:p>1112420190</text:p>
          </table:table-cell>
          <table:table-cell table:style-name="ce5" office:value-type="float" office:value="3582" calcext:value-type="float">
            <text:p>3582</text:p>
          </table:table-cell>
        </table:table-row>
        <table:table-row table:style-name="ro1"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2003418658" calcext:value-type="float">
            <text:p>2003418658</text:p>
          </table:table-cell>
          <table:table-cell table:style-name="ce5" office:value-type="float" office:value="346850676" calcext:value-type="float">
            <text:p>346850676</text:p>
          </table:table-cell>
          <table:table-cell table:style-name="ce5" office:value-type="float" office:value="1775207457" calcext:value-type="float">
            <text:p>1775207457</text:p>
          </table:table-cell>
          <table:table-cell table:style-name="ce5" office:value-type="float" office:value="3728" calcext:value-type="float">
            <text:p>3728</text:p>
          </table:table-cell>
        </table:table-row>
        <table:table-row table:style-name="ro1">
          <table:table-cell table:style-name="ce5" office:value-type="float" office:value="731" calcext:value-type="float">
            <text:p>731</text:p>
          </table:table-cell>
          <table:table-cell table:style-name="ce5" office:value-type="float" office:value="1151190190" calcext:value-type="float">
            <text:p>1151190190</text:p>
          </table:table-cell>
          <table:table-cell table:style-name="ce5" office:value-type="float" office:value="1446267649" calcext:value-type="float">
            <text:p>1446267649</text:p>
          </table:table-cell>
          <table:table-cell table:style-name="ce5" office:value-type="float" office:value="1887835113" calcext:value-type="float">
            <text:p>1887835113</text:p>
          </table:table-cell>
          <table:table-cell table:style-name="ce5" office:value-type="float" office:value="3875" calcext:value-type="float">
            <text:p>3875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44712312" calcext:value-type="float">
            <text:p>1344712312</text:p>
          </table:table-cell>
          <table:table-cell table:style-name="ce5" office:value-type="float" office:value="198893415" calcext:value-type="float">
            <text:p>198893415</text:p>
          </table:table-cell>
          <table:table-cell table:style-name="ce5" office:value-type="float" office:value="1030922313" calcext:value-type="float">
            <text:p>1030922313</text:p>
          </table:table-cell>
          <table:table-cell table:style-name="ce5" office:value-type="float" office:value="4022" calcext:value-type="float">
            <text:p>4022</text:p>
          </table:table-cell>
        </table:table-row>
        <table:table-row table:style-name="ro1">
          <table:table-cell table:style-name="ce5" office:value-type="float" office:value="4449" calcext:value-type="float">
            <text:p>4449</text:p>
          </table:table-cell>
          <table:table-cell table:style-name="ce5" office:value-type="float" office:value="1436529513" calcext:value-type="float">
            <text:p>1436529513</text:p>
          </table:table-cell>
          <table:table-cell table:style-name="ce5" office:value-type="float" office:value="1502269858" calcext:value-type="float">
            <text:p>1502269858</text:p>
          </table:table-cell>
          <table:table-cell table:style-name="ce5" office:value-type="float" office:value="2687933342" calcext:value-type="float">
            <text:p>2687933342</text:p>
          </table:table-cell>
          <table:table-cell table:style-name="ce5" office:value-type="float" office:value="4169" calcext:value-type="float">
            <text:p>4169</text:p>
          </table:table-cell>
        </table:table-row>
        <table:table-row table:style-name="ro1">
          <table:table-cell table:style-name="ce5" office:value-type="float" office:value="5472" calcext:value-type="float">
            <text:p>5472</text:p>
          </table:table-cell>
          <table:table-cell table:style-name="ce5" office:value-type="float" office:value="1563410077" calcext:value-type="float">
            <text:p>1563410077</text:p>
          </table:table-cell>
          <table:table-cell table:style-name="ce5" office:value-type="float" office:value="451421761" calcext:value-type="float">
            <text:p>451421761</text:p>
          </table:table-cell>
          <table:table-cell table:style-name="ce5" office:value-type="float" office:value="1084333841" calcext:value-type="float">
            <text:p>1084333841</text:p>
          </table:table-cell>
          <table:table-cell table:style-name="ce5" office:value-type="float" office:value="4316" calcext:value-type="float">
            <text:p>4316</text:p>
          </table:table-cell>
        </table:table-row>
        <table:table-row table:style-name="ro1">
          <table:table-cell table:style-name="ce5" office:value-type="float" office:value="4490" calcext:value-type="float">
            <text:p>4490</text:p>
          </table:table-cell>
          <table:table-cell table:style-name="ce5" office:value-type="float" office:value="104042193" calcext:value-type="float">
            <text:p>104042193</text:p>
          </table:table-cell>
          <table:table-cell table:style-name="ce5" office:value-type="float" office:value="1205309371" calcext:value-type="float">
            <text:p>1205309371</text:p>
          </table:table-cell>
          <table:table-cell table:style-name="ce5" office:value-type="float" office:value="189689590" calcext:value-type="float">
            <text:p>189689590</text:p>
          </table:table-cell>
          <table:table-cell table:style-name="ce5" office:value-type="float" office:value="4464" calcext:value-type="float">
            <text:p>4464</text:p>
          </table:table-cell>
        </table:table-row>
        <table:table-row table:style-name="ro1">
          <table:table-cell table:style-name="ce5" office:value-type="float" office:value="8506" calcext:value-type="float">
            <text:p>8506</text:p>
          </table:table-cell>
          <table:table-cell table:style-name="ce5" office:value-type="float" office:value="1744456183" calcext:value-type="float">
            <text:p>1744456183</text:p>
          </table:table-cell>
          <table:table-cell table:style-name="ce5" office:value-type="float" office:value="278242995" calcext:value-type="float">
            <text:p>278242995</text:p>
          </table:table-cell>
          <table:table-cell table:style-name="ce5" office:value-type="float" office:value="1670501777" calcext:value-type="float">
            <text:p>1670501777</text:p>
          </table:table-cell>
          <table:table-cell table:style-name="ce5" office:value-type="float" office:value="4612" calcext:value-type="float">
            <text:p>4612</text:p>
          </table:table-cell>
        </table:table-row>
        <table:table-row table:style-name="ro1"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549441537" calcext:value-type="float">
            <text:p>549441537</text:p>
          </table:table-cell>
          <table:table-cell table:style-name="ce5" office:value-type="float" office:value="694574259" calcext:value-type="float">
            <text:p>694574259</text:p>
          </table:table-cell>
          <table:table-cell table:style-name="ce5" office:value-type="float" office:value="1807344215" calcext:value-type="float">
            <text:p>1807344215</text:p>
          </table:table-cell>
          <table:table-cell table:style-name="ce5" office:value-type="float" office:value="4760" calcext:value-type="float">
            <text:p>4760</text:p>
          </table:table-cell>
        </table:table-row>
        <table:table-row table:style-name="ro1">
          <table:table-cell table:style-name="ce5" office:value-type="float" office:value="1376" calcext:value-type="float">
            <text:p>1376</text:p>
          </table:table-cell>
          <table:table-cell table:style-name="ce5" office:value-type="float" office:value="1342655796" calcext:value-type="float">
            <text:p>1342655796</text:p>
          </table:table-cell>
          <table:table-cell table:style-name="ce5" office:value-type="float" office:value="1794720439" calcext:value-type="float">
            <text:p>1794720439</text:p>
          </table:table-cell>
          <table:table-cell table:style-name="ce5" office:value-type="float" office:value="4237519897" calcext:value-type="float">
            <text:p>4237519897</text:p>
          </table:table-cell>
          <table:table-cell table:style-name="ce5" office:value-type="float" office:value="4908" calcext:value-type="float">
            <text:p>4908</text:p>
          </table:table-cell>
        </table:table-row>
        <table:table-row table:style-name="ro1"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1881954626" calcext:value-type="float">
            <text:p>1881954626</text:p>
          </table:table-cell>
          <table:table-cell table:style-name="ce5" office:value-type="float" office:value="1715938932" calcext:value-type="float">
            <text:p>1715938932</text:p>
          </table:table-cell>
          <table:table-cell table:style-name="ce5" office:value-type="float" office:value="717102780" calcext:value-type="float">
            <text:p>717102780</text:p>
          </table:table-cell>
          <table:table-cell table:style-name="ce5" office:value-type="float" office:value="5056" calcext:value-type="float">
            <text:p>5056</text:p>
          </table:table-cell>
        </table:table-row>
        <table:table-row table:style-name="ro1">
          <table:table-cell table:style-name="ce5" office:value-type="float" office:value="4395" calcext:value-type="float">
            <text:p>4395</text:p>
          </table:table-cell>
          <table:table-cell table:style-name="ce5" office:value-type="float" office:value="811188928" calcext:value-type="float">
            <text:p>811188928</text:p>
          </table:table-cell>
          <table:table-cell table:style-name="ce5" office:value-type="float" office:value="157567213" calcext:value-type="float">
            <text:p>157567213</text:p>
          </table:table-cell>
          <table:table-cell table:style-name="ce5" office:value-type="float" office:value="1368093044" calcext:value-type="float">
            <text:p>1368093044</text:p>
          </table:table-cell>
          <table:table-cell table:style-name="ce5" office:value-type="float" office:value="5204" calcext:value-type="float">
            <text:p>5204</text:p>
          </table:table-cell>
        </table:table-row>
        <table:table-row table:style-name="ro1"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1442986649" calcext:value-type="float">
            <text:p>1442986649</text:p>
          </table:table-cell>
          <table:table-cell table:style-name="ce5" office:value-type="float" office:value="1552455808" calcext:value-type="float">
            <text:p>1552455808</text:p>
          </table:table-cell>
          <table:table-cell table:style-name="ce5" office:value-type="float" office:value="2454433941" calcext:value-type="float">
            <text:p>2454433941</text:p>
          </table:table-cell>
          <table:table-cell table:style-name="ce5" office:value-type="float" office:value="5353" calcext:value-type="float">
            <text:p>5353</text:p>
          </table:table-cell>
        </table:table-row>
        <table:table-row table:style-name="ro1"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1462645632" calcext:value-type="float">
            <text:p>1462645632</text:p>
          </table:table-cell>
          <table:table-cell table:style-name="ce5" office:value-type="float" office:value="1794302006" calcext:value-type="float">
            <text:p>1794302006</text:p>
          </table:table-cell>
          <table:table-cell table:style-name="ce5" office:value-type="float" office:value="4058340977" calcext:value-type="float">
            <text:p>4058340977</text:p>
          </table:table-cell>
          <table:table-cell table:style-name="ce5" office:value-type="float" office:value="5502" calcext:value-type="float">
            <text:p>5502</text:p>
          </table:table-cell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671277544" calcext:value-type="float">
            <text:p>1671277544</text:p>
          </table:table-cell>
          <table:table-cell table:style-name="ce5" office:value-type="float" office:value="208275935" calcext:value-type="float">
            <text:p>208275935</text:p>
          </table:table-cell>
          <table:table-cell table:style-name="ce5" office:value-type="float" office:value="1102094571" calcext:value-type="float">
            <text:p>1102094571</text:p>
          </table:table-cell>
          <table:table-cell table:style-name="ce5" office:value-type="float" office:value="5651" calcext:value-type="float">
            <text:p>5651</text:p>
          </table:table-cell>
        </table:table-row>
        <table:table-row table:style-name="ro1">
          <table:table-cell table:style-name="ce5" office:value-type="float" office:value="843" calcext:value-type="float">
            <text:p>843</text:p>
          </table:table-cell>
          <table:table-cell table:style-name="ce5" office:value-type="float" office:value="1524718727" calcext:value-type="float">
            <text:p>1524718727</text:p>
          </table:table-cell>
          <table:table-cell table:style-name="ce5" office:value-type="float" office:value="1984704151" calcext:value-type="float">
            <text:p>1984704151</text:p>
          </table:table-cell>
          <table:table-cell table:style-name="ce5" office:value-type="float" office:value="1176161694" calcext:value-type="float">
            <text:p>1176161694</text:p>
          </table:table-cell>
          <table:table-cell table:style-name="ce5" office:value-type="float" office:value="5800" calcext:value-type="float">
            <text:p>5800</text:p>
          </table:table-cell>
        </table:table-row>
        <table:table-row table:style-name="ro1">
          <table:table-cell table:style-name="ce5" office:value-type="float" office:value="6584" calcext:value-type="float">
            <text:p>6584</text:p>
          </table:table-cell>
          <table:table-cell table:style-name="ce5" office:value-type="float" office:value="1465279765" calcext:value-type="float">
            <text:p>1465279765</text:p>
          </table:table-cell>
          <table:table-cell table:style-name="ce5" office:value-type="float" office:value="985939013" calcext:value-type="float">
            <text:p>985939013</text:p>
          </table:table-cell>
          <table:table-cell table:style-name="ce5" office:value-type="float" office:value="317750471" calcext:value-type="float">
            <text:p>317750471</text:p>
          </table:table-cell>
          <table:table-cell table:style-name="ce5" office:value-type="float" office:value="5950" calcext:value-type="float">
            <text:p>5950</text:p>
          </table:table-cell>
        </table:table-row>
        <table:table-row table:style-name="ro1">
          <table:table-cell table:style-name="ce5" office:value-type="float" office:value="9752" calcext:value-type="float">
            <text:p>9752</text:p>
          </table:table-cell>
          <table:table-cell table:style-name="ce5" office:value-type="float" office:value="1966687787" calcext:value-type="float">
            <text:p>1966687787</text:p>
          </table:table-cell>
          <table:table-cell table:style-name="ce5" office:value-type="float" office:value="86974841" calcext:value-type="float">
            <text:p>86974841</text:p>
          </table:table-cell>
          <table:table-cell table:style-name="ce5" office:value-type="float" office:value="647523158" calcext:value-type="float">
            <text:p>647523158</text:p>
          </table:table-cell>
          <table:table-cell table:style-name="ce5" office:value-type="float" office:value="6100" calcext:value-type="float">
            <text:p>6100</text:p>
          </table:table-cell>
        </table:table-row>
        <table:table-row table:style-name="ro1">
          <table:table-cell table:style-name="ce5" office:value-type="float" office:value="9400" calcext:value-type="float">
            <text:p>9400</text:p>
          </table:table-cell>
          <table:table-cell table:style-name="ce5" office:value-type="float" office:value="2062338595" calcext:value-type="float">
            <text:p>2062338595</text:p>
          </table:table-cell>
          <table:table-cell table:style-name="ce5" office:value-type="float" office:value="1513762" calcext:value-type="float">
            <text:p>1513762</text:p>
          </table:table-cell>
          <table:table-cell table:style-name="ce5" office:value-type="float" office:value="3247107796" calcext:value-type="float">
            <text:p>3247107796</text:p>
          </table:table-cell>
          <table:table-cell table:style-name="ce5" office:value-type="float" office:value="6250" calcext:value-type="float">
            <text:p>6250</text:p>
          </table:table-cell>
        </table:table-row>
        <table:table-row table:style-name="ro1"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389883616" calcext:value-type="float">
            <text:p>389883616</text:p>
          </table:table-cell>
          <table:table-cell table:style-name="ce5" office:value-type="float" office:value="1043367690" calcext:value-type="float">
            <text:p>1043367690</text:p>
          </table:table-cell>
          <table:table-cell table:style-name="ce5" office:value-type="float" office:value="4071842302" calcext:value-type="float">
            <text:p>4071842302</text:p>
          </table:table-cell>
          <table:table-cell table:style-name="ce5" office:value-type="float" office:value="6400" calcext:value-type="float">
            <text:p>6400</text:p>
          </table:table-cell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30263300" calcext:value-type="float">
            <text:p>30263300</text:p>
          </table:table-cell>
          <table:table-cell table:style-name="ce5" office:value-type="float" office:value="413014408" calcext:value-type="float">
            <text:p>413014408</text:p>
          </table:table-cell>
          <table:table-cell table:style-name="ce5" office:value-type="float" office:value="1423953731" calcext:value-type="float">
            <text:p>1423953731</text:p>
          </table:table-cell>
          <table:table-cell table:style-name="ce5" office:value-type="float" office:value="6550" calcext:value-type="float">
            <text:p>6550</text:p>
          </table:table-cell>
        </table:table-row>
        <table:table-row table:style-name="ro1">
          <table:table-cell table:style-name="ce5" office:value-type="float" office:value="6930" calcext:value-type="float">
            <text:p>6930</text:p>
          </table:table-cell>
          <table:table-cell table:style-name="ce5" office:value-type="float" office:value="114435853" calcext:value-type="float">
            <text:p>114435853</text:p>
          </table:table-cell>
          <table:table-cell table:style-name="ce5" office:value-type="float" office:value="1693089114" calcext:value-type="float">
            <text:p>1693089114</text:p>
          </table:table-cell>
          <table:table-cell table:style-name="ce5" office:value-type="float" office:value="1641203339" calcext:value-type="float">
            <text:p>1641203339</text:p>
          </table:table-cell>
          <table:table-cell table:style-name="ce5" office:value-type="float" office:value="6700" calcext:value-type="float">
            <text:p>6700</text:p>
          </table:table-cell>
        </table:table-row>
        <table:table-row table:style-name="ro1">
          <table:table-cell table:style-name="ce5" office:value-type="float" office:value="5366" calcext:value-type="float">
            <text:p>5366</text:p>
          </table:table-cell>
          <table:table-cell table:style-name="ce5" office:value-type="float" office:value="497442648" calcext:value-type="float">
            <text:p>497442648</text:p>
          </table:table-cell>
          <table:table-cell table:style-name="ce5" office:value-type="float" office:value="94137536" calcext:value-type="float">
            <text:p>94137536</text:p>
          </table:table-cell>
          <table:table-cell table:style-name="ce5" office:value-type="float" office:value="166317550" calcext:value-type="float">
            <text:p>166317550</text:p>
          </table:table-cell>
          <table:table-cell table:style-name="ce5" office:value-type="float" office:value="6851" calcext:value-type="float">
            <text:p>6851</text:p>
          </table:table-cell>
        </table:table-row>
        <table:table-row table:style-name="ro1">
          <table:table-cell table:style-name="ce5" office:value-type="float" office:value="4940" calcext:value-type="float">
            <text:p>4940</text:p>
          </table:table-cell>
          <table:table-cell table:style-name="ce5" office:value-type="float" office:value="1953902590" calcext:value-type="float">
            <text:p>1953902590</text:p>
          </table:table-cell>
          <table:table-cell table:style-name="ce5" office:value-type="float" office:value="1508301753" calcext:value-type="float">
            <text:p>1508301753</text:p>
          </table:table-cell>
          <table:table-cell table:style-name="ce5" office:value-type="float" office:value="3374631238" calcext:value-type="float">
            <text:p>3374631238</text:p>
          </table:table-cell>
          <table:table-cell table:style-name="ce5" office:value-type="float" office:value="7002" calcext:value-type="float">
            <text:p>7002</text:p>
          </table:table-cell>
        </table:table-row>
        <table:table-row table:style-name="ro1">
          <table:table-cell table:style-name="ce5" office:value-type="float" office:value="9140" calcext:value-type="float">
            <text:p>9140</text:p>
          </table:table-cell>
          <table:table-cell table:style-name="ce5" office:value-type="float" office:value="1542961299" calcext:value-type="float">
            <text:p>1542961299</text:p>
          </table:table-cell>
          <table:table-cell table:style-name="ce5" office:value-type="float" office:value="274455697" calcext:value-type="float">
            <text:p>274455697</text:p>
          </table:table-cell>
          <table:table-cell table:style-name="ce5" office:value-type="float" office:value="402070208" calcext:value-type="float">
            <text:p>402070208</text:p>
          </table:table-cell>
          <table:table-cell table:style-name="ce5" office:value-type="float" office:value="7153" calcext:value-type="float">
            <text:p>7153</text:p>
          </table:table-cell>
        </table:table-row>
        <table:table-row table:style-name="ro1">
          <table:table-cell table:style-name="ce5" office:value-type="float" office:value="2718" calcext:value-type="float">
            <text:p>2718</text:p>
          </table:table-cell>
          <table:table-cell table:style-name="ce5" office:value-type="float" office:value="910025075" calcext:value-type="float">
            <text:p>910025075</text:p>
          </table:table-cell>
          <table:table-cell table:style-name="ce5" office:value-type="float" office:value="1540142686" calcext:value-type="float">
            <text:p>1540142686</text:p>
          </table:table-cell>
          <table:table-cell table:style-name="ce5" office:value-type="float" office:value="2003807955" calcext:value-type="float">
            <text:p>2003807955</text:p>
          </table:table-cell>
          <table:table-cell table:style-name="ce5" office:value-type="float" office:value="7304" calcext:value-type="float">
            <text:p>7304</text:p>
          </table:table-cell>
        </table:table-row>
        <table:table-row table:style-name="ro1">
          <table:table-cell table:style-name="ce5" office:value-type="float" office:value="1231" calcext:value-type="float">
            <text:p>1231</text:p>
          </table:table-cell>
          <table:table-cell table:style-name="ce5" office:value-type="float" office:value="1773712960" calcext:value-type="float">
            <text:p>1773712960</text:p>
          </table:table-cell>
          <table:table-cell table:style-name="ce5" office:value-type="float" office:value="1944419300" calcext:value-type="float">
            <text:p>1944419300</text:p>
          </table:table-cell>
          <table:table-cell table:style-name="ce5" office:value-type="float" office:value="3029971027" calcext:value-type="float">
            <text:p>3029971027</text:p>
          </table:table-cell>
          <table:table-cell table:style-name="ce5" office:value-type="float" office:value="7456" calcext:value-type="float">
            <text:p>7456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62041642" calcext:value-type="float">
            <text:p>362041642</text:p>
          </table:table-cell>
          <table:table-cell table:style-name="ce5" office:value-type="float" office:value="2020951110" calcext:value-type="float">
            <text:p>2020951110</text:p>
          </table:table-cell>
          <table:table-cell table:style-name="ce5" office:value-type="float" office:value="51041647" calcext:value-type="float">
            <text:p>51041647</text:p>
          </table:table-cell>
          <table:table-cell table:style-name="ce5" office:value-type="float" office:value="7608" calcext:value-type="float">
            <text:p>7608</text:p>
          </table:table-cell>
        </table:table-row>
        <table:table-row table:style-name="ro1">
          <table:table-cell table:style-name="ce5" office:value-type="float" office:value="9898" calcext:value-type="float">
            <text:p>9898</text:p>
          </table:table-cell>
          <table:table-cell table:style-name="ce5" office:value-type="float" office:value="1481176274" calcext:value-type="float">
            <text:p>1481176274</text:p>
          </table:table-cell>
          <table:table-cell table:style-name="ce5" office:value-type="float" office:value="411076078" calcext:value-type="float">
            <text:p>411076078</text:p>
          </table:table-cell>
          <table:table-cell table:style-name="ce5" office:value-type="float" office:value="2457806042" calcext:value-type="float">
            <text:p>2457806042</text:p>
          </table:table-cell>
          <table:table-cell table:style-name="ce5" office:value-type="float" office:value="7760" calcext:value-type="float">
            <text:p>7760</text:p>
          </table:table-cell>
        </table:table-row>
        <table:table-row table:style-name="ro1">
          <table:table-cell table:style-name="ce5" office:value-type="float" office:value="9766" calcext:value-type="float">
            <text:p>9766</text:p>
          </table:table-cell>
          <table:table-cell table:style-name="ce5" office:value-type="float" office:value="2058846529" calcext:value-type="float">
            <text:p>2058846529</text:p>
          </table:table-cell>
          <table:table-cell table:style-name="ce5" office:value-type="float" office:value="1789060205" calcext:value-type="float">
            <text:p>1789060205</text:p>
          </table:table-cell>
          <table:table-cell table:style-name="ce5" office:value-type="float" office:value="1678527096" calcext:value-type="float">
            <text:p>1678527096</text:p>
          </table:table-cell>
          <table:table-cell table:style-name="ce5" office:value-type="float" office:value="7912" calcext:value-type="float">
            <text:p>7912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89096231" calcext:value-type="float">
            <text:p>1389096231</text:p>
          </table:table-cell>
          <table:table-cell table:style-name="ce5" office:value-type="float" office:value="736340233" calcext:value-type="float">
            <text:p>736340233</text:p>
          </table:table-cell>
          <table:table-cell table:style-name="ce5" office:value-type="float" office:value="1199187264" calcext:value-type="float">
            <text:p>1199187264</text:p>
          </table:table-cell>
          <table:table-cell table:style-name="ce5" office:value-type="float" office:value="8064" calcext:value-type="float">
            <text:p>8064</text:p>
          </table:table-cell>
        </table:table-row>
        <table:table-row table:style-name="ro1">
          <table:table-cell table:style-name="ce5" office:value-type="float" office:value="8815" calcext:value-type="float">
            <text:p>8815</text:p>
          </table:table-cell>
          <table:table-cell table:style-name="ce5" office:value-type="float" office:value="1401395541" calcext:value-type="float">
            <text:p>1401395541</text:p>
          </table:table-cell>
          <table:table-cell table:style-name="ce5" office:value-type="float" office:value="890347754" calcext:value-type="float">
            <text:p>890347754</text:p>
          </table:table-cell>
          <table:table-cell table:style-name="ce5" office:value-type="float" office:value="2860233778" calcext:value-type="float">
            <text:p>2860233778</text:p>
          </table:table-cell>
          <table:table-cell table:style-name="ce5" office:value-type="float" office:value="8216" calcext:value-type="float">
            <text:p>8216</text:p>
          </table:table-cell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438730510" calcext:value-type="float">
            <text:p>438730510</text:p>
          </table:table-cell>
          <table:table-cell table:style-name="ce5" office:value-type="float" office:value="264372810" calcext:value-type="float">
            <text:p>264372810</text:p>
          </table:table-cell>
          <table:table-cell table:style-name="ce5" office:value-type="float" office:value="2114322065" calcext:value-type="float">
            <text:p>2114322065</text:p>
          </table:table-cell>
          <table:table-cell table:style-name="ce5" office:value-type="float" office:value="8369" calcext:value-type="float">
            <text:p>8369</text:p>
          </table:table-cell>
        </table:table-row>
        <table:table-row table:style-name="ro1">
          <table:table-cell table:style-name="ce5" office:value-type="float" office:value="6997" calcext:value-type="float">
            <text:p>6997</text:p>
          </table:table-cell>
          <table:table-cell table:style-name="ce5" office:value-type="float" office:value="779079553" calcext:value-type="float">
            <text:p>779079553</text:p>
          </table:table-cell>
          <table:table-cell table:style-name="ce5" office:value-type="float" office:value="707989118" calcext:value-type="float">
            <text:p>707989118</text:p>
          </table:table-cell>
          <table:table-cell table:style-name="ce5" office:value-type="float" office:value="1176736711" calcext:value-type="float">
            <text:p>1176736711</text:p>
          </table:table-cell>
          <table:table-cell table:style-name="ce5" office:value-type="float" office:value="8522" calcext:value-type="float">
            <text:p>8522</text:p>
          </table:table-cell>
        </table:table-row>
        <table:table-row table:style-name="ro1">
          <table:table-cell table:style-name="ce5" office:value-type="float" office:value="9040" calcext:value-type="float">
            <text:p>9040</text:p>
          </table:table-cell>
          <table:table-cell table:style-name="ce5" office:value-type="float" office:value="1916280402" calcext:value-type="float">
            <text:p>1916280402</text:p>
          </table:table-cell>
          <table:table-cell table:style-name="ce5" office:value-type="float" office:value="920849964" calcext:value-type="float">
            <text:p>920849964</text:p>
          </table:table-cell>
          <table:table-cell table:style-name="ce5" office:value-type="float" office:value="674159001" calcext:value-type="float">
            <text:p>674159001</text:p>
          </table:table-cell>
          <table:table-cell table:style-name="ce5" office:value-type="float" office:value="8675" calcext:value-type="float">
            <text:p>8675</text:p>
          </table:table-cell>
        </table:table-row>
        <table:table-row table:style-name="ro1">
          <table:table-cell table:style-name="ce5" office:value-type="float" office:value="5641" calcext:value-type="float">
            <text:p>5641</text:p>
          </table:table-cell>
          <table:table-cell table:style-name="ce5" office:value-type="float" office:value="1979745095" calcext:value-type="float">
            <text:p>1979745095</text:p>
          </table:table-cell>
          <table:table-cell table:style-name="ce5" office:value-type="float" office:value="644003278" calcext:value-type="float">
            <text:p>644003278</text:p>
          </table:table-cell>
          <table:table-cell table:style-name="ce5" office:value-type="float" office:value="2812683151" calcext:value-type="float">
            <text:p>2812683151</text:p>
          </table:table-cell>
          <table:table-cell table:style-name="ce5" office:value-type="float" office:value="8828" calcext:value-type="float">
            <text:p>8828</text:p>
          </table:table-cell>
        </table:table-row>
        <table:table-row table:style-name="ro1">
          <table:table-cell table:style-name="ce5" office:value-type="float" office:value="9025" calcext:value-type="float">
            <text:p>9025</text:p>
          </table:table-cell>
          <table:table-cell table:style-name="ce5" office:value-type="float" office:value="569614448" calcext:value-type="float">
            <text:p>569614448</text:p>
          </table:table-cell>
          <table:table-cell table:style-name="ce5" office:value-type="float" office:value="54922851" calcext:value-type="float">
            <text:p>54922851</text:p>
          </table:table-cell>
          <table:table-cell table:style-name="ce5" office:value-type="float" office:value="2337246410" calcext:value-type="float">
            <text:p>2337246410</text:p>
          </table:table-cell>
          <table:table-cell table:style-name="ce5" office:value-type="float" office:value="8982" calcext:value-type="float">
            <text:p>8982</text:p>
          </table:table-cell>
        </table:table-row>
        <table:table-row table:style-name="ro1"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297690664" calcext:value-type="float">
            <text:p>297690664</text:p>
          </table:table-cell>
          <table:table-cell table:style-name="ce5" office:value-type="float" office:value="738725615" calcext:value-type="float">
            <text:p>738725615</text:p>
          </table:table-cell>
          <table:table-cell table:style-name="ce5" office:value-type="float" office:value="2165003666" calcext:value-type="float">
            <text:p>2165003666</text:p>
          </table:table-cell>
          <table:table-cell table:style-name="ce5" office:value-type="float" office:value="9136" calcext:value-type="float">
            <text:p>9136</text:p>
          </table:table-cell>
        </table:table-row>
        <table:table-row table:style-name="ro1"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332836416" calcext:value-type="float">
            <text:p>332836416</text:p>
          </table:table-cell>
          <table:table-cell table:style-name="ce5" office:value-type="float" office:value="129839097" calcext:value-type="float">
            <text:p>129839097</text:p>
          </table:table-cell>
          <table:table-cell table:style-name="ce5" office:value-type="float" office:value="2277517410" calcext:value-type="float">
            <text:p>2277517410</text:p>
          </table:table-cell>
          <table:table-cell table:style-name="ce5" office:value-type="float" office:value="9290" calcext:value-type="float">
            <text:p>9290</text:p>
          </table:table-cell>
        </table:table-row>
        <table:table-row table:style-name="ro1">
          <table:table-cell table:style-name="ce5" office:value-type="float" office:value="7542" calcext:value-type="float">
            <text:p>7542</text:p>
          </table:table-cell>
          <table:table-cell table:style-name="ce5" office:value-type="float" office:value="1957561352" calcext:value-type="float">
            <text:p>1957561352</text:p>
          </table:table-cell>
          <table:table-cell table:style-name="ce5" office:value-type="float" office:value="1428063742" calcext:value-type="float">
            <text:p>1428063742</text:p>
          </table:table-cell>
          <table:table-cell table:style-name="ce5" office:value-type="float" office:value="3679565386" calcext:value-type="float">
            <text:p>3679565386</text:p>
          </table:table-cell>
          <table:table-cell table:style-name="ce5" office:value-type="float" office:value="9444" calcext:value-type="float">
            <text:p>9444</text:p>
          </table:table-cell>
        </table:table-row>
        <table:table-row table:style-name="ro1">
          <table:table-cell table:style-name="ce5" office:value-type="float" office:value="3685" calcext:value-type="float">
            <text:p>3685</text:p>
          </table:table-cell>
          <table:table-cell table:style-name="ce5" office:value-type="float" office:value="843544156" calcext:value-type="float">
            <text:p>843544156</text:p>
          </table:table-cell>
          <table:table-cell table:style-name="ce5" office:value-type="float" office:value="2025975188" calcext:value-type="float">
            <text:p>2025975188</text:p>
          </table:table-cell>
          <table:table-cell table:style-name="ce5" office:value-type="float" office:value="4087259340" calcext:value-type="float">
            <text:p>4087259340</text:p>
          </table:table-cell>
          <table:table-cell table:style-name="ce5" office:value-type="float" office:value="9598" calcext:value-type="float">
            <text:p>9598</text:p>
          </table:table-cell>
        </table:table-row>
        <table:table-row table:style-name="ro1">
          <table:table-cell table:style-name="ce5" office:value-type="float" office:value="1441" calcext:value-type="float">
            <text:p>1441</text:p>
          </table:table-cell>
          <table:table-cell table:style-name="ce5" office:value-type="float" office:value="366118476" calcext:value-type="float">
            <text:p>366118476</text:p>
          </table:table-cell>
          <table:table-cell table:style-name="ce5" office:value-type="float" office:value="1572129160" calcext:value-type="float">
            <text:p>1572129160</text:p>
          </table:table-cell>
          <table:table-cell table:style-name="ce5" office:value-type="float" office:value="1592014764" calcext:value-type="float">
            <text:p>1592014764</text:p>
          </table:table-cell>
          <table:table-cell table:style-name="ce5" office:value-type="float" office:value="9752" calcext:value-type="float">
            <text:p>9752</text:p>
          </table:table-cell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363686629" calcext:value-type="float">
            <text:p>363686629</text:p>
          </table:table-cell>
          <table:table-cell table:style-name="ce5" office:value-type="float" office:value="1814077758" calcext:value-type="float">
            <text:p>1814077758</text:p>
          </table:table-cell>
          <table:table-cell table:style-name="ce5" office:value-type="float" office:value="3733797703" calcext:value-type="float">
            <text:p>3733797703</text:p>
          </table:table-cell>
          <table:table-cell table:style-name="ce5" office:value-type="float" office:value="9907" calcext:value-type="float">
            <text:p>9907</text:p>
          </table:table-cell>
        </table:table-row>
        <table:table-row table:style-name="ro1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839221536" calcext:value-type="float">
            <text:p>839221536</text:p>
          </table:table-cell>
          <table:table-cell table:style-name="ce5" office:value-type="float" office:value="115728672" calcext:value-type="float">
            <text:p>115728672</text:p>
          </table:table-cell>
          <table:table-cell table:style-name="ce5" office:value-type="float" office:value="2591238249" calcext:value-type="float">
            <text:p>2591238249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float" office:value="2927" calcext:value-type="float">
            <text:p>2927</text:p>
          </table:table-cell>
          <table:table-cell table:style-name="ce5" office:value-type="float" office:value="639455729" calcext:value-type="float">
            <text:p>639455729</text:p>
          </table:table-cell>
          <table:table-cell table:style-name="ce5" office:value-type="float" office:value="1659003402" calcext:value-type="float">
            <text:p>1659003402</text:p>
          </table:table-cell>
          <table:table-cell table:style-name="ce5" office:value-type="float" office:value="2748883141" calcext:value-type="float">
            <text:p>2748883141</text:p>
          </table:table-cell>
          <table:table-cell table:style-name="ce5" office:value-type="float" office:value="217" calcext:value-type="float">
            <text:p>217</text:p>
          </table:table-cell>
        </table:table-row>
        <table:table-row table:style-name="ro1">
          <table:table-cell table:style-name="ce5" office:value-type="float" office:value="5128" calcext:value-type="float">
            <text:p>5128</text:p>
          </table:table-cell>
          <table:table-cell table:style-name="ce5" office:value-type="float" office:value="83156175" calcext:value-type="float">
            <text:p>83156175</text:p>
          </table:table-cell>
          <table:table-cell table:style-name="ce5" office:value-type="float" office:value="64820924" calcext:value-type="float">
            <text:p>64820924</text:p>
          </table:table-cell>
          <table:table-cell table:style-name="ce5" office:value-type="float" office:value="1456397168" calcext:value-type="float">
            <text:p>1456397168</text:p>
          </table:table-cell>
          <table:table-cell table:style-name="ce5" office:value-type="float" office:value="372" calcext:value-type="float">
            <text:p>372</text:p>
          </table:table-cell>
        </table:table-row>
        <table:table-row table:style-name="ro1">
          <table:table-cell table:style-name="ce5" office:value-type="float" office:value="2279" calcext:value-type="float">
            <text:p>2279</text:p>
          </table:table-cell>
          <table:table-cell table:style-name="ce5" office:value-type="float" office:value="842052073" calcext:value-type="float">
            <text:p>842052073</text:p>
          </table:table-cell>
          <table:table-cell table:style-name="ce5" office:value-type="float" office:value="594579273" calcext:value-type="float">
            <text:p>594579273</text:p>
          </table:table-cell>
          <table:table-cell table:style-name="ce5" office:value-type="float" office:value="2066856725" calcext:value-type="float">
            <text:p>2066856725</text:p>
          </table:table-cell>
          <table:table-cell table:style-name="ce5" office:value-type="float" office:value="528" calcext:value-type="float">
            <text:p>528</text:p>
          </table:table-cell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485619252" calcext:value-type="float">
            <text:p>1485619252</text:p>
          </table:table-cell>
          <table:table-cell table:style-name="ce5" office:value-type="float" office:value="1091681244" calcext:value-type="float">
            <text:p>1091681244</text:p>
          </table:table-cell>
          <table:table-cell table:style-name="ce5" office:value-type="float" office:value="1934017463" calcext:value-type="float">
            <text:p>1934017463</text:p>
          </table:table-cell>
          <table:table-cell table:style-name="ce5" office:value-type="float" office:value="684" calcext:value-type="float">
            <text:p>684</text:p>
          </table:table-cell>
        </table:table-row>
        <table:table-row table:style-name="ro1">
          <table:table-cell table:style-name="ce5" office:value-type="float" office:value="3980" calcext:value-type="float">
            <text:p>3980</text:p>
          </table:table-cell>
          <table:table-cell table:style-name="ce5" office:value-type="float" office:value="1302833955" calcext:value-type="float">
            <text:p>1302833955</text:p>
          </table:table-cell>
          <table:table-cell table:style-name="ce5" office:value-type="float" office:value="452185503" calcext:value-type="float">
            <text:p>452185503</text:p>
          </table:table-cell>
          <table:table-cell table:style-name="ce5" office:value-type="float" office:value="3427123267" calcext:value-type="float">
            <text:p>3427123267</text:p>
          </table:table-cell>
          <table:table-cell table:style-name="ce5" office:value-type="float" office:value="840" calcext:value-type="float">
            <text:p>840</text:p>
          </table:table-cell>
        </table:table-row>
        <table:table-row table:style-name="ro1">
          <table:table-cell table:style-name="ce5" office:value-type="float" office:value="9904" calcext:value-type="float">
            <text:p>9904</text:p>
          </table:table-cell>
          <table:table-cell table:style-name="ce5" office:value-type="float" office:value="304005994" calcext:value-type="float">
            <text:p>304005994</text:p>
          </table:table-cell>
          <table:table-cell table:style-name="ce5" office:value-type="float" office:value="83112936" calcext:value-type="float">
            <text:p>83112936</text:p>
          </table:table-cell>
          <table:table-cell table:style-name="ce5" office:value-type="float" office:value="3036153915" calcext:value-type="float">
            <text:p>3036153915</text:p>
          </table:table-cell>
          <table:table-cell table:style-name="ce5" office:value-type="float" office:value="996" calcext:value-type="float">
            <text:p>996</text:p>
          </table:table-cell>
        </table:table-row>
        <table:table-row table:style-name="ro1">
          <table:table-cell table:style-name="ce5" office:value-type="float" office:value="2064" calcext:value-type="float">
            <text:p>2064</text:p>
          </table:table-cell>
          <table:table-cell table:style-name="ce5" office:value-type="float" office:value="1184601928" calcext:value-type="float">
            <text:p>1184601928</text:p>
          </table:table-cell>
          <table:table-cell table:style-name="ce5" office:value-type="float" office:value="1372631316" calcext:value-type="float">
            <text:p>1372631316</text:p>
          </table:table-cell>
          <table:table-cell table:style-name="ce5" office:value-type="float" office:value="2571178046" calcext:value-type="float">
            <text:p>2571178046</text:p>
          </table:table-cell>
          <table:table-cell table:style-name="ce5" office:value-type="float" office:value="1152" calcext:value-type="float">
            <text:p>1152</text:p>
          </table:table-cell>
        </table:table-row>
        <table:table-row table:style-name="ro1">
          <table:table-cell table:style-name="ce5" office:value-type="float" office:value="8718" calcext:value-type="float">
            <text:p>8718</text:p>
          </table:table-cell>
          <table:table-cell table:style-name="ce5" office:value-type="float" office:value="1934306876" calcext:value-type="float">
            <text:p>1934306876</text:p>
          </table:table-cell>
          <table:table-cell table:style-name="ce5" office:value-type="float" office:value="1975230196" calcext:value-type="float">
            <text:p>1975230196</text:p>
          </table:table-cell>
          <table:table-cell table:style-name="ce5" office:value-type="float" office:value="10671173" calcext:value-type="float">
            <text:p>10671173</text:p>
          </table:table-cell>
          <table:table-cell table:style-name="ce5" office:value-type="float" office:value="1308" calcext:value-type="float">
            <text:p>1308</text:p>
          </table:table-cell>
        </table:table-row>
        <table:table-row table:style-name="ro1">
          <table:table-cell table:style-name="ce5" office:value-type="float" office:value="4202" calcext:value-type="float">
            <text:p>4202</text:p>
          </table:table-cell>
          <table:table-cell table:style-name="ce5" office:value-type="float" office:value="1025317362" calcext:value-type="float">
            <text:p>1025317362</text:p>
          </table:table-cell>
          <table:table-cell table:style-name="ce5" office:value-type="float" office:value="1203465122" calcext:value-type="float">
            <text:p>1203465122</text:p>
          </table:table-cell>
          <table:table-cell table:style-name="ce5" office:value-type="float" office:value="1978648763" calcext:value-type="float">
            <text:p>1978648763</text:p>
          </table:table-cell>
          <table:table-cell table:style-name="ce5" office:value-type="float" office:value="1465" calcext:value-type="float">
            <text:p>1465</text:p>
          </table:table-cell>
        </table:table-row>
        <table:table-row table:style-name="ro1">
          <table:table-cell table:style-name="ce5" office:value-type="float" office:value="3084" calcext:value-type="float">
            <text:p>3084</text:p>
          </table:table-cell>
          <table:table-cell table:style-name="ce5" office:value-type="float" office:value="92444571" calcext:value-type="float">
            <text:p>92444571</text:p>
          </table:table-cell>
          <table:table-cell table:style-name="ce5" office:value-type="float" office:value="1989281140" calcext:value-type="float">
            <text:p>1989281140</text:p>
          </table:table-cell>
          <table:table-cell table:style-name="ce5" office:value-type="float" office:value="3259885550" calcext:value-type="float">
            <text:p>3259885550</text:p>
          </table:table-cell>
          <table:table-cell table:style-name="ce5" office:value-type="float" office:value="1622" calcext:value-type="float">
            <text:p>1622</text:p>
          </table:table-cell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office:value-type="float" office:value="412900787" calcext:value-type="float">
            <text:p>412900787</text:p>
          </table:table-cell>
          <table:table-cell table:style-name="ce5" office:value-type="float" office:value="512566129" calcext:value-type="float">
            <text:p>512566129</text:p>
          </table:table-cell>
          <table:table-cell table:style-name="ce5" office:value-type="float" office:value="1861825370" calcext:value-type="float">
            <text:p>1861825370</text:p>
          </table:table-cell>
          <table:table-cell table:style-name="ce5" office:value-type="float" office:value="1779" calcext:value-type="float">
            <text:p>1779</text:p>
          </table:table-cell>
        </table:table-row>
        <table:table-row table:style-name="ro1"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30667647" calcext:value-type="float">
            <text:p>30667647</text:p>
          </table:table-cell>
          <table:table-cell table:style-name="ce5" office:value-type="float" office:value="1951743556" calcext:value-type="float">
            <text:p>1951743556</text:p>
          </table:table-cell>
          <table:table-cell table:style-name="ce5" office:value-type="float" office:value="3027512548" calcext:value-type="float">
            <text:p>3027512548</text:p>
          </table:table-cell>
          <table:table-cell table:style-name="ce5" office:value-type="float" office:value="1936" calcext:value-type="float">
            <text:p>1936</text:p>
          </table:table-cell>
        </table:table-row>
        <table:table-row table:style-name="ro1">
          <table:table-cell table:style-name="ce5" office:value-type="float" office:value="822" calcext:value-type="float">
            <text:p>822</text:p>
          </table:table-cell>
          <table:table-cell table:style-name="ce5" office:value-type="float" office:value="1185008983" calcext:value-type="float">
            <text:p>1185008983</text:p>
          </table:table-cell>
          <table:table-cell table:style-name="ce5" office:value-type="float" office:value="2113940386" calcext:value-type="float">
            <text:p>2113940386</text:p>
          </table:table-cell>
          <table:table-cell table:style-name="ce5" office:value-type="float" office:value="484536838" calcext:value-type="float">
            <text:p>484536838</text:p>
          </table:table-cell>
          <table:table-cell table:style-name="ce5" office:value-type="float" office:value="2094" calcext:value-type="float">
            <text:p>2094</text:p>
          </table:table-cell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5" office:value-type="float" office:value="524735757" calcext:value-type="float">
            <text:p>524735757</text:p>
          </table:table-cell>
          <table:table-cell table:style-name="ce5" office:value-type="float" office:value="852099963" calcext:value-type="float">
            <text:p>852099963</text:p>
          </table:table-cell>
          <table:table-cell table:style-name="ce5" office:value-type="float" office:value="2985317229" calcext:value-type="float">
            <text:p>2985317229</text:p>
          </table:table-cell>
          <table:table-cell table:style-name="ce5" office:value-type="float" office:value="2252" calcext:value-type="float">
            <text:p>2252</text:p>
          </table:table-cell>
        </table:table-row>
        <table:table-row table:style-name="ro1">
          <table:table-cell table:style-name="ce5" office:value-type="float" office:value="4410" calcext:value-type="float">
            <text:p>4410</text:p>
          </table:table-cell>
          <table:table-cell table:style-name="ce5" office:value-type="float" office:value="139324873" calcext:value-type="float">
            <text:p>139324873</text:p>
          </table:table-cell>
          <table:table-cell table:style-name="ce5" office:value-type="float" office:value="1036672155" calcext:value-type="float">
            <text:p>1036672155</text:p>
          </table:table-cell>
          <table:table-cell table:style-name="ce5" office:value-type="float" office:value="2739867040" calcext:value-type="float">
            <text:p>2739867040</text:p>
          </table:table-cell>
          <table:table-cell table:style-name="ce5" office:value-type="float" office:value="2410" calcext:value-type="float">
            <text:p>2410</text:p>
          </table:table-cell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672831664" calcext:value-type="float">
            <text:p>672831664</text:p>
          </table:table-cell>
          <table:table-cell table:style-name="ce5" office:value-type="float" office:value="1971788914" calcext:value-type="float">
            <text:p>1971788914</text:p>
          </table:table-cell>
          <table:table-cell table:style-name="ce5" office:value-type="float" office:value="4002855851" calcext:value-type="float">
            <text:p>4002855851</text:p>
          </table:table-cell>
          <table:table-cell table:style-name="ce5" office:value-type="float" office:value="2568" calcext:value-type="float">
            <text:p>2568</text:p>
          </table:table-cell>
        </table:table-row>
        <table:table-row table:style-name="ro1"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505897575" calcext:value-type="float">
            <text:p>505897575</text:p>
          </table:table-cell>
          <table:table-cell table:style-name="ce5" office:value-type="float" office:value="607641207" calcext:value-type="float">
            <text:p>607641207</text:p>
          </table:table-cell>
          <table:table-cell table:style-name="ce5" office:value-type="float" office:value="885541599" calcext:value-type="float">
            <text:p>885541599</text:p>
          </table:table-cell>
          <table:table-cell table:style-name="ce5" office:value-type="float" office:value="2726" calcext:value-type="float">
            <text:p>2726</text:p>
          </table:table-cell>
        </table:table-row>
        <table:table-row table:style-name="ro1">
          <table:table-cell table:style-name="ce5" office:value-type="float" office:value="5092" calcext:value-type="float">
            <text:p>5092</text:p>
          </table:table-cell>
          <table:table-cell table:style-name="ce5" office:value-type="float" office:value="1703552104" calcext:value-type="float">
            <text:p>1703552104</text:p>
          </table:table-cell>
          <table:table-cell table:style-name="ce5" office:value-type="float" office:value="636045017" calcext:value-type="float">
            <text:p>636045017</text:p>
          </table:table-cell>
          <table:table-cell table:style-name="ce5" office:value-type="float" office:value="2326671138" calcext:value-type="float">
            <text:p>2326671138</text:p>
          </table:table-cell>
          <table:table-cell table:style-name="ce5" office:value-type="float" office:value="2884" calcext:value-type="float">
            <text:p>2884</text:p>
          </table:table-cell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office:value-type="float" office:value="2101806281" calcext:value-type="float">
            <text:p>2101806281</text:p>
          </table:table-cell>
          <table:table-cell table:style-name="ce5" office:value-type="float" office:value="1849660049" calcext:value-type="float">
            <text:p>1849660049</text:p>
          </table:table-cell>
          <table:table-cell table:style-name="ce5" office:value-type="float" office:value="2817943921" calcext:value-type="float">
            <text:p>2817943921</text:p>
          </table:table-cell>
          <table:table-cell table:style-name="ce5" office:value-type="float" office:value="3043" calcext:value-type="float">
            <text:p>3043</text:p>
          </table:table-cell>
        </table:table-row>
        <table:table-row table:style-name="ro1"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838421945" calcext:value-type="float">
            <text:p>838421945</text:p>
          </table:table-cell>
          <table:table-cell table:style-name="ce5" office:value-type="float" office:value="1897268573" calcext:value-type="float">
            <text:p>1897268573</text:p>
          </table:table-cell>
          <table:table-cell table:style-name="ce5" office:value-type="float" office:value="1769746039" calcext:value-type="float">
            <text:p>1769746039</text:p>
          </table:table-cell>
          <table:table-cell table:style-name="ce5" office:value-type="float" office:value="3202" calcext:value-type="float">
            <text:p>3202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675765098" calcext:value-type="float">
            <text:p>1675765098</text:p>
          </table:table-cell>
          <table:table-cell table:style-name="ce5" office:value-type="float" office:value="927866510" calcext:value-type="float">
            <text:p>927866510</text:p>
          </table:table-cell>
          <table:table-cell table:style-name="ce5" office:value-type="float" office:value="3954913638" calcext:value-type="float">
            <text:p>3954913638</text:p>
          </table:table-cell>
          <table:table-cell table:style-name="ce5" office:value-type="float" office:value="3361" calcext:value-type="float">
            <text:p>3361</text:p>
          </table:table-cell>
        </table:table-row>
        <table:table-row table:style-name="ro1">
          <table:table-cell table:style-name="ce5" office:value-type="float" office:value="9512" calcext:value-type="float">
            <text:p>9512</text:p>
          </table:table-cell>
          <table:table-cell table:style-name="ce5" office:value-type="float" office:value="1719288657" calcext:value-type="float">
            <text:p>1719288657</text:p>
          </table:table-cell>
          <table:table-cell table:style-name="ce5" office:value-type="float" office:value="125818962" calcext:value-type="float">
            <text:p>125818962</text:p>
          </table:table-cell>
          <table:table-cell table:style-name="ce5" office:value-type="float" office:value="4213299066" calcext:value-type="float">
            <text:p>4213299066</text:p>
          </table:table-cell>
          <table:table-cell table:style-name="ce5" office:value-type="float" office:value="3520" calcext:value-type="float">
            <text:p>3520</text:p>
          </table:table-cell>
        </table:table-row>
        <table:table-row table:style-name="ro1">
          <table:table-cell table:style-name="ce5" office:value-type="float" office:value="4680" calcext:value-type="float">
            <text:p>4680</text:p>
          </table:table-cell>
          <table:table-cell table:style-name="ce5" office:value-type="float" office:value="926111615" calcext:value-type="float">
            <text:p>926111615</text:p>
          </table:table-cell>
          <table:table-cell table:style-name="ce5" office:value-type="float" office:value="342470581" calcext:value-type="float">
            <text:p>342470581</text:p>
          </table:table-cell>
          <table:table-cell table:style-name="ce5" office:value-type="float" office:value="2236052174" calcext:value-type="float">
            <text:p>2236052174</text:p>
          </table:table-cell>
          <table:table-cell table:style-name="ce5" office:value-type="float" office:value="3680" calcext:value-type="float">
            <text:p>3680</text:p>
          </table:table-cell>
        </table:table-row>
        <table:table-row table:style-name="ro1">
          <table:table-cell table:style-name="ce5" office:value-type="float" office:value="2992" calcext:value-type="float">
            <text:p>2992</text:p>
          </table:table-cell>
          <table:table-cell table:style-name="ce5" office:value-type="float" office:value="1914271085" calcext:value-type="float">
            <text:p>1914271085</text:p>
          </table:table-cell>
          <table:table-cell table:style-name="ce5" office:value-type="float" office:value="1530273166" calcext:value-type="float">
            <text:p>1530273166</text:p>
          </table:table-cell>
          <table:table-cell table:style-name="ce5" office:value-type="float" office:value="38971238" calcext:value-type="float">
            <text:p>38971238</text:p>
          </table:table-cell>
          <table:table-cell table:style-name="ce5" office:value-type="float" office:value="3840" calcext:value-type="float">
            <text:p>3840</text:p>
          </table:table-cell>
        </table:table-row>
        <table:table-row table:style-name="ro1">
          <table:table-cell table:style-name="ce5" office:value-type="float" office:value="1710" calcext:value-type="float">
            <text:p>1710</text:p>
          </table:table-cell>
          <table:table-cell table:style-name="ce5" office:value-type="float" office:value="129588035" calcext:value-type="float">
            <text:p>129588035</text:p>
          </table:table-cell>
          <table:table-cell table:style-name="ce5" office:value-type="float" office:value="2070521235" calcext:value-type="float">
            <text:p>2070521235</text:p>
          </table:table-cell>
          <table:table-cell table:style-name="ce5" office:value-type="float" office:value="1965513632" calcext:value-type="float">
            <text:p>1965513632</text:p>
          </table:table-cell>
          <table:table-cell table:style-name="ce5" office:value-type="float" office:value="4000" calcext:value-type="float">
            <text:p>4000</text:p>
          </table:table-cell>
        </table:table-row>
        <table:table-row table:style-name="ro1">
          <table:table-cell table:style-name="ce5" office:value-type="float" office:value="5629" calcext:value-type="float">
            <text:p>5629</text:p>
          </table:table-cell>
          <table:table-cell table:style-name="ce5" office:value-type="float" office:value="51155225" calcext:value-type="float">
            <text:p>51155225</text:p>
          </table:table-cell>
          <table:table-cell table:style-name="ce5" office:value-type="float" office:value="1284776073" calcext:value-type="float">
            <text:p>1284776073</text:p>
          </table:table-cell>
          <table:table-cell table:style-name="ce5" office:value-type="float" office:value="2269027686" calcext:value-type="float">
            <text:p>2269027686</text:p>
          </table:table-cell>
          <table:table-cell table:style-name="ce5" office:value-type="float" office:value="4160" calcext:value-type="float">
            <text:p>4160</text:p>
          </table:table-cell>
        </table:table-row>
        <table:table-row table:style-name="ro1">
          <table:table-cell table:style-name="ce5" office:value-type="float" office:value="1360" calcext:value-type="float">
            <text:p>1360</text:p>
          </table:table-cell>
          <table:table-cell table:style-name="ce5" office:value-type="float" office:value="2083937304" calcext:value-type="float">
            <text:p>2083937304</text:p>
          </table:table-cell>
          <table:table-cell table:style-name="ce5" office:value-type="float" office:value="359743972" calcext:value-type="float">
            <text:p>359743972</text:p>
          </table:table-cell>
          <table:table-cell table:style-name="ce5" office:value-type="float" office:value="3223570397" calcext:value-type="float">
            <text:p>3223570397</text:p>
          </table:table-cell>
          <table:table-cell table:style-name="ce5" office:value-type="float" office:value="4320" calcext:value-type="float">
            <text:p>4320</text:p>
          </table:table-cell>
        </table:table-row>
        <table:table-row table:style-name="ro1">
          <table:table-cell table:style-name="ce5" office:value-type="float" office:value="2142" calcext:value-type="float">
            <text:p>2142</text:p>
          </table:table-cell>
          <table:table-cell table:style-name="ce5" office:value-type="float" office:value="196199380" calcext:value-type="float">
            <text:p>196199380</text:p>
          </table:table-cell>
          <table:table-cell table:style-name="ce5" office:value-type="float" office:value="1834633515" calcext:value-type="float">
            <text:p>1834633515</text:p>
          </table:table-cell>
          <table:table-cell table:style-name="ce5" office:value-type="float" office:value="647856475" calcext:value-type="float">
            <text:p>647856475</text:p>
          </table:table-cell>
          <table:table-cell table:style-name="ce5" office:value-type="float" office:value="4480" calcext:value-type="float">
            <text:p>4480</text:p>
          </table:table-cell>
        </table:table-row>
        <table:table-row table:style-name="ro1">
          <table:table-cell table:style-name="ce5" office:value-type="float" office:value="1441" calcext:value-type="float">
            <text:p>1441</text:p>
          </table:table-cell>
          <table:table-cell table:style-name="ce5" office:value-type="float" office:value="633298841" calcext:value-type="float">
            <text:p>633298841</text:p>
          </table:table-cell>
          <table:table-cell table:style-name="ce5" office:value-type="float" office:value="1750047209" calcext:value-type="float">
            <text:p>1750047209</text:p>
          </table:table-cell>
          <table:table-cell table:style-name="ce5" office:value-type="float" office:value="2770726900" calcext:value-type="float">
            <text:p>2770726900</text:p>
          </table:table-cell>
          <table:table-cell table:style-name="ce5" office:value-type="float" office:value="4641" calcext:value-type="float">
            <text:p>4641</text:p>
          </table:table-cell>
        </table:table-row>
        <table:table-row table:style-name="ro1">
          <table:table-cell table:style-name="ce5" office:value-type="float" office:value="4352" calcext:value-type="float">
            <text:p>4352</text:p>
          </table:table-cell>
          <table:table-cell table:style-name="ce5" office:value-type="float" office:value="447073988" calcext:value-type="float">
            <text:p>447073988</text:p>
          </table:table-cell>
          <table:table-cell table:style-name="ce5" office:value-type="float" office:value="1400906698" calcext:value-type="float">
            <text:p>1400906698</text:p>
          </table:table-cell>
          <table:table-cell table:style-name="ce5" office:value-type="float" office:value="3328266972" calcext:value-type="float">
            <text:p>3328266972</text:p>
          </table:table-cell>
          <table:table-cell table:style-name="ce5" office:value-type="float" office:value="4802" calcext:value-type="float">
            <text:p>4802</text:p>
          </table:table-cell>
        </table:table-row>
        <table:table-row table:style-name="ro1">
          <table:table-cell table:style-name="ce5" office:value-type="float" office:value="2294" calcext:value-type="float">
            <text:p>2294</text:p>
          </table:table-cell>
          <table:table-cell table:style-name="ce5" office:value-type="float" office:value="1763550695" calcext:value-type="float">
            <text:p>1763550695</text:p>
          </table:table-cell>
          <table:table-cell table:style-name="ce5" office:value-type="float" office:value="1689497765" calcext:value-type="float">
            <text:p>1689497765</text:p>
          </table:table-cell>
          <table:table-cell table:style-name="ce5" office:value-type="float" office:value="607983976" calcext:value-type="float">
            <text:p>607983976</text:p>
          </table:table-cell>
          <table:table-cell table:style-name="ce5" office:value-type="float" office:value="4963" calcext:value-type="float">
            <text:p>4963</text:p>
          </table:table-cell>
        </table:table-row>
        <table:table-row table:style-name="ro1"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1983688465" calcext:value-type="float">
            <text:p>1983688465</text:p>
          </table:table-cell>
          <table:table-cell table:style-name="ce5" office:value-type="float" office:value="1032045068" calcext:value-type="float">
            <text:p>1032045068</text:p>
          </table:table-cell>
          <table:table-cell table:style-name="ce5" office:value-type="float" office:value="3178374270" calcext:value-type="float">
            <text:p>3178374270</text:p>
          </table:table-cell>
          <table:table-cell table:style-name="ce5" office:value-type="float" office:value="5124" calcext:value-type="float">
            <text:p>5124</text:p>
          </table:table-cell>
        </table:table-row>
        <table:table-row table:style-name="ro1">
          <table:table-cell table:style-name="ce5" office:value-type="float" office:value="4592" calcext:value-type="float">
            <text:p>4592</text:p>
          </table:table-cell>
          <table:table-cell table:style-name="ce5" office:value-type="float" office:value="564515997" calcext:value-type="float">
            <text:p>564515997</text:p>
          </table:table-cell>
          <table:table-cell table:style-name="ce5" office:value-type="float" office:value="1034733233" calcext:value-type="float">
            <text:p>1034733233</text:p>
          </table:table-cell>
          <table:table-cell table:style-name="ce5" office:value-type="float" office:value="2864459183" calcext:value-type="float">
            <text:p>2864459183</text:p>
          </table:table-cell>
          <table:table-cell table:style-name="ce5" office:value-type="float" office:value="5286" calcext:value-type="float">
            <text:p>5286</text:p>
          </table:table-cell>
        </table:table-row>
        <table:table-row table:style-name="ro1">
          <table:table-cell table:style-name="ce5" office:value-type="float" office:value="7649" calcext:value-type="float">
            <text:p>7649</text:p>
          </table:table-cell>
          <table:table-cell table:style-name="ce5" office:value-type="float" office:value="1807928072" calcext:value-type="float">
            <text:p>1807928072</text:p>
          </table:table-cell>
          <table:table-cell table:style-name="ce5" office:value-type="float" office:value="347476227" calcext:value-type="float">
            <text:p>347476227</text:p>
          </table:table-cell>
          <table:table-cell table:style-name="ce5" office:value-type="float" office:value="2033575764" calcext:value-type="float">
            <text:p>2033575764</text:p>
          </table:table-cell>
          <table:table-cell table:style-name="ce5" office:value-type="float" office:value="5448" calcext:value-type="float">
            <text:p>5448</text:p>
          </table:table-cell>
        </table:table-row>
        <table:table-row table:style-name="ro1">
          <table:table-cell table:style-name="ce5" office:value-type="float" office:value="6461" calcext:value-type="float">
            <text:p>6461</text:p>
          </table:table-cell>
          <table:table-cell table:style-name="ce5" office:value-type="float" office:value="1762812406" calcext:value-type="float">
            <text:p>1762812406</text:p>
          </table:table-cell>
          <table:table-cell table:style-name="ce5" office:value-type="float" office:value="1605269407" calcext:value-type="float">
            <text:p>1605269407</text:p>
          </table:table-cell>
          <table:table-cell table:style-name="ce5" office:value-type="float" office:value="1734302557" calcext:value-type="float">
            <text:p>1734302557</text:p>
          </table:table-cell>
          <table:table-cell table:style-name="ce5" office:value-type="float" office:value="5610" calcext:value-type="float">
            <text:p>5610</text:p>
          </table:table-cell>
        </table:table-row>
        <table:table-row table:style-name="ro1"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35862270" calcext:value-type="float">
            <text:p>35862270</text:p>
          </table:table-cell>
          <table:table-cell table:style-name="ce5" office:value-type="float" office:value="497932433" calcext:value-type="float">
            <text:p>497932433</text:p>
          </table:table-cell>
          <table:table-cell table:style-name="ce5" office:value-type="float" office:value="919268025" calcext:value-type="float">
            <text:p>919268025</text:p>
          </table:table-cell>
          <table:table-cell table:style-name="ce5" office:value-type="float" office:value="5772" calcext:value-type="float">
            <text:p>5772</text:p>
          </table:table-cell>
        </table:table-row>
        <table:table-row table:style-name="ro1">
          <table:table-cell table:style-name="ce5" office:value-type="float" office:value="2090" calcext:value-type="float">
            <text:p>2090</text:p>
          </table:table-cell>
          <table:table-cell table:style-name="ce5" office:value-type="float" office:value="1689639399" calcext:value-type="float">
            <text:p>1689639399</text:p>
          </table:table-cell>
          <table:table-cell table:style-name="ce5" office:value-type="float" office:value="542747077" calcext:value-type="float">
            <text:p>542747077</text:p>
          </table:table-cell>
          <table:table-cell table:style-name="ce5" office:value-type="float" office:value="1170744705" calcext:value-type="float">
            <text:p>1170744705</text:p>
          </table:table-cell>
          <table:table-cell table:style-name="ce5" office:value-type="float" office:value="5934" calcext:value-type="float">
            <text:p>5934</text:p>
          </table:table-cell>
        </table:table-row>
        <table:table-row table:style-name="ro1">
          <table:table-cell table:style-name="ce5" office:value-type="float" office:value="8844" calcext:value-type="float">
            <text:p>8844</text:p>
          </table:table-cell>
          <table:table-cell table:style-name="ce5" office:value-type="float" office:value="829015553" calcext:value-type="float">
            <text:p>829015553</text:p>
          </table:table-cell>
          <table:table-cell table:style-name="ce5" office:value-type="float" office:value="108566542" calcext:value-type="float">
            <text:p>108566542</text:p>
          </table:table-cell>
          <table:table-cell table:style-name="ce5" office:value-type="float" office:value="386143308" calcext:value-type="float">
            <text:p>386143308</text:p>
          </table:table-cell>
          <table:table-cell table:style-name="ce5" office:value-type="float" office:value="6096" calcext:value-type="float">
            <text:p>6096</text:p>
          </table:table-cell>
        </table:table-row>
        <table:table-row table:style-name="ro1">
          <table:table-cell table:style-name="ce5" office:value-type="float" office:value="8510" calcext:value-type="float">
            <text:p>8510</text:p>
          </table:table-cell>
          <table:table-cell table:style-name="ce5" office:value-type="float" office:value="341319900" calcext:value-type="float">
            <text:p>341319900</text:p>
          </table:table-cell>
          <table:table-cell table:style-name="ce5" office:value-type="float" office:value="347939566" calcext:value-type="float">
            <text:p>347939566</text:p>
          </table:table-cell>
          <table:table-cell table:style-name="ce5" office:value-type="float" office:value="3433071951" calcext:value-type="float">
            <text:p>3433071951</text:p>
          </table:table-cell>
          <table:table-cell table:style-name="ce5" office:value-type="float" office:value="6259" calcext:value-type="float">
            <text:p>6259</text:p>
          </table:table-cell>
        </table:table-row>
        <table:table-row table:style-name="ro1"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425748657" calcext:value-type="float">
            <text:p>1425748657</text:p>
          </table:table-cell>
          <table:table-cell table:style-name="ce5" office:value-type="float" office:value="195301183" calcext:value-type="float">
            <text:p>195301183</text:p>
          </table:table-cell>
          <table:table-cell table:style-name="ce5" office:value-type="float" office:value="2275546172" calcext:value-type="float">
            <text:p>2275546172</text:p>
          </table:table-cell>
          <table:table-cell table:style-name="ce5" office:value-type="float" office:value="6422" calcext:value-type="float">
            <text:p>6422</text:p>
          </table:table-cell>
        </table:table-row>
        <table:table-row table:style-name="ro1">
          <table:table-cell table:style-name="ce5" office:value-type="float" office:value="6737" calcext:value-type="float">
            <text:p>6737</text:p>
          </table:table-cell>
          <table:table-cell table:style-name="ce5" office:value-type="float" office:value="935082965" calcext:value-type="float">
            <text:p>935082965</text:p>
          </table:table-cell>
          <table:table-cell table:style-name="ce5" office:value-type="float" office:value="1853213592" calcext:value-type="float">
            <text:p>1853213592</text:p>
          </table:table-cell>
          <table:table-cell table:style-name="ce5" office:value-type="float" office:value="3952869886" calcext:value-type="float">
            <text:p>3952869886</text:p>
          </table:table-cell>
          <table:table-cell table:style-name="ce5" office:value-type="float" office:value="6585" calcext:value-type="float">
            <text:p>6585</text:p>
          </table:table-cell>
        </table:table-row>
        <table:table-row table:style-name="ro1">
          <table:table-cell table:style-name="ce5" office:value-type="float" office:value="2225" calcext:value-type="float">
            <text:p>2225</text:p>
          </table:table-cell>
          <table:table-cell table:style-name="ce5" office:value-type="float" office:value="1895282897" calcext:value-type="float">
            <text:p>1895282897</text:p>
          </table:table-cell>
          <table:table-cell table:style-name="ce5" office:value-type="float" office:value="1549236205" calcext:value-type="float">
            <text:p>1549236205</text:p>
          </table:table-cell>
          <table:table-cell table:style-name="ce5" office:value-type="float" office:value="305469893" calcext:value-type="float">
            <text:p>305469893</text:p>
          </table:table-cell>
          <table:table-cell table:style-name="ce5" office:value-type="float" office:value="6748" calcext:value-type="float">
            <text:p>6748</text:p>
          </table:table-cell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style-name="ce5" office:value-type="float" office:value="1732926744" calcext:value-type="float">
            <text:p>1732926744</text:p>
          </table:table-cell>
          <table:table-cell table:style-name="ce5" office:value-type="float" office:value="1776114551" calcext:value-type="float">
            <text:p>1776114551</text:p>
          </table:table-cell>
          <table:table-cell table:style-name="ce5" office:value-type="float" office:value="681042675" calcext:value-type="float">
            <text:p>681042675</text:p>
          </table:table-cell>
          <table:table-cell table:style-name="ce5" office:value-type="float" office:value="6912" calcext:value-type="float">
            <text:p>6912</text:p>
          </table:table-cell>
        </table:table-row>
        <table:table-row table:style-name="ro1"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1003862534" calcext:value-type="float">
            <text:p>1003862534</text:p>
          </table:table-cell>
          <table:table-cell table:style-name="ce5" office:value-type="float" office:value="1620313698" calcext:value-type="float">
            <text:p>1620313698</text:p>
          </table:table-cell>
          <table:table-cell table:style-name="ce5" office:value-type="float" office:value="1036438521" calcext:value-type="float">
            <text:p>1036438521</text:p>
          </table:table-cell>
          <table:table-cell table:style-name="ce5" office:value-type="float" office:value="7076" calcext:value-type="float">
            <text:p>7076</text:p>
          </table:table-cell>
        </table:table-row>
        <table:table-row table:style-name="ro1"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073491343" calcext:value-type="float">
            <text:p>1073491343</text:p>
          </table:table-cell>
          <table:table-cell table:style-name="ce5" office:value-type="float" office:value="486600087" calcext:value-type="float">
            <text:p>486600087</text:p>
          </table:table-cell>
          <table:table-cell table:style-name="ce5" office:value-type="float" office:value="3951681567" calcext:value-type="float">
            <text:p>3951681567</text:p>
          </table:table-cell>
          <table:table-cell table:style-name="ce5" office:value-type="float" office:value="7240" calcext:value-type="float">
            <text:p>7240</text:p>
          </table:table-cell>
        </table:table-row>
        <table:table-row table:style-name="ro1"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261395556" calcext:value-type="float">
            <text:p>261395556</text:p>
          </table:table-cell>
          <table:table-cell table:style-name="ce5" office:value-type="float" office:value="1574879668" calcext:value-type="float">
            <text:p>1574879668</text:p>
          </table:table-cell>
          <table:table-cell table:style-name="ce5" office:value-type="float" office:value="2082769603" calcext:value-type="float">
            <text:p>2082769603</text:p>
          </table:table-cell>
          <table:table-cell table:style-name="ce5" office:value-type="float" office:value="7404" calcext:value-type="float">
            <text:p>7404</text:p>
          </table:table-cell>
        </table:table-row>
        <table:table-row table:style-name="ro1"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1822146217" calcext:value-type="float">
            <text:p>1822146217</text:p>
          </table:table-cell>
          <table:table-cell table:style-name="ce5" office:value-type="float" office:value="1232105959" calcext:value-type="float">
            <text:p>1232105959</text:p>
          </table:table-cell>
          <table:table-cell table:style-name="ce5" office:value-type="float" office:value="3925800100" calcext:value-type="float">
            <text:p>3925800100</text:p>
          </table:table-cell>
          <table:table-cell table:style-name="ce5" office:value-type="float" office:value="7568" calcext:value-type="float">
            <text:p>7568</text:p>
          </table:table-cell>
        </table:table-row>
        <table:table-row table:style-name="ro1">
          <table:table-cell table:style-name="ce5" office:value-type="float" office:value="2129" calcext:value-type="float">
            <text:p>2129</text:p>
          </table:table-cell>
          <table:table-cell table:style-name="ce5" office:value-type="float" office:value="1371286586" calcext:value-type="float">
            <text:p>1371286586</text:p>
          </table:table-cell>
          <table:table-cell table:style-name="ce5" office:value-type="float" office:value="1847263373" calcext:value-type="float">
            <text:p>1847263373</text:p>
          </table:table-cell>
          <table:table-cell table:style-name="ce5" office:value-type="float" office:value="2191408168" calcext:value-type="float">
            <text:p>2191408168</text:p>
          </table:table-cell>
          <table:table-cell table:style-name="ce5" office:value-type="float" office:value="7732" calcext:value-type="float">
            <text:p>7732</text:p>
          </table:table-cell>
        </table:table-row>
        <table:table-row table:style-name="ro1">
          <table:table-cell table:style-name="ce5" office:value-type="float" office:value="2931" calcext:value-type="float">
            <text:p>2931</text:p>
          </table:table-cell>
          <table:table-cell table:style-name="ce5" office:value-type="float" office:value="738886987" calcext:value-type="float">
            <text:p>738886987</text:p>
          </table:table-cell>
          <table:table-cell table:style-name="ce5" office:value-type="float" office:value="1846559545" calcext:value-type="float">
            <text:p>1846559545</text:p>
          </table:table-cell>
          <table:table-cell table:style-name="ce5" office:value-type="float" office:value="3403823038" calcext:value-type="float">
            <text:p>3403823038</text:p>
          </table:table-cell>
          <table:table-cell table:style-name="ce5" office:value-type="float" office:value="7897" calcext:value-type="float">
            <text:p>7897</text:p>
          </table:table-cell>
        </table:table-row>
        <table:table-row table:style-name="ro1">
          <table:table-cell table:style-name="ce5" office:value-type="float" office:value="8796" calcext:value-type="float">
            <text:p>8796</text:p>
          </table:table-cell>
          <table:table-cell table:style-name="ce5" office:value-type="float" office:value="576520140" calcext:value-type="float">
            <text:p>576520140</text:p>
          </table:table-cell>
          <table:table-cell table:style-name="ce5" office:value-type="float" office:value="986474953" calcext:value-type="float">
            <text:p>986474953</text:p>
          </table:table-cell>
          <table:table-cell table:style-name="ce5" office:value-type="float" office:value="3767413200" calcext:value-type="float">
            <text:p>3767413200</text:p>
          </table:table-cell>
          <table:table-cell table:style-name="ce5" office:value-type="float" office:value="8062" calcext:value-type="float">
            <text:p>8062</text:p>
          </table:table-cell>
        </table:table-row>
        <table:table-row table:style-name="ro1">
          <table:table-cell table:style-name="ce5" office:value-type="float" office:value="824" calcext:value-type="float">
            <text:p>824</text:p>
          </table:table-cell>
          <table:table-cell table:style-name="ce5" office:value-type="float" office:value="395859226" calcext:value-type="float">
            <text:p>395859226</text:p>
          </table:table-cell>
          <table:table-cell table:style-name="ce5" office:value-type="float" office:value="62818201" calcext:value-type="float">
            <text:p>62818201</text:p>
          </table:table-cell>
          <table:table-cell table:style-name="ce5" office:value-type="float" office:value="341696480" calcext:value-type="float">
            <text:p>341696480</text:p>
          </table:table-cell>
          <table:table-cell table:style-name="ce5" office:value-type="float" office:value="8227" calcext:value-type="float">
            <text:p>8227</text:p>
          </table:table-cell>
        </table:table-row>
        <table:table-row table:style-name="ro1"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1348265157" calcext:value-type="float">
            <text:p>1348265157</text:p>
          </table:table-cell>
          <table:table-cell table:style-name="ce5" office:value-type="float" office:value="1301163517" calcext:value-type="float">
            <text:p>1301163517</text:p>
          </table:table-cell>
          <table:table-cell table:style-name="ce5" office:value-type="float" office:value="3628249797" calcext:value-type="float">
            <text:p>3628249797</text:p>
          </table:table-cell>
          <table:table-cell table:style-name="ce5" office:value-type="float" office:value="8392" calcext:value-type="float">
            <text:p>8392</text:p>
          </table:table-cell>
        </table:table-row>
        <table:table-row table:style-name="ro1">
          <table:table-cell table:style-name="ce5" office:value-type="float" office:value="8687" calcext:value-type="float">
            <text:p>8687</text:p>
          </table:table-cell>
          <table:table-cell table:style-name="ce5" office:value-type="float" office:value="456299208" calcext:value-type="float">
            <text:p>456299208</text:p>
          </table:table-cell>
          <table:table-cell table:style-name="ce5" office:value-type="float" office:value="604447794" calcext:value-type="float">
            <text:p>604447794</text:p>
          </table:table-cell>
          <table:table-cell table:style-name="ce5" office:value-type="float" office:value="3190215709" calcext:value-type="float">
            <text:p>3190215709</text:p>
          </table:table-cell>
          <table:table-cell table:style-name="ce5" office:value-type="float" office:value="8558" calcext:value-type="float">
            <text:p>8558</text:p>
          </table:table-cell>
        </table:table-row>
        <table:table-row table:style-name="ro1"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1216974" calcext:value-type="float">
            <text:p>1216974</text:p>
          </table:table-cell>
          <table:table-cell table:style-name="ce5" office:value-type="float" office:value="98626997" calcext:value-type="float">
            <text:p>98626997</text:p>
          </table:table-cell>
          <table:table-cell table:style-name="ce5" office:value-type="float" office:value="690673017" calcext:value-type="float">
            <text:p>690673017</text:p>
          </table:table-cell>
          <table:table-cell table:style-name="ce5" office:value-type="float" office:value="8724" calcext:value-type="float">
            <text:p>8724</text:p>
          </table:table-cell>
        </table:table-row>
        <table:table-row table:style-name="ro1"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618650428" calcext:value-type="float">
            <text:p>618650428</text:p>
          </table:table-cell>
          <table:table-cell table:style-name="ce5" office:value-type="float" office:value="1955706045" calcext:value-type="float">
            <text:p>1955706045</text:p>
          </table:table-cell>
          <table:table-cell table:style-name="ce5" office:value-type="float" office:value="1822781385" calcext:value-type="float">
            <text:p>1822781385</text:p>
          </table:table-cell>
          <table:table-cell table:style-name="ce5" office:value-type="float" office:value="8890" calcext:value-type="float">
            <text:p>8890</text:p>
          </table:table-cell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1887360745" calcext:value-type="float">
            <text:p>1887360745</text:p>
          </table:table-cell>
          <table:table-cell table:style-name="ce5" office:value-type="float" office:value="1422745835" calcext:value-type="float">
            <text:p>1422745835</text:p>
          </table:table-cell>
          <table:table-cell table:style-name="ce5" office:value-type="float" office:value="2561857037" calcext:value-type="float">
            <text:p>2561857037</text:p>
          </table:table-cell>
          <table:table-cell table:style-name="ce5" office:value-type="float" office:value="9056" calcext:value-type="float">
            <text:p>9056</text:p>
          </table:table-cell>
        </table:table-row>
        <table:table-row table:style-name="ro1">
          <table:table-cell table:style-name="ce5" office:value-type="float" office:value="8881" calcext:value-type="float">
            <text:p>8881</text:p>
          </table:table-cell>
          <table:table-cell table:style-name="ce5" office:value-type="float" office:value="1069299027" calcext:value-type="float">
            <text:p>1069299027</text:p>
          </table:table-cell>
          <table:table-cell table:style-name="ce5" office:value-type="float" office:value="40266945" calcext:value-type="float">
            <text:p>40266945</text:p>
          </table:table-cell>
          <table:table-cell table:style-name="ce5" office:value-type="float" office:value="1534352480" calcext:value-type="float">
            <text:p>1534352480</text:p>
          </table:table-cell>
          <table:table-cell table:style-name="ce5" office:value-type="float" office:value="9222" calcext:value-type="float">
            <text:p>9222</text:p>
          </table:table-cell>
        </table:table-row>
        <table:table-row table:style-name="ro1">
          <table:table-cell table:style-name="ce5" office:value-type="float" office:value="6267" calcext:value-type="float">
            <text:p>6267</text:p>
          </table:table-cell>
          <table:table-cell table:style-name="ce5" office:value-type="float" office:value="1725590944" calcext:value-type="float">
            <text:p>1725590944</text:p>
          </table:table-cell>
          <table:table-cell table:style-name="ce5" office:value-type="float" office:value="1508905118" calcext:value-type="float">
            <text:p>1508905118</text:p>
          </table:table-cell>
          <table:table-cell table:style-name="ce5" office:value-type="float" office:value="441353424" calcext:value-type="float">
            <text:p>441353424</text:p>
          </table:table-cell>
          <table:table-cell table:style-name="ce5" office:value-type="float" office:value="9388" calcext:value-type="float">
            <text:p>9388</text:p>
          </table:table-cell>
        </table:table-row>
        <table:table-row table:style-name="ro1">
          <table:table-cell table:style-name="ce5" office:value-type="float" office:value="8748" calcext:value-type="float">
            <text:p>8748</text:p>
          </table:table-cell>
          <table:table-cell table:style-name="ce5" office:value-type="float" office:value="1776261915" calcext:value-type="float">
            <text:p>1776261915</text:p>
          </table:table-cell>
          <table:table-cell table:style-name="ce5" office:value-type="float" office:value="893410371" calcext:value-type="float">
            <text:p>893410371</text:p>
          </table:table-cell>
          <table:table-cell table:style-name="ce5" office:value-type="float" office:value="1910023589" calcext:value-type="float">
            <text:p>1910023589</text:p>
          </table:table-cell>
          <table:table-cell table:style-name="ce5" office:value-type="float" office:value="9555" calcext:value-type="float">
            <text:p>9555</text:p>
          </table:table-cell>
        </table:table-row>
        <table:table-row table:style-name="ro1">
          <table:table-cell table:style-name="ce5" office:value-type="float" office:value="2999" calcext:value-type="float">
            <text:p>2999</text:p>
          </table:table-cell>
          <table:table-cell table:style-name="ce5" office:value-type="float" office:value="130082721" calcext:value-type="float">
            <text:p>130082721</text:p>
          </table:table-cell>
          <table:table-cell table:style-name="ce5" office:value-type="float" office:value="1793216993" calcext:value-type="float">
            <text:p>1793216993</text:p>
          </table:table-cell>
          <table:table-cell table:style-name="ce5" office:value-type="float" office:value="3271747845" calcext:value-type="float">
            <text:p>3271747845</text:p>
          </table:table-cell>
          <table:table-cell table:style-name="ce5" office:value-type="float" office:value="9722" calcext:value-type="float">
            <text:p>9722</text:p>
          </table:table-cell>
        </table:table-row>
        <table:table-row table:style-name="ro1">
          <table:table-cell table:style-name="ce5" office:value-type="float" office:value="3609" calcext:value-type="float">
            <text:p>3609</text:p>
          </table:table-cell>
          <table:table-cell table:style-name="ce5" office:value-type="float" office:value="708050881" calcext:value-type="float">
            <text:p>708050881</text:p>
          </table:table-cell>
          <table:table-cell table:style-name="ce5" office:value-type="float" office:value="1910119122" calcext:value-type="float">
            <text:p>1910119122</text:p>
          </table:table-cell>
          <table:table-cell table:style-name="ce5" office:value-type="float" office:value="1617193998" calcext:value-type="float">
            <text:p>1617193998</text:p>
          </table:table-cell>
          <table:table-cell table:style-name="ce5" office:value-type="float" office:value="9889" calcext:value-type="float">
            <text:p>9889</text:p>
          </table:table-cell>
        </table:table-row>
        <table:table-row table:style-name="ro1">
          <table:table-cell table:style-name="ce5" office:value-type="float" office:value="6700" calcext:value-type="float">
            <text:p>6700</text:p>
          </table:table-cell>
          <table:table-cell table:style-name="ce5" office:value-type="float" office:value="207479210" calcext:value-type="float">
            <text:p>207479210</text:p>
          </table:table-cell>
          <table:table-cell table:style-name="ce5" office:value-type="float" office:value="533593530" calcext:value-type="float">
            <text:p>533593530</text:p>
          </table:table-cell>
          <table:table-cell table:style-name="ce5" office:value-type="float" office:value="2174309352" calcext:value-type="float">
            <text:p>2174309352</text:p>
          </table:table-cell>
          <table:table-cell table:style-name="ce5" office:value-type="float" office:value="56" calcext:value-type="float">
            <text:p>56</text:p>
          </table:table-cell>
        </table:table-row>
        <table:table-row table:style-name="ro1"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84170481" calcext:value-type="float">
            <text:p>84170481</text:p>
          </table:table-cell>
          <table:table-cell table:style-name="ce5" office:value-type="float" office:value="873217514" calcext:value-type="float">
            <text:p>873217514</text:p>
          </table:table-cell>
          <table:table-cell table:style-name="ce5" office:value-type="float" office:value="505928031" calcext:value-type="float">
            <text:p>505928031</text:p>
          </table:table-cell>
          <table:table-cell table:style-name="ce5" office:value-type="float" office:value="224" calcext:value-type="float">
            <text:p>224</text:p>
          </table:table-cell>
        </table:table-row>
        <table:table-row table:style-name="ro1">
          <table:table-cell table:style-name="ce5" office:value-type="float" office:value="9651" calcext:value-type="float">
            <text:p>9651</text:p>
          </table:table-cell>
          <table:table-cell table:style-name="ce5" office:value-type="float" office:value="281055366" calcext:value-type="float">
            <text:p>281055366</text:p>
          </table:table-cell>
          <table:table-cell table:style-name="ce5" office:value-type="float" office:value="1429090023" calcext:value-type="float">
            <text:p>1429090023</text:p>
          </table:table-cell>
          <table:table-cell table:style-name="ce5" office:value-type="float" office:value="1858215923" calcext:value-type="float">
            <text:p>1858215923</text:p>
          </table:table-cell>
          <table:table-cell table:style-name="ce5" office:value-type="float" office:value="392" calcext:value-type="float">
            <text:p>392</text:p>
          </table:table-cell>
        </table:table-row>
        <table:table-row table:style-name="ro1">
          <table:table-cell table:style-name="ce5" office:value-type="float" office:value="9417" calcext:value-type="float">
            <text:p>9417</text:p>
          </table:table-cell>
          <table:table-cell table:style-name="ce5" office:value-type="float" office:value="295112788" calcext:value-type="float">
            <text:p>295112788</text:p>
          </table:table-cell>
          <table:table-cell table:style-name="ce5" office:value-type="float" office:value="2046140183" calcext:value-type="float">
            <text:p>2046140183</text:p>
          </table:table-cell>
          <table:table-cell table:style-name="ce5" office:value-type="float" office:value="2884254612" calcext:value-type="float">
            <text:p>2884254612</text:p>
          </table:table-cell>
          <table:table-cell table:style-name="ce5" office:value-type="float" office:value="560" calcext:value-type="float">
            <text:p>560</text:p>
          </table:table-cell>
        </table:table-row>
        <table:table-row table:style-name="ro1">
          <table:table-cell table:style-name="ce5" office:value-type="float" office:value="956" calcext:value-type="float">
            <text:p>956</text:p>
          </table:table-cell>
          <table:table-cell table:style-name="ce5" office:value-type="float" office:value="710552645" calcext:value-type="float">
            <text:p>710552645</text:p>
          </table:table-cell>
          <table:table-cell table:style-name="ce5" office:value-type="float" office:value="1986231355" calcext:value-type="float">
            <text:p>1986231355</text:p>
          </table:table-cell>
          <table:table-cell table:style-name="ce5" office:value-type="float" office:value="2148376669" calcext:value-type="float">
            <text:p>2148376669</text:p>
          </table:table-cell>
          <table:table-cell table:style-name="ce5" office:value-type="float" office:value="728" calcext:value-type="float">
            <text:p>728</text:p>
          </table:table-cell>
        </table:table-row>
        <table:table-row table:style-name="ro1">
          <table:table-cell table:style-name="ce5" office:value-type="float" office:value="5548" calcext:value-type="float">
            <text:p>5548</text:p>
          </table:table-cell>
          <table:table-cell table:style-name="ce5" office:value-type="float" office:value="1650695457" calcext:value-type="float">
            <text:p>1650695457</text:p>
          </table:table-cell>
          <table:table-cell table:style-name="ce5" office:value-type="float" office:value="1921959869" calcext:value-type="float">
            <text:p>1921959869</text:p>
          </table:table-cell>
          <table:table-cell table:style-name="ce5" office:value-type="float" office:value="3609160195" calcext:value-type="float">
            <text:p>3609160195</text:p>
          </table:table-cell>
          <table:table-cell table:style-name="ce5" office:value-type="float" office:value="896" calcext:value-type="float">
            <text:p>896</text:p>
          </table:table-cell>
        </table:table-row>
        <table:table-row table:style-name="ro1">
          <table:table-cell table:style-name="ce5" office:value-type="float" office:value="7909" calcext:value-type="float">
            <text:p>7909</text:p>
          </table:table-cell>
          <table:table-cell table:style-name="ce5" office:value-type="float" office:value="44128475" calcext:value-type="float">
            <text:p>44128475</text:p>
          </table:table-cell>
          <table:table-cell table:style-name="ce5" office:value-type="float" office:value="217896418" calcext:value-type="float">
            <text:p>217896418</text:p>
          </table:table-cell>
          <table:table-cell table:style-name="ce5" office:value-type="float" office:value="1376126178" calcext:value-type="float">
            <text:p>1376126178</text:p>
          </table:table-cell>
          <table:table-cell table:style-name="ce5" office:value-type="float" office:value="1064" calcext:value-type="float">
            <text:p>1064</text:p>
          </table:table-cell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241118292" calcext:value-type="float">
            <text:p>1241118292</text:p>
          </table:table-cell>
          <table:table-cell table:style-name="ce5" office:value-type="float" office:value="2005848325" calcext:value-type="float">
            <text:p>2005848325</text:p>
          </table:table-cell>
          <table:table-cell table:style-name="ce5" office:value-type="float" office:value="1525405890" calcext:value-type="float">
            <text:p>1525405890</text:p>
          </table:table-cell>
          <table:table-cell table:style-name="ce5" office:value-type="float" office:value="1233" calcext:value-type="float">
            <text:p>1233</text:p>
          </table:table-cell>
        </table:table-row>
        <table:table-row table:style-name="ro1"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224961716" calcext:value-type="float">
            <text:p>224961716</text:p>
          </table:table-cell>
          <table:table-cell table:style-name="ce5" office:value-type="float" office:value="1624919190" calcext:value-type="float">
            <text:p>1624919190</text:p>
          </table:table-cell>
          <table:table-cell table:style-name="ce5" office:value-type="float" office:value="1897739721" calcext:value-type="float">
            <text:p>1897739721</text:p>
          </table:table-cell>
          <table:table-cell table:style-name="ce5" office:value-type="float" office:value="1402" calcext:value-type="float">
            <text:p>1402</text:p>
          </table:table-cell>
        </table:table-row>
        <table:table-row table:style-name="ro1">
          <table:table-cell table:style-name="ce5" office:value-type="float" office:value="692" calcext:value-type="float">
            <text:p>692</text:p>
          </table:table-cell>
          <table:table-cell table:style-name="ce5" office:value-type="float" office:value="39526483" calcext:value-type="float">
            <text:p>39526483</text:p>
          </table:table-cell>
          <table:table-cell table:style-name="ce5" office:value-type="float" office:value="1839179888" calcext:value-type="float">
            <text:p>1839179888</text:p>
          </table:table-cell>
          <table:table-cell table:style-name="ce5" office:value-type="float" office:value="1707867717" calcext:value-type="float">
            <text:p>1707867717</text:p>
          </table:table-cell>
          <table:table-cell table:style-name="ce5" office:value-type="float" office:value="1571" calcext:value-type="float">
            <text:p>1571</text:p>
          </table:table-cell>
        </table:table-row>
        <table:table-row table:style-name="ro1">
          <table:table-cell table:style-name="ce5" office:value-type="float" office:value="961" calcext:value-type="float">
            <text:p>961</text:p>
          </table:table-cell>
          <table:table-cell table:style-name="ce5" office:value-type="float" office:value="1285476503" calcext:value-type="float">
            <text:p>1285476503</text:p>
          </table:table-cell>
          <table:table-cell table:style-name="ce5" office:value-type="float" office:value="1000394144" calcext:value-type="float">
            <text:p>1000394144</text:p>
          </table:table-cell>
          <table:table-cell table:style-name="ce5" office:value-type="float" office:value="583920675" calcext:value-type="float">
            <text:p>583920675</text:p>
          </table:table-cell>
          <table:table-cell table:style-name="ce5" office:value-type="float" office:value="1740" calcext:value-type="float">
            <text:p>1740</text:p>
          </table:table-cell>
        </table:table-row>
        <table:table-row table:style-name="ro1">
          <table:table-cell table:style-name="ce5" office:value-type="float" office:value="916" calcext:value-type="float">
            <text:p>916</text:p>
          </table:table-cell>
          <table:table-cell table:style-name="ce5" office:value-type="float" office:value="1896820268" calcext:value-type="float">
            <text:p>1896820268</text:p>
          </table:table-cell>
          <table:table-cell table:style-name="ce5" office:value-type="float" office:value="61242869" calcext:value-type="float">
            <text:p>61242869</text:p>
          </table:table-cell>
          <table:table-cell table:style-name="ce5" office:value-type="float" office:value="1285156684" calcext:value-type="float">
            <text:p>1285156684</text:p>
          </table:table-cell>
          <table:table-cell table:style-name="ce5" office:value-type="float" office:value="1910" calcext:value-type="float">
            <text:p>1910</text:p>
          </table:table-cell>
        </table:table-row>
        <table:table-row table:style-name="ro1">
          <table:table-cell table:style-name="ce5" office:value-type="float" office:value="6736" calcext:value-type="float">
            <text:p>6736</text:p>
          </table:table-cell>
          <table:table-cell table:style-name="ce5" office:value-type="float" office:value="1469268635" calcext:value-type="float">
            <text:p>1469268635</text:p>
          </table:table-cell>
          <table:table-cell table:style-name="ce5" office:value-type="float" office:value="431244207" calcext:value-type="float">
            <text:p>431244207</text:p>
          </table:table-cell>
          <table:table-cell table:style-name="ce5" office:value-type="float" office:value="3498019408" calcext:value-type="float">
            <text:p>3498019408</text:p>
          </table:table-cell>
          <table:table-cell table:style-name="ce5" office:value-type="float" office:value="2080" calcext:value-type="float">
            <text:p>2080</text:p>
          </table:table-cell>
        </table:table-row>
        <table:table-row table:style-name="ro1"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633743006" calcext:value-type="float">
            <text:p>1633743006</text:p>
          </table:table-cell>
          <table:table-cell table:style-name="ce5" office:value-type="float" office:value="1241691404" calcext:value-type="float">
            <text:p>1241691404</text:p>
          </table:table-cell>
          <table:table-cell table:style-name="ce5" office:value-type="float" office:value="1240880379" calcext:value-type="float">
            <text:p>1240880379</text:p>
          </table:table-cell>
          <table:table-cell table:style-name="ce5" office:value-type="float" office:value="2250" calcext:value-type="float">
            <text:p>2250</text:p>
          </table:table-cell>
        </table:table-row>
        <table:table-row table:style-name="ro1"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1914033823" calcext:value-type="float">
            <text:p>1914033823</text:p>
          </table:table-cell>
          <table:table-cell table:style-name="ce5" office:value-type="float" office:value="579524417" calcext:value-type="float">
            <text:p>579524417</text:p>
          </table:table-cell>
          <table:table-cell table:style-name="ce5" office:value-type="float" office:value="1085307079" calcext:value-type="float">
            <text:p>1085307079</text:p>
          </table:table-cell>
          <table:table-cell table:style-name="ce5" office:value-type="float" office:value="2420" calcext:value-type="float">
            <text:p>2420</text:p>
          </table:table-cell>
        </table:table-row>
        <table:table-row table:style-name="ro1"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631530754" calcext:value-type="float">
            <text:p>631530754</text:p>
          </table:table-cell>
          <table:table-cell table:style-name="ce5" office:value-type="float" office:value="1668424627" calcext:value-type="float">
            <text:p>1668424627</text:p>
          </table:table-cell>
          <table:table-cell table:style-name="ce5" office:value-type="float" office:value="835199306" calcext:value-type="float">
            <text:p>835199306</text:p>
          </table:table-cell>
          <table:table-cell table:style-name="ce5" office:value-type="float" office:value="2590" calcext:value-type="float">
            <text:p>2590</text:p>
          </table:table-cell>
        </table:table-row>
        <table:table-row table:style-name="ro1">
          <table:table-cell table:style-name="ce5" office:value-type="float" office:value="782" calcext:value-type="float">
            <text:p>782</text:p>
          </table:table-cell>
          <table:table-cell table:style-name="ce5" office:value-type="float" office:value="201476913" calcext:value-type="float">
            <text:p>201476913</text:p>
          </table:table-cell>
          <table:table-cell table:style-name="ce5" office:value-type="float" office:value="1012745508" calcext:value-type="float">
            <text:p>1012745508</text:p>
          </table:table-cell>
          <table:table-cell table:style-name="ce5" office:value-type="float" office:value="685968149" calcext:value-type="float">
            <text:p>685968149</text:p>
          </table:table-cell>
          <table:table-cell table:style-name="ce5" office:value-type="float" office:value="2760" calcext:value-type="float">
            <text:p>2760</text:p>
          </table:table-cell>
        </table:table-row>
        <table:table-row table:style-name="ro1">
          <table:table-cell table:style-name="ce5" office:value-type="float" office:value="9596" calcext:value-type="float">
            <text:p>9596</text:p>
          </table:table-cell>
          <table:table-cell table:style-name="ce5" office:value-type="float" office:value="1242234237" calcext:value-type="float">
            <text:p>1242234237</text:p>
          </table:table-cell>
          <table:table-cell table:style-name="ce5" office:value-type="float" office:value="1371329616" calcext:value-type="float">
            <text:p>1371329616</text:p>
          </table:table-cell>
          <table:table-cell table:style-name="ce5" office:value-type="float" office:value="1037608351" calcext:value-type="float">
            <text:p>1037608351</text:p>
          </table:table-cell>
          <table:table-cell table:style-name="ce5" office:value-type="float" office:value="2931" calcext:value-type="float">
            <text:p>2931</text:p>
          </table:table-cell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float" office:value="590698033" calcext:value-type="float">
            <text:p>590698033</text:p>
          </table:table-cell>
          <table:table-cell table:style-name="ce5" office:value-type="float" office:value="1929167967" calcext:value-type="float">
            <text:p>1929167967</text:p>
          </table:table-cell>
          <table:table-cell table:style-name="ce5" office:value-type="float" office:value="340261" calcext:value-type="float">
            <text:p>340261</text:p>
          </table:table-cell>
          <table:table-cell table:style-name="ce5" office:value-type="float" office:value="3102" calcext:value-type="float">
            <text:p>3102</text:p>
          </table:table-cell>
        </table:table-row>
        <table:table-row table:style-name="ro1"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1694266871" calcext:value-type="float">
            <text:p>1694266871</text:p>
          </table:table-cell>
          <table:table-cell table:style-name="ce5" office:value-type="float" office:value="382439234" calcext:value-type="float">
            <text:p>382439234</text:p>
          </table:table-cell>
          <table:table-cell table:style-name="ce5" office:value-type="float" office:value="2965893048" calcext:value-type="float">
            <text:p>2965893048</text:p>
          </table:table-cell>
          <table:table-cell table:style-name="ce5" office:value-type="float" office:value="3273" calcext:value-type="float">
            <text:p>3273</text:p>
          </table:table-cell>
        </table:table-row>
        <table:table-row table:style-name="ro1"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348867729" calcext:value-type="float">
            <text:p>348867729</text:p>
          </table:table-cell>
          <table:table-cell table:style-name="ce5" office:value-type="float" office:value="1633737180" calcext:value-type="float">
            <text:p>1633737180</text:p>
          </table:table-cell>
          <table:table-cell table:style-name="ce5" office:value-type="float" office:value="2244704450" calcext:value-type="float">
            <text:p>2244704450</text:p>
          </table:table-cell>
          <table:table-cell table:style-name="ce5" office:value-type="float" office:value="3444" calcext:value-type="float">
            <text:p>3444</text:p>
          </table:table-cell>
        </table:table-row>
        <table:table-row table:style-name="ro1">
          <table:table-cell table:style-name="ce5" office:value-type="float" office:value="3348" calcext:value-type="float">
            <text:p>3348</text:p>
          </table:table-cell>
          <table:table-cell table:style-name="ce5" office:value-type="float" office:value="1006492570" calcext:value-type="float">
            <text:p>1006492570</text:p>
          </table:table-cell>
          <table:table-cell table:style-name="ce5" office:value-type="float" office:value="382522109" calcext:value-type="float">
            <text:p>382522109</text:p>
          </table:table-cell>
          <table:table-cell table:style-name="ce5" office:value-type="float" office:value="1240436942" calcext:value-type="float">
            <text:p>1240436942</text:p>
          </table:table-cell>
          <table:table-cell table:style-name="ce5" office:value-type="float" office:value="3616" calcext:value-type="float">
            <text:p>3616</text:p>
          </table:table-cell>
        </table:table-row>
        <table:table-row table:style-name="ro1"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179006425" calcext:value-type="float">
            <text:p>1179006425</text:p>
          </table:table-cell>
          <table:table-cell table:style-name="ce5" office:value-type="float" office:value="1882727550" calcext:value-type="float">
            <text:p>1882727550</text:p>
          </table:table-cell>
          <table:table-cell table:style-name="ce5" office:value-type="float" office:value="603726682" calcext:value-type="float">
            <text:p>603726682</text:p>
          </table:table-cell>
          <table:table-cell table:style-name="ce5" office:value-type="float" office:value="3788" calcext:value-type="float">
            <text:p>3788</text:p>
          </table:table-cell>
        </table:table-row>
        <table:table-row table:style-name="ro1">
          <table:table-cell table:style-name="ce5" office:value-type="float" office:value="7072" calcext:value-type="float">
            <text:p>7072</text:p>
          </table:table-cell>
          <table:table-cell table:style-name="ce5" office:value-type="float" office:value="1721395082" calcext:value-type="float">
            <text:p>1721395082</text:p>
          </table:table-cell>
          <table:table-cell table:style-name="ce5" office:value-type="float" office:value="791728469" calcext:value-type="float">
            <text:p>791728469</text:p>
          </table:table-cell>
          <table:table-cell table:style-name="ce5" office:value-type="float" office:value="361247479" calcext:value-type="float">
            <text:p>361247479</text:p>
          </table:table-cell>
          <table:table-cell table:style-name="ce5" office:value-type="float" office:value="3960" calcext:value-type="float">
            <text:p>3960</text:p>
          </table:table-cell>
        </table:table-row>
        <table:table-row table:style-name="ro1">
          <table:table-cell table:style-name="ce5" office:value-type="float" office:value="499" calcext:value-type="float">
            <text:p>499</text:p>
          </table:table-cell>
          <table:table-cell table:style-name="ce5" office:value-type="float" office:value="1203472032" calcext:value-type="float">
            <text:p>1203472032</text:p>
          </table:table-cell>
          <table:table-cell table:style-name="ce5" office:value-type="float" office:value="1282395467" calcext:value-type="float">
            <text:p>1282395467</text:p>
          </table:table-cell>
          <table:table-cell table:style-name="ce5" office:value-type="float" office:value="456086533" calcext:value-type="float">
            <text:p>456086533</text:p>
          </table:table-cell>
          <table:table-cell table:style-name="ce5" office:value-type="float" office:value="4132" calcext:value-type="float">
            <text:p>4132</text:p>
          </table:table-cell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817253142" calcext:value-type="float">
            <text:p>1817253142</text:p>
          </table:table-cell>
          <table:table-cell table:style-name="ce5" office:value-type="float" office:value="818398408" calcext:value-type="float">
            <text:p>818398408</text:p>
          </table:table-cell>
          <table:table-cell table:style-name="ce5" office:value-type="float" office:value="1523097803" calcext:value-type="float">
            <text:p>1523097803</text:p>
          </table:table-cell>
          <table:table-cell table:style-name="ce5" office:value-type="float" office:value="4304" calcext:value-type="float">
            <text:p>4304</text:p>
          </table:table-cell>
        </table:table-row>
        <table:table-row table:style-name="ro1">
          <table:table-cell table:style-name="ce5" office:value-type="float" office:value="692" calcext:value-type="float">
            <text:p>692</text:p>
          </table:table-cell>
          <table:table-cell table:style-name="ce5" office:value-type="float" office:value="892608590" calcext:value-type="float">
            <text:p>892608590</text:p>
          </table:table-cell>
          <table:table-cell table:style-name="ce5" office:value-type="float" office:value="626151229" calcext:value-type="float">
            <text:p>626151229</text:p>
          </table:table-cell>
          <table:table-cell table:style-name="ce5" office:value-type="float" office:value="2438306244" calcext:value-type="float">
            <text:p>2438306244</text:p>
          </table:table-cell>
          <table:table-cell table:style-name="ce5" office:value-type="float" office:value="4476" calcext:value-type="float">
            <text:p>4476</text:p>
          </table:table-cell>
        </table:table-row>
        <table:table-row table:style-name="ro1">
          <table:table-cell table:style-name="ce5" office:value-type="float" office:value="5128" calcext:value-type="float">
            <text:p>5128</text:p>
          </table:table-cell>
          <table:table-cell table:style-name="ce5" office:value-type="float" office:value="82307275" calcext:value-type="float">
            <text:p>82307275</text:p>
          </table:table-cell>
          <table:table-cell table:style-name="ce5" office:value-type="float" office:value="103039605" calcext:value-type="float">
            <text:p>103039605</text:p>
          </table:table-cell>
          <table:table-cell table:style-name="ce5" office:value-type="float" office:value="2080056138" calcext:value-type="float">
            <text:p>2080056138</text:p>
          </table:table-cell>
          <table:table-cell table:style-name="ce5" office:value-type="float" office:value="4649" calcext:value-type="float">
            <text:p>4649</text:p>
          </table:table-cell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056889636" calcext:value-type="float">
            <text:p>2056889636</text:p>
          </table:table-cell>
          <table:table-cell table:style-name="ce5" office:value-type="float" office:value="1708717965" calcext:value-type="float">
            <text:p>1708717965</text:p>
          </table:table-cell>
          <table:table-cell table:style-name="ce5" office:value-type="float" office:value="3584449037" calcext:value-type="float">
            <text:p>3584449037</text:p>
          </table:table-cell>
          <table:table-cell table:style-name="ce5" office:value-type="float" office:value="4822" calcext:value-type="float">
            <text:p>4822</text:p>
          </table:table-cell>
        </table:table-row>
        <table:table-row table:style-name="ro1">
          <table:table-cell table:style-name="ce5" office:value-type="float" office:value="2616" calcext:value-type="float">
            <text:p>2616</text:p>
          </table:table-cell>
          <table:table-cell table:style-name="ce5" office:value-type="float" office:value="899182617" calcext:value-type="float">
            <text:p>899182617</text:p>
          </table:table-cell>
          <table:table-cell table:style-name="ce5" office:value-type="float" office:value="58189278" calcext:value-type="float">
            <text:p>58189278</text:p>
          </table:table-cell>
          <table:table-cell table:style-name="ce5" office:value-type="float" office:value="3840956925" calcext:value-type="float">
            <text:p>3840956925</text:p>
          </table:table-cell>
          <table:table-cell table:style-name="ce5" office:value-type="float" office:value="4995" calcext:value-type="float">
            <text:p>4995</text:p>
          </table:table-cell>
        </table:table-row>
        <table:table-row table:style-name="ro1">
          <table:table-cell table:style-name="ce5" office:value-type="float" office:value="3780" calcext:value-type="float">
            <text:p>3780</text:p>
          </table:table-cell>
          <table:table-cell table:style-name="ce5" office:value-type="float" office:value="2059799117" calcext:value-type="float">
            <text:p>2059799117</text:p>
          </table:table-cell>
          <table:table-cell table:style-name="ce5" office:value-type="float" office:value="2132563700" calcext:value-type="float">
            <text:p>2132563700</text:p>
          </table:table-cell>
          <table:table-cell table:style-name="ce5" office:value-type="float" office:value="128704391" calcext:value-type="float">
            <text:p>128704391</text:p>
          </table:table-cell>
          <table:table-cell table:style-name="ce5" office:value-type="float" office:value="5168" calcext:value-type="float">
            <text:p>5168</text:p>
          </table:table-cell>
        </table:table-row>
        <table:table-row table:style-name="ro1">
          <table:table-cell table:style-name="ce5" office:value-type="float" office:value="597" calcext:value-type="float">
            <text:p>597</text:p>
          </table:table-cell>
          <table:table-cell table:style-name="ce5" office:value-type="float" office:value="1858531116" calcext:value-type="float">
            <text:p>1858531116</text:p>
          </table:table-cell>
          <table:table-cell table:style-name="ce5" office:value-type="float" office:value="779561204" calcext:value-type="float">
            <text:p>779561204</text:p>
          </table:table-cell>
          <table:table-cell table:style-name="ce5" office:value-type="float" office:value="1627713882" calcext:value-type="float">
            <text:p>1627713882</text:p>
          </table:table-cell>
          <table:table-cell table:style-name="ce5" office:value-type="float" office:value="5342" calcext:value-type="float">
            <text:p>5342</text:p>
          </table:table-cell>
        </table:table-row>
        <table:table-row table:style-name="ro1">
          <table:table-cell table:style-name="ce5" office:value-type="float" office:value="8448" calcext:value-type="float">
            <text:p>8448</text:p>
          </table:table-cell>
          <table:table-cell table:style-name="ce5" office:value-type="float" office:value="2068055096" calcext:value-type="float">
            <text:p>2068055096</text:p>
          </table:table-cell>
          <table:table-cell table:style-name="ce5" office:value-type="float" office:value="1812408194" calcext:value-type="float">
            <text:p>1812408194</text:p>
          </table:table-cell>
          <table:table-cell table:style-name="ce5" office:value-type="float" office:value="1312493841" calcext:value-type="float">
            <text:p>1312493841</text:p>
          </table:table-cell>
          <table:table-cell table:style-name="ce5" office:value-type="float" office:value="5516" calcext:value-type="float">
            <text:p>5516</text:p>
          </table:table-cell>
        </table:table-row>
        <table:table-row table:style-name="ro1">
          <table:table-cell table:style-name="ce5" office:value-type="float" office:value="5366" calcext:value-type="float">
            <text:p>5366</text:p>
          </table:table-cell>
          <table:table-cell table:style-name="ce5" office:value-type="float" office:value="396037026" calcext:value-type="float">
            <text:p>396037026</text:p>
          </table:table-cell>
          <table:table-cell table:style-name="ce5" office:value-type="float" office:value="1301664242" calcext:value-type="float">
            <text:p>1301664242</text:p>
          </table:table-cell>
          <table:table-cell table:style-name="ce5" office:value-type="float" office:value="3311524716" calcext:value-type="float">
            <text:p>3311524716</text:p>
          </table:table-cell>
          <table:table-cell table:style-name="ce5" office:value-type="float" office:value="5690" calcext:value-type="float">
            <text:p>5690</text:p>
          </table:table-cell>
        </table:table-row>
        <table:table-row table:style-name="ro1"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448318476" calcext:value-type="float">
            <text:p>448318476</text:p>
          </table:table-cell>
          <table:table-cell table:style-name="ce5" office:value-type="float" office:value="951878188" calcext:value-type="float">
            <text:p>951878188</text:p>
          </table:table-cell>
          <table:table-cell table:style-name="ce5" office:value-type="float" office:value="3145798920" calcext:value-type="float">
            <text:p>3145798920</text:p>
          </table:table-cell>
          <table:table-cell table:style-name="ce5" office:value-type="float" office:value="5864" calcext:value-type="float">
            <text:p>5864</text:p>
          </table:table-cell>
        </table:table-row>
        <table:table-row table:style-name="ro1">
          <table:table-cell table:style-name="ce5" office:value-type="float" office:value="808" calcext:value-type="float">
            <text:p>808</text:p>
          </table:table-cell>
          <table:table-cell table:style-name="ce5" office:value-type="float" office:value="66630482" calcext:value-type="float">
            <text:p>66630482</text:p>
          </table:table-cell>
          <table:table-cell table:style-name="ce5" office:value-type="float" office:value="418118639" calcext:value-type="float">
            <text:p>418118639</text:p>
          </table:table-cell>
          <table:table-cell table:style-name="ce5" office:value-type="float" office:value="208989875" calcext:value-type="float">
            <text:p>208989875</text:p>
          </table:table-cell>
          <table:table-cell table:style-name="ce5" office:value-type="float" office:value="6038" calcext:value-type="float">
            <text:p>6038</text:p>
          </table:table-cell>
        </table:table-row>
        <table:table-row table:style-name="ro1">
          <table:table-cell table:style-name="ce5" office:value-type="float" office:value="3753" calcext:value-type="float">
            <text:p>3753</text:p>
          </table:table-cell>
          <table:table-cell table:style-name="ce5" office:value-type="float" office:value="1000395459" calcext:value-type="float">
            <text:p>1000395459</text:p>
          </table:table-cell>
          <table:table-cell table:style-name="ce5" office:value-type="float" office:value="341834921" calcext:value-type="float">
            <text:p>341834921</text:p>
          </table:table-cell>
          <table:table-cell table:style-name="ce5" office:value-type="float" office:value="758211785" calcext:value-type="float">
            <text:p>758211785</text:p>
          </table:table-cell>
          <table:table-cell table:style-name="ce5" office:value-type="float" office:value="6212" calcext:value-type="float">
            <text:p>6212</text:p>
          </table:table-cell>
        </table:table-row>
        <table:table-row table:style-name="ro1">
          <table:table-cell table:style-name="ce5" office:value-type="float" office:value="7828" calcext:value-type="float">
            <text:p>7828</text:p>
          </table:table-cell>
          <table:table-cell table:style-name="ce5" office:value-type="float" office:value="678426554" calcext:value-type="float">
            <text:p>678426554</text:p>
          </table:table-cell>
          <table:table-cell table:style-name="ce5" office:value-type="float" office:value="1731155365" calcext:value-type="float">
            <text:p>1731155365</text:p>
          </table:table-cell>
          <table:table-cell table:style-name="ce5" office:value-type="float" office:value="924454728" calcext:value-type="float">
            <text:p>924454728</text:p>
          </table:table-cell>
          <table:table-cell table:style-name="ce5" office:value-type="float" office:value="6387" calcext:value-type="float">
            <text:p>6387</text:p>
          </table:table-cell>
        </table:table-row>
        <table:table-row table:style-name="ro1">
          <table:table-cell table:style-name="ce5" office:value-type="float" office:value="5017" calcext:value-type="float">
            <text:p>5017</text:p>
          </table:table-cell>
          <table:table-cell table:style-name="ce5" office:value-type="float" office:value="1738869552" calcext:value-type="float">
            <text:p>1738869552</text:p>
          </table:table-cell>
          <table:table-cell table:style-name="ce5" office:value-type="float" office:value="1087901770" calcext:value-type="float">
            <text:p>1087901770</text:p>
          </table:table-cell>
          <table:table-cell table:style-name="ce5" office:value-type="float" office:value="4286780532" calcext:value-type="float">
            <text:p>4286780532</text:p>
          </table:table-cell>
          <table:table-cell table:style-name="ce5" office:value-type="float" office:value="6562" calcext:value-type="float">
            <text:p>6562</text:p>
          </table:table-cell>
        </table:table-row>
        <table:table-row table:style-name="ro1">
          <table:table-cell table:style-name="ce5" office:value-type="float" office:value="1072" calcext:value-type="float">
            <text:p>1072</text:p>
          </table:table-cell>
          <table:table-cell table:style-name="ce5" office:value-type="float" office:value="1542496923" calcext:value-type="float">
            <text:p>1542496923</text:p>
          </table:table-cell>
          <table:table-cell table:style-name="ce5" office:value-type="float" office:value="1495873112" calcext:value-type="float">
            <text:p>1495873112</text:p>
          </table:table-cell>
          <table:table-cell table:style-name="ce5" office:value-type="float" office:value="1422607940" calcext:value-type="float">
            <text:p>1422607940</text:p>
          </table:table-cell>
          <table:table-cell table:style-name="ce5" office:value-type="float" office:value="6737" calcext:value-type="float">
            <text:p>6737</text:p>
          </table:table-cell>
        </table:table-row>
        <table:table-row table:style-name="ro1">
          <table:table-cell table:style-name="ce5" office:value-type="float" office:value="7656" calcext:value-type="float">
            <text:p>7656</text:p>
          </table:table-cell>
          <table:table-cell table:style-name="ce5" office:value-type="float" office:value="893675674" calcext:value-type="float">
            <text:p>893675674</text:p>
          </table:table-cell>
          <table:table-cell table:style-name="ce5" office:value-type="float" office:value="895446082" calcext:value-type="float">
            <text:p>895446082</text:p>
          </table:table-cell>
          <table:table-cell table:style-name="ce5" office:value-type="float" office:value="1599361779" calcext:value-type="float">
            <text:p>1599361779</text:p>
          </table:table-cell>
          <table:table-cell table:style-name="ce5" office:value-type="float" office:value="6912" calcext:value-type="float">
            <text:p>6912</text:p>
          </table:table-cell>
        </table:table-row>
        <table:table-row table:style-name="ro1">
          <table:table-cell table:style-name="ce5" office:value-type="float" office:value="3663" calcext:value-type="float">
            <text:p>3663</text:p>
          </table:table-cell>
          <table:table-cell table:style-name="ce5" office:value-type="float" office:value="310393782" calcext:value-type="float">
            <text:p>310393782</text:p>
          </table:table-cell>
          <table:table-cell table:style-name="ce5" office:value-type="float" office:value="407117839" calcext:value-type="float">
            <text:p>407117839</text:p>
          </table:table-cell>
          <table:table-cell table:style-name="ce5" office:value-type="float" office:value="1756392290" calcext:value-type="float">
            <text:p>1756392290</text:p>
          </table:table-cell>
          <table:table-cell table:style-name="ce5" office:value-type="float" office:value="7088" calcext:value-type="float">
            <text:p>7088</text:p>
          </table:table-cell>
        </table:table-row>
        <table:table-row table:style-name="ro1">
          <table:table-cell table:style-name="ce5" office:value-type="float" office:value="3931" calcext:value-type="float">
            <text:p>3931</text:p>
          </table:table-cell>
          <table:table-cell table:style-name="ce5" office:value-type="float" office:value="425604244" calcext:value-type="float">
            <text:p>425604244</text:p>
          </table:table-cell>
          <table:table-cell table:style-name="ce5" office:value-type="float" office:value="193085757" calcext:value-type="float">
            <text:p>193085757</text:p>
          </table:table-cell>
          <table:table-cell table:style-name="ce5" office:value-type="float" office:value="3350685242" calcext:value-type="float">
            <text:p>3350685242</text:p>
          </table:table-cell>
          <table:table-cell table:style-name="ce5" office:value-type="float" office:value="7264" calcext:value-type="float">
            <text:p>7264</text:p>
          </table:table-cell>
        </table:table-row>
        <table:table-row table:style-name="ro1">
          <table:table-cell table:style-name="ce5" office:value-type="float" office:value="8956" calcext:value-type="float">
            <text:p>8956</text:p>
          </table:table-cell>
          <table:table-cell table:style-name="ce5" office:value-type="float" office:value="209119639" calcext:value-type="float">
            <text:p>209119639</text:p>
          </table:table-cell>
          <table:table-cell table:style-name="ce5" office:value-type="float" office:value="1156527700" calcext:value-type="float">
            <text:p>1156527700</text:p>
          </table:table-cell>
          <table:table-cell table:style-name="ce5" office:value-type="float" office:value="3553445091" calcext:value-type="float">
            <text:p>3553445091</text:p>
          </table:table-cell>
          <table:table-cell table:style-name="ce5" office:value-type="float" office:value="7440" calcext:value-type="float">
            <text:p>7440</text:p>
          </table:table-cell>
        </table:table-row>
        <table:table-row table:style-name="ro1">
          <table:table-cell table:style-name="ce5" office:value-type="float" office:value="5234" calcext:value-type="float">
            <text:p>5234</text:p>
          </table:table-cell>
          <table:table-cell table:style-name="ce5" office:value-type="float" office:value="1950971640" calcext:value-type="float">
            <text:p>1950971640</text:p>
          </table:table-cell>
          <table:table-cell table:style-name="ce5" office:value-type="float" office:value="249670343" calcext:value-type="float">
            <text:p>249670343</text:p>
          </table:table-cell>
          <table:table-cell table:style-name="ce5" office:value-type="float" office:value="2711398351" calcext:value-type="float">
            <text:p>2711398351</text:p>
          </table:table-cell>
          <table:table-cell table:style-name="ce5" office:value-type="float" office:value="7616" calcext:value-type="float">
            <text:p>7616</text:p>
          </table:table-cell>
        </table:table-row>
        <table:table-row table:style-name="ro1">
          <table:table-cell table:style-name="ce5" office:value-type="float" office:value="6900" calcext:value-type="float">
            <text:p>6900</text:p>
          </table:table-cell>
          <table:table-cell table:style-name="ce5" office:value-type="float" office:value="1823273218" calcext:value-type="float">
            <text:p>1823273218</text:p>
          </table:table-cell>
          <table:table-cell table:style-name="ce5" office:value-type="float" office:value="1221864106" calcext:value-type="float">
            <text:p>1221864106</text:p>
          </table:table-cell>
          <table:table-cell table:style-name="ce5" office:value-type="float" office:value="4145496497" calcext:value-type="float">
            <text:p>4145496497</text:p>
          </table:table-cell>
          <table:table-cell table:style-name="ce5" office:value-type="float" office:value="7792" calcext:value-type="float">
            <text:p>7792</text:p>
          </table:table-cell>
        </table:table-row>
        <table:table-row table:style-name="ro1">
          <table:table-cell table:style-name="ce5" office:value-type="float" office:value="2382" calcext:value-type="float">
            <text:p>2382</text:p>
          </table:table-cell>
          <table:table-cell table:style-name="ce5" office:value-type="float" office:value="1044390061" calcext:value-type="float">
            <text:p>1044390061</text:p>
          </table:table-cell>
          <table:table-cell table:style-name="ce5" office:value-type="float" office:value="743562632" calcext:value-type="float">
            <text:p>743562632</text:p>
          </table:table-cell>
          <table:table-cell table:style-name="ce5" office:value-type="float" office:value="3045148045" calcext:value-type="float">
            <text:p>3045148045</text:p>
          </table:table-cell>
          <table:table-cell table:style-name="ce5" office:value-type="float" office:value="7968" calcext:value-type="float">
            <text:p>7968</text:p>
          </table:table-cell>
        </table:table-row>
        <table:table-row table:style-name="ro1">
          <table:table-cell table:style-name="ce5" office:value-type="float" office:value="587" calcext:value-type="float">
            <text:p>587</text:p>
          </table:table-cell>
          <table:table-cell table:style-name="ce5" office:value-type="float" office:value="1395704489" calcext:value-type="float">
            <text:p>1395704489</text:p>
          </table:table-cell>
          <table:table-cell table:style-name="ce5" office:value-type="float" office:value="1276689683" calcext:value-type="float">
            <text:p>1276689683</text:p>
          </table:table-cell>
          <table:table-cell table:style-name="ce5" office:value-type="float" office:value="3240767943" calcext:value-type="float">
            <text:p>3240767943</text:p>
          </table:table-cell>
          <table:table-cell table:style-name="ce5" office:value-type="float" office:value="8145" calcext:value-type="float">
            <text:p>8145</text:p>
          </table:table-cell>
        </table:table-row>
        <table:table-row table:style-name="ro1">
          <table:table-cell table:style-name="ce5" office:value-type="float" office:value="8918" calcext:value-type="float">
            <text:p>8918</text:p>
          </table:table-cell>
          <table:table-cell table:style-name="ce5" office:value-type="float" office:value="1555456256" calcext:value-type="float">
            <text:p>1555456256</text:p>
          </table:table-cell>
          <table:table-cell table:style-name="ce5" office:value-type="float" office:value="1475821102" calcext:value-type="float">
            <text:p>1475821102</text:p>
          </table:table-cell>
          <table:table-cell table:style-name="ce5" office:value-type="float" office:value="3477260964" calcext:value-type="float">
            <text:p>3477260964</text:p>
          </table:table-cell>
          <table:table-cell table:style-name="ce5" office:value-type="float" office:value="8322" calcext:value-type="float">
            <text:p>8322</text:p>
          </table:table-cell>
        </table:table-row>
        <table:table-row table:style-name="ro1">
          <table:table-cell table:style-name="ce5" office:value-type="float" office:value="6601" calcext:value-type="float">
            <text:p>6601</text:p>
          </table:table-cell>
          <table:table-cell table:style-name="ce5" office:value-type="float" office:value="1670719001" calcext:value-type="float">
            <text:p>1670719001</text:p>
          </table:table-cell>
          <table:table-cell table:style-name="ce5" office:value-type="float" office:value="2085080605" calcext:value-type="float">
            <text:p>2085080605</text:p>
          </table:table-cell>
          <table:table-cell table:style-name="ce5" office:value-type="float" office:value="1424335055" calcext:value-type="float">
            <text:p>1424335055</text:p>
          </table:table-cell>
          <table:table-cell table:style-name="ce5" office:value-type="float" office:value="8499" calcext:value-type="float">
            <text:p>8499</text:p>
          </table:table-cell>
        </table:table-row>
        <table:table-row table:style-name="ro1">
          <table:table-cell table:style-name="ce5" office:value-type="float" office:value="1604" calcext:value-type="float">
            <text:p>1604</text:p>
          </table:table-cell>
          <table:table-cell table:style-name="ce5" office:value-type="float" office:value="1099568950" calcext:value-type="float">
            <text:p>1099568950</text:p>
          </table:table-cell>
          <table:table-cell table:style-name="ce5" office:value-type="float" office:value="306368321" calcext:value-type="float">
            <text:p>306368321</text:p>
          </table:table-cell>
          <table:table-cell table:style-name="ce5" office:value-type="float" office:value="2276701411" calcext:value-type="float">
            <text:p>2276701411</text:p>
          </table:table-cell>
          <table:table-cell table:style-name="ce5" office:value-type="float" office:value="8676" calcext:value-type="float">
            <text:p>8676</text:p>
          </table:table-cell>
        </table:table-row>
        <table:table-row table:style-name="ro1">
          <table:table-cell table:style-name="ce5" office:value-type="float" office:value="912" calcext:value-type="float">
            <text:p>912</text:p>
          </table:table-cell>
          <table:table-cell table:style-name="ce5" office:value-type="float" office:value="1257511348" calcext:value-type="float">
            <text:p>1257511348</text:p>
          </table:table-cell>
          <table:table-cell table:style-name="ce5" office:value-type="float" office:value="1689668614" calcext:value-type="float">
            <text:p>1689668614</text:p>
          </table:table-cell>
          <table:table-cell table:style-name="ce5" office:value-type="float" office:value="1320335116" calcext:value-type="float">
            <text:p>1320335116</text:p>
          </table:table-cell>
          <table:table-cell table:style-name="ce5" office:value-type="float" office:value="8854" calcext:value-type="float">
            <text:p>8854</text:p>
          </table:table-cell>
        </table:table-row>
        <table:table-row table:style-name="ro1">
          <table:table-cell table:style-name="ce5" office:value-type="float" office:value="456" calcext:value-type="float">
            <text:p>456</text:p>
          </table:table-cell>
          <table:table-cell table:style-name="ce5" office:value-type="float" office:value="427155656" calcext:value-type="float">
            <text:p>427155656</text:p>
          </table:table-cell>
          <table:table-cell table:style-name="ce5" office:value-type="float" office:value="1689328391" calcext:value-type="float">
            <text:p>1689328391</text:p>
          </table:table-cell>
          <table:table-cell table:style-name="ce5" office:value-type="float" office:value="244161081" calcext:value-type="float">
            <text:p>244161081</text:p>
          </table:table-cell>
          <table:table-cell table:style-name="ce5" office:value-type="float" office:value="9032" calcext:value-type="float">
            <text:p>9032</text:p>
          </table:table-cell>
        </table:table-row>
        <table:table-row table:style-name="ro1">
          <table:table-cell table:style-name="ce5" office:value-type="float" office:value="8148" calcext:value-type="float">
            <text:p>8148</text:p>
          </table:table-cell>
          <table:table-cell table:style-name="ce5" office:value-type="float" office:value="1287582464" calcext:value-type="float">
            <text:p>1287582464</text:p>
          </table:table-cell>
          <table:table-cell table:style-name="ce5" office:value-type="float" office:value="317205247" calcext:value-type="float">
            <text:p>317205247</text:p>
          </table:table-cell>
          <table:table-cell table:style-name="ce5" office:value-type="float" office:value="4023174266" calcext:value-type="float">
            <text:p>4023174266</text:p>
          </table:table-cell>
          <table:table-cell table:style-name="ce5" office:value-type="float" office:value="9210" calcext:value-type="float">
            <text:p>9210</text:p>
          </table:table-cell>
        </table:table-row>
        <table:table-row table:style-name="ro1">
          <table:table-cell table:style-name="ce5" office:value-type="float" office:value="886" calcext:value-type="float">
            <text:p>886</text:p>
          </table:table-cell>
          <table:table-cell table:style-name="ce5" office:value-type="float" office:value="415992366" calcext:value-type="float">
            <text:p>415992366</text:p>
          </table:table-cell>
          <table:table-cell table:style-name="ce5" office:value-type="float" office:value="1446363706" calcext:value-type="float">
            <text:p>1446363706</text:p>
          </table:table-cell>
          <table:table-cell table:style-name="ce5" office:value-type="float" office:value="1042391672" calcext:value-type="float">
            <text:p>1042391672</text:p>
          </table:table-cell>
          <table:table-cell table:style-name="ce5" office:value-type="float" office:value="9388" calcext:value-type="float">
            <text:p>9388</text:p>
          </table:table-cell>
        </table:table-row>
        <table:table-row table:style-name="ro1">
          <table:table-cell table:style-name="ce5" office:value-type="float" office:value="7842" calcext:value-type="float">
            <text:p>7842</text:p>
          </table:table-cell>
          <table:table-cell table:style-name="ce5" office:value-type="float" office:value="1401060792" calcext:value-type="float">
            <text:p>1401060792</text:p>
          </table:table-cell>
          <table:table-cell table:style-name="ce5" office:value-type="float" office:value="996660468" calcext:value-type="float">
            <text:p>996660468</text:p>
          </table:table-cell>
          <table:table-cell table:style-name="ce5" office:value-type="float" office:value="2414139955" calcext:value-type="float">
            <text:p>2414139955</text:p>
          </table:table-cell>
          <table:table-cell table:style-name="ce5" office:value-type="float" office:value="9566" calcext:value-type="float">
            <text:p>9566</text:p>
          </table:table-cell>
        </table:table-row>
        <table:table-row table:style-name="ro1">
          <table:table-cell table:style-name="ce5" office:value-type="float" office:value="9279" calcext:value-type="float">
            <text:p>9279</text:p>
          </table:table-cell>
          <table:table-cell table:style-name="ce5" office:value-type="float" office:value="934612351" calcext:value-type="float">
            <text:p>934612351</text:p>
          </table:table-cell>
          <table:table-cell table:style-name="ce5" office:value-type="float" office:value="2027280933" calcext:value-type="float">
            <text:p>2027280933</text:p>
          </table:table-cell>
          <table:table-cell table:style-name="ce5" office:value-type="float" office:value="1894799708" calcext:value-type="float">
            <text:p>1894799708</text:p>
          </table:table-cell>
          <table:table-cell table:style-name="ce5" office:value-type="float" office:value="9744" calcext:value-type="float">
            <text:p>9744</text:p>
          </table:table-cell>
        </table:table-row>
        <table:table-row table:style-name="ro1">
          <table:table-cell table:style-name="ce5" office:value-type="float" office:value="6462" calcext:value-type="float">
            <text:p>6462</text:p>
          </table:table-cell>
          <table:table-cell table:style-name="ce5" office:value-type="float" office:value="1444593903" calcext:value-type="float">
            <text:p>1444593903</text:p>
          </table:table-cell>
          <table:table-cell table:style-name="ce5" office:value-type="float" office:value="753192529" calcext:value-type="float">
            <text:p>753192529</text:p>
          </table:table-cell>
          <table:table-cell table:style-name="ce5" office:value-type="float" office:value="3088782867" calcext:value-type="float">
            <text:p>3088782867</text:p>
          </table:table-cell>
          <table:table-cell table:style-name="ce5" office:value-type="float" office:value="9923" calcext:value-type="float">
            <text:p>9923</text:p>
          </table:table-cell>
        </table:table-row>
        <table:table-row table:style-name="ro1"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972430151" calcext:value-type="float">
            <text:p>972430151</text:p>
          </table:table-cell>
          <table:table-cell table:style-name="ce5" office:value-type="float" office:value="996619653" calcext:value-type="float">
            <text:p>996619653</text:p>
          </table:table-cell>
          <table:table-cell table:style-name="ce5" office:value-type="float" office:value="4234026188" calcext:value-type="float">
            <text:p>4234026188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1208292615" calcext:value-type="float">
            <text:p>1208292615</text:p>
          </table:table-cell>
          <table:table-cell table:style-name="ce5" office:value-type="float" office:value="79559342" calcext:value-type="float">
            <text:p>79559342</text:p>
          </table:table-cell>
          <table:table-cell table:style-name="ce5" office:value-type="float" office:value="2899215519" calcext:value-type="float">
            <text:p>2899215519</text:p>
          </table:table-cell>
          <table:table-cell table:style-name="ce5" office:value-type="float" office:value="281" calcext:value-type="float">
            <text:p>281</text:p>
          </table:table-cell>
        </table:table-row>
        <table:table-row table:style-name="ro1">
          <table:table-cell table:style-name="ce5" office:value-type="float" office:value="1555" calcext:value-type="float">
            <text:p>1555</text:p>
          </table:table-cell>
          <table:table-cell table:style-name="ce5" office:value-type="float" office:value="1026691773" calcext:value-type="float">
            <text:p>1026691773</text:p>
          </table:table-cell>
          <table:table-cell table:style-name="ce5" office:value-type="float" office:value="926175539" calcext:value-type="float">
            <text:p>926175539</text:p>
          </table:table-cell>
          <table:table-cell table:style-name="ce5" office:value-type="float" office:value="3679038303" calcext:value-type="float">
            <text:p>3679038303</text:p>
          </table:table-cell>
          <table:table-cell table:style-name="ce5" office:value-type="float" office:value="460" calcext:value-type="float">
            <text:p>460</text:p>
          </table:table-cell>
        </table:table-row>
        <table:table-row table:style-name="ro1">
          <table:table-cell table:style-name="ce5" office:value-type="float" office:value="6682" calcext:value-type="float">
            <text:p>6682</text:p>
          </table:table-cell>
          <table:table-cell table:style-name="ce5" office:value-type="float" office:value="371248381" calcext:value-type="float">
            <text:p>371248381</text:p>
          </table:table-cell>
          <table:table-cell table:style-name="ce5" office:value-type="float" office:value="1126713858" calcext:value-type="float">
            <text:p>1126713858</text:p>
          </table:table-cell>
          <table:table-cell table:style-name="ce5" office:value-type="float" office:value="2288958754" calcext:value-type="float">
            <text:p>2288958754</text:p>
          </table:table-cell>
          <table:table-cell table:style-name="ce5" office:value-type="float" office:value="640" calcext:value-type="float">
            <text:p>640</text:p>
          </table:table-cell>
        </table:table-row>
        <table:table-row table:style-name="ro1"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134331698" calcext:value-type="float">
            <text:p>1134331698</text:p>
          </table:table-cell>
          <table:table-cell table:style-name="ce5" office:value-type="float" office:value="1208020218" calcext:value-type="float">
            <text:p>1208020218</text:p>
          </table:table-cell>
          <table:table-cell table:style-name="ce5" office:value-type="float" office:value="3147732769" calcext:value-type="float">
            <text:p>3147732769</text:p>
          </table:table-cell>
          <table:table-cell table:style-name="ce5" office:value-type="float" office:value="820" calcext:value-type="float">
            <text:p>820</text:p>
          </table:table-cell>
        </table:table-row>
        <table:table-row table:style-name="ro1">
          <table:table-cell table:style-name="ce5" office:value-type="float" office:value="8060" calcext:value-type="float">
            <text:p>8060</text:p>
          </table:table-cell>
          <table:table-cell table:style-name="ce5" office:value-type="float" office:value="242240127" calcext:value-type="float">
            <text:p>242240127</text:p>
          </table:table-cell>
          <table:table-cell table:style-name="ce5" office:value-type="float" office:value="1363835134" calcext:value-type="float">
            <text:p>1363835134</text:p>
          </table:table-cell>
          <table:table-cell table:style-name="ce5" office:value-type="float" office:value="1586011160" calcext:value-type="float">
            <text:p>1586011160</text:p>
          </table:table-cell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1643" calcext:value-type="float">
            <text:p>1643</text:p>
          </table:table-cell>
          <table:table-cell table:style-name="ce5" office:value-type="float" office:value="197932623" calcext:value-type="float">
            <text:p>197932623</text:p>
          </table:table-cell>
          <table:table-cell table:style-name="ce5" office:value-type="float" office:value="273753554" calcext:value-type="float">
            <text:p>273753554</text:p>
          </table:table-cell>
          <table:table-cell table:style-name="ce5" office:value-type="float" office:value="324378774" calcext:value-type="float">
            <text:p>324378774</text:p>
          </table:table-cell>
          <table:table-cell table:style-name="ce5" office:value-type="float" office:value="1180" calcext:value-type="float">
            <text:p>1180</text:p>
          </table:table-cell>
        </table:table-row>
        <table:table-row table:style-name="ro1">
          <table:table-cell table:style-name="ce5" office:value-type="float" office:value="5964" calcext:value-type="float">
            <text:p>5964</text:p>
          </table:table-cell>
          <table:table-cell table:style-name="ce5" office:value-type="float" office:value="1250702045" calcext:value-type="float">
            <text:p>1250702045</text:p>
          </table:table-cell>
          <table:table-cell table:style-name="ce5" office:value-type="float" office:value="449829286" calcext:value-type="float">
            <text:p>449829286</text:p>
          </table:table-cell>
          <table:table-cell table:style-name="ce5" office:value-type="float" office:value="3455696848" calcext:value-type="float">
            <text:p>3455696848</text:p>
          </table:table-cell>
          <table:table-cell table:style-name="ce5" office:value-type="float" office:value="1360" calcext:value-type="float">
            <text:p>1360</text:p>
          </table:table-cell>
        </table:table-row>
        <table:table-row table:style-name="ro1">
          <table:table-cell table:style-name="ce5" office:value-type="float" office:value="1406" calcext:value-type="float">
            <text:p>1406</text:p>
          </table:table-cell>
          <table:table-cell table:style-name="ce5" office:value-type="float" office:value="1081515404" calcext:value-type="float">
            <text:p>1081515404</text:p>
          </table:table-cell>
          <table:table-cell table:style-name="ce5" office:value-type="float" office:value="984499742" calcext:value-type="float">
            <text:p>984499742</text:p>
          </table:table-cell>
          <table:table-cell table:style-name="ce5" office:value-type="float" office:value="670121470" calcext:value-type="float">
            <text:p>670121470</text:p>
          </table:table-cell>
          <table:table-cell table:style-name="ce5" office:value-type="float" office:value="1540" calcext:value-type="float">
            <text:p>1540</text:p>
          </table:table-cell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table:style-name="ce5" office:value-type="float" office:value="1872785941" calcext:value-type="float">
            <text:p>1872785941</text:p>
          </table:table-cell>
          <table:table-cell table:style-name="ce5" office:value-type="float" office:value="581317256" calcext:value-type="float">
            <text:p>581317256</text:p>
          </table:table-cell>
          <table:table-cell table:style-name="ce5" office:value-type="float" office:value="2043456332" calcext:value-type="float">
            <text:p>2043456332</text:p>
          </table:table-cell>
          <table:table-cell table:style-name="ce5" office:value-type="float" office:value="1721" calcext:value-type="float">
            <text:p>1721</text:p>
          </table:table-cell>
        </table:table-row>
        <table:table-row table:style-name="ro1">
          <table:table-cell table:style-name="ce5" office:value-type="float" office:value="1112" calcext:value-type="float">
            <text:p>1112</text:p>
          </table:table-cell>
          <table:table-cell table:style-name="ce5" office:value-type="float" office:value="543184350" calcext:value-type="float">
            <text:p>543184350</text:p>
          </table:table-cell>
          <table:table-cell table:style-name="ce5" office:value-type="float" office:value="493899264" calcext:value-type="float">
            <text:p>493899264</text:p>
          </table:table-cell>
          <table:table-cell table:style-name="ce5" office:value-type="float" office:value="2678379226" calcext:value-type="float">
            <text:p>2678379226</text:p>
          </table:table-cell>
          <table:table-cell table:style-name="ce5" office:value-type="float" office:value="1902" calcext:value-type="float">
            <text:p>1902</text:p>
          </table:table-cell>
        </table:table-row>
        <table:table-row table:style-name="ro1">
          <table:table-cell table:style-name="ce5" office:value-type="float" office:value="856" calcext:value-type="float">
            <text:p>856</text:p>
          </table:table-cell>
          <table:table-cell table:style-name="ce5" office:value-type="float" office:value="359372987" calcext:value-type="float">
            <text:p>359372987</text:p>
          </table:table-cell>
          <table:table-cell table:style-name="ce5" office:value-type="float" office:value="555425007" calcext:value-type="float">
            <text:p>555425007</text:p>
          </table:table-cell>
          <table:table-cell table:style-name="ce5" office:value-type="float" office:value="3153703787" calcext:value-type="float">
            <text:p>3153703787</text:p>
          </table:table-cell>
          <table:table-cell table:style-name="ce5" office:value-type="float" office:value="2083" calcext:value-type="float">
            <text:p>2083</text:p>
          </table:table-cell>
        </table:table-row>
        <table:table-row table:style-name="ro1">
          <table:table-cell table:style-name="ce5" office:value-type="float" office:value="3611" calcext:value-type="float">
            <text:p>3611</text:p>
          </table:table-cell>
          <table:table-cell table:style-name="ce5" office:value-type="float" office:value="657075589" calcext:value-type="float">
            <text:p>657075589</text:p>
          </table:table-cell>
          <table:table-cell table:style-name="ce5" office:value-type="float" office:value="416651284" calcext:value-type="float">
            <text:p>416651284</text:p>
          </table:table-cell>
          <table:table-cell table:style-name="ce5" office:value-type="float" office:value="2570673070" calcext:value-type="float">
            <text:p>2570673070</text:p>
          </table:table-cell>
          <table:table-cell table:style-name="ce5" office:value-type="float" office:value="2264" calcext:value-type="float">
            <text:p>2264</text:p>
          </table:table-cell>
        </table:table-row>
        <table:table-row table:style-name="ro1">
          <table:table-cell table:style-name="ce5" office:value-type="float" office:value="941" calcext:value-type="float">
            <text:p>941</text:p>
          </table:table-cell>
          <table:table-cell table:style-name="ce5" office:value-type="float" office:value="98407319" calcext:value-type="float">
            <text:p>98407319</text:p>
          </table:table-cell>
          <table:table-cell table:style-name="ce5" office:value-type="float" office:value="880532446" calcext:value-type="float">
            <text:p>880532446</text:p>
          </table:table-cell>
          <table:table-cell table:style-name="ce5" office:value-type="float" office:value="2590448201" calcext:value-type="float">
            <text:p>2590448201</text:p>
          </table:table-cell>
          <table:table-cell table:style-name="ce5" office:value-type="float" office:value="2446" calcext:value-type="float">
            <text:p>2446</text:p>
          </table:table-cell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784539708" calcext:value-type="float">
            <text:p>784539708</text:p>
          </table:table-cell>
          <table:table-cell table:style-name="ce5" office:value-type="float" office:value="2017123955" calcext:value-type="float">
            <text:p>2017123955</text:p>
          </table:table-cell>
          <table:table-cell table:style-name="ce5" office:value-type="float" office:value="3215626761" calcext:value-type="float">
            <text:p>3215626761</text:p>
          </table:table-cell>
          <table:table-cell table:style-name="ce5" office:value-type="float" office:value="2628" calcext:value-type="float">
            <text:p>2628</text:p>
          </table:table-cell>
        </table:table-row>
        <table:table-row table:style-name="ro1"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33894764" calcext:value-type="float">
            <text:p>33894764</text:p>
          </table:table-cell>
          <table:table-cell table:style-name="ce5" office:value-type="float" office:value="2117955942" calcext:value-type="float">
            <text:p>2117955942</text:p>
          </table:table-cell>
          <table:table-cell table:style-name="ce5" office:value-type="float" office:value="1195703526" calcext:value-type="float">
            <text:p>1195703526</text:p>
          </table:table-cell>
          <table:table-cell table:style-name="ce5" office:value-type="float" office:value="2810" calcext:value-type="float">
            <text:p>2810</text:p>
          </table:table-cell>
        </table:table-row>
        <table:table-row table:style-name="ro1">
          <table:table-cell table:style-name="ce5" office:value-type="float" office:value="7945" calcext:value-type="float">
            <text:p>7945</text:p>
          </table:table-cell>
          <table:table-cell table:style-name="ce5" office:value-type="float" office:value="653888248" calcext:value-type="float">
            <text:p>653888248</text:p>
          </table:table-cell>
          <table:table-cell table:style-name="ce5" office:value-type="float" office:value="535657239" calcext:value-type="float">
            <text:p>535657239</text:p>
          </table:table-cell>
          <table:table-cell table:style-name="ce5" office:value-type="float" office:value="4104375490" calcext:value-type="float">
            <text:p>4104375490</text:p>
          </table:table-cell>
          <table:table-cell table:style-name="ce5" office:value-type="float" office:value="2992" calcext:value-type="float">
            <text:p>2992</text:p>
          </table:table-cell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float" office:value="1695797687" calcext:value-type="float">
            <text:p>1695797687</text:p>
          </table:table-cell>
          <table:table-cell table:style-name="ce5" office:value-type="float" office:value="2039366692" calcext:value-type="float">
            <text:p>2039366692</text:p>
          </table:table-cell>
          <table:table-cell table:style-name="ce5" office:value-type="float" office:value="3632789253" calcext:value-type="float">
            <text:p>3632789253</text:p>
          </table:table-cell>
          <table:table-cell table:style-name="ce5" office:value-type="float" office:value="3174" calcext:value-type="float">
            <text:p>3174</text:p>
          </table:table-cell>
        </table:table-row>
        <table:table-row table:style-name="ro1"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1214470241" calcext:value-type="float">
            <text:p>1214470241</text:p>
          </table:table-cell>
          <table:table-cell table:style-name="ce5" office:value-type="float" office:value="1503331053" calcext:value-type="float">
            <text:p>1503331053</text:p>
          </table:table-cell>
          <table:table-cell table:style-name="ce5" office:value-type="float" office:value="565452931" calcext:value-type="float">
            <text:p>565452931</text:p>
          </table:table-cell>
          <table:table-cell table:style-name="ce5" office:value-type="float" office:value="3356" calcext:value-type="float">
            <text:p>3356</text:p>
          </table:table-cell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215059330" calcext:value-type="float">
            <text:p>215059330</text:p>
          </table:table-cell>
          <table:table-cell table:style-name="ce5" office:value-type="float" office:value="1179354515" calcext:value-type="float">
            <text:p>1179354515</text:p>
          </table:table-cell>
          <table:table-cell table:style-name="ce5" office:value-type="float" office:value="554672470" calcext:value-type="float">
            <text:p>554672470</text:p>
          </table:table-cell>
          <table:table-cell table:style-name="ce5" office:value-type="float" office:value="3539" calcext:value-type="float">
            <text:p>3539</text:p>
          </table:table-cell>
        </table:table-row>
        <table:table-row table:style-name="ro1">
          <table:table-cell table:style-name="ce5" office:value-type="float" office:value="2689" calcext:value-type="float">
            <text:p>2689</text:p>
          </table:table-cell>
          <table:table-cell table:style-name="ce5" office:value-type="float" office:value="2043569961" calcext:value-type="float">
            <text:p>2043569961</text:p>
          </table:table-cell>
          <table:table-cell table:style-name="ce5" office:value-type="float" office:value="183539670" calcext:value-type="float">
            <text:p>183539670</text:p>
          </table:table-cell>
          <table:table-cell table:style-name="ce5" office:value-type="float" office:value="1736803467" calcext:value-type="float">
            <text:p>1736803467</text:p>
          </table:table-cell>
          <table:table-cell table:style-name="ce5" office:value-type="float" office:value="3722" calcext:value-type="float">
            <text:p>3722</text:p>
          </table:table-cell>
        </table:table-row>
        <table:table-row table:style-name="ro1">
          <table:table-cell table:style-name="ce5" office:value-type="float" office:value="5625" calcext:value-type="float">
            <text:p>5625</text:p>
          </table:table-cell>
          <table:table-cell table:style-name="ce5" office:value-type="float" office:value="1844108410" calcext:value-type="float">
            <text:p>1844108410</text:p>
          </table:table-cell>
          <table:table-cell table:style-name="ce5" office:value-type="float" office:value="824693534" calcext:value-type="float">
            <text:p>824693534</text:p>
          </table:table-cell>
          <table:table-cell table:style-name="ce5" office:value-type="float" office:value="3476311510" calcext:value-type="float">
            <text:p>3476311510</text:p>
          </table:table-cell>
          <table:table-cell table:style-name="ce5" office:value-type="float" office:value="3905" calcext:value-type="float">
            <text:p>3905</text:p>
          </table:table-cell>
        </table:table-row>
        <table:table-row table:style-name="ro1">
          <table:table-cell table:style-name="ce5" office:value-type="float" office:value="7527" calcext:value-type="float">
            <text:p>7527</text:p>
          </table:table-cell>
          <table:table-cell table:style-name="ce5" office:value-type="float" office:value="518245862" calcext:value-type="float">
            <text:p>518245862</text:p>
          </table:table-cell>
          <table:table-cell table:style-name="ce5" office:value-type="float" office:value="494307820" calcext:value-type="float">
            <text:p>494307820</text:p>
          </table:table-cell>
          <table:table-cell table:style-name="ce5" office:value-type="float" office:value="618332079" calcext:value-type="float">
            <text:p>618332079</text:p>
          </table:table-cell>
          <table:table-cell table:style-name="ce5" office:value-type="float" office:value="4088" calcext:value-type="float">
            <text:p>4088</text:p>
          </table:table-cell>
        </table:table-row>
        <table:table-row table:style-name="ro1">
          <table:table-cell table:style-name="ce5" office:value-type="float" office:value="5124" calcext:value-type="float">
            <text:p>5124</text:p>
          </table:table-cell>
          <table:table-cell table:style-name="ce5" office:value-type="float" office:value="1401298962" calcext:value-type="float">
            <text:p>1401298962</text:p>
          </table:table-cell>
          <table:table-cell table:style-name="ce5" office:value-type="float" office:value="539647999" calcext:value-type="float">
            <text:p>539647999</text:p>
          </table:table-cell>
          <table:table-cell table:style-name="ce5" office:value-type="float" office:value="3930695286" calcext:value-type="float">
            <text:p>3930695286</text:p>
          </table:table-cell>
          <table:table-cell table:style-name="ce5" office:value-type="float" office:value="4272" calcext:value-type="float">
            <text:p>4272</text:p>
          </table:table-cell>
        </table:table-row>
        <table:table-row table:style-name="ro1"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1405557356" calcext:value-type="float">
            <text:p>1405557356</text:p>
          </table:table-cell>
          <table:table-cell table:style-name="ce5" office:value-type="float" office:value="1543730297" calcext:value-type="float">
            <text:p>1543730297</text:p>
          </table:table-cell>
          <table:table-cell table:style-name="ce5" office:value-type="float" office:value="1490428321" calcext:value-type="float">
            <text:p>1490428321</text:p>
          </table:table-cell>
          <table:table-cell table:style-name="ce5" office:value-type="float" office:value="4456" calcext:value-type="float">
            <text:p>4456</text:p>
          </table:table-cell>
        </table:table-row>
        <table:table-row table:style-name="ro1">
          <table:table-cell table:style-name="ce5" office:value-type="float" office:value="7202" calcext:value-type="float">
            <text:p>7202</text:p>
          </table:table-cell>
          <table:table-cell table:style-name="ce5" office:value-type="float" office:value="43389899" calcext:value-type="float">
            <text:p>43389899</text:p>
          </table:table-cell>
          <table:table-cell table:style-name="ce5" office:value-type="float" office:value="912391639" calcext:value-type="float">
            <text:p>912391639</text:p>
          </table:table-cell>
          <table:table-cell table:style-name="ce5" office:value-type="float" office:value="559550970" calcext:value-type="float">
            <text:p>559550970</text:p>
          </table:table-cell>
          <table:table-cell table:style-name="ce5" office:value-type="float" office:value="4640" calcext:value-type="float">
            <text:p>4640</text:p>
          </table:table-cell>
        </table:table-row>
        <table:table-row table:style-name="ro1">
          <table:table-cell table:style-name="ce5" office:value-type="float" office:value="3074" calcext:value-type="float">
            <text:p>3074</text:p>
          </table:table-cell>
          <table:table-cell table:style-name="ce5" office:value-type="float" office:value="264176821" calcext:value-type="float">
            <text:p>264176821</text:p>
          </table:table-cell>
          <table:table-cell table:style-name="ce5" office:value-type="float" office:value="863635722" calcext:value-type="float">
            <text:p>863635722</text:p>
          </table:table-cell>
          <table:table-cell table:style-name="ce5" office:value-type="float" office:value="1698974836" calcext:value-type="float">
            <text:p>1698974836</text:p>
          </table:table-cell>
          <table:table-cell table:style-name="ce5" office:value-type="float" office:value="4824" calcext:value-type="float">
            <text:p>4824</text:p>
          </table:table-cell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5" office:value-type="float" office:value="1944984531" calcext:value-type="float">
            <text:p>1944984531</text:p>
          </table:table-cell>
          <table:table-cell table:style-name="ce5" office:value-type="float" office:value="56182191" calcext:value-type="float">
            <text:p>56182191</text:p>
          </table:table-cell>
          <table:table-cell table:style-name="ce5" office:value-type="float" office:value="3812164388" calcext:value-type="float">
            <text:p>3812164388</text:p>
          </table:table-cell>
          <table:table-cell table:style-name="ce5" office:value-type="float" office:value="5008" calcext:value-type="float">
            <text:p>5008</text:p>
          </table:table-cell>
        </table:table-row>
        <table:table-row table:style-name="ro1">
          <table:table-cell table:style-name="ce5" office:value-type="float" office:value="7846" calcext:value-type="float">
            <text:p>7846</text:p>
          </table:table-cell>
          <table:table-cell table:style-name="ce5" office:value-type="float" office:value="541101666" calcext:value-type="float">
            <text:p>541101666</text:p>
          </table:table-cell>
          <table:table-cell table:style-name="ce5" office:value-type="float" office:value="818321563" calcext:value-type="float">
            <text:p>818321563</text:p>
          </table:table-cell>
          <table:table-cell table:style-name="ce5" office:value-type="float" office:value="2730005087" calcext:value-type="float">
            <text:p>2730005087</text:p>
          </table:table-cell>
          <table:table-cell table:style-name="ce5" office:value-type="float" office:value="5192" calcext:value-type="float">
            <text:p>5192</text:p>
          </table:table-cell>
        </table:table-row>
        <table:table-row table:style-name="ro1">
          <table:table-cell table:style-name="ce5" office:value-type="float" office:value="4727" calcext:value-type="float">
            <text:p>4727</text:p>
          </table:table-cell>
          <table:table-cell table:style-name="ce5" office:value-type="float" office:value="301418276" calcext:value-type="float">
            <text:p>301418276</text:p>
          </table:table-cell>
          <table:table-cell table:style-name="ce5" office:value-type="float" office:value="1063398250" calcext:value-type="float">
            <text:p>1063398250</text:p>
          </table:table-cell>
          <table:table-cell table:style-name="ce5" office:value-type="float" office:value="424187409" calcext:value-type="float">
            <text:p>424187409</text:p>
          </table:table-cell>
          <table:table-cell table:style-name="ce5" office:value-type="float" office:value="5377" calcext:value-type="float">
            <text:p>5377</text:p>
          </table:table-cell>
        </table:table-row>
        <table:table-row table:style-name="ro1">
          <table:table-cell table:style-name="ce5" office:value-type="float" office:value="4802" calcext:value-type="float">
            <text:p>4802</text:p>
          </table:table-cell>
          <table:table-cell table:style-name="ce5" office:value-type="float" office:value="2042264383" calcext:value-type="float">
            <text:p>2042264383</text:p>
          </table:table-cell>
          <table:table-cell table:style-name="ce5" office:value-type="float" office:value="134040595" calcext:value-type="float">
            <text:p>134040595</text:p>
          </table:table-cell>
          <table:table-cell table:style-name="ce5" office:value-type="float" office:value="155134912" calcext:value-type="float">
            <text:p>155134912</text:p>
          </table:table-cell>
          <table:table-cell table:style-name="ce5" office:value-type="float" office:value="5562" calcext:value-type="float">
            <text:p>5562</text:p>
          </table:table-cell>
        </table:table-row>
        <table:table-row table:style-name="ro1">
          <table:table-cell table:style-name="ce5" office:value-type="float" office:value="2927" calcext:value-type="float">
            <text:p>2927</text:p>
          </table:table-cell>
          <table:table-cell table:style-name="ce5" office:value-type="float" office:value="2048114254" calcext:value-type="float">
            <text:p>2048114254</text:p>
          </table:table-cell>
          <table:table-cell table:style-name="ce5" office:value-type="float" office:value="1307093824" calcext:value-type="float">
            <text:p>1307093824</text:p>
          </table:table-cell>
          <table:table-cell table:style-name="ce5" office:value-type="float" office:value="1831935970" calcext:value-type="float">
            <text:p>1831935970</text:p>
          </table:table-cell>
          <table:table-cell table:style-name="ce5" office:value-type="float" office:value="5747" calcext:value-type="float">
            <text:p>5747</text:p>
          </table:table-cell>
        </table:table-row>
        <table:table-row table:style-name="ro1">
          <table:table-cell table:style-name="ce5" office:value-type="float" office:value="582" calcext:value-type="float">
            <text:p>582</text:p>
          </table:table-cell>
          <table:table-cell table:style-name="ce5" office:value-type="float" office:value="200887951" calcext:value-type="float">
            <text:p>200887951</text:p>
          </table:table-cell>
          <table:table-cell table:style-name="ce5" office:value-type="float" office:value="383997669" calcext:value-type="float">
            <text:p>383997669</text:p>
          </table:table-cell>
          <table:table-cell table:style-name="ce5" office:value-type="float" office:value="566479204" calcext:value-type="float">
            <text:p>566479204</text:p>
          </table:table-cell>
          <table:table-cell table:style-name="ce5" office:value-type="float" office:value="5932" calcext:value-type="float">
            <text:p>5932</text:p>
          </table:table-cell>
        </table:table-row>
        <table:table-row table:style-name="ro1">
          <table:table-cell table:style-name="ce5" office:value-type="float" office:value="702" calcext:value-type="float">
            <text:p>702</text:p>
          </table:table-cell>
          <table:table-cell table:style-name="ce5" office:value-type="float" office:value="595161869" calcext:value-type="float">
            <text:p>595161869</text:p>
          </table:table-cell>
          <table:table-cell table:style-name="ce5" office:value-type="float" office:value="792578898" calcext:value-type="float">
            <text:p>792578898</text:p>
          </table:table-cell>
          <table:table-cell table:style-name="ce5" office:value-type="float" office:value="4103050397" calcext:value-type="float">
            <text:p>4103050397</text:p>
          </table:table-cell>
          <table:table-cell table:style-name="ce5" office:value-type="float" office:value="6118" calcext:value-type="float">
            <text:p>6118</text:p>
          </table:table-cell>
        </table:table-row>
        <table:table-row table:style-name="ro1">
          <table:table-cell table:style-name="ce5" office:value-type="float" office:value="984" calcext:value-type="float">
            <text:p>984</text:p>
          </table:table-cell>
          <table:table-cell table:style-name="ce5" office:value-type="float" office:value="1757207483" calcext:value-type="float">
            <text:p>1757207483</text:p>
          </table:table-cell>
          <table:table-cell table:style-name="ce5" office:value-type="float" office:value="181042521" calcext:value-type="float">
            <text:p>181042521</text:p>
          </table:table-cell>
          <table:table-cell table:style-name="ce5" office:value-type="float" office:value="3323217669" calcext:value-type="float">
            <text:p>3323217669</text:p>
          </table:table-cell>
          <table:table-cell table:style-name="ce5" office:value-type="float" office:value="6304" calcext:value-type="float">
            <text:p>6304</text:p>
          </table:table-cell>
        </table:table-row>
        <table:table-row table:style-name="ro1"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267606788" calcext:value-type="float">
            <text:p>267606788</text:p>
          </table:table-cell>
          <table:table-cell table:style-name="ce5" office:value-type="float" office:value="1826598134" calcext:value-type="float">
            <text:p>1826598134</text:p>
          </table:table-cell>
          <table:table-cell table:style-name="ce5" office:value-type="float" office:value="3465144149" calcext:value-type="float">
            <text:p>3465144149</text:p>
          </table:table-cell>
          <table:table-cell table:style-name="ce5" office:value-type="float" office:value="6490" calcext:value-type="float">
            <text:p>6490</text:p>
          </table:table-cell>
        </table:table-row>
        <table:table-row table:style-name="ro1">
          <table:table-cell table:style-name="ce5" office:value-type="float" office:value="2116" calcext:value-type="float">
            <text:p>2116</text:p>
          </table:table-cell>
          <table:table-cell table:style-name="ce5" office:value-type="float" office:value="1674445926" calcext:value-type="float">
            <text:p>1674445926</text:p>
          </table:table-cell>
          <table:table-cell table:style-name="ce5" office:value-type="float" office:value="1557302957" calcext:value-type="float">
            <text:p>1557302957</text:p>
          </table:table-cell>
          <table:table-cell table:style-name="ce5" office:value-type="float" office:value="3959259667" calcext:value-type="float">
            <text:p>3959259667</text:p>
          </table:table-cell>
          <table:table-cell table:style-name="ce5" office:value-type="float" office:value="6676" calcext:value-type="float">
            <text:p>6676</text:p>
          </table:table-cell>
        </table:table-row>
        <table:table-row table:style-name="ro1">
          <table:table-cell table:style-name="ce5" office:value-type="float" office:value="9568" calcext:value-type="float">
            <text:p>9568</text:p>
          </table:table-cell>
          <table:table-cell table:style-name="ce5" office:value-type="float" office:value="1002216531" calcext:value-type="float">
            <text:p>1002216531</text:p>
          </table:table-cell>
          <table:table-cell table:style-name="ce5" office:value-type="float" office:value="1648375837" calcext:value-type="float">
            <text:p>1648375837</text:p>
          </table:table-cell>
          <table:table-cell table:style-name="ce5" office:value-type="float" office:value="3968256137" calcext:value-type="float">
            <text:p>3968256137</text:p>
          </table:table-cell>
          <table:table-cell table:style-name="ce5" office:value-type="float" office:value="6862" calcext:value-type="float">
            <text:p>6862</text:p>
          </table:table-cell>
        </table:table-row>
        <table:table-row table:style-name="ro1">
          <table:table-cell table:style-name="ce5" office:value-type="float" office:value="937" calcext:value-type="float">
            <text:p>937</text:p>
          </table:table-cell>
          <table:table-cell table:style-name="ce5" office:value-type="float" office:value="1750522161" calcext:value-type="float">
            <text:p>1750522161</text:p>
          </table:table-cell>
          <table:table-cell table:style-name="ce5" office:value-type="float" office:value="743260757" calcext:value-type="float">
            <text:p>743260757</text:p>
          </table:table-cell>
          <table:table-cell table:style-name="ce5" office:value-type="float" office:value="3684194487" calcext:value-type="float">
            <text:p>3684194487</text:p>
          </table:table-cell>
          <table:table-cell table:style-name="ce5" office:value-type="float" office:value="7048" calcext:value-type="float">
            <text:p>7048</text:p>
          </table:table-cell>
        </table:table-row>
        <table:table-row table:style-name="ro1">
          <table:table-cell table:style-name="ce5" office:value-type="float" office:value="5104" calcext:value-type="float">
            <text:p>5104</text:p>
          </table:table-cell>
          <table:table-cell table:style-name="ce5" office:value-type="float" office:value="1790276865" calcext:value-type="float">
            <text:p>1790276865</text:p>
          </table:table-cell>
          <table:table-cell table:style-name="ce5" office:value-type="float" office:value="571632253" calcext:value-type="float">
            <text:p>571632253</text:p>
          </table:table-cell>
          <table:table-cell table:style-name="ce5" office:value-type="float" office:value="3409471178" calcext:value-type="float">
            <text:p>3409471178</text:p>
          </table:table-cell>
          <table:table-cell table:style-name="ce5" office:value-type="float" office:value="7235" calcext:value-type="float">
            <text:p>7235</text:p>
          </table:table-cell>
        </table:table-row>
        <table:table-row table:style-name="ro1">
          <table:table-cell table:style-name="ce5" office:value-type="float" office:value="9668" calcext:value-type="float">
            <text:p>9668</text:p>
          </table:table-cell>
          <table:table-cell table:style-name="ce5" office:value-type="float" office:value="254885178" calcext:value-type="float">
            <text:p>254885178</text:p>
          </table:table-cell>
          <table:table-cell table:style-name="ce5" office:value-type="float" office:value="2044906800" calcext:value-type="float">
            <text:p>2044906800</text:p>
          </table:table-cell>
          <table:table-cell table:style-name="ce5" office:value-type="float" office:value="230233364" calcext:value-type="float">
            <text:p>230233364</text:p>
          </table:table-cell>
          <table:table-cell table:style-name="ce5" office:value-type="float" office:value="7422" calcext:value-type="float">
            <text:p>7422</text:p>
          </table:table-cell>
        </table:table-row>
        <table:table-row table:style-name="ro1">
          <table:table-cell table:style-name="ce5" office:value-type="float" office:value="551" calcext:value-type="float">
            <text:p>551</text:p>
          </table:table-cell>
          <table:table-cell table:style-name="ce5" office:value-type="float" office:value="401769903" calcext:value-type="float">
            <text:p>401769903</text:p>
          </table:table-cell>
          <table:table-cell table:style-name="ce5" office:value-type="float" office:value="2027710787" calcext:value-type="float">
            <text:p>2027710787</text:p>
          </table:table-cell>
          <table:table-cell table:style-name="ce5" office:value-type="float" office:value="301995423" calcext:value-type="float">
            <text:p>301995423</text:p>
          </table:table-cell>
          <table:table-cell table:style-name="ce5" office:value-type="float" office:value="7609" calcext:value-type="float">
            <text:p>7609</text:p>
          </table:table-cell>
        </table:table-row>
        <table:table-row table:style-name="ro1"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1225151444" calcext:value-type="float">
            <text:p>1225151444</text:p>
          </table:table-cell>
          <table:table-cell table:style-name="ce5" office:value-type="float" office:value="1954079785" calcext:value-type="float">
            <text:p>1954079785</text:p>
          </table:table-cell>
          <table:table-cell table:style-name="ce5" office:value-type="float" office:value="1439942863" calcext:value-type="float">
            <text:p>1439942863</text:p>
          </table:table-cell>
          <table:table-cell table:style-name="ce5" office:value-type="float" office:value="7796" calcext:value-type="float">
            <text:p>7796</text:p>
          </table:table-cell>
        </table:table-row>
        <table:table-row table:style-name="ro1">
          <table:table-cell table:style-name="ce5" office:value-type="float" office:value="1620" calcext:value-type="float">
            <text:p>1620</text:p>
          </table:table-cell>
          <table:table-cell table:style-name="ce5" office:value-type="float" office:value="859116241" calcext:value-type="float">
            <text:p>859116241</text:p>
          </table:table-cell>
          <table:table-cell table:style-name="ce5" office:value-type="float" office:value="454103900" calcext:value-type="float">
            <text:p>454103900</text:p>
          </table:table-cell>
          <table:table-cell table:style-name="ce5" office:value-type="float" office:value="3467312812" calcext:value-type="float">
            <text:p>3467312812</text:p>
          </table:table-cell>
          <table:table-cell table:style-name="ce5" office:value-type="float" office:value="7984" calcext:value-type="float">
            <text:p>7984</text:p>
          </table:table-cell>
        </table:table-row>
        <table:table-row table:style-name="ro1">
          <table:table-cell table:style-name="ce5" office:value-type="float" office:value="7781" calcext:value-type="float">
            <text:p>7781</text:p>
          </table:table-cell>
          <table:table-cell table:style-name="ce5" office:value-type="float" office:value="1699547999" calcext:value-type="float">
            <text:p>1699547999</text:p>
          </table:table-cell>
          <table:table-cell table:style-name="ce5" office:value-type="float" office:value="1594841580" calcext:value-type="float">
            <text:p>1594841580</text:p>
          </table:table-cell>
          <table:table-cell table:style-name="ce5" office:value-type="float" office:value="2127322321" calcext:value-type="float">
            <text:p>2127322321</text:p>
          </table:table-cell>
          <table:table-cell table:style-name="ce5" office:value-type="float" office:value="8172" calcext:value-type="float">
            <text:p>8172</text:p>
          </table:table-cell>
        </table:table-row>
        <table:table-row table:style-name="ro1">
          <table:table-cell table:style-name="ce5" office:value-type="float" office:value="436" calcext:value-type="float">
            <text:p>436</text:p>
          </table:table-cell>
          <table:table-cell table:style-name="ce5" office:value-type="float" office:value="1535721731" calcext:value-type="float">
            <text:p>1535721731</text:p>
          </table:table-cell>
          <table:table-cell table:style-name="ce5" office:value-type="float" office:value="442134380" calcext:value-type="float">
            <text:p>442134380</text:p>
          </table:table-cell>
          <table:table-cell table:style-name="ce5" office:value-type="float" office:value="2699444496" calcext:value-type="float">
            <text:p>2699444496</text:p>
          </table:table-cell>
          <table:table-cell table:style-name="ce5" office:value-type="float" office:value="8360" calcext:value-type="float">
            <text:p>8360</text:p>
          </table:table-cell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476819638" calcext:value-type="float">
            <text:p>1476819638</text:p>
          </table:table-cell>
          <table:table-cell table:style-name="ce5" office:value-type="float" office:value="961251246" calcext:value-type="float">
            <text:p>961251246</text:p>
          </table:table-cell>
          <table:table-cell table:style-name="ce5" office:value-type="float" office:value="3159447883" calcext:value-type="float">
            <text:p>3159447883</text:p>
          </table:table-cell>
          <table:table-cell table:style-name="ce5" office:value-type="float" office:value="8548" calcext:value-type="float">
            <text:p>8548</text:p>
          </table:table-cell>
        </table:table-row>
        <table:table-row table:style-name="ro1"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1632166701" calcext:value-type="float">
            <text:p>1632166701</text:p>
          </table:table-cell>
          <table:table-cell table:style-name="ce5" office:value-type="float" office:value="229405142" calcext:value-type="float">
            <text:p>229405142</text:p>
          </table:table-cell>
          <table:table-cell table:style-name="ce5" office:value-type="float" office:value="2513117967" calcext:value-type="float">
            <text:p>2513117967</text:p>
          </table:table-cell>
          <table:table-cell table:style-name="ce5" office:value-type="float" office:value="8736" calcext:value-type="float">
            <text:p>8736</text:p>
          </table:table-cell>
        </table:table-row>
        <table:table-row table:style-name="ro1">
          <table:table-cell table:style-name="ce5" office:value-type="float" office:value="3906" calcext:value-type="float">
            <text:p>3906</text:p>
          </table:table-cell>
          <table:table-cell table:style-name="ce5" office:value-type="float" office:value="1267237562" calcext:value-type="float">
            <text:p>1267237562</text:p>
          </table:table-cell>
          <table:table-cell table:style-name="ce5" office:value-type="float" office:value="1360916116" calcext:value-type="float">
            <text:p>1360916116</text:p>
          </table:table-cell>
          <table:table-cell table:style-name="ce5" office:value-type="float" office:value="516729338" calcext:value-type="float">
            <text:p>516729338</text:p>
          </table:table-cell>
          <table:table-cell table:style-name="ce5" office:value-type="float" office:value="8924" calcext:value-type="float">
            <text:p>8924</text:p>
          </table:table-cell>
        </table:table-row>
        <table:table-row table:style-name="ro1">
          <table:table-cell table:style-name="ce5" office:value-type="float" office:value="4172" calcext:value-type="float">
            <text:p>4172</text:p>
          </table:table-cell>
          <table:table-cell table:style-name="ce5" office:value-type="float" office:value="1635884540" calcext:value-type="float">
            <text:p>1635884540</text:p>
          </table:table-cell>
          <table:table-cell table:style-name="ce5" office:value-type="float" office:value="1964457741" calcext:value-type="float">
            <text:p>1964457741</text:p>
          </table:table-cell>
          <table:table-cell table:style-name="ce5" office:value-type="float" office:value="2261400049" calcext:value-type="float">
            <text:p>2261400049</text:p>
          </table:table-cell>
          <table:table-cell table:style-name="ce5" office:value-type="float" office:value="9113" calcext:value-type="float">
            <text:p>9113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966908642" calcext:value-type="float">
            <text:p>1966908642</text:p>
          </table:table-cell>
          <table:table-cell table:style-name="ce5" office:value-type="float" office:value="1977841174" calcext:value-type="float">
            <text:p>1977841174</text:p>
          </table:table-cell>
          <table:table-cell table:style-name="ce5" office:value-type="float" office:value="4142260907" calcext:value-type="float">
            <text:p>4142260907</text:p>
          </table:table-cell>
          <table:table-cell table:style-name="ce5" office:value-type="float" office:value="9302" calcext:value-type="float">
            <text:p>9302</text:p>
          </table:table-cell>
        </table:table-row>
        <table:table-row table:style-name="ro1">
          <table:table-cell table:style-name="ce5" office:value-type="float" office:value="3310" calcext:value-type="float">
            <text:p>3310</text:p>
          </table:table-cell>
          <table:table-cell table:style-name="ce5" office:value-type="float" office:value="856638497" calcext:value-type="float">
            <text:p>856638497</text:p>
          </table:table-cell>
          <table:table-cell table:style-name="ce5" office:value-type="float" office:value="1732006452" calcext:value-type="float">
            <text:p>1732006452</text:p>
          </table:table-cell>
          <table:table-cell table:style-name="ce5" office:value-type="float" office:value="2185669673" calcext:value-type="float">
            <text:p>2185669673</text:p>
          </table:table-cell>
          <table:table-cell table:style-name="ce5" office:value-type="float" office:value="9491" calcext:value-type="float">
            <text:p>9491</text:p>
          </table:table-cell>
        </table:table-row>
        <table:table-row table:style-name="ro1">
          <table:table-cell table:style-name="ce5" office:value-type="float" office:value="615" calcext:value-type="float">
            <text:p>615</text:p>
          </table:table-cell>
          <table:table-cell table:style-name="ce5" office:value-type="float" office:value="1942678205" calcext:value-type="float">
            <text:p>1942678205</text:p>
          </table:table-cell>
          <table:table-cell table:style-name="ce5" office:value-type="float" office:value="1394286390" calcext:value-type="float">
            <text:p>1394286390</text:p>
          </table:table-cell>
          <table:table-cell table:style-name="ce5" office:value-type="float" office:value="3947218945" calcext:value-type="float">
            <text:p>3947218945</text:p>
          </table:table-cell>
          <table:table-cell table:style-name="ce5" office:value-type="float" office:value="9680" calcext:value-type="float">
            <text:p>9680</text:p>
          </table:table-cell>
        </table:table-row>
        <table:table-row table:style-name="ro1">
          <table:table-cell table:style-name="ce5" office:value-type="float" office:value="6096" calcext:value-type="float">
            <text:p>6096</text:p>
          </table:table-cell>
          <table:table-cell table:style-name="ce5" office:value-type="float" office:value="1888727333" calcext:value-type="float">
            <text:p>1888727333</text:p>
          </table:table-cell>
          <table:table-cell table:style-name="ce5" office:value-type="float" office:value="1727555055" calcext:value-type="float">
            <text:p>1727555055</text:p>
          </table:table-cell>
          <table:table-cell table:style-name="ce5" office:value-type="float" office:value="1973481912" calcext:value-type="float">
            <text:p>1973481912</text:p>
          </table:table-cell>
          <table:table-cell table:style-name="ce5" office:value-type="float" office:value="9870" calcext:value-type="float">
            <text:p>9870</text:p>
          </table:table-cell>
        </table:table-row>
        <table:table-row table:style-name="ro1">
          <table:table-cell table:style-name="ce5" office:value-type="float" office:value="2598" calcext:value-type="float">
            <text:p>2598</text:p>
          </table:table-cell>
          <table:table-cell table:style-name="ce5" office:value-type="float" office:value="378026631" calcext:value-type="float">
            <text:p>378026631</text:p>
          </table:table-cell>
          <table:table-cell table:style-name="ce5" office:value-type="float" office:value="1434747584" calcext:value-type="float">
            <text:p>1434747584</text:p>
          </table:table-cell>
          <table:table-cell table:style-name="ce5" office:value-type="float" office:value="2550341750" calcext:value-type="float">
            <text:p>255034175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float" office:value="565" calcext:value-type="float">
            <text:p>565</text:p>
          </table:table-cell>
          <table:table-cell table:style-name="ce5" office:value-type="float" office:value="322637886" calcext:value-type="float">
            <text:p>322637886</text:p>
          </table:table-cell>
          <table:table-cell table:style-name="ce5" office:value-type="float" office:value="1286554975" calcext:value-type="float">
            <text:p>1286554975</text:p>
          </table:table-cell>
          <table:table-cell table:style-name="ce5" office:value-type="float" office:value="42120915" calcext:value-type="float">
            <text:p>42120915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817904137" calcext:value-type="float">
            <text:p>817904137</text:p>
          </table:table-cell>
          <table:table-cell table:style-name="ce5" office:value-type="float" office:value="656329695" calcext:value-type="float">
            <text:p>656329695</text:p>
          </table:table-cell>
          <table:table-cell table:style-name="ce5" office:value-type="float" office:value="1327305119" calcext:value-type="float">
            <text:p>1327305119</text:p>
          </table:table-cell>
          <table:table-cell table:style-name="ce5" office:value-type="float" office:value="440" calcext:value-type="float">
            <text:p>440</text:p>
          </table:table-cell>
        </table:table-row>
        <table:table-row table:style-name="ro1"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385176637" calcext:value-type="float">
            <text:p>385176637</text:p>
          </table:table-cell>
          <table:table-cell table:style-name="ce5" office:value-type="float" office:value="895610963" calcext:value-type="float">
            <text:p>895610963</text:p>
          </table:table-cell>
          <table:table-cell table:style-name="ce5" office:value-type="float" office:value="36947139" calcext:value-type="float">
            <text:p>36947139</text:p>
          </table:table-cell>
          <table:table-cell table:style-name="ce5" office:value-type="float" office:value="630" calcext:value-type="float">
            <text:p>630</text:p>
          </table:table-cell>
        </table:table-row>
        <table:table-row table:style-name="ro1">
          <table:table-cell table:style-name="ce5" office:value-type="float" office:value="921" calcext:value-type="float">
            <text:p>921</text:p>
          </table:table-cell>
          <table:table-cell table:style-name="ce5" office:value-type="float" office:value="596549065" calcext:value-type="float">
            <text:p>596549065</text:p>
          </table:table-cell>
          <table:table-cell table:style-name="ce5" office:value-type="float" office:value="820623340" calcext:value-type="float">
            <text:p>820623340</text:p>
          </table:table-cell>
          <table:table-cell table:style-name="ce5" office:value-type="float" office:value="3974598067" calcext:value-type="float">
            <text:p>3974598067</text:p>
          </table:table-cell>
          <table:table-cell table:style-name="ce5" office:value-type="float" office:value="820" calcext:value-type="float">
            <text:p>820</text:p>
          </table:table-cell>
        </table:table-row>
        <table:table-row table:style-name="ro1"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1663402795" calcext:value-type="float">
            <text:p>1663402795</text:p>
          </table:table-cell>
          <table:table-cell table:style-name="ce5" office:value-type="float" office:value="839052697" calcext:value-type="float">
            <text:p>839052697</text:p>
          </table:table-cell>
          <table:table-cell table:style-name="ce5" office:value-type="float" office:value="3285849356" calcext:value-type="float">
            <text:p>3285849356</text:p>
          </table:table-cell>
          <table:table-cell table:style-name="ce5" office:value-type="float" office:value="1011" calcext:value-type="float">
            <text:p>1011</text:p>
          </table:table-cell>
        </table:table-row>
        <table:table-row table:style-name="ro1">
          <table:table-cell table:style-name="ce5" office:value-type="float" office:value="7651" calcext:value-type="float">
            <text:p>7651</text:p>
          </table:table-cell>
          <table:table-cell table:style-name="ce5" office:value-type="float" office:value="771332537" calcext:value-type="float">
            <text:p>771332537</text:p>
          </table:table-cell>
          <table:table-cell table:style-name="ce5" office:value-type="float" office:value="34363818" calcext:value-type="float">
            <text:p>34363818</text:p>
          </table:table-cell>
          <table:table-cell table:style-name="ce5" office:value-type="float" office:value="1586664781" calcext:value-type="float">
            <text:p>1586664781</text:p>
          </table:table-cell>
          <table:table-cell table:style-name="ce5" office:value-type="float" office:value="1202" calcext:value-type="float">
            <text:p>1202</text:p>
          </table:table-cell>
        </table:table-row>
        <table:table-row table:style-name="ro1"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1886256635" calcext:value-type="float">
            <text:p>1886256635</text:p>
          </table:table-cell>
          <table:table-cell table:style-name="ce5" office:value-type="float" office:value="280689428" calcext:value-type="float">
            <text:p>280689428</text:p>
          </table:table-cell>
          <table:table-cell table:style-name="ce5" office:value-type="float" office:value="4228215505" calcext:value-type="float">
            <text:p>4228215505</text:p>
          </table:table-cell>
          <table:table-cell table:style-name="ce5" office:value-type="float" office:value="1393" calcext:value-type="float">
            <text:p>1393</text:p>
          </table:table-cell>
        </table:table-row>
        <table:table-row table:style-name="ro1"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683869430" calcext:value-type="float">
            <text:p>683869430</text:p>
          </table:table-cell>
          <table:table-cell table:style-name="ce5" office:value-type="float" office:value="2128846935" calcext:value-type="float">
            <text:p>2128846935</text:p>
          </table:table-cell>
          <table:table-cell table:style-name="ce5" office:value-type="float" office:value="742216048" calcext:value-type="float">
            <text:p>742216048</text:p>
          </table:table-cell>
          <table:table-cell table:style-name="ce5" office:value-type="float" office:value="1584" calcext:value-type="float">
            <text:p>1584</text:p>
          </table:table-cell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5" office:value-type="float" office:value="924067111" calcext:value-type="float">
            <text:p>924067111</text:p>
          </table:table-cell>
          <table:table-cell table:style-name="ce5" office:value-type="float" office:value="817841528" calcext:value-type="float">
            <text:p>817841528</text:p>
          </table:table-cell>
          <table:table-cell table:style-name="ce5" office:value-type="float" office:value="3070840438" calcext:value-type="float">
            <text:p>3070840438</text:p>
          </table:table-cell>
          <table:table-cell table:style-name="ce5" office:value-type="float" office:value="1776" calcext:value-type="float">
            <text:p>1776</text:p>
          </table:table-cell>
        </table:table-row>
        <table:table-row table:style-name="ro1">
          <table:table-cell table:style-name="ce5" office:value-type="float" office:value="5283" calcext:value-type="float">
            <text:p>5283</text:p>
          </table:table-cell>
          <table:table-cell table:style-name="ce5" office:value-type="float" office:value="1772686851" calcext:value-type="float">
            <text:p>1772686851</text:p>
          </table:table-cell>
          <table:table-cell table:style-name="ce5" office:value-type="float" office:value="1033495857" calcext:value-type="float">
            <text:p>1033495857</text:p>
          </table:table-cell>
          <table:table-cell table:style-name="ce5" office:value-type="float" office:value="261245388" calcext:value-type="float">
            <text:p>261245388</text:p>
          </table:table-cell>
          <table:table-cell table:style-name="ce5" office:value-type="float" office:value="1968" calcext:value-type="float">
            <text:p>1968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252260712" calcext:value-type="float">
            <text:p>252260712</text:p>
          </table:table-cell>
          <table:table-cell table:style-name="ce5" office:value-type="float" office:value="1282029783" calcext:value-type="float">
            <text:p>1282029783</text:p>
          </table:table-cell>
          <table:table-cell table:style-name="ce5" office:value-type="float" office:value="1655547782" calcext:value-type="float">
            <text:p>1655547782</text:p>
          </table:table-cell>
          <table:table-cell table:style-name="ce5" office:value-type="float" office:value="2160" calcext:value-type="float">
            <text:p>2160</text:p>
          </table:table-cell>
        </table:table-row>
        <table:table-row table:style-name="ro1">
          <table:table-cell table:style-name="ce5" office:value-type="float" office:value="582" calcext:value-type="float">
            <text:p>582</text:p>
          </table:table-cell>
          <table:table-cell table:style-name="ce5" office:value-type="float" office:value="743008207" calcext:value-type="float">
            <text:p>743008207</text:p>
          </table:table-cell>
          <table:table-cell table:style-name="ce5" office:value-type="float" office:value="335724585" calcext:value-type="float">
            <text:p>335724585</text:p>
          </table:table-cell>
          <table:table-cell table:style-name="ce5" office:value-type="float" office:value="3690609471" calcext:value-type="float">
            <text:p>3690609471</text:p>
          </table:table-cell>
          <table:table-cell table:style-name="ce5" office:value-type="float" office:value="2352" calcext:value-type="float">
            <text:p>2352</text:p>
          </table:table-cell>
        </table:table-row>
        <table:table-row table:style-name="ro1">
          <table:table-cell table:style-name="ce5" office:value-type="float" office:value="8059" calcext:value-type="float">
            <text:p>8059</text:p>
          </table:table-cell>
          <table:table-cell table:style-name="ce5" office:value-type="float" office:value="620957772" calcext:value-type="float">
            <text:p>620957772</text:p>
          </table:table-cell>
          <table:table-cell table:style-name="ce5" office:value-type="float" office:value="2104434823" calcext:value-type="float">
            <text:p>2104434823</text:p>
          </table:table-cell>
          <table:table-cell table:style-name="ce5" office:value-type="float" office:value="1223307479" calcext:value-type="float">
            <text:p>1223307479</text:p>
          </table:table-cell>
          <table:table-cell table:style-name="ce5" office:value-type="float" office:value="2544" calcext:value-type="float">
            <text:p>2544</text:p>
          </table:table-cell>
        </table:table-row>
        <table:table-row table:style-name="ro1">
          <table:table-cell table:style-name="ce5" office:value-type="float" office:value="9182" calcext:value-type="float">
            <text:p>9182</text:p>
          </table:table-cell>
          <table:table-cell table:style-name="ce5" office:value-type="float" office:value="357941815" calcext:value-type="float">
            <text:p>357941815</text:p>
          </table:table-cell>
          <table:table-cell table:style-name="ce5" office:value-type="float" office:value="451487122" calcext:value-type="float">
            <text:p>451487122</text:p>
          </table:table-cell>
          <table:table-cell table:style-name="ce5" office:value-type="float" office:value="38228637" calcext:value-type="float">
            <text:p>38228637</text:p>
          </table:table-cell>
          <table:table-cell table:style-name="ce5" office:value-type="float" office:value="2736" calcext:value-type="float">
            <text:p>2736</text:p>
          </table:table-cell>
        </table:table-row>
        <table:table-row table:style-name="ro1">
          <table:table-cell table:style-name="ce5" office:value-type="float" office:value="9376" calcext:value-type="float">
            <text:p>9376</text:p>
          </table:table-cell>
          <table:table-cell table:style-name="ce5" office:value-type="float" office:value="747636938" calcext:value-type="float">
            <text:p>747636938</text:p>
          </table:table-cell>
          <table:table-cell table:style-name="ce5" office:value-type="float" office:value="953485457" calcext:value-type="float">
            <text:p>953485457</text:p>
          </table:table-cell>
          <table:table-cell table:style-name="ce5" office:value-type="float" office:value="451744492" calcext:value-type="float">
            <text:p>451744492</text:p>
          </table:table-cell>
          <table:table-cell table:style-name="ce5" office:value-type="float" office:value="2929" calcext:value-type="float">
            <text:p>2929</text:p>
          </table:table-cell>
        </table:table-row>
        <table:table-row table:style-name="ro1">
          <table:table-cell table:style-name="ce5" office:value-type="float" office:value="1769" calcext:value-type="float">
            <text:p>1769</text:p>
          </table:table-cell>
          <table:table-cell table:style-name="ce5" office:value-type="float" office:value="1928408801" calcext:value-type="float">
            <text:p>1928408801</text:p>
          </table:table-cell>
          <table:table-cell table:style-name="ce5" office:value-type="float" office:value="2144934970" calcext:value-type="float">
            <text:p>2144934970</text:p>
          </table:table-cell>
          <table:table-cell table:style-name="ce5" office:value-type="float" office:value="261279668" calcext:value-type="float">
            <text:p>261279668</text:p>
          </table:table-cell>
          <table:table-cell table:style-name="ce5" office:value-type="float" office:value="3122" calcext:value-type="float">
            <text:p>3122</text:p>
          </table:table-cell>
        </table:table-row>
        <table:table-row table:style-name="ro1">
          <table:table-cell table:style-name="ce5" office:value-type="float" office:value="3220" calcext:value-type="float">
            <text:p>3220</text:p>
          </table:table-cell>
          <table:table-cell table:style-name="ce5" office:value-type="float" office:value="1340360439" calcext:value-type="float">
            <text:p>1340360439</text:p>
          </table:table-cell>
          <table:table-cell table:style-name="ce5" office:value-type="float" office:value="1833928451" calcext:value-type="float">
            <text:p>1833928451</text:p>
          </table:table-cell>
          <table:table-cell table:style-name="ce5" office:value-type="float" office:value="2480992410" calcext:value-type="float">
            <text:p>2480992410</text:p>
          </table:table-cell>
          <table:table-cell table:style-name="ce5" office:value-type="float" office:value="3315" calcext:value-type="float">
            <text:p>3315</text:p>
          </table:table-cell>
        </table:table-row>
        <table:table-row table:style-name="ro1">
          <table:table-cell table:style-name="ce5" office:value-type="float" office:value="1254" calcext:value-type="float">
            <text:p>1254</text:p>
          </table:table-cell>
          <table:table-cell table:style-name="ce5" office:value-type="float" office:value="46681433" calcext:value-type="float">
            <text:p>46681433</text:p>
          </table:table-cell>
          <table:table-cell table:style-name="ce5" office:value-type="float" office:value="107694781" calcext:value-type="float">
            <text:p>107694781</text:p>
          </table:table-cell>
          <table:table-cell table:style-name="ce5" office:value-type="float" office:value="975393930" calcext:value-type="float">
            <text:p>975393930</text:p>
          </table:table-cell>
          <table:table-cell table:style-name="ce5" office:value-type="float" office:value="3508" calcext:value-type="float">
            <text:p>3508</text:p>
          </table:table-cell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815807911" calcext:value-type="float">
            <text:p>815807911</text:p>
          </table:table-cell>
          <table:table-cell table:style-name="ce5" office:value-type="float" office:value="1773184042" calcext:value-type="float">
            <text:p>1773184042</text:p>
          </table:table-cell>
          <table:table-cell table:style-name="ce5" office:value-type="float" office:value="3422294509" calcext:value-type="float">
            <text:p>3422294509</text:p>
          </table:table-cell>
          <table:table-cell table:style-name="ce5" office:value-type="float" office:value="3702" calcext:value-type="float">
            <text:p>3702</text:p>
          </table:table-cell>
        </table:table-row>
        <table:table-row table:style-name="ro1">
          <table:table-cell table:style-name="ce5" office:value-type="float" office:value="3904" calcext:value-type="float">
            <text:p>3904</text:p>
          </table:table-cell>
          <table:table-cell table:style-name="ce5" office:value-type="float" office:value="1063454931" calcext:value-type="float">
            <text:p>1063454931</text:p>
          </table:table-cell>
          <table:table-cell table:style-name="ce5" office:value-type="float" office:value="1629817719" calcext:value-type="float">
            <text:p>1629817719</text:p>
          </table:table-cell>
          <table:table-cell table:style-name="ce5" office:value-type="float" office:value="1876059368" calcext:value-type="float">
            <text:p>1876059368</text:p>
          </table:table-cell>
          <table:table-cell table:style-name="ce5" office:value-type="float" office:value="3896" calcext:value-type="float">
            <text:p>3896</text:p>
          </table:table-cell>
        </table:table-row>
        <table:table-row table:style-name="ro1"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1528073226" calcext:value-type="float">
            <text:p>1528073226</text:p>
          </table:table-cell>
          <table:table-cell table:style-name="ce5" office:value-type="float" office:value="1707048266" calcext:value-type="float">
            <text:p>1707048266</text:p>
          </table:table-cell>
          <table:table-cell table:style-name="ce5" office:value-type="float" office:value="3097286987" calcext:value-type="float">
            <text:p>3097286987</text:p>
          </table:table-cell>
          <table:table-cell table:style-name="ce5" office:value-type="float" office:value="4090" calcext:value-type="float">
            <text:p>4090</text:p>
          </table:table-cell>
        </table:table-row>
        <table:table-row table:style-name="ro1">
          <table:table-cell table:style-name="ce5" office:value-type="float" office:value="2752" calcext:value-type="float">
            <text:p>2752</text:p>
          </table:table-cell>
          <table:table-cell table:style-name="ce5" office:value-type="float" office:value="2047499894" calcext:value-type="float">
            <text:p>2047499894</text:p>
          </table:table-cell>
          <table:table-cell table:style-name="ce5" office:value-type="float" office:value="1155188556" calcext:value-type="float">
            <text:p>1155188556</text:p>
          </table:table-cell>
          <table:table-cell table:style-name="ce5" office:value-type="float" office:value="1003215387" calcext:value-type="float">
            <text:p>1003215387</text:p>
          </table:table-cell>
          <table:table-cell table:style-name="ce5" office:value-type="float" office:value="4284" calcext:value-type="float">
            <text:p>4284</text:p>
          </table:table-cell>
        </table:table-row>
        <table:table-row table:style-name="ro1">
          <table:table-cell table:style-name="ce5" office:value-type="float" office:value="3922" calcext:value-type="float">
            <text:p>3922</text:p>
          </table:table-cell>
          <table:table-cell table:style-name="ce5" office:value-type="float" office:value="1963051620" calcext:value-type="float">
            <text:p>1963051620</text:p>
          </table:table-cell>
          <table:table-cell table:style-name="ce5" office:value-type="float" office:value="1741645549" calcext:value-type="float">
            <text:p>1741645549</text:p>
          </table:table-cell>
          <table:table-cell table:style-name="ce5" office:value-type="float" office:value="467003098" calcext:value-type="float">
            <text:p>467003098</text:p>
          </table:table-cell>
          <table:table-cell table:style-name="ce5" office:value-type="float" office:value="4478" calcext:value-type="float">
            <text:p>4478</text:p>
          </table:table-cell>
        </table:table-row>
        <table:table-row table:style-name="ro1">
          <table:table-cell table:style-name="ce5" office:value-type="float" office:value="7123" calcext:value-type="float">
            <text:p>7123</text:p>
          </table:table-cell>
          <table:table-cell table:style-name="ce5" office:value-type="float" office:value="155895130" calcext:value-type="float">
            <text:p>155895130</text:p>
          </table:table-cell>
          <table:table-cell table:style-name="ce5" office:value-type="float" office:value="752286213" calcext:value-type="float">
            <text:p>752286213</text:p>
          </table:table-cell>
          <table:table-cell table:style-name="ce5" office:value-type="float" office:value="367677177" calcext:value-type="float">
            <text:p>367677177</text:p>
          </table:table-cell>
          <table:table-cell table:style-name="ce5" office:value-type="float" office:value="4672" calcext:value-type="float">
            <text:p>4672</text:p>
          </table:table-cell>
        </table:table-row>
        <table:table-row table:style-name="ro1">
          <table:table-cell table:style-name="ce5" office:value-type="float" office:value="3809" calcext:value-type="float">
            <text:p>3809</text:p>
          </table:table-cell>
          <table:table-cell table:style-name="ce5" office:value-type="float" office:value="1804407381" calcext:value-type="float">
            <text:p>1804407381</text:p>
          </table:table-cell>
          <table:table-cell table:style-name="ce5" office:value-type="float" office:value="1341475034" calcext:value-type="float">
            <text:p>1341475034</text:p>
          </table:table-cell>
          <table:table-cell table:style-name="ce5" office:value-type="float" office:value="4279143967" calcext:value-type="float">
            <text:p>4279143967</text:p>
          </table:table-cell>
          <table:table-cell table:style-name="ce5" office:value-type="float" office:value="4867" calcext:value-type="float">
            <text:p>4867</text:p>
          </table:table-cell>
        </table:table-row>
        <table:table-row table:style-name="ro1">
          <table:table-cell table:style-name="ce5" office:value-type="float" office:value="5100" calcext:value-type="float">
            <text:p>5100</text:p>
          </table:table-cell>
          <table:table-cell table:style-name="ce5" office:value-type="float" office:value="1161442028" calcext:value-type="float">
            <text:p>1161442028</text:p>
          </table:table-cell>
          <table:table-cell table:style-name="ce5" office:value-type="float" office:value="2141760007" calcext:value-type="float">
            <text:p>2141760007</text:p>
          </table:table-cell>
          <table:table-cell table:style-name="ce5" office:value-type="float" office:value="1621084194" calcext:value-type="float">
            <text:p>1621084194</text:p>
          </table:table-cell>
          <table:table-cell table:style-name="ce5" office:value-type="float" office:value="5062" calcext:value-type="float">
            <text:p>5062</text:p>
          </table:table-cell>
        </table:table-row>
        <table:table-row table:style-name="ro1"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127704754" calcext:value-type="float">
            <text:p>127704754</text:p>
          </table:table-cell>
          <table:table-cell table:style-name="ce5" office:value-type="float" office:value="1512846172" calcext:value-type="float">
            <text:p>1512846172</text:p>
          </table:table-cell>
          <table:table-cell table:style-name="ce5" office:value-type="float" office:value="3615654375" calcext:value-type="float">
            <text:p>3615654375</text:p>
          </table:table-cell>
          <table:table-cell table:style-name="ce5" office:value-type="float" office:value="5257" calcext:value-type="float">
            <text:p>5257</text:p>
          </table:table-cell>
        </table:table-row>
        <table:table-row table:style-name="ro1">
          <table:table-cell table:style-name="ce5" office:value-type="float" office:value="2744" calcext:value-type="float">
            <text:p>2744</text:p>
          </table:table-cell>
          <table:table-cell table:style-name="ce5" office:value-type="float" office:value="1443169764" calcext:value-type="float">
            <text:p>1443169764</text:p>
          </table:table-cell>
          <table:table-cell table:style-name="ce5" office:value-type="float" office:value="515654357" calcext:value-type="float">
            <text:p>515654357</text:p>
          </table:table-cell>
          <table:table-cell table:style-name="ce5" office:value-type="float" office:value="596253831" calcext:value-type="float">
            <text:p>596253831</text:p>
          </table:table-cell>
          <table:table-cell table:style-name="ce5" office:value-type="float" office:value="5452" calcext:value-type="float">
            <text:p>5452</text:p>
          </table:table-cell>
        </table:table-row>
        <table:table-row table:style-name="ro1">
          <table:table-cell table:style-name="ce5" office:value-type="float" office:value="4169" calcext:value-type="float">
            <text:p>4169</text:p>
          </table:table-cell>
          <table:table-cell table:style-name="ce5" office:value-type="float" office:value="1308476125" calcext:value-type="float">
            <text:p>1308476125</text:p>
          </table:table-cell>
          <table:table-cell table:style-name="ce5" office:value-type="float" office:value="1143100626" calcext:value-type="float">
            <text:p>1143100626</text:p>
          </table:table-cell>
          <table:table-cell table:style-name="ce5" office:value-type="float" office:value="3669351018" calcext:value-type="float">
            <text:p>3669351018</text:p>
          </table:table-cell>
          <table:table-cell table:style-name="ce5" office:value-type="float" office:value="5648" calcext:value-type="float">
            <text:p>5648</text:p>
          </table:table-cell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style-name="ce5" office:value-type="float" office:value="1720773488" calcext:value-type="float">
            <text:p>1720773488</text:p>
          </table:table-cell>
          <table:table-cell table:style-name="ce5" office:value-type="float" office:value="1307832233" calcext:value-type="float">
            <text:p>1307832233</text:p>
          </table:table-cell>
          <table:table-cell table:style-name="ce5" office:value-type="float" office:value="3569803824" calcext:value-type="float">
            <text:p>3569803824</text:p>
          </table:table-cell>
          <table:table-cell table:style-name="ce5" office:value-type="float" office:value="5844" calcext:value-type="float">
            <text:p>5844</text:p>
          </table:table-cell>
        </table:table-row>
        <table:table-row table:style-name="ro1"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1998650890" calcext:value-type="float">
            <text:p>1998650890</text:p>
          </table:table-cell>
          <table:table-cell table:style-name="ce5" office:value-type="float" office:value="383228162" calcext:value-type="float">
            <text:p>383228162</text:p>
          </table:table-cell>
          <table:table-cell table:style-name="ce5" office:value-type="float" office:value="1923144108" calcext:value-type="float">
            <text:p>1923144108</text:p>
          </table:table-cell>
          <table:table-cell table:style-name="ce5" office:value-type="float" office:value="6040" calcext:value-type="float">
            <text:p>6040</text:p>
          </table:table-cell>
        </table:table-row>
        <table:table-row table:style-name="ro1">
          <table:table-cell table:style-name="ce5" office:value-type="float" office:value="506" calcext:value-type="float">
            <text:p>506</text:p>
          </table:table-cell>
          <table:table-cell table:style-name="ce5" office:value-type="float" office:value="1076763075" calcext:value-type="float">
            <text:p>1076763075</text:p>
          </table:table-cell>
          <table:table-cell table:style-name="ce5" office:value-type="float" office:value="1566429365" calcext:value-type="float">
            <text:p>1566429365</text:p>
          </table:table-cell>
          <table:table-cell table:style-name="ce5" office:value-type="float" office:value="2853364537" calcext:value-type="float">
            <text:p>2853364537</text:p>
          </table:table-cell>
          <table:table-cell table:style-name="ce5" office:value-type="float" office:value="6236" calcext:value-type="float">
            <text:p>6236</text:p>
          </table:table-cell>
        </table:table-row>
        <table:table-row table:style-name="ro1">
          <table:table-cell table:style-name="ce5" office:value-type="float" office:value="627" calcext:value-type="float">
            <text:p>627</text:p>
          </table:table-cell>
          <table:table-cell table:style-name="ce5" office:value-type="float" office:value="1122262750" calcext:value-type="float">
            <text:p>1122262750</text:p>
          </table:table-cell>
          <table:table-cell table:style-name="ce5" office:value-type="float" office:value="270301442" calcext:value-type="float">
            <text:p>270301442</text:p>
          </table:table-cell>
          <table:table-cell table:style-name="ce5" office:value-type="float" office:value="1873351206" calcext:value-type="float">
            <text:p>1873351206</text:p>
          </table:table-cell>
          <table:table-cell table:style-name="ce5" office:value-type="float" office:value="6432" calcext:value-type="float">
            <text:p>6432</text:p>
          </table:table-cell>
        </table:table-row>
        <table:table-row table:style-name="ro1">
          <table:table-cell table:style-name="ce5" office:value-type="float" office:value="4089" calcext:value-type="float">
            <text:p>4089</text:p>
          </table:table-cell>
          <table:table-cell table:style-name="ce5" office:value-type="float" office:value="1288711000" calcext:value-type="float">
            <text:p>1288711000</text:p>
          </table:table-cell>
          <table:table-cell table:style-name="ce5" office:value-type="float" office:value="368839245" calcext:value-type="float">
            <text:p>368839245</text:p>
          </table:table-cell>
          <table:table-cell table:style-name="ce5" office:value-type="float" office:value="2700959517" calcext:value-type="float">
            <text:p>2700959517</text:p>
          </table:table-cell>
          <table:table-cell table:style-name="ce5" office:value-type="float" office:value="6628" calcext:value-type="float">
            <text:p>6628</text:p>
          </table:table-cell>
        </table:table-row>
        <table:table-row table:style-name="ro1">
          <table:table-cell table:style-name="ce5" office:value-type="float" office:value="6974" calcext:value-type="float">
            <text:p>6974</text:p>
          </table:table-cell>
          <table:table-cell table:style-name="ce5" office:value-type="float" office:value="2102524863" calcext:value-type="float">
            <text:p>2102524863</text:p>
          </table:table-cell>
          <table:table-cell table:style-name="ce5" office:value-type="float" office:value="1225687795" calcext:value-type="float">
            <text:p>1225687795</text:p>
          </table:table-cell>
          <table:table-cell table:style-name="ce5" office:value-type="float" office:value="2947797926" calcext:value-type="float">
            <text:p>2947797926</text:p>
          </table:table-cell>
          <table:table-cell table:style-name="ce5" office:value-type="float" office:value="6825" calcext:value-type="float">
            <text:p>6825</text:p>
          </table:table-cell>
        </table:table-row>
        <table:table-row table:style-name="ro1">
          <table:table-cell table:style-name="ce5" office:value-type="float" office:value="1473" calcext:value-type="float">
            <text:p>1473</text:p>
          </table:table-cell>
          <table:table-cell table:style-name="ce5" office:value-type="float" office:value="1460620333" calcext:value-type="float">
            <text:p>1460620333</text:p>
          </table:table-cell>
          <table:table-cell table:style-name="ce5" office:value-type="float" office:value="1164104839" calcext:value-type="float">
            <text:p>1164104839</text:p>
          </table:table-cell>
          <table:table-cell table:style-name="ce5" office:value-type="float" office:value="3812072502" calcext:value-type="float">
            <text:p>3812072502</text:p>
          </table:table-cell>
          <table:table-cell table:style-name="ce5" office:value-type="float" office:value="7022" calcext:value-type="float">
            <text:p>7022</text:p>
          </table:table-cell>
        </table:table-row>
        <table:table-row table:style-name="ro1"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1397380407" calcext:value-type="float">
            <text:p>1397380407</text:p>
          </table:table-cell>
          <table:table-cell table:style-name="ce5" office:value-type="float" office:value="102012447" calcext:value-type="float">
            <text:p>102012447</text:p>
          </table:table-cell>
          <table:table-cell table:style-name="ce5" office:value-type="float" office:value="3220701810" calcext:value-type="float">
            <text:p>3220701810</text:p>
          </table:table-cell>
          <table:table-cell table:style-name="ce5" office:value-type="float" office:value="7219" calcext:value-type="float">
            <text:p>7219</text:p>
          </table:table-cell>
        </table:table-row>
        <table:table-row table:style-name="ro1">
          <table:table-cell table:style-name="ce5" office:value-type="float" office:value="6810" calcext:value-type="float">
            <text:p>6810</text:p>
          </table:table-cell>
          <table:table-cell table:style-name="ce5" office:value-type="float" office:value="1913322430" calcext:value-type="float">
            <text:p>1913322430</text:p>
          </table:table-cell>
          <table:table-cell table:style-name="ce5" office:value-type="float" office:value="2042478694" calcext:value-type="float">
            <text:p>2042478694</text:p>
          </table:table-cell>
          <table:table-cell table:style-name="ce5" office:value-type="float" office:value="1435340164" calcext:value-type="float">
            <text:p>1435340164</text:p>
          </table:table-cell>
          <table:table-cell table:style-name="ce5" office:value-type="float" office:value="7416" calcext:value-type="float">
            <text:p>7416</text:p>
          </table:table-cell>
        </table:table-row>
        <table:table-row table:style-name="ro1">
          <table:table-cell table:style-name="ce5" office:value-type="float" office:value="9903" calcext:value-type="float">
            <text:p>9903</text:p>
          </table:table-cell>
          <table:table-cell table:style-name="ce5" office:value-type="float" office:value="394211528" calcext:value-type="float">
            <text:p>394211528</text:p>
          </table:table-cell>
          <table:table-cell table:style-name="ce5" office:value-type="float" office:value="1856172192" calcext:value-type="float">
            <text:p>1856172192</text:p>
          </table:table-cell>
          <table:table-cell table:style-name="ce5" office:value-type="float" office:value="821279923" calcext:value-type="float">
            <text:p>821279923</text:p>
          </table:table-cell>
          <table:table-cell table:style-name="ce5" office:value-type="float" office:value="7614" calcext:value-type="float">
            <text:p>7614</text:p>
          </table:table-cell>
        </table:table-row>
        <table:table-row table:style-name="ro1"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1388434586" calcext:value-type="float">
            <text:p>1388434586</text:p>
          </table:table-cell>
          <table:table-cell table:style-name="ce5" office:value-type="float" office:value="1397721617" calcext:value-type="float">
            <text:p>1397721617</text:p>
          </table:table-cell>
          <table:table-cell table:style-name="ce5" office:value-type="float" office:value="4120678573" calcext:value-type="float">
            <text:p>4120678573</text:p>
          </table:table-cell>
          <table:table-cell table:style-name="ce5" office:value-type="float" office:value="7812" calcext:value-type="float">
            <text:p>7812</text:p>
          </table:table-cell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790214664" calcext:value-type="float">
            <text:p>1790214664</text:p>
          </table:table-cell>
          <table:table-cell table:style-name="ce5" office:value-type="float" office:value="553270082" calcext:value-type="float">
            <text:p>553270082</text:p>
          </table:table-cell>
          <table:table-cell table:style-name="ce5" office:value-type="float" office:value="994865681" calcext:value-type="float">
            <text:p>994865681</text:p>
          </table:table-cell>
          <table:table-cell table:style-name="ce5" office:value-type="float" office:value="8010" calcext:value-type="float">
            <text:p>8010</text:p>
          </table:table-cell>
        </table:table-row>
        <table:table-row table:style-name="ro1">
          <table:table-cell table:style-name="ce5" office:value-type="float" office:value="2811" calcext:value-type="float">
            <text:p>2811</text:p>
          </table:table-cell>
          <table:table-cell table:style-name="ce5" office:value-type="float" office:value="543700348" calcext:value-type="float">
            <text:p>543700348</text:p>
          </table:table-cell>
          <table:table-cell table:style-name="ce5" office:value-type="float" office:value="1880062291" calcext:value-type="float">
            <text:p>1880062291</text:p>
          </table:table-cell>
          <table:table-cell table:style-name="ce5" office:value-type="float" office:value="1747552324" calcext:value-type="float">
            <text:p>1747552324</text:p>
          </table:table-cell>
          <table:table-cell table:style-name="ce5" office:value-type="float" office:value="8208" calcext:value-type="float">
            <text:p>8208</text:p>
          </table:table-cell>
        </table:table-row>
        <table:table-row table:style-name="ro1"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1402331226" calcext:value-type="float">
            <text:p>1402331226</text:p>
          </table:table-cell>
          <table:table-cell table:style-name="ce5" office:value-type="float" office:value="1534952104" calcext:value-type="float">
            <text:p>1534952104</text:p>
          </table:table-cell>
          <table:table-cell table:style-name="ce5" office:value-type="float" office:value="665211290" calcext:value-type="float">
            <text:p>665211290</text:p>
          </table:table-cell>
          <table:table-cell table:style-name="ce5" office:value-type="float" office:value="8406" calcext:value-type="float">
            <text:p>8406</text:p>
          </table:table-cell>
        </table:table-row>
        <table:table-row table:style-name="ro1">
          <table:table-cell table:style-name="ce5" office:value-type="float" office:value="6144" calcext:value-type="float">
            <text:p>6144</text:p>
          </table:table-cell>
          <table:table-cell table:style-name="ce5" office:value-type="float" office:value="630732773" calcext:value-type="float">
            <text:p>630732773</text:p>
          </table:table-cell>
          <table:table-cell table:style-name="ce5" office:value-type="float" office:value="1034470079" calcext:value-type="float">
            <text:p>1034470079</text:p>
          </table:table-cell>
          <table:table-cell table:style-name="ce5" office:value-type="float" office:value="2152191565" calcext:value-type="float">
            <text:p>2152191565</text:p>
          </table:table-cell>
          <table:table-cell table:style-name="ce5" office:value-type="float" office:value="8604" calcext:value-type="float">
            <text:p>8604</text:p>
          </table:table-cell>
        </table:table-row>
        <table:table-row table:style-name="ro1">
          <table:table-cell table:style-name="ce5" office:value-type="float" office:value="4464" calcext:value-type="float">
            <text:p>4464</text:p>
          </table:table-cell>
          <table:table-cell table:style-name="ce5" office:value-type="float" office:value="1149110083" calcext:value-type="float">
            <text:p>1149110083</text:p>
          </table:table-cell>
          <table:table-cell table:style-name="ce5" office:value-type="float" office:value="78010493" calcext:value-type="float">
            <text:p>78010493</text:p>
          </table:table-cell>
          <table:table-cell table:style-name="ce5" office:value-type="float" office:value="82457063" calcext:value-type="float">
            <text:p>82457063</text:p>
          </table:table-cell>
          <table:table-cell table:style-name="ce5" office:value-type="float" office:value="8803" calcext:value-type="float">
            <text:p>8803</text:p>
          </table:table-cell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542956840" calcext:value-type="float">
            <text:p>542956840</text:p>
          </table:table-cell>
          <table:table-cell table:style-name="ce5" office:value-type="float" office:value="845550160" calcext:value-type="float">
            <text:p>845550160</text:p>
          </table:table-cell>
          <table:table-cell table:style-name="ce5" office:value-type="float" office:value="446102272" calcext:value-type="float">
            <text:p>446102272</text:p>
          </table:table-cell>
          <table:table-cell table:style-name="ce5" office:value-type="float" office:value="9002" calcext:value-type="float">
            <text:p>9002</text:p>
          </table:table-cell>
        </table:table-row>
        <table:table-row table:style-name="ro1">
          <table:table-cell table:style-name="ce5" office:value-type="float" office:value="2984" calcext:value-type="float">
            <text:p>2984</text:p>
          </table:table-cell>
          <table:table-cell table:style-name="ce5" office:value-type="float" office:value="1172500211" calcext:value-type="float">
            <text:p>1172500211</text:p>
          </table:table-cell>
          <table:table-cell table:style-name="ce5" office:value-type="float" office:value="919764514" calcext:value-type="float">
            <text:p>919764514</text:p>
          </table:table-cell>
          <table:table-cell table:style-name="ce5" office:value-type="float" office:value="1446991745" calcext:value-type="float">
            <text:p>1446991745</text:p>
          </table:table-cell>
          <table:table-cell table:style-name="ce5" office:value-type="float" office:value="9201" calcext:value-type="float">
            <text:p>9201</text:p>
          </table:table-cell>
        </table:table-row>
        <table:table-row table:style-name="ro1">
          <table:table-cell table:style-name="ce5" office:value-type="float" office:value="2990" calcext:value-type="float">
            <text:p>2990</text:p>
          </table:table-cell>
          <table:table-cell table:style-name="ce5" office:value-type="float" office:value="923884677" calcext:value-type="float">
            <text:p>923884677</text:p>
          </table:table-cell>
          <table:table-cell table:style-name="ce5" office:value-type="float" office:value="63355035" calcext:value-type="float">
            <text:p>63355035</text:p>
          </table:table-cell>
          <table:table-cell table:style-name="ce5" office:value-type="float" office:value="4025801677" calcext:value-type="float">
            <text:p>4025801677</text:p>
          </table:table-cell>
          <table:table-cell table:style-name="ce5" office:value-type="float" office:value="9400" calcext:value-type="float">
            <text:p>9400</text:p>
          </table:table-cell>
        </table:table-row>
        <table:table-row table:style-name="ro1">
          <table:table-cell table:style-name="ce5" office:value-type="float" office:value="6726" calcext:value-type="float">
            <text:p>6726</text:p>
          </table:table-cell>
          <table:table-cell table:style-name="ce5" office:value-type="float" office:value="77104148" calcext:value-type="float">
            <text:p>77104148</text:p>
          </table:table-cell>
          <table:table-cell table:style-name="ce5" office:value-type="float" office:value="819127129" calcext:value-type="float">
            <text:p>819127129</text:p>
          </table:table-cell>
          <table:table-cell table:style-name="ce5" office:value-type="float" office:value="3866148224" calcext:value-type="float">
            <text:p>3866148224</text:p>
          </table:table-cell>
          <table:table-cell table:style-name="ce5" office:value-type="float" office:value="9600" calcext:value-type="float">
            <text:p>9600</text:p>
          </table:table-cell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4:12:53.741799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6T14:40:18.793061188</dc:date>
    <meta:editing-duration>PT15M20S</meta:editing-duration>
    <meta:editing-cycles>2</meta:editing-cycles>
    <meta:generator>LibreOffice/6.4.7.2$Linux_X86_64 LibreOffice_project/40$Build-2</meta:generator>
    <meta:document-statistic meta:table-count="1" meta:cell-count="500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92cm" svg:height="17.158cm" xlink:href=".." xlink:type="simple" chart:class="chart:bar" chart:style-name="ch1">
        <chart:title svg:x="13.474cm" svg:y="1.02cm" chart:style-name="ch2">
          <text:p>Sorties VonNeumann</text:p>
        </chart:title>
        <chart:legend chart:legend-position="end" svg:x="30.061cm" svg:y="8.28cm" style:legend-expansion="high" chart:style-name="ch3"/>
        <chart:plot-area chart:style-name="ch4" table:cell-range-address="q6.A2:q6.A1003" chart:data-source-has-labels="row" svg:x="1.636cm" svg:y="1.601cm" svg:width="27.8cm" svg:height="14.233cm">
          <chartooo:coordinate-region svg:x="2.813cm" svg:y="1.601cm" svg:width="26.623cm" svg:height="13.11cm"/>
          <chart:axis chart:dimension="x" chart:name="primary-x" chart:style-name="ch5">
            <chart:title svg:x="14.381cm" svg:y="16.177cm" chart:style-name="ch6">
              <text:p>Ordre de Sortie</text:p>
            </chart:title>
          </chart:axis>
          <chart:axis chart:dimension="y" chart:name="primary-y" chart:style-name="ch7">
            <chart:title svg:x="0.451cm" svg:y="9.938cm" chart:style-name="ch8">
              <text:p>Valeur de Sortie</text:p>
            </chart:title>
            <chart:grid chart:style-name="ch9" chart:class="major"/>
          </chart:axis>
          <chart:series chart:style-name="ch10" chart:values-cell-range-address="q6.A3:q6.A1003" chart:label-cell-address="q6.A2:q6.A2" chart:class="chart:bar">
            <chart:data-point chart:repeated="10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</text:p>
                <draw:g>
                  <svg:desc>q6.A2:q6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2">
                <text:p>292</text:p>
                <draw:g>
                  <svg:desc>q6.A3:q6.A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04">
                <text:p>6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85">
                <text:p>9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99">
                <text:p>6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14">
                <text:p>9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36">
                <text:p>7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09">
                <text:p>74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34">
                <text:p>82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78">
                <text:p>92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29">
                <text:p>89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61">
                <text:p>89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49">
                <text:p>86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2">
                <text:p>77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06">
                <text:p>83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1">
                <text:p>86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13">
                <text:p>8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56">
                <text:p>57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49">
                <text:p>44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281">
                <text:p>92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17">
                <text:p>79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38">
                <text:p>7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46">
                <text:p>55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25">
                <text:p>84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29">
                <text:p>81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432">
                <text:p>94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24">
                <text:p>8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436">
                <text:p>84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942">
                <text:p>99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60">
                <text:p>84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64">
                <text:p>70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29">
                <text:p>75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447">
                <text:p>64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88">
                <text:p>94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42">
                <text:p>95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356">
                <text:p>83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53">
                <text:p>79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73">
                <text:p>84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784">
                <text:p>67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831">
                <text:p>98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732">
                <text:p>47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92">
                <text:p>82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37">
                <text:p>45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670">
                <text:p>967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703">
                <text:p>77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542">
                <text:p>65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051">
                <text:p>90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494">
                <text:p>84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76">
                <text:p>52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88">
                <text:p>94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22">
                <text:p>47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03">
                <text:p>66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539">
                <text:p>85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127">
                <text:p>61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924">
                <text:p>79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065">
                <text:p>70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657">
                <text:p>56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722">
                <text:p>87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484">
                <text:p>74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567">
                <text:p>55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56">
                <text:p>55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28">
                <text:p>90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181">
                <text:p>81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815">
                <text:p>88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616">
                <text:p>86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917">
                <text:p>79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499">
                <text:p>84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009">
                <text:p>80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854">
                <text:p>98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29">
                <text:p>86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456">
                <text:p>84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292">
                <text:p>82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650">
                <text:p>965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422">
                <text:p>94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374">
                <text:p>93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451">
                <text:p>94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946">
                <text:p>99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046">
                <text:p>80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953">
                <text:p>89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034">
                <text:p>80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473">
                <text:p>84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571">
                <text:p>757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736">
                <text:p>77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749">
                <text:p>97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234">
                <text:p>82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665">
                <text:p>86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321">
                <text:p>832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579">
                <text:p>95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172">
                <text:p>51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552">
                <text:p>95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547">
                <text:p>95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289">
                <text:p>52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787">
                <text:p>778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369">
                <text:p>73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485">
                <text:p>648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366">
                <text:p>83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917">
                <text:p>79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646">
                <text:p>96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714">
                <text:p>87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571">
                <text:p>55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558">
                <text:p>85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530">
                <text:p>853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087">
                <text:p>50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91">
                <text:p>67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961">
                <text:p>896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165">
                <text:p>81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486">
                <text:p>94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753">
                <text:p>77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199">
                <text:p>71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746">
                <text:p>774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630">
                <text:p>963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437">
                <text:p>94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449">
                <text:p>444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506">
                <text:p>85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395">
                <text:p>43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584">
                <text:p>65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898">
                <text:p>989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766">
                <text:p>97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815">
                <text:p>88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542">
                <text:p>754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04">
                <text:p>99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18">
                <text:p>871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649">
                <text:p>76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510">
                <text:p>851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796">
                <text:p>879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881">
                <text:p>88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417">
                <text:p>941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909">
                <text:p>79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596">
                <text:p>959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072">
                <text:p>707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448">
                <text:p>84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656">
                <text:p>765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956">
                <text:p>895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279">
                <text:p>927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682">
                <text:p>668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527">
                <text:p>75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202">
                <text:p>720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781">
                <text:p>778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651">
                <text:p>76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059">
                <text:p>805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182">
                <text:p>918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376">
                <text:p>937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3">
                <text:p>990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455cm" svg:height="18.832cm" xlink:href=".." xlink:type="simple" chart:class="chart:bar" chart:style-name="ch1">
        <chart:title svg:x="14.157cm" svg:y="0.512cm" chart:style-name="ch2">
          <text:p>Sorties Standard Minimal</text:p>
        </chart:title>
        <chart:plot-area chart:style-name="ch3" table:cell-range-address="q6.B2:q6.B1002" chart:data-source-has-labels="row" svg:x="1.68cm" svg:y="1.667cm" svg:width="31.106cm" svg:height="15.808cm">
          <chartooo:coordinate-region svg:x="3.783cm" svg:y="1.667cm" svg:width="29.003cm" svg:height="14.685cm"/>
          <chart:axis chart:dimension="x" chart:name="primary-x" chart:style-name="ch4">
            <chart:title svg:x="16.078cm" svg:y="17.851cm" chart:style-name="ch5">
              <text:p>Ordre de Sortie</text:p>
            </chart:title>
          </chart:axis>
          <chart:axis chart:dimension="y" chart:name="primary-y" chart:style-name="ch6">
            <chart:title svg:x="0.451cm" svg:y="10.792cm" chart:style-name="ch7">
              <text:p>Valeur de Sortie</text:p>
            </chart:title>
            <chart:grid chart:style-name="ch8" chart:class="major"/>
          </chart:axis>
          <chart:series chart:style-name="ch9" chart:values-cell-range-address="q6.B3:q6.B1002" chart:label-cell-address="q6.B2:q6.B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M</text:p>
                <draw:g>
                  <svg:desc>q6.B2:q6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5970982">
                <text:p>1965970982</text:p>
                <draw:g>
                  <svg:desc>q6.B3:q6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6432495">
                <text:p>976432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46741362">
                <text:p>2146741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9028526">
                <text:p>1319028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4865443">
                <text:p>554865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4232654">
                <text:p>1204232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7348311">
                <text:p>1407348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8119509">
                <text:p>598119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8006009">
                <text:p>1688006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7367927">
                <text:p>467367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3101716">
                <text:p>1093101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4438151">
                <text:p>1144438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5754269">
                <text:p>1725754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0342716">
                <text:p>1480342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3664630">
                <text:p>4136646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4313289">
                <text:p>314313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5609054">
                <text:p>1725609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9982599">
                <text:p>229982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6866509">
                <text:p>686866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8964284">
                <text:p>508964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649511">
                <text:p>441649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4706960">
                <text:p>19947069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2731808">
                <text:p>20427318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7891132">
                <text:p>947891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7815409">
                <text:p>19978154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3914868">
                <text:p>243914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9612945">
                <text:p>1079612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220423">
                <text:p>256220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2578883">
                <text:p>1972578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43747949">
                <text:p>1843747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3855494">
                <text:p>1163855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3368470">
                <text:p>6133684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376326">
                <text:p>73376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1943544">
                <text:p>361943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547606">
                <text:p>14547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6325965">
                <text:p>12863259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0760859">
                <text:p>18107608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94960974">
                <text:p>1894960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8918387">
                <text:p>19589183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4274437">
                <text:p>6742744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7952319">
                <text:p>567952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087076">
                <text:p>168087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7894097">
                <text:p>12378940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2775121">
                <text:p>1322775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879636">
                <text:p>438796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952434">
                <text:p>219524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23517356">
                <text:p>17235173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1541066">
                <text:p>4515410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8533473">
                <text:p>4085334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32950643">
                <text:p>1932950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9971252">
                <text:p>6299712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2748563">
                <text:p>912748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00457342">
                <text:p>21004573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159403">
                <text:p>31159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38696249">
                <text:p>1838696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8461324">
                <text:p>8884613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254756">
                <text:p>1232547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80271868">
                <text:p>10802718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44412849">
                <text:p>14444128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9002361">
                <text:p>6590023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53388119">
                <text:p>1153388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7902198">
                <text:p>9779021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7876023">
                <text:p>1278760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1051515">
                <text:p>781051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5628920">
                <text:p>15456289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92024049">
                <text:p>11920240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96383345">
                <text:p>1596383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2422371">
                <text:p>6724223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8054526">
                <text:p>8180545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14896134">
                <text:p>12148961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92721060">
                <text:p>14927210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1006796">
                <text:p>3210067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0593231">
                <text:p>6405932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58553521">
                <text:p>14585535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138829">
                <text:p>931388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22978896">
                <text:p>14229788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5604860">
                <text:p>4156048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9869492">
                <text:p>10498694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2039091">
                <text:p>10420390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082488">
                <text:p>20020824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5817989">
                <text:p>2658179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149229">
                <text:p>441492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55312229">
                <text:p>20553122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6086778">
                <text:p>1946086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38719418">
                <text:p>1438719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8225501">
                <text:p>18482255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807324">
                <text:p>2298073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56371">
                <text:p>151563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796638">
                <text:p>357966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76206209">
                <text:p>20762062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2459127">
                <text:p>702459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4472649">
                <text:p>1024472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9646642">
                <text:p>4396466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0469976">
                <text:p>4904699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27277539">
                <text:p>16272775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9778171">
                <text:p>18697781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7773203">
                <text:p>9877732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6251728">
                <text:p>5662517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50975659">
                <text:p>1650975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7269688">
                <text:p>15972696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07982985">
                <text:p>12079829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1939829">
                <text:p>6419398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1870156">
                <text:p>20418701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3017430">
                <text:p>3530174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4093958">
                <text:p>15440939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6349172">
                <text:p>5763491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5444394">
                <text:p>13254443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4407214">
                <text:p>394407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0878538">
                <text:p>7208785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285431">
                <text:p>10902854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5728389">
                <text:p>4757283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40189625">
                <text:p>1840189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4278207">
                <text:p>9942782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0880768">
                <text:p>12508807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1842634">
                <text:p>20118426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2771529">
                <text:p>17027715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60091711">
                <text:p>10600917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35342760">
                <text:p>19353427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81701548">
                <text:p>19817015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51774245">
                <text:p>1151774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25494925">
                <text:p>20254949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33097285">
                <text:p>17330972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3287916">
                <text:p>11232879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4832079">
                <text:p>7548320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79264095">
                <text:p>17792640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71767002">
                <text:p>1771767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96668003">
                <text:p>16966680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0111263">
                <text:p>3801112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6209012">
                <text:p>6062090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20657675">
                <text:p>14206576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99230633">
                <text:p>6992306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15727392">
                <text:p>14157273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92443033">
                <text:p>12924430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9612723">
                <text:p>8796127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78238169">
                <text:p>9782381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5416375">
                <text:p>535416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6340948">
                <text:p>19963409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9887034">
                <text:p>4498870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9379055">
                <text:p>4793790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5308873">
                <text:p>7753088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3004321">
                <text:p>4230043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2647666">
                <text:p>7426476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69000346">
                <text:p>12690003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58381574">
                <text:p>11583815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97420071">
                <text:p>1797420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8251112">
                <text:p>928251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45056687">
                <text:p>12450566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25530955">
                <text:p>10255309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6125095">
                <text:p>1761250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24817865">
                <text:p>20248178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44596430">
                <text:p>18445964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71545264">
                <text:p>11715452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80039588">
                <text:p>8800395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19201590">
                <text:p>19192015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96865366">
                <text:p>10968653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7273807">
                <text:p>5572738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06546538">
                <text:p>19065465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62220628">
                <text:p>20622206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57705047">
                <text:p>7577050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9061005">
                <text:p>17590610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92330655">
                <text:p>16923306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84397287">
                <text:p>15843972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4440009">
                <text:p>6244400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34851858">
                <text:p>10348518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4894112">
                <text:p>1944894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3302759">
                <text:p>4433027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10941010">
                <text:p>15109410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0871696">
                <text:p>2508716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99706075">
                <text:p>10997060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34502180">
                <text:p>16345021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84080623">
                <text:p>17840806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9327828">
                <text:p>17093278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8810270">
                <text:p>17388102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9856338">
                <text:p>8498563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48999972">
                <text:p>11489999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70688437">
                <text:p>15706884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3900492">
                <text:p>2739004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24064162">
                <text:p>17240641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07594732">
                <text:p>14075947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9033156">
                <text:p>549033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0385060">
                <text:p>19503850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1508990">
                <text:p>5515089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7628365">
                <text:p>9576283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4697998">
                <text:p>1864697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84636341">
                <text:p>16846363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6259786">
                <text:p>4162597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66013304">
                <text:p>6660133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66155716">
                <text:p>13661557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65702594">
                <text:p>15657025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23454356">
                <text:p>8234543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7059443">
                <text:p>4270594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34614563">
                <text:p>9346145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6922901">
                <text:p>8269229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90578418">
                <text:p>10905784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46137223">
                <text:p>13461372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19916423">
                <text:p>14199164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2995150">
                <text:p>5229951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63185233">
                <text:p>17631852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5883112">
                <text:p>635883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9953920">
                <text:p>2399539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8871970">
                <text:p>7188719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64743892">
                <text:p>7647438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73777257">
                <text:p>16737772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25524033">
                <text:p>16255240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45251046">
                <text:p>11452510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90384127">
                <text:p>18903841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4386097">
                <text:p>13343860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2632475">
                <text:p>1426324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69605563">
                <text:p>9696055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5413682">
                <text:p>10054136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96518283">
                <text:p>11965182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64258945">
                <text:p>9642589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1619639">
                <text:p>4416196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6228353">
                <text:p>3662283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03780286">
                <text:p>703780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4535564">
                <text:p>4045355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8431318">
                <text:p>1884313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19908051">
                <text:p>17199080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89932500">
                <text:p>16899325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804449">
                <text:p>438044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75142855">
                <text:p>7751428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0873325">
                <text:p>7408733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98498553">
                <text:p>13984985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0683213">
                <text:p>4306832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671255">
                <text:p>426712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70871558">
                <text:p>19708715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15271351">
                <text:p>7152713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74484202">
                <text:p>11744842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6940176">
                <text:p>8969401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80654165">
                <text:p>11806541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81809861">
                <text:p>17818098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0599542">
                <text:p>11205995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3094850">
                <text:p>3430948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17836264">
                <text:p>8178362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99480358">
                <text:p>12994803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92447036">
                <text:p>19924470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86995501">
                <text:p>12869955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8758823">
                <text:p>1487588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32761938">
                <text:p>17327619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6941650">
                <text:p>5269416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81427796">
                <text:p>13814277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53643319">
                <text:p>8536433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332449">
                <text:p>63324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321393">
                <text:p>613213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32982688">
                <text:p>8329826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2958594">
                <text:p>3429585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34249538">
                <text:p>19342495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5186409">
                <text:p>2151864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52059239">
                <text:p>7520592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6501822">
                <text:p>9965018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1541572">
                <text:p>4915415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7556040">
                <text:p>118755604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08551894">
                <text:p>16085518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09830139">
                <text:p>12098301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0732149">
                <text:p>2507321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38747613">
                <text:p>16387476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81091108">
                <text:p>8810911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33565897">
                <text:p>5335658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25464574">
                <text:p>19254645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36312318">
                <text:p>16363123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29795483">
                <text:p>9297954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93710121">
                <text:p>14937101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2453089">
                <text:p>6124530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33975567">
                <text:p>8339755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11530303">
                <text:p>16115303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76119790">
                <text:p>9761197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86923604">
                <text:p>7869236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08222233">
                <text:p>14082222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5343537">
                <text:p>3353435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39833370">
                <text:p>21398333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07024871">
                <text:p>15070248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50962189">
                <text:p>15509621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9411565">
                <text:p>5094115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53204481">
                <text:p>19532044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8695114">
                <text:p>5086951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83789976">
                <text:p>15837899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79982414">
                <text:p>20799824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44569999">
                <text:p>9445699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1144896">
                <text:p>9711448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37697412">
                <text:p>14376974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8867311">
                <text:p>10088673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25860435">
                <text:p>13258604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6087011">
                <text:p>9060870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92990449">
                <text:p>20929904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11989743">
                <text:p>13119897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85408282">
                <text:p>14854082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4515394">
                <text:p>2145153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58439087">
                <text:p>14584390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70321007">
                <text:p>16703210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3064579">
                <text:p>430645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3385084">
                <text:p>5233850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2423810">
                <text:p>1624238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8301175">
                <text:p>3583011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53273935">
                <text:p>19532739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67298694">
                <text:p>19672986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53642306">
                <text:p>17536423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28146926">
                <text:p>10281469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7926570">
                <text:p>4479265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10753574">
                <text:p>10107535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2124917">
                <text:p>15021249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48666190">
                <text:p>174866619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51898807">
                <text:p>14518988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15281553">
                <text:p>7152815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10005220">
                <text:p>19100052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40113800">
                <text:p>20401138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1916159">
                <text:p>7019161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68105162">
                <text:p>15681051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4175920">
                <text:p>15341759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07520810">
                <text:p>21075208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5155435">
                <text:p>1251554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16386567">
                <text:p>17163865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60215169">
                <text:p>10602151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22713683">
                <text:p>12227136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52923706">
                <text:p>19529237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85879882">
                <text:p>4858798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6055320">
                <text:p>2660553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27061899">
                <text:p>15270618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1459062">
                <text:p>6114590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38094142">
                <text:p>15380941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48869196">
                <text:p>7488691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1667060">
                <text:p>1716670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0742838">
                <text:p>8507428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9972751">
                <text:p>4099727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67580453">
                <text:p>16675804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57958949">
                <text:p>11579589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1038647">
                <text:p>710386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69016944">
                <text:p>13690169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88815714">
                <text:p>16888157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29385402">
                <text:p>9293854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14991008">
                <text:p>12149910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3272">
                <text:p>532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4515269">
                <text:p>10245152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83721193">
                <text:p>14837211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60972935">
                <text:p>17609729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77046431">
                <text:p>8770464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39543569">
                <text:p>16395435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24013802">
                <text:p>14240138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9507104">
                <text:p>2795071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21309131">
                <text:p>8213091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23240449">
                <text:p>13232404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32645039">
                <text:p>19326450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43248028">
                <text:p>10432480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17287499">
                <text:p>9172874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64116341">
                <text:p>5641163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33992387">
                <text:p>18339923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8329533">
                <text:p>4983295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01506237">
                <text:p>14015062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08889545">
                <text:p>20088895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08138451">
                <text:p>14081384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0132921">
                <text:p>5701329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16671193">
                <text:p>15166711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69009338">
                <text:p>9690093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94999318">
                <text:p>15949993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9322879">
                <text:p>1893228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50610345">
                <text:p>8506103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71633905">
                <text:p>11716339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1599376">
                <text:p>3915993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43488995">
                <text:p>9434889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64162869">
                <text:p>19641628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3765484">
                <text:p>9937654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1504456">
                <text:p>515044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15940397">
                <text:p>11159403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54966885">
                <text:p>11549668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48446021">
                <text:p>17484460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50825056">
                <text:p>20508250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6498655">
                <text:p>1164986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0773151">
                <text:p>1707731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6325946">
                <text:p>3663259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44061538">
                <text:p>19440615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15491936">
                <text:p>13154919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8277881">
                <text:p>4782778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7813422">
                <text:p>5178134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3966950">
                <text:p>12396695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21469859">
                <text:p>15214698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5234892">
                <text:p>2752348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59120803">
                <text:p>17591208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79912716">
                <text:p>20799127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37389686">
                <text:p>5373896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1581531">
                <text:p>9415815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14323471">
                <text:p>20143234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3258022">
                <text:p>4032580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5932278">
                <text:p>19159322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37872032">
                <text:p>20378720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91921417">
                <text:p>18919214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18061006">
                <text:p>19180610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31068030">
                <text:p>163106803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39048617">
                <text:p>17390486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80802415">
                <text:p>17808024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11803883">
                <text:p>13118038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79732914">
                <text:p>18797329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5506631">
                <text:p>3255066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360256">
                <text:p>133602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3608778">
                <text:p>2036087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88538455">
                <text:p>8885384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62187877">
                <text:p>10621878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2433133">
                <text:p>4124331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72971609">
                <text:p>18729716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65395521">
                <text:p>13653955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2588043">
                <text:p>4425880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27872512">
                <text:p>9278725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92717702">
                <text:p>17927177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3029930">
                <text:p>7302993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11611432">
                <text:p>13116114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00251028">
                <text:p>14002510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19600247">
                <text:p>12196002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60035361">
                <text:p>17600353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1407779">
                <text:p>3014077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44620952">
                <text:p>15446209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35676336">
                <text:p>18356763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25597457">
                <text:p>9255974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6292511">
                <text:p>2662925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41737894">
                <text:p>5417378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08479412">
                <text:p>21084794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82993582">
                <text:p>4829935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21326917">
                <text:p>10213269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2419406">
                <text:p>3924194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6546480">
                <text:p>1965464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97339776">
                <text:p>19973397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45012563">
                <text:p>13450125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29922036">
                <text:p>15299220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14706424">
                <text:p>19147064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25369765">
                <text:p>17253697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45351111">
                <text:p>12453511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97565645">
                <text:p>18975656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29525291">
                <text:p>11295252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48361695">
                <text:p>15483616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06668690">
                <text:p>200666869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64077415">
                <text:p>10640774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51002266">
                <text:p>7510022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38026990">
                <text:p>143802699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6337883">
                <text:p>2563378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81054089">
                <text:p>11810540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50617843">
                <text:p>15506178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91267841">
                <text:p>5912678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14745358">
                <text:p>20147453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16237616">
                <text:p>17162376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96628610">
                <text:p>159662861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8783728">
                <text:p>2387837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87989881">
                <text:p>16879898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9495054">
                <text:p>6294950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4639015">
                <text:p>2346390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30371908">
                <text:p>12303719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49854678">
                <text:p>13498546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1567898">
                <text:p>1915678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16551274">
                <text:p>20165512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8740419">
                <text:p>1987404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11536230">
                <text:p>21115362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46285933">
                <text:p>10462859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10948158">
                <text:p>12109481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16791911">
                <text:p>8167919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78109698">
                <text:p>15781096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26052993">
                <text:p>6260529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47145642">
                <text:p>17471456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22791398">
                <text:p>5227913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90294597">
                <text:p>13902945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7138897">
                <text:p>14571388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8682659">
                <text:p>7386826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93406235">
                <text:p>6934062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34592485">
                <text:p>19345924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60585947">
                <text:p>5605859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107407959">
                <text:p>21074079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72067098">
                <text:p>17720670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02104887">
                <text:p>19021048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16840740">
                <text:p>191684074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01366801">
                <text:p>20013668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31931718">
                <text:p>21319317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81626353">
                <text:p>17816263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81743844">
                <text:p>13817438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6492897">
                <text:p>364928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30564663">
                <text:p>14305646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11068309">
                <text:p>13110683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41105076">
                <text:p>4411050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04471836">
                <text:p>18044718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93798879">
                <text:p>17937988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01416542">
                <text:p>7014165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06106888">
                <text:p>16061068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08732413">
                <text:p>21087324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01365433">
                <text:p>12013654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22468464">
                <text:p>18224684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32981541">
                <text:p>20329815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06847520">
                <text:p>200684752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9896682">
                <text:p>1198966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40485833">
                <text:p>14404858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75901690">
                <text:p>117590169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98052845">
                <text:p>11980528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5233442">
                <text:p>2452334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46963882">
                <text:p>19469638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62927957">
                <text:p>8629279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05338562">
                <text:p>7053385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20333666">
                <text:p>6203336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2514253">
                <text:p>5225142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12410508">
                <text:p>9124105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71899138">
                <text:p>12718991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88469526">
                <text:p>11884695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1488863">
                <text:p>1514888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6213363">
                <text:p>8162133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72314004">
                <text:p>8723140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84352336">
                <text:p>5843523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12335044">
                <text:p>18123350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73229029">
                <text:p>16732290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74244406">
                <text:p>7742444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65953394">
                <text:p>96595339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4835184">
                <text:p>448351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7708605">
                <text:p>11077086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5038239">
                <text:p>550382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74423841">
                <text:p>5744238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40053876">
                <text:p>134005387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4144885">
                <text:p>2441448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50827460">
                <text:p>75082746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16182847">
                <text:p>19161828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77993256">
                <text:p>13779932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39927594">
                <text:p>14399275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84061717">
                <text:p>9840617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12085796">
                <text:p>10120857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3165667">
                <text:p>1431656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44407547">
                <text:p>15444075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63186841">
                <text:p>186318684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2058653">
                <text:p>1620586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67030873">
                <text:p>8670308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49066579">
                <text:p>6490665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6890614">
                <text:p>2568906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34110568">
                <text:p>3341105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25335280">
                <text:p>202533528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26203130">
                <text:p>122620313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9991938">
                <text:p>6099919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25550951">
                <text:p>17255509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624475">
                <text:p>36244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64861850">
                <text:p>36486185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87001437">
                <text:p>13870014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81810353">
                <text:p>16818103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50108932">
                <text:p>14501089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97164254">
                <text:p>11971642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41729609">
                <text:p>4417296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36470168">
                <text:p>19364701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11600232">
                <text:p>9116002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14755450">
                <text:p>51475545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94323568">
                <text:p>79432356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00129176">
                <text:p>18001291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3273451">
                <text:p>732734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09158996">
                <text:p>14091589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42640265">
                <text:p>8426402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7877810">
                <text:p>578778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8745438">
                <text:p>2987454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45135134">
                <text:p>3451351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16955010">
                <text:p>161695501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20742496">
                <text:p>132074249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96244448">
                <text:p>12962444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7098687">
                <text:p>37709868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41470585">
                <text:p>15414705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67557007">
                <text:p>18675570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17743097">
                <text:p>12177430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79787023">
                <text:p>3797870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73305322">
                <text:p>17733053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16468205">
                <text:p>15164682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18024207">
                <text:p>20180242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58503132">
                <text:p>14585031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03478245">
                <text:p>21034782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4623972">
                <text:p>51462397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45294417">
                <text:p>11452944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09113488">
                <text:p>180911348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16155614">
                <text:p>4161556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31691658">
                <text:p>9316916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34768185">
                <text:p>183476818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22870536">
                <text:p>15228705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54127193">
                <text:p>18541271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9496951">
                <text:p>594969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63573261">
                <text:p>18635732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77385412">
                <text:p>8773854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1243977">
                <text:p>14212439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72273497">
                <text:p>20722734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19238832">
                <text:p>161923883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91549373">
                <text:p>199154937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61409183">
                <text:p>186140918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9225824">
                <text:p>11492258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00426462">
                <text:p>18004264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31334708">
                <text:p>5313347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799330">
                <text:p>6879933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58478840">
                <text:p>75847884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92792615">
                <text:p>9927926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96315499">
                <text:p>16963154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42126534">
                <text:p>10421265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51581087">
                <text:p>35158108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79372628">
                <text:p>12793726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90235084">
                <text:p>3902350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0276833">
                <text:p>2802768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36029444">
                <text:p>5360294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81177800">
                <text:p>9811778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01042773">
                <text:p>8010427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04360270">
                <text:p>100436027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56817121">
                <text:p>20568171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64544341">
                <text:p>6645443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5846885">
                <text:p>1858468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24833929">
                <text:p>13248339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26682173">
                <text:p>112668217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39536895">
                <text:p>20395368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04339795">
                <text:p>10043397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53317671">
                <text:p>9533176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28762078">
                <text:p>21287620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75579802">
                <text:p>3755798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54324366">
                <text:p>13543243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56909393">
                <text:p>135690939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66220645">
                <text:p>11662206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90626152">
                <text:p>15906261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1610284">
                <text:p>12016102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68893561">
                <text:p>156889356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6140531">
                <text:p>1961405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85381824">
                <text:p>20853818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26456810">
                <text:p>11264568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96701880">
                <text:p>17967018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17611424">
                <text:p>7176114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88965240">
                <text:p>58896524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43361009">
                <text:p>17433610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28715432">
                <text:p>13287154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13180830">
                <text:p>191318083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48582279">
                <text:p>7485822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5748721">
                <text:p>3057487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33658617">
                <text:p>19336586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59017707">
                <text:p>8590177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80008982">
                <text:p>178000898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34736812">
                <text:p>14347368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37405434">
                <text:p>20374054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08756394">
                <text:p>150875639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33317832">
                <text:p>113331783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00622839">
                <text:p>190062283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23534277">
                <text:p>21235342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65160315">
                <text:p>8651603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76934803">
                <text:p>5769348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13106636">
                <text:p>4131066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94319581">
                <text:p>5943195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41905946">
                <text:p>4419059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59111466">
                <text:p>12591114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25213053">
                <text:p>32521305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64600368">
                <text:p>66460036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20246435">
                <text:p>10202464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16665031">
                <text:p>6166650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39522263">
                <text:p>16395222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39660485">
                <text:p>9396604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43710533">
                <text:p>94371053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5953818">
                <text:p>359538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12544125">
                <text:p>6125441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76249598">
                <text:p>57624959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43386424">
                <text:p>8433864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30340804">
                <text:p>12303408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17427489">
                <text:p>51742748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36118586">
                <text:p>173611858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8584473">
                <text:p>1985844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73023852">
                <text:p>157302385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82538630">
                <text:p>78253863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27686718">
                <text:p>6276867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64130877">
                <text:p>7641308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74903063">
                <text:p>17749030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72133852">
                <text:p>4721338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9397551">
                <text:p>1693975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54150872">
                <text:p>12541508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36051805">
                <text:p>4360518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30195020">
                <text:p>43019502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72823236">
                <text:p>18728232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24687844">
                <text:p>13246878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5701214">
                <text:p>1257012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55103840">
                <text:p>105510384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83609584">
                <text:p>17836095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88501548">
                <text:p>19885015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27537499">
                <text:p>19275374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89472272">
                <text:p>88947227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91247717">
                <text:p>18912477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03766159">
                <text:p>150376615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1845811">
                <text:p>2118458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0785481">
                <text:p>7007854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73203973">
                <text:p>15732039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46416157">
                <text:p>184641615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38730208">
                <text:p>15387302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56233787">
                <text:p>20562337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49005349">
                <text:p>15490053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75888545">
                <text:p>9758885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99661917">
                <text:p>15996619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02615096">
                <text:p>15026150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09594366">
                <text:p>14095943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57620381">
                <text:p>55762038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69752027">
                <text:p>12697520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27084522">
                <text:p>202708452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74462766">
                <text:p>77446276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58669517">
                <text:p>14586695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38244182">
                <text:p>103824418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4159367">
                <text:p>1541593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06591779">
                <text:p>11065917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32042842">
                <text:p>6320428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99727899">
                <text:p>19997278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3310271">
                <text:p>3433102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19498833">
                <text:p>17194988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24954108">
                <text:p>12249541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6684906">
                <text:p>4466849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13717207">
                <text:p>181371720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85723101">
                <text:p>28572310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29968449">
                <text:p>7299684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0373630">
                <text:p>21037363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58981895">
                <text:p>2589818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7323519">
                <text:p>973235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53842628">
                <text:p>15538426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65743016">
                <text:p>18657430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5978414">
                <text:p>2359784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32364362">
                <text:p>20323643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1562255">
                <text:p>2915622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60155782">
                <text:p>12601557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5267287">
                <text:p>8526728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46866669">
                <text:p>2468666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18317392">
                <text:p>201831739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33226331">
                <text:p>10332263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31803520">
                <text:p>173180352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16862231">
                <text:p>181686223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76530831">
                <text:p>3765308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2559272">
                <text:p>2025592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41814788">
                <text:p>12418147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4460099">
                <text:p>35446009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35794489">
                <text:p>123579448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07086338">
                <text:p>90708633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40000272">
                <text:p>19400002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63814540">
                <text:p>206381454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71126446">
                <text:p>177112644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27618229">
                <text:p>32761822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92935387">
                <text:p>159293538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63666035">
                <text:p>56366603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53833665">
                <text:p>145383366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62166749">
                <text:p>9621667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61322622">
                <text:p>15613226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83760072">
                <text:p>14837600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45226414">
                <text:p>3452264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93313289">
                <text:p>109331328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99044053">
                <text:p>16990440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878273966">
                <text:p>187827396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85494862">
                <text:p>13854948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64205326">
                <text:p>7642053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3977387">
                <text:p>1039773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97763986">
                <text:p>169776398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4247404">
                <text:p>4424740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03418658">
                <text:p>20034186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51190190">
                <text:p>115119019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44712312">
                <text:p>13447123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36529513">
                <text:p>14365295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63410077">
                <text:p>156341007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4042193">
                <text:p>1040421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44456183">
                <text:p>174445618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49441537">
                <text:p>54944153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42655796">
                <text:p>13426557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881954626">
                <text:p>18819546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11188928">
                <text:p>8111889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42986649">
                <text:p>144298664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62645632">
                <text:p>14626456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71277544">
                <text:p>16712775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24718727">
                <text:p>15247187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65279765">
                <text:p>146527976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66687787">
                <text:p>19666877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62338595">
                <text:p>20623385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89883616">
                <text:p>3898836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263300">
                <text:p>302633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4435853">
                <text:p>11443585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97442648">
                <text:p>4974426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53902590">
                <text:p>195390259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42961299">
                <text:p>154296129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10025075">
                <text:p>9100250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73712960">
                <text:p>177371296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62041642">
                <text:p>3620416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81176274">
                <text:p>14811762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58846529">
                <text:p>20588465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89096231">
                <text:p>13890962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01395541">
                <text:p>14013955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38730510">
                <text:p>43873051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79079553">
                <text:p>7790795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16280402">
                <text:p>19162804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79745095">
                <text:p>197974509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69614448">
                <text:p>56961444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97690664">
                <text:p>2976906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32836416">
                <text:p>3328364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957561352">
                <text:p>195756135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43544156">
                <text:p>84354415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66118476">
                <text:p>3661184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63686629">
                <text:p>3636866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39221536">
                <text:p>8392215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39455729">
                <text:p>63945572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3156175">
                <text:p>831561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42052073">
                <text:p>8420520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85619252">
                <text:p>14856192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302833955">
                <text:p>13028339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04005994">
                <text:p>30400599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84601928">
                <text:p>11846019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34306876">
                <text:p>19343068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25317362">
                <text:p>10253173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2444571">
                <text:p>9244457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12900787">
                <text:p>4129007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0667647">
                <text:p>3066764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85008983">
                <text:p>118500898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4735757">
                <text:p>5247357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9324873">
                <text:p>1393248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72831664">
                <text:p>67283166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05897575">
                <text:p>50589757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03552104">
                <text:p>17035521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101806281">
                <text:p>210180628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8421945">
                <text:p>8384219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75765098">
                <text:p>167576509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719288657">
                <text:p>17192886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26111615">
                <text:p>92611161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914271085">
                <text:p>19142710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9588035">
                <text:p>12958803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1155225">
                <text:p>511552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83937304">
                <text:p>20839373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6199380">
                <text:p>1961993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33298841">
                <text:p>6332988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47073988">
                <text:p>44707398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63550695">
                <text:p>17635506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983688465">
                <text:p>198368846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64515997">
                <text:p>56451599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07928072">
                <text:p>18079280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62812406">
                <text:p>176281240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5862270">
                <text:p>3586227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89639399">
                <text:p>168963939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29015553">
                <text:p>82901555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41319900">
                <text:p>3413199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25748657">
                <text:p>14257486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35082965">
                <text:p>93508296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895282897">
                <text:p>189528289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32926744">
                <text:p>173292674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03862534">
                <text:p>100386253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73491343">
                <text:p>107349134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61395556">
                <text:p>2613955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822146217">
                <text:p>18221462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71286586">
                <text:p>137128658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38886987">
                <text:p>73888698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76520140">
                <text:p>57652014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95859226">
                <text:p>39585922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48265157">
                <text:p>134826515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56299208">
                <text:p>4562992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16974">
                <text:p>121697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18650428">
                <text:p>6186504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887360745">
                <text:p>18873607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69299027">
                <text:p>106929902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25590944">
                <text:p>17255909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76261915">
                <text:p>17762619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0082721">
                <text:p>1300827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08050881">
                <text:p>7080508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7479210">
                <text:p>2074792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170481">
                <text:p>8417048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1055366">
                <text:p>2810553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95112788">
                <text:p>29511278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10552645">
                <text:p>7105526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50695457">
                <text:p>165069545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4128475">
                <text:p>4412847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41118292">
                <text:p>124111829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4961716">
                <text:p>2249617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9526483">
                <text:p>3952648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85476503">
                <text:p>12854765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896820268">
                <text:p>189682026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69268635">
                <text:p>146926863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33743006">
                <text:p>163374300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914033823">
                <text:p>19140338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31530754">
                <text:p>6315307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1476913">
                <text:p>20147691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42234237">
                <text:p>124223423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90698033">
                <text:p>59069803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94266871">
                <text:p>169426687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8867729">
                <text:p>34886772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06492570">
                <text:p>100649257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79006425">
                <text:p>11790064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1395082">
                <text:p>172139508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03472032">
                <text:p>12034720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17253142">
                <text:p>181725314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92608590">
                <text:p>89260859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2307275">
                <text:p>823072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56889636">
                <text:p>20568896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99182617">
                <text:p>8991826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59799117">
                <text:p>20597991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58531116">
                <text:p>18585311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68055096">
                <text:p>206805509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96037026">
                <text:p>3960370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48318476">
                <text:p>44831847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6630482">
                <text:p>6663048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00395459">
                <text:p>100039545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78426554">
                <text:p>6784265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38869552">
                <text:p>17388695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42496923">
                <text:p>15424969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93675674">
                <text:p>89367567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10393782">
                <text:p>31039378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25604244">
                <text:p>42560424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9119639">
                <text:p>20911963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50971640">
                <text:p>195097164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23273218">
                <text:p>182327321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44390061">
                <text:p>104439006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95704489">
                <text:p>139570448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55456256">
                <text:p>15554562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70719001">
                <text:p>167071900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99568950">
                <text:p>109956895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57511348">
                <text:p>125751134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27155656">
                <text:p>42715565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287582464">
                <text:p>12875824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15992366">
                <text:p>41599236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01060792">
                <text:p>14010607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34612351">
                <text:p>93461235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44593903">
                <text:p>14445939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72430151">
                <text:p>9724301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08292615">
                <text:p>12082926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26691773">
                <text:p>10266917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71248381">
                <text:p>37124838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34331698">
                <text:p>113433169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42240127">
                <text:p>24224012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7932623">
                <text:p>1979326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50702045">
                <text:p>125070204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81515404">
                <text:p>10815154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72785941">
                <text:p>187278594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43184350">
                <text:p>54318435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59372987">
                <text:p>35937298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57075589">
                <text:p>65707558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8407319">
                <text:p>984073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84539708">
                <text:p>7845397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3894764">
                <text:p>338947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53888248">
                <text:p>65388824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95797687">
                <text:p>16957976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14470241">
                <text:p>121447024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15059330">
                <text:p>21505933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43569961">
                <text:p>204356996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44108410">
                <text:p>184410841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18245862">
                <text:p>51824586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01298962">
                <text:p>140129896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05557356">
                <text:p>14055573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3389899">
                <text:p>4338989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64176821">
                <text:p>26417682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44984531">
                <text:p>19449845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41101666">
                <text:p>54110166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1418276">
                <text:p>30141827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42264383">
                <text:p>204226438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48114254">
                <text:p>204811425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0887951">
                <text:p>2008879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95161869">
                <text:p>5951618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57207483">
                <text:p>175720748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67606788">
                <text:p>2676067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74445926">
                <text:p>16744459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02216531">
                <text:p>10022165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50522161">
                <text:p>175052216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90276865">
                <text:p>179027686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54885178">
                <text:p>25488517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01769903">
                <text:p>4017699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25151444">
                <text:p>122515144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59116241">
                <text:p>85911624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699547999">
                <text:p>169954799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35721731">
                <text:p>153572173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76819638">
                <text:p>147681963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632166701">
                <text:p>163216670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67237562">
                <text:p>126723756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635884540">
                <text:p>163588454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66908642">
                <text:p>196690864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56638497">
                <text:p>8566384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42678205">
                <text:p>19426782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88727333">
                <text:p>18887273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78026631">
                <text:p>3780266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22637886">
                <text:p>32263788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17904137">
                <text:p>81790413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85176637">
                <text:p>38517663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96549065">
                <text:p>59654906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663402795">
                <text:p>166340279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71332537">
                <text:p>77133253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886256635">
                <text:p>18862566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83869430">
                <text:p>68386943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24067111">
                <text:p>9240671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772686851">
                <text:p>177268685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52260712">
                <text:p>2522607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43008207">
                <text:p>74300820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20957772">
                <text:p>6209577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57941815">
                <text:p>3579418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47636938">
                <text:p>7476369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28408801">
                <text:p>192840880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340360439">
                <text:p>134036043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6681433">
                <text:p>4668143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15807911">
                <text:p>8158079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63454931">
                <text:p>106345493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28073226">
                <text:p>152807322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47499894">
                <text:p>204749989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63051620">
                <text:p>196305162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5895130">
                <text:p>15589513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804407381">
                <text:p>180440738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61442028">
                <text:p>11614420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7704754">
                <text:p>12770475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43169764">
                <text:p>14431697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08476125">
                <text:p>13084761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20773488">
                <text:p>17207734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98650890">
                <text:p>199865089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76763075">
                <text:p>10767630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22262750">
                <text:p>112226275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88711000">
                <text:p>12887110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102524863">
                <text:p>210252486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60620333">
                <text:p>146062033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397380407">
                <text:p>139738040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13322430">
                <text:p>191332243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4211528">
                <text:p>39421152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388434586">
                <text:p>138843458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90214664">
                <text:p>179021466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43700348">
                <text:p>54370034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02331226">
                <text:p>14023312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30732773">
                <text:p>63073277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49110083">
                <text:p>114911008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42956840">
                <text:p>54295684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72500211">
                <text:p>11725002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23884677">
                <text:p>9238846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7104148">
                <text:p>77104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105cm" svg:height="17.271cm" xlink:href=".." xlink:type="simple" chart:class="chart:bar" chart:style-name="ch1">
        <chart:title svg:x="14.421cm" svg:y="0.481cm" chart:style-name="ch2">
          <text:p>Sorties RANDU</text:p>
        </chart:title>
        <chart:legend chart:legend-position="end" svg:x="30.159cm" svg:y="8.336cm" style:legend-expansion="high" chart:style-name="ch3"/>
        <chart:plot-area chart:style-name="ch4" table:cell-range-address="q6.C2:q6.C1002" chart:data-source-has-labels="row" svg:x="1.653cm" svg:y="1.605cm" svg:width="27.864cm" svg:height="14.34cm">
          <chartooo:coordinate-region svg:x="3.756cm" svg:y="1.605cm" svg:width="25.761cm" svg:height="13.217cm"/>
          <chart:axis chart:dimension="x" chart:name="primary-x" chart:style-name="ch5">
            <chart:title svg:x="14.43cm" svg:y="16.29cm" chart:style-name="ch6">
              <text:p>Ordre de Sortie</text:p>
            </chart:title>
          </chart:axis>
          <chart:axis chart:dimension="y" chart:name="primary-y" chart:style-name="ch7">
            <chart:title svg:x="0.451cm" svg:y="9.996cm" chart:style-name="ch8">
              <text:p>Valeur de Sortie</text:p>
            </chart:title>
            <chart:grid chart:style-name="ch9" chart:class="major"/>
          </chart:axis>
          <chart:series chart:style-name="ch10" chart:values-cell-range-address="q6.C3:q6.C1002" chart:label-cell-address="q6.C2:q6.C2" chart:class="chart:ba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U</text:p>
                <draw:g>
                  <svg:desc>q6.C2:q6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2676587">
                <text:p>272676587</text:p>
                <draw:g>
                  <svg:desc>q6.C3:q6.C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9214301">
                <text:p>1199214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8013877">
                <text:p>328013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2200423">
                <text:p>282200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0536285">
                <text:p>1380536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1115640">
                <text:p>2111156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7088844">
                <text:p>1657088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8153272">
                <text:p>1908153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1512412">
                <text:p>1171512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5959809">
                <text:p>1615959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0752347">
                <text:p>340752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938541">
                <text:p>275938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78587047">
                <text:p>1878587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9539663">
                <text:p>1059539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4263297">
                <text:p>764263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3572091">
                <text:p>1393572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865119">
                <text:p>349865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454631">
                <text:p>20314546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0083299">
                <text:p>670083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83173452">
                <text:p>1783173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4901939">
                <text:p>374901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8910871">
                <text:p>12889108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49576431">
                <text:p>1749576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8729661">
                <text:p>16687296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416504">
                <text:p>96416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6154422">
                <text:p>2106154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8432141">
                <text:p>838432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0557935">
                <text:p>1580557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61797807">
                <text:p>20617978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0409873">
                <text:p>19004098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7179269">
                <text:p>9571792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8737823">
                <text:p>21287378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3436498">
                <text:p>10434364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9463440">
                <text:p>13894634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2226167">
                <text:p>2822261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2788332">
                <text:p>812788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5483858">
                <text:p>15054838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1824760">
                <text:p>19918247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40938997">
                <text:p>1740938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7270700">
                <text:p>4072707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45313587">
                <text:p>1145313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4581684">
                <text:p>16045816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71016456">
                <text:p>12710164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7707759">
                <text:p>12077077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6172039">
                <text:p>2661720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0206305">
                <text:p>8602063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8768058">
                <text:p>348768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5274563">
                <text:p>965274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18287438">
                <text:p>1418287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2382586">
                <text:p>10323825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962708">
                <text:p>2499627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60285509">
                <text:p>2060285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9756343">
                <text:p>19797563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53721499">
                <text:p>11537214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9932053">
                <text:p>2499320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6136121">
                <text:p>516136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52175928">
                <text:p>16521759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46996255">
                <text:p>1846996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8798494">
                <text:p>12087984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5650609">
                <text:p>3156506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33949477">
                <text:p>21339494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77909664">
                <text:p>11779096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77496639">
                <text:p>20774966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2297778">
                <text:p>1472297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6944944">
                <text:p>636944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3807137">
                <text:p>7938071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5124934">
                <text:p>2005124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54949266">
                <text:p>14549492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77715035">
                <text:p>15777150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3000749">
                <text:p>20430007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75714682">
                <text:p>11757146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0758488">
                <text:p>4507584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93339350">
                <text:p>14933393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40902868">
                <text:p>12409028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0445396">
                <text:p>130445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4465685">
                <text:p>5644656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5637481">
                <text:p>8656374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4747158">
                <text:p>5747471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645822">
                <text:p>546458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4244175">
                <text:p>874244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3856880">
                <text:p>1438568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63149662">
                <text:p>19631496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59961481">
                <text:p>10599614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16402685">
                <text:p>14164026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4508819">
                <text:p>1845088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1222146">
                <text:p>121222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70209885">
                <text:p>1170209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9470558">
                <text:p>9994705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4660307">
                <text:p>4646603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9079004">
                <text:p>689079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0452455">
                <text:p>510452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6781720">
                <text:p>7367817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4940795">
                <text:p>6149407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86331991">
                <text:p>1586331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6737103">
                <text:p>2167371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16608919">
                <text:p>2116608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9898921">
                <text:p>19398989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29237186">
                <text:p>21292371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8766933">
                <text:p>10587669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89565863">
                <text:p>11895658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12738776">
                <text:p>14127387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9454186">
                <text:p>379454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4791399">
                <text:p>11847913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4313366">
                <text:p>11343133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12075331">
                <text:p>12120753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46548803">
                <text:p>19465488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117390">
                <text:p>851173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27105213">
                <text:p>1727105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48731118">
                <text:p>1948731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6759839">
                <text:p>10067598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6099232">
                <text:p>3560992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56084348">
                <text:p>15560843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8107964">
                <text:p>5981079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9168058">
                <text:p>8091680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01674468">
                <text:p>9016744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1342432">
                <text:p>9213424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9718791">
                <text:p>8397187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75846038">
                <text:p>19758460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91794793">
                <text:p>12917947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3742834">
                <text:p>6237428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4317356">
                <text:p>5343173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9868177">
                <text:p>6598681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4387631">
                <text:p>12143876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7634263">
                <text:p>5776342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14613271">
                <text:p>9146132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95908185">
                <text:p>13959081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42380021">
                <text:p>15423800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63160648">
                <text:p>16631606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5911497">
                <text:p>1235911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35024167">
                <text:p>8350241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768413">
                <text:p>377684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305241">
                <text:p>1503052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09305218">
                <text:p>18093052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14554125">
                <text:p>1714554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2084667">
                <text:p>252084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16579387">
                <text:p>8165793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72534106">
                <text:p>12725341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04238983">
                <text:p>20042389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3341701">
                <text:p>8333417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4371848">
                <text:p>14743718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15039336">
                <text:p>17150393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97054162">
                <text:p>16970541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43141667">
                <text:p>1743141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96939367">
                <text:p>14969393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62239433">
                <text:p>11622394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99342255">
                <text:p>11993422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4253174">
                <text:p>4542531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45881889">
                <text:p>14458818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18465459">
                <text:p>8184654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32130547">
                <text:p>13321305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78783161">
                <text:p>19787831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48799383">
                <text:p>14487993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35300515">
                <text:p>18353005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39146425">
                <text:p>9391464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93331201">
                <text:p>17933312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6487169">
                <text:p>7564871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135040">
                <text:p>361350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28743752">
                <text:p>13287437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8376187">
                <text:p>17083761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56956824">
                <text:p>14569568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75247189">
                <text:p>17752471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8204547">
                <text:p>6882045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64548460">
                <text:p>10645484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19792493">
                <text:p>20197924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6711586">
                <text:p>4667115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13535879">
                <text:p>14135358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79937902">
                <text:p>9799379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65200193">
                <text:p>20652001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14386215">
                <text:p>20143862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227960">
                <text:p>932279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8117293">
                <text:p>4981172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71992484">
                <text:p>17719924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60138907">
                <text:p>14601389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7241903">
                <text:p>5672419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46136204">
                <text:p>16461362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36066780">
                <text:p>8360667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17608583">
                <text:p>13176085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66693250">
                <text:p>15666932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76359679">
                <text:p>16763596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24536620">
                <text:p>12245366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9289919">
                <text:p>5792899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63097458">
                <text:p>12630974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5057777">
                <text:p>4650577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11783976">
                <text:p>16117839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69154592">
                <text:p>14691545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8124333">
                <text:p>858124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4635080">
                <text:p>2246350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97218190">
                <text:p>159721819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42815684">
                <text:p>19428156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17217957">
                <text:p>15172179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69660775">
                <text:p>15696607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63347671">
                <text:p>10633476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0256935">
                <text:p>7002569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7153770">
                <text:p>4271537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07534594">
                <text:p>15075345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7723429">
                <text:p>3177234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63537217">
                <text:p>18635372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7280957">
                <text:p>4372809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40981251">
                <text:p>8409812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4810528">
                <text:p>4948105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16028560">
                <text:p>16160285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46659980">
                <text:p>20466599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39014640">
                <text:p>7390146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62053085">
                <text:p>11620530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25098257">
                <text:p>12250982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79289943">
                <text:p>10792899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26141009">
                <text:p>10261410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47348174">
                <text:p>17473481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20983143">
                <text:p>9209831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4396112">
                <text:p>5643961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39182054">
                <text:p>8391820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35089198">
                <text:p>9350891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21469764">
                <text:p>6214697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38030005">
                <text:p>19380300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44849539">
                <text:p>15448495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10110053">
                <text:p>8101100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7112215">
                <text:p>1871122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24580001">
                <text:p>18245800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12721309">
                <text:p>7127213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3425987">
                <text:p>1234259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34448901">
                <text:p>19344489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84559194">
                <text:p>16845591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0480165">
                <text:p>3504801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0300752">
                <text:p>2603007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68284095">
                <text:p>6682840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78056316">
                <text:p>7780563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10364577">
                <text:p>15103645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3211192">
                <text:p>1232111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1554986">
                <text:p>291554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33960629">
                <text:p>20339606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83044344">
                <text:p>11830443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0310122">
                <text:p>4503101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79043245">
                <text:p>20790432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64689872">
                <text:p>7646898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4765338">
                <text:p>547653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1249458">
                <text:p>1112494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16162479">
                <text:p>8161624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41888415">
                <text:p>11418884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99775994">
                <text:p>12997759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04967651">
                <text:p>13049676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1601578">
                <text:p>5516015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05749080">
                <text:p>14057490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61363661">
                <text:p>19613636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61761177">
                <text:p>12617611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62076237">
                <text:p>11620762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71311657">
                <text:p>10713116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0336526">
                <text:p>2703365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4118232">
                <text:p>4141182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95574899">
                <text:p>13955748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31445396">
                <text:p>17314453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759433">
                <text:p>127594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12998246">
                <text:p>13129982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913795">
                <text:p>149137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1514685">
                <text:p>2515146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22994051">
                <text:p>6229940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03725607">
                <text:p>21037256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73115341">
                <text:p>10731153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16093643">
                <text:p>18160936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56002721">
                <text:p>18560027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9111408">
                <text:p>691114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70311629">
                <text:p>4703116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12356709">
                <text:p>9123567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7712307">
                <text:p>1277123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97961408">
                <text:p>16979614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55356260">
                <text:p>125535626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1510243">
                <text:p>1515102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42758639">
                <text:p>10427586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89150898">
                <text:p>9891508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97426471">
                <text:p>18974264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741691">
                <text:p>269741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1429044">
                <text:p>1914290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5119348">
                <text:p>4551193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5900657">
                <text:p>7859006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9621014">
                <text:p>996210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51428591">
                <text:p>12514285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31766423">
                <text:p>15317664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39191252">
                <text:p>7391912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87621516">
                <text:p>18876215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4328950">
                <text:p>8432895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8999890">
                <text:p>35899989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98868017">
                <text:p>4988680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77765234">
                <text:p>11777652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5235137">
                <text:p>5952351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8865152">
                <text:p>3588651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0509840">
                <text:p>3005098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59245713">
                <text:p>9592457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74357026">
                <text:p>14743570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35694852">
                <text:p>20356948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76968985">
                <text:p>10769689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00931034">
                <text:p>14009310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8589000">
                <text:p>758589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78811530">
                <text:p>11788115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1497942">
                <text:p>5814979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8669285">
                <text:p>14086692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76483755">
                <text:p>15764837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5688026">
                <text:p>756880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79966436">
                <text:p>9799664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71447620">
                <text:p>14714476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53819721">
                <text:p>15538197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1352462">
                <text:p>5313524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0257666">
                <text:p>4202576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75035028">
                <text:p>13750350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43286712">
                <text:p>15432867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76522129">
                <text:p>11765221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8665045">
                <text:p>3986650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29346125">
                <text:p>529346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43104198">
                <text:p>5431041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3843614">
                <text:p>15738436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4259536">
                <text:p>1842595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85215831">
                <text:p>6852158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60909019">
                <text:p>19609090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06118021">
                <text:p>14061180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84656582">
                <text:p>10846565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308206">
                <text:p>243082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64332762">
                <text:p>12643327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5887368">
                <text:p>3658873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4779280">
                <text:p>7647792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37858157">
                <text:p>12378581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38295816">
                <text:p>13382958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87580286">
                <text:p>16875802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69495182">
                <text:p>15694951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29019829">
                <text:p>11290198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8538570">
                <text:p>31853857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45064636">
                <text:p>17450646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46241947">
                <text:p>21462419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7255483">
                <text:p>2172554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66744786">
                <text:p>16667447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01525490">
                <text:p>210152549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44473613">
                <text:p>12444736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5792647">
                <text:p>15157926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52558229">
                <text:p>19525582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6139934">
                <text:p>5561399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01264286">
                <text:p>16012642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46594223">
                <text:p>7465942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0449906">
                <text:p>4304499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9348342">
                <text:p>4193483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79026110">
                <text:p>207902611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39114843">
                <text:p>5391148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7681125">
                <text:p>3276811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4809571">
                <text:p>3548095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25109033">
                <text:p>12251090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43902032">
                <text:p>12439020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62689568">
                <text:p>10626895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34340966">
                <text:p>20343409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19151032">
                <text:p>21191510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66714518">
                <text:p>14667145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3355821">
                <text:p>17333558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5043535">
                <text:p>10550435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37300993">
                <text:p>12373009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77895535">
                <text:p>9778955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99805717">
                <text:p>18998057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4577935">
                <text:p>1345779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57968707">
                <text:p>17579687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73461588">
                <text:p>4734615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66579539">
                <text:p>11665795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73187798">
                <text:p>18731877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9741374">
                <text:p>16497413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2404364">
                <text:p>2624043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71911183">
                <text:p>20719111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1796192">
                <text:p>20017961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88536356">
                <text:p>18885363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3798236">
                <text:p>4337982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66196293">
                <text:p>5661962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7052248">
                <text:p>4270522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14234298">
                <text:p>16142342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78704955">
                <text:p>5787049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60702555">
                <text:p>15607025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0443776">
                <text:p>1504437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42070161">
                <text:p>20420701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1466230">
                <text:p>5714662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4171800">
                <text:p>3041718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32469201">
                <text:p>21324692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8040763">
                <text:p>18680407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1426448">
                <text:p>2414264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51061069">
                <text:p>16510610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01232193">
                <text:p>7012321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47555591">
                <text:p>12475555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24536">
                <text:p>20245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32519791">
                <text:p>18325197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27146254">
                <text:p>14271462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38054245">
                <text:p>17380542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35566845">
                <text:p>16355668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8785282">
                <text:p>1887852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57376303">
                <text:p>12573763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25961463">
                <text:p>11259614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8761137">
                <text:p>5887611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8393587">
                <text:p>3283935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6265364">
                <text:p>5062653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7770359">
                <text:p>4177703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19534588">
                <text:p>20195345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53156170">
                <text:p>7531561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14461824">
                <text:p>6144618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67515410">
                <text:p>106751541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47124489">
                <text:p>20471244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44982608">
                <text:p>9449826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27029973">
                <text:p>13270299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9964631">
                <text:p>4199646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98411477">
                <text:p>10984114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266768">
                <text:p>942667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93370581">
                <text:p>12933705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607932">
                <text:p>396079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91031544">
                <text:p>4910315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2325979">
                <text:p>10023259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0307611">
                <text:p>603076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43758940">
                <text:p>14437589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60399717">
                <text:p>16603997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9531465">
                <text:p>8595314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24908466">
                <text:p>13249084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16692416">
                <text:p>13166924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3753082">
                <text:p>5337530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89077640">
                <text:p>17890776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52390241">
                <text:p>13523902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86867817">
                <text:p>18868678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19403265">
                <text:p>21194032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75060580">
                <text:p>10750605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01451966">
                <text:p>7014519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8043779">
                <text:p>3180437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98239917">
                <text:p>5982399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0908187">
                <text:p>9009081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15699896">
                <text:p>21156998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36672454">
                <text:p>5366724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5920433">
                <text:p>2059204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64388703">
                <text:p>9643887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44716744">
                <text:p>17447167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38767632">
                <text:p>12387676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5803762">
                <text:p>2058037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69224901">
                <text:p>8692249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68526922">
                <text:p>8685269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38462542">
                <text:p>6384625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8844225">
                <text:p>2088442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899195">
                <text:p>438991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8004414">
                <text:p>8880044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56881319">
                <text:p>18568813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78789243">
                <text:p>17787892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707785">
                <text:p>367077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68015030">
                <text:p>166801503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3969352">
                <text:p>2839693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7921786">
                <text:p>579217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55637526">
                <text:p>14556375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12319784">
                <text:p>5123197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0482537">
                <text:p>7904825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43123090">
                <text:p>204312309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35440314">
                <text:p>14354403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85929272">
                <text:p>20859292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84939711">
                <text:p>13849397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3428414">
                <text:p>434284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72216373">
                <text:p>7722163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28344716">
                <text:p>18283447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51497583">
                <text:p>9514975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99182264">
                <text:p>13991822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28116800">
                <text:p>13281168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42300038">
                <text:p>8423000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45489755">
                <text:p>18454897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73135081">
                <text:p>8731350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04374460">
                <text:p>20043744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3634879">
                <text:p>10036348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88345902">
                <text:p>11883459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77390979">
                <text:p>5773909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56859963">
                <text:p>17568599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62560392">
                <text:p>16625603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51880783">
                <text:p>10518807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48904039">
                <text:p>6489040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37621439">
                <text:p>15376214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62700732">
                <text:p>10627007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06242070">
                <text:p>14062420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758801">
                <text:p>617588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3014199">
                <text:p>1730141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28301915">
                <text:p>17283019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2932036">
                <text:p>4729320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14827184">
                <text:p>14148271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56801163">
                <text:p>20568011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30976599">
                <text:p>16309765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2766621">
                <text:p>2727666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61950990">
                <text:p>16619509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0154271">
                <text:p>4901542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15432170">
                <text:p>141543217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1376690">
                <text:p>157137669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7864927">
                <text:p>4978649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79645249">
                <text:p>14796452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28255976">
                <text:p>5282559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8239064">
                <text:p>582390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49986602">
                <text:p>19499866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81617334">
                <text:p>7816173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340102">
                <text:p>713401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18630">
                <text:p>271863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16858837">
                <text:p>9168588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78411184">
                <text:p>17784111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90722680">
                <text:p>14907226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15195807">
                <text:p>20151958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61067606">
                <text:p>5610676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65322332">
                <text:p>19653223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34314252">
                <text:p>16343142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19038830">
                <text:p>191903883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46851801">
                <text:p>10468518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37964156">
                <text:p>20379641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99186800">
                <text:p>18991868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03006769">
                <text:p>4030067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1633282">
                <text:p>1916332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86988188">
                <text:p>12869881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94514159">
                <text:p>12945141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28633591">
                <text:p>12286335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110080572">
                <text:p>21100805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02896047">
                <text:p>13028960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37754067">
                <text:p>20377540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12654961">
                <text:p>151265496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67052488">
                <text:p>19670524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59481865">
                <text:p>20594818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9503925">
                <text:p>6195039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10598697">
                <text:p>16105986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3549703">
                <text:p>1235497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29091896">
                <text:p>13290918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70537476">
                <text:p>11705374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34343314">
                <text:p>6343433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27434842">
                <text:p>92743484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20875448">
                <text:p>13208754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68287535">
                <text:p>8682875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58045867">
                <text:p>6580458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74944972">
                <text:p>87494497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5744789">
                <text:p>4357447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85475612">
                <text:p>48547561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6453362">
                <text:p>13064533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38849418">
                <text:p>3388494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04147031">
                <text:p>19041470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44377841">
                <text:p>4443778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4858612">
                <text:p>6248586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32836704">
                <text:p>9328367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85222033">
                <text:p>7852220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15121091">
                <text:p>18151210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97274690">
                <text:p>119727469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4800724">
                <text:p>1848007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88089638">
                <text:p>19880896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43464369">
                <text:p>20434643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01626883">
                <text:p>18016268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80415123">
                <text:p>11804151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56284876">
                <text:p>9562848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07775091">
                <text:p>7077750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41725429">
                <text:p>10417254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497180">
                <text:p>1949718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066849">
                <text:p>340668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62004399">
                <text:p>17620043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7829771">
                <text:p>478297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6493611">
                <text:p>1764936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36964264">
                <text:p>4369642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16158590">
                <text:p>141615859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86868618">
                <text:p>17868686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04564631">
                <text:p>160456463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90040831">
                <text:p>3900408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9681425">
                <text:p>796814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40218311">
                <text:p>3402183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16834962">
                <text:p>16168349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84481985">
                <text:p>78448198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34701659">
                <text:p>8347016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69649653">
                <text:p>12696496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17239913">
                <text:p>21172399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31674467">
                <text:p>16316744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41439596">
                <text:p>5414395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90901658">
                <text:p>12909016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81502932">
                <text:p>3815029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435732">
                <text:p>164357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66141373">
                <text:p>11661413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79782400">
                <text:p>6797824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05681724">
                <text:p>20056817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8539687">
                <text:p>1685396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90137106">
                <text:p>16901371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52153737">
                <text:p>11521537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69761159">
                <text:p>7697611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84779101">
                <text:p>14847791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95731179">
                <text:p>4957311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65782744">
                <text:p>20657827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01792968">
                <text:p>11017929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18326355">
                <text:p>19183263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65567564">
                <text:p>17655675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34969325">
                <text:p>17349693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40435902">
                <text:p>134043590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87640684">
                <text:p>15876406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26661617">
                <text:p>172666161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92922196">
                <text:p>69292219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22447018">
                <text:p>6224470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67096470">
                <text:p>156709647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43499821">
                <text:p>2434998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28516856">
                <text:p>6285168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108780029">
                <text:p>210878002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90670603">
                <text:p>119067060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39176186">
                <text:p>19391761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59279670">
                <text:p>75927967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50954178">
                <text:p>18509541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73406804">
                <text:p>16734068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98820685">
                <text:p>69882068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34870238">
                <text:p>18348702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30009408">
                <text:p>7300094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18450124">
                <text:p>8184501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80481689">
                <text:p>4804816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3590789">
                <text:p>2935907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49660536">
                <text:p>194966053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69377060">
                <text:p>106937706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15028811">
                <text:p>12150288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47870479">
                <text:p>8478704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08163348">
                <text:p>12081633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67036594">
                <text:p>86703659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2445497">
                <text:p>7324454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58229165">
                <text:p>16582291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15279584">
                <text:p>13152795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94665329">
                <text:p>11946653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43928293">
                <text:p>4439282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8337005">
                <text:p>583370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58821769">
                <text:p>17588217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54247508">
                <text:p>12542475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13588580">
                <text:p>9135885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74689323">
                <text:p>20746893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58058830">
                <text:p>145805883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8879378">
                <text:p>6188793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47128525">
                <text:p>12471285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24544879">
                <text:p>192454487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9403376">
                <text:p>3994033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88245053">
                <text:p>2882450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03743826">
                <text:p>4037438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62440849">
                <text:p>12624408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69670802">
                <text:p>136967080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7926394">
                <text:p>6179263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62987936">
                <text:p>13629879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32874395">
                <text:p>143287439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74135912">
                <text:p>20741359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3174180">
                <text:p>5317418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14519882">
                <text:p>19145198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86964547">
                <text:p>208696454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25767266">
                <text:p>14257672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49436609">
                <text:p>64943660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9246279">
                <text:p>2792462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46331029">
                <text:p>4463310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61733653">
                <text:p>14617336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12218680">
                <text:p>91221868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33153062">
                <text:p>163315306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05061041">
                <text:p>50506104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16723155">
                <text:p>13167231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2147582">
                <text:p>15214758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17892539">
                <text:p>101789253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43561137">
                <text:p>10435611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37094730">
                <text:p>43709473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18794612">
                <text:p>10187946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51944901">
                <text:p>13519449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0425319">
                <text:p>8304253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48904386">
                <text:p>10489043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45262695">
                <text:p>5452626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48055980">
                <text:p>164805598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45274914">
                <text:p>4452749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21422417">
                <text:p>21214224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15787040">
                <text:p>61578704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51129548">
                <text:p>35112954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72492318">
                <text:p>10724923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1755742">
                <text:p>1017557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30416061">
                <text:p>23041606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36194798">
                <text:p>33619479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64621436">
                <text:p>4646214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37115168">
                <text:p>183711516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41255181">
                <text:p>12412551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44157166">
                <text:p>10441571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45910947">
                <text:p>15459109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35428271">
                <text:p>163542827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4184284">
                <text:p>941842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7272525">
                <text:p>1572725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93171216">
                <text:p>3931712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54543782">
                <text:p>6545437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70617128">
                <text:p>17706171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89883096">
                <text:p>11898830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35330044">
                <text:p>8353300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00939304">
                <text:p>18009393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78128587">
                <text:p>15781285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67074021">
                <text:p>9670740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89863689">
                <text:p>12898636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17846058">
                <text:p>17178460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40567761">
                <text:p>74056776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35773069">
                <text:p>23577306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0074647">
                <text:p>1000746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13010992">
                <text:p>11130109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28095086">
                <text:p>19280950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69653531">
                <text:p>10696535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21075746">
                <text:p>13210757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571159">
                <text:p>25711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41765757">
                <text:p>4417657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86942045">
                <text:p>11869420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74562361">
                <text:p>127456236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57973444">
                <text:p>7579734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01356041">
                <text:p>90135604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3198846">
                <text:p>27319884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32642172">
                <text:p>15326421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56394479">
                <text:p>85639447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51165615">
                <text:p>7511656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05464150">
                <text:p>120546415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6535264">
                <text:p>8265352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69918777">
                <text:p>146991877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69925250">
                <text:p>206992525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98827976">
                <text:p>12988279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99231470">
                <text:p>169923147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65144238">
                <text:p>6651442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11843327">
                <text:p>18118433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26698554">
                <text:p>172669855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33688651">
                <text:p>11336886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7321922">
                <text:p>573219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23531791">
                <text:p>15235317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36192225">
                <text:p>11361922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36678476">
                <text:p>13366784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01992747">
                <text:p>150199274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86526141">
                <text:p>13865261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33018632">
                <text:p>12330186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37927376">
                <text:p>3379273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216132674">
                <text:p>12161326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96758907">
                <text:p>7967589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21673696">
                <text:p>15216736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57028946">
                <text:p>5570289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94675255">
                <text:p>16946752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96003739">
                <text:p>169600373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71230478">
                <text:p>14712304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67150084">
                <text:p>20671500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56390411">
                <text:p>10563904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17200091">
                <text:p>3172000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9263143">
                <text:p>6926314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18201211">
                <text:p>8182012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53254282">
                <text:p>195325428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29902261">
                <text:p>82990226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91289732">
                <text:p>9912897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87645097">
                <text:p>15876450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78130320">
                <text:p>77813032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09139039">
                <text:p>16091390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66603504">
                <text:p>19666035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8609932">
                <text:p>2486099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06267984">
                <text:p>12062679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4013546">
                <text:p>72401354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49561998">
                <text:p>34956199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14023247">
                <text:p>51402324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84786259">
                <text:p>48478625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20261299">
                <text:p>32026129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81710845">
                <text:p>8817108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77608681">
                <text:p>77760868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14713537">
                <text:p>3147135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46850676">
                <text:p>34685067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46267649">
                <text:p>144626764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8893415">
                <text:p>1988934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2269858">
                <text:p>150226985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51421761">
                <text:p>45142176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05309371">
                <text:p>12053093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78242995">
                <text:p>27824299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94574259">
                <text:p>69457425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94720439">
                <text:p>179472043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15938932">
                <text:p>17159389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7567213">
                <text:p>1575672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52455808">
                <text:p>15524558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94302006">
                <text:p>179430200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8275935">
                <text:p>2082759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84704151">
                <text:p>19847041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85939013">
                <text:p>98593901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6974841">
                <text:p>8697484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13762">
                <text:p>15137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43367690">
                <text:p>104336769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13014408">
                <text:p>4130144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93089114">
                <text:p>16930891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4137536">
                <text:p>9413753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08301753">
                <text:p>15083017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74455697">
                <text:p>2744556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40142686">
                <text:p>15401426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44419300">
                <text:p>19444193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20951110">
                <text:p>202095111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11076078">
                <text:p>41107607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89060205">
                <text:p>17890602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36340233">
                <text:p>7363402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90347754">
                <text:p>89034775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64372810">
                <text:p>26437281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07989118">
                <text:p>70798911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20849964">
                <text:p>9208499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44003278">
                <text:p>64400327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4922851">
                <text:p>549228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38725615">
                <text:p>7387256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9839097">
                <text:p>1298390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28063742">
                <text:p>142806374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25975188">
                <text:p>20259751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72129160">
                <text:p>157212916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14077758">
                <text:p>18140777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5728672">
                <text:p>1157286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59003402">
                <text:p>16590034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4820924">
                <text:p>648209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94579273">
                <text:p>5945792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91681244">
                <text:p>10916812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52185503">
                <text:p>4521855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3112936">
                <text:p>831129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72631316">
                <text:p>13726313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75230196">
                <text:p>197523019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03465122">
                <text:p>12034651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989281140">
                <text:p>198928114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12566129">
                <text:p>5125661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51743556">
                <text:p>19517435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13940386">
                <text:p>211394038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52099963">
                <text:p>85209996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36672155">
                <text:p>10366721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71788914">
                <text:p>19717889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07641207">
                <text:p>6076412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36045017">
                <text:p>6360450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49660049">
                <text:p>184966004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897268573">
                <text:p>189726857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27866510">
                <text:p>92786651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5818962">
                <text:p>1258189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42470581">
                <text:p>34247058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30273166">
                <text:p>15302731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70521235">
                <text:p>207052123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84776073">
                <text:p>128477607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59743972">
                <text:p>35974397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34633515">
                <text:p>18346335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50047209">
                <text:p>17500472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00906698">
                <text:p>14009066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89497765">
                <text:p>16894977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32045068">
                <text:p>10320450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34733233">
                <text:p>10347332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47476227">
                <text:p>3474762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05269407">
                <text:p>160526940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97932433">
                <text:p>4979324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42747077">
                <text:p>5427470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8566542">
                <text:p>10856654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47939566">
                <text:p>34793956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95301183">
                <text:p>19530118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53213592">
                <text:p>18532135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49236205">
                <text:p>15492362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76114551">
                <text:p>177611455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20313698">
                <text:p>162031369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86600087">
                <text:p>48660008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74879668">
                <text:p>15748796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32105959">
                <text:p>123210595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847263373">
                <text:p>184726337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846559545">
                <text:p>184655954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86474953">
                <text:p>98647495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2818201">
                <text:p>628182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01163517">
                <text:p>13011635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04447794">
                <text:p>6044477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8626997">
                <text:p>986269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955706045">
                <text:p>195570604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22745835">
                <text:p>142274583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0266945">
                <text:p>402669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08905118">
                <text:p>15089051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93410371">
                <text:p>89341037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93216993">
                <text:p>179321699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10119122">
                <text:p>191011912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33593530">
                <text:p>53359353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73217514">
                <text:p>8732175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29090023">
                <text:p>14290900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46140183">
                <text:p>204614018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986231355">
                <text:p>19862313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21959869">
                <text:p>192195986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17896418">
                <text:p>2178964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05848325">
                <text:p>20058483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24919190">
                <text:p>162491919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839179888">
                <text:p>18391798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00394144">
                <text:p>100039414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1242869">
                <text:p>6124286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31244207">
                <text:p>4312442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41691404">
                <text:p>12416914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79524417">
                <text:p>5795244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68424627">
                <text:p>16684246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12745508">
                <text:p>101274550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71329616">
                <text:p>13713296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929167967">
                <text:p>19291679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82439234">
                <text:p>3824392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33737180">
                <text:p>163373718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82522109">
                <text:p>38252210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82727550">
                <text:p>188272755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91728469">
                <text:p>79172846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82395467">
                <text:p>12823954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18398408">
                <text:p>8183984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26151229">
                <text:p>62615122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3039605">
                <text:p>1030396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08717965">
                <text:p>17087179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8189278">
                <text:p>5818927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132563700">
                <text:p>21325637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79561204">
                <text:p>7795612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12408194">
                <text:p>181240819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01664242">
                <text:p>130166424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51878188">
                <text:p>95187818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18118639">
                <text:p>41811863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41834921">
                <text:p>34183492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31155365">
                <text:p>173115536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87901770">
                <text:p>108790177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95873112">
                <text:p>14958731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95446082">
                <text:p>89544608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07117839">
                <text:p>40711783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93085757">
                <text:p>19308575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56527700">
                <text:p>11565277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49670343">
                <text:p>2496703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21864106">
                <text:p>12218641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43562632">
                <text:p>7435626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76689683">
                <text:p>127668968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75821102">
                <text:p>147582110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85080605">
                <text:p>20850806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06368321">
                <text:p>3063683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89668614">
                <text:p>16896686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89328391">
                <text:p>168932839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17205247">
                <text:p>31720524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46363706">
                <text:p>144636370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6660468">
                <text:p>9966604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27280933">
                <text:p>20272809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53192529">
                <text:p>75319252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6619653">
                <text:p>99661965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9559342">
                <text:p>7955934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26175539">
                <text:p>92617553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26713858">
                <text:p>112671385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208020218">
                <text:p>12080202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63835134">
                <text:p>13638351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73753554">
                <text:p>27375355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49829286">
                <text:p>4498292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84499742">
                <text:p>98449974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81317256">
                <text:p>5813172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93899264">
                <text:p>4938992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55425007">
                <text:p>5554250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16651284">
                <text:p>41665128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80532446">
                <text:p>8805324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17123955">
                <text:p>20171239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117955942">
                <text:p>211795594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35657239">
                <text:p>5356572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39366692">
                <text:p>20393666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03331053">
                <text:p>150333105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79354515">
                <text:p>11793545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539670">
                <text:p>18353967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24693534">
                <text:p>8246935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94307820">
                <text:p>49430782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39647999">
                <text:p>53964799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43730297">
                <text:p>15437302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12391639">
                <text:p>9123916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63635722">
                <text:p>8636357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6182191">
                <text:p>561821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18321563">
                <text:p>81832156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63398250">
                <text:p>106339825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4040595">
                <text:p>1340405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307093824">
                <text:p>13070938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83997669">
                <text:p>3839976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92578898">
                <text:p>7925788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1042521">
                <text:p>18104252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26598134">
                <text:p>18265981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57302957">
                <text:p>155730295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48375837">
                <text:p>16483758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43260757">
                <text:p>74326075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71632253">
                <text:p>57163225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44906800">
                <text:p>20449068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27710787">
                <text:p>202771078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54079785">
                <text:p>195407978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54103900">
                <text:p>4541039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94841580">
                <text:p>159484158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42134380">
                <text:p>44213438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61251246">
                <text:p>9612512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29405142">
                <text:p>22940514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360916116">
                <text:p>13609161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64457741">
                <text:p>196445774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77841174">
                <text:p>19778411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732006452">
                <text:p>17320064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394286390">
                <text:p>13942863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27555055">
                <text:p>17275550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34747584">
                <text:p>14347475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86554975">
                <text:p>12865549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56329695">
                <text:p>65632969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95610963">
                <text:p>89561096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20623340">
                <text:p>82062334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39052697">
                <text:p>83905269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4363818">
                <text:p>3436381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80689428">
                <text:p>2806894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28846935">
                <text:p>212884693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17841528">
                <text:p>81784152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33495857">
                <text:p>10334958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82029783">
                <text:p>128202978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35724585">
                <text:p>33572458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04434823">
                <text:p>21044348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51487122">
                <text:p>4514871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53485457">
                <text:p>95348545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44934970">
                <text:p>214493497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833928451">
                <text:p>183392845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7694781">
                <text:p>10769478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73184042">
                <text:p>17731840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29817719">
                <text:p>16298177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07048266">
                <text:p>170704826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55188556">
                <text:p>11551885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41645549">
                <text:p>174164554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52286213">
                <text:p>7522862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341475034">
                <text:p>13414750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141760007">
                <text:p>21417600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12846172">
                <text:p>151284617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15654357">
                <text:p>51565435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43100626">
                <text:p>114310062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07832233">
                <text:p>130783223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83228162">
                <text:p>3832281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66429365">
                <text:p>156642936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70301442">
                <text:p>27030144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68839245">
                <text:p>3688392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25687795">
                <text:p>122568779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64104839">
                <text:p>116410483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2012447">
                <text:p>10201244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42478694">
                <text:p>204247869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856172192">
                <text:p>185617219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397721617">
                <text:p>139772161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53270082">
                <text:p>55327008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880062291">
                <text:p>18800622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34952104">
                <text:p>153495210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34470079">
                <text:p>103447007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8010493">
                <text:p>7801049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45550160">
                <text:p>84555016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19764514">
                <text:p>9197645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3355035">
                <text:p>633550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19127129">
                <text:p>8191271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349cm" svg:height="22.337cm" xlink:href=".." xlink:type="simple" chart:class="chart:bar" chart:style-name="ch1">
        <chart:title svg:x="16.477cm" svg:y="0.582cm" chart:style-name="ch2">
          <text:p>Sortie RNG java</text:p>
        </chart:title>
        <chart:plot-area chart:style-name="ch3" table:cell-range-address="q6.D2:q6.D1002" chart:data-source-has-labels="row" svg:x="1.737cm" svg:y="1.807cm" svg:width="33.886cm" svg:height="19.103cm">
          <chartooo:coordinate-region svg:x="3.84cm" svg:y="1.807cm" svg:width="31.783cm" svg:height="17.98cm"/>
          <chart:axis chart:dimension="x" chart:name="primary-x" chart:style-name="ch4">
            <chart:title svg:x="17.525cm" svg:y="21.356cm" chart:style-name="ch5">
              <text:p>Ordre de Sortie</text:p>
            </chart:title>
          </chart:axis>
          <chart:axis chart:dimension="y" chart:name="primary-y" chart:style-name="ch6">
            <chart:title svg:x="0.451cm" svg:y="12.579cm" chart:style-name="ch7">
              <text:p>Valeur de Sortie</text:p>
            </chart:title>
            <chart:grid chart:style-name="ch8" chart:class="major"/>
          </chart:axis>
          <chart:series chart:style-name="ch9" chart:values-cell-range-address="q6.D3:q6.D1002" chart:label-cell-address="q6.D2:q6.D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q6.D2:q6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5219448">
                <text:p>3385219448</text:p>
                <draw:g>
                  <svg:desc>q6.D3:q6.D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24510529">
                <text:p>2924510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6126807">
                <text:p>1416126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378967">
                <text:p>273378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9125654">
                <text:p>929125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7990393">
                <text:p>1377990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9916233">
                <text:p>1289916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77272133">
                <text:p>1777272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7374144">
                <text:p>1847374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35505679">
                <text:p>3235505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91067532">
                <text:p>2291067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67511492">
                <text:p>28675114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904642">
                <text:p>444904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74238482">
                <text:p>2574238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77697662">
                <text:p>2177697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18913671">
                <text:p>37189136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76242602">
                <text:p>427624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9911672">
                <text:p>1829911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58442240">
                <text:p>27584422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2166052">
                <text:p>542166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4859596">
                <text:p>2204859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6939800">
                <text:p>20169398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1559926">
                <text:p>671559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37569748">
                <text:p>35375697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7571647">
                <text:p>3575716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32410798">
                <text:p>34324107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5652170">
                <text:p>285652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8037238">
                <text:p>398037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3083614">
                <text:p>773083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11429466">
                <text:p>2411429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9630058">
                <text:p>379630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7906700">
                <text:p>22279067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39303368">
                <text:p>3639303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97514273">
                <text:p>38975142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00518470">
                <text:p>29005184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41859004">
                <text:p>4241859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89944801">
                <text:p>3489944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0385771">
                <text:p>29903857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5528403">
                <text:p>3115528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20488272">
                <text:p>3420488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23550799">
                <text:p>36235507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7492227">
                <text:p>4074922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51836682">
                <text:p>2351836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9549495">
                <text:p>1259549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54587389">
                <text:p>3554587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18060059">
                <text:p>3218060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46239337">
                <text:p>22462393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97340418">
                <text:p>2197340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9562523">
                <text:p>6795625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6455365">
                <text:p>12364553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44935921">
                <text:p>2244935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02078567">
                <text:p>21020785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78398620">
                <text:p>17783986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10950522">
                <text:p>23109505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67890342">
                <text:p>23678903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67330498">
                <text:p>9673304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06457782">
                <text:p>42064577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27288087">
                <text:p>42272880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6812563">
                <text:p>11768125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94814607">
                <text:p>2194814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4766822">
                <text:p>9247668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13196251">
                <text:p>29131962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618563">
                <text:p>230618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8530545">
                <text:p>8785305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307049">
                <text:p>1023070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220587">
                <text:p>1012205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67841993">
                <text:p>37678419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73017647">
                <text:p>36730176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3413060">
                <text:p>7034130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68905935">
                <text:p>25689059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6399289">
                <text:p>3463992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17822001">
                <text:p>4217822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44057278">
                <text:p>20440572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58994418">
                <text:p>1958994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6827564">
                <text:p>4168275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81588231">
                <text:p>30815882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86484065">
                <text:p>10864840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7050405">
                <text:p>6570504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48499136">
                <text:p>23484991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92199010">
                <text:p>41921990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08832124">
                <text:p>15088321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7102748">
                <text:p>3271027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08775830">
                <text:p>37087758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74778649">
                <text:p>3374778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12499491">
                <text:p>12124994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83649775">
                <text:p>22836497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4173650">
                <text:p>13241736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84478630">
                <text:p>39844786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08066733">
                <text:p>19080667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74366107">
                <text:p>1874366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45262239">
                <text:p>28452622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51132583">
                <text:p>2451132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92824886">
                <text:p>3692824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9727743">
                <text:p>16997277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6297896">
                <text:p>4662978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75685725">
                <text:p>6756857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57131291">
                <text:p>11571312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60200928">
                <text:p>1760200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83671328">
                <text:p>34836713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26974256">
                <text:p>17269742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9345152">
                <text:p>8493451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01691493">
                <text:p>1901691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3622075">
                <text:p>21036220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44108328">
                <text:p>38441083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25204173">
                <text:p>28252041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42685083">
                <text:p>26426850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17757363">
                <text:p>36177573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16098678">
                <text:p>20160986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90133804">
                <text:p>20901338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90485874">
                <text:p>35904858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660868">
                <text:p>776608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0971113">
                <text:p>8109711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39911181">
                <text:p>39399111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74738110">
                <text:p>11747381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8849071">
                <text:p>20188490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1696634">
                <text:p>2301696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89865123">
                <text:p>37898651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18827447">
                <text:p>8188274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2934331">
                <text:p>18029343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9748544">
                <text:p>6197485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84269669">
                <text:p>30842696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9429113">
                <text:p>13294291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86777775">
                <text:p>36867777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0420732">
                <text:p>8804207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83953806">
                <text:p>16839538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4729349">
                <text:p>2547293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46837594">
                <text:p>20468375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47072271">
                <text:p>21470722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2774172">
                <text:p>4827741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00017470">
                <text:p>33000174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8251916">
                <text:p>7182519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27207935">
                <text:p>37272079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0260436">
                <text:p>8302604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8891117">
                <text:p>4588911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37850266">
                <text:p>33378502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99868790">
                <text:p>33998687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01907645">
                <text:p>1501907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3419198">
                <text:p>36934191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63423325">
                <text:p>25634233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53542851">
                <text:p>3053542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0779425">
                <text:p>740779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91255617">
                <text:p>17912556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90879155">
                <text:p>28908791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23380694">
                <text:p>26233806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04365839">
                <text:p>17043658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9860713">
                <text:p>8598607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36571389">
                <text:p>17365713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74737608">
                <text:p>1774737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78944603">
                <text:p>30789446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71660048">
                <text:p>26716600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6255904">
                <text:p>1562559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8008785">
                <text:p>30480087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89500957">
                <text:p>13895009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5223537">
                <text:p>2752235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38741636">
                <text:p>26387416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61755984">
                <text:p>17617559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7616302">
                <text:p>1976163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17759277">
                <text:p>34177592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63241624">
                <text:p>28632416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11883079">
                <text:p>41118830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36951982">
                <text:p>41369519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81423431">
                <text:p>30814234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05748556">
                <text:p>17057485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75870173">
                <text:p>36758701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50803329">
                <text:p>26508033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02435880">
                <text:p>13024358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12697877">
                <text:p>19126978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4518234">
                <text:p>17245182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88811213">
                <text:p>21888112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8614939">
                <text:p>6186149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42222572">
                <text:p>14422225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33670958">
                <text:p>28336709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77157885">
                <text:p>16771578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1358802">
                <text:p>2013588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11442127">
                <text:p>25114421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30781546">
                <text:p>40307815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19025857">
                <text:p>41190258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51721439">
                <text:p>31517214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2202175">
                <text:p>2422021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83432261">
                <text:p>9834322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45191820">
                <text:p>42451918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40519484">
                <text:p>34405194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46052033">
                <text:p>24460520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88666776">
                <text:p>14886667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98685461">
                <text:p>23986854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18513732">
                <text:p>32185137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49729117">
                <text:p>4049729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07965283">
                <text:p>34079652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1030230">
                <text:p>15103023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76989111">
                <text:p>24769891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41153058">
                <text:p>27411530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46800710">
                <text:p>29468007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77887120">
                <text:p>28778871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33468730">
                <text:p>27334687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7431328">
                <text:p>39074313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07610376">
                <text:p>19076103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06134469">
                <text:p>9061344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89686229">
                <text:p>8896862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876979564">
                <text:p>38769795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73248020">
                <text:p>13732480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55411005">
                <text:p>30554110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27147635">
                <text:p>21271476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53773472">
                <text:p>19537734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25331447">
                <text:p>11253314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63359618">
                <text:p>34633596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61536101">
                <text:p>25615361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44283480">
                <text:p>19442834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8894180">
                <text:p>2488941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4708835">
                <text:p>3547088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98430175">
                <text:p>11984301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99672374">
                <text:p>19996723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0731440">
                <text:p>7207314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86392949">
                <text:p>34863929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82327418">
                <text:p>13823274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8406494">
                <text:p>1884064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4194005">
                <text:p>784194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29300109">
                <text:p>10293001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01141168">
                <text:p>23011411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48000635">
                <text:p>21480006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92371955">
                <text:p>15923719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52735303">
                <text:p>35527353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85379172">
                <text:p>22853791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28465976">
                <text:p>9284659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15670603">
                <text:p>15156706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94412674">
                <text:p>13944126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65380183">
                <text:p>32653801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23439816">
                <text:p>22234398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42306754">
                <text:p>23423067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08834786">
                <text:p>14088347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25657268">
                <text:p>14256572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40888799">
                <text:p>40408887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82749156">
                <text:p>27827491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792013">
                <text:p>547920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87345285">
                <text:p>28873452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99180727">
                <text:p>11991807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95120991">
                <text:p>495120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4298862">
                <text:p>3042988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9610299">
                <text:p>4096102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5563404">
                <text:p>6155634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69317251">
                <text:p>10693172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88097590">
                <text:p>208809759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40477994">
                <text:p>42404779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30383136">
                <text:p>38303831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72607945">
                <text:p>11726079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01474133">
                <text:p>29014741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11716874">
                <text:p>17117168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06229816">
                <text:p>30062298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17818185">
                <text:p>22178181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86850245">
                <text:p>29868502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34498423">
                <text:p>21344984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43474204">
                <text:p>9434742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39218498">
                <text:p>26392184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70032448">
                <text:p>28700324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05955442">
                <text:p>22059554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46613787">
                <text:p>32466137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93046934">
                <text:p>19930469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65178565">
                <text:p>13651785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52183519">
                <text:p>22521835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73256453">
                <text:p>5732564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21604427">
                <text:p>22216044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34845719">
                <text:p>22348457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14149381">
                <text:p>28141493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85656239">
                <text:p>19856562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05644555">
                <text:p>38056445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6040766">
                <text:p>3160407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8398865">
                <text:p>3083988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29944179">
                <text:p>35299441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54808997">
                <text:p>27548089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14795012">
                <text:p>20147950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07274387">
                <text:p>18072743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60827821">
                <text:p>20608278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45107850">
                <text:p>27451078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28013432">
                <text:p>13280134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73491710">
                <text:p>9734917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35582783">
                <text:p>27355827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81400144">
                <text:p>7814001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63247215">
                <text:p>6632472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99099180">
                <text:p>4990991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36181006">
                <text:p>36361810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84826419">
                <text:p>35848264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447550">
                <text:p>394475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58072025">
                <text:p>27580720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43701378">
                <text:p>8437013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28092815">
                <text:p>32280928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34936065">
                <text:p>15349360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00632099">
                <text:p>39006320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0828298">
                <text:p>2508282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56447591">
                <text:p>40564475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71468696">
                <text:p>27714686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84001809">
                <text:p>6840018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75085206">
                <text:p>30750852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9064545">
                <text:p>990645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12955044">
                <text:p>16129550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72555273">
                <text:p>42725552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67080731">
                <text:p>19670807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8663112">
                <text:p>3186631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50661454">
                <text:p>22506614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05579863">
                <text:p>38055798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05838355">
                <text:p>34058383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87536649">
                <text:p>21875366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22788225">
                <text:p>35227882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11079341">
                <text:p>10110793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12072954">
                <text:p>12120729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99776566">
                <text:p>38997765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29875307">
                <text:p>23298753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94141597">
                <text:p>12941415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7518290">
                <text:p>49751829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77864710">
                <text:p>47786471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39733760">
                <text:p>37397337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02211105">
                <text:p>40022111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38873248">
                <text:p>41388732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7610195">
                <text:p>3376101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00704631">
                <text:p>22007046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1596308">
                <text:p>8515963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23454188">
                <text:p>35234541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6867354">
                <text:p>13368673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64129739">
                <text:p>11641297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12906679">
                <text:p>30129066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98715461">
                <text:p>22987154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52350975">
                <text:p>41523509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88792635">
                <text:p>19887926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99161133">
                <text:p>22991611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04004795">
                <text:p>20040047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09087942">
                <text:p>6090879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93057226">
                <text:p>25930572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25441534">
                <text:p>27254415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7900259">
                <text:p>10079002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89457499">
                <text:p>7894574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02537663">
                <text:p>25025376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89526680">
                <text:p>21895266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86272215">
                <text:p>36862722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22594251">
                <text:p>13225942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90937127">
                <text:p>26909371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56771273">
                <text:p>7567712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23322803">
                <text:p>28233228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35187913">
                <text:p>10351879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44293198">
                <text:p>30442931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10379591">
                <text:p>18103795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64394009">
                <text:p>7643940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7036586">
                <text:p>3970365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34525258">
                <text:p>30345252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26763560">
                <text:p>18267635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3148462">
                <text:p>2331484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9354089">
                <text:p>6893540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66894704">
                <text:p>22668947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10883690">
                <text:p>61088369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88184731">
                <text:p>6881847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63412772">
                <text:p>39634127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37565660">
                <text:p>27375656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99133548">
                <text:p>33991335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678128908">
                <text:p>26781289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0901916">
                <text:p>1309019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37121006">
                <text:p>38371210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06136179">
                <text:p>11061361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83602100">
                <text:p>1183602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29711417">
                <text:p>31297114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08286408">
                <text:p>16082864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61806630">
                <text:p>86180663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33708488">
                <text:p>38337084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62458116">
                <text:p>32624581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71635921">
                <text:p>39716359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48749587">
                <text:p>8487495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35652351">
                <text:p>6356523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14136620">
                <text:p>20141366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32089140">
                <text:p>203208914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57632040">
                <text:p>125763204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15242777">
                <text:p>23152427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93071746">
                <text:p>22930717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09207138">
                <text:p>34092071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965026874">
                <text:p>39650268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14104917">
                <text:p>29141049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62798076">
                <text:p>19627980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40492684">
                <text:p>1140492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90374273">
                <text:p>12903742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63832057">
                <text:p>10638320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36760629">
                <text:p>31367606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57395242">
                <text:p>15573952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22560282">
                <text:p>42225602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565932237">
                <text:p>25659322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61315051">
                <text:p>15613150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0871286">
                <text:p>2608712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68768132">
                <text:p>23687681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38327456">
                <text:p>19383274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49326720">
                <text:p>124932672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5124337">
                <text:p>3451243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008740">
                <text:p>440087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96641730">
                <text:p>179664173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9080443">
                <text:p>1090804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695006">
                <text:p>38806950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81178817">
                <text:p>33811788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7907464">
                <text:p>2279074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483239940">
                <text:p>34832399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36614594">
                <text:p>34366145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71302664">
                <text:p>41713026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7259084">
                <text:p>672590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88607595">
                <text:p>18886075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08558059">
                <text:p>29085580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61463561">
                <text:p>31614635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53233515">
                <text:p>20532335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35570849">
                <text:p>36355708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30866149">
                <text:p>18308661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168332216">
                <text:p>31683322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86678981">
                <text:p>12866789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56255165">
                <text:p>24562551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12532230">
                <text:p>251253223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30700141">
                <text:p>27307001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798589247">
                <text:p>27985892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26320760">
                <text:p>82632076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69135075">
                <text:p>23691350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12543332">
                <text:p>34125433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48462532">
                <text:p>30484625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78876593">
                <text:p>36788765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71301593">
                <text:p>12713015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768156734">
                <text:p>27681567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230103360">
                <text:p>323010336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4384363">
                <text:p>5943843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127761285">
                <text:p>21277612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51896958">
                <text:p>6518969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154379300">
                <text:p>21543793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35467466">
                <text:p>22354674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45968460">
                <text:p>12459684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28553997">
                <text:p>14285539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9944293">
                <text:p>35899442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96631194">
                <text:p>40966311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26011092">
                <text:p>17260110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335164855">
                <text:p>33351648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1126013">
                <text:p>2011260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5840968">
                <text:p>4558409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05143433">
                <text:p>8051434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91379372">
                <text:p>29913793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29462761">
                <text:p>29294627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9268710">
                <text:p>45926871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28483609">
                <text:p>13284836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79108608">
                <text:p>4791086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70330537">
                <text:p>26703305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542757547">
                <text:p>35427575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9085560">
                <text:p>41908556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57115179">
                <text:p>16571151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53228866">
                <text:p>19532288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74195313">
                <text:p>41741953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04783325">
                <text:p>15047833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133031561">
                <text:p>21330315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40724159">
                <text:p>17407241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57415094">
                <text:p>26574150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72792899">
                <text:p>11727928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8264410">
                <text:p>3682644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9717804">
                <text:p>1297178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8167067">
                <text:p>1181670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18131945">
                <text:p>21181319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02060995">
                <text:p>24020609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34583834">
                <text:p>28345838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6522600">
                <text:p>2565226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91489363">
                <text:p>25914893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52748364">
                <text:p>10527483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72976415">
                <text:p>3729764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443727366">
                <text:p>34437273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78268998">
                <text:p>20782689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827068513">
                <text:p>38270685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65465170">
                <text:p>136546517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98935939">
                <text:p>19989359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50728272">
                <text:p>31507282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45239889">
                <text:p>25452398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13606355">
                <text:p>13136063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2959122">
                <text:p>2829591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867732541">
                <text:p>38677325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74709842">
                <text:p>24747098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11582529">
                <text:p>19115825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92791304">
                <text:p>36927913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622107555">
                <text:p>36221075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66064891">
                <text:p>5660648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00814402">
                <text:p>12008144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5328864">
                <text:p>1353288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54549335">
                <text:p>20545493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68531656">
                <text:p>16685316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14242559">
                <text:p>13142425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27813688">
                <text:p>28278136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94431478">
                <text:p>15944314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90915737">
                <text:p>23909157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91283876">
                <text:p>41912838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87904338">
                <text:p>23879043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2615134">
                <text:p>5026151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106750515">
                <text:p>31067505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400101">
                <text:p>84001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86710164">
                <text:p>8867101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43633969">
                <text:p>9436339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98885309">
                <text:p>11988853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674493812">
                <text:p>36744938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12516232">
                <text:p>26125162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85572441">
                <text:p>9855724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95462213">
                <text:p>24954622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886932108">
                <text:p>38869321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358005213">
                <text:p>23580052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68978302">
                <text:p>9689783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88960313">
                <text:p>21889603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57200233">
                <text:p>42572002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49419236">
                <text:p>21494192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73015442">
                <text:p>14730154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19912430">
                <text:p>71991243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48803533">
                <text:p>15488035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6547987">
                <text:p>2665479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01233734">
                <text:p>40012337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5325981">
                <text:p>35532598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369614973">
                <text:p>336961497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40618630">
                <text:p>274061863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81920658">
                <text:p>4819206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995495777">
                <text:p>39954957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39288770">
                <text:p>163928877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536172665">
                <text:p>35361726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052860209">
                <text:p>40528602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59104442">
                <text:p>41591044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58447337">
                <text:p>5584473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409508815">
                <text:p>34095088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64976418">
                <text:p>6649764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98793996">
                <text:p>3987939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15789251">
                <text:p>131578925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658944910">
                <text:p>365894491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58352680">
                <text:p>17583526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39395233">
                <text:p>28393952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6500646">
                <text:p>5265006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77342817">
                <text:p>6773428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86258763">
                <text:p>15862587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6953763">
                <text:p>369537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759665514">
                <text:p>27596655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57468693">
                <text:p>25574686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32325206">
                <text:p>17323252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813494947">
                <text:p>381349494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22061292">
                <text:p>28220612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870728220">
                <text:p>287072822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73214294">
                <text:p>27732142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849146901">
                <text:p>384914690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454715534">
                <text:p>24547155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62170125">
                <text:p>12621701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86264353">
                <text:p>10862643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01942481">
                <text:p>14019424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219830837">
                <text:p>22198308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28610082">
                <text:p>16286100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2946637">
                <text:p>5529466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330798996">
                <text:p>33307989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580724554">
                <text:p>35807245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23072184">
                <text:p>4230721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93459764">
                <text:p>3934597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80783229">
                <text:p>11807832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34057018">
                <text:p>34340570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704733138">
                <text:p>37047331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09250679">
                <text:p>190925067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875864464">
                <text:p>28758644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160005622">
                <text:p>41600056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24806551">
                <text:p>3248065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45884792">
                <text:p>7458847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98887990">
                <text:p>199888799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338653812">
                <text:p>33386538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897018064">
                <text:p>38970180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61169246">
                <text:p>23611692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71593147">
                <text:p>16715931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67937836">
                <text:p>5679378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32252523">
                <text:p>20322525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160149525">
                <text:p>31601495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80661455">
                <text:p>19806614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317024923">
                <text:p>23170249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360442">
                <text:p>523604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91640267">
                <text:p>49164026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02994182">
                <text:p>20029941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142578115">
                <text:p>41425781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778000181">
                <text:p>37780001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93586549">
                <text:p>18935865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8936408">
                <text:p>14189364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3864489">
                <text:p>6386448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45247604">
                <text:p>18452476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69460040">
                <text:p>256946004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8795041">
                <text:p>2287950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82687446">
                <text:p>9826874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61478709">
                <text:p>66147870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959977280">
                <text:p>295997728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306395426">
                <text:p>23063954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54427351">
                <text:p>9544273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82199452">
                <text:p>32821994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46301084">
                <text:p>184630108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663781374">
                <text:p>36637813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45619133">
                <text:p>8456191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98299886">
                <text:p>10982998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23920735">
                <text:p>14239207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32636350">
                <text:p>103263635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630895518">
                <text:p>36308955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26930965">
                <text:p>16269309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083610833">
                <text:p>40836108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12028110">
                <text:p>17120281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711250">
                <text:p>771125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17664543">
                <text:p>15176645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450443773">
                <text:p>24504437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12510717">
                <text:p>19125107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68816822">
                <text:p>20688168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85987775">
                <text:p>4859877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9267376">
                <text:p>13926737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57900545">
                <text:p>10579005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51147181">
                <text:p>18511471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613342411">
                <text:p>36133424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61501824">
                <text:p>3615018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75694833">
                <text:p>29756948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90529818">
                <text:p>6905298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2857532">
                <text:p>2928575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265975107">
                <text:p>22659751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67211977">
                <text:p>38672119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791788711">
                <text:p>37917887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3687601">
                <text:p>61368760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823452819">
                <text:p>28234528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10475498">
                <text:p>10104754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216557825">
                <text:p>42165578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77138028">
                <text:p>197713802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149087185">
                <text:p>414908718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298194583">
                <text:p>22981945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70148697">
                <text:p>19701486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43814611">
                <text:p>18438146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679735071">
                <text:p>367973507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798932088">
                <text:p>37989320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149239012">
                <text:p>41492390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434444656">
                <text:p>34344446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3190501">
                <text:p>66319050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566139931">
                <text:p>356613993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76902748">
                <text:p>177690274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718044274">
                <text:p>271804427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290250060">
                <text:p>229025006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194700142">
                <text:p>419470014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36470398">
                <text:p>20364703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846219946">
                <text:p>38462199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537067718">
                <text:p>25370677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95059527">
                <text:p>209505952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83244682">
                <text:p>18832446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47999247">
                <text:p>164799924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08968324">
                <text:p>8089683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17262300">
                <text:p>6172623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363003078">
                <text:p>336300307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07578682">
                <text:p>19075786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665229310">
                <text:p>36652293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47051339">
                <text:p>104705133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24510971">
                <text:p>212451097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216713195">
                <text:p>32167131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99331695">
                <text:p>20993316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581566227">
                <text:p>35815662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889813750">
                <text:p>288981375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64867714">
                <text:p>8648677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11871063">
                <text:p>16118710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10206361">
                <text:p>19102063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59895304">
                <text:p>7598953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877434502">
                <text:p>38774345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95995895">
                <text:p>199599589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315249317">
                <text:p>33152493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15688583">
                <text:p>5156885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73590306">
                <text:p>427359030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28162520">
                <text:p>112816252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58715362">
                <text:p>215871536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539391051">
                <text:p>35393910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59220131">
                <text:p>4592201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59970372">
                <text:p>75997037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438510689">
                <text:p>34385106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09551410">
                <text:p>190955141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45988603">
                <text:p>3459886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6990412">
                <text:p>2969904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17872150">
                <text:p>341787215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658331804">
                <text:p>36583318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05614913">
                <text:p>27056149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813379264">
                <text:p>38133792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417113434">
                <text:p>34171134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185482991">
                <text:p>21854829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550796335">
                <text:p>255079633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942695866">
                <text:p>294269586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575640423">
                <text:p>357564042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7824404">
                <text:p>1278244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81682339">
                <text:p>20816823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3678356">
                <text:p>936783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551302879">
                <text:p>255130287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505727480">
                <text:p>350572748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53050910">
                <text:p>45305091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32838252">
                <text:p>32328382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190767942">
                <text:p>31907679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904026380">
                <text:p>290402638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82250056">
                <text:p>4822500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30185255">
                <text:p>193018525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52920707">
                <text:p>5529207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606607046">
                <text:p>260660704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73110378">
                <text:p>227311037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41909996">
                <text:p>11419099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86598755">
                <text:p>17865987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257732638">
                <text:p>42577326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84512242">
                <text:p>168451224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786255141">
                <text:p>378625514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01507606">
                <text:p>9015076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80124434">
                <text:p>128012443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825411571">
                <text:p>38254115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46486145">
                <text:p>11464861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643148976">
                <text:p>364314897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8693154">
                <text:p>186931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605858978">
                <text:p>260585897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52017781">
                <text:p>175201778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69092521">
                <text:p>276909252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723461844">
                <text:p>372346184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039089114">
                <text:p>30390891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29609142">
                <text:p>34296091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34145886">
                <text:p>22341458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668904497">
                <text:p>366890449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26708121">
                <text:p>10267081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997968576">
                <text:p>19979685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736846734">
                <text:p>27368467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2064710">
                <text:p>10206471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242657665">
                <text:p>42426576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240918354">
                <text:p>22409183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723785181">
                <text:p>37237851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27827108">
                <text:p>16278271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152118616">
                <text:p>31521186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308023024">
                <text:p>33080230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30719060">
                <text:p>283071906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70250209">
                <text:p>11702502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18374536">
                <text:p>4183745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37808480">
                <text:p>283780848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87847647">
                <text:p>6878476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09685013">
                <text:p>10096850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74804127">
                <text:p>257480412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927981">
                <text:p>1392798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02073806">
                <text:p>10020738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88461150">
                <text:p>88846115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053008">
                <text:p>150530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87165992">
                <text:p>7871659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71086676">
                <text:p>15710866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4199260">
                <text:p>8419926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60155505">
                <text:p>20601555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87057377">
                <text:p>118705737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82637067">
                <text:p>13826370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748065461">
                <text:p>274806546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73081211">
                <text:p>27730812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24960818">
                <text:p>16249608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423207791">
                <text:p>342320779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08657042">
                <text:p>50865704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3767053">
                <text:p>32376705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887819701">
                <text:p>288781970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12420190">
                <text:p>111242019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75207457">
                <text:p>17752074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887835113">
                <text:p>18878351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30922313">
                <text:p>10309223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687933342">
                <text:p>268793334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84333841">
                <text:p>108433384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9689590">
                <text:p>18968959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70501777">
                <text:p>167050177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07344215">
                <text:p>18073442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237519897">
                <text:p>42375198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17102780">
                <text:p>71710278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68093044">
                <text:p>136809304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54433941">
                <text:p>24544339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058340977">
                <text:p>405834097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02094571">
                <text:p>110209457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76161694">
                <text:p>117616169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17750471">
                <text:p>3177504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47523158">
                <text:p>6475231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247107796">
                <text:p>324710779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071842302">
                <text:p>40718423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23953731">
                <text:p>14239537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41203339">
                <text:p>164120333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6317550">
                <text:p>16631755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374631238">
                <text:p>33746312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02070208">
                <text:p>4020702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03807955">
                <text:p>20038079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029971027">
                <text:p>30299710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1041647">
                <text:p>510416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57806042">
                <text:p>245780604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78527096">
                <text:p>16785270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99187264">
                <text:p>11991872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860233778">
                <text:p>286023377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114322065">
                <text:p>211432206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76736711">
                <text:p>11767367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74159001">
                <text:p>6741590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812683151">
                <text:p>28126831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337246410">
                <text:p>233724641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165003666">
                <text:p>216500366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77517410">
                <text:p>227751741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679565386">
                <text:p>36795653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087259340">
                <text:p>408725934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92014764">
                <text:p>159201476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733797703">
                <text:p>373379770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91238249">
                <text:p>259123824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748883141">
                <text:p>27488831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56397168">
                <text:p>14563971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66856725">
                <text:p>20668567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34017463">
                <text:p>19340174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427123267">
                <text:p>34271232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036153915">
                <text:p>303615391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571178046">
                <text:p>257117804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671173">
                <text:p>1067117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78648763">
                <text:p>197864876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259885550">
                <text:p>325988555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861825370">
                <text:p>186182537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027512548">
                <text:p>302751254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84536838">
                <text:p>48453683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985317229">
                <text:p>298531722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739867040">
                <text:p>273986704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002855851">
                <text:p>40028558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85541599">
                <text:p>88554159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326671138">
                <text:p>232667113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817943921">
                <text:p>281794392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69746039">
                <text:p>17697460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54913638">
                <text:p>39549136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213299066">
                <text:p>42132990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236052174">
                <text:p>223605217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8971238">
                <text:p>3897123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65513632">
                <text:p>19655136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69027686">
                <text:p>226902768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23570397">
                <text:p>32235703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47856475">
                <text:p>6478564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770726900">
                <text:p>27707269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328266972">
                <text:p>332826697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07983976">
                <text:p>6079839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178374270">
                <text:p>317837427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864459183">
                <text:p>286445918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33575764">
                <text:p>203357576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34302557">
                <text:p>17343025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19268025">
                <text:p>9192680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70744705">
                <text:p>11707447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86143308">
                <text:p>3861433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433071951">
                <text:p>343307195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75546172">
                <text:p>22755461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952869886">
                <text:p>395286988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05469893">
                <text:p>30546989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81042675">
                <text:p>6810426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36438521">
                <text:p>10364385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951681567">
                <text:p>39516815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82769603">
                <text:p>20827696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925800100">
                <text:p>39258001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91408168">
                <text:p>219140816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403823038">
                <text:p>340382303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767413200">
                <text:p>37674132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41696480">
                <text:p>34169648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628249797">
                <text:p>362824979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190215709">
                <text:p>31902157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90673017">
                <text:p>6906730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22781385">
                <text:p>182278138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561857037">
                <text:p>256185703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34352480">
                <text:p>153435248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41353424">
                <text:p>44135342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910023589">
                <text:p>191002358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271747845">
                <text:p>32717478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17193998">
                <text:p>161719399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174309352">
                <text:p>217430935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05928031">
                <text:p>50592803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858215923">
                <text:p>18582159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84254612">
                <text:p>28842546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148376669">
                <text:p>21483766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609160195">
                <text:p>360916019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376126178">
                <text:p>13761261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25405890">
                <text:p>152540589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897739721">
                <text:p>189773972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07867717">
                <text:p>17078677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83920675">
                <text:p>5839206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85156684">
                <text:p>128515668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98019408">
                <text:p>34980194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40880379">
                <text:p>12408803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85307079">
                <text:p>108530707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35199306">
                <text:p>83519930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85968149">
                <text:p>6859681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37608351">
                <text:p>103760835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40261">
                <text:p>34026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965893048">
                <text:p>29658930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244704450">
                <text:p>224470445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40436942">
                <text:p>124043694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03726682">
                <text:p>60372668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1247479">
                <text:p>36124747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56086533">
                <text:p>4560865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23097803">
                <text:p>152309780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438306244">
                <text:p>24383062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80056138">
                <text:p>208005613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584449037">
                <text:p>358444903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840956925">
                <text:p>38409569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8704391">
                <text:p>1287043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27713882">
                <text:p>162771388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12493841">
                <text:p>131249384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311524716">
                <text:p>33115247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145798920">
                <text:p>314579892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8989875">
                <text:p>2089898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58211785">
                <text:p>7582117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24454728">
                <text:p>9244547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286780532">
                <text:p>42867805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22607940">
                <text:p>142260794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99361779">
                <text:p>159936177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6392290">
                <text:p>175639229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350685242">
                <text:p>335068524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53445091">
                <text:p>35534450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711398351">
                <text:p>27113983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45496497">
                <text:p>41454964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045148045">
                <text:p>30451480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240767943">
                <text:p>324076794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477260964">
                <text:p>347726096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24335055">
                <text:p>14243350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76701411">
                <text:p>22767014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20335116">
                <text:p>13203351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44161081">
                <text:p>24416108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023174266">
                <text:p>40231742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42391672">
                <text:p>10423916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414139955">
                <text:p>24141399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94799708">
                <text:p>189479970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088782867">
                <text:p>308878286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234026188">
                <text:p>42340261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99215519">
                <text:p>28992155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679038303">
                <text:p>367903830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288958754">
                <text:p>22889587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147732769">
                <text:p>31477327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86011160">
                <text:p>158601116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24378774">
                <text:p>3243787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455696848">
                <text:p>34556968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70121470">
                <text:p>67012147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43456332">
                <text:p>204345633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678379226">
                <text:p>26783792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153703787">
                <text:p>315370378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570673070">
                <text:p>257067307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590448201">
                <text:p>259044820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15626761">
                <text:p>321562676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95703526">
                <text:p>119570352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104375490">
                <text:p>410437549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632789253">
                <text:p>363278925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65452931">
                <text:p>56545293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54672470">
                <text:p>55467247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36803467">
                <text:p>17368034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476311510">
                <text:p>347631151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18332079">
                <text:p>61833207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930695286">
                <text:p>393069528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90428321">
                <text:p>14904283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59550970">
                <text:p>55955097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98974836">
                <text:p>16989748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812164388">
                <text:p>38121643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730005087">
                <text:p>27300050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24187409">
                <text:p>4241874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5134912">
                <text:p>1551349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31935970">
                <text:p>183193597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66479204">
                <text:p>56647920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103050397">
                <text:p>41030503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323217669">
                <text:p>332321766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465144149">
                <text:p>346514414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959259667">
                <text:p>39592596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968256137">
                <text:p>39682561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684194487">
                <text:p>368419448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409471178">
                <text:p>340947117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30233364">
                <text:p>2302333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01995423">
                <text:p>3019954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39942863">
                <text:p>143994286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467312812">
                <text:p>34673128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27322321">
                <text:p>21273223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699444496">
                <text:p>26994444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159447883">
                <text:p>315944788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513117967">
                <text:p>25131179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16729338">
                <text:p>51672933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261400049">
                <text:p>226140004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142260907">
                <text:p>41422609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185669673">
                <text:p>21856696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947218945">
                <text:p>394721894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73481912">
                <text:p>19734819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550341750">
                <text:p>255034175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2120915">
                <text:p>421209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327305119">
                <text:p>13273051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6947139">
                <text:p>369471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974598067">
                <text:p>39745980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285849356">
                <text:p>328584935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86664781">
                <text:p>158666478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228215505">
                <text:p>42282155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42216048">
                <text:p>74221604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070840438">
                <text:p>30708404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61245388">
                <text:p>26124538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55547782">
                <text:p>165554778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690609471">
                <text:p>36906094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23307479">
                <text:p>122330747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8228637">
                <text:p>382286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51744492">
                <text:p>45174449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61279668">
                <text:p>26127966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480992410">
                <text:p>24809924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75393930">
                <text:p>97539393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422294509">
                <text:p>34222945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76059368">
                <text:p>18760593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097286987">
                <text:p>309728698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03215387">
                <text:p>100321538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67003098">
                <text:p>46700309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67677177">
                <text:p>36767717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279143967">
                <text:p>42791439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21084194">
                <text:p>16210841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615654375">
                <text:p>36156543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96253831">
                <text:p>5962538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669351018">
                <text:p>36693510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569803824">
                <text:p>35698038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23144108">
                <text:p>192314410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853364537">
                <text:p>285336453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873351206">
                <text:p>18733512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700959517">
                <text:p>270095951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47797926">
                <text:p>294779792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812072502">
                <text:p>38120725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220701810">
                <text:p>322070181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35340164">
                <text:p>14353401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21279923">
                <text:p>82127992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120678573">
                <text:p>412067857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4865681">
                <text:p>99486568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747552324">
                <text:p>17475523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65211290">
                <text:p>66521129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152191565">
                <text:p>215219156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2457063">
                <text:p>8245706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46102272">
                <text:p>4461022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46991745">
                <text:p>144699174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025801677">
                <text:p>40258016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866148224">
                <text:p>3866148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609cm" svg:height="26.211cm" xlink:href=".." xlink:type="simple" chart:class="chart:bar" chart:style-name="ch1">
        <chart:title svg:x="20.788cm" svg:y="1.572cm" chart:style-name="ch2">
          <text:p>Sorties VN 2</text:p>
        </chart:title>
        <chart:subtitle svg:x="20.898cm" svg:y="4.272cm" chart:style-name="ch3">
          <text:p>graines croissantes</text:p>
        </chart:subtitle>
        <chart:plot-area chart:style-name="ch4" table:cell-range-address="q6.E2:q6.E1002" chart:data-source-has-labels="row" svg:x="1.903cm" svg:y="3.17cm" svg:width="41.814cm" svg:height="21.536cm">
          <chartooo:coordinate-region svg:x="3.08cm" svg:y="3.17cm" svg:width="40.637cm" svg:height="20.413cm"/>
          <chart:axis chart:dimension="x" chart:name="primary-x" chart:style-name="ch5">
            <chart:title svg:x="21.655cm" svg:y="25.23cm" chart:style-name="ch6">
              <text:p>Ordre de Sortie</text:p>
            </chart:title>
          </chart:axis>
          <chart:axis chart:dimension="y" chart:name="primary-y" chart:style-name="ch7">
            <chart:title svg:x="0.451cm" svg:y="15.159cm" chart:style-name="ch8">
              <text:p>Valeur de Sortie</text:p>
            </chart:title>
            <chart:grid chart:style-name="ch9" chart:class="major"/>
          </chart:axis>
          <chart:series chart:style-name="ch10" chart:values-cell-range-address="q6.E3:q6.E1002" chart:label-cell-address="q6.E2:q6.E2" chart:class="chart:ba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 order</text:p>
                <draw:g>
                  <svg:desc>q6.E2:q6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70">
                <text:p>3970</text:p>
                <draw:g>
                  <svg:desc>q6.E3:q6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49">
                <text:p>86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04">
                <text:p>9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44">
                <text:p>5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147">
                <text:p>81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18">
                <text:p>83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35">
                <text:p>88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24">
                <text:p>96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13">
                <text:p>97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878">
                <text:p>78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160">
                <text:p>916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376">
                <text:p>93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11">
                <text:p>98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37">
                <text:p>89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187">
                <text:p>91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438">
                <text:p>94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42">
                <text:p>99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984">
                <text:p>99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982">
                <text:p>89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598">
                <text:p>95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907">
                <text:p>99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732">
                <text:p>77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58">
                <text:p>85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724">
                <text:p>87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222">
                <text:p>9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499">
                <text:p>84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302">
                <text:p>930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002">
                <text:p>90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201">
                <text:p>92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600">
                <text:p>96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